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4.038cm"/>
    </style:style>
    <style:style style:name="co16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fects of parameters on the metaheuristics" table:style-name="ta1">
        <table:shapes>
          <draw:frame draw:z-index="0" draw:style-name="gr1" draw:text-style-name="P1" svg:width="36.039cm" svg:height="9.005cm" svg:x="2.314cm" svg:y="0.506cm">
            <draw:object draw:notify-on-update-of-ranges="'TESTBENCH_metaheu_ls_vnd_bvns_ts__niter_10_search_anxious_init_group_memory_10_times4ave_25_maxs_1.0'.D2:'TESTBENCH_metaheu_ls_vnd_bvns_ts__niter_10_search_anxious_init_group_memory_10_times4ave_25_maxs_1.0'.D3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random_memory_10_times4ave_25_maxs_1.0'.D2:'TESTBENCH_metaheu_ls_vnd_bvns_ts__niter_10_search_anxious_init_random_memory_10_times4ave_25_maxs_1.0'.D31 'TESTBENCH_metaheu_ls_vnd_bvns_ts__niter_10_search_greedy_init_group_memory_10_times4ave_25_maxs_1.0'.D2:'TESTBENCH_metaheu_ls_vnd_bvns_ts__niter_10_search_greedy_init_group_memory_10_times4ave_25_maxs_1.0'.D3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random_memory_10_times4ave_25_maxs_1.0'.D2:'TESTBENCH_metaheu_ls_vnd_bvns_ts__niter_10_search_greedy_init_random_memory_10_times4ave_25_maxs_1.0'.D31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" draw:style-name="gr1" draw:text-style-name="P1" svg:width="36.039cm" svg:height="9.005cm" svg:x="2.258cm" svg:y="10.864cm">
            <draw:object draw:notify-on-update-of-ranges="'TESTBENCH_metaheu_ls_vnd_bvns_ts__niter_10_search_anxious_init_group_memory_10_times4ave_25_maxs_1.0'.G2:'TESTBENCH_metaheu_ls_vnd_bvns_ts__niter_10_search_anxious_init_group_memory_10_times4ave_25_maxs_1.0'.G3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random_memory_10_times4ave_25_maxs_1.0'.G2:'TESTBENCH_metaheu_ls_vnd_bvns_ts__niter_10_search_anxious_init_random_memory_10_times4ave_25_maxs_1.0'.G31 'TESTBENCH_metaheu_ls_vnd_bvns_ts__niter_10_search_greedy_init_group_memory_10_times4ave_25_maxs_1.0'.G2:'TESTBENCH_metaheu_ls_vnd_bvns_ts__niter_10_search_greedy_init_group_memory_10_times4ave_25_maxs_1.0'.G3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random_memory_10_times4ave_25_maxs_1.0'.G2:'TESTBENCH_metaheu_ls_vnd_bvns_ts__niter_10_search_greedy_init_random_memory_10_times4ave_25_maxs_1.0'.G31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2" draw:style-name="gr1" draw:text-style-name="P1" svg:width="36.039cm" svg:height="9.005cm" svg:x="2.259cm" svg:y="21.675cm">
            <draw:object draw:notify-on-update-of-ranges="'TESTBENCH_metaheu_ls_vnd_bvns_ts__niter_10_search_anxious_init_group_memory_10_times4ave_25_maxs_1.0'.J2:'TESTBENCH_metaheu_ls_vnd_bvns_ts__niter_10_search_anxious_init_group_memory_10_times4ave_25_maxs_1.0'.J3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random_memory_10_times4ave_25_maxs_1.0'.J2:'TESTBENCH_metaheu_ls_vnd_bvns_ts__niter_10_search_anxious_init_random_memory_10_times4ave_25_maxs_1.0'.J31 'TESTBENCH_metaheu_ls_vnd_bvns_ts__niter_10_search_greedy_init_group_memory_10_times4ave_25_maxs_1.0'.J2:'TESTBENCH_metaheu_ls_vnd_bvns_ts__niter_10_search_greedy_init_group_memory_10_times4ave_25_maxs_1.0'.J3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random_memory_10_times4ave_25_maxs_1.0'.J2:'TESTBENCH_metaheu_ls_vnd_bvns_ts__niter_10_search_greedy_init_random_memory_10_times4ave_25_maxs_1.0'.J31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3" draw:style-name="gr1" draw:text-style-name="P1" svg:width="36.039cm" svg:height="9.005cm" svg:x="2.259cm" svg:y="31.609cm">
            <draw:object draw:notify-on-update-of-ranges="'TESTBENCH_metaheu_ls_vnd_bvns_ts__niter_10_search_anxious_init_group_memory_10_times4ave_25_maxs_1.0'.M2:'TESTBENCH_metaheu_ls_vnd_bvns_ts__niter_10_search_anxious_init_group_memory_10_times4ave_25_maxs_1.0'.M31 'TESTBENCH_metaheu_ls_vnd_bvns_ts__niter_10_search_anxious_init_one2one_memory_10_times4ave_25_maxs_1.0'.M2:'TESTBENCH_metaheu_ls_vnd_bvns_ts__niter_10_search_anxious_init_one2one_memory_10_times4ave_25_maxs_1.0'.M31 'TESTBENCH_metaheu_ls_vnd_bvns_ts__niter_10_search_anxious_init_random_memory_10_times4ave_25_maxs_1.0'.M2:'TESTBENCH_metaheu_ls_vnd_bvns_ts__niter_10_search_anxious_init_random_memory_10_times4ave_25_maxs_1.0'.M31 'TESTBENCH_metaheu_ls_vnd_bvns_ts__niter_10_search_greedy_init_group_memory_10_times4ave_25_maxs_1.0'.M2:'TESTBENCH_metaheu_ls_vnd_bvns_ts__niter_10_search_greedy_init_group_memory_10_times4ave_25_maxs_1.0'.M31 'TESTBENCH_metaheu_ls_vnd_bvns_ts__niter_10_search_greedy_init_one2one_memory_10_times4ave_25_maxs_1.0'.M2:'TESTBENCH_metaheu_ls_vnd_bvns_ts__niter_10_search_greedy_init_one2one_memory_10_times4ave_25_maxs_1.0'.M31 'TESTBENCH_metaheu_ls_vnd_bvns_ts__niter_10_search_greedy_init_random_memory_10_times4ave_25_maxs_1.0'.M2:'TESTBENCH_metaheu_ls_vnd_bvns_ts__niter_10_search_greedy_init_random_memory_10_times4ave_25_maxs_1.0'.M31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ESTBENCH_metaheu_ls_vnd_bvns_ts__niter_10_search_anxious_init_group_memory_10_times4ave_25_maxs_1.0" table:style-name="ta1">
        <table:shapes>
          <draw:frame draw:z-index="0" draw:style-name="gr1" draw:text-style-name="P1" svg:width="36.039cm" svg:height="9.005cm" svg:x="4.993cm" svg:y="14.956cm">
            <draw:object draw:notify-on-update-of-ranges="'TESTBENCH_metaheu_ls_vnd_bvns_ts__niter_10_search_anxious_init_group_memory_10_times4ave_25_maxs_1.0'.D1:'TESTBENCH_metaheu_ls_vnd_bvns_ts__niter_10_search_anxious_init_group_memory_10_times4ave_25_maxs_1.0'.D1 'TESTBENCH_metaheu_ls_vnd_bvns_ts__niter_10_search_anxious_init_group_memory_10_times4ave_25_maxs_1.0'.D2:'TESTBENCH_metaheu_ls_vnd_bvns_ts__niter_10_search_anxious_init_group_memory_10_times4ave_25_maxs_1.0'.D31 'TESTBENCH_metaheu_ls_vnd_bvns_ts__niter_10_search_anxious_init_group_memory_10_times4ave_25_maxs_1.0'.E1:'TESTBENCH_metaheu_ls_vnd_bvns_ts__niter_10_search_anxious_init_group_memory_10_times4ave_25_maxs_1.0'.E1 'TESTBENCH_metaheu_ls_vnd_bvns_ts__niter_10_search_anxious_init_group_memory_10_times4ave_25_maxs_1.0'.E2:'TESTBENCH_metaheu_ls_vnd_bvns_ts__niter_10_search_anxious_init_group_memory_10_times4ave_25_maxs_1.0'.E31 'TESTBENCH_metaheu_ls_vnd_bvns_ts__niter_10_search_anxious_init_group_memory_10_times4ave_25_maxs_1.0'.G1:'TESTBENCH_metaheu_ls_vnd_bvns_ts__niter_10_search_anxious_init_group_memory_10_times4ave_25_maxs_1.0'.G1 'TESTBENCH_metaheu_ls_vnd_bvns_ts__niter_10_search_anxious_init_group_memory_10_times4ave_25_maxs_1.0'.G2:'TESTBENCH_metaheu_ls_vnd_bvns_ts__niter_10_search_anxious_init_group_memory_10_times4ave_25_maxs_1.0'.G31 'TESTBENCH_metaheu_ls_vnd_bvns_ts__niter_10_search_anxious_init_group_memory_10_times4ave_25_maxs_1.0'.H1:'TESTBENCH_metaheu_ls_vnd_bvns_ts__niter_10_search_anxious_init_group_memory_10_times4ave_25_maxs_1.0'.H1 'TESTBENCH_metaheu_ls_vnd_bvns_ts__niter_10_search_anxious_init_group_memory_10_times4ave_25_maxs_1.0'.H2:'TESTBENCH_metaheu_ls_vnd_bvns_ts__niter_10_search_anxious_init_group_memory_10_times4ave_25_maxs_1.0'.H31 'TESTBENCH_metaheu_ls_vnd_bvns_ts__niter_10_search_anxious_init_group_memory_10_times4ave_25_maxs_1.0'.J1:'TESTBENCH_metaheu_ls_vnd_bvns_ts__niter_10_search_anxious_init_group_memory_10_times4ave_25_maxs_1.0'.J1 'TESTBENCH_metaheu_ls_vnd_bvns_ts__niter_10_search_anxious_init_group_memory_10_times4ave_25_maxs_1.0'.J2:'TESTBENCH_metaheu_ls_vnd_bvns_ts__niter_10_search_anxious_init_group_memory_10_times4ave_25_maxs_1.0'.J31 'TESTBENCH_metaheu_ls_vnd_bvns_ts__niter_10_search_anxious_init_group_memory_10_times4ave_25_maxs_1.0'.K1:'TESTBENCH_metaheu_ls_vnd_bvns_ts__niter_10_search_anxious_init_group_memory_10_times4ave_25_maxs_1.0'.K1 'TESTBENCH_metaheu_ls_vnd_bvns_ts__niter_10_search_anxious_init_group_memory_10_times4ave_25_maxs_1.0'.K2:'TESTBENCH_metaheu_ls_vnd_bvns_ts__niter_10_search_anxious_init_group_memory_10_times4ave_25_maxs_1.0'.K31 'TESTBENCH_metaheu_ls_vnd_bvns_ts__niter_10_search_anxious_init_group_memory_10_times4ave_25_maxs_1.0'.M1:'TESTBENCH_metaheu_ls_vnd_bvns_ts__niter_10_search_anxious_init_group_memory_10_times4ave_25_maxs_1.0'.M1 'TESTBENCH_metaheu_ls_vnd_bvns_ts__niter_10_search_anxious_init_group_memory_10_times4ave_25_maxs_1.0'.M2:'TESTBENCH_metaheu_ls_vnd_bvns_ts__niter_10_search_anxious_init_group_memory_10_times4ave_25_maxs_1.0'.M31 'TESTBENCH_metaheu_ls_vnd_bvns_ts__niter_10_search_anxious_init_group_memory_10_times4ave_25_maxs_1.0'.N1:'TESTBENCH_metaheu_ls_vnd_bvns_ts__niter_10_search_anxious_init_group_memory_10_times4ave_25_maxs_1.0'.N1 'TESTBENCH_metaheu_ls_vnd_bvns_ts__niter_10_search_anxious_init_group_memory_10_times4ave_25_maxs_1.0'.N2:'TESTBENCH_metaheu_ls_vnd_bvns_ts__niter_10_search_anxious_init_group_memory_10_times4ave_25_maxs_1.0'.N3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" draw:style-name="gr1" draw:text-style-name="P1" svg:width="36.039cm" svg:height="9.005cm" svg:x="4.975cm" svg:y="24.704cm">
            <draw:object draw:notify-on-update-of-ranges="'TESTBENCH_metaheu_ls_vnd_bvns_ts__niter_10_search_anxious_init_group_memory_10_times4ave_25_maxs_1.0'.D1:'TESTBENCH_metaheu_ls_vnd_bvns_ts__niter_10_search_anxious_init_group_memory_10_times4ave_25_maxs_1.0'.D1 'TESTBENCH_metaheu_ls_vnd_bvns_ts__niter_10_search_anxious_init_group_memory_10_times4ave_25_maxs_1.0'.D2:'TESTBENCH_metaheu_ls_vnd_bvns_ts__niter_10_search_anxious_init_group_memory_10_times4ave_25_maxs_1.0'.D31 'TESTBENCH_metaheu_ls_vnd_bvns_ts__niter_10_search_anxious_init_group_memory_10_times4ave_25_maxs_1.0'.G1:'TESTBENCH_metaheu_ls_vnd_bvns_ts__niter_10_search_anxious_init_group_memory_10_times4ave_25_maxs_1.0'.G1 'TESTBENCH_metaheu_ls_vnd_bvns_ts__niter_10_search_anxious_init_group_memory_10_times4ave_25_maxs_1.0'.G2:'TESTBENCH_metaheu_ls_vnd_bvns_ts__niter_10_search_anxious_init_group_memory_10_times4ave_25_maxs_1.0'.G31 'TESTBENCH_metaheu_ls_vnd_bvns_ts__niter_10_search_anxious_init_group_memory_10_times4ave_25_maxs_1.0'.J1:'TESTBENCH_metaheu_ls_vnd_bvns_ts__niter_10_search_anxious_init_group_memory_10_times4ave_25_maxs_1.0'.J1 'TESTBENCH_metaheu_ls_vnd_bvns_ts__niter_10_search_anxious_init_group_memory_10_times4ave_25_maxs_1.0'.J2:'TESTBENCH_metaheu_ls_vnd_bvns_ts__niter_10_search_anxious_init_group_memory_10_times4ave_25_maxs_1.0'.J31 'TESTBENCH_metaheu_ls_vnd_bvns_ts__niter_10_search_anxious_init_group_memory_10_times4ave_25_maxs_1.0'.M1:'TESTBENCH_metaheu_ls_vnd_bvns_ts__niter_10_search_anxious_init_group_memory_10_times4ave_25_maxs_1.0'.M1 'TESTBENCH_metaheu_ls_vnd_bvns_ts__niter_10_search_anxious_init_group_memory_10_times4ave_25_maxs_1.0'.M2:'TESTBENCH_metaheu_ls_vnd_bvns_ts__niter_10_search_anxious_init_group_memory_10_times4ave_25_maxs_1.0'.M3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" draw:style-name="gr1" draw:text-style-name="P1" svg:width="35.962cm" svg:height="9.004cm" svg:x="5.008cm" svg:y="34.61cm">
            <draw:object draw:notify-on-update-of-ranges="'TESTBENCH_metaheu_ls_vnd_bvns_ts__niter_10_search_anxious_init_group_memory_10_times4ave_25_maxs_1.0'.E1:'TESTBENCH_metaheu_ls_vnd_bvns_ts__niter_10_search_anxious_init_group_memory_10_times4ave_25_maxs_1.0'.E1 'TESTBENCH_metaheu_ls_vnd_bvns_ts__niter_10_search_anxious_init_group_memory_10_times4ave_25_maxs_1.0'.E2:'TESTBENCH_metaheu_ls_vnd_bvns_ts__niter_10_search_anxious_init_group_memory_10_times4ave_25_maxs_1.0'.E31 'TESTBENCH_metaheu_ls_vnd_bvns_ts__niter_10_search_anxious_init_group_memory_10_times4ave_25_maxs_1.0'.H1:'TESTBENCH_metaheu_ls_vnd_bvns_ts__niter_10_search_anxious_init_group_memory_10_times4ave_25_maxs_1.0'.H1 'TESTBENCH_metaheu_ls_vnd_bvns_ts__niter_10_search_anxious_init_group_memory_10_times4ave_25_maxs_1.0'.H2:'TESTBENCH_metaheu_ls_vnd_bvns_ts__niter_10_search_anxious_init_group_memory_10_times4ave_25_maxs_1.0'.H31 'TESTBENCH_metaheu_ls_vnd_bvns_ts__niter_10_search_anxious_init_group_memory_10_times4ave_25_maxs_1.0'.K1:'TESTBENCH_metaheu_ls_vnd_bvns_ts__niter_10_search_anxious_init_group_memory_10_times4ave_25_maxs_1.0'.K1 'TESTBENCH_metaheu_ls_vnd_bvns_ts__niter_10_search_anxious_init_group_memory_10_times4ave_25_maxs_1.0'.K2:'TESTBENCH_metaheu_ls_vnd_bvns_ts__niter_10_search_anxious_init_group_memory_10_times4ave_25_maxs_1.0'.K31 'TESTBENCH_metaheu_ls_vnd_bvns_ts__niter_10_search_anxious_init_group_memory_10_times4ave_25_maxs_1.0'.N1:'TESTBENCH_metaheu_ls_vnd_bvns_ts__niter_10_search_anxious_init_group_memory_10_times4ave_25_maxs_1.0'.N1 'TESTBENCH_metaheu_ls_vnd_bvns_ts__niter_10_search_anxious_init_group_memory_10_times4ave_25_maxs_1.0'.N2:'TESTBENCH_metaheu_ls_vnd_bvns_ts__niter_10_search_anxious_init_group_memory_10_times4ave_25_maxs_1.0'.N3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" draw:style-name="gr1" draw:text-style-name="P1" svg:width="14.425cm" svg:height="9.005cm" svg:x="5.051cm" svg:y="44.252cm">
            <draw:object draw:notify-on-update-of-ranges="'TESTBENCH_metaheu_ls_vnd_bvns_ts__niter_10_search_anxious_init_group_memory_10_times4ave_25_maxs_1.0'.D1:'TESTBENCH_metaheu_ls_vnd_bvns_ts__niter_10_search_anxious_init_group_memory_10_times4ave_25_maxs_1.0'.D1 'TESTBENCH_metaheu_ls_vnd_bvns_ts__niter_10_search_anxious_init_group_memory_10_times4ave_25_maxs_1.0'.D2:'TESTBENCH_metaheu_ls_vnd_bvns_ts__niter_10_search_anxious_init_group_memory_10_times4ave_25_maxs_1.0'.D31 'TESTBENCH_metaheu_ls_vnd_bvns_ts__niter_10_search_anxious_init_group_memory_10_times4ave_25_maxs_1.0'.E1:'TESTBENCH_metaheu_ls_vnd_bvns_ts__niter_10_search_anxious_init_group_memory_10_times4ave_25_maxs_1.0'.E1 'TESTBENCH_metaheu_ls_vnd_bvns_ts__niter_10_search_anxious_init_group_memory_10_times4ave_25_maxs_1.0'.E2:'TESTBENCH_metaheu_ls_vnd_bvns_ts__niter_10_search_anxious_init_group_memory_10_times4ave_25_maxs_1.0'.E31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4" draw:style-name="gr1" draw:text-style-name="P1" svg:width="14.425cm" svg:height="9.005cm" svg:x="22.255cm" svg:y="44.25cm">
            <draw:object draw:notify-on-update-of-ranges="'TESTBENCH_metaheu_ls_vnd_bvns_ts__niter_10_search_anxious_init_group_memory_10_times4ave_25_maxs_1.0'.G1:'TESTBENCH_metaheu_ls_vnd_bvns_ts__niter_10_search_anxious_init_group_memory_10_times4ave_25_maxs_1.0'.G1 'TESTBENCH_metaheu_ls_vnd_bvns_ts__niter_10_search_anxious_init_group_memory_10_times4ave_25_maxs_1.0'.G2:'TESTBENCH_metaheu_ls_vnd_bvns_ts__niter_10_search_anxious_init_group_memory_10_times4ave_25_maxs_1.0'.G31 'TESTBENCH_metaheu_ls_vnd_bvns_ts__niter_10_search_anxious_init_group_memory_10_times4ave_25_maxs_1.0'.H1:'TESTBENCH_metaheu_ls_vnd_bvns_ts__niter_10_search_anxious_init_group_memory_10_times4ave_25_maxs_1.0'.H1 'TESTBENCH_metaheu_ls_vnd_bvns_ts__niter_10_search_anxious_init_group_memory_10_times4ave_25_maxs_1.0'.H2:'TESTBENCH_metaheu_ls_vnd_bvns_ts__niter_10_search_anxious_init_group_memory_10_times4ave_25_maxs_1.0'.H3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5" draw:style-name="gr1" draw:text-style-name="P1" svg:width="14.425cm" svg:height="9.005cm" svg:x="5.191cm" svg:y="53.76cm">
            <draw:object draw:notify-on-update-of-ranges="'TESTBENCH_metaheu_ls_vnd_bvns_ts__niter_10_search_anxious_init_group_memory_10_times4ave_25_maxs_1.0'.J1:'TESTBENCH_metaheu_ls_vnd_bvns_ts__niter_10_search_anxious_init_group_memory_10_times4ave_25_maxs_1.0'.J1 'TESTBENCH_metaheu_ls_vnd_bvns_ts__niter_10_search_anxious_init_group_memory_10_times4ave_25_maxs_1.0'.J2:'TESTBENCH_metaheu_ls_vnd_bvns_ts__niter_10_search_anxious_init_group_memory_10_times4ave_25_maxs_1.0'.J31 'TESTBENCH_metaheu_ls_vnd_bvns_ts__niter_10_search_anxious_init_group_memory_10_times4ave_25_maxs_1.0'.K1:'TESTBENCH_metaheu_ls_vnd_bvns_ts__niter_10_search_anxious_init_group_memory_10_times4ave_25_maxs_1.0'.K1 'TESTBENCH_metaheu_ls_vnd_bvns_ts__niter_10_search_anxious_init_group_memory_10_times4ave_25_maxs_1.0'.K2:'TESTBENCH_metaheu_ls_vnd_bvns_ts__niter_10_search_anxious_init_group_memory_10_times4ave_25_maxs_1.0'.K3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6" draw:style-name="gr1" draw:text-style-name="P1" svg:width="14.425cm" svg:height="9.005cm" svg:x="22.449cm" svg:y="53.734cm">
            <draw:object draw:notify-on-update-of-ranges="'TESTBENCH_metaheu_ls_vnd_bvns_ts__niter_10_search_anxious_init_group_memory_10_times4ave_25_maxs_1.0'.M1:'TESTBENCH_metaheu_ls_vnd_bvns_ts__niter_10_search_anxious_init_group_memory_10_times4ave_25_maxs_1.0'.M1 'TESTBENCH_metaheu_ls_vnd_bvns_ts__niter_10_search_anxious_init_group_memory_10_times4ave_25_maxs_1.0'.M2:'TESTBENCH_metaheu_ls_vnd_bvns_ts__niter_10_search_anxious_init_group_memory_10_times4ave_25_maxs_1.0'.M31 'TESTBENCH_metaheu_ls_vnd_bvns_ts__niter_10_search_anxious_init_group_memory_10_times4ave_25_maxs_1.0'.N1:'TESTBENCH_metaheu_ls_vnd_bvns_ts__niter_10_search_anxious_init_group_memory_10_times4ave_25_maxs_1.0'.N1 'TESTBENCH_metaheu_ls_vnd_bvns_ts__niter_10_search_anxious_init_group_memory_10_times4ave_25_maxs_1.0'.N2:'TESTBENCH_metaheu_ls_vnd_bvns_ts__niter_10_search_anxious_init_group_memory_10_times4ave_25_maxs_1.0'.N31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0791875839233398" calcext:value-type="float">
            <text:p>0,007918758392334</text:p>
          </table:table-cell>
          <table:table-cell office:value-type="float" office:value="1630.31" calcext:value-type="float">
            <text:p>1630,31</text:p>
          </table:table-cell>
          <table:table-cell office:value-type="float" office:value="1290" calcext:value-type="float">
            <text:p>1290</text:p>
          </table:table-cell>
          <table:table-cell office:value-type="float" office:value="0.0760108900070191" calcext:value-type="float">
            <text:p>0,076010890007019</text:p>
          </table:table-cell>
          <table:table-cell office:value-type="float" office:value="1204.19" calcext:value-type="float">
            <text:p>1204,19</text:p>
          </table:table-cell>
          <table:table-cell office:value-type="float" office:value="983" calcext:value-type="float">
            <text:p>983</text:p>
          </table:table-cell>
          <table:table-cell office:value-type="float" office:value="0.999586987495422" calcext:value-type="float">
            <text:p>0,999586987495422</text:p>
          </table:table-cell>
          <table:table-cell office:value-type="float" office:value="996.29" calcext:value-type="float">
            <text:p>996,29</text:p>
          </table:table-cell>
          <table:table-cell office:value-type="float" office:value="908" calcext:value-type="float">
            <text:p>908</text:p>
          </table:table-cell>
          <table:table-cell office:value-type="float" office:value="1.00724131345749" calcext:value-type="float">
            <text:p>1,00724131345749</text:p>
          </table:table-cell>
          <table:table-cell office:value-type="float" office:value="1280.71" calcext:value-type="float">
            <text:p>1280,71</text:p>
          </table:table-cell>
          <table:table-cell office:value-type="float" office:value="1116" calcext:value-type="float">
            <text:p>1116</text:p>
          </table:table-cell>
          <table:table-cell table:formula="of:=[.D2]-[.E2]" office:value-type="float" office:value="340.31" calcext:value-type="float">
            <text:p>340,31</text:p>
          </table:table-cell>
          <table:table-cell table:formula="of:=[.G2]-[.H2]" office:value-type="float" office:value="221.19" calcext:value-type="float">
            <text:p>221,19</text:p>
          </table:table-cell>
          <table:table-cell table:formula="of:=[.J2]-[.K2]" office:value-type="float" office:value="88.29" calcext:value-type="float">
            <text:p>88,29</text:p>
          </table:table-cell>
          <table:table-cell table:formula="of:=[.M2]-[.N2]" office:value-type="float" office:value="164.71" calcext:value-type="float">
            <text:p>164,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0612682819366455" calcext:value-type="float">
            <text:p>0,006126828193665</text:p>
          </table:table-cell>
          <table:table-cell office:value-type="float" office:value="1710.69" calcext:value-type="float">
            <text:p>1710,69</text:p>
          </table:table-cell>
          <table:table-cell office:value-type="float" office:value="1457" calcext:value-type="float">
            <text:p>1457</text:p>
          </table:table-cell>
          <table:table-cell office:value-type="float" office:value="0.0791714644432068" calcext:value-type="float">
            <text:p>0,079171464443207</text:p>
          </table:table-cell>
          <table:table-cell office:value-type="float" office:value="1165.47" calcext:value-type="float">
            <text:p>1165,47</text:p>
          </table:table-cell>
          <table:table-cell office:value-type="float" office:value="972" calcext:value-type="float">
            <text:p>972</text:p>
          </table:table-cell>
          <table:table-cell office:value-type="float" office:value="0.999548299312592" calcext:value-type="float">
            <text:p>0,999548299312592</text:p>
          </table:table-cell>
          <table:table-cell office:value-type="float" office:value="981.26" calcext:value-type="float">
            <text:p>981,26</text:p>
          </table:table-cell>
          <table:table-cell office:value-type="float" office:value="877" calcext:value-type="float">
            <text:p>877</text:p>
          </table:table-cell>
          <table:table-cell office:value-type="float" office:value="1.00767753839493" calcext:value-type="float">
            <text:p>1,00767753839493</text:p>
          </table:table-cell>
          <table:table-cell office:value-type="float" office:value="1305.09" calcext:value-type="float">
            <text:p>1305,09</text:p>
          </table:table-cell>
          <table:table-cell office:value-type="float" office:value="1072" calcext:value-type="float">
            <text:p>1072</text:p>
          </table:table-cell>
          <table:table-cell table:formula="of:=[.D3]-[.E3]" office:value-type="float" office:value="253.69" calcext:value-type="float">
            <text:p>253,69</text:p>
          </table:table-cell>
          <table:table-cell table:formula="of:=[.G3]-[.H3]" office:value-type="float" office:value="193.47" calcext:value-type="float">
            <text:p>193,47</text:p>
          </table:table-cell>
          <table:table-cell table:formula="of:=[.J3]-[.K3]" office:value-type="float" office:value="104.26" calcext:value-type="float">
            <text:p>104,26</text:p>
          </table:table-cell>
          <table:table-cell table:formula="of:=[.M3]-[.N3]" office:value-type="float" office:value="233.09" calcext:value-type="float">
            <text:p>233,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0733434200286865" calcext:value-type="float">
            <text:p>0,007334342002869</text:p>
          </table:table-cell>
          <table:table-cell office:value-type="float" office:value="1653.04" calcext:value-type="float">
            <text:p>1653,04</text:p>
          </table:table-cell>
          <table:table-cell office:value-type="float" office:value="1267" calcext:value-type="float">
            <text:p>1267</text:p>
          </table:table-cell>
          <table:table-cell office:value-type="float" office:value="0.082752001285553" calcext:value-type="float">
            <text:p>0,082752001285553</text:p>
          </table:table-cell>
          <table:table-cell office:value-type="float" office:value="1165.2" calcext:value-type="float">
            <text:p>1165,2</text:p>
          </table:table-cell>
          <table:table-cell office:value-type="float" office:value="969" calcext:value-type="float">
            <text:p>969</text:p>
          </table:table-cell>
          <table:table-cell office:value-type="float" office:value="0.999659502506256" calcext:value-type="float">
            <text:p>0,999659502506256</text:p>
          </table:table-cell>
          <table:table-cell office:value-type="float" office:value="966.68" calcext:value-type="float">
            <text:p>966,68</text:p>
          </table:table-cell>
          <table:table-cell office:value-type="float" office:value="870" calcext:value-type="float">
            <text:p>870</text:p>
          </table:table-cell>
          <table:table-cell office:value-type="float" office:value="1.00712549209595" calcext:value-type="float">
            <text:p>1,00712549209595</text:p>
          </table:table-cell>
          <table:table-cell office:value-type="float" office:value="1304.74" calcext:value-type="float">
            <text:p>1304,74</text:p>
          </table:table-cell>
          <table:table-cell office:value-type="float" office:value="1153" calcext:value-type="float">
            <text:p>1153</text:p>
          </table:table-cell>
          <table:table-cell table:formula="of:=[.D4]-[.E4]" office:value-type="float" office:value="386.04" calcext:value-type="float">
            <text:p>386,04</text:p>
          </table:table-cell>
          <table:table-cell table:formula="of:=[.G4]-[.H4]" office:value-type="float" office:value="196.2" calcext:value-type="float">
            <text:p>196,2</text:p>
          </table:table-cell>
          <table:table-cell table:formula="of:=[.J4]-[.K4]" office:value-type="float" office:value="96.68" calcext:value-type="float">
            <text:p>96,68</text:p>
          </table:table-cell>
          <table:table-cell table:formula="of:=[.M4]-[.N4]" office:value-type="float" office:value="151.74" calcext:value-type="float">
            <text:p>151,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0837145328521729" calcext:value-type="float">
            <text:p>0,008371453285217</text:p>
          </table:table-cell>
          <table:table-cell office:value-type="float" office:value="1725.39" calcext:value-type="float">
            <text:p>1725,39</text:p>
          </table:table-cell>
          <table:table-cell office:value-type="float" office:value="1411" calcext:value-type="float">
            <text:p>1411</text:p>
          </table:table-cell>
          <table:table-cell office:value-type="float" office:value="0.0722213554382324" calcext:value-type="float">
            <text:p>0,072221355438232</text:p>
          </table:table-cell>
          <table:table-cell office:value-type="float" office:value="1221.88" calcext:value-type="float">
            <text:p>1221,88</text:p>
          </table:table-cell>
          <table:table-cell office:value-type="float" office:value="1039" calcext:value-type="float">
            <text:p>1039</text:p>
          </table:table-cell>
          <table:table-cell office:value-type="float" office:value="0.999594283103943" calcext:value-type="float">
            <text:p>0,999594283103943</text:p>
          </table:table-cell>
          <table:table-cell office:value-type="float" office:value="1032.53" calcext:value-type="float">
            <text:p>1032,53</text:p>
          </table:table-cell>
          <table:table-cell office:value-type="float" office:value="927" calcext:value-type="float">
            <text:p>927</text:p>
          </table:table-cell>
          <table:table-cell office:value-type="float" office:value="1.0069230389595" calcext:value-type="float">
            <text:p>1,0069230389595</text:p>
          </table:table-cell>
          <table:table-cell office:value-type="float" office:value="1361.33" calcext:value-type="float">
            <text:p>1361,33</text:p>
          </table:table-cell>
          <table:table-cell office:value-type="float" office:value="1159" calcext:value-type="float">
            <text:p>1159</text:p>
          </table:table-cell>
          <table:table-cell table:formula="of:=[.D5]-[.E5]" office:value-type="float" office:value="314.39" calcext:value-type="float">
            <text:p>314,39</text:p>
          </table:table-cell>
          <table:table-cell table:formula="of:=[.G5]-[.H5]" office:value-type="float" office:value="182.88" calcext:value-type="float">
            <text:p>182,88</text:p>
          </table:table-cell>
          <table:table-cell table:formula="of:=[.J5]-[.K5]" office:value-type="float" office:value="105.53" calcext:value-type="float">
            <text:p>105,53</text:p>
          </table:table-cell>
          <table:table-cell table:formula="of:=[.M5]-[.N5]" office:value-type="float" office:value="202.33" calcext:value-type="float">
            <text:p>202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0612070798873901" calcext:value-type="float">
            <text:p>0,006120707988739</text:p>
          </table:table-cell>
          <table:table-cell office:value-type="float" office:value="1712.31" calcext:value-type="float">
            <text:p>1712,31</text:p>
          </table:table-cell>
          <table:table-cell office:value-type="float" office:value="1436" calcext:value-type="float">
            <text:p>1436</text:p>
          </table:table-cell>
          <table:table-cell office:value-type="float" office:value="0.075968976020813" calcext:value-type="float">
            <text:p>0,075968976020813</text:p>
          </table:table-cell>
          <table:table-cell office:value-type="float" office:value="1176.65" calcext:value-type="float">
            <text:p>1176,65</text:p>
          </table:table-cell>
          <table:table-cell office:value-type="float" office:value="986" calcext:value-type="float">
            <text:p>986</text:p>
          </table:table-cell>
          <table:table-cell office:value-type="float" office:value="0.999597880840302" calcext:value-type="float">
            <text:p>0,999597880840302</text:p>
          </table:table-cell>
          <table:table-cell office:value-type="float" office:value="999.15" calcext:value-type="float">
            <text:p>999,15</text:p>
          </table:table-cell>
          <table:table-cell office:value-type="float" office:value="886" calcext:value-type="float">
            <text:p>886</text:p>
          </table:table-cell>
          <table:table-cell office:value-type="float" office:value="1.00747855186462" calcext:value-type="float">
            <text:p>1,00747855186462</text:p>
          </table:table-cell>
          <table:table-cell office:value-type="float" office:value="1321.91" calcext:value-type="float">
            <text:p>1321,91</text:p>
          </table:table-cell>
          <table:table-cell office:value-type="float" office:value="1102" calcext:value-type="float">
            <text:p>1102</text:p>
          </table:table-cell>
          <table:table-cell table:formula="of:=[.D6]-[.E6]" office:value-type="float" office:value="276.31" calcext:value-type="float">
            <text:p>276,31</text:p>
          </table:table-cell>
          <table:table-cell table:formula="of:=[.G6]-[.H6]" office:value-type="float" office:value="190.65" calcext:value-type="float">
            <text:p>190,65</text:p>
          </table:table-cell>
          <table:table-cell table:formula="of:=[.J6]-[.K6]" office:value-type="float" office:value="113.15" calcext:value-type="float">
            <text:p>113,15</text:p>
          </table:table-cell>
          <table:table-cell table:formula="of:=[.M6]-[.N6]" office:value-type="float" office:value="219.91" calcext:value-type="float">
            <text:p>219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0703336715698242" calcext:value-type="float">
            <text:p>0,007033367156982</text:p>
          </table:table-cell>
          <table:table-cell office:value-type="float" office:value="1748.27" calcext:value-type="float">
            <text:p>1748,27</text:p>
          </table:table-cell>
          <table:table-cell office:value-type="float" office:value="1345" calcext:value-type="float">
            <text:p>1345</text:p>
          </table:table-cell>
          <table:table-cell office:value-type="float" office:value="0.0805062913894653" calcext:value-type="float">
            <text:p>0,080506291389465</text:p>
          </table:table-cell>
          <table:table-cell office:value-type="float" office:value="1200.22" calcext:value-type="float">
            <text:p>1200,22</text:p>
          </table:table-cell>
          <table:table-cell office:value-type="float" office:value="984" calcext:value-type="float">
            <text:p>984</text:p>
          </table:table-cell>
          <table:table-cell office:value-type="float" office:value="1.00005429506302" calcext:value-type="float">
            <text:p>1,00005429506302</text:p>
          </table:table-cell>
          <table:table-cell office:value-type="float" office:value="1011.37" calcext:value-type="float">
            <text:p>1011,37</text:p>
          </table:table-cell>
          <table:table-cell office:value-type="float" office:value="900" calcext:value-type="float">
            <text:p>900</text:p>
          </table:table-cell>
          <table:table-cell office:value-type="float" office:value="1.00649859666824" calcext:value-type="float">
            <text:p>1,00649859666824</text:p>
          </table:table-cell>
          <table:table-cell office:value-type="float" office:value="1345.65" calcext:value-type="float">
            <text:p>1345,65</text:p>
          </table:table-cell>
          <table:table-cell office:value-type="float" office:value="1156" calcext:value-type="float">
            <text:p>1156</text:p>
          </table:table-cell>
          <table:table-cell table:formula="of:=[.D7]-[.E7]" office:value-type="float" office:value="403.27" calcext:value-type="float">
            <text:p>403,27</text:p>
          </table:table-cell>
          <table:table-cell table:formula="of:=[.G7]-[.H7]" office:value-type="float" office:value="216.22" calcext:value-type="float">
            <text:p>216,22</text:p>
          </table:table-cell>
          <table:table-cell table:formula="of:=[.J7]-[.K7]" office:value-type="float" office:value="111.37" calcext:value-type="float">
            <text:p>111,37</text:p>
          </table:table-cell>
          <table:table-cell table:formula="of:=[.M7]-[.N7]" office:value-type="float" office:value="189.65" calcext:value-type="float">
            <text:p>189,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0777381420135498" calcext:value-type="float">
            <text:p>0,007773814201355</text:p>
          </table:table-cell>
          <table:table-cell office:value-type="float" office:value="1657.69" calcext:value-type="float">
            <text:p>1657,69</text:p>
          </table:table-cell>
          <table:table-cell office:value-type="float" office:value="1364" calcext:value-type="float">
            <text:p>1364</text:p>
          </table:table-cell>
          <table:table-cell office:value-type="float" office:value="0.0730874371528626" calcext:value-type="float">
            <text:p>0,073087437152863</text:p>
          </table:table-cell>
          <table:table-cell office:value-type="float" office:value="1180.57" calcext:value-type="float">
            <text:p>1180,57</text:p>
          </table:table-cell>
          <table:table-cell office:value-type="float" office:value="992" calcext:value-type="float">
            <text:p>992</text:p>
          </table:table-cell>
          <table:table-cell office:value-type="float" office:value="0.999816579818726" calcext:value-type="float">
            <text:p>0,999816579818726</text:p>
          </table:table-cell>
          <table:table-cell office:value-type="float" office:value="999.87" calcext:value-type="float">
            <text:p>999,87</text:p>
          </table:table-cell>
          <table:table-cell office:value-type="float" office:value="915" calcext:value-type="float">
            <text:p>915</text:p>
          </table:table-cell>
          <table:table-cell office:value-type="float" office:value="1.00649818658829" calcext:value-type="float">
            <text:p>1,00649818658829</text:p>
          </table:table-cell>
          <table:table-cell office:value-type="float" office:value="1333.04" calcext:value-type="float">
            <text:p>1333,04</text:p>
          </table:table-cell>
          <table:table-cell office:value-type="float" office:value="1132" calcext:value-type="float">
            <text:p>1132</text:p>
          </table:table-cell>
          <table:table-cell table:formula="of:=[.D8]-[.E8]" office:value-type="float" office:value="293.69" calcext:value-type="float">
            <text:p>293,69</text:p>
          </table:table-cell>
          <table:table-cell table:formula="of:=[.G8]-[.H8]" office:value-type="float" office:value="188.57" calcext:value-type="float">
            <text:p>188,57</text:p>
          </table:table-cell>
          <table:table-cell table:formula="of:=[.J8]-[.K8]" office:value-type="float" office:value="84.87" calcext:value-type="float">
            <text:p>84,87</text:p>
          </table:table-cell>
          <table:table-cell table:formula="of:=[.M8]-[.N8]" office:value-type="float" office:value="201.04" calcext:value-type="float">
            <text:p>201,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0678329229354858" calcext:value-type="float">
            <text:p>0,006783292293549</text:p>
          </table:table-cell>
          <table:table-cell office:value-type="float" office:value="1799.17" calcext:value-type="float">
            <text:p>1799,17</text:p>
          </table:table-cell>
          <table:table-cell office:value-type="float" office:value="1447" calcext:value-type="float">
            <text:p>1447</text:p>
          </table:table-cell>
          <table:table-cell office:value-type="float" office:value="0.0876001334190369" calcext:value-type="float">
            <text:p>0,087600133419037</text:p>
          </table:table-cell>
          <table:table-cell office:value-type="float" office:value="1225.29" calcext:value-type="float">
            <text:p>1225,29</text:p>
          </table:table-cell>
          <table:table-cell office:value-type="float" office:value="1028" calcext:value-type="float">
            <text:p>1028</text:p>
          </table:table-cell>
          <table:table-cell office:value-type="float" office:value="0.999785215854645" calcext:value-type="float">
            <text:p>0,999785215854645</text:p>
          </table:table-cell>
          <table:table-cell office:value-type="float" office:value="991.6" calcext:value-type="float">
            <text:p>991,6</text:p>
          </table:table-cell>
          <table:table-cell office:value-type="float" office:value="900" calcext:value-type="float">
            <text:p>900</text:p>
          </table:table-cell>
          <table:table-cell office:value-type="float" office:value="1.00790208339691" calcext:value-type="float">
            <text:p>1,00790208339691</text:p>
          </table:table-cell>
          <table:table-cell office:value-type="float" office:value="1404.64" calcext:value-type="float">
            <text:p>1404,64</text:p>
          </table:table-cell>
          <table:table-cell office:value-type="float" office:value="1148" calcext:value-type="float">
            <text:p>1148</text:p>
          </table:table-cell>
          <table:table-cell table:formula="of:=[.D9]-[.E9]" office:value-type="float" office:value="352.17" calcext:value-type="float">
            <text:p>352,17</text:p>
          </table:table-cell>
          <table:table-cell table:formula="of:=[.G9]-[.H9]" office:value-type="float" office:value="197.29" calcext:value-type="float">
            <text:p>197,29</text:p>
          </table:table-cell>
          <table:table-cell table:formula="of:=[.J9]-[.K9]" office:value-type="float" office:value="91.6" calcext:value-type="float">
            <text:p>91,6</text:p>
          </table:table-cell>
          <table:table-cell table:formula="of:=[.M9]-[.N9]" office:value-type="float" office:value="256.64" calcext:value-type="float">
            <text:p>256,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087998628616333" calcext:value-type="float">
            <text:p>0,008799862861633</text:p>
          </table:table-cell>
          <table:table-cell office:value-type="float" office:value="1652.23" calcext:value-type="float">
            <text:p>1652,23</text:p>
          </table:table-cell>
          <table:table-cell office:value-type="float" office:value="1348" calcext:value-type="float">
            <text:p>1348</text:p>
          </table:table-cell>
          <table:table-cell office:value-type="float" office:value="0.0723196387290955" calcext:value-type="float">
            <text:p>0,072319638729096</text:p>
          </table:table-cell>
          <table:table-cell office:value-type="float" office:value="1222.31" calcext:value-type="float">
            <text:p>1222,31</text:p>
          </table:table-cell>
          <table:table-cell office:value-type="float" office:value="1062" calcext:value-type="float">
            <text:p>1062</text:p>
          </table:table-cell>
          <table:table-cell office:value-type="float" office:value="0.999744310379028" calcext:value-type="float">
            <text:p>0,999744310379028</text:p>
          </table:table-cell>
          <table:table-cell office:value-type="float" office:value="1029.33" calcext:value-type="float">
            <text:p>1029,33</text:p>
          </table:table-cell>
          <table:table-cell office:value-type="float" office:value="935" calcext:value-type="float">
            <text:p>935</text:p>
          </table:table-cell>
          <table:table-cell office:value-type="float" office:value="1.00682770967484" calcext:value-type="float">
            <text:p>1,00682770967484</text:p>
          </table:table-cell>
          <table:table-cell office:value-type="float" office:value="1362.27" calcext:value-type="float">
            <text:p>1362,27</text:p>
          </table:table-cell>
          <table:table-cell office:value-type="float" office:value="1173" calcext:value-type="float">
            <text:p>1173</text:p>
          </table:table-cell>
          <table:table-cell table:formula="of:=[.D10]-[.E10]" office:value-type="float" office:value="304.23" calcext:value-type="float">
            <text:p>304,23</text:p>
          </table:table-cell>
          <table:table-cell table:formula="of:=[.G10]-[.H10]" office:value-type="float" office:value="160.31" calcext:value-type="float">
            <text:p>160,31</text:p>
          </table:table-cell>
          <table:table-cell table:formula="of:=[.J10]-[.K10]" office:value-type="float" office:value="94.3299999999999" calcext:value-type="float">
            <text:p>94,3299999999999</text:p>
          </table:table-cell>
          <table:table-cell table:formula="of:=[.M10]-[.N10]" office:value-type="float" office:value="189.27" calcext:value-type="float">
            <text:p>189,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0814548492431641" calcext:value-type="float">
            <text:p>0,008145484924316</text:p>
          </table:table-cell>
          <table:table-cell office:value-type="float" office:value="1673.87" calcext:value-type="float">
            <text:p>1673,87</text:p>
          </table:table-cell>
          <table:table-cell office:value-type="float" office:value="1287" calcext:value-type="float">
            <text:p>1287</text:p>
          </table:table-cell>
          <table:table-cell office:value-type="float" office:value="0.0702223944664001" calcext:value-type="float">
            <text:p>0,0702223944664</text:p>
          </table:table-cell>
          <table:table-cell office:value-type="float" office:value="1224.93" calcext:value-type="float">
            <text:p>1224,93</text:p>
          </table:table-cell>
          <table:table-cell office:value-type="float" office:value="1017" calcext:value-type="float">
            <text:p>1017</text:p>
          </table:table-cell>
          <table:table-cell office:value-type="float" office:value="0.999720597267151" calcext:value-type="float">
            <text:p>0,999720597267151</text:p>
          </table:table-cell>
          <table:table-cell office:value-type="float" office:value="1021.98" calcext:value-type="float">
            <text:p>1021,98</text:p>
          </table:table-cell>
          <table:table-cell office:value-type="float" office:value="911" calcext:value-type="float">
            <text:p>911</text:p>
          </table:table-cell>
          <table:table-cell office:value-type="float" office:value="1.00718040466309" calcext:value-type="float">
            <text:p>1,00718040466309</text:p>
          </table:table-cell>
          <table:table-cell office:value-type="float" office:value="1346.1" calcext:value-type="float">
            <text:p>1346,1</text:p>
          </table:table-cell>
          <table:table-cell office:value-type="float" office:value="1178" calcext:value-type="float">
            <text:p>1178</text:p>
          </table:table-cell>
          <table:table-cell table:formula="of:=[.D11]-[.E11]" office:value-type="float" office:value="386.87" calcext:value-type="float">
            <text:p>386,87</text:p>
          </table:table-cell>
          <table:table-cell table:formula="of:=[.G11]-[.H11]" office:value-type="float" office:value="207.93" calcext:value-type="float">
            <text:p>207,93</text:p>
          </table:table-cell>
          <table:table-cell table:formula="of:=[.J11]-[.K11]" office:value-type="float" office:value="110.98" calcext:value-type="float">
            <text:p>110,98</text:p>
          </table:table-cell>
          <table:table-cell table:formula="of:=[.M11]-[.N11]" office:value-type="float" office:value="168.1" calcext:value-type="float">
            <text:p>168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0817080974578857" calcext:value-type="float">
            <text:p>0,008170809745789</text:p>
          </table:table-cell>
          <table:table-cell office:value-type="float" office:value="1694.76" calcext:value-type="float">
            <text:p>1694,76</text:p>
          </table:table-cell>
          <table:table-cell office:value-type="float" office:value="1340" calcext:value-type="float">
            <text:p>1340</text:p>
          </table:table-cell>
          <table:table-cell office:value-type="float" office:value="0.0805569553375244" calcext:value-type="float">
            <text:p>0,080556955337524</text:p>
          </table:table-cell>
          <table:table-cell office:value-type="float" office:value="1206.2" calcext:value-type="float">
            <text:p>1206,2</text:p>
          </table:table-cell>
          <table:table-cell office:value-type="float" office:value="1006" calcext:value-type="float">
            <text:p>1006</text:p>
          </table:table-cell>
          <table:table-cell office:value-type="float" office:value="0.999921717643738" calcext:value-type="float">
            <text:p>0,999921717643738</text:p>
          </table:table-cell>
          <table:table-cell office:value-type="float" office:value="1018.52" calcext:value-type="float">
            <text:p>1018,52</text:p>
          </table:table-cell>
          <table:table-cell office:value-type="float" office:value="913" calcext:value-type="float">
            <text:p>913</text:p>
          </table:table-cell>
          <table:table-cell office:value-type="float" office:value="1.00791120290756" calcext:value-type="float">
            <text:p>1,00791120290756</text:p>
          </table:table-cell>
          <table:table-cell office:value-type="float" office:value="1358.19" calcext:value-type="float">
            <text:p>1358,19</text:p>
          </table:table-cell>
          <table:table-cell office:value-type="float" office:value="1123" calcext:value-type="float">
            <text:p>1123</text:p>
          </table:table-cell>
          <table:table-cell table:formula="of:=[.D12]-[.E12]" office:value-type="float" office:value="354.76" calcext:value-type="float">
            <text:p>354,76</text:p>
          </table:table-cell>
          <table:table-cell table:formula="of:=[.G12]-[.H12]" office:value-type="float" office:value="200.2" calcext:value-type="float">
            <text:p>200,2</text:p>
          </table:table-cell>
          <table:table-cell table:formula="of:=[.J12]-[.K12]" office:value-type="float" office:value="105.52" calcext:value-type="float">
            <text:p>105,52</text:p>
          </table:table-cell>
          <table:table-cell table:formula="of:=[.M12]-[.N12]" office:value-type="float" office:value="235.19" calcext:value-type="float">
            <text:p>235,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0769713163375855" calcext:value-type="float">
            <text:p>0,007697131633759</text:p>
          </table:table-cell>
          <table:table-cell office:value-type="float" office:value="1725.1" calcext:value-type="float">
            <text:p>1725,1</text:p>
          </table:table-cell>
          <table:table-cell office:value-type="float" office:value="1466" calcext:value-type="float">
            <text:p>1466</text:p>
          </table:table-cell>
          <table:table-cell office:value-type="float" office:value="0.0795436120033264" calcext:value-type="float">
            <text:p>0,079543612003326</text:p>
          </table:table-cell>
          <table:table-cell office:value-type="float" office:value="1193.06" calcext:value-type="float">
            <text:p>1193,06</text:p>
          </table:table-cell>
          <table:table-cell office:value-type="float" office:value="995" calcext:value-type="float">
            <text:p>995</text:p>
          </table:table-cell>
          <table:table-cell office:value-type="float" office:value="0.999605984687805" calcext:value-type="float">
            <text:p>0,999605984687805</text:p>
          </table:table-cell>
          <table:table-cell office:value-type="float" office:value="995.55" calcext:value-type="float">
            <text:p>995,55</text:p>
          </table:table-cell>
          <table:table-cell office:value-type="float" office:value="927" calcext:value-type="float">
            <text:p>927</text:p>
          </table:table-cell>
          <table:table-cell office:value-type="float" office:value="1.00778234243393" calcext:value-type="float">
            <text:p>1,00778234243393</text:p>
          </table:table-cell>
          <table:table-cell office:value-type="float" office:value="1351.11" calcext:value-type="float">
            <text:p>1351,11</text:p>
          </table:table-cell>
          <table:table-cell office:value-type="float" office:value="1188" calcext:value-type="float">
            <text:p>1188</text:p>
          </table:table-cell>
          <table:table-cell table:formula="of:=[.D13]-[.E13]" office:value-type="float" office:value="259.1" calcext:value-type="float">
            <text:p>259,1</text:p>
          </table:table-cell>
          <table:table-cell table:formula="of:=[.G13]-[.H13]" office:value-type="float" office:value="198.06" calcext:value-type="float">
            <text:p>198,06</text:p>
          </table:table-cell>
          <table:table-cell table:formula="of:=[.J13]-[.K13]" office:value-type="float" office:value="68.55" calcext:value-type="float">
            <text:p>68,55</text:p>
          </table:table-cell>
          <table:table-cell table:formula="of:=[.M13]-[.N13]" office:value-type="float" office:value="163.11" calcext:value-type="float">
            <text:p>163,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0475657939910889" calcext:value-type="float">
            <text:p>0,004756579399109</text:p>
          </table:table-cell>
          <table:table-cell office:value-type="float" office:value="1790.67" calcext:value-type="float">
            <text:p>1790,67</text:p>
          </table:table-cell>
          <table:table-cell office:value-type="float" office:value="1460" calcext:value-type="float">
            <text:p>1460</text:p>
          </table:table-cell>
          <table:table-cell office:value-type="float" office:value="0.0617541217803955" calcext:value-type="float">
            <text:p>0,061754121780396</text:p>
          </table:table-cell>
          <table:table-cell office:value-type="float" office:value="1192.97" calcext:value-type="float">
            <text:p>1192,97</text:p>
          </table:table-cell>
          <table:table-cell office:value-type="float" office:value="984" calcext:value-type="float">
            <text:p>984</text:p>
          </table:table-cell>
          <table:table-cell office:value-type="float" office:value="0.999798018932342" calcext:value-type="float">
            <text:p>0,999798018932342</text:p>
          </table:table-cell>
          <table:table-cell office:value-type="float" office:value="1010.64" calcext:value-type="float">
            <text:p>1010,64</text:p>
          </table:table-cell>
          <table:table-cell office:value-type="float" office:value="851" calcext:value-type="float">
            <text:p>851</text:p>
          </table:table-cell>
          <table:table-cell office:value-type="float" office:value="1.00744870185852" calcext:value-type="float">
            <text:p>1,00744870185852</text:p>
          </table:table-cell>
          <table:table-cell office:value-type="float" office:value="1344.78" calcext:value-type="float">
            <text:p>1344,78</text:p>
          </table:table-cell>
          <table:table-cell office:value-type="float" office:value="1128" calcext:value-type="float">
            <text:p>1128</text:p>
          </table:table-cell>
          <table:table-cell table:formula="of:=[.D14]-[.E14]" office:value-type="float" office:value="330.67" calcext:value-type="float">
            <text:p>330,67</text:p>
          </table:table-cell>
          <table:table-cell table:formula="of:=[.G14]-[.H14]" office:value-type="float" office:value="208.97" calcext:value-type="float">
            <text:p>208,97</text:p>
          </table:table-cell>
          <table:table-cell table:formula="of:=[.J14]-[.K14]" office:value-type="float" office:value="159.64" calcext:value-type="float">
            <text:p>159,64</text:p>
          </table:table-cell>
          <table:table-cell table:formula="of:=[.M14]-[.N14]" office:value-type="float" office:value="216.78" calcext:value-type="float">
            <text:p>216,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0687602758407593" calcext:value-type="float">
            <text:p>0,006876027584076</text:p>
          </table:table-cell>
          <table:table-cell office:value-type="float" office:value="1740.73" calcext:value-type="float">
            <text:p>1740,73</text:p>
          </table:table-cell>
          <table:table-cell office:value-type="float" office:value="1426" calcext:value-type="float">
            <text:p>1426</text:p>
          </table:table-cell>
          <table:table-cell office:value-type="float" office:value="0.0761432981491089" calcext:value-type="float">
            <text:p>0,076143298149109</text:p>
          </table:table-cell>
          <table:table-cell office:value-type="float" office:value="1261.55" calcext:value-type="float">
            <text:p>1261,55</text:p>
          </table:table-cell>
          <table:table-cell office:value-type="float" office:value="983" calcext:value-type="float">
            <text:p>983</text:p>
          </table:table-cell>
          <table:table-cell office:value-type="float" office:value="0.999842512607574" calcext:value-type="float">
            <text:p>0,999842512607574</text:p>
          </table:table-cell>
          <table:table-cell office:value-type="float" office:value="1033.19" calcext:value-type="float">
            <text:p>1033,19</text:p>
          </table:table-cell>
          <table:table-cell office:value-type="float" office:value="917" calcext:value-type="float">
            <text:p>917</text:p>
          </table:table-cell>
          <table:table-cell office:value-type="float" office:value="1.00704168796539" calcext:value-type="float">
            <text:p>1,00704168796539</text:p>
          </table:table-cell>
          <table:table-cell office:value-type="float" office:value="1329.8" calcext:value-type="float">
            <text:p>1329,8</text:p>
          </table:table-cell>
          <table:table-cell office:value-type="float" office:value="1171" calcext:value-type="float">
            <text:p>1171</text:p>
          </table:table-cell>
          <table:table-cell table:formula="of:=[.D15]-[.E15]" office:value-type="float" office:value="314.73" calcext:value-type="float">
            <text:p>314,73</text:p>
          </table:table-cell>
          <table:table-cell table:formula="of:=[.G15]-[.H15]" office:value-type="float" office:value="278.55" calcext:value-type="float">
            <text:p>278,55</text:p>
          </table:table-cell>
          <table:table-cell table:formula="of:=[.J15]-[.K15]" office:value-type="float" office:value="116.19" calcext:value-type="float">
            <text:p>116,19</text:p>
          </table:table-cell>
          <table:table-cell table:formula="of:=[.M15]-[.N15]" office:value-type="float" office:value="158.8" calcext:value-type="float">
            <text:p>158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0804926633834839" calcext:value-type="float">
            <text:p>0,008049266338348</text:p>
          </table:table-cell>
          <table:table-cell office:value-type="float" office:value="1740.22" calcext:value-type="float">
            <text:p>1740,22</text:p>
          </table:table-cell>
          <table:table-cell office:value-type="float" office:value="1401" calcext:value-type="float">
            <text:p>1401</text:p>
          </table:table-cell>
          <table:table-cell office:value-type="float" office:value="0.0799885320663452" calcext:value-type="float">
            <text:p>0,079988532066345</text:p>
          </table:table-cell>
          <table:table-cell office:value-type="float" office:value="1217.79" calcext:value-type="float">
            <text:p>1217,79</text:p>
          </table:table-cell>
          <table:table-cell office:value-type="float" office:value="1057" calcext:value-type="float">
            <text:p>1057</text:p>
          </table:table-cell>
          <table:table-cell office:value-type="float" office:value="0.999568917751312" calcext:value-type="float">
            <text:p>0,999568917751312</text:p>
          </table:table-cell>
          <table:table-cell office:value-type="float" office:value="1006.6" calcext:value-type="float">
            <text:p>1006,6</text:p>
          </table:table-cell>
          <table:table-cell office:value-type="float" office:value="896" calcext:value-type="float">
            <text:p>896</text:p>
          </table:table-cell>
          <table:table-cell office:value-type="float" office:value="1.00784180641174" calcext:value-type="float">
            <text:p>1,00784180641174</text:p>
          </table:table-cell>
          <table:table-cell office:value-type="float" office:value="1346.19" calcext:value-type="float">
            <text:p>1346,19</text:p>
          </table:table-cell>
          <table:table-cell office:value-type="float" office:value="1137" calcext:value-type="float">
            <text:p>1137</text:p>
          </table:table-cell>
          <table:table-cell table:formula="of:=[.D16]-[.E16]" office:value-type="float" office:value="339.22" calcext:value-type="float">
            <text:p>339,22</text:p>
          </table:table-cell>
          <table:table-cell table:formula="of:=[.G16]-[.H16]" office:value-type="float" office:value="160.79" calcext:value-type="float">
            <text:p>160,79</text:p>
          </table:table-cell>
          <table:table-cell table:formula="of:=[.J16]-[.K16]" office:value-type="float" office:value="110.6" calcext:value-type="float">
            <text:p>110,6</text:p>
          </table:table-cell>
          <table:table-cell table:formula="of:=[.M16]-[.N16]" office:value-type="float" office:value="209.19" calcext:value-type="float">
            <text:p>209,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0573865413665772" calcext:value-type="float">
            <text:p>0,005738654136658</text:p>
          </table:table-cell>
          <table:table-cell office:value-type="float" office:value="1739.26" calcext:value-type="float">
            <text:p>1739,26</text:p>
          </table:table-cell>
          <table:table-cell office:value-type="float" office:value="1383" calcext:value-type="float">
            <text:p>1383</text:p>
          </table:table-cell>
          <table:table-cell office:value-type="float" office:value="0.0614251589775086" calcext:value-type="float">
            <text:p>0,061425158977509</text:p>
          </table:table-cell>
          <table:table-cell office:value-type="float" office:value="1214.24" calcext:value-type="float">
            <text:p>1214,24</text:p>
          </table:table-cell>
          <table:table-cell office:value-type="float" office:value="1042" calcext:value-type="float">
            <text:p>1042</text:p>
          </table:table-cell>
          <table:table-cell office:value-type="float" office:value="0.999935779571533" calcext:value-type="float">
            <text:p>0,999935779571533</text:p>
          </table:table-cell>
          <table:table-cell office:value-type="float" office:value="1026.08" calcext:value-type="float">
            <text:p>1026,08</text:p>
          </table:table-cell>
          <table:table-cell office:value-type="float" office:value="917" calcext:value-type="float">
            <text:p>917</text:p>
          </table:table-cell>
          <table:table-cell office:value-type="float" office:value="1.00712930440903" calcext:value-type="float">
            <text:p>1,00712930440903</text:p>
          </table:table-cell>
          <table:table-cell office:value-type="float" office:value="1348.62" calcext:value-type="float">
            <text:p>1348,62</text:p>
          </table:table-cell>
          <table:table-cell office:value-type="float" office:value="1120" calcext:value-type="float">
            <text:p>1120</text:p>
          </table:table-cell>
          <table:table-cell table:formula="of:=[.D17]-[.E17]" office:value-type="float" office:value="356.26" calcext:value-type="float">
            <text:p>356,26</text:p>
          </table:table-cell>
          <table:table-cell table:formula="of:=[.G17]-[.H17]" office:value-type="float" office:value="172.24" calcext:value-type="float">
            <text:p>172,24</text:p>
          </table:table-cell>
          <table:table-cell table:formula="of:=[.J17]-[.K17]" office:value-type="float" office:value="109.08" calcext:value-type="float">
            <text:p>109,08</text:p>
          </table:table-cell>
          <table:table-cell table:formula="of:=[.M17]-[.N17]" office:value-type="float" office:value="228.62" calcext:value-type="float">
            <text:p>228,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0576975107192993" calcext:value-type="float">
            <text:p>0,00576975107193</text:p>
          </table:table-cell>
          <table:table-cell office:value-type="float" office:value="1705.93" calcext:value-type="float">
            <text:p>1705,93</text:p>
          </table:table-cell>
          <table:table-cell office:value-type="float" office:value="1331" calcext:value-type="float">
            <text:p>1331</text:p>
          </table:table-cell>
          <table:table-cell office:value-type="float" office:value="0.0669079303741455" calcext:value-type="float">
            <text:p>0,066907930374146</text:p>
          </table:table-cell>
          <table:table-cell office:value-type="float" office:value="1162.76" calcext:value-type="float">
            <text:p>1162,76</text:p>
          </table:table-cell>
          <table:table-cell office:value-type="float" office:value="964" calcext:value-type="float">
            <text:p>964</text:p>
          </table:table-cell>
          <table:table-cell office:value-type="float" office:value="0.999744310379028" calcext:value-type="float">
            <text:p>0,999744310379028</text:p>
          </table:table-cell>
          <table:table-cell office:value-type="float" office:value="998.94" calcext:value-type="float">
            <text:p>998,94</text:p>
          </table:table-cell>
          <table:table-cell office:value-type="float" office:value="914" calcext:value-type="float">
            <text:p>914</text:p>
          </table:table-cell>
          <table:table-cell office:value-type="float" office:value="1.00767448663712" calcext:value-type="float">
            <text:p>1,00767448663712</text:p>
          </table:table-cell>
          <table:table-cell office:value-type="float" office:value="1304.44" calcext:value-type="float">
            <text:p>1304,44</text:p>
          </table:table-cell>
          <table:table-cell office:value-type="float" office:value="1094" calcext:value-type="float">
            <text:p>1094</text:p>
          </table:table-cell>
          <table:table-cell table:formula="of:=[.D18]-[.E18]" office:value-type="float" office:value="374.93" calcext:value-type="float">
            <text:p>374,93</text:p>
          </table:table-cell>
          <table:table-cell table:formula="of:=[.G18]-[.H18]" office:value-type="float" office:value="198.76" calcext:value-type="float">
            <text:p>198,76</text:p>
          </table:table-cell>
          <table:table-cell table:formula="of:=[.J18]-[.K18]" office:value-type="float" office:value="84.9400000000001" calcext:value-type="float">
            <text:p>84,9400000000001</text:p>
          </table:table-cell>
          <table:table-cell table:formula="of:=[.M18]-[.N18]" office:value-type="float" office:value="210.44" calcext:value-type="float">
            <text:p>210,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0550229787826538" calcext:value-type="float">
            <text:p>0,005502297878265</text:p>
          </table:table-cell>
          <table:table-cell office:value-type="float" office:value="1774.94" calcext:value-type="float">
            <text:p>1774,94</text:p>
          </table:table-cell>
          <table:table-cell office:value-type="float" office:value="1349" calcext:value-type="float">
            <text:p>1349</text:p>
          </table:table-cell>
          <table:table-cell office:value-type="float" office:value="0.0651765966415405" calcext:value-type="float">
            <text:p>0,065176596641541</text:p>
          </table:table-cell>
          <table:table-cell office:value-type="float" office:value="1226.65" calcext:value-type="float">
            <text:p>1226,65</text:p>
          </table:table-cell>
          <table:table-cell office:value-type="float" office:value="1012" calcext:value-type="float">
            <text:p>1012</text:p>
          </table:table-cell>
          <table:table-cell office:value-type="float" office:value="0.999580495357514" calcext:value-type="float">
            <text:p>0,999580495357514</text:p>
          </table:table-cell>
          <table:table-cell office:value-type="float" office:value="1017.34" calcext:value-type="float">
            <text:p>1017,34</text:p>
          </table:table-cell>
          <table:table-cell office:value-type="float" office:value="930" calcext:value-type="float">
            <text:p>930</text:p>
          </table:table-cell>
          <table:table-cell office:value-type="float" office:value="1.0078302192688" calcext:value-type="float">
            <text:p>1,0078302192688</text:p>
          </table:table-cell>
          <table:table-cell office:value-type="float" office:value="1347.15" calcext:value-type="float">
            <text:p>1347,15</text:p>
          </table:table-cell>
          <table:table-cell office:value-type="float" office:value="1080" calcext:value-type="float">
            <text:p>1080</text:p>
          </table:table-cell>
          <table:table-cell table:formula="of:=[.D19]-[.E19]" office:value-type="float" office:value="425.94" calcext:value-type="float">
            <text:p>425,94</text:p>
          </table:table-cell>
          <table:table-cell table:formula="of:=[.G19]-[.H19]" office:value-type="float" office:value="214.65" calcext:value-type="float">
            <text:p>214,65</text:p>
          </table:table-cell>
          <table:table-cell table:formula="of:=[.J19]-[.K19]" office:value-type="float" office:value="87.34" calcext:value-type="float">
            <text:p>87,34</text:p>
          </table:table-cell>
          <table:table-cell table:formula="of:=[.M19]-[.N19]" office:value-type="float" office:value="267.15" calcext:value-type="float">
            <text:p>267,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0589380502700806" calcext:value-type="float">
            <text:p>0,005893805027008</text:p>
          </table:table-cell>
          <table:table-cell office:value-type="float" office:value="1740.7" calcext:value-type="float">
            <text:p>1740,7</text:p>
          </table:table-cell>
          <table:table-cell office:value-type="float" office:value="1453" calcext:value-type="float">
            <text:p>1453</text:p>
          </table:table-cell>
          <table:table-cell office:value-type="float" office:value="0.0700095796585083" calcext:value-type="float">
            <text:p>0,070009579658508</text:p>
          </table:table-cell>
          <table:table-cell office:value-type="float" office:value="1172.08" calcext:value-type="float">
            <text:p>1172,08</text:p>
          </table:table-cell>
          <table:table-cell office:value-type="float" office:value="950" calcext:value-type="float">
            <text:p>950</text:p>
          </table:table-cell>
          <table:table-cell office:value-type="float" office:value="0.999865207672119" calcext:value-type="float">
            <text:p>0,999865207672119</text:p>
          </table:table-cell>
          <table:table-cell office:value-type="float" office:value="994.2" calcext:value-type="float">
            <text:p>994,2</text:p>
          </table:table-cell>
          <table:table-cell office:value-type="float" office:value="904" calcext:value-type="float">
            <text:p>904</text:p>
          </table:table-cell>
          <table:table-cell office:value-type="float" office:value="1.00656400918961" calcext:value-type="float">
            <text:p>1,00656400918961</text:p>
          </table:table-cell>
          <table:table-cell office:value-type="float" office:value="1312.64" calcext:value-type="float">
            <text:p>1312,64</text:p>
          </table:table-cell>
          <table:table-cell office:value-type="float" office:value="1142" calcext:value-type="float">
            <text:p>1142</text:p>
          </table:table-cell>
          <table:table-cell table:formula="of:=[.D20]-[.E20]" office:value-type="float" office:value="287.7" calcext:value-type="float">
            <text:p>287,7</text:p>
          </table:table-cell>
          <table:table-cell table:formula="of:=[.G20]-[.H20]" office:value-type="float" office:value="222.08" calcext:value-type="float">
            <text:p>222,08</text:p>
          </table:table-cell>
          <table:table-cell table:formula="of:=[.J20]-[.K20]" office:value-type="float" office:value="90.2000000000001" calcext:value-type="float">
            <text:p>90,2000000000001</text:p>
          </table:table-cell>
          <table:table-cell table:formula="of:=[.M20]-[.N20]" office:value-type="float" office:value="170.64" calcext:value-type="float">
            <text:p>170,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0734291553497314" calcext:value-type="float">
            <text:p>0,007342915534973</text:p>
          </table:table-cell>
          <table:table-cell office:value-type="float" office:value="1742.35" calcext:value-type="float">
            <text:p>1742,35</text:p>
          </table:table-cell>
          <table:table-cell office:value-type="float" office:value="1477" calcext:value-type="float">
            <text:p>1477</text:p>
          </table:table-cell>
          <table:table-cell office:value-type="float" office:value="0.0760928583145142" calcext:value-type="float">
            <text:p>0,076092858314514</text:p>
          </table:table-cell>
          <table:table-cell office:value-type="float" office:value="1204.21" calcext:value-type="float">
            <text:p>1204,21</text:p>
          </table:table-cell>
          <table:table-cell office:value-type="float" office:value="993" calcext:value-type="float">
            <text:p>993</text:p>
          </table:table-cell>
          <table:table-cell office:value-type="float" office:value="0.99992463350296" calcext:value-type="float">
            <text:p>0,99992463350296</text:p>
          </table:table-cell>
          <table:table-cell office:value-type="float" office:value="1006.35" calcext:value-type="float">
            <text:p>1006,35</text:p>
          </table:table-cell>
          <table:table-cell office:value-type="float" office:value="915" calcext:value-type="float">
            <text:p>915</text:p>
          </table:table-cell>
          <table:table-cell office:value-type="float" office:value="1.00783019781113" calcext:value-type="float">
            <text:p>1,00783019781113</text:p>
          </table:table-cell>
          <table:table-cell office:value-type="float" office:value="1367.77" calcext:value-type="float">
            <text:p>1367,77</text:p>
          </table:table-cell>
          <table:table-cell office:value-type="float" office:value="1160" calcext:value-type="float">
            <text:p>1160</text:p>
          </table:table-cell>
          <table:table-cell table:formula="of:=[.D21]-[.E21]" office:value-type="float" office:value="265.35" calcext:value-type="float">
            <text:p>265,35</text:p>
          </table:table-cell>
          <table:table-cell table:formula="of:=[.G21]-[.H21]" office:value-type="float" office:value="211.21" calcext:value-type="float">
            <text:p>211,21</text:p>
          </table:table-cell>
          <table:table-cell table:formula="of:=[.J21]-[.K21]" office:value-type="float" office:value="91.35" calcext:value-type="float">
            <text:p>91,35</text:p>
          </table:table-cell>
          <table:table-cell table:formula="of:=[.M21]-[.N21]" office:value-type="float" office:value="207.77" calcext:value-type="float">
            <text:p>207,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0783237218856811" calcext:value-type="float">
            <text:p>0,007832372188568</text:p>
          </table:table-cell>
          <table:table-cell office:value-type="float" office:value="1718.29" calcext:value-type="float">
            <text:p>1718,29</text:p>
          </table:table-cell>
          <table:table-cell office:value-type="float" office:value="1358" calcext:value-type="float">
            <text:p>1358</text:p>
          </table:table-cell>
          <table:table-cell office:value-type="float" office:value="0.0731628918647766" calcext:value-type="float">
            <text:p>0,073162891864777</text:p>
          </table:table-cell>
          <table:table-cell office:value-type="float" office:value="1210.12" calcext:value-type="float">
            <text:p>1210,12</text:p>
          </table:table-cell>
          <table:table-cell office:value-type="float" office:value="1014" calcext:value-type="float">
            <text:p>1014</text:p>
          </table:table-cell>
          <table:table-cell office:value-type="float" office:value="0.999916727542877" calcext:value-type="float">
            <text:p>0,999916727542877</text:p>
          </table:table-cell>
          <table:table-cell office:value-type="float" office:value="1019.81" calcext:value-type="float">
            <text:p>1019,81</text:p>
          </table:table-cell>
          <table:table-cell office:value-type="float" office:value="937" calcext:value-type="float">
            <text:p>937</text:p>
          </table:table-cell>
          <table:table-cell office:value-type="float" office:value="1.00717849969864" calcext:value-type="float">
            <text:p>1,00717849969864</text:p>
          </table:table-cell>
          <table:table-cell office:value-type="float" office:value="1360.38" calcext:value-type="float">
            <text:p>1360,38</text:p>
          </table:table-cell>
          <table:table-cell office:value-type="float" office:value="1152" calcext:value-type="float">
            <text:p>1152</text:p>
          </table:table-cell>
          <table:table-cell table:formula="of:=[.D22]-[.E22]" office:value-type="float" office:value="360.29" calcext:value-type="float">
            <text:p>360,29</text:p>
          </table:table-cell>
          <table:table-cell table:formula="of:=[.G22]-[.H22]" office:value-type="float" office:value="196.12" calcext:value-type="float">
            <text:p>196,12</text:p>
          </table:table-cell>
          <table:table-cell table:formula="of:=[.J22]-[.K22]" office:value-type="float" office:value="82.81" calcext:value-type="float">
            <text:p>82,81</text:p>
          </table:table-cell>
          <table:table-cell table:formula="of:=[.M22]-[.N22]" office:value-type="float" office:value="208.38" calcext:value-type="float">
            <text:p>208,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0577795028686523" calcext:value-type="float">
            <text:p>0,005777950286865</text:p>
          </table:table-cell>
          <table:table-cell office:value-type="float" office:value="1748.65" calcext:value-type="float">
            <text:p>1748,65</text:p>
          </table:table-cell>
          <table:table-cell office:value-type="float" office:value="1492" calcext:value-type="float">
            <text:p>1492</text:p>
          </table:table-cell>
          <table:table-cell office:value-type="float" office:value="0.0676864194869995" calcext:value-type="float">
            <text:p>0,067686419487</text:p>
          </table:table-cell>
          <table:table-cell office:value-type="float" office:value="1187.41" calcext:value-type="float">
            <text:p>1187,41</text:p>
          </table:table-cell>
          <table:table-cell office:value-type="float" office:value="995" calcext:value-type="float">
            <text:p>995</text:p>
          </table:table-cell>
          <table:table-cell office:value-type="float" office:value="0.999748728275299" calcext:value-type="float">
            <text:p>0,999748728275299</text:p>
          </table:table-cell>
          <table:table-cell office:value-type="float" office:value="976.09" calcext:value-type="float">
            <text:p>976,09</text:p>
          </table:table-cell>
          <table:table-cell office:value-type="float" office:value="896" calcext:value-type="float">
            <text:p>896</text:p>
          </table:table-cell>
          <table:table-cell office:value-type="float" office:value="1.00713662147522" calcext:value-type="float">
            <text:p>1,00713662147522</text:p>
          </table:table-cell>
          <table:table-cell office:value-type="float" office:value="1285.64" calcext:value-type="float">
            <text:p>1285,64</text:p>
          </table:table-cell>
          <table:table-cell office:value-type="float" office:value="1056" calcext:value-type="float">
            <text:p>1056</text:p>
          </table:table-cell>
          <table:table-cell table:formula="of:=[.D23]-[.E23]" office:value-type="float" office:value="256.65" calcext:value-type="float">
            <text:p>256,65</text:p>
          </table:table-cell>
          <table:table-cell table:formula="of:=[.G23]-[.H23]" office:value-type="float" office:value="192.41" calcext:value-type="float">
            <text:p>192,41</text:p>
          </table:table-cell>
          <table:table-cell table:formula="of:=[.J23]-[.K23]" office:value-type="float" office:value="80.09" calcext:value-type="float">
            <text:p>80,09</text:p>
          </table:table-cell>
          <table:table-cell table:formula="of:=[.M23]-[.N23]" office:value-type="float" office:value="229.64" calcext:value-type="float">
            <text:p>229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0807217121124268" calcext:value-type="float">
            <text:p>0,008072171211243</text:p>
          </table:table-cell>
          <table:table-cell office:value-type="float" office:value="1797.8" calcext:value-type="float">
            <text:p>1797,8</text:p>
          </table:table-cell>
          <table:table-cell office:value-type="float" office:value="1486" calcext:value-type="float">
            <text:p>1486</text:p>
          </table:table-cell>
          <table:table-cell office:value-type="float" office:value="0.0914344096183777" calcext:value-type="float">
            <text:p>0,091434409618378</text:p>
          </table:table-cell>
          <table:table-cell office:value-type="float" office:value="1230.33" calcext:value-type="float">
            <text:p>1230,33</text:p>
          </table:table-cell>
          <table:table-cell office:value-type="float" office:value="1009" calcext:value-type="float">
            <text:p>1009</text:p>
          </table:table-cell>
          <table:table-cell office:value-type="float" office:value="0.99989622592926" calcext:value-type="float">
            <text:p>0,99989622592926</text:p>
          </table:table-cell>
          <table:table-cell office:value-type="float" office:value="1028.71" calcext:value-type="float">
            <text:p>1028,71</text:p>
          </table:table-cell>
          <table:table-cell office:value-type="float" office:value="944" calcext:value-type="float">
            <text:p>944</text:p>
          </table:table-cell>
          <table:table-cell office:value-type="float" office:value="1.00758411645889" calcext:value-type="float">
            <text:p>1,00758411645889</text:p>
          </table:table-cell>
          <table:table-cell office:value-type="float" office:value="1418.67" calcext:value-type="float">
            <text:p>1418,67</text:p>
          </table:table-cell>
          <table:table-cell office:value-type="float" office:value="1216" calcext:value-type="float">
            <text:p>1216</text:p>
          </table:table-cell>
          <table:table-cell table:formula="of:=[.D24]-[.E24]" office:value-type="float" office:value="311.8" calcext:value-type="float">
            <text:p>311,8</text:p>
          </table:table-cell>
          <table:table-cell table:formula="of:=[.G24]-[.H24]" office:value-type="float" office:value="221.33" calcext:value-type="float">
            <text:p>221,33</text:p>
          </table:table-cell>
          <table:table-cell table:formula="of:=[.J24]-[.K24]" office:value-type="float" office:value="84.71" calcext:value-type="float">
            <text:p>84,71</text:p>
          </table:table-cell>
          <table:table-cell table:formula="of:=[.M24]-[.N24]" office:value-type="float" office:value="202.67" calcext:value-type="float">
            <text:p>202,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0738305330276489" calcext:value-type="float">
            <text:p>0,007383053302765</text:p>
          </table:table-cell>
          <table:table-cell office:value-type="float" office:value="1789.42" calcext:value-type="float">
            <text:p>1789,42</text:p>
          </table:table-cell>
          <table:table-cell office:value-type="float" office:value="1454" calcext:value-type="float">
            <text:p>1454</text:p>
          </table:table-cell>
          <table:table-cell office:value-type="float" office:value="0.0919298505783081" calcext:value-type="float">
            <text:p>0,091929850578308</text:p>
          </table:table-cell>
          <table:table-cell office:value-type="float" office:value="1195.81" calcext:value-type="float">
            <text:p>1195,81</text:p>
          </table:table-cell>
          <table:table-cell office:value-type="float" office:value="1001" calcext:value-type="float">
            <text:p>1001</text:p>
          </table:table-cell>
          <table:table-cell office:value-type="float" office:value="0.999948163032532" calcext:value-type="float">
            <text:p>0,999948163032532</text:p>
          </table:table-cell>
          <table:table-cell office:value-type="float" office:value="1005.33" calcext:value-type="float">
            <text:p>1005,33</text:p>
          </table:table-cell>
          <table:table-cell office:value-type="float" office:value="851" calcext:value-type="float">
            <text:p>851</text:p>
          </table:table-cell>
          <table:table-cell office:value-type="float" office:value="1.00777973175049" calcext:value-type="float">
            <text:p>1,00777973175049</text:p>
          </table:table-cell>
          <table:table-cell office:value-type="float" office:value="1393.56" calcext:value-type="float">
            <text:p>1393,56</text:p>
          </table:table-cell>
          <table:table-cell office:value-type="float" office:value="1158" calcext:value-type="float">
            <text:p>1158</text:p>
          </table:table-cell>
          <table:table-cell table:formula="of:=[.D25]-[.E25]" office:value-type="float" office:value="335.42" calcext:value-type="float">
            <text:p>335,42</text:p>
          </table:table-cell>
          <table:table-cell table:formula="of:=[.G25]-[.H25]" office:value-type="float" office:value="194.81" calcext:value-type="float">
            <text:p>194,81</text:p>
          </table:table-cell>
          <table:table-cell table:formula="of:=[.J25]-[.K25]" office:value-type="float" office:value="154.33" calcext:value-type="float">
            <text:p>154,33</text:p>
          </table:table-cell>
          <table:table-cell table:formula="of:=[.M25]-[.N25]" office:value-type="float" office:value="235.56" calcext:value-type="float">
            <text:p>235,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0660419464111328" calcext:value-type="float">
            <text:p>0,006604194641113</text:p>
          </table:table-cell>
          <table:table-cell office:value-type="float" office:value="1746.39" calcext:value-type="float">
            <text:p>1746,39</text:p>
          </table:table-cell>
          <table:table-cell office:value-type="float" office:value="1436" calcext:value-type="float">
            <text:p>1436</text:p>
          </table:table-cell>
          <table:table-cell office:value-type="float" office:value="0.0770159769058227" calcext:value-type="float">
            <text:p>0,077015976905823</text:p>
          </table:table-cell>
          <table:table-cell office:value-type="float" office:value="1185.76" calcext:value-type="float">
            <text:p>1185,76</text:p>
          </table:table-cell>
          <table:table-cell office:value-type="float" office:value="978" calcext:value-type="float">
            <text:p>978</text:p>
          </table:table-cell>
          <table:table-cell office:value-type="float" office:value="0.999607031345367" calcext:value-type="float">
            <text:p>0,999607031345367</text:p>
          </table:table-cell>
          <table:table-cell office:value-type="float" office:value="995.58" calcext:value-type="float">
            <text:p>995,58</text:p>
          </table:table-cell>
          <table:table-cell office:value-type="float" office:value="906" calcext:value-type="float">
            <text:p>906</text:p>
          </table:table-cell>
          <table:table-cell office:value-type="float" office:value="1.00768571615219" calcext:value-type="float">
            <text:p>1,00768571615219</text:p>
          </table:table-cell>
          <table:table-cell office:value-type="float" office:value="1305.65" calcext:value-type="float">
            <text:p>1305,65</text:p>
          </table:table-cell>
          <table:table-cell office:value-type="float" office:value="1113" calcext:value-type="float">
            <text:p>1113</text:p>
          </table:table-cell>
          <table:table-cell table:formula="of:=[.D26]-[.E26]" office:value-type="float" office:value="310.39" calcext:value-type="float">
            <text:p>310,39</text:p>
          </table:table-cell>
          <table:table-cell table:formula="of:=[.G26]-[.H26]" office:value-type="float" office:value="207.76" calcext:value-type="float">
            <text:p>207,76</text:p>
          </table:table-cell>
          <table:table-cell table:formula="of:=[.J26]-[.K26]" office:value-type="float" office:value="89.58" calcext:value-type="float">
            <text:p>89,58</text:p>
          </table:table-cell>
          <table:table-cell table:formula="of:=[.M26]-[.N26]" office:value-type="float" office:value="192.65" calcext:value-type="float">
            <text:p>192,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0792455434799194" calcext:value-type="float">
            <text:p>0,007924554347992</text:p>
          </table:table-cell>
          <table:table-cell office:value-type="float" office:value="1708.63" calcext:value-type="float">
            <text:p>1708,63</text:p>
          </table:table-cell>
          <table:table-cell office:value-type="float" office:value="1356" calcext:value-type="float">
            <text:p>1356</text:p>
          </table:table-cell>
          <table:table-cell office:value-type="float" office:value="0.0855960965156555" calcext:value-type="float">
            <text:p>0,085596096515656</text:p>
          </table:table-cell>
          <table:table-cell office:value-type="float" office:value="1200.1" calcext:value-type="float">
            <text:p>1200,1</text:p>
          </table:table-cell>
          <table:table-cell office:value-type="float" office:value="1012" calcext:value-type="float">
            <text:p>1012</text:p>
          </table:table-cell>
          <table:table-cell office:value-type="float" office:value="0.999575679302216" calcext:value-type="float">
            <text:p>0,999575679302216</text:p>
          </table:table-cell>
          <table:table-cell office:value-type="float" office:value="978.62" calcext:value-type="float">
            <text:p>978,62</text:p>
          </table:table-cell>
          <table:table-cell office:value-type="float" office:value="891" calcext:value-type="float">
            <text:p>891</text:p>
          </table:table-cell>
          <table:table-cell office:value-type="float" office:value="1.00767741203308" calcext:value-type="float">
            <text:p>1,00767741203308</text:p>
          </table:table-cell>
          <table:table-cell office:value-type="float" office:value="1326.78" calcext:value-type="float">
            <text:p>1326,78</text:p>
          </table:table-cell>
          <table:table-cell office:value-type="float" office:value="1156" calcext:value-type="float">
            <text:p>1156</text:p>
          </table:table-cell>
          <table:table-cell table:formula="of:=[.D27]-[.E27]" office:value-type="float" office:value="352.63" calcext:value-type="float">
            <text:p>352,63</text:p>
          </table:table-cell>
          <table:table-cell table:formula="of:=[.G27]-[.H27]" office:value-type="float" office:value="188.1" calcext:value-type="float">
            <text:p>188,1</text:p>
          </table:table-cell>
          <table:table-cell table:formula="of:=[.J27]-[.K27]" office:value-type="float" office:value="87.62" calcext:value-type="float">
            <text:p>87,62</text:p>
          </table:table-cell>
          <table:table-cell table:formula="of:=[.M27]-[.N27]" office:value-type="float" office:value="170.78" calcext:value-type="float">
            <text:p>170,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060191011428833" calcext:value-type="float">
            <text:p>0,006019101142883</text:p>
          </table:table-cell>
          <table:table-cell office:value-type="float" office:value="1718.04" calcext:value-type="float">
            <text:p>1718,04</text:p>
          </table:table-cell>
          <table:table-cell office:value-type="float" office:value="1411" calcext:value-type="float">
            <text:p>1411</text:p>
          </table:table-cell>
          <table:table-cell office:value-type="float" office:value="0.0677850294113159" calcext:value-type="float">
            <text:p>0,067785029411316</text:p>
          </table:table-cell>
          <table:table-cell office:value-type="float" office:value="1152.14" calcext:value-type="float">
            <text:p>1152,14</text:p>
          </table:table-cell>
          <table:table-cell office:value-type="float" office:value="996" calcext:value-type="float">
            <text:p>996</text:p>
          </table:table-cell>
          <table:table-cell office:value-type="float" office:value="0.999859416484833" calcext:value-type="float">
            <text:p>0,999859416484833</text:p>
          </table:table-cell>
          <table:table-cell office:value-type="float" office:value="993.7" calcext:value-type="float">
            <text:p>993,7</text:p>
          </table:table-cell>
          <table:table-cell office:value-type="float" office:value="936" calcext:value-type="float">
            <text:p>936</text:p>
          </table:table-cell>
          <table:table-cell office:value-type="float" office:value="1.00804653406143" calcext:value-type="float">
            <text:p>1,00804653406143</text:p>
          </table:table-cell>
          <table:table-cell office:value-type="float" office:value="1277.06" calcext:value-type="float">
            <text:p>1277,06</text:p>
          </table:table-cell>
          <table:table-cell office:value-type="float" office:value="1100" calcext:value-type="float">
            <text:p>1100</text:p>
          </table:table-cell>
          <table:table-cell table:formula="of:=[.D28]-[.E28]" office:value-type="float" office:value="307.04" calcext:value-type="float">
            <text:p>307,04</text:p>
          </table:table-cell>
          <table:table-cell table:formula="of:=[.G28]-[.H28]" office:value-type="float" office:value="156.14" calcext:value-type="float">
            <text:p>156,14</text:p>
          </table:table-cell>
          <table:table-cell table:formula="of:=[.J28]-[.K28]" office:value-type="float" office:value="57.7000000000001" calcext:value-type="float">
            <text:p>57,7000000000001</text:p>
          </table:table-cell>
          <table:table-cell table:formula="of:=[.M28]-[.N28]" office:value-type="float" office:value="177.06" calcext:value-type="float">
            <text:p>177,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0891194581985474" calcext:value-type="float">
            <text:p>0,008911945819855</text:p>
          </table:table-cell>
          <table:table-cell office:value-type="float" office:value="1660.14" calcext:value-type="float">
            <text:p>1660,14</text:p>
          </table:table-cell>
          <table:table-cell office:value-type="float" office:value="1405" calcext:value-type="float">
            <text:p>1405</text:p>
          </table:table-cell>
          <table:table-cell office:value-type="float" office:value="0.0811416244506836" calcext:value-type="float">
            <text:p>0,081141624450684</text:p>
          </table:table-cell>
          <table:table-cell office:value-type="float" office:value="1195.24" calcext:value-type="float">
            <text:p>1195,24</text:p>
          </table:table-cell>
          <table:table-cell office:value-type="float" office:value="968" calcext:value-type="float">
            <text:p>968</text:p>
          </table:table-cell>
          <table:table-cell office:value-type="float" office:value="0.999765558242798" calcext:value-type="float">
            <text:p>0,999765558242798</text:p>
          </table:table-cell>
          <table:table-cell office:value-type="float" office:value="992.63" calcext:value-type="float">
            <text:p>992,63</text:p>
          </table:table-cell>
          <table:table-cell office:value-type="float" office:value="902" calcext:value-type="float">
            <text:p>902</text:p>
          </table:table-cell>
          <table:table-cell office:value-type="float" office:value="1.0080623459816" calcext:value-type="float">
            <text:p>1,0080623459816</text:p>
          </table:table-cell>
          <table:table-cell office:value-type="float" office:value="1320.07" calcext:value-type="float">
            <text:p>1320,07</text:p>
          </table:table-cell>
          <table:table-cell office:value-type="float" office:value="1146" calcext:value-type="float">
            <text:p>1146</text:p>
          </table:table-cell>
          <table:table-cell table:formula="of:=[.D29]-[.E29]" office:value-type="float" office:value="255.14" calcext:value-type="float">
            <text:p>255,14</text:p>
          </table:table-cell>
          <table:table-cell table:formula="of:=[.G29]-[.H29]" office:value-type="float" office:value="227.24" calcext:value-type="float">
            <text:p>227,24</text:p>
          </table:table-cell>
          <table:table-cell table:formula="of:=[.J29]-[.K29]" office:value-type="float" office:value="90.63" calcext:value-type="float">
            <text:p>90,63</text:p>
          </table:table-cell>
          <table:table-cell table:formula="of:=[.M29]-[.N29]" office:value-type="float" office:value="174.07" calcext:value-type="float">
            <text:p>174,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077043080329895" calcext:value-type="float">
            <text:p>0,00770430803299</text:p>
          </table:table-cell>
          <table:table-cell office:value-type="float" office:value="1661.9" calcext:value-type="float">
            <text:p>1661,9</text:p>
          </table:table-cell>
          <table:table-cell office:value-type="float" office:value="1320" calcext:value-type="float">
            <text:p>1320</text:p>
          </table:table-cell>
          <table:table-cell office:value-type="float" office:value="0.0777007794380188" calcext:value-type="float">
            <text:p>0,077700779438019</text:p>
          </table:table-cell>
          <table:table-cell office:value-type="float" office:value="1171.25" calcext:value-type="float">
            <text:p>1171,25</text:p>
          </table:table-cell>
          <table:table-cell office:value-type="float" office:value="991" calcext:value-type="float">
            <text:p>991</text:p>
          </table:table-cell>
          <table:table-cell office:value-type="float" office:value="0.999693973064423" calcext:value-type="float">
            <text:p>0,999693973064423</text:p>
          </table:table-cell>
          <table:table-cell office:value-type="float" office:value="985.33" calcext:value-type="float">
            <text:p>985,33</text:p>
          </table:table-cell>
          <table:table-cell office:value-type="float" office:value="894" calcext:value-type="float">
            <text:p>894</text:p>
          </table:table-cell>
          <table:table-cell office:value-type="float" office:value="1.00751167058945" calcext:value-type="float">
            <text:p>1,00751167058945</text:p>
          </table:table-cell>
          <table:table-cell office:value-type="float" office:value="1320.34" calcext:value-type="float">
            <text:p>1320,34</text:p>
          </table:table-cell>
          <table:table-cell office:value-type="float" office:value="1132" calcext:value-type="float">
            <text:p>1132</text:p>
          </table:table-cell>
          <table:table-cell table:formula="of:=[.D30]-[.E30]" office:value-type="float" office:value="341.9" calcext:value-type="float">
            <text:p>341,9</text:p>
          </table:table-cell>
          <table:table-cell table:formula="of:=[.G30]-[.H30]" office:value-type="float" office:value="180.25" calcext:value-type="float">
            <text:p>180,25</text:p>
          </table:table-cell>
          <table:table-cell table:formula="of:=[.J30]-[.K30]" office:value-type="float" office:value="91.33" calcext:value-type="float">
            <text:p>91,33</text:p>
          </table:table-cell>
          <table:table-cell table:formula="of:=[.M30]-[.N30]" office:value-type="float" office:value="188.34" calcext:value-type="float">
            <text:p>188,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0740478992462158" calcext:value-type="float">
            <text:p>0,007404789924622</text:p>
          </table:table-cell>
          <table:table-cell office:value-type="float" office:value="1722.62" calcext:value-type="float">
            <text:p>1722,62</text:p>
          </table:table-cell>
          <table:table-cell office:value-type="float" office:value="1362" calcext:value-type="float">
            <text:p>1362</text:p>
          </table:table-cell>
          <table:table-cell office:value-type="float" office:value="0.0814421844482422" calcext:value-type="float">
            <text:p>0,081442184448242</text:p>
          </table:table-cell>
          <table:table-cell office:value-type="float" office:value="1191.59" calcext:value-type="float">
            <text:p>1191,59</text:p>
          </table:table-cell>
          <table:table-cell office:value-type="float" office:value="1026" calcext:value-type="float">
            <text:p>1026</text:p>
          </table:table-cell>
          <table:table-cell office:value-type="float" office:value="0.999646949768066" calcext:value-type="float">
            <text:p>0,999646949768066</text:p>
          </table:table-cell>
          <table:table-cell office:value-type="float" office:value="986.87" calcext:value-type="float">
            <text:p>986,87</text:p>
          </table:table-cell>
          <table:table-cell office:value-type="float" office:value="873" calcext:value-type="float">
            <text:p>873</text:p>
          </table:table-cell>
          <table:table-cell office:value-type="float" office:value="1.00694236278534" calcext:value-type="float">
            <text:p>1,00694236278534</text:p>
          </table:table-cell>
          <table:table-cell office:value-type="float" office:value="1308.04" calcext:value-type="float">
            <text:p>1308,04</text:p>
          </table:table-cell>
          <table:table-cell office:value-type="float" office:value="1109" calcext:value-type="float">
            <text:p>1109</text:p>
          </table:table-cell>
          <table:table-cell table:formula="of:=[.D31]-[.E31]" office:value-type="float" office:value="360.62" calcext:value-type="float">
            <text:p>360,62</text:p>
          </table:table-cell>
          <table:table-cell table:formula="of:=[.G31]-[.H31]" office:value-type="float" office:value="165.59" calcext:value-type="float">
            <text:p>165,59</text:p>
          </table:table-cell>
          <table:table-cell table:formula="of:=[.J31]-[.K31]" office:value-type="float" office:value="113.87" calcext:value-type="float">
            <text:p>113,87</text:p>
          </table:table-cell>
          <table:table-cell table:formula="of:=[.M31]-[.N31]" office:value-type="float" office:value="199.04" calcext:value-type="float">
            <text:p>199,04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213839590549469" calcext:value-type="float">
            <text:p>0,213839590549469</text:p>
          </table:table-cell>
          <table:table-cell table:formula="of:=SUM([.D2:.D31])" office:value-type="float" office:value="51629.51" calcext:value-type="float">
            <text:p>51629,51</text:p>
          </table:table-cell>
          <table:table-cell table:formula="of:=SUM([.E2:.E31])" office:value-type="float" office:value="41818" calcext:value-type="float">
            <text:p>41818</text:p>
          </table:table-cell>
          <table:table-cell table:formula="of:=SUM([.F2:.F31])" office:value-type="float" office:value="2.2823544883728" calcext:value-type="float">
            <text:p>2,2823544883728</text:p>
          </table:table-cell>
          <table:table-cell table:formula="of:=SUM([.G2:.G31])" office:value-type="float" office:value="35957.97" calcext:value-type="float">
            <text:p>35957,97</text:p>
          </table:table-cell>
          <table:table-cell table:formula="of:=SUM([.H2:.H31])" office:value-type="float" office:value="30008" calcext:value-type="float">
            <text:p>30008</text:p>
          </table:table-cell>
          <table:table-cell table:formula="of:=SUM([.I2:.I31])" office:value-type="float" office:value="29.9925539827347" calcext:value-type="float">
            <text:p>29,9925539827347</text:p>
          </table:table-cell>
          <table:table-cell table:formula="of:=SUM([.J2:.J31])" office:value-type="float" office:value="30100.14" calcext:value-type="float">
            <text:p>30100,14</text:p>
          </table:table-cell>
          <table:table-cell table:formula="of:=SUM([.K2:.K31])" office:value-type="float" office:value="27143" calcext:value-type="float">
            <text:p>27143</text:p>
          </table:table-cell>
          <table:table-cell table:formula="of:=SUM([.L2:.L31])" office:value-type="float" office:value="30.222011885643" calcext:value-type="float">
            <text:p>30,222011885643</text:p>
          </table:table-cell>
          <table:table-cell table:formula="of:=SUM([.M2:.M31])" office:value-type="float" office:value="40092.36" calcext:value-type="float">
            <text:p>40092,36</text:p>
          </table:table-cell>
          <table:table-cell table:formula="of:=SUM([.N2:.N31])" office:value-type="float" office:value="34070" calcext:value-type="float">
            <text:p>34070</text:p>
          </table:table-cell>
          <table:table-cell table:formula="of:=SUM([.O2:.O31])/30" office:value-type="float" office:value="327.050333333333" calcext:value-type="float">
            <text:p>327,050333333333</text:p>
          </table:table-cell>
          <table:table-cell table:formula="of:=SUM([.P2:.P31])/30" office:value-type="float" office:value="198.332333333333" calcext:value-type="float">
            <text:p>198,332333333333</text:p>
          </table:table-cell>
          <table:table-cell table:formula="of:=SUM([.Q2:.Q31])/30" office:value-type="float" office:value="98.5713333333333" calcext:value-type="float">
            <text:p>98,5713333333333</text:p>
          </table:table-cell>
          <table:table-cell table:formula="of:=SUM([.R2:.R31])/30" office:value-type="float" office:value="200.745333333333" calcext:value-type="float">
            <text:p>200,745333333333</text:p>
          </table:table-cell>
        </table:table-row>
      </table:table>
      <table:table table:name="TESTBENCH_metaheu_ls_vnd_bvns_ts__niter_10_search_anxious_init_one2one_memory_10_times4ave_25_maxs_1.0" table:style-name="ta1">
        <table:shapes>
          <draw:frame draw:z-index="0" draw:style-name="gr1" draw:text-style-name="P1" svg:width="36.039cm" svg:height="9.005cm" svg:x="5.065cm" svg:y="14.93cm">
            <draw:object draw:notify-on-update-of-ranges="'TESTBENCH_metaheu_ls_vnd_bvns_ts__niter_10_search_anxious_init_one2one_memory_10_times4ave_25_maxs_1.0'.D1:'TESTBENCH_metaheu_ls_vnd_bvns_ts__niter_10_search_anxious_init_one2one_memory_10_times4ave_25_maxs_1.0'.D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one2one_memory_10_times4ave_25_maxs_1.0'.E1:'TESTBENCH_metaheu_ls_vnd_bvns_ts__niter_10_search_anxious_init_one2one_memory_10_times4ave_25_maxs_1.0'.E1 'TESTBENCH_metaheu_ls_vnd_bvns_ts__niter_10_search_anxious_init_one2one_memory_10_times4ave_25_maxs_1.0'.E2:'TESTBENCH_metaheu_ls_vnd_bvns_ts__niter_10_search_anxious_init_one2one_memory_10_times4ave_25_maxs_1.0'.E31 'TESTBENCH_metaheu_ls_vnd_bvns_ts__niter_10_search_anxious_init_one2one_memory_10_times4ave_25_maxs_1.0'.G1:'TESTBENCH_metaheu_ls_vnd_bvns_ts__niter_10_search_anxious_init_one2one_memory_10_times4ave_25_maxs_1.0'.G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one2one_memory_10_times4ave_25_maxs_1.0'.H1:'TESTBENCH_metaheu_ls_vnd_bvns_ts__niter_10_search_anxious_init_one2one_memory_10_times4ave_25_maxs_1.0'.H1 'TESTBENCH_metaheu_ls_vnd_bvns_ts__niter_10_search_anxious_init_one2one_memory_10_times4ave_25_maxs_1.0'.H2:'TESTBENCH_metaheu_ls_vnd_bvns_ts__niter_10_search_anxious_init_one2one_memory_10_times4ave_25_maxs_1.0'.H31 'TESTBENCH_metaheu_ls_vnd_bvns_ts__niter_10_search_anxious_init_one2one_memory_10_times4ave_25_maxs_1.0'.J1:'TESTBENCH_metaheu_ls_vnd_bvns_ts__niter_10_search_anxious_init_one2one_memory_10_times4ave_25_maxs_1.0'.J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one2one_memory_10_times4ave_25_maxs_1.0'.K1:'TESTBENCH_metaheu_ls_vnd_bvns_ts__niter_10_search_anxious_init_one2one_memory_10_times4ave_25_maxs_1.0'.K1 'TESTBENCH_metaheu_ls_vnd_bvns_ts__niter_10_search_anxious_init_one2one_memory_10_times4ave_25_maxs_1.0'.K2:'TESTBENCH_metaheu_ls_vnd_bvns_ts__niter_10_search_anxious_init_one2one_memory_10_times4ave_25_maxs_1.0'.K31 'TESTBENCH_metaheu_ls_vnd_bvns_ts__niter_10_search_anxious_init_one2one_memory_10_times4ave_25_maxs_1.0'.M1:'TESTBENCH_metaheu_ls_vnd_bvns_ts__niter_10_search_anxious_init_one2one_memory_10_times4ave_25_maxs_1.0'.M1 'TESTBENCH_metaheu_ls_vnd_bvns_ts__niter_10_search_anxious_init_one2one_memory_10_times4ave_25_maxs_1.0'.M2:'TESTBENCH_metaheu_ls_vnd_bvns_ts__niter_10_search_anxious_init_one2one_memory_10_times4ave_25_maxs_1.0'.M31 'TESTBENCH_metaheu_ls_vnd_bvns_ts__niter_10_search_anxious_init_one2one_memory_10_times4ave_25_maxs_1.0'.N1:'TESTBENCH_metaheu_ls_vnd_bvns_ts__niter_10_search_anxious_init_one2one_memory_10_times4ave_25_maxs_1.0'.N1 'TESTBENCH_metaheu_ls_vnd_bvns_ts__niter_10_search_anxious_init_one2one_memory_10_times4ave_25_maxs_1.0'.N2:'TESTBENCH_metaheu_ls_vnd_bvns_ts__niter_10_search_anxious_init_one2one_memory_10_times4ave_25_maxs_1.0'.N3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36.039cm" svg:height="9.005cm" svg:x="5.234cm" svg:y="24.914cm">
            <draw:object draw:notify-on-update-of-ranges="'TESTBENCH_metaheu_ls_vnd_bvns_ts__niter_10_search_anxious_init_one2one_memory_10_times4ave_25_maxs_1.0'.D1:'TESTBENCH_metaheu_ls_vnd_bvns_ts__niter_10_search_anxious_init_one2one_memory_10_times4ave_25_maxs_1.0'.D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one2one_memory_10_times4ave_25_maxs_1.0'.G1:'TESTBENCH_metaheu_ls_vnd_bvns_ts__niter_10_search_anxious_init_one2one_memory_10_times4ave_25_maxs_1.0'.G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one2one_memory_10_times4ave_25_maxs_1.0'.J1:'TESTBENCH_metaheu_ls_vnd_bvns_ts__niter_10_search_anxious_init_one2one_memory_10_times4ave_25_maxs_1.0'.J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one2one_memory_10_times4ave_25_maxs_1.0'.M1:'TESTBENCH_metaheu_ls_vnd_bvns_ts__niter_10_search_anxious_init_one2one_memory_10_times4ave_25_maxs_1.0'.M1 'TESTBENCH_metaheu_ls_vnd_bvns_ts__niter_10_search_anxious_init_one2one_memory_10_times4ave_25_maxs_1.0'.M2:'TESTBENCH_metaheu_ls_vnd_bvns_ts__niter_10_search_anxious_init_one2one_memory_10_times4ave_25_maxs_1.0'.M3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36.039cm" svg:height="9.005cm" svg:x="5.266cm" svg:y="34.664cm">
            <draw:object draw:notify-on-update-of-ranges="'TESTBENCH_metaheu_ls_vnd_bvns_ts__niter_10_search_anxious_init_one2one_memory_10_times4ave_25_maxs_1.0'.E1:'TESTBENCH_metaheu_ls_vnd_bvns_ts__niter_10_search_anxious_init_one2one_memory_10_times4ave_25_maxs_1.0'.E1 'TESTBENCH_metaheu_ls_vnd_bvns_ts__niter_10_search_anxious_init_one2one_memory_10_times4ave_25_maxs_1.0'.E2:'TESTBENCH_metaheu_ls_vnd_bvns_ts__niter_10_search_anxious_init_one2one_memory_10_times4ave_25_maxs_1.0'.E31 'TESTBENCH_metaheu_ls_vnd_bvns_ts__niter_10_search_anxious_init_one2one_memory_10_times4ave_25_maxs_1.0'.H1:'TESTBENCH_metaheu_ls_vnd_bvns_ts__niter_10_search_anxious_init_one2one_memory_10_times4ave_25_maxs_1.0'.H1 'TESTBENCH_metaheu_ls_vnd_bvns_ts__niter_10_search_anxious_init_one2one_memory_10_times4ave_25_maxs_1.0'.H2:'TESTBENCH_metaheu_ls_vnd_bvns_ts__niter_10_search_anxious_init_one2one_memory_10_times4ave_25_maxs_1.0'.H31 'TESTBENCH_metaheu_ls_vnd_bvns_ts__niter_10_search_anxious_init_one2one_memory_10_times4ave_25_maxs_1.0'.K1:'TESTBENCH_metaheu_ls_vnd_bvns_ts__niter_10_search_anxious_init_one2one_memory_10_times4ave_25_maxs_1.0'.K1 'TESTBENCH_metaheu_ls_vnd_bvns_ts__niter_10_search_anxious_init_one2one_memory_10_times4ave_25_maxs_1.0'.K2:'TESTBENCH_metaheu_ls_vnd_bvns_ts__niter_10_search_anxious_init_one2one_memory_10_times4ave_25_maxs_1.0'.K31 'TESTBENCH_metaheu_ls_vnd_bvns_ts__niter_10_search_anxious_init_one2one_memory_10_times4ave_25_maxs_1.0'.N1:'TESTBENCH_metaheu_ls_vnd_bvns_ts__niter_10_search_anxious_init_one2one_memory_10_times4ave_25_maxs_1.0'.N1 'TESTBENCH_metaheu_ls_vnd_bvns_ts__niter_10_search_anxious_init_one2one_memory_10_times4ave_25_maxs_1.0'.N2:'TESTBENCH_metaheu_ls_vnd_bvns_ts__niter_10_search_anxious_init_one2one_memory_10_times4ave_25_maxs_1.0'.N31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6.853cm" svg:height="9.005cm" svg:x="5.352cm" svg:y="44.73cm">
            <draw:object draw:notify-on-update-of-ranges="'TESTBENCH_metaheu_ls_vnd_bvns_ts__niter_10_search_anxious_init_one2one_memory_10_times4ave_25_maxs_1.0'.D1:'TESTBENCH_metaheu_ls_vnd_bvns_ts__niter_10_search_anxious_init_one2one_memory_10_times4ave_25_maxs_1.0'.D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one2one_memory_10_times4ave_25_maxs_1.0'.E1:'TESTBENCH_metaheu_ls_vnd_bvns_ts__niter_10_search_anxious_init_one2one_memory_10_times4ave_25_maxs_1.0'.E1 'TESTBENCH_metaheu_ls_vnd_bvns_ts__niter_10_search_anxious_init_one2one_memory_10_times4ave_25_maxs_1.0'.E2:'TESTBENCH_metaheu_ls_vnd_bvns_ts__niter_10_search_anxious_init_one2one_memory_10_times4ave_25_maxs_1.0'.E3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4" draw:style-name="gr1" draw:text-style-name="P1" svg:width="16.853cm" svg:height="9.005cm" svg:x="24.053cm" svg:y="44.732cm">
            <draw:object draw:notify-on-update-of-ranges="'TESTBENCH_metaheu_ls_vnd_bvns_ts__niter_10_search_anxious_init_one2one_memory_10_times4ave_25_maxs_1.0'.G1:'TESTBENCH_metaheu_ls_vnd_bvns_ts__niter_10_search_anxious_init_one2one_memory_10_times4ave_25_maxs_1.0'.G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one2one_memory_10_times4ave_25_maxs_1.0'.H1:'TESTBENCH_metaheu_ls_vnd_bvns_ts__niter_10_search_anxious_init_one2one_memory_10_times4ave_25_maxs_1.0'.H1 'TESTBENCH_metaheu_ls_vnd_bvns_ts__niter_10_search_anxious_init_one2one_memory_10_times4ave_25_maxs_1.0'.H2:'TESTBENCH_metaheu_ls_vnd_bvns_ts__niter_10_search_anxious_init_one2one_memory_10_times4ave_25_maxs_1.0'.H3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5" draw:style-name="gr1" draw:text-style-name="P1" svg:width="16.853cm" svg:height="9.005cm" svg:x="5.562cm" svg:y="54.85cm">
            <draw:object draw:notify-on-update-of-ranges="'TESTBENCH_metaheu_ls_vnd_bvns_ts__niter_10_search_anxious_init_one2one_memory_10_times4ave_25_maxs_1.0'.J1:'TESTBENCH_metaheu_ls_vnd_bvns_ts__niter_10_search_anxious_init_one2one_memory_10_times4ave_25_maxs_1.0'.J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one2one_memory_10_times4ave_25_maxs_1.0'.K1:'TESTBENCH_metaheu_ls_vnd_bvns_ts__niter_10_search_anxious_init_one2one_memory_10_times4ave_25_maxs_1.0'.K1 'TESTBENCH_metaheu_ls_vnd_bvns_ts__niter_10_search_anxious_init_one2one_memory_10_times4ave_25_maxs_1.0'.K2:'TESTBENCH_metaheu_ls_vnd_bvns_ts__niter_10_search_anxious_init_one2one_memory_10_times4ave_25_maxs_1.0'.K3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6" draw:style-name="gr1" draw:text-style-name="P1" svg:width="16.853cm" svg:height="9.005cm" svg:x="24.381cm" svg:y="54.771cm">
            <draw:object draw:notify-on-update-of-ranges="'TESTBENCH_metaheu_ls_vnd_bvns_ts__niter_10_search_anxious_init_one2one_memory_10_times4ave_25_maxs_1.0'.M1:'TESTBENCH_metaheu_ls_vnd_bvns_ts__niter_10_search_anxious_init_one2one_memory_10_times4ave_25_maxs_1.0'.M1 'TESTBENCH_metaheu_ls_vnd_bvns_ts__niter_10_search_anxious_init_one2one_memory_10_times4ave_25_maxs_1.0'.M2:'TESTBENCH_metaheu_ls_vnd_bvns_ts__niter_10_search_anxious_init_one2one_memory_10_times4ave_25_maxs_1.0'.M31 'TESTBENCH_metaheu_ls_vnd_bvns_ts__niter_10_search_anxious_init_one2one_memory_10_times4ave_25_maxs_1.0'.N1:'TESTBENCH_metaheu_ls_vnd_bvns_ts__niter_10_search_anxious_init_one2one_memory_10_times4ave_25_maxs_1.0'.N1 'TESTBENCH_metaheu_ls_vnd_bvns_ts__niter_10_search_anxious_init_one2one_memory_10_times4ave_25_maxs_1.0'.N2:'TESTBENCH_metaheu_ls_vnd_bvns_ts__niter_10_search_anxious_init_one2one_memory_10_times4ave_25_maxs_1.0'.N3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105173969268799" calcext:value-type="float">
            <text:p>0,01051739692688</text:p>
          </table:table-cell>
          <table:table-cell office:value-type="float" office:value="2732.31" calcext:value-type="float">
            <text:p>2732,31</text:p>
          </table:table-cell>
          <table:table-cell office:value-type="float" office:value="1822" calcext:value-type="float">
            <text:p>1822</text:p>
          </table:table-cell>
          <table:table-cell office:value-type="float" office:value="0.107222945690155" calcext:value-type="float">
            <text:p>0,107222945690155</text:p>
          </table:table-cell>
          <table:table-cell office:value-type="float" office:value="1214.43" calcext:value-type="float">
            <text:p>1214,43</text:p>
          </table:table-cell>
          <table:table-cell office:value-type="float" office:value="1056" calcext:value-type="float">
            <text:p>1056</text:p>
          </table:table-cell>
          <table:table-cell office:value-type="float" office:value="1.00045260906219" calcext:value-type="float">
            <text:p>1,00045260906219</text:p>
          </table:table-cell>
          <table:table-cell office:value-type="float" office:value="999.14" calcext:value-type="float">
            <text:p>999,14</text:p>
          </table:table-cell>
          <table:table-cell office:value-type="float" office:value="928" calcext:value-type="float">
            <text:p>928</text:p>
          </table:table-cell>
          <table:table-cell office:value-type="float" office:value="1.00778949975967" calcext:value-type="float">
            <text:p>1,00778949975967</text:p>
          </table:table-cell>
          <table:table-cell office:value-type="float" office:value="1577.65" calcext:value-type="float">
            <text:p>1577,65</text:p>
          </table:table-cell>
          <table:table-cell office:value-type="float" office:value="1296" calcext:value-type="float">
            <text:p>1296</text:p>
          </table:table-cell>
          <table:table-cell table:formula="of:=[.D2]-[.E2]" office:value-type="float" office:value="910.31" calcext:value-type="float">
            <text:p>910,31</text:p>
          </table:table-cell>
          <table:table-cell table:formula="of:=[.G2]-[.H2]" office:value-type="float" office:value="158.43" calcext:value-type="float">
            <text:p>158,43</text:p>
          </table:table-cell>
          <table:table-cell table:formula="of:=[.J2]-[.K2]" office:value-type="float" office:value="71.14" calcext:value-type="float">
            <text:p>71,14</text:p>
          </table:table-cell>
          <table:table-cell table:formula="of:=[.M2]-[.N2]" office:value-type="float" office:value="281.65" calcext:value-type="float">
            <text:p>281,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125537824630737" calcext:value-type="float">
            <text:p>0,012553782463074</text:p>
          </table:table-cell>
          <table:table-cell office:value-type="float" office:value="2988.83" calcext:value-type="float">
            <text:p>2988,83</text:p>
          </table:table-cell>
          <table:table-cell office:value-type="float" office:value="2147" calcext:value-type="float">
            <text:p>2147</text:p>
          </table:table-cell>
          <table:table-cell office:value-type="float" office:value="0.116720259189606" calcext:value-type="float">
            <text:p>0,116720259189606</text:p>
          </table:table-cell>
          <table:table-cell office:value-type="float" office:value="1198.05" calcext:value-type="float">
            <text:p>1198,05</text:p>
          </table:table-cell>
          <table:table-cell office:value-type="float" office:value="1012" calcext:value-type="float">
            <text:p>1012</text:p>
          </table:table-cell>
          <table:table-cell office:value-type="float" office:value="1.00055357456207" calcext:value-type="float">
            <text:p>1,00055357456207</text:p>
          </table:table-cell>
          <table:table-cell office:value-type="float" office:value="985.39" calcext:value-type="float">
            <text:p>985,39</text:p>
          </table:table-cell>
          <table:table-cell office:value-type="float" office:value="887" calcext:value-type="float">
            <text:p>887</text:p>
          </table:table-cell>
          <table:table-cell office:value-type="float" office:value="1.00792597770691" calcext:value-type="float">
            <text:p>1,00792597770691</text:p>
          </table:table-cell>
          <table:table-cell office:value-type="float" office:value="1714.6" calcext:value-type="float">
            <text:p>1714,6</text:p>
          </table:table-cell>
          <table:table-cell office:value-type="float" office:value="1492" calcext:value-type="float">
            <text:p>1492</text:p>
          </table:table-cell>
          <table:table-cell table:formula="of:=[.D3]-[.E3]" office:value-type="float" office:value="841.83" calcext:value-type="float">
            <text:p>841,83</text:p>
          </table:table-cell>
          <table:table-cell table:formula="of:=[.G3]-[.H3]" office:value-type="float" office:value="186.05" calcext:value-type="float">
            <text:p>186,05</text:p>
          </table:table-cell>
          <table:table-cell table:formula="of:=[.J3]-[.K3]" office:value-type="float" office:value="98.39" calcext:value-type="float">
            <text:p>98,39</text:p>
          </table:table-cell>
          <table:table-cell table:formula="of:=[.M3]-[.N3]" office:value-type="float" office:value="222.6" calcext:value-type="float">
            <text:p>22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119252038002014" calcext:value-type="float">
            <text:p>0,011925203800201</text:p>
          </table:table-cell>
          <table:table-cell office:value-type="float" office:value="3050.67" calcext:value-type="float">
            <text:p>3050,67</text:p>
          </table:table-cell>
          <table:table-cell office:value-type="float" office:value="2058" calcext:value-type="float">
            <text:p>2058</text:p>
          </table:table-cell>
          <table:table-cell office:value-type="float" office:value="0.115564126968384" calcext:value-type="float">
            <text:p>0,115564126968384</text:p>
          </table:table-cell>
          <table:table-cell office:value-type="float" office:value="1191.79" calcext:value-type="float">
            <text:p>1191,79</text:p>
          </table:table-cell>
          <table:table-cell office:value-type="float" office:value="987" calcext:value-type="float">
            <text:p>987</text:p>
          </table:table-cell>
          <table:table-cell office:value-type="float" office:value="1.00022969722748" calcext:value-type="float">
            <text:p>1,00022969722748</text:p>
          </table:table-cell>
          <table:table-cell office:value-type="float" office:value="970.22" calcext:value-type="float">
            <text:p>970,22</text:p>
          </table:table-cell>
          <table:table-cell office:value-type="float" office:value="889" calcext:value-type="float">
            <text:p>889</text:p>
          </table:table-cell>
          <table:table-cell office:value-type="float" office:value="1.00737647533417" calcext:value-type="float">
            <text:p>1,00737647533417</text:p>
          </table:table-cell>
          <table:table-cell office:value-type="float" office:value="1694.56" calcext:value-type="float">
            <text:p>1694,56</text:p>
          </table:table-cell>
          <table:table-cell office:value-type="float" office:value="1456" calcext:value-type="float">
            <text:p>1456</text:p>
          </table:table-cell>
          <table:table-cell table:formula="of:=[.D4]-[.E4]" office:value-type="float" office:value="992.67" calcext:value-type="float">
            <text:p>992,67</text:p>
          </table:table-cell>
          <table:table-cell table:formula="of:=[.G4]-[.H4]" office:value-type="float" office:value="204.79" calcext:value-type="float">
            <text:p>204,79</text:p>
          </table:table-cell>
          <table:table-cell table:formula="of:=[.J4]-[.K4]" office:value-type="float" office:value="81.22" calcext:value-type="float">
            <text:p>81,22</text:p>
          </table:table-cell>
          <table:table-cell table:formula="of:=[.M4]-[.N4]" office:value-type="float" office:value="238.56" calcext:value-type="float">
            <text:p>238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132271146774292" calcext:value-type="float">
            <text:p>0,013227114677429</text:p>
          </table:table-cell>
          <table:table-cell office:value-type="float" office:value="3020.66" calcext:value-type="float">
            <text:p>3020,66</text:p>
          </table:table-cell>
          <table:table-cell office:value-type="float" office:value="2111" calcext:value-type="float">
            <text:p>2111</text:p>
          </table:table-cell>
          <table:table-cell office:value-type="float" office:value="0.112953503131866" calcext:value-type="float">
            <text:p>0,112953503131866</text:p>
          </table:table-cell>
          <table:table-cell office:value-type="float" office:value="1249.54" calcext:value-type="float">
            <text:p>1249,54</text:p>
          </table:table-cell>
          <table:table-cell office:value-type="float" office:value="1034" calcext:value-type="float">
            <text:p>1034</text:p>
          </table:table-cell>
          <table:table-cell office:value-type="float" office:value="1.00037818670273" calcext:value-type="float">
            <text:p>1,00037818670273</text:p>
          </table:table-cell>
          <table:table-cell office:value-type="float" office:value="1036.56" calcext:value-type="float">
            <text:p>1036,56</text:p>
          </table:table-cell>
          <table:table-cell office:value-type="float" office:value="893" calcext:value-type="float">
            <text:p>893</text:p>
          </table:table-cell>
          <table:table-cell office:value-type="float" office:value="1.00730307817459" calcext:value-type="float">
            <text:p>1,00730307817459</text:p>
          </table:table-cell>
          <table:table-cell office:value-type="float" office:value="1796.39" calcext:value-type="float">
            <text:p>1796,39</text:p>
          </table:table-cell>
          <table:table-cell office:value-type="float" office:value="1590" calcext:value-type="float">
            <text:p>1590</text:p>
          </table:table-cell>
          <table:table-cell table:formula="of:=[.D5]-[.E5]" office:value-type="float" office:value="909.66" calcext:value-type="float">
            <text:p>909,66</text:p>
          </table:table-cell>
          <table:table-cell table:formula="of:=[.G5]-[.H5]" office:value-type="float" office:value="215.54" calcext:value-type="float">
            <text:p>215,54</text:p>
          </table:table-cell>
          <table:table-cell table:formula="of:=[.J5]-[.K5]" office:value-type="float" office:value="143.56" calcext:value-type="float">
            <text:p>143,56</text:p>
          </table:table-cell>
          <table:table-cell table:formula="of:=[.M5]-[.N5]" office:value-type="float" office:value="206.39" calcext:value-type="float">
            <text:p>206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31248259544373" calcext:value-type="float">
            <text:p>0,013124825954437</text:p>
          </table:table-cell>
          <table:table-cell office:value-type="float" office:value="3115.32" calcext:value-type="float">
            <text:p>3115,32</text:p>
          </table:table-cell>
          <table:table-cell office:value-type="float" office:value="2349" calcext:value-type="float">
            <text:p>2349</text:p>
          </table:table-cell>
          <table:table-cell office:value-type="float" office:value="0.114701128005981" calcext:value-type="float">
            <text:p>0,114701128005981</text:p>
          </table:table-cell>
          <table:table-cell office:value-type="float" office:value="1199.29" calcext:value-type="float">
            <text:p>1199,29</text:p>
          </table:table-cell>
          <table:table-cell office:value-type="float" office:value="1008" calcext:value-type="float">
            <text:p>1008</text:p>
          </table:table-cell>
          <table:table-cell office:value-type="float" office:value="1.00023254871368" calcext:value-type="float">
            <text:p>1,00023254871368</text:p>
          </table:table-cell>
          <table:table-cell office:value-type="float" office:value="1001.98" calcext:value-type="float">
            <text:p>1001,98</text:p>
          </table:table-cell>
          <table:table-cell office:value-type="float" office:value="896" calcext:value-type="float">
            <text:p>896</text:p>
          </table:table-cell>
          <table:table-cell office:value-type="float" office:value="1.00845660924912" calcext:value-type="float">
            <text:p>1,00845660924912</text:p>
          </table:table-cell>
          <table:table-cell office:value-type="float" office:value="1761.03" calcext:value-type="float">
            <text:p>1761,03</text:p>
          </table:table-cell>
          <table:table-cell office:value-type="float" office:value="1418" calcext:value-type="float">
            <text:p>1418</text:p>
          </table:table-cell>
          <table:table-cell table:formula="of:=[.D6]-[.E6]" office:value-type="float" office:value="766.32" calcext:value-type="float">
            <text:p>766,32</text:p>
          </table:table-cell>
          <table:table-cell table:formula="of:=[.G6]-[.H6]" office:value-type="float" office:value="191.29" calcext:value-type="float">
            <text:p>191,29</text:p>
          </table:table-cell>
          <table:table-cell table:formula="of:=[.J6]-[.K6]" office:value-type="float" office:value="105.98" calcext:value-type="float">
            <text:p>105,98</text:p>
          </table:table-cell>
          <table:table-cell table:formula="of:=[.M6]-[.N6]" office:value-type="float" office:value="343.03" calcext:value-type="float">
            <text:p>343,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28283333778381" calcext:value-type="float">
            <text:p>0,012828333377838</text:p>
          </table:table-cell>
          <table:table-cell office:value-type="float" office:value="2941" calcext:value-type="float">
            <text:p>2941</text:p>
          </table:table-cell>
          <table:table-cell office:value-type="float" office:value="2072" calcext:value-type="float">
            <text:p>2072</text:p>
          </table:table-cell>
          <table:table-cell office:value-type="float" office:value="0.116655342578888" calcext:value-type="float">
            <text:p>0,116655342578888</text:p>
          </table:table-cell>
          <table:table-cell office:value-type="float" office:value="1221.81" calcext:value-type="float">
            <text:p>1221,81</text:p>
          </table:table-cell>
          <table:table-cell office:value-type="float" office:value="985" calcext:value-type="float">
            <text:p>985</text:p>
          </table:table-cell>
          <table:table-cell office:value-type="float" office:value="1.00031207799912" calcext:value-type="float">
            <text:p>1,00031207799912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871" calcext:value-type="float">
            <text:p>871</text:p>
          </table:table-cell>
          <table:table-cell office:value-type="float" office:value="1.00667630195618" calcext:value-type="float">
            <text:p>1,00667630195618</text:p>
          </table:table-cell>
          <table:table-cell office:value-type="float" office:value="1729.01" calcext:value-type="float">
            <text:p>1729,01</text:p>
          </table:table-cell>
          <table:table-cell office:value-type="float" office:value="1464" calcext:value-type="float">
            <text:p>1464</text:p>
          </table:table-cell>
          <table:table-cell table:formula="of:=[.D7]-[.E7]" office:value-type="float" office:value="869" calcext:value-type="float">
            <text:p>869</text:p>
          </table:table-cell>
          <table:table-cell table:formula="of:=[.G7]-[.H7]" office:value-type="float" office:value="236.81" calcext:value-type="float">
            <text:p>236,81</text:p>
          </table:table-cell>
          <table:table-cell table:formula="of:=[.J7]-[.K7]" office:value-type="float" office:value="140.11" calcext:value-type="float">
            <text:p>140,11</text:p>
          </table:table-cell>
          <table:table-cell table:formula="of:=[.M7]-[.N7]" office:value-type="float" office:value="265.01" calcext:value-type="float">
            <text:p>265,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122590255737305" calcext:value-type="float">
            <text:p>0,012259025573731</text:p>
          </table:table-cell>
          <table:table-cell office:value-type="float" office:value="3089.63" calcext:value-type="float">
            <text:p>3089,63</text:p>
          </table:table-cell>
          <table:table-cell office:value-type="float" office:value="2029" calcext:value-type="float">
            <text:p>2029</text:p>
          </table:table-cell>
          <table:table-cell office:value-type="float" office:value="0.117700736522675" calcext:value-type="float">
            <text:p>0,117700736522675</text:p>
          </table:table-cell>
          <table:table-cell office:value-type="float" office:value="1212.98" calcext:value-type="float">
            <text:p>1212,98</text:p>
          </table:table-cell>
          <table:table-cell office:value-type="float" office:value="951" calcext:value-type="float">
            <text:p>951</text:p>
          </table:table-cell>
          <table:table-cell office:value-type="float" office:value="1.0003057718277" calcext:value-type="float">
            <text:p>1,0003057718277</text:p>
          </table:table-cell>
          <table:table-cell office:value-type="float" office:value="1004.46" calcext:value-type="float">
            <text:p>1004,46</text:p>
          </table:table-cell>
          <table:table-cell office:value-type="float" office:value="878" calcext:value-type="float">
            <text:p>878</text:p>
          </table:table-cell>
          <table:table-cell office:value-type="float" office:value="1.00866041898727" calcext:value-type="float">
            <text:p>1,00866041898727</text:p>
          </table:table-cell>
          <table:table-cell office:value-type="float" office:value="1748.41" calcext:value-type="float">
            <text:p>1748,41</text:p>
          </table:table-cell>
          <table:table-cell office:value-type="float" office:value="1480" calcext:value-type="float">
            <text:p>1480</text:p>
          </table:table-cell>
          <table:table-cell table:formula="of:=[.D8]-[.E8]" office:value-type="float" office:value="1060.63" calcext:value-type="float">
            <text:p>1060,63</text:p>
          </table:table-cell>
          <table:table-cell table:formula="of:=[.G8]-[.H8]" office:value-type="float" office:value="261.98" calcext:value-type="float">
            <text:p>261,98</text:p>
          </table:table-cell>
          <table:table-cell table:formula="of:=[.J8]-[.K8]" office:value-type="float" office:value="126.46" calcext:value-type="float">
            <text:p>126,46</text:p>
          </table:table-cell>
          <table:table-cell table:formula="of:=[.M8]-[.N8]" office:value-type="float" office:value="268.41" calcext:value-type="float">
            <text:p>268,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128649806976318" calcext:value-type="float">
            <text:p>0,012864980697632</text:p>
          </table:table-cell>
          <table:table-cell office:value-type="float" office:value="3005.99" calcext:value-type="float">
            <text:p>3005,99</text:p>
          </table:table-cell>
          <table:table-cell office:value-type="float" office:value="2087" calcext:value-type="float">
            <text:p>2087</text:p>
          </table:table-cell>
          <table:table-cell office:value-type="float" office:value="0.115507245063782" calcext:value-type="float">
            <text:p>0,115507245063782</text:p>
          </table:table-cell>
          <table:table-cell office:value-type="float" office:value="1204.5" calcext:value-type="float">
            <text:p>1204,5</text:p>
          </table:table-cell>
          <table:table-cell office:value-type="float" office:value="998" calcext:value-type="float">
            <text:p>998</text:p>
          </table:table-cell>
          <table:table-cell office:value-type="float" office:value="1.00015163660049" calcext:value-type="float">
            <text:p>1,00015163660049</text:p>
          </table:table-cell>
          <table:table-cell office:value-type="float" office:value="995.74" calcext:value-type="float">
            <text:p>995,74</text:p>
          </table:table-cell>
          <table:table-cell office:value-type="float" office:value="884" calcext:value-type="float">
            <text:p>884</text:p>
          </table:table-cell>
          <table:table-cell office:value-type="float" office:value="1.00712423324585" calcext:value-type="float">
            <text:p>1,00712423324585</text:p>
          </table:table-cell>
          <table:table-cell office:value-type="float" office:value="1731.03" calcext:value-type="float">
            <text:p>1731,03</text:p>
          </table:table-cell>
          <table:table-cell office:value-type="float" office:value="1489" calcext:value-type="float">
            <text:p>1489</text:p>
          </table:table-cell>
          <table:table-cell table:formula="of:=[.D9]-[.E9]" office:value-type="float" office:value="918.99" calcext:value-type="float">
            <text:p>918,99</text:p>
          </table:table-cell>
          <table:table-cell table:formula="of:=[.G9]-[.H9]" office:value-type="float" office:value="206.5" calcext:value-type="float">
            <text:p>206,5</text:p>
          </table:table-cell>
          <table:table-cell table:formula="of:=[.J9]-[.K9]" office:value-type="float" office:value="111.74" calcext:value-type="float">
            <text:p>111,74</text:p>
          </table:table-cell>
          <table:table-cell table:formula="of:=[.M9]-[.N9]" office:value-type="float" office:value="242.03" calcext:value-type="float">
            <text:p>242,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20466256141663" calcext:value-type="float">
            <text:p>0,012046625614166</text:p>
          </table:table-cell>
          <table:table-cell office:value-type="float" office:value="3000.2" calcext:value-type="float">
            <text:p>3000,2</text:p>
          </table:table-cell>
          <table:table-cell office:value-type="float" office:value="1970" calcext:value-type="float">
            <text:p>1970</text:p>
          </table:table-cell>
          <table:table-cell office:value-type="float" office:value="0.115321493148804" calcext:value-type="float">
            <text:p>0,115321493148804</text:p>
          </table:table-cell>
          <table:table-cell office:value-type="float" office:value="1254.62" calcext:value-type="float">
            <text:p>1254,62</text:p>
          </table:table-cell>
          <table:table-cell office:value-type="float" office:value="1015" calcext:value-type="float">
            <text:p>1015</text:p>
          </table:table-cell>
          <table:table-cell office:value-type="float" office:value="1.00040132522583" calcext:value-type="float">
            <text:p>1,00040132522583</text:p>
          </table:table-cell>
          <table:table-cell office:value-type="float" office:value="1039.57" calcext:value-type="float">
            <text:p>1039,57</text:p>
          </table:table-cell>
          <table:table-cell office:value-type="float" office:value="946" calcext:value-type="float">
            <text:p>946</text:p>
          </table:table-cell>
          <table:table-cell office:value-type="float" office:value="1.0065018248558" calcext:value-type="float">
            <text:p>1,0065018248558</text:p>
          </table:table-cell>
          <table:table-cell office:value-type="float" office:value="1740.25" calcext:value-type="float">
            <text:p>1740,25</text:p>
          </table:table-cell>
          <table:table-cell office:value-type="float" office:value="1423" calcext:value-type="float">
            <text:p>1423</text:p>
          </table:table-cell>
          <table:table-cell table:formula="of:=[.D10]-[.E10]" office:value-type="float" office:value="1030.2" calcext:value-type="float">
            <text:p>1030,2</text:p>
          </table:table-cell>
          <table:table-cell table:formula="of:=[.G10]-[.H10]" office:value-type="float" office:value="239.62" calcext:value-type="float">
            <text:p>239,62</text:p>
          </table:table-cell>
          <table:table-cell table:formula="of:=[.J10]-[.K10]" office:value-type="float" office:value="93.5699999999999" calcext:value-type="float">
            <text:p>93,5699999999999</text:p>
          </table:table-cell>
          <table:table-cell table:formula="of:=[.M10]-[.N10]" office:value-type="float" office:value="317.25" calcext:value-type="float">
            <text:p>317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109794449806213" calcext:value-type="float">
            <text:p>0,010979444980621</text:p>
          </table:table-cell>
          <table:table-cell office:value-type="float" office:value="3103.38" calcext:value-type="float">
            <text:p>3103,38</text:p>
          </table:table-cell>
          <table:table-cell office:value-type="float" office:value="2189" calcext:value-type="float">
            <text:p>2189</text:p>
          </table:table-cell>
          <table:table-cell office:value-type="float" office:value="0.112503654956818" calcext:value-type="float">
            <text:p>0,112503654956818</text:p>
          </table:table-cell>
          <table:table-cell office:value-type="float" office:value="1248.4" calcext:value-type="float">
            <text:p>1248,4</text:p>
          </table:table-cell>
          <table:table-cell office:value-type="float" office:value="1083" calcext:value-type="float">
            <text:p>1083</text:p>
          </table:table-cell>
          <table:table-cell office:value-type="float" office:value="1.00022722482681" calcext:value-type="float">
            <text:p>1,00022722482681</text:p>
          </table:table-cell>
          <table:table-cell office:value-type="float" office:value="1027.1" calcext:value-type="float">
            <text:p>1027,1</text:p>
          </table:table-cell>
          <table:table-cell office:value-type="float" office:value="887" calcext:value-type="float">
            <text:p>887</text:p>
          </table:table-cell>
          <table:table-cell office:value-type="float" office:value="1.00757262945175" calcext:value-type="float">
            <text:p>1,00757262945175</text:p>
          </table:table-cell>
          <table:table-cell office:value-type="float" office:value="1721.83" calcext:value-type="float">
            <text:p>1721,83</text:p>
          </table:table-cell>
          <table:table-cell office:value-type="float" office:value="1518" calcext:value-type="float">
            <text:p>1518</text:p>
          </table:table-cell>
          <table:table-cell table:formula="of:=[.D11]-[.E11]" office:value-type="float" office:value="914.38" calcext:value-type="float">
            <text:p>914,38</text:p>
          </table:table-cell>
          <table:table-cell table:formula="of:=[.G11]-[.H11]" office:value-type="float" office:value="165.4" calcext:value-type="float">
            <text:p>165,4</text:p>
          </table:table-cell>
          <table:table-cell table:formula="of:=[.J11]-[.K11]" office:value-type="float" office:value="140.1" calcext:value-type="float">
            <text:p>140,1</text:p>
          </table:table-cell>
          <table:table-cell table:formula="of:=[.M11]-[.N11]" office:value-type="float" office:value="203.83" calcext:value-type="float">
            <text:p>203,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107326126098633" calcext:value-type="float">
            <text:p>0,010732612609863</text:p>
          </table:table-cell>
          <table:table-cell office:value-type="float" office:value="3249.66" calcext:value-type="float">
            <text:p>3249,66</text:p>
          </table:table-cell>
          <table:table-cell office:value-type="float" office:value="2289" calcext:value-type="float">
            <text:p>2289</text:p>
          </table:table-cell>
          <table:table-cell office:value-type="float" office:value="0.113441324234009" calcext:value-type="float">
            <text:p>0,113441324234009</text:p>
          </table:table-cell>
          <table:table-cell office:value-type="float" office:value="1224.55" calcext:value-type="float">
            <text:p>1224,55</text:p>
          </table:table-cell>
          <table:table-cell office:value-type="float" office:value="1019" calcext:value-type="float">
            <text:p>1019</text:p>
          </table:table-cell>
          <table:table-cell office:value-type="float" office:value="1.00037066936493" calcext:value-type="float">
            <text:p>1,00037066936493</text:p>
          </table:table-cell>
          <table:table-cell office:value-type="float" office:value="1017.5" calcext:value-type="float">
            <text:p>1017,5</text:p>
          </table:table-cell>
          <table:table-cell office:value-type="float" office:value="909" calcext:value-type="float">
            <text:p>909</text:p>
          </table:table-cell>
          <table:table-cell office:value-type="float" office:value="1.00819377422333" calcext:value-type="float">
            <text:p>1,00819377422333</text:p>
          </table:table-cell>
          <table:table-cell office:value-type="float" office:value="1791.72" calcext:value-type="float">
            <text:p>1791,72</text:p>
          </table:table-cell>
          <table:table-cell office:value-type="float" office:value="1603" calcext:value-type="float">
            <text:p>1603</text:p>
          </table:table-cell>
          <table:table-cell table:formula="of:=[.D12]-[.E12]" office:value-type="float" office:value="960.66" calcext:value-type="float">
            <text:p>960,66</text:p>
          </table:table-cell>
          <table:table-cell table:formula="of:=[.G12]-[.H12]" office:value-type="float" office:value="205.55" calcext:value-type="float">
            <text:p>205,55</text:p>
          </table:table-cell>
          <table:table-cell table:formula="of:=[.J12]-[.K12]" office:value-type="float" office:value="108.5" calcext:value-type="float">
            <text:p>108,5</text:p>
          </table:table-cell>
          <table:table-cell table:formula="of:=[.M12]-[.N12]" office:value-type="float" office:value="188.72" calcext:value-type="float">
            <text:p>188,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06237387657166" calcext:value-type="float">
            <text:p>0,010623738765717</text:p>
          </table:table-cell>
          <table:table-cell office:value-type="float" office:value="2975.04" calcext:value-type="float">
            <text:p>2975,04</text:p>
          </table:table-cell>
          <table:table-cell office:value-type="float" office:value="2081" calcext:value-type="float">
            <text:p>2081</text:p>
          </table:table-cell>
          <table:table-cell office:value-type="float" office:value="0.115053381919861" calcext:value-type="float">
            <text:p>0,115053381919861</text:p>
          </table:table-cell>
          <table:table-cell office:value-type="float" office:value="1213.11" calcext:value-type="float">
            <text:p>1213,11</text:p>
          </table:table-cell>
          <table:table-cell office:value-type="float" office:value="995" calcext:value-type="float">
            <text:p>995</text:p>
          </table:table-cell>
          <table:table-cell office:value-type="float" office:value="1.00040141820908" calcext:value-type="float">
            <text:p>1,00040141820908</text:p>
          </table:table-cell>
          <table:table-cell office:value-type="float" office:value="994.48" calcext:value-type="float">
            <text:p>994,48</text:p>
          </table:table-cell>
          <table:table-cell office:value-type="float" office:value="907" calcext:value-type="float">
            <text:p>907</text:p>
          </table:table-cell>
          <table:table-cell office:value-type="float" office:value="1.00783885240555" calcext:value-type="float">
            <text:p>1,00783885240555</text:p>
          </table:table-cell>
          <table:table-cell office:value-type="float" office:value="1645.84" calcext:value-type="float">
            <text:p>1645,84</text:p>
          </table:table-cell>
          <table:table-cell office:value-type="float" office:value="1464" calcext:value-type="float">
            <text:p>1464</text:p>
          </table:table-cell>
          <table:table-cell table:formula="of:=[.D13]-[.E13]" office:value-type="float" office:value="894.04" calcext:value-type="float">
            <text:p>894,04</text:p>
          </table:table-cell>
          <table:table-cell table:formula="of:=[.G13]-[.H13]" office:value-type="float" office:value="218.11" calcext:value-type="float">
            <text:p>218,11</text:p>
          </table:table-cell>
          <table:table-cell table:formula="of:=[.J13]-[.K13]" office:value-type="float" office:value="87.48" calcext:value-type="float">
            <text:p>87,48</text:p>
          </table:table-cell>
          <table:table-cell table:formula="of:=[.M13]-[.N13]" office:value-type="float" office:value="181.84" calcext:value-type="float">
            <text:p>181,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116664838790894" calcext:value-type="float">
            <text:p>0,011666483879089</text:p>
          </table:table-cell>
          <table:table-cell office:value-type="float" office:value="3173.56" calcext:value-type="float">
            <text:p>3173,56</text:p>
          </table:table-cell>
          <table:table-cell office:value-type="float" office:value="2230" calcext:value-type="float">
            <text:p>2230</text:p>
          </table:table-cell>
          <table:table-cell office:value-type="float" office:value="0.112599112987518" calcext:value-type="float">
            <text:p>0,112599112987518</text:p>
          </table:table-cell>
          <table:table-cell office:value-type="float" office:value="1251.68" calcext:value-type="float">
            <text:p>1251,68</text:p>
          </table:table-cell>
          <table:table-cell office:value-type="float" office:value="1036" calcext:value-type="float">
            <text:p>1036</text:p>
          </table:table-cell>
          <table:table-cell office:value-type="float" office:value="1.00021707296371" calcext:value-type="float">
            <text:p>1,00021707296371</text:p>
          </table:table-cell>
          <table:table-cell office:value-type="float" office:value="1018.93" calcext:value-type="float">
            <text:p>1018,93</text:p>
          </table:table-cell>
          <table:table-cell office:value-type="float" office:value="927" calcext:value-type="float">
            <text:p>927</text:p>
          </table:table-cell>
          <table:table-cell office:value-type="float" office:value="1.00758682250977" calcext:value-type="float">
            <text:p>1,00758682250977</text:p>
          </table:table-cell>
          <table:table-cell office:value-type="float" office:value="1776.97" calcext:value-type="float">
            <text:p>1776,97</text:p>
          </table:table-cell>
          <table:table-cell office:value-type="float" office:value="1500" calcext:value-type="float">
            <text:p>1500</text:p>
          </table:table-cell>
          <table:table-cell table:formula="of:=[.D14]-[.E14]" office:value-type="float" office:value="943.56" calcext:value-type="float">
            <text:p>943,56</text:p>
          </table:table-cell>
          <table:table-cell table:formula="of:=[.G14]-[.H14]" office:value-type="float" office:value="215.68" calcext:value-type="float">
            <text:p>215,68</text:p>
          </table:table-cell>
          <table:table-cell table:formula="of:=[.J14]-[.K14]" office:value-type="float" office:value="91.9299999999999" calcext:value-type="float">
            <text:p>91,9299999999999</text:p>
          </table:table-cell>
          <table:table-cell table:formula="of:=[.M14]-[.N14]" office:value-type="float" office:value="276.97" calcext:value-type="float">
            <text:p>276,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118494296073914" calcext:value-type="float">
            <text:p>0,011849429607391</text:p>
          </table:table-cell>
          <table:table-cell office:value-type="float" office:value="2743.69" calcext:value-type="float">
            <text:p>2743,69</text:p>
          </table:table-cell>
          <table:table-cell office:value-type="float" office:value="1845" calcext:value-type="float">
            <text:p>1845</text:p>
          </table:table-cell>
          <table:table-cell office:value-type="float" office:value="0.117747113704681" calcext:value-type="float">
            <text:p>0,117747113704681</text:p>
          </table:table-cell>
          <table:table-cell office:value-type="float" office:value="1260.43" calcext:value-type="float">
            <text:p>1260,43</text:p>
          </table:table-cell>
          <table:table-cell office:value-type="float" office:value="1028" calcext:value-type="float">
            <text:p>1028</text:p>
          </table:table-cell>
          <table:table-cell office:value-type="float" office:value="1.00031832456589" calcext:value-type="float">
            <text:p>1,00031832456589</text:p>
          </table:table-cell>
          <table:table-cell office:value-type="float" office:value="1037.09" calcext:value-type="float">
            <text:p>1037,09</text:p>
          </table:table-cell>
          <table:table-cell office:value-type="float" office:value="948" calcext:value-type="float">
            <text:p>948</text:p>
          </table:table-cell>
          <table:table-cell office:value-type="float" office:value="1.00787765026093" calcext:value-type="float">
            <text:p>1,00787765026093</text:p>
          </table:table-cell>
          <table:table-cell office:value-type="float" office:value="1609.95" calcext:value-type="float">
            <text:p>1609,95</text:p>
          </table:table-cell>
          <table:table-cell office:value-type="float" office:value="1385" calcext:value-type="float">
            <text:p>1385</text:p>
          </table:table-cell>
          <table:table-cell table:formula="of:=[.D15]-[.E15]" office:value-type="float" office:value="898.69" calcext:value-type="float">
            <text:p>898,69</text:p>
          </table:table-cell>
          <table:table-cell table:formula="of:=[.G15]-[.H15]" office:value-type="float" office:value="232.43" calcext:value-type="float">
            <text:p>232,43</text:p>
          </table:table-cell>
          <table:table-cell table:formula="of:=[.J15]-[.K15]" office:value-type="float" office:value="89.0899999999999" calcext:value-type="float">
            <text:p>89,0899999999999</text:p>
          </table:table-cell>
          <table:table-cell table:formula="of:=[.M15]-[.N15]" office:value-type="float" office:value="224.95" calcext:value-type="float">
            <text:p>224,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10811071395874" calcext:value-type="float">
            <text:p>0,010811071395874</text:p>
          </table:table-cell>
          <table:table-cell office:value-type="float" office:value="3024.37" calcext:value-type="float">
            <text:p>3024,37</text:p>
          </table:table-cell>
          <table:table-cell office:value-type="float" office:value="2104" calcext:value-type="float">
            <text:p>2104</text:p>
          </table:table-cell>
          <table:table-cell office:value-type="float" office:value="0.118999364376068" calcext:value-type="float">
            <text:p>0,118999364376068</text:p>
          </table:table-cell>
          <table:table-cell office:value-type="float" office:value="1222.48" calcext:value-type="float">
            <text:p>1222,48</text:p>
          </table:table-cell>
          <table:table-cell office:value-type="float" office:value="1013" calcext:value-type="float">
            <text:p>1013</text:p>
          </table:table-cell>
          <table:table-cell office:value-type="float" office:value="1.00024835348129" calcext:value-type="float">
            <text:p>1,00024835348129</text:p>
          </table:table-cell>
          <table:table-cell office:value-type="float" office:value="1011.16" calcext:value-type="float">
            <text:p>1011,16</text:p>
          </table:table-cell>
          <table:table-cell office:value-type="float" office:value="928" calcext:value-type="float">
            <text:p>928</text:p>
          </table:table-cell>
          <table:table-cell office:value-type="float" office:value="1.00833626270294" calcext:value-type="float">
            <text:p>1,00833626270294</text:p>
          </table:table-cell>
          <table:table-cell office:value-type="float" office:value="1694.15" calcext:value-type="float">
            <text:p>1694,15</text:p>
          </table:table-cell>
          <table:table-cell office:value-type="float" office:value="1439" calcext:value-type="float">
            <text:p>1439</text:p>
          </table:table-cell>
          <table:table-cell table:formula="of:=[.D16]-[.E16]" office:value-type="float" office:value="920.37" calcext:value-type="float">
            <text:p>920,37</text:p>
          </table:table-cell>
          <table:table-cell table:formula="of:=[.G16]-[.H16]" office:value-type="float" office:value="209.48" calcext:value-type="float">
            <text:p>209,48</text:p>
          </table:table-cell>
          <table:table-cell table:formula="of:=[.J16]-[.K16]" office:value-type="float" office:value="83.16" calcext:value-type="float">
            <text:p>83,16</text:p>
          </table:table-cell>
          <table:table-cell table:formula="of:=[.M16]-[.N16]" office:value-type="float" office:value="255.15" calcext:value-type="float">
            <text:p>255,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118128228187561" calcext:value-type="float">
            <text:p>0,011812822818756</text:p>
          </table:table-cell>
          <table:table-cell office:value-type="float" office:value="3032.79" calcext:value-type="float">
            <text:p>3032,79</text:p>
          </table:table-cell>
          <table:table-cell office:value-type="float" office:value="2237" calcext:value-type="float">
            <text:p>2237</text:p>
          </table:table-cell>
          <table:table-cell office:value-type="float" office:value="0.111542036533356" calcext:value-type="float">
            <text:p>0,111542036533356</text:p>
          </table:table-cell>
          <table:table-cell office:value-type="float" office:value="1262.01" calcext:value-type="float">
            <text:p>1262,01</text:p>
          </table:table-cell>
          <table:table-cell office:value-type="float" office:value="1055" calcext:value-type="float">
            <text:p>1055</text:p>
          </table:table-cell>
          <table:table-cell office:value-type="float" office:value="1.00031075716019" calcext:value-type="float">
            <text:p>1,00031075716019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959" calcext:value-type="float">
            <text:p>959</text:p>
          </table:table-cell>
          <table:table-cell office:value-type="float" office:value="1.00769967556" calcext:value-type="float">
            <text:p>1,00769967556</text:p>
          </table:table-cell>
          <table:table-cell office:value-type="float" office:value="1762.59" calcext:value-type="float">
            <text:p>1762,59</text:p>
          </table:table-cell>
          <table:table-cell office:value-type="float" office:value="1491" calcext:value-type="float">
            <text:p>1491</text:p>
          </table:table-cell>
          <table:table-cell table:formula="of:=[.D17]-[.E17]" office:value-type="float" office:value="795.79" calcext:value-type="float">
            <text:p>795,79</text:p>
          </table:table-cell>
          <table:table-cell table:formula="of:=[.G17]-[.H17]" office:value-type="float" office:value="207.01" calcext:value-type="float">
            <text:p>207,01</text:p>
          </table:table-cell>
          <table:table-cell table:formula="of:=[.J17]-[.K17]" office:value-type="float" office:value="71.96" calcext:value-type="float">
            <text:p>71,96</text:p>
          </table:table-cell>
          <table:table-cell table:formula="of:=[.M17]-[.N17]" office:value-type="float" office:value="271.59" calcext:value-type="float">
            <text:p>271,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134302425384521" calcext:value-type="float">
            <text:p>0,013430242538452</text:p>
          </table:table-cell>
          <table:table-cell office:value-type="float" office:value="2958.22" calcext:value-type="float">
            <text:p>2958,22</text:p>
          </table:table-cell>
          <table:table-cell office:value-type="float" office:value="1966" calcext:value-type="float">
            <text:p>1966</text:p>
          </table:table-cell>
          <table:table-cell office:value-type="float" office:value="0.11229368686676" calcext:value-type="float">
            <text:p>0,11229368686676</text:p>
          </table:table-cell>
          <table:table-cell office:value-type="float" office:value="1192.09" calcext:value-type="float">
            <text:p>1192,09</text:p>
          </table:table-cell>
          <table:table-cell office:value-type="float" office:value="935" calcext:value-type="float">
            <text:p>935</text:p>
          </table:table-cell>
          <table:table-cell office:value-type="float" office:value="1.00038993597031" calcext:value-type="float">
            <text:p>1,00038993597031</text:p>
          </table:table-cell>
          <table:table-cell office:value-type="float" office:value="1001.2" calcext:value-type="float">
            <text:p>1001,2</text:p>
          </table:table-cell>
          <table:table-cell office:value-type="float" office:value="899" calcext:value-type="float">
            <text:p>899</text:p>
          </table:table-cell>
          <table:table-cell office:value-type="float" office:value="1.00774125099182" calcext:value-type="float">
            <text:p>1,00774125099182</text:p>
          </table:table-cell>
          <table:table-cell office:value-type="float" office:value="1731.73" calcext:value-type="float">
            <text:p>1731,73</text:p>
          </table:table-cell>
          <table:table-cell office:value-type="float" office:value="1461" calcext:value-type="float">
            <text:p>1461</text:p>
          </table:table-cell>
          <table:table-cell table:formula="of:=[.D18]-[.E18]" office:value-type="float" office:value="992.22" calcext:value-type="float">
            <text:p>992,22</text:p>
          </table:table-cell>
          <table:table-cell table:formula="of:=[.G18]-[.H18]" office:value-type="float" office:value="257.09" calcext:value-type="float">
            <text:p>257,09</text:p>
          </table:table-cell>
          <table:table-cell table:formula="of:=[.J18]-[.K18]" office:value-type="float" office:value="102.2" calcext:value-type="float">
            <text:p>102,2</text:p>
          </table:table-cell>
          <table:table-cell table:formula="of:=[.M18]-[.N18]" office:value-type="float" office:value="270.73" calcext:value-type="float">
            <text:p>270,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116244983673096" calcext:value-type="float">
            <text:p>0,01162449836731</text:p>
          </table:table-cell>
          <table:table-cell office:value-type="float" office:value="3140.29" calcext:value-type="float">
            <text:p>3140,29</text:p>
          </table:table-cell>
          <table:table-cell office:value-type="float" office:value="2165" calcext:value-type="float">
            <text:p>2165</text:p>
          </table:table-cell>
          <table:table-cell office:value-type="float" office:value="0.116492035388947" calcext:value-type="float">
            <text:p>0,116492035388947</text:p>
          </table:table-cell>
          <table:table-cell office:value-type="float" office:value="1232.94" calcext:value-type="float">
            <text:p>1232,94</text:p>
          </table:table-cell>
          <table:table-cell office:value-type="float" office:value="1040" calcext:value-type="float">
            <text:p>1040</text:p>
          </table:table-cell>
          <table:table-cell office:value-type="float" office:value="1.00051141262054" calcext:value-type="float">
            <text:p>1,00051141262054</text:p>
          </table:table-cell>
          <table:table-cell office:value-type="float" office:value="1016.72" calcext:value-type="float">
            <text:p>1016,72</text:p>
          </table:table-cell>
          <table:table-cell office:value-type="float" office:value="891" calcext:value-type="float">
            <text:p>891</text:p>
          </table:table-cell>
          <table:table-cell office:value-type="float" office:value="1.00777574300766" calcext:value-type="float">
            <text:p>1,00777574300766</text:p>
          </table:table-cell>
          <table:table-cell office:value-type="float" office:value="1792.93" calcext:value-type="float">
            <text:p>1792,93</text:p>
          </table:table-cell>
          <table:table-cell office:value-type="float" office:value="1552" calcext:value-type="float">
            <text:p>1552</text:p>
          </table:table-cell>
          <table:table-cell table:formula="of:=[.D19]-[.E19]" office:value-type="float" office:value="975.29" calcext:value-type="float">
            <text:p>975,29</text:p>
          </table:table-cell>
          <table:table-cell table:formula="of:=[.G19]-[.H19]" office:value-type="float" office:value="192.94" calcext:value-type="float">
            <text:p>192,94</text:p>
          </table:table-cell>
          <table:table-cell table:formula="of:=[.J19]-[.K19]" office:value-type="float" office:value="125.72" calcext:value-type="float">
            <text:p>125,72</text:p>
          </table:table-cell>
          <table:table-cell table:formula="of:=[.M19]-[.N19]" office:value-type="float" office:value="240.93" calcext:value-type="float">
            <text:p>240,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19440579414368" calcext:value-type="float">
            <text:p>0,011944057941437</text:p>
          </table:table-cell>
          <table:table-cell office:value-type="float" office:value="2961.01" calcext:value-type="float">
            <text:p>2961,01</text:p>
          </table:table-cell>
          <table:table-cell office:value-type="float" office:value="1977" calcext:value-type="float">
            <text:p>1977</text:p>
          </table:table-cell>
          <table:table-cell office:value-type="float" office:value="0.116172375679016" calcext:value-type="float">
            <text:p>0,116172375679016</text:p>
          </table:table-cell>
          <table:table-cell office:value-type="float" office:value="1228.9" calcext:value-type="float">
            <text:p>1228,9</text:p>
          </table:table-cell>
          <table:table-cell office:value-type="float" office:value="1018" calcext:value-type="float">
            <text:p>1018</text:p>
          </table:table-cell>
          <table:table-cell office:value-type="float" office:value="1.00029814720154" calcext:value-type="float">
            <text:p>1,00029814720154</text:p>
          </table:table-cell>
          <table:table-cell office:value-type="float" office:value="1000.38" calcext:value-type="float">
            <text:p>1000,38</text:p>
          </table:table-cell>
          <table:table-cell office:value-type="float" office:value="923" calcext:value-type="float">
            <text:p>923</text:p>
          </table:table-cell>
          <table:table-cell office:value-type="float" office:value="1.0073676609993" calcext:value-type="float">
            <text:p>1,0073676609993</text:p>
          </table:table-cell>
          <table:table-cell office:value-type="float" office:value="1687.51" calcext:value-type="float">
            <text:p>1687,51</text:p>
          </table:table-cell>
          <table:table-cell office:value-type="float" office:value="1491" calcext:value-type="float">
            <text:p>1491</text:p>
          </table:table-cell>
          <table:table-cell table:formula="of:=[.D20]-[.E20]" office:value-type="float" office:value="984.01" calcext:value-type="float">
            <text:p>984,01</text:p>
          </table:table-cell>
          <table:table-cell table:formula="of:=[.G20]-[.H20]" office:value-type="float" office:value="210.9" calcext:value-type="float">
            <text:p>210,9</text:p>
          </table:table-cell>
          <table:table-cell table:formula="of:=[.J20]-[.K20]" office:value-type="float" office:value="77.38" calcext:value-type="float">
            <text:p>77,38</text:p>
          </table:table-cell>
          <table:table-cell table:formula="of:=[.M20]-[.N20]" office:value-type="float" office:value="196.51" calcext:value-type="float">
            <text:p>196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12485978603363" calcext:value-type="float">
            <text:p>0,012485978603363</text:p>
          </table:table-cell>
          <table:table-cell office:value-type="float" office:value="3274.07" calcext:value-type="float">
            <text:p>3274,07</text:p>
          </table:table-cell>
          <table:table-cell office:value-type="float" office:value="2495" calcext:value-type="float">
            <text:p>2495</text:p>
          </table:table-cell>
          <table:table-cell office:value-type="float" office:value="0.110789227485657" calcext:value-type="float">
            <text:p>0,110789227485657</text:p>
          </table:table-cell>
          <table:table-cell office:value-type="float" office:value="1237.56" calcext:value-type="float">
            <text:p>1237,56</text:p>
          </table:table-cell>
          <table:table-cell office:value-type="float" office:value="1051" calcext:value-type="float">
            <text:p>1051</text:p>
          </table:table-cell>
          <table:table-cell office:value-type="float" office:value="1.000334649086" calcext:value-type="float">
            <text:p>1,000334649086</text:p>
          </table:table-cell>
          <table:table-cell office:value-type="float" office:value="1014.7" calcext:value-type="float">
            <text:p>1014,7</text:p>
          </table:table-cell>
          <table:table-cell office:value-type="float" office:value="896" calcext:value-type="float">
            <text:p>896</text:p>
          </table:table-cell>
          <table:table-cell office:value-type="float" office:value="1.00824663162231" calcext:value-type="float">
            <text:p>1,00824663162231</text:p>
          </table:table-cell>
          <table:table-cell office:value-type="float" office:value="1849.59" calcext:value-type="float">
            <text:p>1849,59</text:p>
          </table:table-cell>
          <table:table-cell office:value-type="float" office:value="1567" calcext:value-type="float">
            <text:p>1567</text:p>
          </table:table-cell>
          <table:table-cell table:formula="of:=[.D21]-[.E21]" office:value-type="float" office:value="779.07" calcext:value-type="float">
            <text:p>779,07</text:p>
          </table:table-cell>
          <table:table-cell table:formula="of:=[.G21]-[.H21]" office:value-type="float" office:value="186.56" calcext:value-type="float">
            <text:p>186,56</text:p>
          </table:table-cell>
          <table:table-cell table:formula="of:=[.J21]-[.K21]" office:value-type="float" office:value="118.7" calcext:value-type="float">
            <text:p>118,7</text:p>
          </table:table-cell>
          <table:table-cell table:formula="of:=[.M21]-[.N21]" office:value-type="float" office:value="282.59" calcext:value-type="float">
            <text:p>282,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124617123603821" calcext:value-type="float">
            <text:p>0,012461712360382</text:p>
          </table:table-cell>
          <table:table-cell office:value-type="float" office:value="3097.82" calcext:value-type="float">
            <text:p>3097,82</text:p>
          </table:table-cell>
          <table:table-cell office:value-type="float" office:value="2270" calcext:value-type="float">
            <text:p>2270</text:p>
          </table:table-cell>
          <table:table-cell office:value-type="float" office:value="0.111649420261383" calcext:value-type="float">
            <text:p>0,111649420261383</text:p>
          </table:table-cell>
          <table:table-cell office:value-type="float" office:value="1239.93" calcext:value-type="float">
            <text:p>1239,93</text:p>
          </table:table-cell>
          <table:table-cell office:value-type="float" office:value="1020" calcext:value-type="float">
            <text:p>1020</text:p>
          </table:table-cell>
          <table:table-cell office:value-type="float" office:value="1.0003845500946" calcext:value-type="float">
            <text:p>1,0003845500946</text:p>
          </table:table-cell>
          <table:table-cell office:value-type="float" office:value="1021.92" calcext:value-type="float">
            <text:p>1021,92</text:p>
          </table:table-cell>
          <table:table-cell office:value-type="float" office:value="880" calcext:value-type="float">
            <text:p>880</text:p>
          </table:table-cell>
          <table:table-cell office:value-type="float" office:value="1.00790858268738" calcext:value-type="float">
            <text:p>1,00790858268738</text:p>
          </table:table-cell>
          <table:table-cell office:value-type="float" office:value="1775.47" calcext:value-type="float">
            <text:p>1775,47</text:p>
          </table:table-cell>
          <table:table-cell office:value-type="float" office:value="1445" calcext:value-type="float">
            <text:p>1445</text:p>
          </table:table-cell>
          <table:table-cell table:formula="of:=[.D22]-[.E22]" office:value-type="float" office:value="827.82" calcext:value-type="float">
            <text:p>827,82</text:p>
          </table:table-cell>
          <table:table-cell table:formula="of:=[.G22]-[.H22]" office:value-type="float" office:value="219.93" calcext:value-type="float">
            <text:p>219,93</text:p>
          </table:table-cell>
          <table:table-cell table:formula="of:=[.J22]-[.K22]" office:value-type="float" office:value="141.92" calcext:value-type="float">
            <text:p>141,92</text:p>
          </table:table-cell>
          <table:table-cell table:formula="of:=[.M22]-[.N22]" office:value-type="float" office:value="330.47" calcext:value-type="float">
            <text:p>330,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127074193954468" calcext:value-type="float">
            <text:p>0,012707419395447</text:p>
          </table:table-cell>
          <table:table-cell office:value-type="float" office:value="3019.88" calcext:value-type="float">
            <text:p>3019,88</text:p>
          </table:table-cell>
          <table:table-cell office:value-type="float" office:value="2107" calcext:value-type="float">
            <text:p>2107</text:p>
          </table:table-cell>
          <table:table-cell office:value-type="float" office:value="0.118265600204468" calcext:value-type="float">
            <text:p>0,118265600204468</text:p>
          </table:table-cell>
          <table:table-cell office:value-type="float" office:value="1198.29" calcext:value-type="float">
            <text:p>1198,29</text:p>
          </table:table-cell>
          <table:table-cell office:value-type="float" office:value="991" calcext:value-type="float">
            <text:p>991</text:p>
          </table:table-cell>
          <table:table-cell office:value-type="float" office:value="1.00018128633499" calcext:value-type="float">
            <text:p>1,00018128633499</text:p>
          </table:table-cell>
          <table:table-cell office:value-type="float" office:value="974.29" calcext:value-type="float">
            <text:p>974,29</text:p>
          </table:table-cell>
          <table:table-cell office:value-type="float" office:value="871" calcext:value-type="float">
            <text:p>871</text:p>
          </table:table-cell>
          <table:table-cell office:value-type="float" office:value="1.00672437667847" calcext:value-type="float">
            <text:p>1,00672437667847</text:p>
          </table:table-cell>
          <table:table-cell office:value-type="float" office:value="1707.77" calcext:value-type="float">
            <text:p>1707,77</text:p>
          </table:table-cell>
          <table:table-cell office:value-type="float" office:value="1443" calcext:value-type="float">
            <text:p>1443</text:p>
          </table:table-cell>
          <table:table-cell table:formula="of:=[.D23]-[.E23]" office:value-type="float" office:value="912.88" calcext:value-type="float">
            <text:p>912,88</text:p>
          </table:table-cell>
          <table:table-cell table:formula="of:=[.G23]-[.H23]" office:value-type="float" office:value="207.29" calcext:value-type="float">
            <text:p>207,29</text:p>
          </table:table-cell>
          <table:table-cell table:formula="of:=[.J23]-[.K23]" office:value-type="float" office:value="103.29" calcext:value-type="float">
            <text:p>103,29</text:p>
          </table:table-cell>
          <table:table-cell table:formula="of:=[.M23]-[.N23]" office:value-type="float" office:value="264.77" calcext:value-type="float">
            <text:p>264,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133650946617126" calcext:value-type="float">
            <text:p>0,013365094661713</text:p>
          </table:table-cell>
          <table:table-cell office:value-type="float" office:value="3191.74" calcext:value-type="float">
            <text:p>3191,74</text:p>
          </table:table-cell>
          <table:table-cell office:value-type="float" office:value="2220" calcext:value-type="float">
            <text:p>2220</text:p>
          </table:table-cell>
          <table:table-cell office:value-type="float" office:value="0.116547155380249" calcext:value-type="float">
            <text:p>0,116547155380249</text:p>
          </table:table-cell>
          <table:table-cell office:value-type="float" office:value="1239.02" calcext:value-type="float">
            <text:p>1239,02</text:p>
          </table:table-cell>
          <table:table-cell office:value-type="float" office:value="1022" calcext:value-type="float">
            <text:p>1022</text:p>
          </table:table-cell>
          <table:table-cell office:value-type="float" office:value="1.00036118507385" calcext:value-type="float">
            <text:p>1,00036118507385</text:p>
          </table:table-cell>
          <table:table-cell office:value-type="float" office:value="1025.74" calcext:value-type="float">
            <text:p>1025,74</text:p>
          </table:table-cell>
          <table:table-cell office:value-type="float" office:value="923" calcext:value-type="float">
            <text:p>923</text:p>
          </table:table-cell>
          <table:table-cell office:value-type="float" office:value="1.00796327829361" calcext:value-type="float">
            <text:p>1,00796327829361</text:p>
          </table:table-cell>
          <table:table-cell office:value-type="float" office:value="1816.67" calcext:value-type="float">
            <text:p>1816,67</text:p>
          </table:table-cell>
          <table:table-cell office:value-type="float" office:value="1530" calcext:value-type="float">
            <text:p>1530</text:p>
          </table:table-cell>
          <table:table-cell table:formula="of:=[.D24]-[.E24]" office:value-type="float" office:value="971.74" calcext:value-type="float">
            <text:p>971,74</text:p>
          </table:table-cell>
          <table:table-cell table:formula="of:=[.G24]-[.H24]" office:value-type="float" office:value="217.02" calcext:value-type="float">
            <text:p>217,02</text:p>
          </table:table-cell>
          <table:table-cell table:formula="of:=[.J24]-[.K24]" office:value-type="float" office:value="102.74" calcext:value-type="float">
            <text:p>102,74</text:p>
          </table:table-cell>
          <table:table-cell table:formula="of:=[.M24]-[.N24]" office:value-type="float" office:value="286.67" calcext:value-type="float">
            <text:p>286,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123086667060852" calcext:value-type="float">
            <text:p>0,012308666706085</text:p>
          </table:table-cell>
          <table:table-cell office:value-type="float" office:value="3101.15" calcext:value-type="float">
            <text:p>3101,15</text:p>
          </table:table-cell>
          <table:table-cell office:value-type="float" office:value="2233" calcext:value-type="float">
            <text:p>2233</text:p>
          </table:table-cell>
          <table:table-cell office:value-type="float" office:value="0.116758739948273" calcext:value-type="float">
            <text:p>0,116758739948273</text:p>
          </table:table-cell>
          <table:table-cell office:value-type="float" office:value="1206.56" calcext:value-type="float">
            <text:p>1206,56</text:p>
          </table:table-cell>
          <table:table-cell office:value-type="float" office:value="1030" calcext:value-type="float">
            <text:p>1030</text:p>
          </table:table-cell>
          <table:table-cell office:value-type="float" office:value="1.00027375459671" calcext:value-type="float">
            <text:p>1,00027375459671</text:p>
          </table:table-cell>
          <table:table-cell office:value-type="float" office:value="1010.74" calcext:value-type="float">
            <text:p>1010,74</text:p>
          </table:table-cell>
          <table:table-cell office:value-type="float" office:value="927" calcext:value-type="float">
            <text:p>927</text:p>
          </table:table-cell>
          <table:table-cell office:value-type="float" office:value="1.00780864477158" calcext:value-type="float">
            <text:p>1,00780864477158</text:p>
          </table:table-cell>
          <table:table-cell office:value-type="float" office:value="1742.84" calcext:value-type="float">
            <text:p>1742,84</text:p>
          </table:table-cell>
          <table:table-cell office:value-type="float" office:value="1440" calcext:value-type="float">
            <text:p>1440</text:p>
          </table:table-cell>
          <table:table-cell table:formula="of:=[.D25]-[.E25]" office:value-type="float" office:value="868.15" calcext:value-type="float">
            <text:p>868,15</text:p>
          </table:table-cell>
          <table:table-cell table:formula="of:=[.G25]-[.H25]" office:value-type="float" office:value="176.56" calcext:value-type="float">
            <text:p>176,56</text:p>
          </table:table-cell>
          <table:table-cell table:formula="of:=[.J25]-[.K25]" office:value-type="float" office:value="83.74" calcext:value-type="float">
            <text:p>83,74</text:p>
          </table:table-cell>
          <table:table-cell table:formula="of:=[.M25]-[.N25]" office:value-type="float" office:value="302.84" calcext:value-type="float">
            <text:p>302,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128792142868042" calcext:value-type="float">
            <text:p>0,012879214286804</text:p>
          </table:table-cell>
          <table:table-cell office:value-type="float" office:value="2920.07" calcext:value-type="float">
            <text:p>2920,07</text:p>
          </table:table-cell>
          <table:table-cell office:value-type="float" office:value="2059" calcext:value-type="float">
            <text:p>2059</text:p>
          </table:table-cell>
          <table:table-cell office:value-type="float" office:value="0.111183884143829" calcext:value-type="float">
            <text:p>0,111183884143829</text:p>
          </table:table-cell>
          <table:table-cell office:value-type="float" office:value="1228.75" calcext:value-type="float">
            <text:p>1228,75</text:p>
          </table:table-cell>
          <table:table-cell office:value-type="float" office:value="1019" calcext:value-type="float">
            <text:p>1019</text:p>
          </table:table-cell>
          <table:table-cell office:value-type="float" office:value="1.00035722017288" calcext:value-type="float">
            <text:p>1,00035722017288</text:p>
          </table:table-cell>
          <table:table-cell office:value-type="float" office:value="995.03" calcext:value-type="float">
            <text:p>995,03</text:p>
          </table:table-cell>
          <table:table-cell office:value-type="float" office:value="894" calcext:value-type="float">
            <text:p>894</text:p>
          </table:table-cell>
          <table:table-cell office:value-type="float" office:value="1.00798636674881" calcext:value-type="float">
            <text:p>1,00798636674881</text:p>
          </table:table-cell>
          <table:table-cell office:value-type="float" office:value="1702.84" calcext:value-type="float">
            <text:p>1702,84</text:p>
          </table:table-cell>
          <table:table-cell office:value-type="float" office:value="1384" calcext:value-type="float">
            <text:p>1384</text:p>
          </table:table-cell>
          <table:table-cell table:formula="of:=[.D26]-[.E26]" office:value-type="float" office:value="861.07" calcext:value-type="float">
            <text:p>861,07</text:p>
          </table:table-cell>
          <table:table-cell table:formula="of:=[.G26]-[.H26]" office:value-type="float" office:value="209.75" calcext:value-type="float">
            <text:p>209,75</text:p>
          </table:table-cell>
          <table:table-cell table:formula="of:=[.J26]-[.K26]" office:value-type="float" office:value="101.03" calcext:value-type="float">
            <text:p>101,03</text:p>
          </table:table-cell>
          <table:table-cell table:formula="of:=[.M26]-[.N26]" office:value-type="float" office:value="318.84" calcext:value-type="float">
            <text:p>318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11478662490845" calcext:value-type="float">
            <text:p>0,011147866249085</text:p>
          </table:table-cell>
          <table:table-cell office:value-type="float" office:value="3000.76" calcext:value-type="float">
            <text:p>3000,76</text:p>
          </table:table-cell>
          <table:table-cell office:value-type="float" office:value="2031" calcext:value-type="float">
            <text:p>2031</text:p>
          </table:table-cell>
          <table:table-cell office:value-type="float" office:value="0.116156213283539" calcext:value-type="float">
            <text:p>0,116156213283539</text:p>
          </table:table-cell>
          <table:table-cell office:value-type="float" office:value="1193.53" calcext:value-type="float">
            <text:p>1193,53</text:p>
          </table:table-cell>
          <table:table-cell office:value-type="float" office:value="1029" calcext:value-type="float">
            <text:p>1029</text:p>
          </table:table-cell>
          <table:table-cell office:value-type="float" office:value="1.00047764062881" calcext:value-type="float">
            <text:p>1,00047764062881</text:p>
          </table:table-cell>
          <table:table-cell office:value-type="float" office:value="986.7" calcext:value-type="float">
            <text:p>986,7</text:p>
          </table:table-cell>
          <table:table-cell office:value-type="float" office:value="868" calcext:value-type="float">
            <text:p>868</text:p>
          </table:table-cell>
          <table:table-cell office:value-type="float" office:value="1.00741136074066" calcext:value-type="float">
            <text:p>1,00741136074066</text:p>
          </table:table-cell>
          <table:table-cell office:value-type="float" office:value="1692.62" calcext:value-type="float">
            <text:p>1692,62</text:p>
          </table:table-cell>
          <table:table-cell office:value-type="float" office:value="1456" calcext:value-type="float">
            <text:p>1456</text:p>
          </table:table-cell>
          <table:table-cell table:formula="of:=[.D27]-[.E27]" office:value-type="float" office:value="969.76" calcext:value-type="float">
            <text:p>969,76</text:p>
          </table:table-cell>
          <table:table-cell table:formula="of:=[.G27]-[.H27]" office:value-type="float" office:value="164.53" calcext:value-type="float">
            <text:p>164,53</text:p>
          </table:table-cell>
          <table:table-cell table:formula="of:=[.J27]-[.K27]" office:value-type="float" office:value="118.7" calcext:value-type="float">
            <text:p>118,7</text:p>
          </table:table-cell>
          <table:table-cell table:formula="of:=[.M27]-[.N27]" office:value-type="float" office:value="236.62" calcext:value-type="float">
            <text:p>236,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114930081367493" calcext:value-type="float">
            <text:p>0,011493008136749</text:p>
          </table:table-cell>
          <table:table-cell office:value-type="float" office:value="3012.42" calcext:value-type="float">
            <text:p>3012,42</text:p>
          </table:table-cell>
          <table:table-cell office:value-type="float" office:value="1919" calcext:value-type="float">
            <text:p>1919</text:p>
          </table:table-cell>
          <table:table-cell office:value-type="float" office:value="0.11387026309967" calcext:value-type="float">
            <text:p>0,11387026309967</text:p>
          </table:table-cell>
          <table:table-cell office:value-type="float" office:value="1185.1" calcext:value-type="float">
            <text:p>1185,1</text:p>
          </table:table-cell>
          <table:table-cell office:value-type="float" office:value="1013" calcext:value-type="float">
            <text:p>1013</text:p>
          </table:table-cell>
          <table:table-cell office:value-type="float" office:value="1.00046387434006" calcext:value-type="float">
            <text:p>1,00046387434006</text:p>
          </table:table-cell>
          <table:table-cell office:value-type="float" office:value="989.63" calcext:value-type="float">
            <text:p>989,63</text:p>
          </table:table-cell>
          <table:table-cell office:value-type="float" office:value="891" calcext:value-type="float">
            <text:p>891</text:p>
          </table:table-cell>
          <table:table-cell office:value-type="float" office:value="1.00828003168106" calcext:value-type="float">
            <text:p>1,00828003168106</text:p>
          </table:table-cell>
          <table:table-cell office:value-type="float" office:value="1719.22" calcext:value-type="float">
            <text:p>1719,22</text:p>
          </table:table-cell>
          <table:table-cell office:value-type="float" office:value="1412" calcext:value-type="float">
            <text:p>1412</text:p>
          </table:table-cell>
          <table:table-cell table:formula="of:=[.D28]-[.E28]" office:value-type="float" office:value="1093.42" calcext:value-type="float">
            <text:p>1093,42</text:p>
          </table:table-cell>
          <table:table-cell table:formula="of:=[.G28]-[.H28]" office:value-type="float" office:value="172.1" calcext:value-type="float">
            <text:p>172,1</text:p>
          </table:table-cell>
          <table:table-cell table:formula="of:=[.J28]-[.K28]" office:value-type="float" office:value="98.63" calcext:value-type="float">
            <text:p>98,63</text:p>
          </table:table-cell>
          <table:table-cell table:formula="of:=[.M28]-[.N28]" office:value-type="float" office:value="307.22" calcext:value-type="float">
            <text:p>307,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127485871315002" calcext:value-type="float">
            <text:p>0,0127485871315</text:p>
          </table:table-cell>
          <table:table-cell office:value-type="float" office:value="2935.59" calcext:value-type="float">
            <text:p>2935,59</text:p>
          </table:table-cell>
          <table:table-cell office:value-type="float" office:value="1997" calcext:value-type="float">
            <text:p>1997</text:p>
          </table:table-cell>
          <table:table-cell office:value-type="float" office:value="0.122550992965698" calcext:value-type="float">
            <text:p>0,122550992965698</text:p>
          </table:table-cell>
          <table:table-cell office:value-type="float" office:value="1210.33" calcext:value-type="float">
            <text:p>1210,33</text:p>
          </table:table-cell>
          <table:table-cell office:value-type="float" office:value="1006" calcext:value-type="float">
            <text:p>1006</text:p>
          </table:table-cell>
          <table:table-cell office:value-type="float" office:value="1.00054086923599" calcext:value-type="float">
            <text:p>1,00054086923599</text:p>
          </table:table-cell>
          <table:table-cell office:value-type="float" office:value="1002.6" calcext:value-type="float">
            <text:p>1002,6</text:p>
          </table:table-cell>
          <table:table-cell office:value-type="float" office:value="906" calcext:value-type="float">
            <text:p>906</text:p>
          </table:table-cell>
          <table:table-cell office:value-type="float" office:value="1.0088005566597" calcext:value-type="float">
            <text:p>1,0088005566597</text:p>
          </table:table-cell>
          <table:table-cell office:value-type="float" office:value="1693.58" calcext:value-type="float">
            <text:p>1693,58</text:p>
          </table:table-cell>
          <table:table-cell office:value-type="float" office:value="1501" calcext:value-type="float">
            <text:p>1501</text:p>
          </table:table-cell>
          <table:table-cell table:formula="of:=[.D29]-[.E29]" office:value-type="float" office:value="938.59" calcext:value-type="float">
            <text:p>938,59</text:p>
          </table:table-cell>
          <table:table-cell table:formula="of:=[.G29]-[.H29]" office:value-type="float" office:value="204.33" calcext:value-type="float">
            <text:p>204,33</text:p>
          </table:table-cell>
          <table:table-cell table:formula="of:=[.J29]-[.K29]" office:value-type="float" office:value="96.6" calcext:value-type="float">
            <text:p>96,6</text:p>
          </table:table-cell>
          <table:table-cell table:formula="of:=[.M29]-[.N29]" office:value-type="float" office:value="192.58" calcext:value-type="float">
            <text:p>192,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11560845375061" calcext:value-type="float">
            <text:p>0,011560845375061</text:p>
          </table:table-cell>
          <table:table-cell office:value-type="float" office:value="3023.24" calcext:value-type="float">
            <text:p>3023,24</text:p>
          </table:table-cell>
          <table:table-cell office:value-type="float" office:value="2166" calcext:value-type="float">
            <text:p>2166</text:p>
          </table:table-cell>
          <table:table-cell office:value-type="float" office:value="0.119024028778076" calcext:value-type="float">
            <text:p>0,119024028778076</text:p>
          </table:table-cell>
          <table:table-cell office:value-type="float" office:value="1186.07" calcext:value-type="float">
            <text:p>1186,07</text:p>
          </table:table-cell>
          <table:table-cell office:value-type="float" office:value="980" calcext:value-type="float">
            <text:p>980</text:p>
          </table:table-cell>
          <table:table-cell office:value-type="float" office:value="1.00006130218506" calcext:value-type="float">
            <text:p>1,00006130218506</text:p>
          </table:table-cell>
          <table:table-cell office:value-type="float" office:value="988.53" calcext:value-type="float">
            <text:p>988,53</text:p>
          </table:table-cell>
          <table:table-cell office:value-type="float" office:value="881" calcext:value-type="float">
            <text:p>881</text:p>
          </table:table-cell>
          <table:table-cell office:value-type="float" office:value="1.00792756319046" calcext:value-type="float">
            <text:p>1,00792756319046</text:p>
          </table:table-cell>
          <table:table-cell office:value-type="float" office:value="1707.39" calcext:value-type="float">
            <text:p>1707,39</text:p>
          </table:table-cell>
          <table:table-cell office:value-type="float" office:value="1468" calcext:value-type="float">
            <text:p>1468</text:p>
          </table:table-cell>
          <table:table-cell table:formula="of:=[.D30]-[.E30]" office:value-type="float" office:value="857.24" calcext:value-type="float">
            <text:p>857,24</text:p>
          </table:table-cell>
          <table:table-cell table:formula="of:=[.G30]-[.H30]" office:value-type="float" office:value="206.07" calcext:value-type="float">
            <text:p>206,07</text:p>
          </table:table-cell>
          <table:table-cell table:formula="of:=[.J30]-[.K30]" office:value-type="float" office:value="107.53" calcext:value-type="float">
            <text:p>107,53</text:p>
          </table:table-cell>
          <table:table-cell table:formula="of:=[.M30]-[.N30]" office:value-type="float" office:value="239.39" calcext:value-type="float">
            <text:p>239,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130147743225098" calcext:value-type="float">
            <text:p>0,01301477432251</text:p>
          </table:table-cell>
          <table:table-cell office:value-type="float" office:value="2940.93" calcext:value-type="float">
            <text:p>2940,93</text:p>
          </table:table-cell>
          <table:table-cell office:value-type="float" office:value="1970" calcext:value-type="float">
            <text:p>1970</text:p>
          </table:table-cell>
          <table:table-cell office:value-type="float" office:value="0.114551618099213" calcext:value-type="float">
            <text:p>0,114551618099213</text:p>
          </table:table-cell>
          <table:table-cell office:value-type="float" office:value="1209.6" calcext:value-type="float">
            <text:p>1209,6</text:p>
          </table:table-cell>
          <table:table-cell office:value-type="float" office:value="969" calcext:value-type="float">
            <text:p>969</text:p>
          </table:table-cell>
          <table:table-cell office:value-type="float" office:value="1.00027889728546" calcext:value-type="float">
            <text:p>1,00027889728546</text:p>
          </table:table-cell>
          <table:table-cell office:value-type="float" office:value="989.01" calcext:value-type="float">
            <text:p>989,01</text:p>
          </table:table-cell>
          <table:table-cell office:value-type="float" office:value="880" calcext:value-type="float">
            <text:p>880</text:p>
          </table:table-cell>
          <table:table-cell office:value-type="float" office:value="1.00758202314377" calcext:value-type="float">
            <text:p>1,00758202314377</text:p>
          </table:table-cell>
          <table:table-cell office:value-type="float" office:value="1706.88" calcext:value-type="float">
            <text:p>1706,88</text:p>
          </table:table-cell>
          <table:table-cell office:value-type="float" office:value="1402" calcext:value-type="float">
            <text:p>1402</text:p>
          </table:table-cell>
          <table:table-cell table:formula="of:=[.D31]-[.E31]" office:value-type="float" office:value="970.93" calcext:value-type="float">
            <text:p>970,93</text:p>
          </table:table-cell>
          <table:table-cell table:formula="of:=[.G31]-[.H31]" office:value-type="float" office:value="240.6" calcext:value-type="float">
            <text:p>240,6</text:p>
          </table:table-cell>
          <table:table-cell table:formula="of:=[.J31]-[.K31]" office:value-type="float" office:value="109.01" calcext:value-type="float">
            <text:p>109,01</text:p>
          </table:table-cell>
          <table:table-cell table:formula="of:=[.M31]-[.N31]" office:value-type="float" office:value="304.88" calcext:value-type="float">
            <text:p>304,88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62994859218597" calcext:value-type="float">
            <text:p>0,362994859218597</text:p>
          </table:table-cell>
          <table:table-cell table:formula="of:=SUM([.D2:.D31])" office:value-type="float" office:value="90824.29" calcext:value-type="float">
            <text:p>90824,29</text:p>
          </table:table-cell>
          <table:table-cell table:formula="of:=SUM([.E2:.E31])" office:value-type="float" office:value="63195" calcext:value-type="float">
            <text:p>63195</text:p>
          </table:table-cell>
          <table:table-cell table:formula="of:=SUM([.F2:.F31])" office:value-type="float" office:value="3.45053801059723" calcext:value-type="float">
            <text:p>3,45053801059723</text:p>
          </table:table-cell>
          <table:table-cell table:formula="of:=SUM([.G2:.G31])" office:value-type="float" office:value="36618.34" calcext:value-type="float">
            <text:p>36618,34</text:p>
          </table:table-cell>
          <table:table-cell table:formula="of:=SUM([.H2:.H31])" office:value-type="float" office:value="30398" calcext:value-type="float">
            <text:p>30398</text:p>
          </table:table-cell>
          <table:table-cell table:formula="of:=SUM([.I2:.I31])" office:value-type="float" office:value="30.01002597332" calcext:value-type="float">
            <text:p>30,01002597332</text:p>
          </table:table-cell>
          <table:table-cell table:formula="of:=SUM([.J2:.J31])" office:value-type="float" office:value="30198.58" calcext:value-type="float">
            <text:p>30198,58</text:p>
          </table:table-cell>
          <table:table-cell table:formula="of:=SUM([.K2:.K31])" office:value-type="float" office:value="27067" calcext:value-type="float">
            <text:p>27067</text:p>
          </table:table-cell>
          <table:table-cell table:formula="of:=SUM([.L2:.L31])" office:value-type="float" office:value="30.2324441576004" calcext:value-type="float">
            <text:p>30,2324441576004</text:p>
          </table:table-cell>
          <table:table-cell table:formula="of:=SUM([.M2:.M31])" office:value-type="float" office:value="51823.02" calcext:value-type="float">
            <text:p>51823,02</text:p>
          </table:table-cell>
          <table:table-cell table:formula="of:=SUM([.N2:.N31])" office:value-type="float" office:value="44060" calcext:value-type="float">
            <text:p>44060</text:p>
          </table:table-cell>
          <table:table-cell table:formula="of:=SUM([.O2:.O31])/30" office:value-type="float" office:value="920.976333333334" calcext:value-type="float">
            <text:p>920,976333333334</text:p>
          </table:table-cell>
          <table:table-cell table:formula="of:=SUM([.P2:.P31])/30" office:value-type="float" office:value="207.344666666667" calcext:value-type="float">
            <text:p>207,344666666667</text:p>
          </table:table-cell>
          <table:table-cell table:formula="of:=SUM([.Q2:.Q31])/30" office:value-type="float" office:value="104.386" calcext:value-type="float">
            <text:p>104,386</text:p>
          </table:table-cell>
          <table:table-cell table:formula="of:=SUM([.R2:.R31])/30" office:value-type="float" office:value="258.767333333333" calcext:value-type="float">
            <text:p>258,767333333333</text:p>
          </table:table-cell>
        </table:table-row>
      </table:table>
      <table:table table:name="TESTBENCH_metaheu_ls_vnd_bvns_ts__niter_10_search_anxious_init_random_memory_10_times4ave_25_maxs_1.0" table:style-name="ta1">
        <table:shapes>
          <draw:frame draw:z-index="0" draw:style-name="gr1" draw:text-style-name="P1" svg:width="36.039cm" svg:height="9.005cm" svg:x="5.037cm" svg:y="14.876cm">
            <draw:object draw:notify-on-update-of-ranges="'TESTBENCH_metaheu_ls_vnd_bvns_ts__niter_10_search_anxious_init_random_memory_10_times4ave_25_maxs_1.0'.D1:'TESTBENCH_metaheu_ls_vnd_bvns_ts__niter_10_search_anxious_init_random_memory_10_times4ave_25_maxs_1.0'.D1 'TESTBENCH_metaheu_ls_vnd_bvns_ts__niter_10_search_anxious_init_random_memory_10_times4ave_25_maxs_1.0'.D2:'TESTBENCH_metaheu_ls_vnd_bvns_ts__niter_10_search_anxious_init_random_memory_10_times4ave_25_maxs_1.0'.D31 'TESTBENCH_metaheu_ls_vnd_bvns_ts__niter_10_search_anxious_init_random_memory_10_times4ave_25_maxs_1.0'.E1:'TESTBENCH_metaheu_ls_vnd_bvns_ts__niter_10_search_anxious_init_random_memory_10_times4ave_25_maxs_1.0'.E1 'TESTBENCH_metaheu_ls_vnd_bvns_ts__niter_10_search_anxious_init_random_memory_10_times4ave_25_maxs_1.0'.E2:'TESTBENCH_metaheu_ls_vnd_bvns_ts__niter_10_search_anxious_init_random_memory_10_times4ave_25_maxs_1.0'.E31 'TESTBENCH_metaheu_ls_vnd_bvns_ts__niter_10_search_anxious_init_random_memory_10_times4ave_25_maxs_1.0'.G1:'TESTBENCH_metaheu_ls_vnd_bvns_ts__niter_10_search_anxious_init_random_memory_10_times4ave_25_maxs_1.0'.G1 'TESTBENCH_metaheu_ls_vnd_bvns_ts__niter_10_search_anxious_init_random_memory_10_times4ave_25_maxs_1.0'.G2:'TESTBENCH_metaheu_ls_vnd_bvns_ts__niter_10_search_anxious_init_random_memory_10_times4ave_25_maxs_1.0'.G31 'TESTBENCH_metaheu_ls_vnd_bvns_ts__niter_10_search_anxious_init_random_memory_10_times4ave_25_maxs_1.0'.H1:'TESTBENCH_metaheu_ls_vnd_bvns_ts__niter_10_search_anxious_init_random_memory_10_times4ave_25_maxs_1.0'.H1 'TESTBENCH_metaheu_ls_vnd_bvns_ts__niter_10_search_anxious_init_random_memory_10_times4ave_25_maxs_1.0'.H2:'TESTBENCH_metaheu_ls_vnd_bvns_ts__niter_10_search_anxious_init_random_memory_10_times4ave_25_maxs_1.0'.H31 'TESTBENCH_metaheu_ls_vnd_bvns_ts__niter_10_search_anxious_init_random_memory_10_times4ave_25_maxs_1.0'.J1:'TESTBENCH_metaheu_ls_vnd_bvns_ts__niter_10_search_anxious_init_random_memory_10_times4ave_25_maxs_1.0'.J1 'TESTBENCH_metaheu_ls_vnd_bvns_ts__niter_10_search_anxious_init_random_memory_10_times4ave_25_maxs_1.0'.J2:'TESTBENCH_metaheu_ls_vnd_bvns_ts__niter_10_search_anxious_init_random_memory_10_times4ave_25_maxs_1.0'.J31 'TESTBENCH_metaheu_ls_vnd_bvns_ts__niter_10_search_anxious_init_random_memory_10_times4ave_25_maxs_1.0'.K1:'TESTBENCH_metaheu_ls_vnd_bvns_ts__niter_10_search_anxious_init_random_memory_10_times4ave_25_maxs_1.0'.K1 'TESTBENCH_metaheu_ls_vnd_bvns_ts__niter_10_search_anxious_init_random_memory_10_times4ave_25_maxs_1.0'.K2:'TESTBENCH_metaheu_ls_vnd_bvns_ts__niter_10_search_anxious_init_random_memory_10_times4ave_25_maxs_1.0'.K31 'TESTBENCH_metaheu_ls_vnd_bvns_ts__niter_10_search_anxious_init_random_memory_10_times4ave_25_maxs_1.0'.M1:'TESTBENCH_metaheu_ls_vnd_bvns_ts__niter_10_search_anxious_init_random_memory_10_times4ave_25_maxs_1.0'.M1 'TESTBENCH_metaheu_ls_vnd_bvns_ts__niter_10_search_anxious_init_random_memory_10_times4ave_25_maxs_1.0'.M2:'TESTBENCH_metaheu_ls_vnd_bvns_ts__niter_10_search_anxious_init_random_memory_10_times4ave_25_maxs_1.0'.M31 'TESTBENCH_metaheu_ls_vnd_bvns_ts__niter_10_search_anxious_init_random_memory_10_times4ave_25_maxs_1.0'.N1:'TESTBENCH_metaheu_ls_vnd_bvns_ts__niter_10_search_anxious_init_random_memory_10_times4ave_25_maxs_1.0'.N1 'TESTBENCH_metaheu_ls_vnd_bvns_ts__niter_10_search_anxious_init_random_memory_10_times4ave_25_maxs_1.0'.N2:'TESTBENCH_metaheu_ls_vnd_bvns_ts__niter_10_search_anxious_init_random_memory_10_times4ave_25_maxs_1.0'.N3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36.039cm" svg:height="9.005cm" svg:x="5.56cm" svg:y="34.423cm">
            <draw:object draw:notify-on-update-of-ranges="'TESTBENCH_metaheu_ls_vnd_bvns_ts__niter_10_search_anxious_init_random_memory_10_times4ave_25_maxs_1.0'.E1:'TESTBENCH_metaheu_ls_vnd_bvns_ts__niter_10_search_anxious_init_random_memory_10_times4ave_25_maxs_1.0'.E1 'TESTBENCH_metaheu_ls_vnd_bvns_ts__niter_10_search_anxious_init_random_memory_10_times4ave_25_maxs_1.0'.E2:'TESTBENCH_metaheu_ls_vnd_bvns_ts__niter_10_search_anxious_init_random_memory_10_times4ave_25_maxs_1.0'.E31 'TESTBENCH_metaheu_ls_vnd_bvns_ts__niter_10_search_anxious_init_random_memory_10_times4ave_25_maxs_1.0'.H1:'TESTBENCH_metaheu_ls_vnd_bvns_ts__niter_10_search_anxious_init_random_memory_10_times4ave_25_maxs_1.0'.H1 'TESTBENCH_metaheu_ls_vnd_bvns_ts__niter_10_search_anxious_init_random_memory_10_times4ave_25_maxs_1.0'.H2:'TESTBENCH_metaheu_ls_vnd_bvns_ts__niter_10_search_anxious_init_random_memory_10_times4ave_25_maxs_1.0'.H31 'TESTBENCH_metaheu_ls_vnd_bvns_ts__niter_10_search_anxious_init_random_memory_10_times4ave_25_maxs_1.0'.K1:'TESTBENCH_metaheu_ls_vnd_bvns_ts__niter_10_search_anxious_init_random_memory_10_times4ave_25_maxs_1.0'.K1 'TESTBENCH_metaheu_ls_vnd_bvns_ts__niter_10_search_anxious_init_random_memory_10_times4ave_25_maxs_1.0'.K2:'TESTBENCH_metaheu_ls_vnd_bvns_ts__niter_10_search_anxious_init_random_memory_10_times4ave_25_maxs_1.0'.K31 'TESTBENCH_metaheu_ls_vnd_bvns_ts__niter_10_search_anxious_init_random_memory_10_times4ave_25_maxs_1.0'.N1:'TESTBENCH_metaheu_ls_vnd_bvns_ts__niter_10_search_anxious_init_random_memory_10_times4ave_25_maxs_1.0'.N1 'TESTBENCH_metaheu_ls_vnd_bvns_ts__niter_10_search_anxious_init_random_memory_10_times4ave_25_maxs_1.0'.N2:'TESTBENCH_metaheu_ls_vnd_bvns_ts__niter_10_search_anxious_init_random_memory_10_times4ave_25_maxs_1.0'.N3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1" draw:text-style-name="P1" svg:width="36.039cm" svg:height="9.005cm" svg:x="5.255cm" svg:y="24.463cm">
            <draw:object draw:notify-on-update-of-ranges="'TESTBENCH_metaheu_ls_vnd_bvns_ts__niter_10_search_anxious_init_random_memory_10_times4ave_25_maxs_1.0'.D1:'TESTBENCH_metaheu_ls_vnd_bvns_ts__niter_10_search_anxious_init_random_memory_10_times4ave_25_maxs_1.0'.D1 'TESTBENCH_metaheu_ls_vnd_bvns_ts__niter_10_search_anxious_init_random_memory_10_times4ave_25_maxs_1.0'.D2:'TESTBENCH_metaheu_ls_vnd_bvns_ts__niter_10_search_anxious_init_random_memory_10_times4ave_25_maxs_1.0'.D31 'TESTBENCH_metaheu_ls_vnd_bvns_ts__niter_10_search_anxious_init_random_memory_10_times4ave_25_maxs_1.0'.G1:'TESTBENCH_metaheu_ls_vnd_bvns_ts__niter_10_search_anxious_init_random_memory_10_times4ave_25_maxs_1.0'.G1 'TESTBENCH_metaheu_ls_vnd_bvns_ts__niter_10_search_anxious_init_random_memory_10_times4ave_25_maxs_1.0'.G2:'TESTBENCH_metaheu_ls_vnd_bvns_ts__niter_10_search_anxious_init_random_memory_10_times4ave_25_maxs_1.0'.G31 'TESTBENCH_metaheu_ls_vnd_bvns_ts__niter_10_search_anxious_init_random_memory_10_times4ave_25_maxs_1.0'.J1:'TESTBENCH_metaheu_ls_vnd_bvns_ts__niter_10_search_anxious_init_random_memory_10_times4ave_25_maxs_1.0'.J1 'TESTBENCH_metaheu_ls_vnd_bvns_ts__niter_10_search_anxious_init_random_memory_10_times4ave_25_maxs_1.0'.J2:'TESTBENCH_metaheu_ls_vnd_bvns_ts__niter_10_search_anxious_init_random_memory_10_times4ave_25_maxs_1.0'.J31 'TESTBENCH_metaheu_ls_vnd_bvns_ts__niter_10_search_anxious_init_random_memory_10_times4ave_25_maxs_1.0'.M1:'TESTBENCH_metaheu_ls_vnd_bvns_ts__niter_10_search_anxious_init_random_memory_10_times4ave_25_maxs_1.0'.M1 'TESTBENCH_metaheu_ls_vnd_bvns_ts__niter_10_search_anxious_init_random_memory_10_times4ave_25_maxs_1.0'.M2:'TESTBENCH_metaheu_ls_vnd_bvns_ts__niter_10_search_anxious_init_random_memory_10_times4ave_25_maxs_1.0'.M3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3" draw:style-name="gr1" draw:text-style-name="P1" svg:width="17.063cm" svg:height="9.005cm" svg:x="4.927cm" svg:y="44.783cm">
            <draw:object draw:notify-on-update-of-ranges="'TESTBENCH_metaheu_ls_vnd_bvns_ts__niter_10_search_anxious_init_random_memory_10_times4ave_25_maxs_1.0'.D1:'TESTBENCH_metaheu_ls_vnd_bvns_ts__niter_10_search_anxious_init_random_memory_10_times4ave_25_maxs_1.0'.D1 'TESTBENCH_metaheu_ls_vnd_bvns_ts__niter_10_search_anxious_init_random_memory_10_times4ave_25_maxs_1.0'.D2:'TESTBENCH_metaheu_ls_vnd_bvns_ts__niter_10_search_anxious_init_random_memory_10_times4ave_25_maxs_1.0'.D31 'TESTBENCH_metaheu_ls_vnd_bvns_ts__niter_10_search_anxious_init_random_memory_10_times4ave_25_maxs_1.0'.E1:'TESTBENCH_metaheu_ls_vnd_bvns_ts__niter_10_search_anxious_init_random_memory_10_times4ave_25_maxs_1.0'.E1 'TESTBENCH_metaheu_ls_vnd_bvns_ts__niter_10_search_anxious_init_random_memory_10_times4ave_25_maxs_1.0'.E2:'TESTBENCH_metaheu_ls_vnd_bvns_ts__niter_10_search_anxious_init_random_memory_10_times4ave_25_maxs_1.0'.E3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1" draw:text-style-name="P1" svg:width="17.063cm" svg:height="9.005cm" svg:x="24.382cm" svg:y="44.812cm">
            <draw:object draw:notify-on-update-of-ranges="'TESTBENCH_metaheu_ls_vnd_bvns_ts__niter_10_search_anxious_init_random_memory_10_times4ave_25_maxs_1.0'.G1:'TESTBENCH_metaheu_ls_vnd_bvns_ts__niter_10_search_anxious_init_random_memory_10_times4ave_25_maxs_1.0'.G1 'TESTBENCH_metaheu_ls_vnd_bvns_ts__niter_10_search_anxious_init_random_memory_10_times4ave_25_maxs_1.0'.G2:'TESTBENCH_metaheu_ls_vnd_bvns_ts__niter_10_search_anxious_init_random_memory_10_times4ave_25_maxs_1.0'.G31 'TESTBENCH_metaheu_ls_vnd_bvns_ts__niter_10_search_anxious_init_random_memory_10_times4ave_25_maxs_1.0'.H1:'TESTBENCH_metaheu_ls_vnd_bvns_ts__niter_10_search_anxious_init_random_memory_10_times4ave_25_maxs_1.0'.H1 'TESTBENCH_metaheu_ls_vnd_bvns_ts__niter_10_search_anxious_init_random_memory_10_times4ave_25_maxs_1.0'.H2:'TESTBENCH_metaheu_ls_vnd_bvns_ts__niter_10_search_anxious_init_random_memory_10_times4ave_25_maxs_1.0'.H31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5" draw:style-name="gr1" draw:text-style-name="P1" svg:width="17.063cm" svg:height="9.005cm" svg:x="5.014cm" svg:y="54.797cm">
            <draw:object draw:notify-on-update-of-ranges="'TESTBENCH_metaheu_ls_vnd_bvns_ts__niter_10_search_anxious_init_random_memory_10_times4ave_25_maxs_1.0'.J1:'TESTBENCH_metaheu_ls_vnd_bvns_ts__niter_10_search_anxious_init_random_memory_10_times4ave_25_maxs_1.0'.J1 'TESTBENCH_metaheu_ls_vnd_bvns_ts__niter_10_search_anxious_init_random_memory_10_times4ave_25_maxs_1.0'.J2:'TESTBENCH_metaheu_ls_vnd_bvns_ts__niter_10_search_anxious_init_random_memory_10_times4ave_25_maxs_1.0'.J31 'TESTBENCH_metaheu_ls_vnd_bvns_ts__niter_10_search_anxious_init_random_memory_10_times4ave_25_maxs_1.0'.K1:'TESTBENCH_metaheu_ls_vnd_bvns_ts__niter_10_search_anxious_init_random_memory_10_times4ave_25_maxs_1.0'.K1 'TESTBENCH_metaheu_ls_vnd_bvns_ts__niter_10_search_anxious_init_random_memory_10_times4ave_25_maxs_1.0'.K2:'TESTBENCH_metaheu_ls_vnd_bvns_ts__niter_10_search_anxious_init_random_memory_10_times4ave_25_maxs_1.0'.K3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6" draw:style-name="gr1" draw:text-style-name="P1" svg:width="17.063cm" svg:height="9.005cm" svg:x="24.221cm" svg:y="55.009cm">
            <draw:object draw:notify-on-update-of-ranges="'TESTBENCH_metaheu_ls_vnd_bvns_ts__niter_10_search_anxious_init_random_memory_10_times4ave_25_maxs_1.0'.M1:'TESTBENCH_metaheu_ls_vnd_bvns_ts__niter_10_search_anxious_init_random_memory_10_times4ave_25_maxs_1.0'.M1 'TESTBENCH_metaheu_ls_vnd_bvns_ts__niter_10_search_anxious_init_random_memory_10_times4ave_25_maxs_1.0'.M2:'TESTBENCH_metaheu_ls_vnd_bvns_ts__niter_10_search_anxious_init_random_memory_10_times4ave_25_maxs_1.0'.M31 'TESTBENCH_metaheu_ls_vnd_bvns_ts__niter_10_search_anxious_init_random_memory_10_times4ave_25_maxs_1.0'.N1:'TESTBENCH_metaheu_ls_vnd_bvns_ts__niter_10_search_anxious_init_random_memory_10_times4ave_25_maxs_1.0'.N1 'TESTBENCH_metaheu_ls_vnd_bvns_ts__niter_10_search_anxious_init_random_memory_10_times4ave_25_maxs_1.0'.N2:'TESTBENCH_metaheu_ls_vnd_bvns_ts__niter_10_search_anxious_init_random_memory_10_times4ave_25_maxs_1.0'.N3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0953303575515747" calcext:value-type="float">
            <text:p>0,009533035755157</text:p>
          </table:table-cell>
          <table:table-cell office:value-type="float" office:value="2382.43" calcext:value-type="float">
            <text:p>2382,43</text:p>
          </table:table-cell>
          <table:table-cell office:value-type="float" office:value="1891" calcext:value-type="float">
            <text:p>1891</text:p>
          </table:table-cell>
          <table:table-cell office:value-type="float" office:value="0.106141910552979" calcext:value-type="float">
            <text:p>0,106141910552979</text:p>
          </table:table-cell>
          <table:table-cell office:value-type="float" office:value="1188.62" calcext:value-type="float">
            <text:p>1188,62</text:p>
          </table:table-cell>
          <table:table-cell office:value-type="float" office:value="1014" calcext:value-type="float">
            <text:p>1014</text:p>
          </table:table-cell>
          <table:table-cell office:value-type="float" office:value="1.00031659603119" calcext:value-type="float">
            <text:p>1,00031659603119</text:p>
          </table:table-cell>
          <table:table-cell office:value-type="float" office:value="996.36" calcext:value-type="float">
            <text:p>996,36</text:p>
          </table:table-cell>
          <table:table-cell office:value-type="float" office:value="897" calcext:value-type="float">
            <text:p>897</text:p>
          </table:table-cell>
          <table:table-cell office:value-type="float" office:value="1.00747358798981" calcext:value-type="float">
            <text:p>1,00747358798981</text:p>
          </table:table-cell>
          <table:table-cell office:value-type="float" office:value="1542.73" calcext:value-type="float">
            <text:p>1542,73</text:p>
          </table:table-cell>
          <table:table-cell office:value-type="float" office:value="1329" calcext:value-type="float">
            <text:p>1329</text:p>
          </table:table-cell>
          <table:table-cell table:formula="of:=[.D2]-[.E2]" office:value-type="float" office:value="491.43" calcext:value-type="float">
            <text:p>491,43</text:p>
          </table:table-cell>
          <table:table-cell table:formula="of:=[.G2]-[.H2]" office:value-type="float" office:value="174.62" calcext:value-type="float">
            <text:p>174,62</text:p>
          </table:table-cell>
          <table:table-cell table:formula="of:=[.J2]-[.K2]" office:value-type="float" office:value="99.36" calcext:value-type="float">
            <text:p>99,36</text:p>
          </table:table-cell>
          <table:table-cell table:formula="of:=[.M2]-[.N2]" office:value-type="float" office:value="213.73" calcext:value-type="float">
            <text:p>213,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109210562705994" calcext:value-type="float">
            <text:p>0,010921056270599</text:p>
          </table:table-cell>
          <table:table-cell office:value-type="float" office:value="2590.14" calcext:value-type="float">
            <text:p>2590,14</text:p>
          </table:table-cell>
          <table:table-cell office:value-type="float" office:value="2004" calcext:value-type="float">
            <text:p>2004</text:p>
          </table:table-cell>
          <table:table-cell office:value-type="float" office:value="0.107930881977081" calcext:value-type="float">
            <text:p>0,107930881977081</text:p>
          </table:table-cell>
          <table:table-cell office:value-type="float" office:value="1170.6" calcext:value-type="float">
            <text:p>1170,6</text:p>
          </table:table-cell>
          <table:table-cell office:value-type="float" office:value="967" calcext:value-type="float">
            <text:p>967</text:p>
          </table:table-cell>
          <table:table-cell office:value-type="float" office:value="0.999961986541748" calcext:value-type="float">
            <text:p>0,999961986541748</text:p>
          </table:table-cell>
          <table:table-cell office:value-type="float" office:value="992.15" calcext:value-type="float">
            <text:p>992,15</text:p>
          </table:table-cell>
          <table:table-cell office:value-type="float" office:value="902" calcext:value-type="float">
            <text:p>902</text:p>
          </table:table-cell>
          <table:table-cell office:value-type="float" office:value="1.00784526586533" calcext:value-type="float">
            <text:p>1,00784526586533</text:p>
          </table:table-cell>
          <table:table-cell office:value-type="float" office:value="1649.85" calcext:value-type="float">
            <text:p>1649,85</text:p>
          </table:table-cell>
          <table:table-cell office:value-type="float" office:value="1365" calcext:value-type="float">
            <text:p>1365</text:p>
          </table:table-cell>
          <table:table-cell table:formula="of:=[.D3]-[.E3]" office:value-type="float" office:value="586.14" calcext:value-type="float">
            <text:p>586,14</text:p>
          </table:table-cell>
          <table:table-cell table:formula="of:=[.G3]-[.H3]" office:value-type="float" office:value="203.6" calcext:value-type="float">
            <text:p>203,6</text:p>
          </table:table-cell>
          <table:table-cell table:formula="of:=[.J3]-[.K3]" office:value-type="float" office:value="90.15" calcext:value-type="float">
            <text:p>90,15</text:p>
          </table:table-cell>
          <table:table-cell table:formula="of:=[.M3]-[.N3]" office:value-type="float" office:value="284.85" calcext:value-type="float">
            <text:p>284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103723382949829" calcext:value-type="float">
            <text:p>0,010372338294983</text:p>
          </table:table-cell>
          <table:table-cell office:value-type="float" office:value="2572.88" calcext:value-type="float">
            <text:p>2572,88</text:p>
          </table:table-cell>
          <table:table-cell office:value-type="float" office:value="1820" calcext:value-type="float">
            <text:p>1820</text:p>
          </table:table-cell>
          <table:table-cell office:value-type="float" office:value="0.107255828380585" calcext:value-type="float">
            <text:p>0,107255828380585</text:p>
          </table:table-cell>
          <table:table-cell office:value-type="float" office:value="1172.63" calcext:value-type="float">
            <text:p>1172,63</text:p>
          </table:table-cell>
          <table:table-cell office:value-type="float" office:value="952" calcext:value-type="float">
            <text:p>952</text:p>
          </table:table-cell>
          <table:table-cell office:value-type="float" office:value="1.00033526659012" calcext:value-type="float">
            <text:p>1,00033526659012</text:p>
          </table:table-cell>
          <table:table-cell office:value-type="float" office:value="966.47" calcext:value-type="float">
            <text:p>966,47</text:p>
          </table:table-cell>
          <table:table-cell office:value-type="float" office:value="860" calcext:value-type="float">
            <text:p>860</text:p>
          </table:table-cell>
          <table:table-cell office:value-type="float" office:value="1.00785435199738" calcext:value-type="float">
            <text:p>1,00785435199738</text:p>
          </table:table-cell>
          <table:table-cell office:value-type="float" office:value="1631.96" calcext:value-type="float">
            <text:p>1631,96</text:p>
          </table:table-cell>
          <table:table-cell office:value-type="float" office:value="1378" calcext:value-type="float">
            <text:p>1378</text:p>
          </table:table-cell>
          <table:table-cell table:formula="of:=[.D4]-[.E4]" office:value-type="float" office:value="752.88" calcext:value-type="float">
            <text:p>752,88</text:p>
          </table:table-cell>
          <table:table-cell table:formula="of:=[.G4]-[.H4]" office:value-type="float" office:value="220.63" calcext:value-type="float">
            <text:p>220,63</text:p>
          </table:table-cell>
          <table:table-cell table:formula="of:=[.J4]-[.K4]" office:value-type="float" office:value="106.47" calcext:value-type="float">
            <text:p>106,47</text:p>
          </table:table-cell>
          <table:table-cell table:formula="of:=[.M4]-[.N4]" office:value-type="float" office:value="253.96" calcext:value-type="float">
            <text:p>253,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105569243431091" calcext:value-type="float">
            <text:p>0,010556924343109</text:p>
          </table:table-cell>
          <table:table-cell office:value-type="float" office:value="2639" calcext:value-type="float">
            <text:p>2639</text:p>
          </table:table-cell>
          <table:table-cell office:value-type="float" office:value="2135" calcext:value-type="float">
            <text:p>2135</text:p>
          </table:table-cell>
          <table:table-cell office:value-type="float" office:value="0.0996197724342346" calcext:value-type="float">
            <text:p>0,099619772434235</text:p>
          </table:table-cell>
          <table:table-cell office:value-type="float" office:value="1241.27" calcext:value-type="float">
            <text:p>1241,27</text:p>
          </table:table-cell>
          <table:table-cell office:value-type="float" office:value="1051" calcext:value-type="float">
            <text:p>1051</text:p>
          </table:table-cell>
          <table:table-cell office:value-type="float" office:value="1.00016112327576" calcext:value-type="float">
            <text:p>1,00016112327576</text:p>
          </table:table-cell>
          <table:table-cell office:value-type="float" office:value="1033.53" calcext:value-type="float">
            <text:p>1033,53</text:p>
          </table:table-cell>
          <table:table-cell office:value-type="float" office:value="929" calcext:value-type="float">
            <text:p>929</text:p>
          </table:table-cell>
          <table:table-cell office:value-type="float" office:value="1.00697813749313" calcext:value-type="float">
            <text:p>1,00697813749313</text:p>
          </table:table-cell>
          <table:table-cell office:value-type="float" office:value="1745.48" calcext:value-type="float">
            <text:p>1745,48</text:p>
          </table:table-cell>
          <table:table-cell office:value-type="float" office:value="1567" calcext:value-type="float">
            <text:p>1567</text:p>
          </table:table-cell>
          <table:table-cell table:formula="of:=[.D5]-[.E5]" office:value-type="float" office:value="504" calcext:value-type="float">
            <text:p>504</text:p>
          </table:table-cell>
          <table:table-cell table:formula="of:=[.G5]-[.H5]" office:value-type="float" office:value="190.27" calcext:value-type="float">
            <text:p>190,27</text:p>
          </table:table-cell>
          <table:table-cell table:formula="of:=[.J5]-[.K5]" office:value-type="float" office:value="104.53" calcext:value-type="float">
            <text:p>104,53</text:p>
          </table:table-cell>
          <table:table-cell table:formula="of:=[.M5]-[.N5]" office:value-type="float" office:value="178.48" calcext:value-type="float">
            <text:p>178,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09576869010925" calcext:value-type="float">
            <text:p>0,010957686901093</text:p>
          </table:table-cell>
          <table:table-cell office:value-type="float" office:value="2640.13" calcext:value-type="float">
            <text:p>2640,13</text:p>
          </table:table-cell>
          <table:table-cell office:value-type="float" office:value="1885" calcext:value-type="float">
            <text:p>1885</text:p>
          </table:table-cell>
          <table:table-cell office:value-type="float" office:value="0.0987353754043579" calcext:value-type="float">
            <text:p>0,098735375404358</text:p>
          </table:table-cell>
          <table:table-cell office:value-type="float" office:value="1209.58" calcext:value-type="float">
            <text:p>1209,58</text:p>
          </table:table-cell>
          <table:table-cell office:value-type="float" office:value="1013" calcext:value-type="float">
            <text:p>1013</text:p>
          </table:table-cell>
          <table:table-cell office:value-type="float" office:value="1.00036457061768" calcext:value-type="float">
            <text:p>1,00036457061768</text:p>
          </table:table-cell>
          <table:table-cell office:value-type="float" office:value="1003.24" calcext:value-type="float">
            <text:p>1003,24</text:p>
          </table:table-cell>
          <table:table-cell office:value-type="float" office:value="887" calcext:value-type="float">
            <text:p>887</text:p>
          </table:table-cell>
          <table:table-cell office:value-type="float" office:value="1.00651750087738" calcext:value-type="float">
            <text:p>1,00651750087738</text:p>
          </table:table-cell>
          <table:table-cell office:value-type="float" office:value="1709.91" calcext:value-type="float">
            <text:p>1709,91</text:p>
          </table:table-cell>
          <table:table-cell office:value-type="float" office:value="1402" calcext:value-type="float">
            <text:p>1402</text:p>
          </table:table-cell>
          <table:table-cell table:formula="of:=[.D6]-[.E6]" office:value-type="float" office:value="755.13" calcext:value-type="float">
            <text:p>755,13</text:p>
          </table:table-cell>
          <table:table-cell table:formula="of:=[.G6]-[.H6]" office:value-type="float" office:value="196.58" calcext:value-type="float">
            <text:p>196,58</text:p>
          </table:table-cell>
          <table:table-cell table:formula="of:=[.J6]-[.K6]" office:value-type="float" office:value="116.24" calcext:value-type="float">
            <text:p>116,24</text:p>
          </table:table-cell>
          <table:table-cell table:formula="of:=[.M6]-[.N6]" office:value-type="float" office:value="307.91" calcext:value-type="float">
            <text:p>307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11472916603088" calcext:value-type="float">
            <text:p>0,011147291660309</text:p>
          </table:table-cell>
          <table:table-cell office:value-type="float" office:value="2482.44" calcext:value-type="float">
            <text:p>2482,44</text:p>
          </table:table-cell>
          <table:table-cell office:value-type="float" office:value="2007" calcext:value-type="float">
            <text:p>2007</text:p>
          </table:table-cell>
          <table:table-cell office:value-type="float" office:value="0.104200031757355" calcext:value-type="float">
            <text:p>0,104200031757355</text:p>
          </table:table-cell>
          <table:table-cell office:value-type="float" office:value="1221.32" calcext:value-type="float">
            <text:p>1221,32</text:p>
          </table:table-cell>
          <table:table-cell office:value-type="float" office:value="1011" calcext:value-type="float">
            <text:p>1011</text:p>
          </table:table-cell>
          <table:table-cell office:value-type="float" office:value="1.0002535033226" calcext:value-type="float">
            <text:p>1,0002535033226</text:p>
          </table:table-cell>
          <table:table-cell office:value-type="float" office:value="1009.5" calcext:value-type="float">
            <text:p>1009,5</text:p>
          </table:table-cell>
          <table:table-cell office:value-type="float" office:value="897" calcext:value-type="float">
            <text:p>897</text:p>
          </table:table-cell>
          <table:table-cell office:value-type="float" office:value="1.00698919773102" calcext:value-type="float">
            <text:p>1,00698919773102</text:p>
          </table:table-cell>
          <table:table-cell office:value-type="float" office:value="1688.57" calcext:value-type="float">
            <text:p>1688,57</text:p>
          </table:table-cell>
          <table:table-cell office:value-type="float" office:value="1443" calcext:value-type="float">
            <text:p>1443</text:p>
          </table:table-cell>
          <table:table-cell table:formula="of:=[.D7]-[.E7]" office:value-type="float" office:value="475.44" calcext:value-type="float">
            <text:p>475,44</text:p>
          </table:table-cell>
          <table:table-cell table:formula="of:=[.G7]-[.H7]" office:value-type="float" office:value="210.32" calcext:value-type="float">
            <text:p>210,32</text:p>
          </table:table-cell>
          <table:table-cell table:formula="of:=[.J7]-[.K7]" office:value-type="float" office:value="112.5" calcext:value-type="float">
            <text:p>112,5</text:p>
          </table:table-cell>
          <table:table-cell table:formula="of:=[.M7]-[.N7]" office:value-type="float" office:value="245.57" calcext:value-type="float">
            <text:p>245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106993389129639" calcext:value-type="float">
            <text:p>0,010699338912964</text:p>
          </table:table-cell>
          <table:table-cell office:value-type="float" office:value="2578.11" calcext:value-type="float">
            <text:p>2578,11</text:p>
          </table:table-cell>
          <table:table-cell office:value-type="float" office:value="2002" calcext:value-type="float">
            <text:p>2002</text:p>
          </table:table-cell>
          <table:table-cell office:value-type="float" office:value="0.103014049530029" calcext:value-type="float">
            <text:p>0,103014049530029</text:p>
          </table:table-cell>
          <table:table-cell office:value-type="float" office:value="1202.84" calcext:value-type="float">
            <text:p>1202,84</text:p>
          </table:table-cell>
          <table:table-cell office:value-type="float" office:value="978" calcext:value-type="float">
            <text:p>978</text:p>
          </table:table-cell>
          <table:table-cell office:value-type="float" office:value="1.00016411781311" calcext:value-type="float">
            <text:p>1,00016411781311</text:p>
          </table:table-cell>
          <table:table-cell office:value-type="float" office:value="1007.01" calcext:value-type="float">
            <text:p>1007,01</text:p>
          </table:table-cell>
          <table:table-cell office:value-type="float" office:value="924" calcext:value-type="float">
            <text:p>924</text:p>
          </table:table-cell>
          <table:table-cell office:value-type="float" office:value="1.00715514183044" calcext:value-type="float">
            <text:p>1,00715514183044</text:p>
          </table:table-cell>
          <table:table-cell office:value-type="float" office:value="1706.49" calcext:value-type="float">
            <text:p>1706,49</text:p>
          </table:table-cell>
          <table:table-cell office:value-type="float" office:value="1530" calcext:value-type="float">
            <text:p>1530</text:p>
          </table:table-cell>
          <table:table-cell table:formula="of:=[.D8]-[.E8]" office:value-type="float" office:value="576.11" calcext:value-type="float">
            <text:p>576,11</text:p>
          </table:table-cell>
          <table:table-cell table:formula="of:=[.G8]-[.H8]" office:value-type="float" office:value="224.84" calcext:value-type="float">
            <text:p>224,84</text:p>
          </table:table-cell>
          <table:table-cell table:formula="of:=[.J8]-[.K8]" office:value-type="float" office:value="83.01" calcext:value-type="float">
            <text:p>83,01</text:p>
          </table:table-cell>
          <table:table-cell table:formula="of:=[.M8]-[.N8]" office:value-type="float" office:value="176.49" calcext:value-type="float">
            <text:p>176,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110687398910522" calcext:value-type="float">
            <text:p>0,011068739891052</text:p>
          </table:table-cell>
          <table:table-cell office:value-type="float" office:value="2602.27" calcext:value-type="float">
            <text:p>2602,27</text:p>
          </table:table-cell>
          <table:table-cell office:value-type="float" office:value="1965" calcext:value-type="float">
            <text:p>1965</text:p>
          </table:table-cell>
          <table:table-cell office:value-type="float" office:value="0.101865077018738" calcext:value-type="float">
            <text:p>0,101865077018738</text:p>
          </table:table-cell>
          <table:table-cell office:value-type="float" office:value="1208.06" calcext:value-type="float">
            <text:p>1208,06</text:p>
          </table:table-cell>
          <table:table-cell office:value-type="float" office:value="1007" calcext:value-type="float">
            <text:p>1007</text:p>
          </table:table-cell>
          <table:table-cell office:value-type="float" office:value="0.99999805688858" calcext:value-type="float">
            <text:p>0,99999805688858</text:p>
          </table:table-cell>
          <table:table-cell office:value-type="float" office:value="998.9" calcext:value-type="float">
            <text:p>998,9</text:p>
          </table:table-cell>
          <table:table-cell office:value-type="float" office:value="886" calcext:value-type="float">
            <text:p>886</text:p>
          </table:table-cell>
          <table:table-cell office:value-type="float" office:value="1.00759571552277" calcext:value-type="float">
            <text:p>1,00759571552277</text:p>
          </table:table-cell>
          <table:table-cell office:value-type="float" office:value="1675.96" calcext:value-type="float">
            <text:p>1675,96</text:p>
          </table:table-cell>
          <table:table-cell office:value-type="float" office:value="1471" calcext:value-type="float">
            <text:p>1471</text:p>
          </table:table-cell>
          <table:table-cell table:formula="of:=[.D9]-[.E9]" office:value-type="float" office:value="637.27" calcext:value-type="float">
            <text:p>637,27</text:p>
          </table:table-cell>
          <table:table-cell table:formula="of:=[.G9]-[.H9]" office:value-type="float" office:value="201.06" calcext:value-type="float">
            <text:p>201,06</text:p>
          </table:table-cell>
          <table:table-cell table:formula="of:=[.J9]-[.K9]" office:value-type="float" office:value="112.9" calcext:value-type="float">
            <text:p>112,9</text:p>
          </table:table-cell>
          <table:table-cell table:formula="of:=[.M9]-[.N9]" office:value-type="float" office:value="204.96" calcext:value-type="float">
            <text:p>204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03747057914734" calcext:value-type="float">
            <text:p>0,010374705791473</text:p>
          </table:table-cell>
          <table:table-cell office:value-type="float" office:value="2610.44" calcext:value-type="float">
            <text:p>2610,44</text:p>
          </table:table-cell>
          <table:table-cell office:value-type="float" office:value="2004" calcext:value-type="float">
            <text:p>2004</text:p>
          </table:table-cell>
          <table:table-cell office:value-type="float" office:value="0.104397664070129" calcext:value-type="float">
            <text:p>0,104397664070129</text:p>
          </table:table-cell>
          <table:table-cell office:value-type="float" office:value="1234.35" calcext:value-type="float">
            <text:p>1234,35</text:p>
          </table:table-cell>
          <table:table-cell office:value-type="float" office:value="1010" calcext:value-type="float">
            <text:p>1010</text:p>
          </table:table-cell>
          <table:table-cell office:value-type="float" office:value="1.00022043228149" calcext:value-type="float">
            <text:p>1,00022043228149</text:p>
          </table:table-cell>
          <table:table-cell office:value-type="float" office:value="1033.42" calcext:value-type="float">
            <text:p>1033,42</text:p>
          </table:table-cell>
          <table:table-cell office:value-type="float" office:value="920" calcext:value-type="float">
            <text:p>920</text:p>
          </table:table-cell>
          <table:table-cell office:value-type="float" office:value="1.00742233037949" calcext:value-type="float">
            <text:p>1,00742233037949</text:p>
          </table:table-cell>
          <table:table-cell office:value-type="float" office:value="1689.62" calcext:value-type="float">
            <text:p>1689,62</text:p>
          </table:table-cell>
          <table:table-cell office:value-type="float" office:value="1436" calcext:value-type="float">
            <text:p>1436</text:p>
          </table:table-cell>
          <table:table-cell table:formula="of:=[.D10]-[.E10]" office:value-type="float" office:value="606.44" calcext:value-type="float">
            <text:p>606,44</text:p>
          </table:table-cell>
          <table:table-cell table:formula="of:=[.G10]-[.H10]" office:value-type="float" office:value="224.35" calcext:value-type="float">
            <text:p>224,35</text:p>
          </table:table-cell>
          <table:table-cell table:formula="of:=[.J10]-[.K10]" office:value-type="float" office:value="113.42" calcext:value-type="float">
            <text:p>113,42</text:p>
          </table:table-cell>
          <table:table-cell table:formula="of:=[.M10]-[.N10]" office:value-type="float" office:value="253.62" calcext:value-type="float">
            <text:p>253,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106822037696838" calcext:value-type="float">
            <text:p>0,010682203769684</text:p>
          </table:table-cell>
          <table:table-cell office:value-type="float" office:value="2604.39" calcext:value-type="float">
            <text:p>2604,39</text:p>
          </table:table-cell>
          <table:table-cell office:value-type="float" office:value="1838" calcext:value-type="float">
            <text:p>1838</text:p>
          </table:table-cell>
          <table:table-cell office:value-type="float" office:value="0.102635936737061" calcext:value-type="float">
            <text:p>0,102635936737061</text:p>
          </table:table-cell>
          <table:table-cell office:value-type="float" office:value="1210.52" calcext:value-type="float">
            <text:p>1210,52</text:p>
          </table:table-cell>
          <table:table-cell office:value-type="float" office:value="1053" calcext:value-type="float">
            <text:p>1053</text:p>
          </table:table-cell>
          <table:table-cell office:value-type="float" office:value="1.00038362026215" calcext:value-type="float">
            <text:p>1,00038362026215</text:p>
          </table:table-cell>
          <table:table-cell office:value-type="float" office:value="1025.65" calcext:value-type="float">
            <text:p>1025,65</text:p>
          </table:table-cell>
          <table:table-cell office:value-type="float" office:value="917" calcext:value-type="float">
            <text:p>917</text:p>
          </table:table-cell>
          <table:table-cell office:value-type="float" office:value="1.00743394136429" calcext:value-type="float">
            <text:p>1,00743394136429</text:p>
          </table:table-cell>
          <table:table-cell office:value-type="float" office:value="1696.37" calcext:value-type="float">
            <text:p>1696,37</text:p>
          </table:table-cell>
          <table:table-cell office:value-type="float" office:value="1436" calcext:value-type="float">
            <text:p>1436</text:p>
          </table:table-cell>
          <table:table-cell table:formula="of:=[.D11]-[.E11]" office:value-type="float" office:value="766.39" calcext:value-type="float">
            <text:p>766,39</text:p>
          </table:table-cell>
          <table:table-cell table:formula="of:=[.G11]-[.H11]" office:value-type="float" office:value="157.52" calcext:value-type="float">
            <text:p>157,52</text:p>
          </table:table-cell>
          <table:table-cell table:formula="of:=[.J11]-[.K11]" office:value-type="float" office:value="108.65" calcext:value-type="float">
            <text:p>108,65</text:p>
          </table:table-cell>
          <table:table-cell table:formula="of:=[.M11]-[.N11]" office:value-type="float" office:value="260.37" calcext:value-type="float">
            <text:p>260,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104325127601624" calcext:value-type="float">
            <text:p>0,010432512760162</text:p>
          </table:table-cell>
          <table:table-cell office:value-type="float" office:value="2703.75" calcext:value-type="float">
            <text:p>2703,75</text:p>
          </table:table-cell>
          <table:table-cell office:value-type="float" office:value="2047" calcext:value-type="float">
            <text:p>2047</text:p>
          </table:table-cell>
          <table:table-cell office:value-type="float" office:value="0.102621376514435" calcext:value-type="float">
            <text:p>0,102621376514435</text:p>
          </table:table-cell>
          <table:table-cell office:value-type="float" office:value="1188.55" calcext:value-type="float">
            <text:p>1188,55</text:p>
          </table:table-cell>
          <table:table-cell office:value-type="float" office:value="1000" calcext:value-type="float">
            <text:p>1000</text:p>
          </table:table-cell>
          <table:table-cell office:value-type="float" office:value="1.00022999763489" calcext:value-type="float">
            <text:p>1,00022999763489</text:p>
          </table:table-cell>
          <table:table-cell office:value-type="float" office:value="1022.3" calcext:value-type="float">
            <text:p>1022,3</text:p>
          </table:table-cell>
          <table:table-cell office:value-type="float" office:value="938" calcext:value-type="float">
            <text:p>938</text:p>
          </table:table-cell>
          <table:table-cell office:value-type="float" office:value="1.00712384939194" calcext:value-type="float">
            <text:p>1,00712384939194</text:p>
          </table:table-cell>
          <table:table-cell office:value-type="float" office:value="1740.88" calcext:value-type="float">
            <text:p>1740,88</text:p>
          </table:table-cell>
          <table:table-cell office:value-type="float" office:value="1523" calcext:value-type="float">
            <text:p>1523</text:p>
          </table:table-cell>
          <table:table-cell table:formula="of:=[.D12]-[.E12]" office:value-type="float" office:value="656.75" calcext:value-type="float">
            <text:p>656,75</text:p>
          </table:table-cell>
          <table:table-cell table:formula="of:=[.G12]-[.H12]" office:value-type="float" office:value="188.55" calcext:value-type="float">
            <text:p>188,55</text:p>
          </table:table-cell>
          <table:table-cell table:formula="of:=[.J12]-[.K12]" office:value-type="float" office:value="84.3" calcext:value-type="float">
            <text:p>84,3</text:p>
          </table:table-cell>
          <table:table-cell table:formula="of:=[.M12]-[.N12]" office:value-type="float" office:value="217.88" calcext:value-type="float">
            <text:p>217,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00985836982727" calcext:value-type="float">
            <text:p>0,010098583698273</text:p>
          </table:table-cell>
          <table:table-cell office:value-type="float" office:value="2491.4" calcext:value-type="float">
            <text:p>2491,4</text:p>
          </table:table-cell>
          <table:table-cell office:value-type="float" office:value="1875" calcext:value-type="float">
            <text:p>1875</text:p>
          </table:table-cell>
          <table:table-cell office:value-type="float" office:value="0.108137331008911" calcext:value-type="float">
            <text:p>0,108137331008911</text:p>
          </table:table-cell>
          <table:table-cell office:value-type="float" office:value="1203.1" calcext:value-type="float">
            <text:p>1203,1</text:p>
          </table:table-cell>
          <table:table-cell office:value-type="float" office:value="1002" calcext:value-type="float">
            <text:p>1002</text:p>
          </table:table-cell>
          <table:table-cell office:value-type="float" office:value="1.00011268854141" calcext:value-type="float">
            <text:p>1,00011268854141</text:p>
          </table:table-cell>
          <table:table-cell office:value-type="float" office:value="1002.94" calcext:value-type="float">
            <text:p>1002,94</text:p>
          </table:table-cell>
          <table:table-cell office:value-type="float" office:value="905" calcext:value-type="float">
            <text:p>905</text:p>
          </table:table-cell>
          <table:table-cell office:value-type="float" office:value="1.00794477462769" calcext:value-type="float">
            <text:p>1,00794477462769</text:p>
          </table:table-cell>
          <table:table-cell office:value-type="float" office:value="1603.42" calcext:value-type="float">
            <text:p>1603,42</text:p>
          </table:table-cell>
          <table:table-cell office:value-type="float" office:value="1316" calcext:value-type="float">
            <text:p>1316</text:p>
          </table:table-cell>
          <table:table-cell table:formula="of:=[.D13]-[.E13]" office:value-type="float" office:value="616.4" calcext:value-type="float">
            <text:p>616,4</text:p>
          </table:table-cell>
          <table:table-cell table:formula="of:=[.G13]-[.H13]" office:value-type="float" office:value="201.1" calcext:value-type="float">
            <text:p>201,1</text:p>
          </table:table-cell>
          <table:table-cell table:formula="of:=[.J13]-[.K13]" office:value-type="float" office:value="97.9400000000001" calcext:value-type="float">
            <text:p>97,9400000000001</text:p>
          </table:table-cell>
          <table:table-cell table:formula="of:=[.M13]-[.N13]" office:value-type="float" office:value="287.42" calcext:value-type="float">
            <text:p>287,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11114137172699" calcext:value-type="float">
            <text:p>0,011114137172699</text:p>
          </table:table-cell>
          <table:table-cell office:value-type="float" office:value="2615.94" calcext:value-type="float">
            <text:p>2615,94</text:p>
          </table:table-cell>
          <table:table-cell office:value-type="float" office:value="1933" calcext:value-type="float">
            <text:p>1933</text:p>
          </table:table-cell>
          <table:table-cell office:value-type="float" office:value="0.105067415237427" calcext:value-type="float">
            <text:p>0,105067415237427</text:p>
          </table:table-cell>
          <table:table-cell office:value-type="float" office:value="1221.54" calcext:value-type="float">
            <text:p>1221,54</text:p>
          </table:table-cell>
          <table:table-cell office:value-type="float" office:value="1005" calcext:value-type="float">
            <text:p>1005</text:p>
          </table:table-cell>
          <table:table-cell office:value-type="float" office:value="1.00018783807755" calcext:value-type="float">
            <text:p>1,00018783807755</text:p>
          </table:table-cell>
          <table:table-cell office:value-type="float" office:value="1004.86" calcext:value-type="float">
            <text:p>1004,86</text:p>
          </table:table-cell>
          <table:table-cell office:value-type="float" office:value="895" calcext:value-type="float">
            <text:p>895</text:p>
          </table:table-cell>
          <table:table-cell office:value-type="float" office:value="1.00825921535492" calcext:value-type="float">
            <text:p>1,00825921535492</text:p>
          </table:table-cell>
          <table:table-cell office:value-type="float" office:value="1709.54" calcext:value-type="float">
            <text:p>1709,54</text:p>
          </table:table-cell>
          <table:table-cell office:value-type="float" office:value="1490" calcext:value-type="float">
            <text:p>1490</text:p>
          </table:table-cell>
          <table:table-cell table:formula="of:=[.D14]-[.E14]" office:value-type="float" office:value="682.94" calcext:value-type="float">
            <text:p>682,94</text:p>
          </table:table-cell>
          <table:table-cell table:formula="of:=[.G14]-[.H14]" office:value-type="float" office:value="216.54" calcext:value-type="float">
            <text:p>216,54</text:p>
          </table:table-cell>
          <table:table-cell table:formula="of:=[.J14]-[.K14]" office:value-type="float" office:value="109.86" calcext:value-type="float">
            <text:p>109,86</text:p>
          </table:table-cell>
          <table:table-cell table:formula="of:=[.M14]-[.N14]" office:value-type="float" office:value="219.54" calcext:value-type="float">
            <text:p>219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0850525856018066" calcext:value-type="float">
            <text:p>0,008505258560181</text:p>
          </table:table-cell>
          <table:table-cell office:value-type="float" office:value="2416.73" calcext:value-type="float">
            <text:p>2416,73</text:p>
          </table:table-cell>
          <table:table-cell office:value-type="float" office:value="1872" calcext:value-type="float">
            <text:p>1872</text:p>
          </table:table-cell>
          <table:table-cell office:value-type="float" office:value="0.110935232639313" calcext:value-type="float">
            <text:p>0,110935232639313</text:p>
          </table:table-cell>
          <table:table-cell office:value-type="float" office:value="1242.5" calcext:value-type="float">
            <text:p>1242,5</text:p>
          </table:table-cell>
          <table:table-cell office:value-type="float" office:value="1035" calcext:value-type="float">
            <text:p>1035</text:p>
          </table:table-cell>
          <table:table-cell office:value-type="float" office:value="1.00027936935425" calcext:value-type="float">
            <text:p>1,00027936935425</text:p>
          </table:table-cell>
          <table:table-cell office:value-type="float" office:value="1037.47" calcext:value-type="float">
            <text:p>1037,47</text:p>
          </table:table-cell>
          <table:table-cell office:value-type="float" office:value="937" calcext:value-type="float">
            <text:p>937</text:p>
          </table:table-cell>
          <table:table-cell office:value-type="float" office:value="1.00802613973618" calcext:value-type="float">
            <text:p>1,00802613973618</text:p>
          </table:table-cell>
          <table:table-cell office:value-type="float" office:value="1560.42" calcext:value-type="float">
            <text:p>1560,42</text:p>
          </table:table-cell>
          <table:table-cell office:value-type="float" office:value="1372" calcext:value-type="float">
            <text:p>1372</text:p>
          </table:table-cell>
          <table:table-cell table:formula="of:=[.D15]-[.E15]" office:value-type="float" office:value="544.73" calcext:value-type="float">
            <text:p>544,73</text:p>
          </table:table-cell>
          <table:table-cell table:formula="of:=[.G15]-[.H15]" office:value-type="float" office:value="207.5" calcext:value-type="float">
            <text:p>207,5</text:p>
          </table:table-cell>
          <table:table-cell table:formula="of:=[.J15]-[.K15]" office:value-type="float" office:value="100.47" calcext:value-type="float">
            <text:p>100,47</text:p>
          </table:table-cell>
          <table:table-cell table:formula="of:=[.M15]-[.N15]" office:value-type="float" office:value="188.42" calcext:value-type="float">
            <text:p>188,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0780637979507446" calcext:value-type="float">
            <text:p>0,007806379795074</text:p>
          </table:table-cell>
          <table:table-cell office:value-type="float" office:value="2592.26" calcext:value-type="float">
            <text:p>2592,26</text:p>
          </table:table-cell>
          <table:table-cell office:value-type="float" office:value="1949" calcext:value-type="float">
            <text:p>1949</text:p>
          </table:table-cell>
          <table:table-cell office:value-type="float" office:value="0.100694231987" calcext:value-type="float">
            <text:p>0,100694231987</text:p>
          </table:table-cell>
          <table:table-cell office:value-type="float" office:value="1231.25" calcext:value-type="float">
            <text:p>1231,25</text:p>
          </table:table-cell>
          <table:table-cell office:value-type="float" office:value="997" calcext:value-type="float">
            <text:p>997</text:p>
          </table:table-cell>
          <table:table-cell office:value-type="float" office:value="1.00020911216736" calcext:value-type="float">
            <text:p>1,00020911216736</text:p>
          </table:table-cell>
          <table:table-cell office:value-type="float" office:value="1002.11" calcext:value-type="float">
            <text:p>1002,11</text:p>
          </table:table-cell>
          <table:table-cell office:value-type="float" office:value="918" calcext:value-type="float">
            <text:p>918</text:p>
          </table:table-cell>
          <table:table-cell office:value-type="float" office:value="1.00686945438385" calcext:value-type="float">
            <text:p>1,00686945438385</text:p>
          </table:table-cell>
          <table:table-cell office:value-type="float" office:value="1632.25" calcext:value-type="float">
            <text:p>1632,25</text:p>
          </table:table-cell>
          <table:table-cell office:value-type="float" office:value="1407" calcext:value-type="float">
            <text:p>1407</text:p>
          </table:table-cell>
          <table:table-cell table:formula="of:=[.D16]-[.E16]" office:value-type="float" office:value="643.26" calcext:value-type="float">
            <text:p>643,26</text:p>
          </table:table-cell>
          <table:table-cell table:formula="of:=[.G16]-[.H16]" office:value-type="float" office:value="234.25" calcext:value-type="float">
            <text:p>234,25</text:p>
          </table:table-cell>
          <table:table-cell table:formula="of:=[.J16]-[.K16]" office:value-type="float" office:value="84.11" calcext:value-type="float">
            <text:p>84,11</text:p>
          </table:table-cell>
          <table:table-cell table:formula="of:=[.M16]-[.N16]" office:value-type="float" office:value="225.25" calcext:value-type="float">
            <text:p>225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0984193563461304" calcext:value-type="float">
            <text:p>0,009841935634613</text:p>
          </table:table-cell>
          <table:table-cell office:value-type="float" office:value="2573.22" calcext:value-type="float">
            <text:p>2573,22</text:p>
          </table:table-cell>
          <table:table-cell office:value-type="float" office:value="1836" calcext:value-type="float">
            <text:p>1836</text:p>
          </table:table-cell>
          <table:table-cell office:value-type="float" office:value="0.0998976993560791" calcext:value-type="float">
            <text:p>0,099897699356079</text:p>
          </table:table-cell>
          <table:table-cell office:value-type="float" office:value="1228.3" calcext:value-type="float">
            <text:p>1228,3</text:p>
          </table:table-cell>
          <table:table-cell office:value-type="float" office:value="1032" calcext:value-type="float">
            <text:p>1032</text:p>
          </table:table-cell>
          <table:table-cell office:value-type="float" office:value="0.999985744953156" calcext:value-type="float">
            <text:p>0,999985744953156</text:p>
          </table:table-cell>
          <table:table-cell office:value-type="float" office:value="1022.89" calcext:value-type="float">
            <text:p>1022,89</text:p>
          </table:table-cell>
          <table:table-cell office:value-type="float" office:value="938" calcext:value-type="float">
            <text:p>938</text:p>
          </table:table-cell>
          <table:table-cell office:value-type="float" office:value="1.00790331602097" calcext:value-type="float">
            <text:p>1,00790331602097</text:p>
          </table:table-cell>
          <table:table-cell office:value-type="float" office:value="1702.27" calcext:value-type="float">
            <text:p>1702,27</text:p>
          </table:table-cell>
          <table:table-cell office:value-type="float" office:value="1441" calcext:value-type="float">
            <text:p>1441</text:p>
          </table:table-cell>
          <table:table-cell table:formula="of:=[.D17]-[.E17]" office:value-type="float" office:value="737.22" calcext:value-type="float">
            <text:p>737,22</text:p>
          </table:table-cell>
          <table:table-cell table:formula="of:=[.G17]-[.H17]" office:value-type="float" office:value="196.3" calcext:value-type="float">
            <text:p>196,3</text:p>
          </table:table-cell>
          <table:table-cell table:formula="of:=[.J17]-[.K17]" office:value-type="float" office:value="84.89" calcext:value-type="float">
            <text:p>84,89</text:p>
          </table:table-cell>
          <table:table-cell table:formula="of:=[.M17]-[.N17]" office:value-type="float" office:value="261.27" calcext:value-type="float">
            <text:p>261,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0999158620834351" calcext:value-type="float">
            <text:p>0,009991586208344</text:p>
          </table:table-cell>
          <table:table-cell office:value-type="float" office:value="2581.57" calcext:value-type="float">
            <text:p>2581,57</text:p>
          </table:table-cell>
          <table:table-cell office:value-type="float" office:value="2064" calcext:value-type="float">
            <text:p>2064</text:p>
          </table:table-cell>
          <table:table-cell office:value-type="float" office:value="0.0964636945724487" calcext:value-type="float">
            <text:p>0,096463694572449</text:p>
          </table:table-cell>
          <table:table-cell office:value-type="float" office:value="1195.35" calcext:value-type="float">
            <text:p>1195,35</text:p>
          </table:table-cell>
          <table:table-cell office:value-type="float" office:value="943" calcext:value-type="float">
            <text:p>943</text:p>
          </table:table-cell>
          <table:table-cell office:value-type="float" office:value="1.00040818929672" calcext:value-type="float">
            <text:p>1,00040818929672</text:p>
          </table:table-cell>
          <table:table-cell office:value-type="float" office:value="996.96" calcext:value-type="float">
            <text:p>996,96</text:p>
          </table:table-cell>
          <table:table-cell office:value-type="float" office:value="889" calcext:value-type="float">
            <text:p>889</text:p>
          </table:table-cell>
          <table:table-cell office:value-type="float" office:value="1.00810878992081" calcext:value-type="float">
            <text:p>1,00810878992081</text:p>
          </table:table-cell>
          <table:table-cell office:value-type="float" office:value="1671.39" calcext:value-type="float">
            <text:p>1671,39</text:p>
          </table:table-cell>
          <table:table-cell office:value-type="float" office:value="1449" calcext:value-type="float">
            <text:p>1449</text:p>
          </table:table-cell>
          <table:table-cell table:formula="of:=[.D18]-[.E18]" office:value-type="float" office:value="517.57" calcext:value-type="float">
            <text:p>517,57</text:p>
          </table:table-cell>
          <table:table-cell table:formula="of:=[.G18]-[.H18]" office:value-type="float" office:value="252.35" calcext:value-type="float">
            <text:p>252,35</text:p>
          </table:table-cell>
          <table:table-cell table:formula="of:=[.J18]-[.K18]" office:value-type="float" office:value="107.96" calcext:value-type="float">
            <text:p>107,96</text:p>
          </table:table-cell>
          <table:table-cell table:formula="of:=[.M18]-[.N18]" office:value-type="float" office:value="222.39" calcext:value-type="float">
            <text:p>222,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107172703742981" calcext:value-type="float">
            <text:p>0,010717270374298</text:p>
          </table:table-cell>
          <table:table-cell office:value-type="float" office:value="2666.78" calcext:value-type="float">
            <text:p>2666,78</text:p>
          </table:table-cell>
          <table:table-cell office:value-type="float" office:value="2054" calcext:value-type="float">
            <text:p>2054</text:p>
          </table:table-cell>
          <table:table-cell office:value-type="float" office:value="0.104873995780945" calcext:value-type="float">
            <text:p>0,104873995780945</text:p>
          </table:table-cell>
          <table:table-cell office:value-type="float" office:value="1203.78" calcext:value-type="float">
            <text:p>1203,78</text:p>
          </table:table-cell>
          <table:table-cell office:value-type="float" office:value="1027" calcext:value-type="float">
            <text:p>1027</text:p>
          </table:table-cell>
          <table:table-cell office:value-type="float" office:value="1.00030324697495" calcext:value-type="float">
            <text:p>1,00030324697495</text:p>
          </table:table-cell>
          <table:table-cell office:value-type="float" office:value="1022.02" calcext:value-type="float">
            <text:p>1022,02</text:p>
          </table:table-cell>
          <table:table-cell office:value-type="float" office:value="914" calcext:value-type="float">
            <text:p>914</text:p>
          </table:table-cell>
          <table:table-cell office:value-type="float" office:value="1.00785386323929" calcext:value-type="float">
            <text:p>1,00785386323929</text:p>
          </table:table-cell>
          <table:table-cell office:value-type="float" office:value="1741.34" calcext:value-type="float">
            <text:p>1741,34</text:p>
          </table:table-cell>
          <table:table-cell office:value-type="float" office:value="1539" calcext:value-type="float">
            <text:p>1539</text:p>
          </table:table-cell>
          <table:table-cell table:formula="of:=[.D19]-[.E19]" office:value-type="float" office:value="612.78" calcext:value-type="float">
            <text:p>612,78</text:p>
          </table:table-cell>
          <table:table-cell table:formula="of:=[.G19]-[.H19]" office:value-type="float" office:value="176.78" calcext:value-type="float">
            <text:p>176,78</text:p>
          </table:table-cell>
          <table:table-cell table:formula="of:=[.J19]-[.K19]" office:value-type="float" office:value="108.02" calcext:value-type="float">
            <text:p>108,02</text:p>
          </table:table-cell>
          <table:table-cell table:formula="of:=[.M19]-[.N19]" office:value-type="float" office:value="202.34" calcext:value-type="float">
            <text:p>202,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02901816368103" calcext:value-type="float">
            <text:p>0,01029018163681</text:p>
          </table:table-cell>
          <table:table-cell office:value-type="float" office:value="2537.24" calcext:value-type="float">
            <text:p>2537,24</text:p>
          </table:table-cell>
          <table:table-cell office:value-type="float" office:value="1873" calcext:value-type="float">
            <text:p>1873</text:p>
          </table:table-cell>
          <table:table-cell office:value-type="float" office:value="0.101745190620422" calcext:value-type="float">
            <text:p>0,101745190620422</text:p>
          </table:table-cell>
          <table:table-cell office:value-type="float" office:value="1210.84" calcext:value-type="float">
            <text:p>1210,84</text:p>
          </table:table-cell>
          <table:table-cell office:value-type="float" office:value="983" calcext:value-type="float">
            <text:p>983</text:p>
          </table:table-cell>
          <table:table-cell office:value-type="float" office:value="1.00013044595718" calcext:value-type="float">
            <text:p>1,00013044595718</text:p>
          </table:table-cell>
          <table:table-cell office:value-type="float" office:value="1000.5" calcext:value-type="float">
            <text:p>1000,5</text:p>
          </table:table-cell>
          <table:table-cell office:value-type="float" office:value="902" calcext:value-type="float">
            <text:p>902</text:p>
          </table:table-cell>
          <table:table-cell office:value-type="float" office:value="1.00719152212143" calcext:value-type="float">
            <text:p>1,00719152212143</text:p>
          </table:table-cell>
          <table:table-cell office:value-type="float" office:value="1648.39" calcext:value-type="float">
            <text:p>1648,39</text:p>
          </table:table-cell>
          <table:table-cell office:value-type="float" office:value="1446" calcext:value-type="float">
            <text:p>1446</text:p>
          </table:table-cell>
          <table:table-cell table:formula="of:=[.D20]-[.E20]" office:value-type="float" office:value="664.24" calcext:value-type="float">
            <text:p>664,24</text:p>
          </table:table-cell>
          <table:table-cell table:formula="of:=[.G20]-[.H20]" office:value-type="float" office:value="227.84" calcext:value-type="float">
            <text:p>227,84</text:p>
          </table:table-cell>
          <table:table-cell table:formula="of:=[.J20]-[.K20]" office:value-type="float" office:value="98.5" calcext:value-type="float">
            <text:p>98,5</text:p>
          </table:table-cell>
          <table:table-cell table:formula="of:=[.M20]-[.N20]" office:value-type="float" office:value="202.39" calcext:value-type="float">
            <text:p>202,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114700222015381" calcext:value-type="float">
            <text:p>0,011470022201538</text:p>
          </table:table-cell>
          <table:table-cell office:value-type="float" office:value="2732.45" calcext:value-type="float">
            <text:p>2732,45</text:p>
          </table:table-cell>
          <table:table-cell office:value-type="float" office:value="2203" calcext:value-type="float">
            <text:p>2203</text:p>
          </table:table-cell>
          <table:table-cell office:value-type="float" office:value="0.0992205953598022" calcext:value-type="float">
            <text:p>0,099220595359802</text:p>
          </table:table-cell>
          <table:table-cell office:value-type="float" office:value="1205.54" calcext:value-type="float">
            <text:p>1205,54</text:p>
          </table:table-cell>
          <table:table-cell office:value-type="float" office:value="956" calcext:value-type="float">
            <text:p>956</text:p>
          </table:table-cell>
          <table:table-cell office:value-type="float" office:value="1.00031547307968" calcext:value-type="float">
            <text:p>1,00031547307968</text:p>
          </table:table-cell>
          <table:table-cell office:value-type="float" office:value="1011.48" calcext:value-type="float">
            <text:p>1011,48</text:p>
          </table:table-cell>
          <table:table-cell office:value-type="float" office:value="901" calcext:value-type="float">
            <text:p>901</text:p>
          </table:table-cell>
          <table:table-cell office:value-type="float" office:value="1.00723833560944" calcext:value-type="float">
            <text:p>1,00723833560944</text:p>
          </table:table-cell>
          <table:table-cell office:value-type="float" office:value="1779.56" calcext:value-type="float">
            <text:p>1779,56</text:p>
          </table:table-cell>
          <table:table-cell office:value-type="float" office:value="1476" calcext:value-type="float">
            <text:p>1476</text:p>
          </table:table-cell>
          <table:table-cell table:formula="of:=[.D21]-[.E21]" office:value-type="float" office:value="529.45" calcext:value-type="float">
            <text:p>529,45</text:p>
          </table:table-cell>
          <table:table-cell table:formula="of:=[.G21]-[.H21]" office:value-type="float" office:value="249.54" calcext:value-type="float">
            <text:p>249,54</text:p>
          </table:table-cell>
          <table:table-cell table:formula="of:=[.J21]-[.K21]" office:value-type="float" office:value="110.48" calcext:value-type="float">
            <text:p>110,48</text:p>
          </table:table-cell>
          <table:table-cell table:formula="of:=[.M21]-[.N21]" office:value-type="float" office:value="303.56" calcext:value-type="float">
            <text:p>303,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0938411474227905" calcext:value-type="float">
            <text:p>0,009384114742279</text:p>
          </table:table-cell>
          <table:table-cell office:value-type="float" office:value="2640.36" calcext:value-type="float">
            <text:p>2640,36</text:p>
          </table:table-cell>
          <table:table-cell office:value-type="float" office:value="1948" calcext:value-type="float">
            <text:p>1948</text:p>
          </table:table-cell>
          <table:table-cell office:value-type="float" office:value="0.0932888412475586" calcext:value-type="float">
            <text:p>0,093288841247559</text:p>
          </table:table-cell>
          <table:table-cell office:value-type="float" office:value="1249.43" calcext:value-type="float">
            <text:p>1249,43</text:p>
          </table:table-cell>
          <table:table-cell office:value-type="float" office:value="1059" calcext:value-type="float">
            <text:p>1059</text:p>
          </table:table-cell>
          <table:table-cell office:value-type="float" office:value="1.00022769212723" calcext:value-type="float">
            <text:p>1,00022769212723</text:p>
          </table:table-cell>
          <table:table-cell office:value-type="float" office:value="1019.93" calcext:value-type="float">
            <text:p>1019,93</text:p>
          </table:table-cell>
          <table:table-cell office:value-type="float" office:value="916" calcext:value-type="float">
            <text:p>916</text:p>
          </table:table-cell>
          <table:table-cell office:value-type="float" office:value="1.00774050235748" calcext:value-type="float">
            <text:p>1,00774050235748</text:p>
          </table:table-cell>
          <table:table-cell office:value-type="float" office:value="1739.62" calcext:value-type="float">
            <text:p>1739,62</text:p>
          </table:table-cell>
          <table:table-cell office:value-type="float" office:value="1470" calcext:value-type="float">
            <text:p>1470</text:p>
          </table:table-cell>
          <table:table-cell table:formula="of:=[.D22]-[.E22]" office:value-type="float" office:value="692.36" calcext:value-type="float">
            <text:p>692,36</text:p>
          </table:table-cell>
          <table:table-cell table:formula="of:=[.G22]-[.H22]" office:value-type="float" office:value="190.43" calcext:value-type="float">
            <text:p>190,43</text:p>
          </table:table-cell>
          <table:table-cell table:formula="of:=[.J22]-[.K22]" office:value-type="float" office:value="103.93" calcext:value-type="float">
            <text:p>103,93</text:p>
          </table:table-cell>
          <table:table-cell table:formula="of:=[.M22]-[.N22]" office:value-type="float" office:value="269.62" calcext:value-type="float">
            <text:p>269,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106591129302979" calcext:value-type="float">
            <text:p>0,010659112930298</text:p>
          </table:table-cell>
          <table:table-cell office:value-type="float" office:value="2622.06" calcext:value-type="float">
            <text:p>2622,06</text:p>
          </table:table-cell>
          <table:table-cell office:value-type="float" office:value="1842" calcext:value-type="float">
            <text:p>1842</text:p>
          </table:table-cell>
          <table:table-cell office:value-type="float" office:value="0.104870040416718" calcext:value-type="float">
            <text:p>0,104870040416718</text:p>
          </table:table-cell>
          <table:table-cell office:value-type="float" office:value="1181.52" calcext:value-type="float">
            <text:p>1181,52</text:p>
          </table:table-cell>
          <table:table-cell office:value-type="float" office:value="981" calcext:value-type="float">
            <text:p>981</text:p>
          </table:table-cell>
          <table:table-cell office:value-type="float" office:value="1.00014366865158" calcext:value-type="float">
            <text:p>1,00014366865158</text:p>
          </table:table-cell>
          <table:table-cell office:value-type="float" office:value="975.04" calcext:value-type="float">
            <text:p>975,04</text:p>
          </table:table-cell>
          <table:table-cell office:value-type="float" office:value="888" calcext:value-type="float">
            <text:p>888</text:p>
          </table:table-cell>
          <table:table-cell office:value-type="float" office:value="1.00772567510605" calcext:value-type="float">
            <text:p>1,00772567510605</text:p>
          </table:table-cell>
          <table:table-cell office:value-type="float" office:value="1645.57" calcext:value-type="float">
            <text:p>1645,57</text:p>
          </table:table-cell>
          <table:table-cell office:value-type="float" office:value="1353" calcext:value-type="float">
            <text:p>1353</text:p>
          </table:table-cell>
          <table:table-cell table:formula="of:=[.D23]-[.E23]" office:value-type="float" office:value="780.06" calcext:value-type="float">
            <text:p>780,06</text:p>
          </table:table-cell>
          <table:table-cell table:formula="of:=[.G23]-[.H23]" office:value-type="float" office:value="200.52" calcext:value-type="float">
            <text:p>200,52</text:p>
          </table:table-cell>
          <table:table-cell table:formula="of:=[.J23]-[.K23]" office:value-type="float" office:value="87.04" calcext:value-type="float">
            <text:p>87,04</text:p>
          </table:table-cell>
          <table:table-cell table:formula="of:=[.M23]-[.N23]" office:value-type="float" office:value="292.57" calcext:value-type="float">
            <text:p>292,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0981615304946899" calcext:value-type="float">
            <text:p>0,009816153049469</text:p>
          </table:table-cell>
          <table:table-cell office:value-type="float" office:value="2723.95" calcext:value-type="float">
            <text:p>2723,95</text:p>
          </table:table-cell>
          <table:table-cell office:value-type="float" office:value="1992" calcext:value-type="float">
            <text:p>1992</text:p>
          </table:table-cell>
          <table:table-cell office:value-type="float" office:value="0.10034095287323" calcext:value-type="float">
            <text:p>0,10034095287323</text:p>
          </table:table-cell>
          <table:table-cell office:value-type="float" office:value="1233.87" calcext:value-type="float">
            <text:p>1233,87</text:p>
          </table:table-cell>
          <table:table-cell office:value-type="float" office:value="1029" calcext:value-type="float">
            <text:p>1029</text:p>
          </table:table-cell>
          <table:table-cell office:value-type="float" office:value="1.00001827716827" calcext:value-type="float">
            <text:p>1,00001827716827</text:p>
          </table:table-cell>
          <table:table-cell office:value-type="float" office:value="1033.34" calcext:value-type="float">
            <text:p>1033,34</text:p>
          </table:table-cell>
          <table:table-cell office:value-type="float" office:value="924" calcext:value-type="float">
            <text:p>924</text:p>
          </table:table-cell>
          <table:table-cell office:value-type="float" office:value="1.00711344957352" calcext:value-type="float">
            <text:p>1,00711344957352</text:p>
          </table:table-cell>
          <table:table-cell office:value-type="float" office:value="1758.68" calcext:value-type="float">
            <text:p>1758,68</text:p>
          </table:table-cell>
          <table:table-cell office:value-type="float" office:value="1481" calcext:value-type="float">
            <text:p>1481</text:p>
          </table:table-cell>
          <table:table-cell table:formula="of:=[.D24]-[.E24]" office:value-type="float" office:value="731.95" calcext:value-type="float">
            <text:p>731,95</text:p>
          </table:table-cell>
          <table:table-cell table:formula="of:=[.G24]-[.H24]" office:value-type="float" office:value="204.87" calcext:value-type="float">
            <text:p>204,87</text:p>
          </table:table-cell>
          <table:table-cell table:formula="of:=[.J24]-[.K24]" office:value-type="float" office:value="109.34" calcext:value-type="float">
            <text:p>109,34</text:p>
          </table:table-cell>
          <table:table-cell table:formula="of:=[.M24]-[.N24]" office:value-type="float" office:value="277.68" calcext:value-type="float">
            <text:p>277,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114049434661865" calcext:value-type="float">
            <text:p>0,011404943466187</text:p>
          </table:table-cell>
          <table:table-cell office:value-type="float" office:value="2643.28" calcext:value-type="float">
            <text:p>2643,28</text:p>
          </table:table-cell>
          <table:table-cell office:value-type="float" office:value="1932" calcext:value-type="float">
            <text:p>1932</text:p>
          </table:table-cell>
          <table:table-cell office:value-type="float" office:value="0.0968545317649841" calcext:value-type="float">
            <text:p>0,096854531764984</text:p>
          </table:table-cell>
          <table:table-cell office:value-type="float" office:value="1210.27" calcext:value-type="float">
            <text:p>1210,27</text:p>
          </table:table-cell>
          <table:table-cell office:value-type="float" office:value="1031" calcext:value-type="float">
            <text:p>1031</text:p>
          </table:table-cell>
          <table:table-cell office:value-type="float" office:value="1.00006470918655" calcext:value-type="float">
            <text:p>1,00006470918655</text:p>
          </table:table-cell>
          <table:table-cell office:value-type="float" office:value="1006.72" calcext:value-type="float">
            <text:p>1006,72</text:p>
          </table:table-cell>
          <table:table-cell office:value-type="float" office:value="913" calcext:value-type="float">
            <text:p>913</text:p>
          </table:table-cell>
          <table:table-cell office:value-type="float" office:value="1.00690978527069" calcext:value-type="float">
            <text:p>1,00690978527069</text:p>
          </table:table-cell>
          <table:table-cell office:value-type="float" office:value="1702.22" calcext:value-type="float">
            <text:p>1702,22</text:p>
          </table:table-cell>
          <table:table-cell office:value-type="float" office:value="1386" calcext:value-type="float">
            <text:p>1386</text:p>
          </table:table-cell>
          <table:table-cell table:formula="of:=[.D25]-[.E25]" office:value-type="float" office:value="711.28" calcext:value-type="float">
            <text:p>711,28</text:p>
          </table:table-cell>
          <table:table-cell table:formula="of:=[.G25]-[.H25]" office:value-type="float" office:value="179.27" calcext:value-type="float">
            <text:p>179,27</text:p>
          </table:table-cell>
          <table:table-cell table:formula="of:=[.J25]-[.K25]" office:value-type="float" office:value="93.72" calcext:value-type="float">
            <text:p>93,72</text:p>
          </table:table-cell>
          <table:table-cell table:formula="of:=[.M25]-[.N25]" office:value-type="float" office:value="316.22" calcext:value-type="float">
            <text:p>316,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107059335708618" calcext:value-type="float">
            <text:p>0,010705933570862</text:p>
          </table:table-cell>
          <table:table-cell office:value-type="float" office:value="2533.86" calcext:value-type="float">
            <text:p>2533,86</text:p>
          </table:table-cell>
          <table:table-cell office:value-type="float" office:value="1965" calcext:value-type="float">
            <text:p>1965</text:p>
          </table:table-cell>
          <table:table-cell office:value-type="float" office:value="0.103185472488403" calcext:value-type="float">
            <text:p>0,103185472488403</text:p>
          </table:table-cell>
          <table:table-cell office:value-type="float" office:value="1176.53" calcext:value-type="float">
            <text:p>1176,53</text:p>
          </table:table-cell>
          <table:table-cell office:value-type="float" office:value="1034" calcext:value-type="float">
            <text:p>1034</text:p>
          </table:table-cell>
          <table:table-cell office:value-type="float" office:value="1.00035415887833" calcext:value-type="float">
            <text:p>1,00035415887833</text:p>
          </table:table-cell>
          <table:table-cell office:value-type="float" office:value="991.02" calcext:value-type="float">
            <text:p>991,02</text:p>
          </table:table-cell>
          <table:table-cell office:value-type="float" office:value="887" calcext:value-type="float">
            <text:p>887</text:p>
          </table:table-cell>
          <table:table-cell office:value-type="float" office:value="1.00721536636353" calcext:value-type="float">
            <text:p>1,00721536636353</text:p>
          </table:table-cell>
          <table:table-cell office:value-type="float" office:value="1654.13" calcext:value-type="float">
            <text:p>1654,13</text:p>
          </table:table-cell>
          <table:table-cell office:value-type="float" office:value="1395" calcext:value-type="float">
            <text:p>1395</text:p>
          </table:table-cell>
          <table:table-cell table:formula="of:=[.D26]-[.E26]" office:value-type="float" office:value="568.86" calcext:value-type="float">
            <text:p>568,86</text:p>
          </table:table-cell>
          <table:table-cell table:formula="of:=[.G26]-[.H26]" office:value-type="float" office:value="142.53" calcext:value-type="float">
            <text:p>142,53</text:p>
          </table:table-cell>
          <table:table-cell table:formula="of:=[.J26]-[.K26]" office:value-type="float" office:value="104.02" calcext:value-type="float">
            <text:p>104,02</text:p>
          </table:table-cell>
          <table:table-cell table:formula="of:=[.M26]-[.N26]" office:value-type="float" office:value="259.13" calcext:value-type="float">
            <text:p>259,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05927562713623" calcext:value-type="float">
            <text:p>0,010592756271362</text:p>
          </table:table-cell>
          <table:table-cell office:value-type="float" office:value="2523.98" calcext:value-type="float">
            <text:p>2523,98</text:p>
          </table:table-cell>
          <table:table-cell office:value-type="float" office:value="1735" calcext:value-type="float">
            <text:p>1735</text:p>
          </table:table-cell>
          <table:table-cell office:value-type="float" office:value="0.108069384098053" calcext:value-type="float">
            <text:p>0,108069384098053</text:p>
          </table:table-cell>
          <table:table-cell office:value-type="float" office:value="1189.87" calcext:value-type="float">
            <text:p>1189,87</text:p>
          </table:table-cell>
          <table:table-cell office:value-type="float" office:value="1004" calcext:value-type="float">
            <text:p>1004</text:p>
          </table:table-cell>
          <table:table-cell office:value-type="float" office:value="1.00037513017654" calcext:value-type="float">
            <text:p>1,00037513017654</text:p>
          </table:table-cell>
          <table:table-cell office:value-type="float" office:value="978.01" calcext:value-type="float">
            <text:p>978,01</text:p>
          </table:table-cell>
          <table:table-cell office:value-type="float" office:value="888" calcext:value-type="float">
            <text:p>888</text:p>
          </table:table-cell>
          <table:table-cell office:value-type="float" office:value="1.00849092483521" calcext:value-type="float">
            <text:p>1,00849092483521</text:p>
          </table:table-cell>
          <table:table-cell office:value-type="float" office:value="1648.01" calcext:value-type="float">
            <text:p>1648,01</text:p>
          </table:table-cell>
          <table:table-cell office:value-type="float" office:value="1417" calcext:value-type="float">
            <text:p>1417</text:p>
          </table:table-cell>
          <table:table-cell table:formula="of:=[.D27]-[.E27]" office:value-type="float" office:value="788.98" calcext:value-type="float">
            <text:p>788,98</text:p>
          </table:table-cell>
          <table:table-cell table:formula="of:=[.G27]-[.H27]" office:value-type="float" office:value="185.87" calcext:value-type="float">
            <text:p>185,87</text:p>
          </table:table-cell>
          <table:table-cell table:formula="of:=[.J27]-[.K27]" office:value-type="float" office:value="90.01" calcext:value-type="float">
            <text:p>90,01</text:p>
          </table:table-cell>
          <table:table-cell table:formula="of:=[.M27]-[.N27]" office:value-type="float" office:value="231.01" calcext:value-type="float">
            <text:p>231,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0947155952453613" calcext:value-type="float">
            <text:p>0,009471559524536</text:p>
          </table:table-cell>
          <table:table-cell office:value-type="float" office:value="2583.2" calcext:value-type="float">
            <text:p>2583,2</text:p>
          </table:table-cell>
          <table:table-cell office:value-type="float" office:value="1914" calcext:value-type="float">
            <text:p>1914</text:p>
          </table:table-cell>
          <table:table-cell office:value-type="float" office:value="0.0974109578132629" calcext:value-type="float">
            <text:p>0,097410957813263</text:p>
          </table:table-cell>
          <table:table-cell office:value-type="float" office:value="1182.71" calcext:value-type="float">
            <text:p>1182,71</text:p>
          </table:table-cell>
          <table:table-cell office:value-type="float" office:value="1004" calcext:value-type="float">
            <text:p>1004</text:p>
          </table:table-cell>
          <table:table-cell office:value-type="float" office:value="1.00005661010742" calcext:value-type="float">
            <text:p>1,00005661010742</text:p>
          </table:table-cell>
          <table:table-cell office:value-type="float" office:value="991.87" calcext:value-type="float">
            <text:p>991,87</text:p>
          </table:table-cell>
          <table:table-cell office:value-type="float" office:value="923" calcext:value-type="float">
            <text:p>923</text:p>
          </table:table-cell>
          <table:table-cell office:value-type="float" office:value="1.00641755104065" calcext:value-type="float">
            <text:p>1,00641755104065</text:p>
          </table:table-cell>
          <table:table-cell office:value-type="float" office:value="1667.95" calcext:value-type="float">
            <text:p>1667,95</text:p>
          </table:table-cell>
          <table:table-cell office:value-type="float" office:value="1453" calcext:value-type="float">
            <text:p>1453</text:p>
          </table:table-cell>
          <table:table-cell table:formula="of:=[.D28]-[.E28]" office:value-type="float" office:value="669.2" calcext:value-type="float">
            <text:p>669,2</text:p>
          </table:table-cell>
          <table:table-cell table:formula="of:=[.G28]-[.H28]" office:value-type="float" office:value="178.71" calcext:value-type="float">
            <text:p>178,71</text:p>
          </table:table-cell>
          <table:table-cell table:formula="of:=[.J28]-[.K28]" office:value-type="float" office:value="68.87" calcext:value-type="float">
            <text:p>68,87</text:p>
          </table:table-cell>
          <table:table-cell table:formula="of:=[.M28]-[.N28]" office:value-type="float" office:value="214.95" calcext:value-type="float">
            <text:p>214,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0928706645965576" calcext:value-type="float">
            <text:p>0,009287066459656</text:p>
          </table:table-cell>
          <table:table-cell office:value-type="float" office:value="2541.21" calcext:value-type="float">
            <text:p>2541,21</text:p>
          </table:table-cell>
          <table:table-cell office:value-type="float" office:value="1905" calcext:value-type="float">
            <text:p>1905</text:p>
          </table:table-cell>
          <table:table-cell office:value-type="float" office:value="0.0990080881118774" calcext:value-type="float">
            <text:p>0,099008088111877</text:p>
          </table:table-cell>
          <table:table-cell office:value-type="float" office:value="1222.2" calcext:value-type="float">
            <text:p>1222,2</text:p>
          </table:table-cell>
          <table:table-cell office:value-type="float" office:value="967" calcext:value-type="float">
            <text:p>967</text:p>
          </table:table-cell>
          <table:table-cell office:value-type="float" office:value="1.00028464794159" calcext:value-type="float">
            <text:p>1,00028464794159</text:p>
          </table:table-cell>
          <table:table-cell office:value-type="float" office:value="993.34" calcext:value-type="float">
            <text:p>993,34</text:p>
          </table:table-cell>
          <table:table-cell office:value-type="float" office:value="906" calcext:value-type="float">
            <text:p>906</text:p>
          </table:table-cell>
          <table:table-cell office:value-type="float" office:value="1.00812504291534" calcext:value-type="float">
            <text:p>1,00812504291534</text:p>
          </table:table-cell>
          <table:table-cell office:value-type="float" office:value="1657.55" calcext:value-type="float">
            <text:p>1657,55</text:p>
          </table:table-cell>
          <table:table-cell office:value-type="float" office:value="1418" calcext:value-type="float">
            <text:p>1418</text:p>
          </table:table-cell>
          <table:table-cell table:formula="of:=[.D29]-[.E29]" office:value-type="float" office:value="636.21" calcext:value-type="float">
            <text:p>636,21</text:p>
          </table:table-cell>
          <table:table-cell table:formula="of:=[.G29]-[.H29]" office:value-type="float" office:value="255.2" calcext:value-type="float">
            <text:p>255,2</text:p>
          </table:table-cell>
          <table:table-cell table:formula="of:=[.J29]-[.K29]" office:value-type="float" office:value="87.34" calcext:value-type="float">
            <text:p>87,34</text:p>
          </table:table-cell>
          <table:table-cell table:formula="of:=[.M29]-[.N29]" office:value-type="float" office:value="239.55" calcext:value-type="float">
            <text:p>239,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0974363565444946" calcext:value-type="float">
            <text:p>0,009743635654449</text:p>
          </table:table-cell>
          <table:table-cell office:value-type="float" office:value="2542.83" calcext:value-type="float">
            <text:p>2542,83</text:p>
          </table:table-cell>
          <table:table-cell office:value-type="float" office:value="1823" calcext:value-type="float">
            <text:p>1823</text:p>
          </table:table-cell>
          <table:table-cell office:value-type="float" office:value="0.107396838665009" calcext:value-type="float">
            <text:p>0,107396838665009</text:p>
          </table:table-cell>
          <table:table-cell office:value-type="float" office:value="1188.15" calcext:value-type="float">
            <text:p>1188,15</text:p>
          </table:table-cell>
          <table:table-cell office:value-type="float" office:value="944" calcext:value-type="float">
            <text:p>944</text:p>
          </table:table-cell>
          <table:table-cell office:value-type="float" office:value="1.0001416683197" calcext:value-type="float">
            <text:p>1,0001416683197</text:p>
          </table:table-cell>
          <table:table-cell office:value-type="float" office:value="1001.42" calcext:value-type="float">
            <text:p>1001,42</text:p>
          </table:table-cell>
          <table:table-cell office:value-type="float" office:value="897" calcext:value-type="float">
            <text:p>897</text:p>
          </table:table-cell>
          <table:table-cell office:value-type="float" office:value="1.00659361362457" calcext:value-type="float">
            <text:p>1,00659361362457</text:p>
          </table:table-cell>
          <table:table-cell office:value-type="float" office:value="1654.9" calcext:value-type="float">
            <text:p>1654,9</text:p>
          </table:table-cell>
          <table:table-cell office:value-type="float" office:value="1448" calcext:value-type="float">
            <text:p>1448</text:p>
          </table:table-cell>
          <table:table-cell table:formula="of:=[.D30]-[.E30]" office:value-type="float" office:value="719.83" calcext:value-type="float">
            <text:p>719,83</text:p>
          </table:table-cell>
          <table:table-cell table:formula="of:=[.G30]-[.H30]" office:value-type="float" office:value="244.15" calcext:value-type="float">
            <text:p>244,15</text:p>
          </table:table-cell>
          <table:table-cell table:formula="of:=[.J30]-[.K30]" office:value-type="float" office:value="104.42" calcext:value-type="float">
            <text:p>104,42</text:p>
          </table:table-cell>
          <table:table-cell table:formula="of:=[.M30]-[.N30]" office:value-type="float" office:value="206.9" calcext:value-type="float">
            <text:p>206,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103843760490417" calcext:value-type="float">
            <text:p>0,010384376049042</text:p>
          </table:table-cell>
          <table:table-cell office:value-type="float" office:value="2570.04" calcext:value-type="float">
            <text:p>2570,04</text:p>
          </table:table-cell>
          <table:table-cell office:value-type="float" office:value="2093" calcext:value-type="float">
            <text:p>2093</text:p>
          </table:table-cell>
          <table:table-cell office:value-type="float" office:value="0.10624785900116" calcext:value-type="float">
            <text:p>0,10624785900116</text:p>
          </table:table-cell>
          <table:table-cell office:value-type="float" office:value="1197.59" calcext:value-type="float">
            <text:p>1197,59</text:p>
          </table:table-cell>
          <table:table-cell office:value-type="float" office:value="1008" calcext:value-type="float">
            <text:p>1008</text:p>
          </table:table-cell>
          <table:table-cell office:value-type="float" office:value="0.999968085289002" calcext:value-type="float">
            <text:p>0,999968085289002</text:p>
          </table:table-cell>
          <table:table-cell office:value-type="float" office:value="985.97" calcext:value-type="float">
            <text:p>985,97</text:p>
          </table:table-cell>
          <table:table-cell office:value-type="float" office:value="866" calcext:value-type="float">
            <text:p>866</text:p>
          </table:table-cell>
          <table:table-cell office:value-type="float" office:value="1.00792379379272" calcext:value-type="float">
            <text:p>1,00792379379272</text:p>
          </table:table-cell>
          <table:table-cell office:value-type="float" office:value="1640.26" calcext:value-type="float">
            <text:p>1640,26</text:p>
          </table:table-cell>
          <table:table-cell office:value-type="float" office:value="1439" calcext:value-type="float">
            <text:p>1439</text:p>
          </table:table-cell>
          <table:table-cell table:formula="of:=[.D31]-[.E31]" office:value-type="float" office:value="477.04" calcext:value-type="float">
            <text:p>477,04</text:p>
          </table:table-cell>
          <table:table-cell table:formula="of:=[.G31]-[.H31]" office:value-type="float" office:value="189.59" calcext:value-type="float">
            <text:p>189,59</text:p>
          </table:table-cell>
          <table:table-cell table:formula="of:=[.J31]-[.K31]" office:value-type="float" office:value="119.97" calcext:value-type="float">
            <text:p>119,97</text:p>
          </table:table-cell>
          <table:table-cell table:formula="of:=[.M31]-[.N31]" office:value-type="float" office:value="201.26" calcext:value-type="float">
            <text:p>201,2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08030841350555" calcext:value-type="float">
            <text:p>0,308030841350555</text:p>
          </table:table-cell>
          <table:table-cell table:formula="of:=SUM([.D2:.D31])" office:value-type="float" office:value="77538.34" calcext:value-type="float">
            <text:p>77538,34</text:p>
          </table:table-cell>
          <table:table-cell table:formula="of:=SUM([.E2:.E31])" office:value-type="float" office:value="58406" calcext:value-type="float">
            <text:p>58406</text:p>
          </table:table-cell>
          <table:table-cell table:formula="of:=SUM([.F2:.F31])" office:value-type="float" office:value="3.08212625741959" calcext:value-type="float">
            <text:p>3,08212625741959</text:p>
          </table:table-cell>
          <table:table-cell table:formula="of:=SUM([.G2:.G31])" office:value-type="float" office:value="36222.68" calcext:value-type="float">
            <text:p>36222,68</text:p>
          </table:table-cell>
          <table:table-cell table:formula="of:=SUM([.H2:.H31])" office:value-type="float" office:value="30097" calcext:value-type="float">
            <text:p>30097</text:p>
          </table:table-cell>
          <table:table-cell table:formula="of:=SUM([.I2:.I31])" office:value-type="float" office:value="30.0059560275078" calcext:value-type="float">
            <text:p>30,0059560275078</text:p>
          </table:table-cell>
          <table:table-cell table:formula="of:=SUM([.J2:.J31])" office:value-type="float" office:value="30166.42" calcext:value-type="float">
            <text:p>30166,42</text:p>
          </table:table-cell>
          <table:table-cell table:formula="of:=SUM([.K2:.K31])" office:value-type="float" office:value="27164" calcext:value-type="float">
            <text:p>27164</text:p>
          </table:table-cell>
          <table:table-cell table:formula="of:=SUM([.L2:.L31])" office:value-type="float" office:value="30.2240401363373" calcext:value-type="float">
            <text:p>30,2240401363373</text:p>
          </table:table-cell>
          <table:table-cell table:formula="of:=SUM([.M2:.M31])" office:value-type="float" office:value="50295.29" calcext:value-type="float">
            <text:p>50295,29</text:p>
          </table:table-cell>
          <table:table-cell table:formula="of:=SUM([.N2:.N31])" office:value-type="float" office:value="43076" calcext:value-type="float">
            <text:p>43076</text:p>
          </table:table-cell>
          <table:table-cell table:formula="of:=SUM([.O2:.O31])/30" office:value-type="float" office:value="637.744666666667" calcext:value-type="float">
            <text:p>637,744666666667</text:p>
          </table:table-cell>
          <table:table-cell table:formula="of:=SUM([.P2:.P31])/30" office:value-type="float" office:value="204.189333333333" calcext:value-type="float">
            <text:p>204,189333333333</text:p>
          </table:table-cell>
          <table:table-cell table:formula="of:=SUM([.Q2:.Q31])/30" office:value-type="float" office:value="100.080666666667" calcext:value-type="float">
            <text:p>100,080666666667</text:p>
          </table:table-cell>
          <table:table-cell table:formula="of:=SUM([.R2:.R31])/30" office:value-type="float" office:value="240.643" calcext:value-type="float">
            <text:p>240,643</text:p>
          </table:table-cell>
        </table:table-row>
      </table:table>
      <table:table table:name="TESTBENCH_metaheu_ls_vnd_bvns_ts__niter_10_search_greedy_init_group_memory_10_times4ave_25_maxs_1.0" table:style-name="ta1">
        <table:shapes>
          <draw:frame draw:z-index="0" draw:style-name="gr1" draw:text-style-name="P1" svg:width="36.039cm" svg:height="9.005cm" svg:x="5.009cm" svg:y="15.009cm">
            <draw:object draw:notify-on-update-of-ranges="'TESTBENCH_metaheu_ls_vnd_bvns_ts__niter_10_search_greedy_init_group_memory_10_times4ave_25_maxs_1.0'.D1:'TESTBENCH_metaheu_ls_vnd_bvns_ts__niter_10_search_greedy_init_group_memory_10_times4ave_25_maxs_1.0'.D1 'TESTBENCH_metaheu_ls_vnd_bvns_ts__niter_10_search_greedy_init_group_memory_10_times4ave_25_maxs_1.0'.D2:'TESTBENCH_metaheu_ls_vnd_bvns_ts__niter_10_search_greedy_init_group_memory_10_times4ave_25_maxs_1.0'.D31 'TESTBENCH_metaheu_ls_vnd_bvns_ts__niter_10_search_greedy_init_group_memory_10_times4ave_25_maxs_1.0'.E1:'TESTBENCH_metaheu_ls_vnd_bvns_ts__niter_10_search_greedy_init_group_memory_10_times4ave_25_maxs_1.0'.E1 'TESTBENCH_metaheu_ls_vnd_bvns_ts__niter_10_search_greedy_init_group_memory_10_times4ave_25_maxs_1.0'.E2:'TESTBENCH_metaheu_ls_vnd_bvns_ts__niter_10_search_greedy_init_group_memory_10_times4ave_25_maxs_1.0'.E31 'TESTBENCH_metaheu_ls_vnd_bvns_ts__niter_10_search_greedy_init_group_memory_10_times4ave_25_maxs_1.0'.G1:'TESTBENCH_metaheu_ls_vnd_bvns_ts__niter_10_search_greedy_init_group_memory_10_times4ave_25_maxs_1.0'.G1 'TESTBENCH_metaheu_ls_vnd_bvns_ts__niter_10_search_greedy_init_group_memory_10_times4ave_25_maxs_1.0'.G2:'TESTBENCH_metaheu_ls_vnd_bvns_ts__niter_10_search_greedy_init_group_memory_10_times4ave_25_maxs_1.0'.G31 'TESTBENCH_metaheu_ls_vnd_bvns_ts__niter_10_search_greedy_init_group_memory_10_times4ave_25_maxs_1.0'.H1:'TESTBENCH_metaheu_ls_vnd_bvns_ts__niter_10_search_greedy_init_group_memory_10_times4ave_25_maxs_1.0'.H1 'TESTBENCH_metaheu_ls_vnd_bvns_ts__niter_10_search_greedy_init_group_memory_10_times4ave_25_maxs_1.0'.H2:'TESTBENCH_metaheu_ls_vnd_bvns_ts__niter_10_search_greedy_init_group_memory_10_times4ave_25_maxs_1.0'.H31 'TESTBENCH_metaheu_ls_vnd_bvns_ts__niter_10_search_greedy_init_group_memory_10_times4ave_25_maxs_1.0'.J1:'TESTBENCH_metaheu_ls_vnd_bvns_ts__niter_10_search_greedy_init_group_memory_10_times4ave_25_maxs_1.0'.J1 'TESTBENCH_metaheu_ls_vnd_bvns_ts__niter_10_search_greedy_init_group_memory_10_times4ave_25_maxs_1.0'.J2:'TESTBENCH_metaheu_ls_vnd_bvns_ts__niter_10_search_greedy_init_group_memory_10_times4ave_25_maxs_1.0'.J31 'TESTBENCH_metaheu_ls_vnd_bvns_ts__niter_10_search_greedy_init_group_memory_10_times4ave_25_maxs_1.0'.K1:'TESTBENCH_metaheu_ls_vnd_bvns_ts__niter_10_search_greedy_init_group_memory_10_times4ave_25_maxs_1.0'.K1 'TESTBENCH_metaheu_ls_vnd_bvns_ts__niter_10_search_greedy_init_group_memory_10_times4ave_25_maxs_1.0'.K2:'TESTBENCH_metaheu_ls_vnd_bvns_ts__niter_10_search_greedy_init_group_memory_10_times4ave_25_maxs_1.0'.K31 'TESTBENCH_metaheu_ls_vnd_bvns_ts__niter_10_search_greedy_init_group_memory_10_times4ave_25_maxs_1.0'.M1:'TESTBENCH_metaheu_ls_vnd_bvns_ts__niter_10_search_greedy_init_group_memory_10_times4ave_25_maxs_1.0'.M1 'TESTBENCH_metaheu_ls_vnd_bvns_ts__niter_10_search_greedy_init_group_memory_10_times4ave_25_maxs_1.0'.M2:'TESTBENCH_metaheu_ls_vnd_bvns_ts__niter_10_search_greedy_init_group_memory_10_times4ave_25_maxs_1.0'.M31 'TESTBENCH_metaheu_ls_vnd_bvns_ts__niter_10_search_greedy_init_group_memory_10_times4ave_25_maxs_1.0'.N1:'TESTBENCH_metaheu_ls_vnd_bvns_ts__niter_10_search_greedy_init_group_memory_10_times4ave_25_maxs_1.0'.N1 'TESTBENCH_metaheu_ls_vnd_bvns_ts__niter_10_search_greedy_init_group_memory_10_times4ave_25_maxs_1.0'.N2:'TESTBENCH_metaheu_ls_vnd_bvns_ts__niter_10_search_greedy_init_group_memory_10_times4ave_25_maxs_1.0'.N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36.039cm" svg:height="9.005cm" svg:x="5.035cm" svg:y="24.861cm">
            <draw:object draw:notify-on-update-of-ranges="'TESTBENCH_metaheu_ls_vnd_bvns_ts__niter_10_search_greedy_init_group_memory_10_times4ave_25_maxs_1.0'.D1:'TESTBENCH_metaheu_ls_vnd_bvns_ts__niter_10_search_greedy_init_group_memory_10_times4ave_25_maxs_1.0'.D1 'TESTBENCH_metaheu_ls_vnd_bvns_ts__niter_10_search_greedy_init_group_memory_10_times4ave_25_maxs_1.0'.D2:'TESTBENCH_metaheu_ls_vnd_bvns_ts__niter_10_search_greedy_init_group_memory_10_times4ave_25_maxs_1.0'.D31 'TESTBENCH_metaheu_ls_vnd_bvns_ts__niter_10_search_greedy_init_group_memory_10_times4ave_25_maxs_1.0'.G1:'TESTBENCH_metaheu_ls_vnd_bvns_ts__niter_10_search_greedy_init_group_memory_10_times4ave_25_maxs_1.0'.G1 'TESTBENCH_metaheu_ls_vnd_bvns_ts__niter_10_search_greedy_init_group_memory_10_times4ave_25_maxs_1.0'.G2:'TESTBENCH_metaheu_ls_vnd_bvns_ts__niter_10_search_greedy_init_group_memory_10_times4ave_25_maxs_1.0'.G31 'TESTBENCH_metaheu_ls_vnd_bvns_ts__niter_10_search_greedy_init_group_memory_10_times4ave_25_maxs_1.0'.J1:'TESTBENCH_metaheu_ls_vnd_bvns_ts__niter_10_search_greedy_init_group_memory_10_times4ave_25_maxs_1.0'.J1 'TESTBENCH_metaheu_ls_vnd_bvns_ts__niter_10_search_greedy_init_group_memory_10_times4ave_25_maxs_1.0'.J2:'TESTBENCH_metaheu_ls_vnd_bvns_ts__niter_10_search_greedy_init_group_memory_10_times4ave_25_maxs_1.0'.J31 'TESTBENCH_metaheu_ls_vnd_bvns_ts__niter_10_search_greedy_init_group_memory_10_times4ave_25_maxs_1.0'.M1:'TESTBENCH_metaheu_ls_vnd_bvns_ts__niter_10_search_greedy_init_group_memory_10_times4ave_25_maxs_1.0'.M1 'TESTBENCH_metaheu_ls_vnd_bvns_ts__niter_10_search_greedy_init_group_memory_10_times4ave_25_maxs_1.0'.M2:'TESTBENCH_metaheu_ls_vnd_bvns_ts__niter_10_search_greedy_init_group_memory_10_times4ave_25_maxs_1.0'.M3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36.039cm" svg:height="9.005cm" svg:x="4.971cm" svg:y="34.824cm">
            <draw:object draw:notify-on-update-of-ranges="'TESTBENCH_metaheu_ls_vnd_bvns_ts__niter_10_search_greedy_init_group_memory_10_times4ave_25_maxs_1.0'.E1:'TESTBENCH_metaheu_ls_vnd_bvns_ts__niter_10_search_greedy_init_group_memory_10_times4ave_25_maxs_1.0'.E1 'TESTBENCH_metaheu_ls_vnd_bvns_ts__niter_10_search_greedy_init_group_memory_10_times4ave_25_maxs_1.0'.E2:'TESTBENCH_metaheu_ls_vnd_bvns_ts__niter_10_search_greedy_init_group_memory_10_times4ave_25_maxs_1.0'.E31 'TESTBENCH_metaheu_ls_vnd_bvns_ts__niter_10_search_greedy_init_group_memory_10_times4ave_25_maxs_1.0'.H1:'TESTBENCH_metaheu_ls_vnd_bvns_ts__niter_10_search_greedy_init_group_memory_10_times4ave_25_maxs_1.0'.H1 'TESTBENCH_metaheu_ls_vnd_bvns_ts__niter_10_search_greedy_init_group_memory_10_times4ave_25_maxs_1.0'.H2:'TESTBENCH_metaheu_ls_vnd_bvns_ts__niter_10_search_greedy_init_group_memory_10_times4ave_25_maxs_1.0'.H31 'TESTBENCH_metaheu_ls_vnd_bvns_ts__niter_10_search_greedy_init_group_memory_10_times4ave_25_maxs_1.0'.K1:'TESTBENCH_metaheu_ls_vnd_bvns_ts__niter_10_search_greedy_init_group_memory_10_times4ave_25_maxs_1.0'.K1 'TESTBENCH_metaheu_ls_vnd_bvns_ts__niter_10_search_greedy_init_group_memory_10_times4ave_25_maxs_1.0'.K2:'TESTBENCH_metaheu_ls_vnd_bvns_ts__niter_10_search_greedy_init_group_memory_10_times4ave_25_maxs_1.0'.K31 'TESTBENCH_metaheu_ls_vnd_bvns_ts__niter_10_search_greedy_init_group_memory_10_times4ave_25_maxs_1.0'.N1:'TESTBENCH_metaheu_ls_vnd_bvns_ts__niter_10_search_greedy_init_group_memory_10_times4ave_25_maxs_1.0'.N1 'TESTBENCH_metaheu_ls_vnd_bvns_ts__niter_10_search_greedy_init_group_memory_10_times4ave_25_maxs_1.0'.N2:'TESTBENCH_metaheu_ls_vnd_bvns_ts__niter_10_search_greedy_init_group_memory_10_times4ave_25_maxs_1.0'.N3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18.364cm" svg:height="9.005cm" svg:x="5.128cm" svg:y="45.155cm">
            <draw:object draw:notify-on-update-of-ranges="'TESTBENCH_metaheu_ls_vnd_bvns_ts__niter_10_search_greedy_init_group_memory_10_times4ave_25_maxs_1.0'.D1:'TESTBENCH_metaheu_ls_vnd_bvns_ts__niter_10_search_greedy_init_group_memory_10_times4ave_25_maxs_1.0'.D1 'TESTBENCH_metaheu_ls_vnd_bvns_ts__niter_10_search_greedy_init_group_memory_10_times4ave_25_maxs_1.0'.D2:'TESTBENCH_metaheu_ls_vnd_bvns_ts__niter_10_search_greedy_init_group_memory_10_times4ave_25_maxs_1.0'.D31 'TESTBENCH_metaheu_ls_vnd_bvns_ts__niter_10_search_greedy_init_group_memory_10_times4ave_25_maxs_1.0'.E1:'TESTBENCH_metaheu_ls_vnd_bvns_ts__niter_10_search_greedy_init_group_memory_10_times4ave_25_maxs_1.0'.E1 'TESTBENCH_metaheu_ls_vnd_bvns_ts__niter_10_search_greedy_init_group_memory_10_times4ave_25_maxs_1.0'.E2:'TESTBENCH_metaheu_ls_vnd_bvns_ts__niter_10_search_greedy_init_group_memory_10_times4ave_25_maxs_1.0'.E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4" draw:style-name="gr1" draw:text-style-name="P1" svg:width="18.364cm" svg:height="9.005cm" svg:x="24.288cm" svg:y="45.236cm">
            <draw:object draw:notify-on-update-of-ranges="'TESTBENCH_metaheu_ls_vnd_bvns_ts__niter_10_search_greedy_init_group_memory_10_times4ave_25_maxs_1.0'.G1:'TESTBENCH_metaheu_ls_vnd_bvns_ts__niter_10_search_greedy_init_group_memory_10_times4ave_25_maxs_1.0'.G1 'TESTBENCH_metaheu_ls_vnd_bvns_ts__niter_10_search_greedy_init_group_memory_10_times4ave_25_maxs_1.0'.G2:'TESTBENCH_metaheu_ls_vnd_bvns_ts__niter_10_search_greedy_init_group_memory_10_times4ave_25_maxs_1.0'.G31 'TESTBENCH_metaheu_ls_vnd_bvns_ts__niter_10_search_greedy_init_group_memory_10_times4ave_25_maxs_1.0'.H1:'TESTBENCH_metaheu_ls_vnd_bvns_ts__niter_10_search_greedy_init_group_memory_10_times4ave_25_maxs_1.0'.H1 'TESTBENCH_metaheu_ls_vnd_bvns_ts__niter_10_search_greedy_init_group_memory_10_times4ave_25_maxs_1.0'.H2:'TESTBENCH_metaheu_ls_vnd_bvns_ts__niter_10_search_greedy_init_group_memory_10_times4ave_25_maxs_1.0'.H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5" draw:style-name="gr1" draw:text-style-name="P1" svg:width="18.364cm" svg:height="9.005cm" svg:x="5.008cm" svg:y="55.54cm">
            <draw:object draw:notify-on-update-of-ranges="'TESTBENCH_metaheu_ls_vnd_bvns_ts__niter_10_search_greedy_init_group_memory_10_times4ave_25_maxs_1.0'.J1:'TESTBENCH_metaheu_ls_vnd_bvns_ts__niter_10_search_greedy_init_group_memory_10_times4ave_25_maxs_1.0'.J1 'TESTBENCH_metaheu_ls_vnd_bvns_ts__niter_10_search_greedy_init_group_memory_10_times4ave_25_maxs_1.0'.J2:'TESTBENCH_metaheu_ls_vnd_bvns_ts__niter_10_search_greedy_init_group_memory_10_times4ave_25_maxs_1.0'.J31 'TESTBENCH_metaheu_ls_vnd_bvns_ts__niter_10_search_greedy_init_group_memory_10_times4ave_25_maxs_1.0'.K1:'TESTBENCH_metaheu_ls_vnd_bvns_ts__niter_10_search_greedy_init_group_memory_10_times4ave_25_maxs_1.0'.K1 'TESTBENCH_metaheu_ls_vnd_bvns_ts__niter_10_search_greedy_init_group_memory_10_times4ave_25_maxs_1.0'.K2:'TESTBENCH_metaheu_ls_vnd_bvns_ts__niter_10_search_greedy_init_group_memory_10_times4ave_25_maxs_1.0'.K3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6" draw:style-name="gr1" draw:text-style-name="P1" svg:width="18.364cm" svg:height="9.005cm" svg:x="24.61cm" svg:y="55.62cm">
            <draw:object draw:notify-on-update-of-ranges="'TESTBENCH_metaheu_ls_vnd_bvns_ts__niter_10_search_greedy_init_group_memory_10_times4ave_25_maxs_1.0'.M1:'TESTBENCH_metaheu_ls_vnd_bvns_ts__niter_10_search_greedy_init_group_memory_10_times4ave_25_maxs_1.0'.M1 'TESTBENCH_metaheu_ls_vnd_bvns_ts__niter_10_search_greedy_init_group_memory_10_times4ave_25_maxs_1.0'.M2:'TESTBENCH_metaheu_ls_vnd_bvns_ts__niter_10_search_greedy_init_group_memory_10_times4ave_25_maxs_1.0'.M31 'TESTBENCH_metaheu_ls_vnd_bvns_ts__niter_10_search_greedy_init_group_memory_10_times4ave_25_maxs_1.0'.N1:'TESTBENCH_metaheu_ls_vnd_bvns_ts__niter_10_search_greedy_init_group_memory_10_times4ave_25_maxs_1.0'.N1 'TESTBENCH_metaheu_ls_vnd_bvns_ts__niter_10_search_greedy_init_group_memory_10_times4ave_25_maxs_1.0'.N2:'TESTBENCH_metaheu_ls_vnd_bvns_ts__niter_10_search_greedy_init_group_memory_10_times4ave_25_maxs_1.0'.N3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173130249977112" calcext:value-type="float">
            <text:p>0,017313024997711</text:p>
          </table:table-cell>
          <table:table-cell office:value-type="float" office:value="1547.12" calcext:value-type="float">
            <text:p>1547,12</text:p>
          </table:table-cell>
          <table:table-cell office:value-type="float" office:value="1267" calcext:value-type="float">
            <text:p>1267</text:p>
          </table:table-cell>
          <table:table-cell office:value-type="float" office:value="0.0830090522766113" calcext:value-type="float">
            <text:p>0,083009052276611</text:p>
          </table:table-cell>
          <table:table-cell office:value-type="float" office:value="1176.7" calcext:value-type="float">
            <text:p>1176,7</text:p>
          </table:table-cell>
          <table:table-cell office:value-type="float" office:value="965" calcext:value-type="float">
            <text:p>965</text:p>
          </table:table-cell>
          <table:table-cell office:value-type="float" office:value="0.999977960586548" calcext:value-type="float">
            <text:p>0,999977960586548</text:p>
          </table:table-cell>
          <table:table-cell office:value-type="float" office:value="997.72" calcext:value-type="float">
            <text:p>997,72</text:p>
          </table:table-cell>
          <table:table-cell office:value-type="float" office:value="895" calcext:value-type="float">
            <text:p>895</text:p>
          </table:table-cell>
          <table:table-cell office:value-type="float" office:value="1.00776453971863" calcext:value-type="float">
            <text:p>1,00776453971863</text:p>
          </table:table-cell>
          <table:table-cell office:value-type="float" office:value="1249.49" calcext:value-type="float">
            <text:p>1249,49</text:p>
          </table:table-cell>
          <table:table-cell office:value-type="float" office:value="1103" calcext:value-type="float">
            <text:p>1103</text:p>
          </table:table-cell>
          <table:table-cell table:formula="of:=[.D2]-[.E2]" office:value-type="float" office:value="280.12" calcext:value-type="float">
            <text:p>280,12</text:p>
          </table:table-cell>
          <table:table-cell table:formula="of:=[.G2]-[.H2]" office:value-type="float" office:value="211.7" calcext:value-type="float">
            <text:p>211,7</text:p>
          </table:table-cell>
          <table:table-cell table:formula="of:=[.J2]-[.K2]" office:value-type="float" office:value="102.72" calcext:value-type="float">
            <text:p>102,72</text:p>
          </table:table-cell>
          <table:table-cell table:formula="of:=[.M2]-[.N2]" office:value-type="float" office:value="146.49" calcext:value-type="float">
            <text:p>146,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0954857349395752" calcext:value-type="float">
            <text:p>0,009548573493958</text:p>
          </table:table-cell>
          <table:table-cell office:value-type="float" office:value="1694.67" calcext:value-type="float">
            <text:p>1694,67</text:p>
          </table:table-cell>
          <table:table-cell office:value-type="float" office:value="1323" calcext:value-type="float">
            <text:p>1323</text:p>
          </table:table-cell>
          <table:table-cell office:value-type="float" office:value="0.0835091853141785" calcext:value-type="float">
            <text:p>0,083509185314179</text:p>
          </table:table-cell>
          <table:table-cell office:value-type="float" office:value="1186.73" calcext:value-type="float">
            <text:p>1186,73</text:p>
          </table:table-cell>
          <table:table-cell office:value-type="float" office:value="1002" calcext:value-type="float">
            <text:p>1002</text:p>
          </table:table-cell>
          <table:table-cell office:value-type="float" office:value="1.00042849779129" calcext:value-type="float">
            <text:p>1,00042849779129</text:p>
          </table:table-cell>
          <table:table-cell office:value-type="float" office:value="985.41" calcext:value-type="float">
            <text:p>985,41</text:p>
          </table:table-cell>
          <table:table-cell office:value-type="float" office:value="894" calcext:value-type="float">
            <text:p>894</text:p>
          </table:table-cell>
          <table:table-cell office:value-type="float" office:value="1.00860213041306" calcext:value-type="float">
            <text:p>1,00860213041306</text:p>
          </table:table-cell>
          <table:table-cell office:value-type="float" office:value="1297.66" calcext:value-type="float">
            <text:p>1297,66</text:p>
          </table:table-cell>
          <table:table-cell office:value-type="float" office:value="1083" calcext:value-type="float">
            <text:p>1083</text:p>
          </table:table-cell>
          <table:table-cell table:formula="of:=[.D3]-[.E3]" office:value-type="float" office:value="371.67" calcext:value-type="float">
            <text:p>371,67</text:p>
          </table:table-cell>
          <table:table-cell table:formula="of:=[.G3]-[.H3]" office:value-type="float" office:value="184.73" calcext:value-type="float">
            <text:p>184,73</text:p>
          </table:table-cell>
          <table:table-cell table:formula="of:=[.J3]-[.K3]" office:value-type="float" office:value="91.41" calcext:value-type="float">
            <text:p>91,41</text:p>
          </table:table-cell>
          <table:table-cell table:formula="of:=[.M3]-[.N3]" office:value-type="float" office:value="214.66" calcext:value-type="float">
            <text:p>214,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137222647666931" calcext:value-type="float">
            <text:p>0,013722264766693</text:p>
          </table:table-cell>
          <table:table-cell office:value-type="float" office:value="1600.26" calcext:value-type="float">
            <text:p>1600,26</text:p>
          </table:table-cell>
          <table:table-cell office:value-type="float" office:value="1324" calcext:value-type="float">
            <text:p>1324</text:p>
          </table:table-cell>
          <table:table-cell office:value-type="float" office:value="0.0799437093734741" calcext:value-type="float">
            <text:p>0,079943709373474</text:p>
          </table:table-cell>
          <table:table-cell office:value-type="float" office:value="1185.03" calcext:value-type="float">
            <text:p>1185,03</text:p>
          </table:table-cell>
          <table:table-cell office:value-type="float" office:value="949" calcext:value-type="float">
            <text:p>949</text:p>
          </table:table-cell>
          <table:table-cell office:value-type="float" office:value="1.00012456655502" calcext:value-type="float">
            <text:p>1,00012456655502</text:p>
          </table:table-cell>
          <table:table-cell office:value-type="float" office:value="978.98" calcext:value-type="float">
            <text:p>978,98</text:p>
          </table:table-cell>
          <table:table-cell office:value-type="float" office:value="916" calcext:value-type="float">
            <text:p>916</text:p>
          </table:table-cell>
          <table:table-cell office:value-type="float" office:value="1.00849004983902" calcext:value-type="float">
            <text:p>1,00849004983902</text:p>
          </table:table-cell>
          <table:table-cell office:value-type="float" office:value="1281.15" calcext:value-type="float">
            <text:p>1281,15</text:p>
          </table:table-cell>
          <table:table-cell office:value-type="float" office:value="1113" calcext:value-type="float">
            <text:p>1113</text:p>
          </table:table-cell>
          <table:table-cell table:formula="of:=[.D4]-[.E4]" office:value-type="float" office:value="276.26" calcext:value-type="float">
            <text:p>276,26</text:p>
          </table:table-cell>
          <table:table-cell table:formula="of:=[.G4]-[.H4]" office:value-type="float" office:value="236.03" calcext:value-type="float">
            <text:p>236,03</text:p>
          </table:table-cell>
          <table:table-cell table:formula="of:=[.J4]-[.K4]" office:value-type="float" office:value="62.98" calcext:value-type="float">
            <text:p>62,98</text:p>
          </table:table-cell>
          <table:table-cell table:formula="of:=[.M4]-[.N4]" office:value-type="float" office:value="168.15" calcext:value-type="float">
            <text:p>168,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140216994285584" calcext:value-type="float">
            <text:p>0,014021699428558</text:p>
          </table:table-cell>
          <table:table-cell office:value-type="float" office:value="1670.55" calcext:value-type="float">
            <text:p>1670,55</text:p>
          </table:table-cell>
          <table:table-cell office:value-type="float" office:value="1333" calcext:value-type="float">
            <text:p>1333</text:p>
          </table:table-cell>
          <table:table-cell office:value-type="float" office:value="0.0785968947410584" calcext:value-type="float">
            <text:p>0,078596894741058</text:p>
          </table:table-cell>
          <table:table-cell office:value-type="float" office:value="1213.95" calcext:value-type="float">
            <text:p>1213,95</text:p>
          </table:table-cell>
          <table:table-cell office:value-type="float" office:value="1043" calcext:value-type="float">
            <text:p>1043</text:p>
          </table:table-cell>
          <table:table-cell office:value-type="float" office:value="1.00046652078629" calcext:value-type="float">
            <text:p>1,00046652078629</text:p>
          </table:table-cell>
          <table:table-cell office:value-type="float" office:value="1036.18" calcext:value-type="float">
            <text:p>1036,18</text:p>
          </table:table-cell>
          <table:table-cell office:value-type="float" office:value="928" calcext:value-type="float">
            <text:p>928</text:p>
          </table:table-cell>
          <table:table-cell office:value-type="float" office:value="1.00863420724869" calcext:value-type="float">
            <text:p>1,00863420724869</text:p>
          </table:table-cell>
          <table:table-cell office:value-type="float" office:value="1336.2" calcext:value-type="float">
            <text:p>1336,2</text:p>
          </table:table-cell>
          <table:table-cell office:value-type="float" office:value="1183" calcext:value-type="float">
            <text:p>1183</text:p>
          </table:table-cell>
          <table:table-cell table:formula="of:=[.D5]-[.E5]" office:value-type="float" office:value="337.55" calcext:value-type="float">
            <text:p>337,55</text:p>
          </table:table-cell>
          <table:table-cell table:formula="of:=[.G5]-[.H5]" office:value-type="float" office:value="170.95" calcext:value-type="float">
            <text:p>170,95</text:p>
          </table:table-cell>
          <table:table-cell table:formula="of:=[.J5]-[.K5]" office:value-type="float" office:value="108.18" calcext:value-type="float">
            <text:p>108,18</text:p>
          </table:table-cell>
          <table:table-cell table:formula="of:=[.M5]-[.N5]" office:value-type="float" office:value="153.2" calcext:value-type="float">
            <text:p>153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26745343208313" calcext:value-type="float">
            <text:p>0,012674534320831</text:p>
          </table:table-cell>
          <table:table-cell office:value-type="float" office:value="1674.02" calcext:value-type="float">
            <text:p>1674,02</text:p>
          </table:table-cell>
          <table:table-cell office:value-type="float" office:value="1401" calcext:value-type="float">
            <text:p>1401</text:p>
          </table:table-cell>
          <table:table-cell office:value-type="float" office:value="0.0741290664672852" calcext:value-type="float">
            <text:p>0,074129066467285</text:p>
          </table:table-cell>
          <table:table-cell office:value-type="float" office:value="1189.57" calcext:value-type="float">
            <text:p>1189,57</text:p>
          </table:table-cell>
          <table:table-cell office:value-type="float" office:value="959" calcext:value-type="float">
            <text:p>959</text:p>
          </table:table-cell>
          <table:table-cell office:value-type="float" office:value="1.00038598775864" calcext:value-type="float">
            <text:p>1,00038598775864</text:p>
          </table:table-cell>
          <table:table-cell office:value-type="float" office:value="999.22" calcext:value-type="float">
            <text:p>999,22</text:p>
          </table:table-cell>
          <table:table-cell office:value-type="float" office:value="895" calcext:value-type="float">
            <text:p>895</text:p>
          </table:table-cell>
          <table:table-cell office:value-type="float" office:value="1.00664409160614" calcext:value-type="float">
            <text:p>1,00664409160614</text:p>
          </table:table-cell>
          <table:table-cell office:value-type="float" office:value="1316.16" calcext:value-type="float">
            <text:p>1316,16</text:p>
          </table:table-cell>
          <table:table-cell office:value-type="float" office:value="1116" calcext:value-type="float">
            <text:p>1116</text:p>
          </table:table-cell>
          <table:table-cell table:formula="of:=[.D6]-[.E6]" office:value-type="float" office:value="273.02" calcext:value-type="float">
            <text:p>273,02</text:p>
          </table:table-cell>
          <table:table-cell table:formula="of:=[.G6]-[.H6]" office:value-type="float" office:value="230.57" calcext:value-type="float">
            <text:p>230,57</text:p>
          </table:table-cell>
          <table:table-cell table:formula="of:=[.J6]-[.K6]" office:value-type="float" office:value="104.22" calcext:value-type="float">
            <text:p>104,22</text:p>
          </table:table-cell>
          <table:table-cell table:formula="of:=[.M6]-[.N6]" office:value-type="float" office:value="200.16" calcext:value-type="float">
            <text:p>200,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37538170814514" calcext:value-type="float">
            <text:p>0,013753817081451</text:p>
          </table:table-cell>
          <table:table-cell office:value-type="float" office:value="1664.77" calcext:value-type="float">
            <text:p>1664,77</text:p>
          </table:table-cell>
          <table:table-cell office:value-type="float" office:value="1336" calcext:value-type="float">
            <text:p>1336</text:p>
          </table:table-cell>
          <table:table-cell office:value-type="float" office:value="0.0806013560295105" calcext:value-type="float">
            <text:p>0,080601356029511</text:p>
          </table:table-cell>
          <table:table-cell office:value-type="float" office:value="1191.55" calcext:value-type="float">
            <text:p>1191,55</text:p>
          </table:table-cell>
          <table:table-cell office:value-type="float" office:value="988" calcext:value-type="float">
            <text:p>988</text:p>
          </table:table-cell>
          <table:table-cell office:value-type="float" office:value="1.00029265403748" calcext:value-type="float">
            <text:p>1,00029265403748</text:p>
          </table:table-cell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office:value-type="float" office:value="1.00876901865005" calcext:value-type="float">
            <text:p>1,00876901865005</text:p>
          </table:table-cell>
          <table:table-cell office:value-type="float" office:value="1343.95" calcext:value-type="float">
            <text:p>1343,95</text:p>
          </table:table-cell>
          <table:table-cell office:value-type="float" office:value="1193" calcext:value-type="float">
            <text:p>1193</text:p>
          </table:table-cell>
          <table:table-cell table:formula="of:=[.D7]-[.E7]" office:value-type="float" office:value="328.77" calcext:value-type="float">
            <text:p>328,77</text:p>
          </table:table-cell>
          <table:table-cell table:formula="of:=[.G7]-[.H7]" office:value-type="float" office:value="203.55" calcext:value-type="float">
            <text:p>203,55</text:p>
          </table:table-cell>
          <table:table-cell table:formula="of:=[.J7]-[.K7]" office:value-type="float" office:value="90" calcext:value-type="float">
            <text:p>90</text:p>
          </table:table-cell>
          <table:table-cell table:formula="of:=[.M7]-[.N7]" office:value-type="float" office:value="150.95" calcext:value-type="float">
            <text:p>150,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134980225563049" calcext:value-type="float">
            <text:p>0,013498022556305</text:p>
          </table:table-cell>
          <table:table-cell office:value-type="float" office:value="1639.24" calcext:value-type="float">
            <text:p>1639,24</text:p>
          </table:table-cell>
          <table:table-cell office:value-type="float" office:value="1321" calcext:value-type="float">
            <text:p>1321</text:p>
          </table:table-cell>
          <table:table-cell office:value-type="float" office:value="0.0734259533882141" calcext:value-type="float">
            <text:p>0,073425953388214</text:p>
          </table:table-cell>
          <table:table-cell office:value-type="float" office:value="1181.21" calcext:value-type="float">
            <text:p>1181,21</text:p>
          </table:table-cell>
          <table:table-cell office:value-type="float" office:value="1019" calcext:value-type="float">
            <text:p>1019</text:p>
          </table:table-cell>
          <table:table-cell office:value-type="float" office:value="1.00039486885071" calcext:value-type="float">
            <text:p>1,00039486885071</text:p>
          </table:table-cell>
          <table:table-cell office:value-type="float" office:value="1001.44" calcext:value-type="float">
            <text:p>1001,44</text:p>
          </table:table-cell>
          <table:table-cell office:value-type="float" office:value="913" calcext:value-type="float">
            <text:p>913</text:p>
          </table:table-cell>
          <table:table-cell office:value-type="float" office:value="1.0087460565567" calcext:value-type="float">
            <text:p>1,0087460565567</text:p>
          </table:table-cell>
          <table:table-cell office:value-type="float" office:value="1321.35" calcext:value-type="float">
            <text:p>1321,35</text:p>
          </table:table-cell>
          <table:table-cell office:value-type="float" office:value="1149" calcext:value-type="float">
            <text:p>1149</text:p>
          </table:table-cell>
          <table:table-cell table:formula="of:=[.D8]-[.E8]" office:value-type="float" office:value="318.24" calcext:value-type="float">
            <text:p>318,24</text:p>
          </table:table-cell>
          <table:table-cell table:formula="of:=[.G8]-[.H8]" office:value-type="float" office:value="162.21" calcext:value-type="float">
            <text:p>162,21</text:p>
          </table:table-cell>
          <table:table-cell table:formula="of:=[.J8]-[.K8]" office:value-type="float" office:value="88.4400000000001" calcext:value-type="float">
            <text:p>88,4400000000001</text:p>
          </table:table-cell>
          <table:table-cell table:formula="of:=[.M8]-[.N8]" office:value-type="float" office:value="172.35" calcext:value-type="float">
            <text:p>172,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128622341156006" calcext:value-type="float">
            <text:p>0,012862234115601</text:p>
          </table:table-cell>
          <table:table-cell office:value-type="float" office:value="1781.06" calcext:value-type="float">
            <text:p>1781,06</text:p>
          </table:table-cell>
          <table:table-cell office:value-type="float" office:value="1427" calcext:value-type="float">
            <text:p>1427</text:p>
          </table:table-cell>
          <table:table-cell office:value-type="float" office:value="0.0890455913543701" calcext:value-type="float">
            <text:p>0,08904559135437</text:p>
          </table:table-cell>
          <table:table-cell office:value-type="float" office:value="1232.08" calcext:value-type="float">
            <text:p>1232,08</text:p>
          </table:table-cell>
          <table:table-cell office:value-type="float" office:value="993" calcext:value-type="float">
            <text:p>993</text:p>
          </table:table-cell>
          <table:table-cell office:value-type="float" office:value="1.00054446935654" calcext:value-type="float">
            <text:p>1,00054446935654</text:p>
          </table:table-cell>
          <table:table-cell office:value-type="float" office:value="989.62" calcext:value-type="float">
            <text:p>989,62</text:p>
          </table:table-cell>
          <table:table-cell office:value-type="float" office:value="847" calcext:value-type="float">
            <text:p>847</text:p>
          </table:table-cell>
          <table:table-cell office:value-type="float" office:value="1.0082297205925" calcext:value-type="float">
            <text:p>1,0082297205925</text:p>
          </table:table-cell>
          <table:table-cell office:value-type="float" office:value="1399.5" calcext:value-type="float">
            <text:p>1399,5</text:p>
          </table:table-cell>
          <table:table-cell office:value-type="float" office:value="1180" calcext:value-type="float">
            <text:p>1180</text:p>
          </table:table-cell>
          <table:table-cell table:formula="of:=[.D9]-[.E9]" office:value-type="float" office:value="354.06" calcext:value-type="float">
            <text:p>354,06</text:p>
          </table:table-cell>
          <table:table-cell table:formula="of:=[.G9]-[.H9]" office:value-type="float" office:value="239.08" calcext:value-type="float">
            <text:p>239,08</text:p>
          </table:table-cell>
          <table:table-cell table:formula="of:=[.J9]-[.K9]" office:value-type="float" office:value="142.62" calcext:value-type="float">
            <text:p>142,62</text:p>
          </table:table-cell>
          <table:table-cell table:formula="of:=[.M9]-[.N9]" office:value-type="float" office:value="219.5" calcext:value-type="float">
            <text:p>21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57051920890808" calcext:value-type="float">
            <text:p>0,015705192089081</text:p>
          </table:table-cell>
          <table:table-cell office:value-type="float" office:value="1633.46" calcext:value-type="float">
            <text:p>1633,46</text:p>
          </table:table-cell>
          <table:table-cell office:value-type="float" office:value="1386" calcext:value-type="float">
            <text:p>1386</text:p>
          </table:table-cell>
          <table:table-cell office:value-type="float" office:value="0.0776152324676514" calcext:value-type="float">
            <text:p>0,077615232467651</text:p>
          </table:table-cell>
          <table:table-cell office:value-type="float" office:value="1219.41" calcext:value-type="float">
            <text:p>1219,41</text:p>
          </table:table-cell>
          <table:table-cell office:value-type="float" office:value="1004" calcext:value-type="float">
            <text:p>1004</text:p>
          </table:table-cell>
          <table:table-cell office:value-type="float" office:value="1.00004691839218" calcext:value-type="float">
            <text:p>1,00004691839218</text:p>
          </table:table-cell>
          <table:table-cell office:value-type="float" office:value="1033.51" calcext:value-type="float">
            <text:p>1033,51</text:p>
          </table:table-cell>
          <table:table-cell office:value-type="float" office:value="934" calcext:value-type="float">
            <text:p>934</text:p>
          </table:table-cell>
          <table:table-cell office:value-type="float" office:value="1.0103697180748" calcext:value-type="float">
            <text:p>1,0103697180748</text:p>
          </table:table-cell>
          <table:table-cell office:value-type="float" office:value="1331.23" calcext:value-type="float">
            <text:p>1331,23</text:p>
          </table:table-cell>
          <table:table-cell office:value-type="float" office:value="1163" calcext:value-type="float">
            <text:p>1163</text:p>
          </table:table-cell>
          <table:table-cell table:formula="of:=[.D10]-[.E10]" office:value-type="float" office:value="247.46" calcext:value-type="float">
            <text:p>247,46</text:p>
          </table:table-cell>
          <table:table-cell table:formula="of:=[.G10]-[.H10]" office:value-type="float" office:value="215.41" calcext:value-type="float">
            <text:p>215,41</text:p>
          </table:table-cell>
          <table:table-cell table:formula="of:=[.J10]-[.K10]" office:value-type="float" office:value="99.51" calcext:value-type="float">
            <text:p>99,51</text:p>
          </table:table-cell>
          <table:table-cell table:formula="of:=[.M10]-[.N10]" office:value-type="float" office:value="168.23" calcext:value-type="float">
            <text:p>168,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148869132995605" calcext:value-type="float">
            <text:p>0,014886913299561</text:p>
          </table:table-cell>
          <table:table-cell office:value-type="float" office:value="1635.71" calcext:value-type="float">
            <text:p>1635,71</text:p>
          </table:table-cell>
          <table:table-cell office:value-type="float" office:value="1300" calcext:value-type="float">
            <text:p>1300</text:p>
          </table:table-cell>
          <table:table-cell office:value-type="float" office:value="0.0740708303451538" calcext:value-type="float">
            <text:p>0,074070830345154</text:p>
          </table:table-cell>
          <table:table-cell office:value-type="float" office:value="1222.28" calcext:value-type="float">
            <text:p>1222,28</text:p>
          </table:table-cell>
          <table:table-cell office:value-type="float" office:value="1035" calcext:value-type="float">
            <text:p>1035</text:p>
          </table:table-cell>
          <table:table-cell office:value-type="float" office:value="0.999994120597839" calcext:value-type="float">
            <text:p>0,999994120597839</text:p>
          </table:table-cell>
          <table:table-cell office:value-type="float" office:value="1022.73" calcext:value-type="float">
            <text:p>1022,73</text:p>
          </table:table-cell>
          <table:table-cell office:value-type="float" office:value="925" calcext:value-type="float">
            <text:p>925</text:p>
          </table:table-cell>
          <table:table-cell office:value-type="float" office:value="1.00765292167664" calcext:value-type="float">
            <text:p>1,00765292167664</text:p>
          </table:table-cell>
          <table:table-cell office:value-type="float" office:value="1341.35" calcext:value-type="float">
            <text:p>1341,35</text:p>
          </table:table-cell>
          <table:table-cell office:value-type="float" office:value="1145" calcext:value-type="float">
            <text:p>1145</text:p>
          </table:table-cell>
          <table:table-cell table:formula="of:=[.D11]-[.E11]" office:value-type="float" office:value="335.71" calcext:value-type="float">
            <text:p>335,71</text:p>
          </table:table-cell>
          <table:table-cell table:formula="of:=[.G11]-[.H11]" office:value-type="float" office:value="187.28" calcext:value-type="float">
            <text:p>187,28</text:p>
          </table:table-cell>
          <table:table-cell table:formula="of:=[.J11]-[.K11]" office:value-type="float" office:value="97.73" calcext:value-type="float">
            <text:p>97,73</text:p>
          </table:table-cell>
          <table:table-cell table:formula="of:=[.M11]-[.N11]" office:value-type="float" office:value="196.35" calcext:value-type="float">
            <text:p>196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153480863571167" calcext:value-type="float">
            <text:p>0,015348086357117</text:p>
          </table:table-cell>
          <table:table-cell office:value-type="float" office:value="1650.11" calcext:value-type="float">
            <text:p>1650,11</text:p>
          </table:table-cell>
          <table:table-cell office:value-type="float" office:value="1395" calcext:value-type="float">
            <text:p>1395</text:p>
          </table:table-cell>
          <table:table-cell office:value-type="float" office:value="0.0796932363510132" calcext:value-type="float">
            <text:p>0,079693236351013</text:p>
          </table:table-cell>
          <table:table-cell office:value-type="float" office:value="1226.79" calcext:value-type="float">
            <text:p>1226,79</text:p>
          </table:table-cell>
          <table:table-cell office:value-type="float" office:value="1065" calcext:value-type="float">
            <text:p>1065</text:p>
          </table:table-cell>
          <table:table-cell office:value-type="float" office:value="1.00019109487534" calcext:value-type="float">
            <text:p>1,00019109487534</text:p>
          </table:table-cell>
          <table:table-cell office:value-type="float" office:value="1020.27" calcext:value-type="float">
            <text:p>1020,27</text:p>
          </table:table-cell>
          <table:table-cell office:value-type="float" office:value="938" calcext:value-type="float">
            <text:p>938</text:p>
          </table:table-cell>
          <table:table-cell office:value-type="float" office:value="1.00834073781967" calcext:value-type="float">
            <text:p>1,00834073781967</text:p>
          </table:table-cell>
          <table:table-cell office:value-type="float" office:value="1335.5" calcext:value-type="float">
            <text:p>1335,5</text:p>
          </table:table-cell>
          <table:table-cell office:value-type="float" office:value="1141" calcext:value-type="float">
            <text:p>1141</text:p>
          </table:table-cell>
          <table:table-cell table:formula="of:=[.D12]-[.E12]" office:value-type="float" office:value="255.11" calcext:value-type="float">
            <text:p>255,11</text:p>
          </table:table-cell>
          <table:table-cell table:formula="of:=[.G12]-[.H12]" office:value-type="float" office:value="161.79" calcext:value-type="float">
            <text:p>161,79</text:p>
          </table:table-cell>
          <table:table-cell table:formula="of:=[.J12]-[.K12]" office:value-type="float" office:value="82.27" calcext:value-type="float">
            <text:p>82,27</text:p>
          </table:table-cell>
          <table:table-cell table:formula="of:=[.M12]-[.N12]"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54899835586548" calcext:value-type="float">
            <text:p>0,015489983558655</text:p>
          </table:table-cell>
          <table:table-cell office:value-type="float" office:value="1642.16" calcext:value-type="float">
            <text:p>1642,16</text:p>
          </table:table-cell>
          <table:table-cell office:value-type="float" office:value="1327" calcext:value-type="float">
            <text:p>1327</text:p>
          </table:table-cell>
          <table:table-cell office:value-type="float" office:value="0.0859744453430176" calcext:value-type="float">
            <text:p>0,085974445343018</text:p>
          </table:table-cell>
          <table:table-cell office:value-type="float" office:value="1190.66" calcext:value-type="float">
            <text:p>1190,66</text:p>
          </table:table-cell>
          <table:table-cell office:value-type="float" office:value="1002" calcext:value-type="float">
            <text:p>1002</text:p>
          </table:table-cell>
          <table:table-cell office:value-type="float" office:value="1.00027190923691" calcext:value-type="float">
            <text:p>1,00027190923691</text:p>
          </table:table-cell>
          <table:table-cell office:value-type="float" office:value="999.18" calcext:value-type="float">
            <text:p>999,18</text:p>
          </table:table-cell>
          <table:table-cell office:value-type="float" office:value="903" calcext:value-type="float">
            <text:p>903</text:p>
          </table:table-cell>
          <table:table-cell office:value-type="float" office:value="1.00755631446838" calcext:value-type="float">
            <text:p>1,00755631446838</text:p>
          </table:table-cell>
          <table:table-cell office:value-type="float" office:value="1326.95" calcext:value-type="float">
            <text:p>1326,95</text:p>
          </table:table-cell>
          <table:table-cell office:value-type="float" office:value="1124" calcext:value-type="float">
            <text:p>1124</text:p>
          </table:table-cell>
          <table:table-cell table:formula="of:=[.D13]-[.E13]" office:value-type="float" office:value="315.16" calcext:value-type="float">
            <text:p>315,16</text:p>
          </table:table-cell>
          <table:table-cell table:formula="of:=[.G13]-[.H13]" office:value-type="float" office:value="188.66" calcext:value-type="float">
            <text:p>188,66</text:p>
          </table:table-cell>
          <table:table-cell table:formula="of:=[.J13]-[.K13]" office:value-type="float" office:value="96.18" calcext:value-type="float">
            <text:p>96,18</text:p>
          </table:table-cell>
          <table:table-cell table:formula="of:=[.M13]-[.N13]" office:value-type="float" office:value="202.95" calcext:value-type="float">
            <text:p>202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0797596216201782" calcext:value-type="float">
            <text:p>0,007975962162018</text:p>
          </table:table-cell>
          <table:table-cell office:value-type="float" office:value="1746.9" calcext:value-type="float">
            <text:p>1746,9</text:p>
          </table:table-cell>
          <table:table-cell office:value-type="float" office:value="1361" calcext:value-type="float">
            <text:p>1361</text:p>
          </table:table-cell>
          <table:table-cell office:value-type="float" office:value="0.0641181445121765" calcext:value-type="float">
            <text:p>0,064118144512177</text:p>
          </table:table-cell>
          <table:table-cell office:value-type="float" office:value="1194.45" calcext:value-type="float">
            <text:p>1194,45</text:p>
          </table:table-cell>
          <table:table-cell office:value-type="float" office:value="1015" calcext:value-type="float">
            <text:p>1015</text:p>
          </table:table-cell>
          <table:table-cell office:value-type="float" office:value="1.00027729988098" calcext:value-type="float">
            <text:p>1,00027729988098</text:p>
          </table:table-cell>
          <table:table-cell office:value-type="float" office:value="1015.46" calcext:value-type="float">
            <text:p>1015,46</text:p>
          </table:table-cell>
          <table:table-cell office:value-type="float" office:value="915" calcext:value-type="float">
            <text:p>915</text:p>
          </table:table-cell>
          <table:table-cell office:value-type="float" office:value="1.00943754196167" calcext:value-type="float">
            <text:p>1,00943754196167</text:p>
          </table:table-cell>
          <table:table-cell office:value-type="float" office:value="1333.99" calcext:value-type="float">
            <text:p>1333,99</text:p>
          </table:table-cell>
          <table:table-cell office:value-type="float" office:value="1138" calcext:value-type="float">
            <text:p>1138</text:p>
          </table:table-cell>
          <table:table-cell table:formula="of:=[.D14]-[.E14]" office:value-type="float" office:value="385.9" calcext:value-type="float">
            <text:p>385,9</text:p>
          </table:table-cell>
          <table:table-cell table:formula="of:=[.G14]-[.H14]" office:value-type="float" office:value="179.45" calcext:value-type="float">
            <text:p>179,45</text:p>
          </table:table-cell>
          <table:table-cell table:formula="of:=[.J14]-[.K14]" office:value-type="float" office:value="100.46" calcext:value-type="float">
            <text:p>100,46</text:p>
          </table:table-cell>
          <table:table-cell table:formula="of:=[.M14]-[.N14]" office:value-type="float" office:value="195.99" calcext:value-type="float">
            <text:p>195,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115268659591675" calcext:value-type="float">
            <text:p>0,011526865959168</text:p>
          </table:table-cell>
          <table:table-cell office:value-type="float" office:value="1708.37" calcext:value-type="float">
            <text:p>1708,37</text:p>
          </table:table-cell>
          <table:table-cell office:value-type="float" office:value="1406" calcext:value-type="float">
            <text:p>1406</text:p>
          </table:table-cell>
          <table:table-cell office:value-type="float" office:value="0.0781051158905029" calcext:value-type="float">
            <text:p>0,078105115890503</text:p>
          </table:table-cell>
          <table:table-cell office:value-type="float" office:value="1238.87" calcext:value-type="float">
            <text:p>1238,87</text:p>
          </table:table-cell>
          <table:table-cell office:value-type="float" office:value="986" calcext:value-type="float">
            <text:p>986</text:p>
          </table:table-cell>
          <table:table-cell office:value-type="float" office:value="1.00012667417526" calcext:value-type="float">
            <text:p>1,00012667417526</text:p>
          </table:table-cell>
          <table:table-cell office:value-type="float" office:value="1035.1" calcext:value-type="float">
            <text:p>1035,1</text:p>
          </table:table-cell>
          <table:table-cell office:value-type="float" office:value="946" calcext:value-type="float">
            <text:p>946</text:p>
          </table:table-cell>
          <table:table-cell office:value-type="float" office:value="1.00796113014221" calcext:value-type="float">
            <text:p>1,00796113014221</text:p>
          </table:table-cell>
          <table:table-cell office:value-type="float" office:value="1330.61" calcext:value-type="float">
            <text:p>1330,61</text:p>
          </table:table-cell>
          <table:table-cell office:value-type="float" office:value="1175" calcext:value-type="float">
            <text:p>1175</text:p>
          </table:table-cell>
          <table:table-cell table:formula="of:=[.D15]-[.E15]" office:value-type="float" office:value="302.37" calcext:value-type="float">
            <text:p>302,37</text:p>
          </table:table-cell>
          <table:table-cell table:formula="of:=[.G15]-[.H15]" office:value-type="float" office:value="252.87" calcext:value-type="float">
            <text:p>252,87</text:p>
          </table:table-cell>
          <table:table-cell table:formula="of:=[.J15]-[.K15]" office:value-type="float" office:value="89.0999999999999" calcext:value-type="float">
            <text:p>89,0999999999999</text:p>
          </table:table-cell>
          <table:table-cell table:formula="of:=[.M15]-[.N15]" office:value-type="float" office:value="155.61" calcext:value-type="float">
            <text:p>155,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1473792552948" calcext:value-type="float">
            <text:p>0,01473792552948</text:p>
          </table:table-cell>
          <table:table-cell office:value-type="float" office:value="1685.19" calcext:value-type="float">
            <text:p>1685,19</text:p>
          </table:table-cell>
          <table:table-cell office:value-type="float" office:value="1313" calcext:value-type="float">
            <text:p>1313</text:p>
          </table:table-cell>
          <table:table-cell office:value-type="float" office:value="0.0812961649894714" calcext:value-type="float">
            <text:p>0,081296164989471</text:p>
          </table:table-cell>
          <table:table-cell office:value-type="float" office:value="1214.57" calcext:value-type="float">
            <text:p>1214,57</text:p>
          </table:table-cell>
          <table:table-cell office:value-type="float" office:value="1007" calcext:value-type="float">
            <text:p>1007</text:p>
          </table:table-cell>
          <table:table-cell office:value-type="float" office:value="1.00041316747665" calcext:value-type="float">
            <text:p>1,00041316747665</text:p>
          </table:table-cell>
          <table:table-cell office:value-type="float" office:value="1003.35" calcext:value-type="float">
            <text:p>1003,35</text:p>
          </table:table-cell>
          <table:table-cell office:value-type="float" office:value="918" calcext:value-type="float">
            <text:p>918</text:p>
          </table:table-cell>
          <table:table-cell office:value-type="float" office:value="1.00820153951645" calcext:value-type="float">
            <text:p>1,00820153951645</text:p>
          </table:table-cell>
          <table:table-cell office:value-type="float" office:value="1354.62" calcext:value-type="float">
            <text:p>1354,62</text:p>
          </table:table-cell>
          <table:table-cell office:value-type="float" office:value="1140" calcext:value-type="float">
            <text:p>1140</text:p>
          </table:table-cell>
          <table:table-cell table:formula="of:=[.D16]-[.E16]" office:value-type="float" office:value="372.19" calcext:value-type="float">
            <text:p>372,19</text:p>
          </table:table-cell>
          <table:table-cell table:formula="of:=[.G16]-[.H16]" office:value-type="float" office:value="207.57" calcext:value-type="float">
            <text:p>207,57</text:p>
          </table:table-cell>
          <table:table-cell table:formula="of:=[.J16]-[.K16]" office:value-type="float" office:value="85.35" calcext:value-type="float">
            <text:p>85,35</text:p>
          </table:table-cell>
          <table:table-cell table:formula="of:=[.M16]-[.N16]" office:value-type="float" office:value="214.62" calcext:value-type="float">
            <text:p>214,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0941206455230713" calcext:value-type="float">
            <text:p>0,009412064552307</text:p>
          </table:table-cell>
          <table:table-cell office:value-type="float" office:value="1746.78" calcext:value-type="float">
            <text:p>1746,78</text:p>
          </table:table-cell>
          <table:table-cell office:value-type="float" office:value="1365" calcext:value-type="float">
            <text:p>1365</text:p>
          </table:table-cell>
          <table:table-cell office:value-type="float" office:value="0.0665627670288086" calcext:value-type="float">
            <text:p>0,066562767028809</text:p>
          </table:table-cell>
          <table:table-cell office:value-type="float" office:value="1203.04" calcext:value-type="float">
            <text:p>1203,04</text:p>
          </table:table-cell>
          <table:table-cell office:value-type="float" office:value="1059" calcext:value-type="float">
            <text:p>1059</text:p>
          </table:table-cell>
          <table:table-cell office:value-type="float" office:value="1.00000289201736" calcext:value-type="float">
            <text:p>1,00000289201736</text:p>
          </table:table-cell>
          <table:table-cell office:value-type="float" office:value="1026.31" calcext:value-type="float">
            <text:p>1026,31</text:p>
          </table:table-cell>
          <table:table-cell office:value-type="float" office:value="936" calcext:value-type="float">
            <text:p>936</text:p>
          </table:table-cell>
          <table:table-cell office:value-type="float" office:value="1.00723583221436" calcext:value-type="float">
            <text:p>1,00723583221436</text:p>
          </table:table-cell>
          <table:table-cell office:value-type="float" office:value="1331.34" calcext:value-type="float">
            <text:p>1331,34</text:p>
          </table:table-cell>
          <table:table-cell office:value-type="float" office:value="1133" calcext:value-type="float">
            <text:p>1133</text:p>
          </table:table-cell>
          <table:table-cell table:formula="of:=[.D17]-[.E17]" office:value-type="float" office:value="381.78" calcext:value-type="float">
            <text:p>381,78</text:p>
          </table:table-cell>
          <table:table-cell table:formula="of:=[.G17]-[.H17]" office:value-type="float" office:value="144.04" calcext:value-type="float">
            <text:p>144,04</text:p>
          </table:table-cell>
          <table:table-cell table:formula="of:=[.J17]-[.K17]" office:value-type="float" office:value="90.31" calcext:value-type="float">
            <text:p>90,31</text:p>
          </table:table-cell>
          <table:table-cell table:formula="of:=[.M17]-[.N17]" office:value-type="float" office:value="198.34" calcext:value-type="float">
            <text:p>198,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0843175411224365" calcext:value-type="float">
            <text:p>0,008431754112244</text:p>
          </table:table-cell>
          <table:table-cell office:value-type="float" office:value="1699.01" calcext:value-type="float">
            <text:p>1699,01</text:p>
          </table:table-cell>
          <table:table-cell office:value-type="float" office:value="1363" calcext:value-type="float">
            <text:p>1363</text:p>
          </table:table-cell>
          <table:table-cell office:value-type="float" office:value="0.0678236651420593" calcext:value-type="float">
            <text:p>0,067823665142059</text:p>
          </table:table-cell>
          <table:table-cell office:value-type="float" office:value="1153.98" calcext:value-type="float">
            <text:p>1153,98</text:p>
          </table:table-cell>
          <table:table-cell office:value-type="float" office:value="969" calcext:value-type="float">
            <text:p>969</text:p>
          </table:table-cell>
          <table:table-cell office:value-type="float" office:value="1.00042929172516" calcext:value-type="float">
            <text:p>1,00042929172516</text:p>
          </table:table-cell>
          <table:table-cell office:value-type="float" office:value="995.04" calcext:value-type="float">
            <text:p>995,04</text:p>
          </table:table-cell>
          <table:table-cell office:value-type="float" office:value="888" calcext:value-type="float">
            <text:p>888</text:p>
          </table:table-cell>
          <table:table-cell office:value-type="float" office:value="1.00669599056244" calcext:value-type="float">
            <text:p>1,00669599056244</text:p>
          </table:table-cell>
          <table:table-cell office:value-type="float" office:value="1294.43" calcext:value-type="float">
            <text:p>1294,43</text:p>
          </table:table-cell>
          <table:table-cell office:value-type="float" office:value="1065" calcext:value-type="float">
            <text:p>1065</text:p>
          </table:table-cell>
          <table:table-cell table:formula="of:=[.D18]-[.E18]" office:value-type="float" office:value="336.01" calcext:value-type="float">
            <text:p>336,01</text:p>
          </table:table-cell>
          <table:table-cell table:formula="of:=[.G18]-[.H18]" office:value-type="float" office:value="184.98" calcext:value-type="float">
            <text:p>184,98</text:p>
          </table:table-cell>
          <table:table-cell table:formula="of:=[.J18]-[.K18]" office:value-type="float" office:value="107.04" calcext:value-type="float">
            <text:p>107,04</text:p>
          </table:table-cell>
          <table:table-cell table:formula="of:=[.M18]-[.N18]" office:value-type="float" office:value="229.43" calcext:value-type="float">
            <text:p>229,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0783257961273193" calcext:value-type="float">
            <text:p>0,007832579612732</text:p>
          </table:table-cell>
          <table:table-cell office:value-type="float" office:value="1752.41" calcext:value-type="float">
            <text:p>1752,41</text:p>
          </table:table-cell>
          <table:table-cell office:value-type="float" office:value="1393" calcext:value-type="float">
            <text:p>1393</text:p>
          </table:table-cell>
          <table:table-cell office:value-type="float" office:value="0.0648855137825012" calcext:value-type="float">
            <text:p>0,064885513782501</text:p>
          </table:table-cell>
          <table:table-cell office:value-type="float" office:value="1214.75" calcext:value-type="float">
            <text:p>1214,75</text:p>
          </table:table-cell>
          <table:table-cell office:value-type="float" office:value="1017" calcext:value-type="float">
            <text:p>1017</text:p>
          </table:table-cell>
          <table:table-cell office:value-type="float" office:value="1.00027682065964" calcext:value-type="float">
            <text:p>1,00027682065964</text:p>
          </table:table-cell>
          <table:table-cell office:value-type="float" office:value="1018.26" calcext:value-type="float">
            <text:p>1018,26</text:p>
          </table:table-cell>
          <table:table-cell office:value-type="float" office:value="910" calcext:value-type="float">
            <text:p>910</text:p>
          </table:table-cell>
          <table:table-cell office:value-type="float" office:value="1.00745587587357" calcext:value-type="float">
            <text:p>1,00745587587357</text:p>
          </table:table-cell>
          <table:table-cell office:value-type="float" office:value="1340.5" calcext:value-type="float">
            <text:p>1340,5</text:p>
          </table:table-cell>
          <table:table-cell office:value-type="float" office:value="1122" calcext:value-type="float">
            <text:p>1122</text:p>
          </table:table-cell>
          <table:table-cell table:formula="of:=[.D19]-[.E19]" office:value-type="float" office:value="359.41" calcext:value-type="float">
            <text:p>359,41</text:p>
          </table:table-cell>
          <table:table-cell table:formula="of:=[.G19]-[.H19]" office:value-type="float" office:value="197.75" calcext:value-type="float">
            <text:p>197,75</text:p>
          </table:table-cell>
          <table:table-cell table:formula="of:=[.J19]-[.K19]" office:value-type="float" office:value="108.26" calcext:value-type="float">
            <text:p>108,26</text:p>
          </table:table-cell>
          <table:table-cell table:formula="of:=[.M19]-[.N19]" office:value-type="float" office:value="218.5" calcext:value-type="float">
            <text:p>21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09980201721191" calcext:value-type="float">
            <text:p>0,010998020172119</text:p>
          </table:table-cell>
          <table:table-cell office:value-type="float" office:value="1732.04" calcext:value-type="float">
            <text:p>1732,04</text:p>
          </table:table-cell>
          <table:table-cell office:value-type="float" office:value="1292" calcext:value-type="float">
            <text:p>1292</text:p>
          </table:table-cell>
          <table:table-cell office:value-type="float" office:value="0.0711144495010376" calcext:value-type="float">
            <text:p>0,071114449501038</text:p>
          </table:table-cell>
          <table:table-cell office:value-type="float" office:value="1191.71" calcext:value-type="float">
            <text:p>1191,71</text:p>
          </table:table-cell>
          <table:table-cell office:value-type="float" office:value="968" calcext:value-type="float">
            <text:p>968</text:p>
          </table:table-cell>
          <table:table-cell office:value-type="float" office:value="0.999891138076782" calcext:value-type="float">
            <text:p>0,999891138076782</text:p>
          </table:table-cell>
          <table:table-cell office:value-type="float" office:value="998.61" calcext:value-type="float">
            <text:p>998,61</text:p>
          </table:table-cell>
          <table:table-cell office:value-type="float" office:value="874" calcext:value-type="float">
            <text:p>874</text:p>
          </table:table-cell>
          <table:table-cell office:value-type="float" office:value="1.00791792392731" calcext:value-type="float">
            <text:p>1,00791792392731</text:p>
          </table:table-cell>
          <table:table-cell office:value-type="float" office:value="1293.04" calcext:value-type="float">
            <text:p>1293,04</text:p>
          </table:table-cell>
          <table:table-cell office:value-type="float" office:value="1118" calcext:value-type="float">
            <text:p>1118</text:p>
          </table:table-cell>
          <table:table-cell table:formula="of:=[.D20]-[.E20]" office:value-type="float" office:value="440.04" calcext:value-type="float">
            <text:p>440,04</text:p>
          </table:table-cell>
          <table:table-cell table:formula="of:=[.G20]-[.H20]" office:value-type="float" office:value="223.71" calcext:value-type="float">
            <text:p>223,71</text:p>
          </table:table-cell>
          <table:table-cell table:formula="of:=[.J20]-[.K20]" office:value-type="float" office:value="124.61" calcext:value-type="float">
            <text:p>124,61</text:p>
          </table:table-cell>
          <table:table-cell table:formula="of:=[.M20]-[.N20]" office:value-type="float" office:value="175.04" calcext:value-type="float">
            <text:p>175,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117512774467468" calcext:value-type="float">
            <text:p>0,011751277446747</text:p>
          </table:table-cell>
          <table:table-cell office:value-type="float" office:value="1702.09" calcext:value-type="float">
            <text:p>1702,09</text:p>
          </table:table-cell>
          <table:table-cell office:value-type="float" office:value="1357" calcext:value-type="float">
            <text:p>1357</text:p>
          </table:table-cell>
          <table:table-cell office:value-type="float" office:value="0.0728045105934143" calcext:value-type="float">
            <text:p>0,072804510593414</text:p>
          </table:table-cell>
          <table:table-cell office:value-type="float" office:value="1214.87" calcext:value-type="float">
            <text:p>1214,87</text:p>
          </table:table-cell>
          <table:table-cell office:value-type="float" office:value="988" calcext:value-type="float">
            <text:p>988</text:p>
          </table:table-cell>
          <table:table-cell office:value-type="float" office:value="1.00038486003876" calcext:value-type="float">
            <text:p>1,00038486003876</text:p>
          </table:table-cell>
          <table:table-cell office:value-type="float" office:value="1007.71" calcext:value-type="float">
            <text:p>1007,71</text:p>
          </table:table-cell>
          <table:table-cell office:value-type="float" office:value="913" calcext:value-type="float">
            <text:p>913</text:p>
          </table:table-cell>
          <table:table-cell office:value-type="float" office:value="1.00889658927917" calcext:value-type="float">
            <text:p>1,00889658927917</text:p>
          </table:table-cell>
          <table:table-cell office:value-type="float" office:value="1347.55" calcext:value-type="float">
            <text:p>1347,55</text:p>
          </table:table-cell>
          <table:table-cell office:value-type="float" office:value="1049" calcext:value-type="float">
            <text:p>1049</text:p>
          </table:table-cell>
          <table:table-cell table:formula="of:=[.D21]-[.E21]" office:value-type="float" office:value="345.09" calcext:value-type="float">
            <text:p>345,09</text:p>
          </table:table-cell>
          <table:table-cell table:formula="of:=[.G21]-[.H21]" office:value-type="float" office:value="226.87" calcext:value-type="float">
            <text:p>226,87</text:p>
          </table:table-cell>
          <table:table-cell table:formula="of:=[.J21]-[.K21]" office:value-type="float" office:value="94.71" calcext:value-type="float">
            <text:p>94,71</text:p>
          </table:table-cell>
          <table:table-cell table:formula="of:=[.M21]-[.N21]" office:value-type="float" office:value="298.55" calcext:value-type="float">
            <text:p>298,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144074821472168" calcext:value-type="float">
            <text:p>0,014407482147217</text:p>
          </table:table-cell>
          <table:table-cell office:value-type="float" office:value="1685.01" calcext:value-type="float">
            <text:p>1685,01</text:p>
          </table:table-cell>
          <table:table-cell office:value-type="float" office:value="1381" calcext:value-type="float">
            <text:p>1381</text:p>
          </table:table-cell>
          <table:table-cell office:value-type="float" office:value="0.0774499821662903" calcext:value-type="float">
            <text:p>0,07744998216629</text:p>
          </table:table-cell>
          <table:table-cell office:value-type="float" office:value="1210.02" calcext:value-type="float">
            <text:p>1210,02</text:p>
          </table:table-cell>
          <table:table-cell office:value-type="float" office:value="950" calcext:value-type="float">
            <text:p>950</text:p>
          </table:table-cell>
          <table:table-cell office:value-type="float" office:value="1.00004679918289" calcext:value-type="float">
            <text:p>1,00004679918289</text:p>
          </table:table-cell>
          <table:table-cell office:value-type="float" office:value="1020.6" calcext:value-type="float">
            <text:p>1020,6</text:p>
          </table:table-cell>
          <table:table-cell office:value-type="float" office:value="897" calcext:value-type="float">
            <text:p>897</text:p>
          </table:table-cell>
          <table:table-cell office:value-type="float" office:value="1.00928284406662" calcext:value-type="float">
            <text:p>1,00928284406662</text:p>
          </table:table-cell>
          <table:table-cell office:value-type="float" office:value="1343.63" calcext:value-type="float">
            <text:p>1343,63</text:p>
          </table:table-cell>
          <table:table-cell office:value-type="float" office:value="1143" calcext:value-type="float">
            <text:p>1143</text:p>
          </table:table-cell>
          <table:table-cell table:formula="of:=[.D22]-[.E22]" office:value-type="float" office:value="304.01" calcext:value-type="float">
            <text:p>304,01</text:p>
          </table:table-cell>
          <table:table-cell table:formula="of:=[.G22]-[.H22]" office:value-type="float" office:value="260.02" calcext:value-type="float">
            <text:p>260,02</text:p>
          </table:table-cell>
          <table:table-cell table:formula="of:=[.J22]-[.K22]" office:value-type="float" office:value="123.6" calcext:value-type="float">
            <text:p>123,6</text:p>
          </table:table-cell>
          <table:table-cell table:formula="of:=[.M22]-[.N22]" office:value-type="float" office:value="200.63" calcext:value-type="float">
            <text:p>200,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103997921943665" calcext:value-type="float">
            <text:p>0,010399792194367</text:p>
          </table:table-cell>
          <table:table-cell office:value-type="float" office:value="1712.19" calcext:value-type="float">
            <text:p>1712,19</text:p>
          </table:table-cell>
          <table:table-cell office:value-type="float" office:value="1378" calcext:value-type="float">
            <text:p>1378</text:p>
          </table:table-cell>
          <table:table-cell office:value-type="float" office:value="0.0722093057632446" calcext:value-type="float">
            <text:p>0,072209305763245</text:p>
          </table:table-cell>
          <table:table-cell office:value-type="float" office:value="1170.81" calcext:value-type="float">
            <text:p>1170,81</text:p>
          </table:table-cell>
          <table:table-cell office:value-type="float" office:value="987" calcext:value-type="float">
            <text:p>987</text:p>
          </table:table-cell>
          <table:table-cell office:value-type="float" office:value="1.00028377771378" calcext:value-type="float">
            <text:p>1,00028377771378</text:p>
          </table:table-cell>
          <table:table-cell office:value-type="float" office:value="977.57" calcext:value-type="float">
            <text:p>977,57</text:p>
          </table:table-cell>
          <table:table-cell office:value-type="float" office:value="878" calcext:value-type="float">
            <text:p>878</text:p>
          </table:table-cell>
          <table:table-cell office:value-type="float" office:value="1.00786421060562" calcext:value-type="float">
            <text:p>1,00786421060562</text:p>
          </table:table-cell>
          <table:table-cell office:value-type="float" office:value="1295.21" calcext:value-type="float">
            <text:p>1295,21</text:p>
          </table:table-cell>
          <table:table-cell office:value-type="float" office:value="1092" calcext:value-type="float">
            <text:p>1092</text:p>
          </table:table-cell>
          <table:table-cell table:formula="of:=[.D23]-[.E23]" office:value-type="float" office:value="334.19" calcext:value-type="float">
            <text:p>334,19</text:p>
          </table:table-cell>
          <table:table-cell table:formula="of:=[.G23]-[.H23]" office:value-type="float" office:value="183.81" calcext:value-type="float">
            <text:p>183,81</text:p>
          </table:table-cell>
          <table:table-cell table:formula="of:=[.J23]-[.K23]" office:value-type="float" office:value="99.57" calcext:value-type="float">
            <text:p>99,57</text:p>
          </table:table-cell>
          <table:table-cell table:formula="of:=[.M23]-[.N23]" office:value-type="float" office:value="203.21" calcext:value-type="float">
            <text:p>203,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149387955665588" calcext:value-type="float">
            <text:p>0,014938795566559</text:p>
          </table:table-cell>
          <table:table-cell office:value-type="float" office:value="1735.37" calcext:value-type="float">
            <text:p>1735,37</text:p>
          </table:table-cell>
          <table:table-cell office:value-type="float" office:value="1379" calcext:value-type="float">
            <text:p>1379</text:p>
          </table:table-cell>
          <table:table-cell office:value-type="float" office:value="0.0890905547142029" calcext:value-type="float">
            <text:p>0,089090554714203</text:p>
          </table:table-cell>
          <table:table-cell office:value-type="float" office:value="1226.23" calcext:value-type="float">
            <text:p>1226,23</text:p>
          </table:table-cell>
          <table:table-cell office:value-type="float" office:value="1053" calcext:value-type="float">
            <text:p>1053</text:p>
          </table:table-cell>
          <table:table-cell office:value-type="float" office:value="1.00044912576675" calcext:value-type="float">
            <text:p>1,00044912576675</text:p>
          </table:table-cell>
          <table:table-cell office:value-type="float" office:value="1030.52" calcext:value-type="float">
            <text:p>1030,52</text:p>
          </table:table-cell>
          <table:table-cell office:value-type="float" office:value="921" calcext:value-type="float">
            <text:p>921</text:p>
          </table:table-cell>
          <table:table-cell office:value-type="float" office:value="1.00782584667206" calcext:value-type="float">
            <text:p>1,00782584667206</text:p>
          </table:table-cell>
          <table:table-cell office:value-type="float" office:value="1406.24" calcext:value-type="float">
            <text:p>1406,24</text:p>
          </table:table-cell>
          <table:table-cell office:value-type="float" office:value="1199" calcext:value-type="float">
            <text:p>1199</text:p>
          </table:table-cell>
          <table:table-cell table:formula="of:=[.D24]-[.E24]" office:value-type="float" office:value="356.37" calcext:value-type="float">
            <text:p>356,37</text:p>
          </table:table-cell>
          <table:table-cell table:formula="of:=[.G24]-[.H24]" office:value-type="float" office:value="173.23" calcext:value-type="float">
            <text:p>173,23</text:p>
          </table:table-cell>
          <table:table-cell table:formula="of:=[.J24]-[.K24]" office:value-type="float" office:value="109.52" calcext:value-type="float">
            <text:p>109,52</text:p>
          </table:table-cell>
          <table:table-cell table:formula="of:=[.M24]-[.N24]" office:value-type="float" office:value="207.24" calcext:value-type="float">
            <text:p>207,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138173198699951" calcext:value-type="float">
            <text:p>0,013817319869995</text:p>
          </table:table-cell>
          <table:table-cell office:value-type="float" office:value="1708.49" calcext:value-type="float">
            <text:p>1708,49</text:p>
          </table:table-cell>
          <table:table-cell office:value-type="float" office:value="1351" calcext:value-type="float">
            <text:p>1351</text:p>
          </table:table-cell>
          <table:table-cell office:value-type="float" office:value="0.0871861672401428" calcext:value-type="float">
            <text:p>0,087186167240143</text:p>
          </table:table-cell>
          <table:table-cell office:value-type="float" office:value="1228.87" calcext:value-type="float">
            <text:p>1228,87</text:p>
          </table:table-cell>
          <table:table-cell office:value-type="float" office:value="1020" calcext:value-type="float">
            <text:p>1020</text:p>
          </table:table-cell>
          <table:table-cell office:value-type="float" office:value="1.00031228303909" calcext:value-type="float">
            <text:p>1,00031228303909</text:p>
          </table:table-cell>
          <table:table-cell office:value-type="float" office:value="1011.13" calcext:value-type="float">
            <text:p>1011,13</text:p>
          </table:table-cell>
          <table:table-cell office:value-type="float" office:value="898" calcext:value-type="float">
            <text:p>898</text:p>
          </table:table-cell>
          <table:table-cell office:value-type="float" office:value="1.00754494428635" calcext:value-type="float">
            <text:p>1,00754494428635</text:p>
          </table:table-cell>
          <table:table-cell office:value-type="float" office:value="1396.32" calcext:value-type="float">
            <text:p>1396,32</text:p>
          </table:table-cell>
          <table:table-cell office:value-type="float" office:value="1183" calcext:value-type="float">
            <text:p>1183</text:p>
          </table:table-cell>
          <table:table-cell table:formula="of:=[.D25]-[.E25]" office:value-type="float" office:value="357.49" calcext:value-type="float">
            <text:p>357,49</text:p>
          </table:table-cell>
          <table:table-cell table:formula="of:=[.G25]-[.H25]" office:value-type="float" office:value="208.87" calcext:value-type="float">
            <text:p>208,87</text:p>
          </table:table-cell>
          <table:table-cell table:formula="of:=[.J25]-[.K25]" office:value-type="float" office:value="113.13" calcext:value-type="float">
            <text:p>113,13</text:p>
          </table:table-cell>
          <table:table-cell table:formula="of:=[.M25]-[.N25]" office:value-type="float" office:value="213.32" calcext:value-type="float">
            <text:p>213,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114037489891052" calcext:value-type="float">
            <text:p>0,011403748989105</text:p>
          </table:table-cell>
          <table:table-cell office:value-type="float" office:value="1721.67" calcext:value-type="float">
            <text:p>1721,67</text:p>
          </table:table-cell>
          <table:table-cell office:value-type="float" office:value="1357" calcext:value-type="float">
            <text:p>1357</text:p>
          </table:table-cell>
          <table:table-cell office:value-type="float" office:value="0.0773268008232117" calcext:value-type="float">
            <text:p>0,077326800823212</text:p>
          </table:table-cell>
          <table:table-cell office:value-type="float" office:value="1195.82" calcext:value-type="float">
            <text:p>1195,82</text:p>
          </table:table-cell>
          <table:table-cell office:value-type="float" office:value="982" calcext:value-type="float">
            <text:p>982</text:p>
          </table:table-cell>
          <table:table-cell office:value-type="float" office:value="0.999727034568786" calcext:value-type="float">
            <text:p>0,999727034568786</text:p>
          </table:table-cell>
          <table:table-cell office:value-type="float" office:value="998.08" calcext:value-type="float">
            <text:p>998,08</text:p>
          </table:table-cell>
          <table:table-cell office:value-type="float" office:value="893" calcext:value-type="float">
            <text:p>893</text:p>
          </table:table-cell>
          <table:table-cell office:value-type="float" office:value="1.00891479730606" calcext:value-type="float">
            <text:p>1,00891479730606</text:p>
          </table:table-cell>
          <table:table-cell office:value-type="float" office:value="1299.85" calcext:value-type="float">
            <text:p>1299,85</text:p>
          </table:table-cell>
          <table:table-cell office:value-type="float" office:value="1054" calcext:value-type="float">
            <text:p>1054</text:p>
          </table:table-cell>
          <table:table-cell table:formula="of:=[.D26]-[.E26]" office:value-type="float" office:value="364.67" calcext:value-type="float">
            <text:p>364,67</text:p>
          </table:table-cell>
          <table:table-cell table:formula="of:=[.G26]-[.H26]" office:value-type="float" office:value="213.82" calcext:value-type="float">
            <text:p>213,82</text:p>
          </table:table-cell>
          <table:table-cell table:formula="of:=[.J26]-[.K26]" office:value-type="float" office:value="105.08" calcext:value-type="float">
            <text:p>105,08</text:p>
          </table:table-cell>
          <table:table-cell table:formula="of:=[.M26]-[.N26]" office:value-type="float" office:value="245.85" calcext:value-type="float">
            <text:p>245,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35749220848084" calcext:value-type="float">
            <text:p>0,013574922084808</text:p>
          </table:table-cell>
          <table:table-cell office:value-type="float" office:value="1671.89" calcext:value-type="float">
            <text:p>1671,89</text:p>
          </table:table-cell>
          <table:table-cell office:value-type="float" office:value="1377" calcext:value-type="float">
            <text:p>1377</text:p>
          </table:table-cell>
          <table:table-cell office:value-type="float" office:value="0.0886794877052307" calcext:value-type="float">
            <text:p>0,088679487705231</text:p>
          </table:table-cell>
          <table:table-cell office:value-type="float" office:value="1184.26" calcext:value-type="float">
            <text:p>1184,26</text:p>
          </table:table-cell>
          <table:table-cell office:value-type="float" office:value="958" calcext:value-type="float">
            <text:p>958</text:p>
          </table:table-cell>
          <table:table-cell office:value-type="float" office:value="1.00013497114182" calcext:value-type="float">
            <text:p>1,00013497114182</text:p>
          </table:table-cell>
          <table:table-cell office:value-type="float" office:value="979.02" calcext:value-type="float">
            <text:p>979,02</text:p>
          </table:table-cell>
          <table:table-cell office:value-type="float" office:value="899" calcext:value-type="float">
            <text:p>899</text:p>
          </table:table-cell>
          <table:table-cell office:value-type="float" office:value="1.00769504070282" calcext:value-type="float">
            <text:p>1,00769504070282</text:p>
          </table:table-cell>
          <table:table-cell office:value-type="float" office:value="1329.02" calcext:value-type="float">
            <text:p>1329,02</text:p>
          </table:table-cell>
          <table:table-cell office:value-type="float" office:value="1152" calcext:value-type="float">
            <text:p>1152</text:p>
          </table:table-cell>
          <table:table-cell table:formula="of:=[.D27]-[.E27]" office:value-type="float" office:value="294.89" calcext:value-type="float">
            <text:p>294,89</text:p>
          </table:table-cell>
          <table:table-cell table:formula="of:=[.G27]-[.H27]" office:value-type="float" office:value="226.26" calcext:value-type="float">
            <text:p>226,26</text:p>
          </table:table-cell>
          <table:table-cell table:formula="of:=[.J27]-[.K27]" office:value-type="float" office:value="80.02" calcext:value-type="float">
            <text:p>80,02</text:p>
          </table:table-cell>
          <table:table-cell table:formula="of:=[.M27]-[.N27]" office:value-type="float" office:value="177.02" calcext:value-type="float">
            <text:p>177,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0806022167205811" calcext:value-type="float">
            <text:p>0,008060221672058</text:p>
          </table:table-cell>
          <table:table-cell office:value-type="float" office:value="1720.88" calcext:value-type="float">
            <text:p>1720,88</text:p>
          </table:table-cell>
          <table:table-cell office:value-type="float" office:value="1388" calcext:value-type="float">
            <text:p>1388</text:p>
          </table:table-cell>
          <table:table-cell office:value-type="float" office:value="0.0692578053474426" calcext:value-type="float">
            <text:p>0,069257805347443</text:p>
          </table:table-cell>
          <table:table-cell office:value-type="float" office:value="1165.46" calcext:value-type="float">
            <text:p>1165,46</text:p>
          </table:table-cell>
          <table:table-cell office:value-type="float" office:value="1013" calcext:value-type="float">
            <text:p>1013</text:p>
          </table:table-cell>
          <table:table-cell office:value-type="float" office:value="1.00045843839645" calcext:value-type="float">
            <text:p>1,00045843839645</text:p>
          </table:table-cell>
          <table:table-cell office:value-type="float" office:value="987.23" calcext:value-type="float">
            <text:p>987,23</text:p>
          </table:table-cell>
          <table:table-cell office:value-type="float" office:value="892" calcext:value-type="float">
            <text:p>892</text:p>
          </table:table-cell>
          <table:table-cell office:value-type="float" office:value="1.00675240278244" calcext:value-type="float">
            <text:p>1,00675240278244</text:p>
          </table:table-cell>
          <table:table-cell office:value-type="float" office:value="1295.25" calcext:value-type="float">
            <text:p>1295,25</text:p>
          </table:table-cell>
          <table:table-cell office:value-type="float" office:value="1132" calcext:value-type="float">
            <text:p>1132</text:p>
          </table:table-cell>
          <table:table-cell table:formula="of:=[.D28]-[.E28]" office:value-type="float" office:value="332.88" calcext:value-type="float">
            <text:p>332,88</text:p>
          </table:table-cell>
          <table:table-cell table:formula="of:=[.G28]-[.H28]" office:value-type="float" office:value="152.46" calcext:value-type="float">
            <text:p>152,46</text:p>
          </table:table-cell>
          <table:table-cell table:formula="of:=[.J28]-[.K28]" office:value-type="float" office:value="95.23" calcext:value-type="float">
            <text:p>95,23</text:p>
          </table:table-cell>
          <table:table-cell table:formula="of:=[.M28]-[.N28]" office:value-type="float" office:value="163.25" calcext:value-type="float">
            <text:p>163,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155051302909851" calcext:value-type="float">
            <text:p>0,015505130290985</text:p>
          </table:table-cell>
          <table:table-cell office:value-type="float" office:value="1618.31" calcext:value-type="float">
            <text:p>1618,31</text:p>
          </table:table-cell>
          <table:table-cell office:value-type="float" office:value="1291" calcext:value-type="float">
            <text:p>1291</text:p>
          </table:table-cell>
          <table:table-cell office:value-type="float" office:value="0.079346239566803" calcext:value-type="float">
            <text:p>0,079346239566803</text:p>
          </table:table-cell>
          <table:table-cell office:value-type="float" office:value="1200.8" calcext:value-type="float">
            <text:p>1200,8</text:p>
          </table:table-cell>
          <table:table-cell office:value-type="float" office:value="995" calcext:value-type="float">
            <text:p>995</text:p>
          </table:table-cell>
          <table:table-cell office:value-type="float" office:value="1.00040160655975" calcext:value-type="float">
            <text:p>1,00040160655975</text:p>
          </table:table-cell>
          <table:table-cell office:value-type="float" office:value="996.71" calcext:value-type="float">
            <text:p>996,71</text:p>
          </table:table-cell>
          <table:table-cell office:value-type="float" office:value="901" calcext:value-type="float">
            <text:p>901</text:p>
          </table:table-cell>
          <table:table-cell office:value-type="float" office:value="1.00805480003357" calcext:value-type="float">
            <text:p>1,00805480003357</text:p>
          </table:table-cell>
          <table:table-cell office:value-type="float" office:value="1315.84" calcext:value-type="float">
            <text:p>1315,84</text:p>
          </table:table-cell>
          <table:table-cell office:value-type="float" office:value="1106" calcext:value-type="float">
            <text:p>1106</text:p>
          </table:table-cell>
          <table:table-cell table:formula="of:=[.D29]-[.E29]" office:value-type="float" office:value="327.31" calcext:value-type="float">
            <text:p>327,31</text:p>
          </table:table-cell>
          <table:table-cell table:formula="of:=[.G29]-[.H29]" office:value-type="float" office:value="205.8" calcext:value-type="float">
            <text:p>205,8</text:p>
          </table:table-cell>
          <table:table-cell table:formula="of:=[.J29]-[.K29]" office:value-type="float" office:value="95.71" calcext:value-type="float">
            <text:p>95,71</text:p>
          </table:table-cell>
          <table:table-cell table:formula="of:=[.M29]-[.N29]" office:value-type="float" office:value="209.84" calcext:value-type="float">
            <text:p>209,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167279624938965" calcext:value-type="float">
            <text:p>0,016727962493897</text:p>
          </table:table-cell>
          <table:table-cell office:value-type="float" office:value="1590.4" calcext:value-type="float">
            <text:p>1590,4</text:p>
          </table:table-cell>
          <table:table-cell office:value-type="float" office:value="1282" calcext:value-type="float">
            <text:p>1282</text:p>
          </table:table-cell>
          <table:table-cell office:value-type="float" office:value="0.0750681114196777" calcext:value-type="float">
            <text:p>0,075068111419678</text:p>
          </table:table-cell>
          <table:table-cell office:value-type="float" office:value="1182.22" calcext:value-type="float">
            <text:p>1182,22</text:p>
          </table:table-cell>
          <table:table-cell office:value-type="float" office:value="1023" calcext:value-type="float">
            <text:p>1023</text:p>
          </table:table-cell>
          <table:table-cell office:value-type="float" office:value="0.999913396835327" calcext:value-type="float">
            <text:p>0,999913396835327</text:p>
          </table:table-cell>
          <table:table-cell office:value-type="float" office:value="987.85" calcext:value-type="float">
            <text:p>987,85</text:p>
          </table:table-cell>
          <table:table-cell office:value-type="float" office:value="901" calcext:value-type="float">
            <text:p>901</text:p>
          </table:table-cell>
          <table:table-cell office:value-type="float" office:value="1.00945558071136" calcext:value-type="float">
            <text:p>1,00945558071136</text:p>
          </table:table-cell>
          <table:table-cell office:value-type="float" office:value="1286.59" calcext:value-type="float">
            <text:p>1286,59</text:p>
          </table:table-cell>
          <table:table-cell office:value-type="float" office:value="1046" calcext:value-type="float">
            <text:p>1046</text:p>
          </table:table-cell>
          <table:table-cell table:formula="of:=[.D30]-[.E30]" office:value-type="float" office:value="308.4" calcext:value-type="float">
            <text:p>308,4</text:p>
          </table:table-cell>
          <table:table-cell table:formula="of:=[.G30]-[.H30]" office:value-type="float" office:value="159.22" calcext:value-type="float">
            <text:p>159,22</text:p>
          </table:table-cell>
          <table:table-cell table:formula="of:=[.J30]-[.K30]" office:value-type="float" office:value="86.85" calcext:value-type="float">
            <text:p>86,85</text:p>
          </table:table-cell>
          <table:table-cell table:formula="of:=[.M30]-[.N30]" office:value-type="float" office:value="240.59" calcext:value-type="float">
            <text:p>240,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115368509292603" calcext:value-type="float">
            <text:p>0,01153685092926</text:p>
          </table:table-cell>
          <table:table-cell office:value-type="float" office:value="1702.72" calcext:value-type="float">
            <text:p>1702,72</text:p>
          </table:table-cell>
          <table:table-cell office:value-type="float" office:value="1395" calcext:value-type="float">
            <text:p>1395</text:p>
          </table:table-cell>
          <table:table-cell office:value-type="float" office:value="0.0750201320648193" calcext:value-type="float">
            <text:p>0,075020132064819</text:p>
          </table:table-cell>
          <table:table-cell office:value-type="float" office:value="1195.62" calcext:value-type="float">
            <text:p>1195,62</text:p>
          </table:table-cell>
          <table:table-cell office:value-type="float" office:value="970" calcext:value-type="float">
            <text:p>970</text:p>
          </table:table-cell>
          <table:table-cell office:value-type="float" office:value="1.00007828474045" calcext:value-type="float">
            <text:p>1,00007828474045</text:p>
          </table:table-cell>
          <table:table-cell office:value-type="float" office:value="997.77" calcext:value-type="float">
            <text:p>997,77</text:p>
          </table:table-cell>
          <table:table-cell office:value-type="float" office:value="883" calcext:value-type="float">
            <text:p>883</text:p>
          </table:table-cell>
          <table:table-cell office:value-type="float" office:value="1.0075986456871" calcext:value-type="float">
            <text:p>1,0075986456871</text:p>
          </table:table-cell>
          <table:table-cell office:value-type="float" office:value="1314.26" calcext:value-type="float">
            <text:p>1314,26</text:p>
          </table:table-cell>
          <table:table-cell office:value-type="float" office:value="1124" calcext:value-type="float">
            <text:p>1124</text:p>
          </table:table-cell>
          <table:table-cell table:formula="of:=[.D31]-[.E31]" office:value-type="float" office:value="307.72" calcext:value-type="float">
            <text:p>307,72</text:p>
          </table:table-cell>
          <table:table-cell table:formula="of:=[.G31]-[.H31]" office:value-type="float" office:value="225.62" calcext:value-type="float">
            <text:p>225,62</text:p>
          </table:table-cell>
          <table:table-cell table:formula="of:=[.J31]-[.K31]" office:value-type="float" office:value="114.77" calcext:value-type="float">
            <text:p>114,77</text:p>
          </table:table-cell>
          <table:table-cell table:formula="of:=[.M31]-[.N31]" office:value-type="float" office:value="190.26" calcext:value-type="float">
            <text:p>190,2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81863021850586" calcext:value-type="float">
            <text:p>0,381863021850586</text:p>
          </table:table-cell>
          <table:table-cell table:formula="of:=SUM([.D2:.D31])" office:value-type="float" office:value="50472.85" calcext:value-type="float">
            <text:p>50472,85</text:p>
          </table:table-cell>
          <table:table-cell table:formula="of:=SUM([.E2:.E31])" office:value-type="float" office:value="40569" calcext:value-type="float">
            <text:p>40569</text:p>
          </table:table-cell>
          <table:table-cell table:formula="of:=SUM([.F2:.F31])" office:value-type="float" office:value="2.31695947170258" calcext:value-type="float">
            <text:p>2,31695947170258</text:p>
          </table:table-cell>
          <table:table-cell table:formula="of:=SUM([.G2:.G31])" office:value-type="float" office:value="36002.31" calcext:value-type="float">
            <text:p>36002,31</text:p>
          </table:table-cell>
          <table:table-cell table:formula="of:=SUM([.H2:.H31])" office:value-type="float" office:value="29984" calcext:value-type="float">
            <text:p>29984</text:p>
          </table:table-cell>
          <table:table-cell table:formula="of:=SUM([.I2:.I31])" office:value-type="float" office:value="30.0067274308205" calcext:value-type="float">
            <text:p>30,0067274308205</text:p>
          </table:table-cell>
          <table:table-cell table:formula="of:=SUM([.J2:.J31])" office:value-type="float" office:value="30150.58" calcext:value-type="float">
            <text:p>30150,58</text:p>
          </table:table-cell>
          <table:table-cell table:formula="of:=SUM([.K2:.K31])" office:value-type="float" office:value="27161" calcext:value-type="float">
            <text:p>27161</text:p>
          </table:table-cell>
          <table:table-cell table:formula="of:=SUM([.L2:.L31])" office:value-type="float" office:value="30.2445910429955" calcext:value-type="float">
            <text:p>30,2445910429955</text:p>
          </table:table-cell>
          <table:table-cell table:formula="of:=SUM([.M2:.M31])" office:value-type="float" office:value="39788.78" calcext:value-type="float">
            <text:p>39788,78</text:p>
          </table:table-cell>
          <table:table-cell table:formula="of:=SUM([.N2:.N31])" office:value-type="float" office:value="33864" calcext:value-type="float">
            <text:p>33864</text:p>
          </table:table-cell>
          <table:table-cell table:formula="of:=SUM([.O2:.O31])/30" office:value-type="float" office:value="330.128333333333" calcext:value-type="float">
            <text:p>330,128333333333</text:p>
          </table:table-cell>
          <table:table-cell table:formula="of:=SUM([.P2:.P31])/30" office:value-type="float" office:value="200.610333333333" calcext:value-type="float">
            <text:p>200,610333333333</text:p>
          </table:table-cell>
          <table:table-cell table:formula="of:=SUM([.Q2:.Q31])/30" office:value-type="float" office:value="99.6526666666667" calcext:value-type="float">
            <text:p>99,6526666666667</text:p>
          </table:table-cell>
          <table:table-cell table:formula="of:=SUM([.R2:.R31])/30" office:value-type="float" office:value="197.492666666667" calcext:value-type="float">
            <text:p>197,492666666667</text:p>
          </table:table-cell>
        </table:table-row>
      </table:table>
      <table:table table:name="TESTBENCH_metaheu_ls_vnd_bvns_ts__niter_10_search_greedy_init_one2one_memory_10_times4ave_25_maxs_1.0" table:style-name="ta1">
        <table:shapes>
          <draw:frame draw:z-index="0" draw:style-name="gr1" draw:text-style-name="P1" svg:width="36.039cm" svg:height="9.005cm" svg:x="5.009cm" svg:y="25.287cm">
            <draw:object draw:notify-on-update-of-ranges="'TESTBENCH_metaheu_ls_vnd_bvns_ts__niter_10_search_greedy_init_one2one_memory_10_times4ave_25_maxs_1.0'.D1:'TESTBENCH_metaheu_ls_vnd_bvns_ts__niter_10_search_greedy_init_one2one_memory_10_times4ave_25_maxs_1.0'.D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one2one_memory_10_times4ave_25_maxs_1.0'.G1:'TESTBENCH_metaheu_ls_vnd_bvns_ts__niter_10_search_greedy_init_one2one_memory_10_times4ave_25_maxs_1.0'.G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one2one_memory_10_times4ave_25_maxs_1.0'.J1:'TESTBENCH_metaheu_ls_vnd_bvns_ts__niter_10_search_greedy_init_one2one_memory_10_times4ave_25_maxs_1.0'.J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one2one_memory_10_times4ave_25_maxs_1.0'.M1:'TESTBENCH_metaheu_ls_vnd_bvns_ts__niter_10_search_greedy_init_one2one_memory_10_times4ave_25_maxs_1.0'.M1 'TESTBENCH_metaheu_ls_vnd_bvns_ts__niter_10_search_greedy_init_one2one_memory_10_times4ave_25_maxs_1.0'.M2:'TESTBENCH_metaheu_ls_vnd_bvns_ts__niter_10_search_greedy_init_one2one_memory_10_times4ave_25_maxs_1.0'.M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36.039cm" svg:height="9.005cm" svg:x="4.987cm" svg:y="35.195cm">
            <draw:object draw:notify-on-update-of-ranges="'TESTBENCH_metaheu_ls_vnd_bvns_ts__niter_10_search_greedy_init_one2one_memory_10_times4ave_25_maxs_1.0'.E1:'TESTBENCH_metaheu_ls_vnd_bvns_ts__niter_10_search_greedy_init_one2one_memory_10_times4ave_25_maxs_1.0'.E1 'TESTBENCH_metaheu_ls_vnd_bvns_ts__niter_10_search_greedy_init_one2one_memory_10_times4ave_25_maxs_1.0'.E2:'TESTBENCH_metaheu_ls_vnd_bvns_ts__niter_10_search_greedy_init_one2one_memory_10_times4ave_25_maxs_1.0'.E31 'TESTBENCH_metaheu_ls_vnd_bvns_ts__niter_10_search_greedy_init_one2one_memory_10_times4ave_25_maxs_1.0'.H1:'TESTBENCH_metaheu_ls_vnd_bvns_ts__niter_10_search_greedy_init_one2one_memory_10_times4ave_25_maxs_1.0'.H1 'TESTBENCH_metaheu_ls_vnd_bvns_ts__niter_10_search_greedy_init_one2one_memory_10_times4ave_25_maxs_1.0'.H2:'TESTBENCH_metaheu_ls_vnd_bvns_ts__niter_10_search_greedy_init_one2one_memory_10_times4ave_25_maxs_1.0'.H31 'TESTBENCH_metaheu_ls_vnd_bvns_ts__niter_10_search_greedy_init_one2one_memory_10_times4ave_25_maxs_1.0'.K1:'TESTBENCH_metaheu_ls_vnd_bvns_ts__niter_10_search_greedy_init_one2one_memory_10_times4ave_25_maxs_1.0'.K1 'TESTBENCH_metaheu_ls_vnd_bvns_ts__niter_10_search_greedy_init_one2one_memory_10_times4ave_25_maxs_1.0'.K2:'TESTBENCH_metaheu_ls_vnd_bvns_ts__niter_10_search_greedy_init_one2one_memory_10_times4ave_25_maxs_1.0'.K31 'TESTBENCH_metaheu_ls_vnd_bvns_ts__niter_10_search_greedy_init_one2one_memory_10_times4ave_25_maxs_1.0'.N1:'TESTBENCH_metaheu_ls_vnd_bvns_ts__niter_10_search_greedy_init_one2one_memory_10_times4ave_25_maxs_1.0'.N1 'TESTBENCH_metaheu_ls_vnd_bvns_ts__niter_10_search_greedy_init_one2one_memory_10_times4ave_25_maxs_1.0'.N2:'TESTBENCH_metaheu_ls_vnd_bvns_ts__niter_10_search_greedy_init_one2one_memory_10_times4ave_25_maxs_1.0'.N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36.039cm" svg:height="9.005cm" svg:x="5.009cm" svg:y="15.353cm">
            <draw:object draw:notify-on-update-of-ranges="'TESTBENCH_metaheu_ls_vnd_bvns_ts__niter_10_search_greedy_init_one2one_memory_10_times4ave_25_maxs_1.0'.D1:'TESTBENCH_metaheu_ls_vnd_bvns_ts__niter_10_search_greedy_init_one2one_memory_10_times4ave_25_maxs_1.0'.D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one2one_memory_10_times4ave_25_maxs_1.0'.E1:'TESTBENCH_metaheu_ls_vnd_bvns_ts__niter_10_search_greedy_init_one2one_memory_10_times4ave_25_maxs_1.0'.E1 'TESTBENCH_metaheu_ls_vnd_bvns_ts__niter_10_search_greedy_init_one2one_memory_10_times4ave_25_maxs_1.0'.E2:'TESTBENCH_metaheu_ls_vnd_bvns_ts__niter_10_search_greedy_init_one2one_memory_10_times4ave_25_maxs_1.0'.E31 'TESTBENCH_metaheu_ls_vnd_bvns_ts__niter_10_search_greedy_init_one2one_memory_10_times4ave_25_maxs_1.0'.G1:'TESTBENCH_metaheu_ls_vnd_bvns_ts__niter_10_search_greedy_init_one2one_memory_10_times4ave_25_maxs_1.0'.G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one2one_memory_10_times4ave_25_maxs_1.0'.H1:'TESTBENCH_metaheu_ls_vnd_bvns_ts__niter_10_search_greedy_init_one2one_memory_10_times4ave_25_maxs_1.0'.H1 'TESTBENCH_metaheu_ls_vnd_bvns_ts__niter_10_search_greedy_init_one2one_memory_10_times4ave_25_maxs_1.0'.H2:'TESTBENCH_metaheu_ls_vnd_bvns_ts__niter_10_search_greedy_init_one2one_memory_10_times4ave_25_maxs_1.0'.H31 'TESTBENCH_metaheu_ls_vnd_bvns_ts__niter_10_search_greedy_init_one2one_memory_10_times4ave_25_maxs_1.0'.J1:'TESTBENCH_metaheu_ls_vnd_bvns_ts__niter_10_search_greedy_init_one2one_memory_10_times4ave_25_maxs_1.0'.J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one2one_memory_10_times4ave_25_maxs_1.0'.K1:'TESTBENCH_metaheu_ls_vnd_bvns_ts__niter_10_search_greedy_init_one2one_memory_10_times4ave_25_maxs_1.0'.K1 'TESTBENCH_metaheu_ls_vnd_bvns_ts__niter_10_search_greedy_init_one2one_memory_10_times4ave_25_maxs_1.0'.K2:'TESTBENCH_metaheu_ls_vnd_bvns_ts__niter_10_search_greedy_init_one2one_memory_10_times4ave_25_maxs_1.0'.K31 'TESTBENCH_metaheu_ls_vnd_bvns_ts__niter_10_search_greedy_init_one2one_memory_10_times4ave_25_maxs_1.0'.M1:'TESTBENCH_metaheu_ls_vnd_bvns_ts__niter_10_search_greedy_init_one2one_memory_10_times4ave_25_maxs_1.0'.M1 'TESTBENCH_metaheu_ls_vnd_bvns_ts__niter_10_search_greedy_init_one2one_memory_10_times4ave_25_maxs_1.0'.M2:'TESTBENCH_metaheu_ls_vnd_bvns_ts__niter_10_search_greedy_init_one2one_memory_10_times4ave_25_maxs_1.0'.M31 'TESTBENCH_metaheu_ls_vnd_bvns_ts__niter_10_search_greedy_init_one2one_memory_10_times4ave_25_maxs_1.0'.N1:'TESTBENCH_metaheu_ls_vnd_bvns_ts__niter_10_search_greedy_init_one2one_memory_10_times4ave_25_maxs_1.0'.N1 'TESTBENCH_metaheu_ls_vnd_bvns_ts__niter_10_search_greedy_init_one2one_memory_10_times4ave_25_maxs_1.0'.N2:'TESTBENCH_metaheu_ls_vnd_bvns_ts__niter_10_search_greedy_init_one2one_memory_10_times4ave_25_maxs_1.0'.N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5.257cm" svg:height="9.005cm" svg:x="5.009cm" svg:y="45.155cm">
            <draw:object draw:notify-on-update-of-ranges="'TESTBENCH_metaheu_ls_vnd_bvns_ts__niter_10_search_greedy_init_one2one_memory_10_times4ave_25_maxs_1.0'.D1:'TESTBENCH_metaheu_ls_vnd_bvns_ts__niter_10_search_greedy_init_one2one_memory_10_times4ave_25_maxs_1.0'.D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one2one_memory_10_times4ave_25_maxs_1.0'.E1:'TESTBENCH_metaheu_ls_vnd_bvns_ts__niter_10_search_greedy_init_one2one_memory_10_times4ave_25_maxs_1.0'.E1 'TESTBENCH_metaheu_ls_vnd_bvns_ts__niter_10_search_greedy_init_one2one_memory_10_times4ave_25_maxs_1.0'.E2:'TESTBENCH_metaheu_ls_vnd_bvns_ts__niter_10_search_greedy_init_one2one_memory_10_times4ave_25_maxs_1.0'.E3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5.257cm" svg:height="9.005cm" svg:x="22.155cm" svg:y="45.154cm">
            <draw:object draw:notify-on-update-of-ranges="'TESTBENCH_metaheu_ls_vnd_bvns_ts__niter_10_search_greedy_init_one2one_memory_10_times4ave_25_maxs_1.0'.G1:'TESTBENCH_metaheu_ls_vnd_bvns_ts__niter_10_search_greedy_init_one2one_memory_10_times4ave_25_maxs_1.0'.G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one2one_memory_10_times4ave_25_maxs_1.0'.H1:'TESTBENCH_metaheu_ls_vnd_bvns_ts__niter_10_search_greedy_init_one2one_memory_10_times4ave_25_maxs_1.0'.H1 'TESTBENCH_metaheu_ls_vnd_bvns_ts__niter_10_search_greedy_init_one2one_memory_10_times4ave_25_maxs_1.0'.H2:'TESTBENCH_metaheu_ls_vnd_bvns_ts__niter_10_search_greedy_init_one2one_memory_10_times4ave_25_maxs_1.0'.H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.257cm" svg:height="9.005cm" svg:x="4.951cm" svg:y="54.771cm">
            <draw:object draw:notify-on-update-of-ranges="'TESTBENCH_metaheu_ls_vnd_bvns_ts__niter_10_search_greedy_init_one2one_memory_10_times4ave_25_maxs_1.0'.J1:'TESTBENCH_metaheu_ls_vnd_bvns_ts__niter_10_search_greedy_init_one2one_memory_10_times4ave_25_maxs_1.0'.J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one2one_memory_10_times4ave_25_maxs_1.0'.K1:'TESTBENCH_metaheu_ls_vnd_bvns_ts__niter_10_search_greedy_init_one2one_memory_10_times4ave_25_maxs_1.0'.K1 'TESTBENCH_metaheu_ls_vnd_bvns_ts__niter_10_search_greedy_init_one2one_memory_10_times4ave_25_maxs_1.0'.K2:'TESTBENCH_metaheu_ls_vnd_bvns_ts__niter_10_search_greedy_init_one2one_memory_10_times4ave_25_maxs_1.0'.K3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15.257cm" svg:height="9.005cm" svg:x="22.045cm" svg:y="54.744cm">
            <draw:object draw:notify-on-update-of-ranges="'TESTBENCH_metaheu_ls_vnd_bvns_ts__niter_10_search_greedy_init_one2one_memory_10_times4ave_25_maxs_1.0'.M1:'TESTBENCH_metaheu_ls_vnd_bvns_ts__niter_10_search_greedy_init_one2one_memory_10_times4ave_25_maxs_1.0'.M1 'TESTBENCH_metaheu_ls_vnd_bvns_ts__niter_10_search_greedy_init_one2one_memory_10_times4ave_25_maxs_1.0'.M2:'TESTBENCH_metaheu_ls_vnd_bvns_ts__niter_10_search_greedy_init_one2one_memory_10_times4ave_25_maxs_1.0'.M31 'TESTBENCH_metaheu_ls_vnd_bvns_ts__niter_10_search_greedy_init_one2one_memory_10_times4ave_25_maxs_1.0'.N1:'TESTBENCH_metaheu_ls_vnd_bvns_ts__niter_10_search_greedy_init_one2one_memory_10_times4ave_25_maxs_1.0'.N1 'TESTBENCH_metaheu_ls_vnd_bvns_ts__niter_10_search_greedy_init_one2one_memory_10_times4ave_25_maxs_1.0'.N2:'TESTBENCH_metaheu_ls_vnd_bvns_ts__niter_10_search_greedy_init_one2one_memory_10_times4ave_25_maxs_1.0'.N3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230362987518311" calcext:value-type="float">
            <text:p>0,023036298751831</text:p>
          </table:table-cell>
          <table:table-cell office:value-type="float" office:value="2597.09" calcext:value-type="float">
            <text:p>2597,09</text:p>
          </table:table-cell>
          <table:table-cell office:value-type="float" office:value="1999" calcext:value-type="float">
            <text:p>1999</text:p>
          </table:table-cell>
          <table:table-cell office:value-type="float" office:value="0.114576091766357" calcext:value-type="float">
            <text:p>0,114576091766357</text:p>
          </table:table-cell>
          <table:table-cell office:value-type="float" office:value="1182.89" calcext:value-type="float">
            <text:p>1182,89</text:p>
          </table:table-cell>
          <table:table-cell office:value-type="float" office:value="964" calcext:value-type="float">
            <text:p>964</text:p>
          </table:table-cell>
          <table:table-cell office:value-type="float" office:value="1.0006520485878" calcext:value-type="float">
            <text:p>1,0006520485878</text:p>
          </table:table-cell>
          <table:table-cell office:value-type="float" office:value="1005.95" calcext:value-type="float">
            <text:p>1005,95</text:p>
          </table:table-cell>
          <table:table-cell office:value-type="float" office:value="920" calcext:value-type="float">
            <text:p>920</text:p>
          </table:table-cell>
          <table:table-cell office:value-type="float" office:value="1.00883375644684" calcext:value-type="float">
            <text:p>1,00883375644684</text:p>
          </table:table-cell>
          <table:table-cell office:value-type="float" office:value="1647.05" calcext:value-type="float">
            <text:p>1647,05</text:p>
          </table:table-cell>
          <table:table-cell office:value-type="float" office:value="1422" calcext:value-type="float">
            <text:p>1422</text:p>
          </table:table-cell>
          <table:table-cell table:formula="of:=[.D2]-[.E2]" office:value-type="float" office:value="598.09" calcext:value-type="float">
            <text:p>598,09</text:p>
          </table:table-cell>
          <table:table-cell table:formula="of:=[.G2]-[.H2]" office:value-type="float" office:value="218.89" calcext:value-type="float">
            <text:p>218,89</text:p>
          </table:table-cell>
          <table:table-cell table:formula="of:=[.J2]-[.K2]" office:value-type="float" office:value="85.95" calcext:value-type="float">
            <text:p>85,95</text:p>
          </table:table-cell>
          <table:table-cell table:formula="of:=[.M2]-[.N2]" office:value-type="float" office:value="225.05" calcext:value-type="float">
            <text:p>225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250552868843079" calcext:value-type="float">
            <text:p>0,025055286884308</text:p>
          </table:table-cell>
          <table:table-cell office:value-type="float" office:value="2905.04" calcext:value-type="float">
            <text:p>2905,04</text:p>
          </table:table-cell>
          <table:table-cell office:value-type="float" office:value="2028" calcext:value-type="float">
            <text:p>2028</text:p>
          </table:table-cell>
          <table:table-cell office:value-type="float" office:value="0.116745312213898" calcext:value-type="float">
            <text:p>0,116745312213898</text:p>
          </table:table-cell>
          <table:table-cell office:value-type="float" office:value="1218.33" calcext:value-type="float">
            <text:p>1218,33</text:p>
          </table:table-cell>
          <table:table-cell office:value-type="float" office:value="1004" calcext:value-type="float">
            <text:p>1004</text:p>
          </table:table-cell>
          <table:table-cell office:value-type="float" office:value="1.00047403812408" calcext:value-type="float">
            <text:p>1,00047403812408</text:p>
          </table:table-cell>
          <table:table-cell office:value-type="float" office:value="989.17" calcext:value-type="float">
            <text:p>989,17</text:p>
          </table:table-cell>
          <table:table-cell office:value-type="float" office:value="866" calcext:value-type="float">
            <text:p>866</text:p>
          </table:table-cell>
          <table:table-cell office:value-type="float" office:value="1.00782222270966" calcext:value-type="float">
            <text:p>1,00782222270966</text:p>
          </table:table-cell>
          <table:table-cell office:value-type="float" office:value="1816.53" calcext:value-type="float">
            <text:p>1816,53</text:p>
          </table:table-cell>
          <table:table-cell office:value-type="float" office:value="1569" calcext:value-type="float">
            <text:p>1569</text:p>
          </table:table-cell>
          <table:table-cell table:formula="of:=[.D3]-[.E3]" office:value-type="float" office:value="877.04" calcext:value-type="float">
            <text:p>877,04</text:p>
          </table:table-cell>
          <table:table-cell table:formula="of:=[.G3]-[.H3]" office:value-type="float" office:value="214.33" calcext:value-type="float">
            <text:p>214,33</text:p>
          </table:table-cell>
          <table:table-cell table:formula="of:=[.J3]-[.K3]" office:value-type="float" office:value="123.17" calcext:value-type="float">
            <text:p>123,17</text:p>
          </table:table-cell>
          <table:table-cell table:formula="of:=[.M3]-[.N3]" office:value-type="float" office:value="247.53" calcext:value-type="float">
            <text:p>247,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244809889793396" calcext:value-type="float">
            <text:p>0,02448098897934</text:p>
          </table:table-cell>
          <table:table-cell office:value-type="float" office:value="2959.97" calcext:value-type="float">
            <text:p>2959,97</text:p>
          </table:table-cell>
          <table:table-cell office:value-type="float" office:value="1891" calcext:value-type="float">
            <text:p>1891</text:p>
          </table:table-cell>
          <table:table-cell office:value-type="float" office:value="0.114754681587219" calcext:value-type="float">
            <text:p>0,114754681587219</text:p>
          </table:table-cell>
          <table:table-cell office:value-type="float" office:value="1198.47" calcext:value-type="float">
            <text:p>1198,47</text:p>
          </table:table-cell>
          <table:table-cell office:value-type="float" office:value="989" calcext:value-type="float">
            <text:p>989</text:p>
          </table:table-cell>
          <table:table-cell office:value-type="float" office:value="1.00093194961548" calcext:value-type="float">
            <text:p>1,00093194961548</text:p>
          </table:table-cell>
          <table:table-cell office:value-type="float" office:value="982.43" calcext:value-type="float">
            <text:p>982,43</text:p>
          </table:table-cell>
          <table:table-cell office:value-type="float" office:value="895" calcext:value-type="float">
            <text:p>895</text:p>
          </table:table-cell>
          <table:table-cell office:value-type="float" office:value="1.0049006819725" calcext:value-type="float">
            <text:p>1,0049006819725</text:p>
          </table:table-cell>
          <table:table-cell office:value-type="float" office:value="1809.01" calcext:value-type="float">
            <text:p>1809,01</text:p>
          </table:table-cell>
          <table:table-cell office:value-type="float" office:value="1566" calcext:value-type="float">
            <text:p>1566</text:p>
          </table:table-cell>
          <table:table-cell table:formula="of:=[.D4]-[.E4]" office:value-type="float" office:value="1068.97" calcext:value-type="float">
            <text:p>1068,97</text:p>
          </table:table-cell>
          <table:table-cell table:formula="of:=[.G4]-[.H4]" office:value-type="float" office:value="209.47" calcext:value-type="float">
            <text:p>209,47</text:p>
          </table:table-cell>
          <table:table-cell table:formula="of:=[.J4]-[.K4]" office:value-type="float" office:value="87.43" calcext:value-type="float">
            <text:p>87,43</text:p>
          </table:table-cell>
          <table:table-cell table:formula="of:=[.M4]-[.N4]" office:value-type="float" office:value="243.01" calcext:value-type="float">
            <text:p>243,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238374757766724" calcext:value-type="float">
            <text:p>0,023837475776672</text:p>
          </table:table-cell>
          <table:table-cell office:value-type="float" office:value="3015.77" calcext:value-type="float">
            <text:p>3015,77</text:p>
          </table:table-cell>
          <table:table-cell office:value-type="float" office:value="2257" calcext:value-type="float">
            <text:p>2257</text:p>
          </table:table-cell>
          <table:table-cell office:value-type="float" office:value="0.113756909370422" calcext:value-type="float">
            <text:p>0,113756909370422</text:p>
          </table:table-cell>
          <table:table-cell office:value-type="float" office:value="1250.29" calcext:value-type="float">
            <text:p>1250,29</text:p>
          </table:table-cell>
          <table:table-cell office:value-type="float" office:value="1061" calcext:value-type="float">
            <text:p>1061</text:p>
          </table:table-cell>
          <table:table-cell office:value-type="float" office:value="1.00074715137482" calcext:value-type="float">
            <text:p>1,00074715137482</text:p>
          </table:table-cell>
          <table:table-cell office:value-type="float" office:value="1038.42" calcext:value-type="float">
            <text:p>1038,42</text:p>
          </table:table-cell>
          <table:table-cell office:value-type="float" office:value="929" calcext:value-type="float">
            <text:p>929</text:p>
          </table:table-cell>
          <table:table-cell office:value-type="float" office:value="1.00899389982224" calcext:value-type="float">
            <text:p>1,00899389982224</text:p>
          </table:table-cell>
          <table:table-cell office:value-type="float" office:value="1875.21" calcext:value-type="float">
            <text:p>1875,21</text:p>
          </table:table-cell>
          <table:table-cell office:value-type="float" office:value="1655" calcext:value-type="float">
            <text:p>1655</text:p>
          </table:table-cell>
          <table:table-cell table:formula="of:=[.D5]-[.E5]" office:value-type="float" office:value="758.77" calcext:value-type="float">
            <text:p>758,77</text:p>
          </table:table-cell>
          <table:table-cell table:formula="of:=[.G5]-[.H5]" office:value-type="float" office:value="189.29" calcext:value-type="float">
            <text:p>189,29</text:p>
          </table:table-cell>
          <table:table-cell table:formula="of:=[.J5]-[.K5]" office:value-type="float" office:value="109.42" calcext:value-type="float">
            <text:p>109,42</text:p>
          </table:table-cell>
          <table:table-cell table:formula="of:=[.M5]-[.N5]" office:value-type="float" office:value="220.21" calcext:value-type="float">
            <text:p>220,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252647733688355" calcext:value-type="float">
            <text:p>0,025264773368836</text:p>
          </table:table-cell>
          <table:table-cell office:value-type="float" office:value="3048.57" calcext:value-type="float">
            <text:p>3048,57</text:p>
          </table:table-cell>
          <table:table-cell office:value-type="float" office:value="1829" calcext:value-type="float">
            <text:p>1829</text:p>
          </table:table-cell>
          <table:table-cell office:value-type="float" office:value="0.114253513813019" calcext:value-type="float">
            <text:p>0,114253513813019</text:p>
          </table:table-cell>
          <table:table-cell office:value-type="float" office:value="1212.06" calcext:value-type="float">
            <text:p>1212,06</text:p>
          </table:table-cell>
          <table:table-cell office:value-type="float" office:value="995" calcext:value-type="float">
            <text:p>995</text:p>
          </table:table-cell>
          <table:table-cell office:value-type="float" office:value="1.00076273918152" calcext:value-type="float">
            <text:p>1,00076273918152</text:p>
          </table:table-cell>
          <table:table-cell office:value-type="float" office:value="1007.88" calcext:value-type="float">
            <text:p>1007,88</text:p>
          </table:table-cell>
          <table:table-cell office:value-type="float" office:value="912" calcext:value-type="float">
            <text:p>912</text:p>
          </table:table-cell>
          <table:table-cell office:value-type="float" office:value="1.00711878299713" calcext:value-type="float">
            <text:p>1,00711878299713</text:p>
          </table:table-cell>
          <table:table-cell office:value-type="float" office:value="1889.12" calcext:value-type="float">
            <text:p>1889,12</text:p>
          </table:table-cell>
          <table:table-cell office:value-type="float" office:value="1636" calcext:value-type="float">
            <text:p>1636</text:p>
          </table:table-cell>
          <table:table-cell table:formula="of:=[.D6]-[.E6]" office:value-type="float" office:value="1219.57" calcext:value-type="float">
            <text:p>1219,57</text:p>
          </table:table-cell>
          <table:table-cell table:formula="of:=[.G6]-[.H6]" office:value-type="float" office:value="217.06" calcext:value-type="float">
            <text:p>217,06</text:p>
          </table:table-cell>
          <table:table-cell table:formula="of:=[.J6]-[.K6]" office:value-type="float" office:value="95.88" calcext:value-type="float">
            <text:p>95,88</text:p>
          </table:table-cell>
          <table:table-cell table:formula="of:=[.M6]-[.N6]" office:value-type="float" office:value="253.12" calcext:value-type="float">
            <text:p>253,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244378042221069" calcext:value-type="float">
            <text:p>0,024437804222107</text:p>
          </table:table-cell>
          <table:table-cell office:value-type="float" office:value="2883.52" calcext:value-type="float">
            <text:p>2883,52</text:p>
          </table:table-cell>
          <table:table-cell office:value-type="float" office:value="2046" calcext:value-type="float">
            <text:p>2046</text:p>
          </table:table-cell>
          <table:table-cell office:value-type="float" office:value="0.116708610057831" calcext:value-type="float">
            <text:p>0,116708610057831</text:p>
          </table:table-cell>
          <table:table-cell office:value-type="float" office:value="1220.62" calcext:value-type="float">
            <text:p>1220,62</text:p>
          </table:table-cell>
          <table:table-cell office:value-type="float" office:value="1007" calcext:value-type="float">
            <text:p>1007</text:p>
          </table:table-cell>
          <table:table-cell office:value-type="float" office:value="1.00061196565628" calcext:value-type="float">
            <text:p>1,00061196565628</text:p>
          </table:table-cell>
          <table:table-cell office:value-type="float" office:value="1014.53" calcext:value-type="float">
            <text:p>1014,53</text:p>
          </table:table-cell>
          <table:table-cell office:value-type="float" office:value="920" calcext:value-type="float">
            <text:p>920</text:p>
          </table:table-cell>
          <table:table-cell office:value-type="float" office:value="1.00623961687088" calcext:value-type="float">
            <text:p>1,00623961687088</text:p>
          </table:table-cell>
          <table:table-cell office:value-type="float" office:value="1819.36" calcext:value-type="float">
            <text:p>1819,36</text:p>
          </table:table-cell>
          <table:table-cell office:value-type="float" office:value="1612" calcext:value-type="float">
            <text:p>1612</text:p>
          </table:table-cell>
          <table:table-cell table:formula="of:=[.D7]-[.E7]" office:value-type="float" office:value="837.52" calcext:value-type="float">
            <text:p>837,52</text:p>
          </table:table-cell>
          <table:table-cell table:formula="of:=[.G7]-[.H7]" office:value-type="float" office:value="213.62" calcext:value-type="float">
            <text:p>213,62</text:p>
          </table:table-cell>
          <table:table-cell table:formula="of:=[.J7]-[.K7]" office:value-type="float" office:value="94.53" calcext:value-type="float">
            <text:p>94,53</text:p>
          </table:table-cell>
          <table:table-cell table:formula="of:=[.M7]-[.N7]" office:value-type="float" office:value="207.36" calcext:value-type="float">
            <text:p>207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233309102058411" calcext:value-type="float">
            <text:p>0,023330910205841</text:p>
          </table:table-cell>
          <table:table-cell office:value-type="float" office:value="3024.27" calcext:value-type="float">
            <text:p>3024,27</text:p>
          </table:table-cell>
          <table:table-cell office:value-type="float" office:value="2058" calcext:value-type="float">
            <text:p>2058</text:p>
          </table:table-cell>
          <table:table-cell office:value-type="float" office:value="0.116767992973328" calcext:value-type="float">
            <text:p>0,116767992973328</text:p>
          </table:table-cell>
          <table:table-cell office:value-type="float" office:value="1216.04" calcext:value-type="float">
            <text:p>1216,04</text:p>
          </table:table-cell>
          <table:table-cell office:value-type="float" office:value="1031" calcext:value-type="float">
            <text:p>1031</text:p>
          </table:table-cell>
          <table:table-cell office:value-type="float" office:value="1.0006227016449" calcext:value-type="float">
            <text:p>1,0006227016449</text:p>
          </table:table-cell>
          <table:table-cell office:value-type="float" office:value="1013.81" calcext:value-type="float">
            <text:p>1013,81</text:p>
          </table:table-cell>
          <table:table-cell office:value-type="float" office:value="910" calcext:value-type="float">
            <text:p>910</text:p>
          </table:table-cell>
          <table:table-cell office:value-type="float" office:value="1.00927794933319" calcext:value-type="float">
            <text:p>1,00927794933319</text:p>
          </table:table-cell>
          <table:table-cell office:value-type="float" office:value="1837.78" calcext:value-type="float">
            <text:p>1837,78</text:p>
          </table:table-cell>
          <table:table-cell office:value-type="float" office:value="1529" calcext:value-type="float">
            <text:p>1529</text:p>
          </table:table-cell>
          <table:table-cell table:formula="of:=[.D8]-[.E8]" office:value-type="float" office:value="966.27" calcext:value-type="float">
            <text:p>966,27</text:p>
          </table:table-cell>
          <table:table-cell table:formula="of:=[.G8]-[.H8]" office:value-type="float" office:value="185.04" calcext:value-type="float">
            <text:p>185,04</text:p>
          </table:table-cell>
          <table:table-cell table:formula="of:=[.J8]-[.K8]" office:value-type="float" office:value="103.81" calcext:value-type="float">
            <text:p>103,81</text:p>
          </table:table-cell>
          <table:table-cell table:formula="of:=[.M8]-[.N8]" office:value-type="float" office:value="308.78" calcext:value-type="float">
            <text:p>308,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228611969947815" calcext:value-type="float">
            <text:p>0,022861196994782</text:p>
          </table:table-cell>
          <table:table-cell office:value-type="float" office:value="3015.48" calcext:value-type="float">
            <text:p>3015,48</text:p>
          </table:table-cell>
          <table:table-cell office:value-type="float" office:value="2205" calcext:value-type="float">
            <text:p>2205</text:p>
          </table:table-cell>
          <table:table-cell office:value-type="float" office:value="0.113242647647858" calcext:value-type="float">
            <text:p>0,113242647647858</text:p>
          </table:table-cell>
          <table:table-cell office:value-type="float" office:value="1219.06" calcext:value-type="float">
            <text:p>1219,06</text:p>
          </table:table-cell>
          <table:table-cell office:value-type="float" office:value="1043" calcext:value-type="float">
            <text:p>1043</text:p>
          </table:table-cell>
          <table:table-cell office:value-type="float" office:value="1.00055583238602" calcext:value-type="float">
            <text:p>1,00055583238602</text:p>
          </table:table-cell>
          <table:table-cell office:value-type="float" office:value="998.07" calcext:value-type="float">
            <text:p>998,07</text:p>
          </table:table-cell>
          <table:table-cell office:value-type="float" office:value="917" calcext:value-type="float">
            <text:p>917</text:p>
          </table:table-cell>
          <table:table-cell office:value-type="float" office:value="1.00943121194839" calcext:value-type="float">
            <text:p>1,00943121194839</text:p>
          </table:table-cell>
          <table:table-cell office:value-type="float" office:value="1841.46" calcext:value-type="float">
            <text:p>1841,46</text:p>
          </table:table-cell>
          <table:table-cell office:value-type="float" office:value="1593" calcext:value-type="float">
            <text:p>1593</text:p>
          </table:table-cell>
          <table:table-cell table:formula="of:=[.D9]-[.E9]" office:value-type="float" office:value="810.48" calcext:value-type="float">
            <text:p>810,48</text:p>
          </table:table-cell>
          <table:table-cell table:formula="of:=[.G9]-[.H9]" office:value-type="float" office:value="176.06" calcext:value-type="float">
            <text:p>176,06</text:p>
          </table:table-cell>
          <table:table-cell table:formula="of:=[.J9]-[.K9]" office:value-type="float" office:value="81.07" calcext:value-type="float">
            <text:p>81,07</text:p>
          </table:table-cell>
          <table:table-cell table:formula="of:=[.M9]-[.N9]" office:value-type="float" office:value="248.46" calcext:value-type="float">
            <text:p>248,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235766792297363" calcext:value-type="float">
            <text:p>0,023576679229736</text:p>
          </table:table-cell>
          <table:table-cell office:value-type="float" office:value="2982.41" calcext:value-type="float">
            <text:p>2982,41</text:p>
          </table:table-cell>
          <table:table-cell office:value-type="float" office:value="2223" calcext:value-type="float">
            <text:p>2223</text:p>
          </table:table-cell>
          <table:table-cell office:value-type="float" office:value="0.116424288749695" calcext:value-type="float">
            <text:p>0,116424288749695</text:p>
          </table:table-cell>
          <table:table-cell office:value-type="float" office:value="1268.9" calcext:value-type="float">
            <text:p>1268,9</text:p>
          </table:table-cell>
          <table:table-cell office:value-type="float" office:value="1105" calcext:value-type="float">
            <text:p>1105</text:p>
          </table:table-cell>
          <table:table-cell office:value-type="float" office:value="1.00030257463455" calcext:value-type="float">
            <text:p>1,00030257463455</text:p>
          </table:table-cell>
          <table:table-cell office:value-type="float" office:value="1042.14" calcext:value-type="float">
            <text:p>1042,14</text:p>
          </table:table-cell>
          <table:table-cell office:value-type="float" office:value="923" calcext:value-type="float">
            <text:p>923</text:p>
          </table:table-cell>
          <table:table-cell office:value-type="float" office:value="1.00720593214035" calcext:value-type="float">
            <text:p>1,00720593214035</text:p>
          </table:table-cell>
          <table:table-cell office:value-type="float" office:value="1849.28" calcext:value-type="float">
            <text:p>1849,28</text:p>
          </table:table-cell>
          <table:table-cell office:value-type="float" office:value="1630" calcext:value-type="float">
            <text:p>1630</text:p>
          </table:table-cell>
          <table:table-cell table:formula="of:=[.D10]-[.E10]" office:value-type="float" office:value="759.41" calcext:value-type="float">
            <text:p>759,41</text:p>
          </table:table-cell>
          <table:table-cell table:formula="of:=[.G10]-[.H10]" office:value-type="float" office:value="163.9" calcext:value-type="float">
            <text:p>163,9</text:p>
          </table:table-cell>
          <table:table-cell table:formula="of:=[.J10]-[.K10]" office:value-type="float" office:value="119.14" calcext:value-type="float">
            <text:p>119,14</text:p>
          </table:table-cell>
          <table:table-cell table:formula="of:=[.M10]-[.N10]" office:value-type="float" office:value="219.28" calcext:value-type="float">
            <text:p>219,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201540470123291" calcext:value-type="float">
            <text:p>0,020154047012329</text:p>
          </table:table-cell>
          <table:table-cell office:value-type="float" office:value="3095.66" calcext:value-type="float">
            <text:p>3095,66</text:p>
          </table:table-cell>
          <table:table-cell office:value-type="float" office:value="2110" calcext:value-type="float">
            <text:p>2110</text:p>
          </table:table-cell>
          <table:table-cell office:value-type="float" office:value="0.119192657470703" calcext:value-type="float">
            <text:p>0,119192657470703</text:p>
          </table:table-cell>
          <table:table-cell office:value-type="float" office:value="1221.66" calcext:value-type="float">
            <text:p>1221,66</text:p>
          </table:table-cell>
          <table:table-cell office:value-type="float" office:value="1020" calcext:value-type="float">
            <text:p>1020</text:p>
          </table:table-cell>
          <table:table-cell office:value-type="float" office:value="1.00076400518417" calcext:value-type="float">
            <text:p>1,00076400518417</text:p>
          </table:table-cell>
          <table:table-cell office:value-type="float" office:value="1031.94" calcext:value-type="float">
            <text:p>1031,94</text:p>
          </table:table-cell>
          <table:table-cell office:value-type="float" office:value="952" calcext:value-type="float">
            <text:p>952</text:p>
          </table:table-cell>
          <table:table-cell office:value-type="float" office:value="1.00847039461136" calcext:value-type="float">
            <text:p>1,00847039461136</text:p>
          </table:table-cell>
          <table:table-cell office:value-type="float" office:value="1843.61" calcext:value-type="float">
            <text:p>1843,61</text:p>
          </table:table-cell>
          <table:table-cell office:value-type="float" office:value="1630" calcext:value-type="float">
            <text:p>1630</text:p>
          </table:table-cell>
          <table:table-cell table:formula="of:=[.D11]-[.E11]" office:value-type="float" office:value="985.66" calcext:value-type="float">
            <text:p>985,66</text:p>
          </table:table-cell>
          <table:table-cell table:formula="of:=[.G11]-[.H11]" office:value-type="float" office:value="201.66" calcext:value-type="float">
            <text:p>201,66</text:p>
          </table:table-cell>
          <table:table-cell table:formula="of:=[.J11]-[.K11]" office:value-type="float" office:value="79.9400000000001" calcext:value-type="float">
            <text:p>79,9400000000001</text:p>
          </table:table-cell>
          <table:table-cell table:formula="of:=[.M11]-[.N11]" office:value-type="float" office:value="213.61" calcext:value-type="float">
            <text:p>213,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230228734016418" calcext:value-type="float">
            <text:p>0,023022873401642</text:p>
          </table:table-cell>
          <table:table-cell office:value-type="float" office:value="3146.86" calcext:value-type="float">
            <text:p>3146,86</text:p>
          </table:table-cell>
          <table:table-cell office:value-type="float" office:value="2269" calcext:value-type="float">
            <text:p>2269</text:p>
          </table:table-cell>
          <table:table-cell office:value-type="float" office:value="0.113615684509277" calcext:value-type="float">
            <text:p>0,113615684509277</text:p>
          </table:table-cell>
          <table:table-cell office:value-type="float" office:value="1237.06" calcext:value-type="float">
            <text:p>1237,06</text:p>
          </table:table-cell>
          <table:table-cell office:value-type="float" office:value="982" calcext:value-type="float">
            <text:p>982</text:p>
          </table:table-cell>
          <table:table-cell office:value-type="float" office:value="1.00040381193161" calcext:value-type="float">
            <text:p>1,00040381193161</text:p>
          </table:table-cell>
          <table:table-cell office:value-type="float" office:value="1015.68" calcext:value-type="float">
            <text:p>1015,68</text:p>
          </table:table-cell>
          <table:table-cell office:value-type="float" office:value="913" calcext:value-type="float">
            <text:p>913</text:p>
          </table:table-cell>
          <table:table-cell office:value-type="float" office:value="1.0076389336586" calcext:value-type="float">
            <text:p>1,0076389336586</text:p>
          </table:table-cell>
          <table:table-cell office:value-type="float" office:value="1906.57" calcext:value-type="float">
            <text:p>1906,57</text:p>
          </table:table-cell>
          <table:table-cell office:value-type="float" office:value="1692" calcext:value-type="float">
            <text:p>1692</text:p>
          </table:table-cell>
          <table:table-cell table:formula="of:=[.D12]-[.E12]" office:value-type="float" office:value="877.86" calcext:value-type="float">
            <text:p>877,86</text:p>
          </table:table-cell>
          <table:table-cell table:formula="of:=[.G12]-[.H12]" office:value-type="float" office:value="255.06" calcext:value-type="float">
            <text:p>255,06</text:p>
          </table:table-cell>
          <table:table-cell table:formula="of:=[.J12]-[.K12]" office:value-type="float" office:value="102.68" calcext:value-type="float">
            <text:p>102,68</text:p>
          </table:table-cell>
          <table:table-cell table:formula="of:=[.M12]-[.N12]" office:value-type="float" office:value="214.57" calcext:value-type="float">
            <text:p>214,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217496585845947" calcext:value-type="float">
            <text:p>0,021749658584595</text:p>
          </table:table-cell>
          <table:table-cell office:value-type="float" office:value="2925.32" calcext:value-type="float">
            <text:p>2925,32</text:p>
          </table:table-cell>
          <table:table-cell office:value-type="float" office:value="1941" calcext:value-type="float">
            <text:p>1941</text:p>
          </table:table-cell>
          <table:table-cell office:value-type="float" office:value="0.116793234348297" calcext:value-type="float">
            <text:p>0,116793234348297</text:p>
          </table:table-cell>
          <table:table-cell office:value-type="float" office:value="1211.63" calcext:value-type="float">
            <text:p>1211,63</text:p>
          </table:table-cell>
          <table:table-cell office:value-type="float" office:value="1020" calcext:value-type="float">
            <text:p>1020</text:p>
          </table:table-cell>
          <table:table-cell office:value-type="float" office:value="1.00089540243149" calcext:value-type="float">
            <text:p>1,00089540243149</text:p>
          </table:table-cell>
          <table:table-cell office:value-type="float" office:value="1001.48" calcext:value-type="float">
            <text:p>1001,48</text:p>
          </table:table-cell>
          <table:table-cell office:value-type="float" office:value="902" calcext:value-type="float">
            <text:p>902</text:p>
          </table:table-cell>
          <table:table-cell office:value-type="float" office:value="1.00719181537628" calcext:value-type="float">
            <text:p>1,00719181537628</text:p>
          </table:table-cell>
          <table:table-cell office:value-type="float" office:value="1776.94" calcext:value-type="float">
            <text:p>1776,94</text:p>
          </table:table-cell>
          <table:table-cell office:value-type="float" office:value="1558" calcext:value-type="float">
            <text:p>1558</text:p>
          </table:table-cell>
          <table:table-cell table:formula="of:=[.D13]-[.E13]" office:value-type="float" office:value="984.32" calcext:value-type="float">
            <text:p>984,32</text:p>
          </table:table-cell>
          <table:table-cell table:formula="of:=[.G13]-[.H13]" office:value-type="float" office:value="191.63" calcext:value-type="float">
            <text:p>191,63</text:p>
          </table:table-cell>
          <table:table-cell table:formula="of:=[.J13]-[.K13]" office:value-type="float" office:value="99.48" calcext:value-type="float">
            <text:p>99,48</text:p>
          </table:table-cell>
          <table:table-cell table:formula="of:=[.M13]-[.N13]" office:value-type="float" office:value="218.94" calcext:value-type="float">
            <text:p>218,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237572765350342" calcext:value-type="float">
            <text:p>0,023757276535034</text:p>
          </table:table-cell>
          <table:table-cell office:value-type="float" office:value="3100.58" calcext:value-type="float">
            <text:p>3100,58</text:p>
          </table:table-cell>
          <table:table-cell office:value-type="float" office:value="2062" calcext:value-type="float">
            <text:p>2062</text:p>
          </table:table-cell>
          <table:table-cell office:value-type="float" office:value="0.113998317718506" calcext:value-type="float">
            <text:p>0,113998317718506</text:p>
          </table:table-cell>
          <table:table-cell office:value-type="float" office:value="1239.98" calcext:value-type="float">
            <text:p>1239,98</text:p>
          </table:table-cell>
          <table:table-cell office:value-type="float" office:value="970" calcext:value-type="float">
            <text:p>970</text:p>
          </table:table-cell>
          <table:table-cell office:value-type="float" office:value="1.00062069892883" calcext:value-type="float">
            <text:p>1,00062069892883</text:p>
          </table:table-cell>
          <table:table-cell office:value-type="float" office:value="1021.01" calcext:value-type="float">
            <text:p>1021,01</text:p>
          </table:table-cell>
          <table:table-cell office:value-type="float" office:value="881" calcext:value-type="float">
            <text:p>881</text:p>
          </table:table-cell>
          <table:table-cell office:value-type="float" office:value="1.00548772573471" calcext:value-type="float">
            <text:p>1,00548772573471</text:p>
          </table:table-cell>
          <table:table-cell office:value-type="float" office:value="1856.51" calcext:value-type="float">
            <text:p>1856,51</text:p>
          </table:table-cell>
          <table:table-cell office:value-type="float" office:value="1589" calcext:value-type="float">
            <text:p>1589</text:p>
          </table:table-cell>
          <table:table-cell table:formula="of:=[.D14]-[.E14]" office:value-type="float" office:value="1038.58" calcext:value-type="float">
            <text:p>1038,58</text:p>
          </table:table-cell>
          <table:table-cell table:formula="of:=[.G14]-[.H14]" office:value-type="float" office:value="269.98" calcext:value-type="float">
            <text:p>269,98</text:p>
          </table:table-cell>
          <table:table-cell table:formula="of:=[.J14]-[.K14]" office:value-type="float" office:value="140.01" calcext:value-type="float">
            <text:p>140,01</text:p>
          </table:table-cell>
          <table:table-cell table:formula="of:=[.M14]-[.N14]" office:value-type="float" office:value="267.51" calcext:value-type="float">
            <text:p>267,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204575490951538" calcext:value-type="float">
            <text:p>0,020457549095154</text:p>
          </table:table-cell>
          <table:table-cell office:value-type="float" office:value="2736.3" calcext:value-type="float">
            <text:p>2736,3</text:p>
          </table:table-cell>
          <table:table-cell office:value-type="float" office:value="1816" calcext:value-type="float">
            <text:p>1816</text:p>
          </table:table-cell>
          <table:table-cell office:value-type="float" office:value="0.12415858745575" calcext:value-type="float">
            <text:p>0,12415858745575</text:p>
          </table:table-cell>
          <table:table-cell office:value-type="float" office:value="1244.07" calcext:value-type="float">
            <text:p>1244,07</text:p>
          </table:table-cell>
          <table:table-cell office:value-type="float" office:value="1014" calcext:value-type="float">
            <text:p>1014</text:p>
          </table:table-cell>
          <table:table-cell office:value-type="float" office:value="1.0006405377388" calcext:value-type="float">
            <text:p>1,0006405377388</text:p>
          </table:table-cell>
          <table:table-cell office:value-type="float" office:value="1050.16" calcext:value-type="float">
            <text:p>1050,16</text:p>
          </table:table-cell>
          <table:table-cell office:value-type="float" office:value="954" calcext:value-type="float">
            <text:p>954</text:p>
          </table:table-cell>
          <table:table-cell office:value-type="float" office:value="1.00947239160538" calcext:value-type="float">
            <text:p>1,00947239160538</text:p>
          </table:table-cell>
          <table:table-cell office:value-type="float" office:value="1690.56" calcext:value-type="float">
            <text:p>1690,56</text:p>
          </table:table-cell>
          <table:table-cell office:value-type="float" office:value="1456" calcext:value-type="float">
            <text:p>1456</text:p>
          </table:table-cell>
          <table:table-cell table:formula="of:=[.D15]-[.E15]" office:value-type="float" office:value="920.3" calcext:value-type="float">
            <text:p>920,3</text:p>
          </table:table-cell>
          <table:table-cell table:formula="of:=[.G15]-[.H15]" office:value-type="float" office:value="230.07" calcext:value-type="float">
            <text:p>230,07</text:p>
          </table:table-cell>
          <table:table-cell table:formula="of:=[.J15]-[.K15]" office:value-type="float" office:value="96.1600000000001" calcext:value-type="float">
            <text:p>96,1600000000001</text:p>
          </table:table-cell>
          <table:table-cell table:formula="of:=[.M15]-[.N15]" office:value-type="float" office:value="234.56" calcext:value-type="float">
            <text:p>234,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251050734519959" calcext:value-type="float">
            <text:p>0,025105073451996</text:p>
          </table:table-cell>
          <table:table-cell office:value-type="float" office:value="2867.42" calcext:value-type="float">
            <text:p>2867,42</text:p>
          </table:table-cell>
          <table:table-cell office:value-type="float" office:value="1887" calcext:value-type="float">
            <text:p>1887</text:p>
          </table:table-cell>
          <table:table-cell office:value-type="float" office:value="0.121592147350311" calcext:value-type="float">
            <text:p>0,121592147350311</text:p>
          </table:table-cell>
          <table:table-cell office:value-type="float" office:value="1229.24" calcext:value-type="float">
            <text:p>1229,24</text:p>
          </table:table-cell>
          <table:table-cell office:value-type="float" office:value="1008" calcext:value-type="float">
            <text:p>1008</text:p>
          </table:table-cell>
          <table:table-cell office:value-type="float" office:value="1.00070969343185" calcext:value-type="float">
            <text:p>1,00070969343185</text:p>
          </table:table-cell>
          <table:table-cell office:value-type="float" office:value="1009.7" calcext:value-type="float">
            <text:p>1009,7</text:p>
          </table:table-cell>
          <table:table-cell office:value-type="float" office:value="892" calcext:value-type="float">
            <text:p>892</text:p>
          </table:table-cell>
          <table:table-cell office:value-type="float" office:value="1.00785039186478" calcext:value-type="float">
            <text:p>1,00785039186478</text:p>
          </table:table-cell>
          <table:table-cell office:value-type="float" office:value="1798.58" calcext:value-type="float">
            <text:p>1798,58</text:p>
          </table:table-cell>
          <table:table-cell office:value-type="float" office:value="1538" calcext:value-type="float">
            <text:p>1538</text:p>
          </table:table-cell>
          <table:table-cell table:formula="of:=[.D16]-[.E16]" office:value-type="float" office:value="980.42" calcext:value-type="float">
            <text:p>980,42</text:p>
          </table:table-cell>
          <table:table-cell table:formula="of:=[.G16]-[.H16]" office:value-type="float" office:value="221.24" calcext:value-type="float">
            <text:p>221,24</text:p>
          </table:table-cell>
          <table:table-cell table:formula="of:=[.J16]-[.K16]" office:value-type="float" office:value="117.7" calcext:value-type="float">
            <text:p>117,7</text:p>
          </table:table-cell>
          <table:table-cell table:formula="of:=[.M16]-[.N16]" office:value-type="float" office:value="260.58" calcext:value-type="float">
            <text:p>260,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237153482437134" calcext:value-type="float">
            <text:p>0,023715348243713</text:p>
          </table:table-cell>
          <table:table-cell office:value-type="float" office:value="2974.37" calcext:value-type="float">
            <text:p>2974,37</text:p>
          </table:table-cell>
          <table:table-cell office:value-type="float" office:value="2112" calcext:value-type="float">
            <text:p>2112</text:p>
          </table:table-cell>
          <table:table-cell office:value-type="float" office:value="0.114600875377655" calcext:value-type="float">
            <text:p>0,114600875377655</text:p>
          </table:table-cell>
          <table:table-cell office:value-type="float" office:value="1233.39" calcext:value-type="float">
            <text:p>1233,39</text:p>
          </table:table-cell>
          <table:table-cell office:value-type="float" office:value="1037" calcext:value-type="float">
            <text:p>1037</text:p>
          </table:table-cell>
          <table:table-cell office:value-type="float" office:value="1.00052302598953" calcext:value-type="float">
            <text:p>1,00052302598953</text:p>
          </table:table-cell>
          <table:table-cell office:value-type="float" office:value="1039.02" calcext:value-type="float">
            <text:p>1039,02</text:p>
          </table:table-cell>
          <table:table-cell office:value-type="float" office:value="925" calcext:value-type="float">
            <text:p>925</text:p>
          </table:table-cell>
          <table:table-cell office:value-type="float" office:value="1.00835936784744" calcext:value-type="float">
            <text:p>1,00835936784744</text:p>
          </table:table-cell>
          <table:table-cell office:value-type="float" office:value="1849.64" calcext:value-type="float">
            <text:p>1849,64</text:p>
          </table:table-cell>
          <table:table-cell office:value-type="float" office:value="1608" calcext:value-type="float">
            <text:p>1608</text:p>
          </table:table-cell>
          <table:table-cell table:formula="of:=[.D17]-[.E17]" office:value-type="float" office:value="862.37" calcext:value-type="float">
            <text:p>862,37</text:p>
          </table:table-cell>
          <table:table-cell table:formula="of:=[.G17]-[.H17]" office:value-type="float" office:value="196.39" calcext:value-type="float">
            <text:p>196,39</text:p>
          </table:table-cell>
          <table:table-cell table:formula="of:=[.J17]-[.K17]" office:value-type="float" office:value="114.02" calcext:value-type="float">
            <text:p>114,02</text:p>
          </table:table-cell>
          <table:table-cell table:formula="of:=[.M17]-[.N17]" office:value-type="float" office:value="241.64" calcext:value-type="float">
            <text:p>241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250594019889832" calcext:value-type="float">
            <text:p>0,025059401988983</text:p>
          </table:table-cell>
          <table:table-cell office:value-type="float" office:value="2927.69" calcext:value-type="float">
            <text:p>2927,69</text:p>
          </table:table-cell>
          <table:table-cell office:value-type="float" office:value="2051" calcext:value-type="float">
            <text:p>2051</text:p>
          </table:table-cell>
          <table:table-cell office:value-type="float" office:value="0.116406304836273" calcext:value-type="float">
            <text:p>0,116406304836273</text:p>
          </table:table-cell>
          <table:table-cell office:value-type="float" office:value="1175.12" calcext:value-type="float">
            <text:p>1175,12</text:p>
          </table:table-cell>
          <table:table-cell office:value-type="float" office:value="1011" calcext:value-type="float">
            <text:p>1011</text:p>
          </table:table-cell>
          <table:table-cell office:value-type="float" office:value="1.00063068151474" calcext:value-type="float">
            <text:p>1,00063068151474</text:p>
          </table:table-cell>
          <table:table-cell office:value-type="float" office:value="1002.21" calcext:value-type="float">
            <text:p>1002,21</text:p>
          </table:table-cell>
          <table:table-cell office:value-type="float" office:value="913" calcext:value-type="float">
            <text:p>913</text:p>
          </table:table-cell>
          <table:table-cell office:value-type="float" office:value="1.00823153734207" calcext:value-type="float">
            <text:p>1,00823153734207</text:p>
          </table:table-cell>
          <table:table-cell office:value-type="float" office:value="1845.46" calcext:value-type="float">
            <text:p>1845,46</text:p>
          </table:table-cell>
          <table:table-cell office:value-type="float" office:value="1612" calcext:value-type="float">
            <text:p>1612</text:p>
          </table:table-cell>
          <table:table-cell table:formula="of:=[.D18]-[.E18]" office:value-type="float" office:value="876.69" calcext:value-type="float">
            <text:p>876,69</text:p>
          </table:table-cell>
          <table:table-cell table:formula="of:=[.G18]-[.H18]" office:value-type="float" office:value="164.12" calcext:value-type="float">
            <text:p>164,12</text:p>
          </table:table-cell>
          <table:table-cell table:formula="of:=[.J18]-[.K18]" office:value-type="float" office:value="89.21" calcext:value-type="float">
            <text:p>89,21</text:p>
          </table:table-cell>
          <table:table-cell table:formula="of:=[.M18]-[.N18]" office:value-type="float" office:value="233.46" calcext:value-type="float">
            <text:p>233,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265076756477356" calcext:value-type="float">
            <text:p>0,026507675647736</text:p>
          </table:table-cell>
          <table:table-cell office:value-type="float" office:value="3020.12" calcext:value-type="float">
            <text:p>3020,12</text:p>
          </table:table-cell>
          <table:table-cell office:value-type="float" office:value="2025" calcext:value-type="float">
            <text:p>2025</text:p>
          </table:table-cell>
          <table:table-cell office:value-type="float" office:value="0.115152297019958" calcext:value-type="float">
            <text:p>0,115152297019958</text:p>
          </table:table-cell>
          <table:table-cell office:value-type="float" office:value="1230.07" calcext:value-type="float">
            <text:p>1230,07</text:p>
          </table:table-cell>
          <table:table-cell office:value-type="float" office:value="1017" calcext:value-type="float">
            <text:p>1017</text:p>
          </table:table-cell>
          <table:table-cell office:value-type="float" office:value="1.00089109182358" calcext:value-type="float">
            <text:p>1,00089109182358</text:p>
          </table:table-cell>
          <table:table-cell office:value-type="float" office:value="1028.73" calcext:value-type="float">
            <text:p>1028,73</text:p>
          </table:table-cell>
          <table:table-cell office:value-type="float" office:value="904" calcext:value-type="float">
            <text:p>904</text:p>
          </table:table-cell>
          <table:table-cell office:value-type="float" office:value="1.01089564323425" calcext:value-type="float">
            <text:p>1,01089564323425</text:p>
          </table:table-cell>
          <table:table-cell office:value-type="float" office:value="1918.66" calcext:value-type="float">
            <text:p>1918,66</text:p>
          </table:table-cell>
          <table:table-cell office:value-type="float" office:value="1634" calcext:value-type="float">
            <text:p>1634</text:p>
          </table:table-cell>
          <table:table-cell table:formula="of:=[.D19]-[.E19]" office:value-type="float" office:value="995.12" calcext:value-type="float">
            <text:p>995,12</text:p>
          </table:table-cell>
          <table:table-cell table:formula="of:=[.G19]-[.H19]" office:value-type="float" office:value="213.07" calcext:value-type="float">
            <text:p>213,07</text:p>
          </table:table-cell>
          <table:table-cell table:formula="of:=[.J19]-[.K19]" office:value-type="float" office:value="124.73" calcext:value-type="float">
            <text:p>124,73</text:p>
          </table:table-cell>
          <table:table-cell table:formula="of:=[.M19]-[.N19]" office:value-type="float" office:value="284.66" calcext:value-type="float">
            <text:p>284,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219164729118347" calcext:value-type="float">
            <text:p>0,021916472911835</text:p>
          </table:table-cell>
          <table:table-cell office:value-type="float" office:value="2939.59" calcext:value-type="float">
            <text:p>2939,59</text:p>
          </table:table-cell>
          <table:table-cell office:value-type="float" office:value="2202" calcext:value-type="float">
            <text:p>2202</text:p>
          </table:table-cell>
          <table:table-cell office:value-type="float" office:value="0.118376257419586" calcext:value-type="float">
            <text:p>0,118376257419586</text:p>
          </table:table-cell>
          <table:table-cell office:value-type="float" office:value="1209.54" calcext:value-type="float">
            <text:p>1209,54</text:p>
          </table:table-cell>
          <table:table-cell office:value-type="float" office:value="1040" calcext:value-type="float">
            <text:p>1040</text:p>
          </table:table-cell>
          <table:table-cell office:value-type="float" office:value="1.00069610357285" calcext:value-type="float">
            <text:p>1,00069610357285</text:p>
          </table:table-cell>
          <table:table-cell office:value-type="float" office:value="1008.25" calcext:value-type="float">
            <text:p>1008,25</text:p>
          </table:table-cell>
          <table:table-cell office:value-type="float" office:value="912" calcext:value-type="float">
            <text:p>912</text:p>
          </table:table-cell>
          <table:table-cell office:value-type="float" office:value="1.00859156131744" calcext:value-type="float">
            <text:p>1,00859156131744</text:p>
          </table:table-cell>
          <table:table-cell office:value-type="float" office:value="1798.13" calcext:value-type="float">
            <text:p>1798,13</text:p>
          </table:table-cell>
          <table:table-cell office:value-type="float" office:value="1478" calcext:value-type="float">
            <text:p>1478</text:p>
          </table:table-cell>
          <table:table-cell table:formula="of:=[.D20]-[.E20]" office:value-type="float" office:value="737.59" calcext:value-type="float">
            <text:p>737,59</text:p>
          </table:table-cell>
          <table:table-cell table:formula="of:=[.G20]-[.H20]" office:value-type="float" office:value="169.54" calcext:value-type="float">
            <text:p>169,54</text:p>
          </table:table-cell>
          <table:table-cell table:formula="of:=[.J20]-[.K20]" office:value-type="float" office:value="96.25" calcext:value-type="float">
            <text:p>96,25</text:p>
          </table:table-cell>
          <table:table-cell table:formula="of:=[.M20]-[.N20]" office:value-type="float" office:value="320.13" calcext:value-type="float">
            <text:p>320,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268984627723694" calcext:value-type="float">
            <text:p>0,026898462772369</text:p>
          </table:table-cell>
          <table:table-cell office:value-type="float" office:value="3139.36" calcext:value-type="float">
            <text:p>3139,36</text:p>
          </table:table-cell>
          <table:table-cell office:value-type="float" office:value="2302" calcext:value-type="float">
            <text:p>2302</text:p>
          </table:table-cell>
          <table:table-cell office:value-type="float" office:value="0.113782708644867" calcext:value-type="float">
            <text:p>0,113782708644867</text:p>
          </table:table-cell>
          <table:table-cell office:value-type="float" office:value="1222.93" calcext:value-type="float">
            <text:p>1222,93</text:p>
          </table:table-cell>
          <table:table-cell office:value-type="float" office:value="1010" calcext:value-type="float">
            <text:p>1010</text:p>
          </table:table-cell>
          <table:table-cell office:value-type="float" office:value="1.00067770719528" calcext:value-type="float">
            <text:p>1,00067770719528</text:p>
          </table:table-cell>
          <table:table-cell office:value-type="float" office:value="1012.92" calcext:value-type="float">
            <text:p>1012,92</text:p>
          </table:table-cell>
          <table:table-cell office:value-type="float" office:value="920" calcext:value-type="float">
            <text:p>920</text:p>
          </table:table-cell>
          <table:table-cell office:value-type="float" office:value="1.0062828874588" calcext:value-type="float">
            <text:p>1,0062828874588</text:p>
          </table:table-cell>
          <table:table-cell office:value-type="float" office:value="1939.83" calcext:value-type="float">
            <text:p>1939,83</text:p>
          </table:table-cell>
          <table:table-cell office:value-type="float" office:value="1660" calcext:value-type="float">
            <text:p>1660</text:p>
          </table:table-cell>
          <table:table-cell table:formula="of:=[.D21]-[.E21]" office:value-type="float" office:value="837.36" calcext:value-type="float">
            <text:p>837,36</text:p>
          </table:table-cell>
          <table:table-cell table:formula="of:=[.G21]-[.H21]" office:value-type="float" office:value="212.93" calcext:value-type="float">
            <text:p>212,93</text:p>
          </table:table-cell>
          <table:table-cell table:formula="of:=[.J21]-[.K21]" office:value-type="float" office:value="92.92" calcext:value-type="float">
            <text:p>92,92</text:p>
          </table:table-cell>
          <table:table-cell table:formula="of:=[.M21]-[.N21]" office:value-type="float" office:value="279.83" calcext:value-type="float">
            <text:p>279,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257581257820129" calcext:value-type="float">
            <text:p>0,025758125782013</text:p>
          </table:table-cell>
          <table:table-cell office:value-type="float" office:value="3014.71" calcext:value-type="float">
            <text:p>3014,71</text:p>
          </table:table-cell>
          <table:table-cell office:value-type="float" office:value="2118" calcext:value-type="float">
            <text:p>2118</text:p>
          </table:table-cell>
          <table:table-cell office:value-type="float" office:value="0.113583109378815" calcext:value-type="float">
            <text:p>0,113583109378815</text:p>
          </table:table-cell>
          <table:table-cell office:value-type="float" office:value="1240.11" calcext:value-type="float">
            <text:p>1240,11</text:p>
          </table:table-cell>
          <table:table-cell office:value-type="float" office:value="1032" calcext:value-type="float">
            <text:p>1032</text:p>
          </table:table-cell>
          <table:table-cell office:value-type="float" office:value="1.00074706554413" calcext:value-type="float">
            <text:p>1,00074706554413</text:p>
          </table:table-cell>
          <table:table-cell office:value-type="float" office:value="1028.78" calcext:value-type="float">
            <text:p>1028,78</text:p>
          </table:table-cell>
          <table:table-cell office:value-type="float" office:value="919" calcext:value-type="float">
            <text:p>919</text:p>
          </table:table-cell>
          <table:table-cell office:value-type="float" office:value="1.00718097448349" calcext:value-type="float">
            <text:p>1,00718097448349</text:p>
          </table:table-cell>
          <table:table-cell office:value-type="float" office:value="1887.66" calcext:value-type="float">
            <text:p>1887,66</text:p>
          </table:table-cell>
          <table:table-cell office:value-type="float" office:value="1680" calcext:value-type="float">
            <text:p>1680</text:p>
          </table:table-cell>
          <table:table-cell table:formula="of:=[.D22]-[.E22]" office:value-type="float" office:value="896.71" calcext:value-type="float">
            <text:p>896,71</text:p>
          </table:table-cell>
          <table:table-cell table:formula="of:=[.G22]-[.H22]" office:value-type="float" office:value="208.11" calcext:value-type="float">
            <text:p>208,11</text:p>
          </table:table-cell>
          <table:table-cell table:formula="of:=[.J22]-[.K22]" office:value-type="float" office:value="109.78" calcext:value-type="float">
            <text:p>109,78</text:p>
          </table:table-cell>
          <table:table-cell table:formula="of:=[.M22]-[.N22]" office:value-type="float" office:value="207.66" calcext:value-type="float">
            <text:p>207,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243610978126526" calcext:value-type="float">
            <text:p>0,024361097812653</text:p>
          </table:table-cell>
          <table:table-cell office:value-type="float" office:value="3004.34" calcext:value-type="float">
            <text:p>3004,34</text:p>
          </table:table-cell>
          <table:table-cell office:value-type="float" office:value="1908" calcext:value-type="float">
            <text:p>1908</text:p>
          </table:table-cell>
          <table:table-cell office:value-type="float" office:value="0.120083401203156" calcext:value-type="float">
            <text:p>0,120083401203156</text:p>
          </table:table-cell>
          <table:table-cell office:value-type="float" office:value="1188.59" calcext:value-type="float">
            <text:p>1188,59</text:p>
          </table:table-cell>
          <table:table-cell office:value-type="float" office:value="957" calcext:value-type="float">
            <text:p>957</text:p>
          </table:table-cell>
          <table:table-cell office:value-type="float" office:value="1.00118574619293" calcext:value-type="float">
            <text:p>1,00118574619293</text:p>
          </table:table-cell>
          <table:table-cell office:value-type="float" office:value="989.41" calcext:value-type="float">
            <text:p>989,41</text:p>
          </table:table-cell>
          <table:table-cell office:value-type="float" office:value="858" calcext:value-type="float">
            <text:p>858</text:p>
          </table:table-cell>
          <table:table-cell office:value-type="float" office:value="1.00679239034653" calcext:value-type="float">
            <text:p>1,00679239034653</text:p>
          </table:table-cell>
          <table:table-cell office:value-type="float" office:value="1828.53" calcext:value-type="float">
            <text:p>1828,53</text:p>
          </table:table-cell>
          <table:table-cell office:value-type="float" office:value="1540" calcext:value-type="float">
            <text:p>1540</text:p>
          </table:table-cell>
          <table:table-cell table:formula="of:=[.D23]-[.E23]" office:value-type="float" office:value="1096.34" calcext:value-type="float">
            <text:p>1096,34</text:p>
          </table:table-cell>
          <table:table-cell table:formula="of:=[.G23]-[.H23]" office:value-type="float" office:value="231.59" calcext:value-type="float">
            <text:p>231,59</text:p>
          </table:table-cell>
          <table:table-cell table:formula="of:=[.J23]-[.K23]" office:value-type="float" office:value="131.41" calcext:value-type="float">
            <text:p>131,41</text:p>
          </table:table-cell>
          <table:table-cell table:formula="of:=[.M23]-[.N23]" office:value-type="float" office:value="288.53" calcext:value-type="float">
            <text:p>288,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252854013442993" calcext:value-type="float">
            <text:p>0,025285401344299</text:p>
          </table:table-cell>
          <table:table-cell office:value-type="float" office:value="3158.16" calcext:value-type="float">
            <text:p>3158,16</text:p>
          </table:table-cell>
          <table:table-cell office:value-type="float" office:value="2028" calcext:value-type="float">
            <text:p>2028</text:p>
          </table:table-cell>
          <table:table-cell office:value-type="float" office:value="0.119602427482605" calcext:value-type="float">
            <text:p>0,119602427482605</text:p>
          </table:table-cell>
          <table:table-cell office:value-type="float" office:value="1225.24" calcext:value-type="float">
            <text:p>1225,24</text:p>
          </table:table-cell>
          <table:table-cell office:value-type="float" office:value="1031" calcext:value-type="float">
            <text:p>1031</text:p>
          </table:table-cell>
          <table:table-cell office:value-type="float" office:value="1.00066083908081" calcext:value-type="float">
            <text:p>1,00066083908081</text:p>
          </table:table-cell>
          <table:table-cell office:value-type="float" office:value="1038.47" calcext:value-type="float">
            <text:p>1038,47</text:p>
          </table:table-cell>
          <table:table-cell office:value-type="float" office:value="939" calcext:value-type="float">
            <text:p>939</text:p>
          </table:table-cell>
          <table:table-cell office:value-type="float" office:value="1.00879821300507" calcext:value-type="float">
            <text:p>1,00879821300507</text:p>
          </table:table-cell>
          <table:table-cell office:value-type="float" office:value="1952.51" calcext:value-type="float">
            <text:p>1952,51</text:p>
          </table:table-cell>
          <table:table-cell office:value-type="float" office:value="1674" calcext:value-type="float">
            <text:p>1674</text:p>
          </table:table-cell>
          <table:table-cell table:formula="of:=[.D24]-[.E24]" office:value-type="float" office:value="1130.16" calcext:value-type="float">
            <text:p>1130,16</text:p>
          </table:table-cell>
          <table:table-cell table:formula="of:=[.G24]-[.H24]" office:value-type="float" office:value="194.24" calcext:value-type="float">
            <text:p>194,24</text:p>
          </table:table-cell>
          <table:table-cell table:formula="of:=[.J24]-[.K24]" office:value-type="float" office:value="99.47" calcext:value-type="float">
            <text:p>99,47</text:p>
          </table:table-cell>
          <table:table-cell table:formula="of:=[.M24]-[.N24]" office:value-type="float" office:value="278.51" calcext:value-type="float">
            <text:p>278,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254117918014526" calcext:value-type="float">
            <text:p>0,025411791801453</text:p>
          </table:table-cell>
          <table:table-cell office:value-type="float" office:value="3005.83" calcext:value-type="float">
            <text:p>3005,83</text:p>
          </table:table-cell>
          <table:table-cell office:value-type="float" office:value="2172" calcext:value-type="float">
            <text:p>2172</text:p>
          </table:table-cell>
          <table:table-cell office:value-type="float" office:value="0.114016110897064" calcext:value-type="float">
            <text:p>0,114016110897064</text:p>
          </table:table-cell>
          <table:table-cell office:value-type="float" office:value="1232.86" calcext:value-type="float">
            <text:p>1232,86</text:p>
          </table:table-cell>
          <table:table-cell office:value-type="float" office:value="1055" calcext:value-type="float">
            <text:p>1055</text:p>
          </table:table-cell>
          <table:table-cell office:value-type="float" office:value="1.00092867136002" calcext:value-type="float">
            <text:p>1,00092867136002</text:p>
          </table:table-cell>
          <table:table-cell office:value-type="float" office:value="1013.91" calcext:value-type="float">
            <text:p>1013,91</text:p>
          </table:table-cell>
          <table:table-cell office:value-type="float" office:value="902" calcext:value-type="float">
            <text:p>902</text:p>
          </table:table-cell>
          <table:table-cell office:value-type="float" office:value="1.00747353792191" calcext:value-type="float">
            <text:p>1,00747353792191</text:p>
          </table:table-cell>
          <table:table-cell office:value-type="float" office:value="1852.59" calcext:value-type="float">
            <text:p>1852,59</text:p>
          </table:table-cell>
          <table:table-cell office:value-type="float" office:value="1657" calcext:value-type="float">
            <text:p>1657</text:p>
          </table:table-cell>
          <table:table-cell table:formula="of:=[.D25]-[.E25]" office:value-type="float" office:value="833.83" calcext:value-type="float">
            <text:p>833,83</text:p>
          </table:table-cell>
          <table:table-cell table:formula="of:=[.G25]-[.H25]" office:value-type="float" office:value="177.86" calcext:value-type="float">
            <text:p>177,86</text:p>
          </table:table-cell>
          <table:table-cell table:formula="of:=[.J25]-[.K25]" office:value-type="float" office:value="111.91" calcext:value-type="float">
            <text:p>111,91</text:p>
          </table:table-cell>
          <table:table-cell table:formula="of:=[.M25]-[.N25]" office:value-type="float" office:value="195.59" calcext:value-type="float">
            <text:p>195,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252003860473633" calcext:value-type="float">
            <text:p>0,025200386047363</text:p>
          </table:table-cell>
          <table:table-cell office:value-type="float" office:value="2874.23" calcext:value-type="float">
            <text:p>2874,23</text:p>
          </table:table-cell>
          <table:table-cell office:value-type="float" office:value="2003" calcext:value-type="float">
            <text:p>2003</text:p>
          </table:table-cell>
          <table:table-cell office:value-type="float" office:value="0.113967506885529" calcext:value-type="float">
            <text:p>0,113967506885529</text:p>
          </table:table-cell>
          <table:table-cell office:value-type="float" office:value="1217.44" calcext:value-type="float">
            <text:p>1217,44</text:p>
          </table:table-cell>
          <table:table-cell office:value-type="float" office:value="968" calcext:value-type="float">
            <text:p>968</text:p>
          </table:table-cell>
          <table:table-cell office:value-type="float" office:value="1.00063756465912" calcext:value-type="float">
            <text:p>1,00063756465912</text:p>
          </table:table-cell>
          <table:table-cell office:value-type="float" office:value="1003.65" calcext:value-type="float">
            <text:p>1003,65</text:p>
          </table:table-cell>
          <table:table-cell office:value-type="float" office:value="911" calcext:value-type="float">
            <text:p>911</text:p>
          </table:table-cell>
          <table:table-cell office:value-type="float" office:value="1.00619465827942" calcext:value-type="float">
            <text:p>1,00619465827942</text:p>
          </table:table-cell>
          <table:table-cell office:value-type="float" office:value="1820.39" calcext:value-type="float">
            <text:p>1820,39</text:p>
          </table:table-cell>
          <table:table-cell office:value-type="float" office:value="1589" calcext:value-type="float">
            <text:p>1589</text:p>
          </table:table-cell>
          <table:table-cell table:formula="of:=[.D26]-[.E26]" office:value-type="float" office:value="871.23" calcext:value-type="float">
            <text:p>871,23</text:p>
          </table:table-cell>
          <table:table-cell table:formula="of:=[.G26]-[.H26]" office:value-type="float" office:value="249.44" calcext:value-type="float">
            <text:p>249,44</text:p>
          </table:table-cell>
          <table:table-cell table:formula="of:=[.J26]-[.K26]" office:value-type="float" office:value="92.65" calcext:value-type="float">
            <text:p>92,65</text:p>
          </table:table-cell>
          <table:table-cell table:formula="of:=[.M26]-[.N26]" office:value-type="float" office:value="231.39" calcext:value-type="float">
            <text:p>231,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243603777885437" calcext:value-type="float">
            <text:p>0,024360377788544</text:p>
          </table:table-cell>
          <table:table-cell office:value-type="float" office:value="2903.99" calcext:value-type="float">
            <text:p>2903,99</text:p>
          </table:table-cell>
          <table:table-cell office:value-type="float" office:value="2034" calcext:value-type="float">
            <text:p>2034</text:p>
          </table:table-cell>
          <table:table-cell office:value-type="float" office:value="0.120412077903748" calcext:value-type="float">
            <text:p>0,120412077903748</text:p>
          </table:table-cell>
          <table:table-cell office:value-type="float" office:value="1187.26" calcext:value-type="float">
            <text:p>1187,26</text:p>
          </table:table-cell>
          <table:table-cell office:value-type="float" office:value="986" calcext:value-type="float">
            <text:p>986</text:p>
          </table:table-cell>
          <table:table-cell office:value-type="float" office:value="1.00114598274231" calcext:value-type="float">
            <text:p>1,00114598274231</text:p>
          </table:table-cell>
          <table:table-cell office:value-type="float" office:value="980.8" calcext:value-type="float">
            <text:p>980,8</text:p>
          </table:table-cell>
          <table:table-cell office:value-type="float" office:value="877" calcext:value-type="float">
            <text:p>877</text:p>
          </table:table-cell>
          <table:table-cell office:value-type="float" office:value="1.00686247825623" calcext:value-type="float">
            <text:p>1,00686247825623</text:p>
          </table:table-cell>
          <table:table-cell office:value-type="float" office:value="1781.42" calcext:value-type="float">
            <text:p>1781,42</text:p>
          </table:table-cell>
          <table:table-cell office:value-type="float" office:value="1532" calcext:value-type="float">
            <text:p>1532</text:p>
          </table:table-cell>
          <table:table-cell table:formula="of:=[.D27]-[.E27]" office:value-type="float" office:value="869.99" calcext:value-type="float">
            <text:p>869,99</text:p>
          </table:table-cell>
          <table:table-cell table:formula="of:=[.G27]-[.H27]" office:value-type="float" office:value="201.26" calcext:value-type="float">
            <text:p>201,26</text:p>
          </table:table-cell>
          <table:table-cell table:formula="of:=[.J27]-[.K27]" office:value-type="float" office:value="103.8" calcext:value-type="float">
            <text:p>103,8</text:p>
          </table:table-cell>
          <table:table-cell table:formula="of:=[.M27]-[.N27]" office:value-type="float" office:value="249.42" calcext:value-type="float">
            <text:p>249,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240503430366516" calcext:value-type="float">
            <text:p>0,024050343036652</text:p>
          </table:table-cell>
          <table:table-cell office:value-type="float" office:value="2949.68" calcext:value-type="float">
            <text:p>2949,68</text:p>
          </table:table-cell>
          <table:table-cell office:value-type="float" office:value="2175" calcext:value-type="float">
            <text:p>2175</text:p>
          </table:table-cell>
          <table:table-cell office:value-type="float" office:value="0.116864445209503" calcext:value-type="float">
            <text:p>0,116864445209503</text:p>
          </table:table-cell>
          <table:table-cell office:value-type="float" office:value="1193.2" calcext:value-type="float">
            <text:p>1193,2</text:p>
          </table:table-cell>
          <table:table-cell office:value-type="float" office:value="995" calcext:value-type="float">
            <text:p>995</text:p>
          </table:table-cell>
          <table:table-cell office:value-type="float" office:value="1.00077184200287" calcext:value-type="float">
            <text:p>1,00077184200287</text:p>
          </table:table-cell>
          <table:table-cell office:value-type="float" office:value="991.02" calcext:value-type="float">
            <text:p>991,02</text:p>
          </table:table-cell>
          <table:table-cell office:value-type="float" office:value="899" calcext:value-type="float">
            <text:p>899</text:p>
          </table:table-cell>
          <table:table-cell office:value-type="float" office:value="1.00910058736801" calcext:value-type="float">
            <text:p>1,00910058736801</text:p>
          </table:table-cell>
          <table:table-cell office:value-type="float" office:value="1796.09" calcext:value-type="float">
            <text:p>1796,09</text:p>
          </table:table-cell>
          <table:table-cell office:value-type="float" office:value="1620" calcext:value-type="float">
            <text:p>1620</text:p>
          </table:table-cell>
          <table:table-cell table:formula="of:=[.D28]-[.E28]" office:value-type="float" office:value="774.68" calcext:value-type="float">
            <text:p>774,68</text:p>
          </table:table-cell>
          <table:table-cell table:formula="of:=[.G28]-[.H28]" office:value-type="float" office:value="198.2" calcext:value-type="float">
            <text:p>198,2</text:p>
          </table:table-cell>
          <table:table-cell table:formula="of:=[.J28]-[.K28]" office:value-type="float" office:value="92.02" calcext:value-type="float">
            <text:p>92,02</text:p>
          </table:table-cell>
          <table:table-cell table:formula="of:=[.M28]-[.N28]" office:value-type="float" office:value="176.09" calcext:value-type="float">
            <text:p>176,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241677737236023" calcext:value-type="float">
            <text:p>0,024167773723602</text:p>
          </table:table-cell>
          <table:table-cell office:value-type="float" office:value="2900.2" calcext:value-type="float">
            <text:p>2900,2</text:p>
          </table:table-cell>
          <table:table-cell office:value-type="float" office:value="2089" calcext:value-type="float">
            <text:p>2089</text:p>
          </table:table-cell>
          <table:table-cell office:value-type="float" office:value="0.118924360275269" calcext:value-type="float">
            <text:p>0,118924360275269</text:p>
          </table:table-cell>
          <table:table-cell office:value-type="float" office:value="1229.55" calcext:value-type="float">
            <text:p>1229,55</text:p>
          </table:table-cell>
          <table:table-cell office:value-type="float" office:value="1035" calcext:value-type="float">
            <text:p>1035</text:p>
          </table:table-cell>
          <table:table-cell office:value-type="float" office:value="1.00094900131226" calcext:value-type="float">
            <text:p>1,00094900131226</text:p>
          </table:table-cell>
          <table:table-cell office:value-type="float" office:value="1005.23" calcext:value-type="float">
            <text:p>1005,23</text:p>
          </table:table-cell>
          <table:table-cell office:value-type="float" office:value="877" calcext:value-type="float">
            <text:p>877</text:p>
          </table:table-cell>
          <table:table-cell office:value-type="float" office:value="1.0066627407074" calcext:value-type="float">
            <text:p>1,0066627407074</text:p>
          </table:table-cell>
          <table:table-cell office:value-type="float" office:value="1794.92" calcext:value-type="float">
            <text:p>1794,92</text:p>
          </table:table-cell>
          <table:table-cell office:value-type="float" office:value="1542" calcext:value-type="float">
            <text:p>1542</text:p>
          </table:table-cell>
          <table:table-cell table:formula="of:=[.D29]-[.E29]" office:value-type="float" office:value="811.2" calcext:value-type="float">
            <text:p>811,2</text:p>
          </table:table-cell>
          <table:table-cell table:formula="of:=[.G29]-[.H29]" office:value-type="float" office:value="194.55" calcext:value-type="float">
            <text:p>194,55</text:p>
          </table:table-cell>
          <table:table-cell table:formula="of:=[.J29]-[.K29]" office:value-type="float" office:value="128.23" calcext:value-type="float">
            <text:p>128,23</text:p>
          </table:table-cell>
          <table:table-cell table:formula="of:=[.M29]-[.N29]" office:value-type="float" office:value="252.92" calcext:value-type="float">
            <text:p>252,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242139220237732" calcext:value-type="float">
            <text:p>0,024213922023773</text:p>
          </table:table-cell>
          <table:table-cell office:value-type="float" office:value="2894.46" calcext:value-type="float">
            <text:p>2894,46</text:p>
          </table:table-cell>
          <table:table-cell office:value-type="float" office:value="2197" calcext:value-type="float">
            <text:p>2197</text:p>
          </table:table-cell>
          <table:table-cell office:value-type="float" office:value="0.116476314067841" calcext:value-type="float">
            <text:p>0,116476314067841</text:p>
          </table:table-cell>
          <table:table-cell office:value-type="float" office:value="1204.48" calcext:value-type="float">
            <text:p>1204,48</text:p>
          </table:table-cell>
          <table:table-cell office:value-type="float" office:value="991" calcext:value-type="float">
            <text:p>991</text:p>
          </table:table-cell>
          <table:table-cell office:value-type="float" office:value="1.0008168554306" calcext:value-type="float">
            <text:p>1,0008168554306</text:p>
          </table:table-cell>
          <table:table-cell office:value-type="float" office:value="1001.17" calcext:value-type="float">
            <text:p>1001,17</text:p>
          </table:table-cell>
          <table:table-cell office:value-type="float" office:value="914" calcext:value-type="float">
            <text:p>914</text:p>
          </table:table-cell>
          <table:table-cell office:value-type="float" office:value="1.00814892530441" calcext:value-type="float">
            <text:p>1,00814892530441</text:p>
          </table:table-cell>
          <table:table-cell office:value-type="float" office:value="1793.56" calcext:value-type="float">
            <text:p>1793,56</text:p>
          </table:table-cell>
          <table:table-cell office:value-type="float" office:value="1507" calcext:value-type="float">
            <text:p>1507</text:p>
          </table:table-cell>
          <table:table-cell table:formula="of:=[.D30]-[.E30]" office:value-type="float" office:value="697.46" calcext:value-type="float">
            <text:p>697,46</text:p>
          </table:table-cell>
          <table:table-cell table:formula="of:=[.G30]-[.H30]" office:value-type="float" office:value="213.48" calcext:value-type="float">
            <text:p>213,48</text:p>
          </table:table-cell>
          <table:table-cell table:formula="of:=[.J30]-[.K30]" office:value-type="float" office:value="87.17" calcext:value-type="float">
            <text:p>87,17</text:p>
          </table:table-cell>
          <table:table-cell table:formula="of:=[.M30]-[.N30]" office:value-type="float" office:value="286.56" calcext:value-type="float">
            <text:p>286,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236953067779541" calcext:value-type="float">
            <text:p>0,023695306777954</text:p>
          </table:table-cell>
          <table:table-cell office:value-type="float" office:value="2928.01" calcext:value-type="float">
            <text:p>2928,01</text:p>
          </table:table-cell>
          <table:table-cell office:value-type="float" office:value="2083" calcext:value-type="float">
            <text:p>2083</text:p>
          </table:table-cell>
          <table:table-cell office:value-type="float" office:value="0.122498416900635" calcext:value-type="float">
            <text:p>0,122498416900635</text:p>
          </table:table-cell>
          <table:table-cell office:value-type="float" office:value="1195.96" calcext:value-type="float">
            <text:p>1195,96</text:p>
          </table:table-cell>
          <table:table-cell office:value-type="float" office:value="1019" calcext:value-type="float">
            <text:p>1019</text:p>
          </table:table-cell>
          <table:table-cell office:value-type="float" office:value="1.00066863298416" calcext:value-type="float">
            <text:p>1,00066863298416</text:p>
          </table:table-cell>
          <table:table-cell office:value-type="float" office:value="997.01" calcext:value-type="float">
            <text:p>997,01</text:p>
          </table:table-cell>
          <table:table-cell office:value-type="float" office:value="866" calcext:value-type="float">
            <text:p>866</text:p>
          </table:table-cell>
          <table:table-cell office:value-type="float" office:value="1.00816885948181" calcext:value-type="float">
            <text:p>1,00816885948181</text:p>
          </table:table-cell>
          <table:table-cell office:value-type="float" office:value="1805.85" calcext:value-type="float">
            <text:p>1805,85</text:p>
          </table:table-cell>
          <table:table-cell office:value-type="float" office:value="1619" calcext:value-type="float">
            <text:p>1619</text:p>
          </table:table-cell>
          <table:table-cell table:formula="of:=[.D31]-[.E31]" office:value-type="float" office:value="845.01" calcext:value-type="float">
            <text:p>845,01</text:p>
          </table:table-cell>
          <table:table-cell table:formula="of:=[.G31]-[.H31]" office:value-type="float" office:value="176.96" calcext:value-type="float">
            <text:p>176,96</text:p>
          </table:table-cell>
          <table:table-cell table:formula="of:=[.J31]-[.K31]" office:value-type="float" office:value="131.01" calcext:value-type="float">
            <text:p>131,01</text:p>
          </table:table-cell>
          <table:table-cell table:formula="of:=[.M31]-[.N31]" office:value-type="float" office:value="186.85" calcext:value-type="float">
            <text:p>186,85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720729780197144" calcext:value-type="float">
            <text:p>0,720729780197144</text:p>
          </table:table-cell>
          <table:table-cell table:formula="of:=SUM([.D2:.D31])" office:value-type="float" office:value="88939" calcext:value-type="float">
            <text:p>88939</text:p>
          </table:table-cell>
          <table:table-cell table:formula="of:=SUM([.E2:.E31])" office:value-type="float" office:value="62120" calcext:value-type="float">
            <text:p>62120</text:p>
          </table:table-cell>
          <table:table-cell table:formula="of:=SUM([.F2:.F31])" office:value-type="float" office:value="3.50132729053498" calcext:value-type="float">
            <text:p>3,50132729053498</text:p>
          </table:table-cell>
          <table:table-cell table:formula="of:=SUM([.G2:.G31])" office:value-type="float" office:value="36556.04" calcext:value-type="float">
            <text:p>36556,04</text:p>
          </table:table-cell>
          <table:table-cell table:formula="of:=SUM([.H2:.H31])" office:value-type="float" office:value="30397" calcext:value-type="float">
            <text:p>30397</text:p>
          </table:table-cell>
          <table:table-cell table:formula="of:=SUM([.I2:.I31])" office:value-type="float" office:value="30.0216259622574" calcext:value-type="float">
            <text:p>30,0216259622574</text:p>
          </table:table-cell>
          <table:table-cell table:formula="of:=SUM([.J2:.J31])" office:value-type="float" office:value="30362.95" calcext:value-type="float">
            <text:p>30362,95</text:p>
          </table:table-cell>
          <table:table-cell table:formula="of:=SUM([.K2:.K31])" office:value-type="float" office:value="27222" calcext:value-type="float">
            <text:p>27222</text:p>
          </table:table-cell>
          <table:table-cell table:formula="of:=SUM([.L2:.L31])" office:value-type="float" office:value="30.2336800694466" calcext:value-type="float">
            <text:p>30,2336800694466</text:p>
          </table:table-cell>
          <table:table-cell table:formula="of:=SUM([.M2:.M31])" office:value-type="float" office:value="54922.81" calcext:value-type="float">
            <text:p>54922,81</text:p>
          </table:table-cell>
          <table:table-cell table:formula="of:=SUM([.N2:.N31])" office:value-type="float" office:value="47627" calcext:value-type="float">
            <text:p>47627</text:p>
          </table:table-cell>
          <table:table-cell table:formula="of:=SUM([.O2:.O31])/30" office:value-type="float" office:value="893.966666666667" calcext:value-type="float">
            <text:p>893,966666666667</text:p>
          </table:table-cell>
          <table:table-cell table:formula="of:=SUM([.P2:.P31])/30" office:value-type="float" office:value="205.301333333333" calcext:value-type="float">
            <text:p>205,301333333333</text:p>
          </table:table-cell>
          <table:table-cell table:formula="of:=SUM([.Q2:.Q31])/30" office:value-type="float" office:value="104.698333333333" calcext:value-type="float">
            <text:p>104,698333333333</text:p>
          </table:table-cell>
          <table:table-cell table:formula="of:=SUM([.R2:.R31])/30" office:value-type="float" office:value="243.193666666667" calcext:value-type="float">
            <text:p>243,193666666667</text:p>
          </table:table-cell>
        </table:table-row>
      </table:table>
      <table:table table:name="TESTBENCH_metaheu_ls_vnd_bvns_ts__niter_10_search_greedy_init_random_memory_10_times4ave_25_maxs_1.0" table:style-name="ta1">
        <table:shapes>
          <draw:frame draw:z-index="0" draw:style-name="gr1" draw:text-style-name="P1" svg:width="36.039cm" svg:height="9.005cm" svg:x="5.009cm" svg:y="25.288cm">
            <draw:object draw:notify-on-update-of-ranges="'TESTBENCH_metaheu_ls_vnd_bvns_ts__niter_10_search_greedy_init_random_memory_10_times4ave_25_maxs_1.0'.D1:'TESTBENCH_metaheu_ls_vnd_bvns_ts__niter_10_search_greedy_init_random_memory_10_times4ave_25_maxs_1.0'.D1 'TESTBENCH_metaheu_ls_vnd_bvns_ts__niter_10_search_greedy_init_random_memory_10_times4ave_25_maxs_1.0'.D2:'TESTBENCH_metaheu_ls_vnd_bvns_ts__niter_10_search_greedy_init_random_memory_10_times4ave_25_maxs_1.0'.D31 'TESTBENCH_metaheu_ls_vnd_bvns_ts__niter_10_search_greedy_init_random_memory_10_times4ave_25_maxs_1.0'.G1:'TESTBENCH_metaheu_ls_vnd_bvns_ts__niter_10_search_greedy_init_random_memory_10_times4ave_25_maxs_1.0'.G1 'TESTBENCH_metaheu_ls_vnd_bvns_ts__niter_10_search_greedy_init_random_memory_10_times4ave_25_maxs_1.0'.G2:'TESTBENCH_metaheu_ls_vnd_bvns_ts__niter_10_search_greedy_init_random_memory_10_times4ave_25_maxs_1.0'.G31 'TESTBENCH_metaheu_ls_vnd_bvns_ts__niter_10_search_greedy_init_random_memory_10_times4ave_25_maxs_1.0'.J1:'TESTBENCH_metaheu_ls_vnd_bvns_ts__niter_10_search_greedy_init_random_memory_10_times4ave_25_maxs_1.0'.J1 'TESTBENCH_metaheu_ls_vnd_bvns_ts__niter_10_search_greedy_init_random_memory_10_times4ave_25_maxs_1.0'.J2:'TESTBENCH_metaheu_ls_vnd_bvns_ts__niter_10_search_greedy_init_random_memory_10_times4ave_25_maxs_1.0'.J31 'TESTBENCH_metaheu_ls_vnd_bvns_ts__niter_10_search_greedy_init_random_memory_10_times4ave_25_maxs_1.0'.M1:'TESTBENCH_metaheu_ls_vnd_bvns_ts__niter_10_search_greedy_init_random_memory_10_times4ave_25_maxs_1.0'.M1 'TESTBENCH_metaheu_ls_vnd_bvns_ts__niter_10_search_greedy_init_random_memory_10_times4ave_25_maxs_1.0'.M2:'TESTBENCH_metaheu_ls_vnd_bvns_ts__niter_10_search_greedy_init_random_memory_10_times4ave_25_maxs_1.0'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039cm" svg:height="9.005cm" svg:x="5.154cm" svg:y="15.324cm">
            <draw:object draw:notify-on-update-of-ranges="'TESTBENCH_metaheu_ls_vnd_bvns_ts__niter_10_search_greedy_init_random_memory_10_times4ave_25_maxs_1.0'.D1:'TESTBENCH_metaheu_ls_vnd_bvns_ts__niter_10_search_greedy_init_random_memory_10_times4ave_25_maxs_1.0'.D1 'TESTBENCH_metaheu_ls_vnd_bvns_ts__niter_10_search_greedy_init_random_memory_10_times4ave_25_maxs_1.0'.D2:'TESTBENCH_metaheu_ls_vnd_bvns_ts__niter_10_search_greedy_init_random_memory_10_times4ave_25_maxs_1.0'.D31 'TESTBENCH_metaheu_ls_vnd_bvns_ts__niter_10_search_greedy_init_random_memory_10_times4ave_25_maxs_1.0'.E1:'TESTBENCH_metaheu_ls_vnd_bvns_ts__niter_10_search_greedy_init_random_memory_10_times4ave_25_maxs_1.0'.E1 'TESTBENCH_metaheu_ls_vnd_bvns_ts__niter_10_search_greedy_init_random_memory_10_times4ave_25_maxs_1.0'.E2:'TESTBENCH_metaheu_ls_vnd_bvns_ts__niter_10_search_greedy_init_random_memory_10_times4ave_25_maxs_1.0'.E31 'TESTBENCH_metaheu_ls_vnd_bvns_ts__niter_10_search_greedy_init_random_memory_10_times4ave_25_maxs_1.0'.G1:'TESTBENCH_metaheu_ls_vnd_bvns_ts__niter_10_search_greedy_init_random_memory_10_times4ave_25_maxs_1.0'.G1 'TESTBENCH_metaheu_ls_vnd_bvns_ts__niter_10_search_greedy_init_random_memory_10_times4ave_25_maxs_1.0'.G2:'TESTBENCH_metaheu_ls_vnd_bvns_ts__niter_10_search_greedy_init_random_memory_10_times4ave_25_maxs_1.0'.G31 'TESTBENCH_metaheu_ls_vnd_bvns_ts__niter_10_search_greedy_init_random_memory_10_times4ave_25_maxs_1.0'.H1:'TESTBENCH_metaheu_ls_vnd_bvns_ts__niter_10_search_greedy_init_random_memory_10_times4ave_25_maxs_1.0'.H1 'TESTBENCH_metaheu_ls_vnd_bvns_ts__niter_10_search_greedy_init_random_memory_10_times4ave_25_maxs_1.0'.H2:'TESTBENCH_metaheu_ls_vnd_bvns_ts__niter_10_search_greedy_init_random_memory_10_times4ave_25_maxs_1.0'.H31 'TESTBENCH_metaheu_ls_vnd_bvns_ts__niter_10_search_greedy_init_random_memory_10_times4ave_25_maxs_1.0'.J1:'TESTBENCH_metaheu_ls_vnd_bvns_ts__niter_10_search_greedy_init_random_memory_10_times4ave_25_maxs_1.0'.J1 'TESTBENCH_metaheu_ls_vnd_bvns_ts__niter_10_search_greedy_init_random_memory_10_times4ave_25_maxs_1.0'.J2:'TESTBENCH_metaheu_ls_vnd_bvns_ts__niter_10_search_greedy_init_random_memory_10_times4ave_25_maxs_1.0'.J31 'TESTBENCH_metaheu_ls_vnd_bvns_ts__niter_10_search_greedy_init_random_memory_10_times4ave_25_maxs_1.0'.K1:'TESTBENCH_metaheu_ls_vnd_bvns_ts__niter_10_search_greedy_init_random_memory_10_times4ave_25_maxs_1.0'.K1 'TESTBENCH_metaheu_ls_vnd_bvns_ts__niter_10_search_greedy_init_random_memory_10_times4ave_25_maxs_1.0'.K2:'TESTBENCH_metaheu_ls_vnd_bvns_ts__niter_10_search_greedy_init_random_memory_10_times4ave_25_maxs_1.0'.K31 'TESTBENCH_metaheu_ls_vnd_bvns_ts__niter_10_search_greedy_init_random_memory_10_times4ave_25_maxs_1.0'.M1:'TESTBENCH_metaheu_ls_vnd_bvns_ts__niter_10_search_greedy_init_random_memory_10_times4ave_25_maxs_1.0'.M1 'TESTBENCH_metaheu_ls_vnd_bvns_ts__niter_10_search_greedy_init_random_memory_10_times4ave_25_maxs_1.0'.M2:'TESTBENCH_metaheu_ls_vnd_bvns_ts__niter_10_search_greedy_init_random_memory_10_times4ave_25_maxs_1.0'.M31 'TESTBENCH_metaheu_ls_vnd_bvns_ts__niter_10_search_greedy_init_random_memory_10_times4ave_25_maxs_1.0'.N1:'TESTBENCH_metaheu_ls_vnd_bvns_ts__niter_10_search_greedy_init_random_memory_10_times4ave_25_maxs_1.0'.N1 'TESTBENCH_metaheu_ls_vnd_bvns_ts__niter_10_search_greedy_init_random_memory_10_times4ave_25_maxs_1.0'.N2:'TESTBENCH_metaheu_ls_vnd_bvns_ts__niter_10_search_greedy_init_random_memory_10_times4ave_25_maxs_1.0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.039cm" svg:height="9.005cm" svg:x="5.091cm" svg:y="35.221cm">
            <draw:object draw:notify-on-update-of-ranges="'TESTBENCH_metaheu_ls_vnd_bvns_ts__niter_10_search_greedy_init_random_memory_10_times4ave_25_maxs_1.0'.E1:'TESTBENCH_metaheu_ls_vnd_bvns_ts__niter_10_search_greedy_init_random_memory_10_times4ave_25_maxs_1.0'.E1 'TESTBENCH_metaheu_ls_vnd_bvns_ts__niter_10_search_greedy_init_random_memory_10_times4ave_25_maxs_1.0'.E2:'TESTBENCH_metaheu_ls_vnd_bvns_ts__niter_10_search_greedy_init_random_memory_10_times4ave_25_maxs_1.0'.E31 'TESTBENCH_metaheu_ls_vnd_bvns_ts__niter_10_search_greedy_init_random_memory_10_times4ave_25_maxs_1.0'.H1:'TESTBENCH_metaheu_ls_vnd_bvns_ts__niter_10_search_greedy_init_random_memory_10_times4ave_25_maxs_1.0'.H1 'TESTBENCH_metaheu_ls_vnd_bvns_ts__niter_10_search_greedy_init_random_memory_10_times4ave_25_maxs_1.0'.H2:'TESTBENCH_metaheu_ls_vnd_bvns_ts__niter_10_search_greedy_init_random_memory_10_times4ave_25_maxs_1.0'.H31 'TESTBENCH_metaheu_ls_vnd_bvns_ts__niter_10_search_greedy_init_random_memory_10_times4ave_25_maxs_1.0'.K1:'TESTBENCH_metaheu_ls_vnd_bvns_ts__niter_10_search_greedy_init_random_memory_10_times4ave_25_maxs_1.0'.K1 'TESTBENCH_metaheu_ls_vnd_bvns_ts__niter_10_search_greedy_init_random_memory_10_times4ave_25_maxs_1.0'.K2:'TESTBENCH_metaheu_ls_vnd_bvns_ts__niter_10_search_greedy_init_random_memory_10_times4ave_25_maxs_1.0'.K31 'TESTBENCH_metaheu_ls_vnd_bvns_ts__niter_10_search_greedy_init_random_memory_10_times4ave_25_maxs_1.0'.N1:'TESTBENCH_metaheu_ls_vnd_bvns_ts__niter_10_search_greedy_init_random_memory_10_times4ave_25_maxs_1.0'.N1 'TESTBENCH_metaheu_ls_vnd_bvns_ts__niter_10_search_greedy_init_random_memory_10_times4ave_25_maxs_1.0'.N2:'TESTBENCH_metaheu_ls_vnd_bvns_ts__niter_10_search_greedy_init_random_memory_10_times4ave_25_maxs_1.0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029cm" svg:height="9.005cm" svg:x="5.009cm" svg:y="45.155cm">
            <draw:object draw:notify-on-update-of-ranges="'TESTBENCH_metaheu_ls_vnd_bvns_ts__niter_10_search_greedy_init_random_memory_10_times4ave_25_maxs_1.0'.D1:'TESTBENCH_metaheu_ls_vnd_bvns_ts__niter_10_search_greedy_init_random_memory_10_times4ave_25_maxs_1.0'.D1 'TESTBENCH_metaheu_ls_vnd_bvns_ts__niter_10_search_greedy_init_random_memory_10_times4ave_25_maxs_1.0'.D2:'TESTBENCH_metaheu_ls_vnd_bvns_ts__niter_10_search_greedy_init_random_memory_10_times4ave_25_maxs_1.0'.D31 'TESTBENCH_metaheu_ls_vnd_bvns_ts__niter_10_search_greedy_init_random_memory_10_times4ave_25_maxs_1.0'.E1:'TESTBENCH_metaheu_ls_vnd_bvns_ts__niter_10_search_greedy_init_random_memory_10_times4ave_25_maxs_1.0'.E1 'TESTBENCH_metaheu_ls_vnd_bvns_ts__niter_10_search_greedy_init_random_memory_10_times4ave_25_maxs_1.0'.E2:'TESTBENCH_metaheu_ls_vnd_bvns_ts__niter_10_search_greedy_init_random_memory_10_times4ave_25_maxs_1.0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029cm" svg:height="9.005cm" svg:x="22.114cm" svg:y="45.155cm">
            <draw:object draw:notify-on-update-of-ranges="'TESTBENCH_metaheu_ls_vnd_bvns_ts__niter_10_search_greedy_init_random_memory_10_times4ave_25_maxs_1.0'.G1:'TESTBENCH_metaheu_ls_vnd_bvns_ts__niter_10_search_greedy_init_random_memory_10_times4ave_25_maxs_1.0'.G1 'TESTBENCH_metaheu_ls_vnd_bvns_ts__niter_10_search_greedy_init_random_memory_10_times4ave_25_maxs_1.0'.G2:'TESTBENCH_metaheu_ls_vnd_bvns_ts__niter_10_search_greedy_init_random_memory_10_times4ave_25_maxs_1.0'.G31 'TESTBENCH_metaheu_ls_vnd_bvns_ts__niter_10_search_greedy_init_random_memory_10_times4ave_25_maxs_1.0'.H1:'TESTBENCH_metaheu_ls_vnd_bvns_ts__niter_10_search_greedy_init_random_memory_10_times4ave_25_maxs_1.0'.H1 'TESTBENCH_metaheu_ls_vnd_bvns_ts__niter_10_search_greedy_init_random_memory_10_times4ave_25_maxs_1.0'.H2:'TESTBENCH_metaheu_ls_vnd_bvns_ts__niter_10_search_greedy_init_random_memory_10_times4ave_25_maxs_1.0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029cm" svg:height="9.005cm" svg:x="5.009cm" svg:y="55.089cm">
            <draw:object draw:notify-on-update-of-ranges="'TESTBENCH_metaheu_ls_vnd_bvns_ts__niter_10_search_greedy_init_random_memory_10_times4ave_25_maxs_1.0'.J1:'TESTBENCH_metaheu_ls_vnd_bvns_ts__niter_10_search_greedy_init_random_memory_10_times4ave_25_maxs_1.0'.J1 'TESTBENCH_metaheu_ls_vnd_bvns_ts__niter_10_search_greedy_init_random_memory_10_times4ave_25_maxs_1.0'.J2:'TESTBENCH_metaheu_ls_vnd_bvns_ts__niter_10_search_greedy_init_random_memory_10_times4ave_25_maxs_1.0'.J31 'TESTBENCH_metaheu_ls_vnd_bvns_ts__niter_10_search_greedy_init_random_memory_10_times4ave_25_maxs_1.0'.K1:'TESTBENCH_metaheu_ls_vnd_bvns_ts__niter_10_search_greedy_init_random_memory_10_times4ave_25_maxs_1.0'.K1 'TESTBENCH_metaheu_ls_vnd_bvns_ts__niter_10_search_greedy_init_random_memory_10_times4ave_25_maxs_1.0'.K2:'TESTBENCH_metaheu_ls_vnd_bvns_ts__niter_10_search_greedy_init_random_memory_10_times4ave_25_maxs_1.0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029cm" svg:height="9.005cm" svg:x="22.114cm" svg:y="55.089cm">
            <draw:object draw:notify-on-update-of-ranges="'TESTBENCH_metaheu_ls_vnd_bvns_ts__niter_10_search_greedy_init_random_memory_10_times4ave_25_maxs_1.0'.M1:'TESTBENCH_metaheu_ls_vnd_bvns_ts__niter_10_search_greedy_init_random_memory_10_times4ave_25_maxs_1.0'.M1 'TESTBENCH_metaheu_ls_vnd_bvns_ts__niter_10_search_greedy_init_random_memory_10_times4ave_25_maxs_1.0'.M2:'TESTBENCH_metaheu_ls_vnd_bvns_ts__niter_10_search_greedy_init_random_memory_10_times4ave_25_maxs_1.0'.M31 'TESTBENCH_metaheu_ls_vnd_bvns_ts__niter_10_search_greedy_init_random_memory_10_times4ave_25_maxs_1.0'.N1:'TESTBENCH_metaheu_ls_vnd_bvns_ts__niter_10_search_greedy_init_random_memory_10_times4ave_25_maxs_1.0'.N1 'TESTBENCH_metaheu_ls_vnd_bvns_ts__niter_10_search_greedy_init_random_memory_10_times4ave_25_maxs_1.0'.N2:'TESTBENCH_metaheu_ls_vnd_bvns_ts__niter_10_search_greedy_init_random_memory_10_times4ave_25_maxs_1.0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201482820510864" calcext:value-type="float">
            <text:p>0,020148282051086</text:p>
          </table:table-cell>
          <table:table-cell office:value-type="float" office:value="2253.19" calcext:value-type="float">
            <text:p>2253,19</text:p>
          </table:table-cell>
          <table:table-cell office:value-type="float" office:value="1674" calcext:value-type="float">
            <text:p>1674</text:p>
          </table:table-cell>
          <table:table-cell office:value-type="float" office:value="0.11025098323822" calcext:value-type="float">
            <text:p>0,11025098323822</text:p>
          </table:table-cell>
          <table:table-cell office:value-type="float" office:value="1191.15" calcext:value-type="float">
            <text:p>1191,15</text:p>
          </table:table-cell>
          <table:table-cell office:value-type="float" office:value="977" calcext:value-type="float">
            <text:p>977</text:p>
          </table:table-cell>
          <table:table-cell office:value-type="float" office:value="1.00059739589691" calcext:value-type="float">
            <text:p>1,00059739589691</text:p>
          </table:table-cell>
          <table:table-cell office:value-type="float" office:value="995.83" calcext:value-type="float">
            <text:p>995,83</text:p>
          </table:table-cell>
          <table:table-cell office:value-type="float" office:value="905" calcext:value-type="float">
            <text:p>905</text:p>
          </table:table-cell>
          <table:table-cell office:value-type="float" office:value="1.00789021492004" calcext:value-type="float">
            <text:p>1,00789021492004</text:p>
          </table:table-cell>
          <table:table-cell office:value-type="float" office:value="1595.08" calcext:value-type="float">
            <text:p>1595,08</text:p>
          </table:table-cell>
          <table:table-cell office:value-type="float" office:value="1355" calcext:value-type="float">
            <text:p>1355</text:p>
          </table:table-cell>
          <table:table-cell table:formula="of:=[.D2]-[.E2]" office:value-type="float" office:value="579.19" calcext:value-type="float">
            <text:p>579,19</text:p>
          </table:table-cell>
          <table:table-cell table:formula="of:=[.G2]-[.H2]" office:value-type="float" office:value="214.15" calcext:value-type="float">
            <text:p>214,15</text:p>
          </table:table-cell>
          <table:table-cell table:formula="of:=[.J2]-[.K2]" office:value-type="float" office:value="90.83" calcext:value-type="float">
            <text:p>90,83</text:p>
          </table:table-cell>
          <table:table-cell table:formula="of:=[.M2]-[.N2]" office:value-type="float" office:value="240.08" calcext:value-type="float">
            <text:p>240,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205197429656982" calcext:value-type="float">
            <text:p>0,020519742965698</text:p>
          </table:table-cell>
          <table:table-cell office:value-type="float" office:value="2493.35" calcext:value-type="float">
            <text:p>2493,35</text:p>
          </table:table-cell>
          <table:table-cell office:value-type="float" office:value="1924" calcext:value-type="float">
            <text:p>1924</text:p>
          </table:table-cell>
          <table:table-cell office:value-type="float" office:value="0.102378296852112" calcext:value-type="float">
            <text:p>0,102378296852112</text:p>
          </table:table-cell>
          <table:table-cell office:value-type="float" office:value="1178.44" calcext:value-type="float">
            <text:p>1178,44</text:p>
          </table:table-cell>
          <table:table-cell office:value-type="float" office:value="924" calcext:value-type="float">
            <text:p>924</text:p>
          </table:table-cell>
          <table:table-cell office:value-type="float" office:value="1.00085063934326" calcext:value-type="float">
            <text:p>1,00085063934326</text:p>
          </table:table-cell>
          <table:table-cell office:value-type="float" office:value="992.75" calcext:value-type="float">
            <text:p>992,75</text:p>
          </table:table-cell>
          <table:table-cell office:value-type="float" office:value="870" calcext:value-type="float">
            <text:p>870</text:p>
          </table:table-cell>
          <table:table-cell office:value-type="float" office:value="1.0088162446022" calcext:value-type="float">
            <text:p>1,0088162446022</text:p>
          </table:table-cell>
          <table:table-cell office:value-type="float" office:value="1715.62" calcext:value-type="float">
            <text:p>1715,62</text:p>
          </table:table-cell>
          <table:table-cell office:value-type="float" office:value="1368" calcext:value-type="float">
            <text:p>1368</text:p>
          </table:table-cell>
          <table:table-cell table:formula="of:=[.D3]-[.E3]" office:value-type="float" office:value="569.35" calcext:value-type="float">
            <text:p>569,35</text:p>
          </table:table-cell>
          <table:table-cell table:formula="of:=[.G3]-[.H3]" office:value-type="float" office:value="254.44" calcext:value-type="float">
            <text:p>254,44</text:p>
          </table:table-cell>
          <table:table-cell table:formula="of:=[.J3]-[.K3]" office:value-type="float" office:value="122.75" calcext:value-type="float">
            <text:p>122,75</text:p>
          </table:table-cell>
          <table:table-cell table:formula="of:=[.M3]-[.N3]" office:value-type="float" office:value="347.62" calcext:value-type="float">
            <text:p>347,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209223413467407" calcext:value-type="float">
            <text:p>0,020922341346741</text:p>
          </table:table-cell>
          <table:table-cell office:value-type="float" office:value="2510.89" calcext:value-type="float">
            <text:p>2510,89</text:p>
          </table:table-cell>
          <table:table-cell office:value-type="float" office:value="1907" calcext:value-type="float">
            <text:p>1907</text:p>
          </table:table-cell>
          <table:table-cell office:value-type="float" office:value="0.100859909057617" calcext:value-type="float">
            <text:p>0,100859909057617</text:p>
          </table:table-cell>
          <table:table-cell office:value-type="float" office:value="1189.39" calcext:value-type="float">
            <text:p>1189,39</text:p>
          </table:table-cell>
          <table:table-cell office:value-type="float" office:value="979" calcext:value-type="float">
            <text:p>979</text:p>
          </table:table-cell>
          <table:table-cell office:value-type="float" office:value="1.00066914558411" calcext:value-type="float">
            <text:p>1,00066914558411</text:p>
          </table:table-cell>
          <table:table-cell office:value-type="float" office:value="970.87" calcext:value-type="float">
            <text:p>970,87</text:p>
          </table:table-cell>
          <table:table-cell office:value-type="float" office:value="858" calcext:value-type="float">
            <text:p>858</text:p>
          </table:table-cell>
          <table:table-cell office:value-type="float" office:value="1.00487504959106" calcext:value-type="float">
            <text:p>1,00487504959106</text:p>
          </table:table-cell>
          <table:table-cell office:value-type="float" office:value="1693.73" calcext:value-type="float">
            <text:p>1693,73</text:p>
          </table:table-cell>
          <table:table-cell office:value-type="float" office:value="1482" calcext:value-type="float">
            <text:p>1482</text:p>
          </table:table-cell>
          <table:table-cell table:formula="of:=[.D4]-[.E4]" office:value-type="float" office:value="603.89" calcext:value-type="float">
            <text:p>603,89</text:p>
          </table:table-cell>
          <table:table-cell table:formula="of:=[.G4]-[.H4]" office:value-type="float" office:value="210.39" calcext:value-type="float">
            <text:p>210,39</text:p>
          </table:table-cell>
          <table:table-cell table:formula="of:=[.J4]-[.K4]" office:value-type="float" office:value="112.87" calcext:value-type="float">
            <text:p>112,87</text:p>
          </table:table-cell>
          <table:table-cell table:formula="of:=[.M4]-[.N4]" office:value-type="float" office:value="211.73" calcext:value-type="float">
            <text:p>211,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206441855430603" calcext:value-type="float">
            <text:p>0,02064418554306</text:p>
          </table:table-cell>
          <table:table-cell office:value-type="float" office:value="2585.31" calcext:value-type="float">
            <text:p>2585,31</text:p>
          </table:table-cell>
          <table:table-cell office:value-type="float" office:value="1960" calcext:value-type="float">
            <text:p>1960</text:p>
          </table:table-cell>
          <table:table-cell office:value-type="float" office:value="0.0980901312828064" calcext:value-type="float">
            <text:p>0,098090131282806</text:p>
          </table:table-cell>
          <table:table-cell office:value-type="float" office:value="1241.96" calcext:value-type="float">
            <text:p>1241,96</text:p>
          </table:table-cell>
          <table:table-cell office:value-type="float" office:value="1062" calcext:value-type="float">
            <text:p>1062</text:p>
          </table:table-cell>
          <table:table-cell office:value-type="float" office:value="1.00092576742172" calcext:value-type="float">
            <text:p>1,00092576742172</text:p>
          </table:table-cell>
          <table:table-cell office:value-type="float" office:value="1041.58" calcext:value-type="float">
            <text:p>1041,58</text:p>
          </table:table-cell>
          <table:table-cell office:value-type="float" office:value="938" calcext:value-type="float">
            <text:p>938</text:p>
          </table:table-cell>
          <table:table-cell office:value-type="float" office:value="1.00612560987473" calcext:value-type="float">
            <text:p>1,00612560987473</text:p>
          </table:table-cell>
          <table:table-cell office:value-type="float" office:value="1782.71" calcext:value-type="float">
            <text:p>1782,71</text:p>
          </table:table-cell>
          <table:table-cell office:value-type="float" office:value="1536" calcext:value-type="float">
            <text:p>1536</text:p>
          </table:table-cell>
          <table:table-cell table:formula="of:=[.D5]-[.E5]" office:value-type="float" office:value="625.31" calcext:value-type="float">
            <text:p>625,31</text:p>
          </table:table-cell>
          <table:table-cell table:formula="of:=[.G5]-[.H5]" office:value-type="float" office:value="179.96" calcext:value-type="float">
            <text:p>179,96</text:p>
          </table:table-cell>
          <table:table-cell table:formula="of:=[.J5]-[.K5]" office:value-type="float" office:value="103.58" calcext:value-type="float">
            <text:p>103,58</text:p>
          </table:table-cell>
          <table:table-cell table:formula="of:=[.M5]-[.N5]" office:value-type="float" office:value="246.71" calcext:value-type="float">
            <text:p>246,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87258005142212" calcext:value-type="float">
            <text:p>0,018725800514221</text:p>
          </table:table-cell>
          <table:table-cell office:value-type="float" office:value="2617.72" calcext:value-type="float">
            <text:p>2617,72</text:p>
          </table:table-cell>
          <table:table-cell office:value-type="float" office:value="2024" calcext:value-type="float">
            <text:p>2024</text:p>
          </table:table-cell>
          <table:table-cell office:value-type="float" office:value="0.10137886762619" calcext:value-type="float">
            <text:p>0,10137886762619</text:p>
          </table:table-cell>
          <table:table-cell office:value-type="float" office:value="1203.65" calcext:value-type="float">
            <text:p>1203,65</text:p>
          </table:table-cell>
          <table:table-cell office:value-type="float" office:value="992" calcext:value-type="float">
            <text:p>992</text:p>
          </table:table-cell>
          <table:table-cell office:value-type="float" office:value="1.00087176084518" calcext:value-type="float">
            <text:p>1,00087176084518</text:p>
          </table:table-cell>
          <table:table-cell office:value-type="float" office:value="1002.61" calcext:value-type="float">
            <text:p>1002,61</text:p>
          </table:table-cell>
          <table:table-cell office:value-type="float" office:value="911" calcext:value-type="float">
            <text:p>911</text:p>
          </table:table-cell>
          <table:table-cell office:value-type="float" office:value="1.0102324461937" calcext:value-type="float">
            <text:p>1,0102324461937</text:p>
          </table:table-cell>
          <table:table-cell office:value-type="float" office:value="1775.07" calcext:value-type="float">
            <text:p>1775,07</text:p>
          </table:table-cell>
          <table:table-cell office:value-type="float" office:value="1526" calcext:value-type="float">
            <text:p>1526</text:p>
          </table:table-cell>
          <table:table-cell table:formula="of:=[.D6]-[.E6]" office:value-type="float" office:value="593.72" calcext:value-type="float">
            <text:p>593,72</text:p>
          </table:table-cell>
          <table:table-cell table:formula="of:=[.G6]-[.H6]" office:value-type="float" office:value="211.65" calcext:value-type="float">
            <text:p>211,65</text:p>
          </table:table-cell>
          <table:table-cell table:formula="of:=[.J6]-[.K6]" office:value-type="float" office:value="91.61" calcext:value-type="float">
            <text:p>91,61</text:p>
          </table:table-cell>
          <table:table-cell table:formula="of:=[.M6]-[.N6]" office:value-type="float" office:value="249.07" calcext:value-type="float">
            <text:p>249,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85726666450501" calcext:value-type="float">
            <text:p>0,01857266664505</text:p>
          </table:table-cell>
          <table:table-cell office:value-type="float" office:value="2509.07" calcext:value-type="float">
            <text:p>2509,07</text:p>
          </table:table-cell>
          <table:table-cell office:value-type="float" office:value="1946" calcext:value-type="float">
            <text:p>1946</text:p>
          </table:table-cell>
          <table:table-cell office:value-type="float" office:value="0.102526543140411" calcext:value-type="float">
            <text:p>0,102526543140411</text:p>
          </table:table-cell>
          <table:table-cell office:value-type="float" office:value="1231.37" calcext:value-type="float">
            <text:p>1231,37</text:p>
          </table:table-cell>
          <table:table-cell office:value-type="float" office:value="1030" calcext:value-type="float">
            <text:p>1030</text:p>
          </table:table-cell>
          <table:table-cell office:value-type="float" office:value="1.00083273887634" calcext:value-type="float">
            <text:p>1,00083273887634</text:p>
          </table:table-cell>
          <table:table-cell office:value-type="float" office:value="1004.8" calcext:value-type="float">
            <text:p>1004,8</text:p>
          </table:table-cell>
          <table:table-cell office:value-type="float" office:value="902" calcext:value-type="float">
            <text:p>902</text:p>
          </table:table-cell>
          <table:table-cell office:value-type="float" office:value="1.01219450712204" calcext:value-type="float">
            <text:p>1,01219450712204</text:p>
          </table:table-cell>
          <table:table-cell office:value-type="float" office:value="1720.76" calcext:value-type="float">
            <text:p>1720,76</text:p>
          </table:table-cell>
          <table:table-cell office:value-type="float" office:value="1460" calcext:value-type="float">
            <text:p>1460</text:p>
          </table:table-cell>
          <table:table-cell table:formula="of:=[.D7]-[.E7]" office:value-type="float" office:value="563.07" calcext:value-type="float">
            <text:p>563,07</text:p>
          </table:table-cell>
          <table:table-cell table:formula="of:=[.G7]-[.H7]" office:value-type="float" office:value="201.37" calcext:value-type="float">
            <text:p>201,37</text:p>
          </table:table-cell>
          <table:table-cell table:formula="of:=[.J7]-[.K7]" office:value-type="float" office:value="102.8" calcext:value-type="float">
            <text:p>102,8</text:p>
          </table:table-cell>
          <table:table-cell table:formula="of:=[.M7]-[.N7]" office:value-type="float" office:value="260.76" calcext:value-type="float">
            <text:p>260,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203933429718018" calcext:value-type="float">
            <text:p>0,020393342971802</text:p>
          </table:table-cell>
          <table:table-cell office:value-type="float" office:value="2531.97" calcext:value-type="float">
            <text:p>2531,97</text:p>
          </table:table-cell>
          <table:table-cell office:value-type="float" office:value="1879" calcext:value-type="float">
            <text:p>1879</text:p>
          </table:table-cell>
          <table:table-cell office:value-type="float" office:value="0.10226381778717" calcext:value-type="float">
            <text:p>0,10226381778717</text:p>
          </table:table-cell>
          <table:table-cell office:value-type="float" office:value="1217.03" calcext:value-type="float">
            <text:p>1217,03</text:p>
          </table:table-cell>
          <table:table-cell office:value-type="float" office:value="1005" calcext:value-type="float">
            <text:p>1005</text:p>
          </table:table-cell>
          <table:table-cell office:value-type="float" office:value="1.00089330911636" calcext:value-type="float">
            <text:p>1,00089330911636</text:p>
          </table:table-cell>
          <table:table-cell office:value-type="float" office:value="1000.42" calcext:value-type="float">
            <text:p>1000,42</text:p>
          </table:table-cell>
          <table:table-cell office:value-type="float" office:value="914" calcext:value-type="float">
            <text:p>914</text:p>
          </table:table-cell>
          <table:table-cell office:value-type="float" office:value="1.00727709531784" calcext:value-type="float">
            <text:p>1,00727709531784</text:p>
          </table:table-cell>
          <table:table-cell office:value-type="float" office:value="1758.72" calcext:value-type="float">
            <text:p>1758,72</text:p>
          </table:table-cell>
          <table:table-cell office:value-type="float" office:value="1551" calcext:value-type="float">
            <text:p>1551</text:p>
          </table:table-cell>
          <table:table-cell table:formula="of:=[.D8]-[.E8]" office:value-type="float" office:value="652.97" calcext:value-type="float">
            <text:p>652,97</text:p>
          </table:table-cell>
          <table:table-cell table:formula="of:=[.G8]-[.H8]" office:value-type="float" office:value="212.03" calcext:value-type="float">
            <text:p>212,03</text:p>
          </table:table-cell>
          <table:table-cell table:formula="of:=[.J8]-[.K8]" office:value-type="float" office:value="86.42" calcext:value-type="float">
            <text:p>86,42</text:p>
          </table:table-cell>
          <table:table-cell table:formula="of:=[.M8]-[.N8]" office:value-type="float" office:value="207.72" calcext:value-type="float">
            <text:p>207,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228157067298889" calcext:value-type="float">
            <text:p>0,022815706729889</text:p>
          </table:table-cell>
          <table:table-cell office:value-type="float" office:value="2541.59" calcext:value-type="float">
            <text:p>2541,59</text:p>
          </table:table-cell>
          <table:table-cell office:value-type="float" office:value="1806" calcext:value-type="float">
            <text:p>1806</text:p>
          </table:table-cell>
          <table:table-cell office:value-type="float" office:value="0.100959866046906" calcext:value-type="float">
            <text:p>0,100959866046906</text:p>
          </table:table-cell>
          <table:table-cell office:value-type="float" office:value="1216.47" calcext:value-type="float">
            <text:p>1216,47</text:p>
          </table:table-cell>
          <table:table-cell office:value-type="float" office:value="987" calcext:value-type="float">
            <text:p>987</text:p>
          </table:table-cell>
          <table:table-cell office:value-type="float" office:value="1.00049736499786" calcext:value-type="float">
            <text:p>1,00049736499786</text:p>
          </table:table-cell>
          <table:table-cell office:value-type="float" office:value="990.49" calcext:value-type="float">
            <text:p>990,49</text:p>
          </table:table-cell>
          <table:table-cell office:value-type="float" office:value="908" calcext:value-type="float">
            <text:p>908</text:p>
          </table:table-cell>
          <table:table-cell office:value-type="float" office:value="1.00837140083313" calcext:value-type="float">
            <text:p>1,00837140083313</text:p>
          </table:table-cell>
          <table:table-cell office:value-type="float" office:value="1750.51" calcext:value-type="float">
            <text:p>1750,51</text:p>
          </table:table-cell>
          <table:table-cell office:value-type="float" office:value="1524" calcext:value-type="float">
            <text:p>1524</text:p>
          </table:table-cell>
          <table:table-cell table:formula="of:=[.D9]-[.E9]" office:value-type="float" office:value="735.59" calcext:value-type="float">
            <text:p>735,59</text:p>
          </table:table-cell>
          <table:table-cell table:formula="of:=[.G9]-[.H9]" office:value-type="float" office:value="229.47" calcext:value-type="float">
            <text:p>229,47</text:p>
          </table:table-cell>
          <table:table-cell table:formula="of:=[.J9]-[.K9]" office:value-type="float" office:value="82.49" calcext:value-type="float">
            <text:p>82,49</text:p>
          </table:table-cell>
          <table:table-cell table:formula="of:=[.M9]-[.N9]" office:value-type="float" office:value="226.51" calcext:value-type="float">
            <text:p>226,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94710040092468" calcext:value-type="float">
            <text:p>0,019471004009247</text:p>
          </table:table-cell>
          <table:table-cell office:value-type="float" office:value="2546.44" calcext:value-type="float">
            <text:p>2546,44</text:p>
          </table:table-cell>
          <table:table-cell office:value-type="float" office:value="1877" calcext:value-type="float">
            <text:p>1877</text:p>
          </table:table-cell>
          <table:table-cell office:value-type="float" office:value="0.10320928812027" calcext:value-type="float">
            <text:p>0,10320928812027</text:p>
          </table:table-cell>
          <table:table-cell office:value-type="float" office:value="1229.34" calcext:value-type="float">
            <text:p>1229,34</text:p>
          </table:table-cell>
          <table:table-cell office:value-type="float" office:value="1024" calcext:value-type="float">
            <text:p>1024</text:p>
          </table:table-cell>
          <table:table-cell office:value-type="float" office:value="1.00067821025848" calcext:value-type="float">
            <text:p>1,00067821025848</text:p>
          </table:table-cell>
          <table:table-cell office:value-type="float" office:value="1037.46" calcext:value-type="float">
            <text:p>1037,46</text:p>
          </table:table-cell>
          <table:table-cell office:value-type="float" office:value="948" calcext:value-type="float">
            <text:p>948</text:p>
          </table:table-cell>
          <table:table-cell office:value-type="float" office:value="1.00432110309601" calcext:value-type="float">
            <text:p>1,00432110309601</text:p>
          </table:table-cell>
          <table:table-cell office:value-type="float" office:value="1748.7" calcext:value-type="float">
            <text:p>1748,7</text:p>
          </table:table-cell>
          <table:table-cell office:value-type="float" office:value="1568" calcext:value-type="float">
            <text:p>1568</text:p>
          </table:table-cell>
          <table:table-cell table:formula="of:=[.D10]-[.E10]" office:value-type="float" office:value="669.44" calcext:value-type="float">
            <text:p>669,44</text:p>
          </table:table-cell>
          <table:table-cell table:formula="of:=[.G10]-[.H10]" office:value-type="float" office:value="205.34" calcext:value-type="float">
            <text:p>205,34</text:p>
          </table:table-cell>
          <table:table-cell table:formula="of:=[.J10]-[.K10]" office:value-type="float" office:value="89.46" calcext:value-type="float">
            <text:p>89,46</text:p>
          </table:table-cell>
          <table:table-cell table:formula="of:=[.M10]-[.N10]" office:value-type="float" office:value="180.7" calcext:value-type="float">
            <text:p>180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2117018699646" calcext:value-type="float">
            <text:p>0,02117018699646</text:p>
          </table:table-cell>
          <table:table-cell office:value-type="float" office:value="2587.98" calcext:value-type="float">
            <text:p>2587,98</text:p>
          </table:table-cell>
          <table:table-cell office:value-type="float" office:value="1891" calcext:value-type="float">
            <text:p>1891</text:p>
          </table:table-cell>
          <table:table-cell office:value-type="float" office:value="0.106012644767761" calcext:value-type="float">
            <text:p>0,106012644767761</text:p>
          </table:table-cell>
          <table:table-cell office:value-type="float" office:value="1189.52" calcext:value-type="float">
            <text:p>1189,52</text:p>
          </table:table-cell>
          <table:table-cell office:value-type="float" office:value="1048" calcext:value-type="float">
            <text:p>1048</text:p>
          </table:table-cell>
          <table:table-cell office:value-type="float" office:value="1.00055951356888" calcext:value-type="float">
            <text:p>1,00055951356888</text:p>
          </table:table-cell>
          <table:table-cell office:value-type="float" office:value="1022.57" calcext:value-type="float">
            <text:p>1022,57</text:p>
          </table:table-cell>
          <table:table-cell office:value-type="float" office:value="952" calcext:value-type="float">
            <text:p>952</text:p>
          </table:table-cell>
          <table:table-cell office:value-type="float" office:value="1.01021384477615" calcext:value-type="float">
            <text:p>1,01021384477615</text:p>
          </table:table-cell>
          <table:table-cell office:value-type="float" office:value="1747.62" calcext:value-type="float">
            <text:p>1747,62</text:p>
          </table:table-cell>
          <table:table-cell office:value-type="float" office:value="1477" calcext:value-type="float">
            <text:p>1477</text:p>
          </table:table-cell>
          <table:table-cell table:formula="of:=[.D11]-[.E11]" office:value-type="float" office:value="696.98" calcext:value-type="float">
            <text:p>696,98</text:p>
          </table:table-cell>
          <table:table-cell table:formula="of:=[.G11]-[.H11]" office:value-type="float" office:value="141.52" calcext:value-type="float">
            <text:p>141,52</text:p>
          </table:table-cell>
          <table:table-cell table:formula="of:=[.J11]-[.K11]" office:value-type="float" office:value="70.5700000000001" calcext:value-type="float">
            <text:p>70,5700000000001</text:p>
          </table:table-cell>
          <table:table-cell table:formula="of:=[.M11]-[.N11]" office:value-type="float" office:value="270.62" calcext:value-type="float">
            <text:p>270,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20141167640686" calcext:value-type="float">
            <text:p>0,020141167640686</text:p>
          </table:table-cell>
          <table:table-cell office:value-type="float" office:value="2625.59" calcext:value-type="float">
            <text:p>2625,59</text:p>
          </table:table-cell>
          <table:table-cell office:value-type="float" office:value="2010" calcext:value-type="float">
            <text:p>2010</text:p>
          </table:table-cell>
          <table:table-cell office:value-type="float" office:value="0.0996285390853882" calcext:value-type="float">
            <text:p>0,099628539085388</text:p>
          </table:table-cell>
          <table:table-cell office:value-type="float" office:value="1214.4" calcext:value-type="float">
            <text:p>1214,4</text:p>
          </table:table-cell>
          <table:table-cell office:value-type="float" office:value="1023" calcext:value-type="float">
            <text:p>1023</text:p>
          </table:table-cell>
          <table:table-cell office:value-type="float" office:value="1.00063584327698" calcext:value-type="float">
            <text:p>1,00063584327698</text:p>
          </table:table-cell>
          <table:table-cell office:value-type="float" office:value="1016.1" calcext:value-type="float">
            <text:p>1016,1</text:p>
          </table:table-cell>
          <table:table-cell office:value-type="float" office:value="925" calcext:value-type="float">
            <text:p>925</text:p>
          </table:table-cell>
          <table:table-cell office:value-type="float" office:value="1.01058858394623" calcext:value-type="float">
            <text:p>1,01058858394623</text:p>
          </table:table-cell>
          <table:table-cell office:value-type="float" office:value="1799.38" calcext:value-type="float">
            <text:p>1799,38</text:p>
          </table:table-cell>
          <table:table-cell office:value-type="float" office:value="1520" calcext:value-type="float">
            <text:p>1520</text:p>
          </table:table-cell>
          <table:table-cell table:formula="of:=[.D12]-[.E12]" office:value-type="float" office:value="615.59" calcext:value-type="float">
            <text:p>615,59</text:p>
          </table:table-cell>
          <table:table-cell table:formula="of:=[.G12]-[.H12]" office:value-type="float" office:value="191.4" calcext:value-type="float">
            <text:p>191,4</text:p>
          </table:table-cell>
          <table:table-cell table:formula="of:=[.J12]-[.K12]" office:value-type="float" office:value="91.1" calcext:value-type="float">
            <text:p>91,1</text:p>
          </table:table-cell>
          <table:table-cell table:formula="of:=[.M12]-[.N12]" office:value-type="float" office:value="279.38" calcext:value-type="float">
            <text:p>279,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91542649269104" calcext:value-type="float">
            <text:p>0,01915426492691</text:p>
          </table:table-cell>
          <table:table-cell office:value-type="float" office:value="2453.97" calcext:value-type="float">
            <text:p>2453,97</text:p>
          </table:table-cell>
          <table:table-cell office:value-type="float" office:value="1840" calcext:value-type="float">
            <text:p>1840</text:p>
          </table:table-cell>
          <table:table-cell office:value-type="float" office:value="0.106974582672119" calcext:value-type="float">
            <text:p>0,106974582672119</text:p>
          </table:table-cell>
          <table:table-cell office:value-type="float" office:value="1203.7" calcext:value-type="float">
            <text:p>1203,7</text:p>
          </table:table-cell>
          <table:table-cell office:value-type="float" office:value="1008" calcext:value-type="float">
            <text:p>1008</text:p>
          </table:table-cell>
          <table:table-cell office:value-type="float" office:value="1.00061703920364" calcext:value-type="float">
            <text:p>1,00061703920364</text:p>
          </table:table-cell>
          <table:table-cell office:value-type="float" office:value="1003.43" calcext:value-type="float">
            <text:p>1003,43</text:p>
          </table:table-cell>
          <table:table-cell office:value-type="float" office:value="901" calcext:value-type="float">
            <text:p>901</text:p>
          </table:table-cell>
          <table:table-cell office:value-type="float" office:value="1.00837649345398" calcext:value-type="float">
            <text:p>1,00837649345398</text:p>
          </table:table-cell>
          <table:table-cell office:value-type="float" office:value="1641.22" calcext:value-type="float">
            <text:p>1641,22</text:p>
          </table:table-cell>
          <table:table-cell office:value-type="float" office:value="1462" calcext:value-type="float">
            <text:p>1462</text:p>
          </table:table-cell>
          <table:table-cell table:formula="of:=[.D13]-[.E13]" office:value-type="float" office:value="613.97" calcext:value-type="float">
            <text:p>613,97</text:p>
          </table:table-cell>
          <table:table-cell table:formula="of:=[.G13]-[.H13]" office:value-type="float" office:value="195.7" calcext:value-type="float">
            <text:p>195,7</text:p>
          </table:table-cell>
          <table:table-cell table:formula="of:=[.J13]-[.K13]" office:value-type="float" office:value="102.43" calcext:value-type="float">
            <text:p>102,43</text:p>
          </table:table-cell>
          <table:table-cell table:formula="of:=[.M13]-[.N13]" office:value-type="float" office:value="179.22" calcext:value-type="float">
            <text:p>179,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214294624328613" calcext:value-type="float">
            <text:p>0,021429462432861</text:p>
          </table:table-cell>
          <table:table-cell office:value-type="float" office:value="2592.39" calcext:value-type="float">
            <text:p>2592,39</text:p>
          </table:table-cell>
          <table:table-cell office:value-type="float" office:value="2043" calcext:value-type="float">
            <text:p>2043</text:p>
          </table:table-cell>
          <table:table-cell office:value-type="float" office:value="0.100621650218964" calcext:value-type="float">
            <text:p>0,100621650218964</text:p>
          </table:table-cell>
          <table:table-cell office:value-type="float" office:value="1227.26" calcext:value-type="float">
            <text:p>1227,26</text:p>
          </table:table-cell>
          <table:table-cell office:value-type="float" office:value="1052" calcext:value-type="float">
            <text:p>1052</text:p>
          </table:table-cell>
          <table:table-cell office:value-type="float" office:value="1.00053822278976" calcext:value-type="float">
            <text:p>1,00053822278976</text:p>
          </table:table-cell>
          <table:table-cell office:value-type="float" office:value="1020.87" calcext:value-type="float">
            <text:p>1020,87</text:p>
          </table:table-cell>
          <table:table-cell office:value-type="float" office:value="919" calcext:value-type="float">
            <text:p>919</text:p>
          </table:table-cell>
          <table:table-cell office:value-type="float" office:value="1.01057030439377" calcext:value-type="float">
            <text:p>1,01057030439377</text:p>
          </table:table-cell>
          <table:table-cell office:value-type="float" office:value="1780.1" calcext:value-type="float">
            <text:p>1780,1</text:p>
          </table:table-cell>
          <table:table-cell office:value-type="float" office:value="1534" calcext:value-type="float">
            <text:p>1534</text:p>
          </table:table-cell>
          <table:table-cell table:formula="of:=[.D14]-[.E14]" office:value-type="float" office:value="549.39" calcext:value-type="float">
            <text:p>549,39</text:p>
          </table:table-cell>
          <table:table-cell table:formula="of:=[.G14]-[.H14]" office:value-type="float" office:value="175.26" calcext:value-type="float">
            <text:p>175,26</text:p>
          </table:table-cell>
          <table:table-cell table:formula="of:=[.J14]-[.K14]" office:value-type="float" office:value="101.87" calcext:value-type="float">
            <text:p>101,87</text:p>
          </table:table-cell>
          <table:table-cell table:formula="of:=[.M14]-[.N14]" office:value-type="float" office:value="246.1" calcext:value-type="float">
            <text:p>246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195482039451599" calcext:value-type="float">
            <text:p>0,01954820394516</text:p>
          </table:table-cell>
          <table:table-cell office:value-type="float" office:value="2297.78" calcext:value-type="float">
            <text:p>2297,78</text:p>
          </table:table-cell>
          <table:table-cell office:value-type="float" office:value="1749" calcext:value-type="float">
            <text:p>1749</text:p>
          </table:table-cell>
          <table:table-cell office:value-type="float" office:value="0.106602432727814" calcext:value-type="float">
            <text:p>0,106602432727814</text:p>
          </table:table-cell>
          <table:table-cell office:value-type="float" office:value="1248.38" calcext:value-type="float">
            <text:p>1248,38</text:p>
          </table:table-cell>
          <table:table-cell office:value-type="float" office:value="1062" calcext:value-type="float">
            <text:p>1062</text:p>
          </table:table-cell>
          <table:table-cell office:value-type="float" office:value="1.00045489549637" calcext:value-type="float">
            <text:p>1,00045489549637</text:p>
          </table:table-cell>
          <table:table-cell office:value-type="float" office:value="1046.59" calcext:value-type="float">
            <text:p>1046,59</text:p>
          </table:table-cell>
          <table:table-cell office:value-type="float" office:value="917" calcext:value-type="float">
            <text:p>917</text:p>
          </table:table-cell>
          <table:table-cell office:value-type="float" office:value="1.01036171913147" calcext:value-type="float">
            <text:p>1,01036171913147</text:p>
          </table:table-cell>
          <table:table-cell office:value-type="float" office:value="1594.58" calcext:value-type="float">
            <text:p>1594,58</text:p>
          </table:table-cell>
          <table:table-cell office:value-type="float" office:value="1399" calcext:value-type="float">
            <text:p>1399</text:p>
          </table:table-cell>
          <table:table-cell table:formula="of:=[.D15]-[.E15]" office:value-type="float" office:value="548.78" calcext:value-type="float">
            <text:p>548,78</text:p>
          </table:table-cell>
          <table:table-cell table:formula="of:=[.G15]-[.H15]" office:value-type="float" office:value="186.38" calcext:value-type="float">
            <text:p>186,38</text:p>
          </table:table-cell>
          <table:table-cell table:formula="of:=[.J15]-[.K15]" office:value-type="float" office:value="129.59" calcext:value-type="float">
            <text:p>129,59</text:p>
          </table:table-cell>
          <table:table-cell table:formula="of:=[.M15]-[.N15]" office:value-type="float" office:value="195.58" calcext:value-type="float">
            <text:p>195,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188108348846436" calcext:value-type="float">
            <text:p>0,018810834884644</text:p>
          </table:table-cell>
          <table:table-cell office:value-type="float" office:value="2482.54" calcext:value-type="float">
            <text:p>2482,54</text:p>
          </table:table-cell>
          <table:table-cell office:value-type="float" office:value="1884" calcext:value-type="float">
            <text:p>1884</text:p>
          </table:table-cell>
          <table:table-cell office:value-type="float" office:value="0.107856254577637" calcext:value-type="float">
            <text:p>0,107856254577637</text:p>
          </table:table-cell>
          <table:table-cell office:value-type="float" office:value="1217.42" calcext:value-type="float">
            <text:p>1217,42</text:p>
          </table:table-cell>
          <table:table-cell office:value-type="float" office:value="993" calcext:value-type="float">
            <text:p>993</text:p>
          </table:table-cell>
          <table:table-cell office:value-type="float" office:value="1.0004601764679" calcext:value-type="float">
            <text:p>1,0004601764679</text:p>
          </table:table-cell>
          <table:table-cell office:value-type="float" office:value="1005.53" calcext:value-type="float">
            <text:p>1005,53</text:p>
          </table:table-cell>
          <table:table-cell office:value-type="float" office:value="923" calcext:value-type="float">
            <text:p>923</text:p>
          </table:table-cell>
          <table:table-cell office:value-type="float" office:value="1.00763190746307" calcext:value-type="float">
            <text:p>1,00763190746307</text:p>
          </table:table-cell>
          <table:table-cell office:value-type="float" office:value="1694.83" calcext:value-type="float">
            <text:p>1694,83</text:p>
          </table:table-cell>
          <table:table-cell office:value-type="float" office:value="1443" calcext:value-type="float">
            <text:p>1443</text:p>
          </table:table-cell>
          <table:table-cell table:formula="of:=[.D16]-[.E16]" office:value-type="float" office:value="598.54" calcext:value-type="float">
            <text:p>598,54</text:p>
          </table:table-cell>
          <table:table-cell table:formula="of:=[.G16]-[.H16]" office:value-type="float" office:value="224.42" calcext:value-type="float">
            <text:p>224,42</text:p>
          </table:table-cell>
          <table:table-cell table:formula="of:=[.J16]-[.K16]" office:value-type="float" office:value="82.53" calcext:value-type="float">
            <text:p>82,53</text:p>
          </table:table-cell>
          <table:table-cell table:formula="of:=[.M16]-[.N16]" office:value-type="float" office:value="251.83" calcext:value-type="float">
            <text:p>251,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191055154800415" calcext:value-type="float">
            <text:p>0,019105515480042</text:p>
          </table:table-cell>
          <table:table-cell office:value-type="float" office:value="2501.04" calcext:value-type="float">
            <text:p>2501,04</text:p>
          </table:table-cell>
          <table:table-cell office:value-type="float" office:value="1957" calcext:value-type="float">
            <text:p>1957</text:p>
          </table:table-cell>
          <table:table-cell office:value-type="float" office:value="0.103222770690918" calcext:value-type="float">
            <text:p>0,103222770690918</text:p>
          </table:table-cell>
          <table:table-cell office:value-type="float" office:value="1242.82" calcext:value-type="float">
            <text:p>1242,82</text:p>
          </table:table-cell>
          <table:table-cell office:value-type="float" office:value="1063" calcext:value-type="float">
            <text:p>1063</text:p>
          </table:table-cell>
          <table:table-cell office:value-type="float" office:value="1.00061005353928" calcext:value-type="float">
            <text:p>1,00061005353928</text:p>
          </table:table-cell>
          <table:table-cell office:value-type="float" office:value="1036.32" calcext:value-type="float">
            <text:p>1036,32</text:p>
          </table:table-cell>
          <table:table-cell office:value-type="float" office:value="957" calcext:value-type="float">
            <text:p>957</text:p>
          </table:table-cell>
          <table:table-cell office:value-type="float" office:value="1.00946621417999" calcext:value-type="float">
            <text:p>1,00946621417999</text:p>
          </table:table-cell>
          <table:table-cell office:value-type="float" office:value="1750.02" calcext:value-type="float">
            <text:p>1750,02</text:p>
          </table:table-cell>
          <table:table-cell office:value-type="float" office:value="1487" calcext:value-type="float">
            <text:p>1487</text:p>
          </table:table-cell>
          <table:table-cell table:formula="of:=[.D17]-[.E17]" office:value-type="float" office:value="544.04" calcext:value-type="float">
            <text:p>544,04</text:p>
          </table:table-cell>
          <table:table-cell table:formula="of:=[.G17]-[.H17]" office:value-type="float" office:value="179.82" calcext:value-type="float">
            <text:p>179,82</text:p>
          </table:table-cell>
          <table:table-cell table:formula="of:=[.J17]-[.K17]" office:value-type="float" office:value="79.3199999999999" calcext:value-type="float">
            <text:p>79,3199999999999</text:p>
          </table:table-cell>
          <table:table-cell table:formula="of:=[.M17]-[.N17]" office:value-type="float" office:value="263.02" calcext:value-type="float">
            <text:p>263,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187628293037415" calcext:value-type="float">
            <text:p>0,018762829303742</text:p>
          </table:table-cell>
          <table:table-cell office:value-type="float" office:value="2544.82" calcext:value-type="float">
            <text:p>2544,82</text:p>
          </table:table-cell>
          <table:table-cell office:value-type="float" office:value="1989" calcext:value-type="float">
            <text:p>1989</text:p>
          </table:table-cell>
          <table:table-cell office:value-type="float" office:value="0.099029061794281" calcext:value-type="float">
            <text:p>0,099029061794281</text:p>
          </table:table-cell>
          <table:table-cell office:value-type="float" office:value="1180.79" calcext:value-type="float">
            <text:p>1180,79</text:p>
          </table:table-cell>
          <table:table-cell office:value-type="float" office:value="1002" calcext:value-type="float">
            <text:p>1002</text:p>
          </table:table-cell>
          <table:table-cell office:value-type="float" office:value="1.00086082696915" calcext:value-type="float">
            <text:p>1,00086082696915</text:p>
          </table:table-cell>
          <table:table-cell office:value-type="float" office:value="993.74" calcext:value-type="float">
            <text:p>993,74</text:p>
          </table:table-cell>
          <table:table-cell office:value-type="float" office:value="890" calcext:value-type="float">
            <text:p>890</text:p>
          </table:table-cell>
          <table:table-cell office:value-type="float" office:value="1.00792852640152" calcext:value-type="float">
            <text:p>1,00792852640152</text:p>
          </table:table-cell>
          <table:table-cell office:value-type="float" office:value="1747.48" calcext:value-type="float">
            <text:p>1747,48</text:p>
          </table:table-cell>
          <table:table-cell office:value-type="float" office:value="1521" calcext:value-type="float">
            <text:p>1521</text:p>
          </table:table-cell>
          <table:table-cell table:formula="of:=[.D18]-[.E18]" office:value-type="float" office:value="555.82" calcext:value-type="float">
            <text:p>555,82</text:p>
          </table:table-cell>
          <table:table-cell table:formula="of:=[.G18]-[.H18]" office:value-type="float" office:value="178.79" calcext:value-type="float">
            <text:p>178,79</text:p>
          </table:table-cell>
          <table:table-cell table:formula="of:=[.J18]-[.K18]" office:value-type="float" office:value="103.74" calcext:value-type="float">
            <text:p>103,74</text:p>
          </table:table-cell>
          <table:table-cell table:formula="of:=[.M18]-[.N18]" office:value-type="float" office:value="226.48" calcext:value-type="float">
            <text:p>226,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209049820899963" calcext:value-type="float">
            <text:p>0,020904982089996</text:p>
          </table:table-cell>
          <table:table-cell office:value-type="float" office:value="2604.26" calcext:value-type="float">
            <text:p>2604,26</text:p>
          </table:table-cell>
          <table:table-cell office:value-type="float" office:value="1993" calcext:value-type="float">
            <text:p>1993</text:p>
          </table:table-cell>
          <table:table-cell office:value-type="float" office:value="0.100737972259521" calcext:value-type="float">
            <text:p>0,100737972259521</text:p>
          </table:table-cell>
          <table:table-cell office:value-type="float" office:value="1227.04" calcext:value-type="float">
            <text:p>1227,04</text:p>
          </table:table-cell>
          <table:table-cell office:value-type="float" office:value="1039" calcext:value-type="float">
            <text:p>1039</text:p>
          </table:table-cell>
          <table:table-cell office:value-type="float" office:value="1.00056738138199" calcext:value-type="float">
            <text:p>1,00056738138199</text:p>
          </table:table-cell>
          <table:table-cell office:value-type="float" office:value="1013.79" calcext:value-type="float">
            <text:p>1013,79</text:p>
          </table:table-cell>
          <table:table-cell office:value-type="float" office:value="911" calcext:value-type="float">
            <text:p>911</text:p>
          </table:table-cell>
          <table:table-cell office:value-type="float" office:value="1.00799839019775" calcext:value-type="float">
            <text:p>1,00799839019775</text:p>
          </table:table-cell>
          <table:table-cell office:value-type="float" office:value="1790.6" calcext:value-type="float">
            <text:p>1790,6</text:p>
          </table:table-cell>
          <table:table-cell office:value-type="float" office:value="1525" calcext:value-type="float">
            <text:p>1525</text:p>
          </table:table-cell>
          <table:table-cell table:formula="of:=[.D19]-[.E19]" office:value-type="float" office:value="611.26" calcext:value-type="float">
            <text:p>611,26</text:p>
          </table:table-cell>
          <table:table-cell table:formula="of:=[.G19]-[.H19]" office:value-type="float" office:value="188.04" calcext:value-type="float">
            <text:p>188,04</text:p>
          </table:table-cell>
          <table:table-cell table:formula="of:=[.J19]-[.K19]" office:value-type="float" office:value="102.79" calcext:value-type="float">
            <text:p>102,79</text:p>
          </table:table-cell>
          <table:table-cell table:formula="of:=[.M19]-[.N19]" office:value-type="float" office:value="265.6" calcext:value-type="float">
            <text:p>265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9225447177887" calcext:value-type="float">
            <text:p>0,019225447177887</text:p>
          </table:table-cell>
          <table:table-cell office:value-type="float" office:value="2464.15" calcext:value-type="float">
            <text:p>2464,15</text:p>
          </table:table-cell>
          <table:table-cell office:value-type="float" office:value="1843" calcext:value-type="float">
            <text:p>1843</text:p>
          </table:table-cell>
          <table:table-cell office:value-type="float" office:value="0.102906818389893" calcext:value-type="float">
            <text:p>0,102906818389893</text:p>
          </table:table-cell>
          <table:table-cell office:value-type="float" office:value="1209.22" calcext:value-type="float">
            <text:p>1209,22</text:p>
          </table:table-cell>
          <table:table-cell office:value-type="float" office:value="1000" calcext:value-type="float">
            <text:p>1000</text:p>
          </table:table-cell>
          <table:table-cell office:value-type="float" office:value="1.00079739332199" calcext:value-type="float">
            <text:p>1,00079739332199</text:p>
          </table:table-cell>
          <table:table-cell office:value-type="float" office:value="993.83" calcext:value-type="float">
            <text:p>993,83</text:p>
          </table:table-cell>
          <table:table-cell office:value-type="float" office:value="881" calcext:value-type="float">
            <text:p>881</text:p>
          </table:table-cell>
          <table:table-cell office:value-type="float" office:value="1.00857184648514" calcext:value-type="float">
            <text:p>1,00857184648514</text:p>
          </table:table-cell>
          <table:table-cell office:value-type="float" office:value="1703.01" calcext:value-type="float">
            <text:p>1703,01</text:p>
          </table:table-cell>
          <table:table-cell office:value-type="float" office:value="1514" calcext:value-type="float">
            <text:p>1514</text:p>
          </table:table-cell>
          <table:table-cell table:formula="of:=[.D20]-[.E20]" office:value-type="float" office:value="621.15" calcext:value-type="float">
            <text:p>621,15</text:p>
          </table:table-cell>
          <table:table-cell table:formula="of:=[.G20]-[.H20]" office:value-type="float" office:value="209.22" calcext:value-type="float">
            <text:p>209,22</text:p>
          </table:table-cell>
          <table:table-cell table:formula="of:=[.J20]-[.K20]" office:value-type="float" office:value="112.83" calcext:value-type="float">
            <text:p>112,83</text:p>
          </table:table-cell>
          <table:table-cell table:formula="of:=[.M20]-[.N20]" office:value-type="float" office:value="189.01" calcext:value-type="float">
            <text:p>189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220432066917419" calcext:value-type="float">
            <text:p>0,022043206691742</text:p>
          </table:table-cell>
          <table:table-cell office:value-type="float" office:value="2682.57" calcext:value-type="float">
            <text:p>2682,57</text:p>
          </table:table-cell>
          <table:table-cell office:value-type="float" office:value="1996" calcext:value-type="float">
            <text:p>1996</text:p>
          </table:table-cell>
          <table:table-cell office:value-type="float" office:value="0.0993527579307556" calcext:value-type="float">
            <text:p>0,099352757930756</text:p>
          </table:table-cell>
          <table:table-cell office:value-type="float" office:value="1212.11" calcext:value-type="float">
            <text:p>1212,11</text:p>
          </table:table-cell>
          <table:table-cell office:value-type="float" office:value="1029" calcext:value-type="float">
            <text:p>1029</text:p>
          </table:table-cell>
          <table:table-cell office:value-type="float" office:value="1.00057834625244" calcext:value-type="float">
            <text:p>1,00057834625244</text:p>
          </table:table-cell>
          <table:table-cell office:value-type="float" office:value="1022.58" calcext:value-type="float">
            <text:p>1022,58</text:p>
          </table:table-cell>
          <table:table-cell office:value-type="float" office:value="908" calcext:value-type="float">
            <text:p>908</text:p>
          </table:table-cell>
          <table:table-cell office:value-type="float" office:value="1.0066786980629" calcext:value-type="float">
            <text:p>1,0066786980629</text:p>
          </table:table-cell>
          <table:table-cell office:value-type="float" office:value="1828.18" calcext:value-type="float">
            <text:p>1828,18</text:p>
          </table:table-cell>
          <table:table-cell office:value-type="float" office:value="1548" calcext:value-type="float">
            <text:p>1548</text:p>
          </table:table-cell>
          <table:table-cell table:formula="of:=[.D21]-[.E21]" office:value-type="float" office:value="686.57" calcext:value-type="float">
            <text:p>686,57</text:p>
          </table:table-cell>
          <table:table-cell table:formula="of:=[.G21]-[.H21]" office:value-type="float" office:value="183.11" calcext:value-type="float">
            <text:p>183,11</text:p>
          </table:table-cell>
          <table:table-cell table:formula="of:=[.J21]-[.K21]" office:value-type="float" office:value="114.58" calcext:value-type="float">
            <text:p>114,58</text:p>
          </table:table-cell>
          <table:table-cell table:formula="of:=[.M21]-[.N21]" office:value-type="float" office:value="280.18" calcext:value-type="float">
            <text:p>280,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172970533370972" calcext:value-type="float">
            <text:p>0,017297053337097</text:p>
          </table:table-cell>
          <table:table-cell office:value-type="float" office:value="2629.9" calcext:value-type="float">
            <text:p>2629,9</text:p>
          </table:table-cell>
          <table:table-cell office:value-type="float" office:value="1988" calcext:value-type="float">
            <text:p>1988</text:p>
          </table:table-cell>
          <table:table-cell office:value-type="float" office:value="0.100527701377869" calcext:value-type="float">
            <text:p>0,100527701377869</text:p>
          </table:table-cell>
          <table:table-cell office:value-type="float" office:value="1215.7" calcext:value-type="float">
            <text:p>1215,7</text:p>
          </table:table-cell>
          <table:table-cell office:value-type="float" office:value="1028" calcext:value-type="float">
            <text:p>1028</text:p>
          </table:table-cell>
          <table:table-cell office:value-type="float" office:value="1.00088511228561" calcext:value-type="float">
            <text:p>1,00088511228561</text:p>
          </table:table-cell>
          <table:table-cell office:value-type="float" office:value="1022.46" calcext:value-type="float">
            <text:p>1022,46</text:p>
          </table:table-cell>
          <table:table-cell office:value-type="float" office:value="930" calcext:value-type="float">
            <text:p>930</text:p>
          </table:table-cell>
          <table:table-cell office:value-type="float" office:value="1.01009157180786" calcext:value-type="float">
            <text:p>1,01009157180786</text:p>
          </table:table-cell>
          <table:table-cell office:value-type="float" office:value="1781.9" calcext:value-type="float">
            <text:p>1781,9</text:p>
          </table:table-cell>
          <table:table-cell office:value-type="float" office:value="1434" calcext:value-type="float">
            <text:p>1434</text:p>
          </table:table-cell>
          <table:table-cell table:formula="of:=[.D22]-[.E22]" office:value-type="float" office:value="641.9" calcext:value-type="float">
            <text:p>641,9</text:p>
          </table:table-cell>
          <table:table-cell table:formula="of:=[.G22]-[.H22]" office:value-type="float" office:value="187.7" calcext:value-type="float">
            <text:p>187,7</text:p>
          </table:table-cell>
          <table:table-cell table:formula="of:=[.J22]-[.K22]" office:value-type="float" office:value="92.46" calcext:value-type="float">
            <text:p>92,46</text:p>
          </table:table-cell>
          <table:table-cell table:formula="of:=[.M22]-[.N22]" office:value-type="float" office:value="347.9" calcext:value-type="float">
            <text:p>347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202601599693298" calcext:value-type="float">
            <text:p>0,02026015996933</text:p>
          </table:table-cell>
          <table:table-cell office:value-type="float" office:value="2538.36" calcext:value-type="float">
            <text:p>2538,36</text:p>
          </table:table-cell>
          <table:table-cell office:value-type="float" office:value="1822" calcext:value-type="float">
            <text:p>1822</text:p>
          </table:table-cell>
          <table:table-cell office:value-type="float" office:value="0.106901924610138" calcext:value-type="float">
            <text:p>0,106901924610138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963" calcext:value-type="float">
            <text:p>963</text:p>
          </table:table-cell>
          <table:table-cell office:value-type="float" office:value="1.00072531461716" calcext:value-type="float">
            <text:p>1,00072531461716</text:p>
          </table:table-cell>
          <table:table-cell office:value-type="float" office:value="985.8" calcext:value-type="float">
            <text:p>985,8</text:p>
          </table:table-cell>
          <table:table-cell office:value-type="float" office:value="887" calcext:value-type="float">
            <text:p>887</text:p>
          </table:table-cell>
          <table:table-cell office:value-type="float" office:value="1.00902745008469" calcext:value-type="float">
            <text:p>1,00902745008469</text:p>
          </table:table-cell>
          <table:table-cell office:value-type="float" office:value="1718.1" calcext:value-type="float">
            <text:p>1718,1</text:p>
          </table:table-cell>
          <table:table-cell office:value-type="float" office:value="1480" calcext:value-type="float">
            <text:p>1480</text:p>
          </table:table-cell>
          <table:table-cell table:formula="of:=[.D23]-[.E23]" office:value-type="float" office:value="716.36" calcext:value-type="float">
            <text:p>716,36</text:p>
          </table:table-cell>
          <table:table-cell table:formula="of:=[.G23]-[.H23]" office:value-type="float" office:value="236.83" calcext:value-type="float">
            <text:p>236,83</text:p>
          </table:table-cell>
          <table:table-cell table:formula="of:=[.J23]-[.K23]" office:value-type="float" office:value="98.8" calcext:value-type="float">
            <text:p>98,8</text:p>
          </table:table-cell>
          <table:table-cell table:formula="of:=[.M23]-[.N23]" office:value-type="float" office:value="238.1" calcext:value-type="float">
            <text:p>238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222392249107361" calcext:value-type="float">
            <text:p>0,022239224910736</text:p>
          </table:table-cell>
          <table:table-cell office:value-type="float" office:value="2629.08" calcext:value-type="float">
            <text:p>2629,08</text:p>
          </table:table-cell>
          <table:table-cell office:value-type="float" office:value="1971" calcext:value-type="float">
            <text:p>1971</text:p>
          </table:table-cell>
          <table:table-cell office:value-type="float" office:value="0.103177878856659" calcext:value-type="float">
            <text:p>0,103177878856659</text:p>
          </table:table-cell>
          <table:table-cell office:value-type="float" office:value="1238.86" calcext:value-type="float">
            <text:p>1238,86</text:p>
          </table:table-cell>
          <table:table-cell office:value-type="float" office:value="995" calcext:value-type="float">
            <text:p>995</text:p>
          </table:table-cell>
          <table:table-cell office:value-type="float" office:value="1.00067212104797" calcext:value-type="float">
            <text:p>1,00067212104797</text:p>
          </table:table-cell>
          <table:table-cell office:value-type="float" office:value="1026.7" calcext:value-type="float">
            <text:p>1026,7</text:p>
          </table:table-cell>
          <table:table-cell office:value-type="float" office:value="922" calcext:value-type="float">
            <text:p>922</text:p>
          </table:table-cell>
          <table:table-cell office:value-type="float" office:value="1.0077970123291" calcext:value-type="float">
            <text:p>1,0077970123291</text:p>
          </table:table-cell>
          <table:table-cell office:value-type="float" office:value="1830.96" calcext:value-type="float">
            <text:p>1830,96</text:p>
          </table:table-cell>
          <table:table-cell office:value-type="float" office:value="1565" calcext:value-type="float">
            <text:p>1565</text:p>
          </table:table-cell>
          <table:table-cell table:formula="of:=[.D24]-[.E24]" office:value-type="float" office:value="658.08" calcext:value-type="float">
            <text:p>658,08</text:p>
          </table:table-cell>
          <table:table-cell table:formula="of:=[.G24]-[.H24]" office:value-type="float" office:value="243.86" calcext:value-type="float">
            <text:p>243,86</text:p>
          </table:table-cell>
          <table:table-cell table:formula="of:=[.J24]-[.K24]" office:value-type="float" office:value="104.7" calcext:value-type="float">
            <text:p>104,7</text:p>
          </table:table-cell>
          <table:table-cell table:formula="of:=[.M24]-[.N24]" office:value-type="float" office:value="265.96" calcext:value-type="float">
            <text:p>265,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233249378204346" calcext:value-type="float">
            <text:p>0,023324937820435</text:p>
          </table:table-cell>
          <table:table-cell office:value-type="float" office:value="2575.54" calcext:value-type="float">
            <text:p>2575,54</text:p>
          </table:table-cell>
          <table:table-cell office:value-type="float" office:value="1831" calcext:value-type="float">
            <text:p>1831</text:p>
          </table:table-cell>
          <table:table-cell office:value-type="float" office:value="0.106160595417023" calcext:value-type="float">
            <text:p>0,106160595417023</text:p>
          </table:table-cell>
          <table:table-cell office:value-type="float" office:value="1197.5" calcext:value-type="float">
            <text:p>1197,5</text:p>
          </table:table-cell>
          <table:table-cell office:value-type="float" office:value="996" calcext:value-type="float">
            <text:p>996</text:p>
          </table:table-cell>
          <table:table-cell office:value-type="float" office:value="1.00076092243195" calcext:value-type="float">
            <text:p>1,00076092243195</text:p>
          </table:table-cell>
          <table:table-cell office:value-type="float" office:value="1011.73" calcext:value-type="float">
            <text:p>1011,73</text:p>
          </table:table-cell>
          <table:table-cell office:value-type="float" office:value="899" calcext:value-type="float">
            <text:p>899</text:p>
          </table:table-cell>
          <table:table-cell office:value-type="float" office:value="1.00940795660019" calcext:value-type="float">
            <text:p>1,00940795660019</text:p>
          </table:table-cell>
          <table:table-cell office:value-type="float" office:value="1783.98" calcext:value-type="float">
            <text:p>1783,98</text:p>
          </table:table-cell>
          <table:table-cell office:value-type="float" office:value="1524" calcext:value-type="float">
            <text:p>1524</text:p>
          </table:table-cell>
          <table:table-cell table:formula="of:=[.D25]-[.E25]" office:value-type="float" office:value="744.54" calcext:value-type="float">
            <text:p>744,54</text:p>
          </table:table-cell>
          <table:table-cell table:formula="of:=[.G25]-[.H25]" office:value-type="float" office:value="201.5" calcext:value-type="float">
            <text:p>201,5</text:p>
          </table:table-cell>
          <table:table-cell table:formula="of:=[.J25]-[.K25]" office:value-type="float" office:value="112.73" calcext:value-type="float">
            <text:p>112,73</text:p>
          </table:table-cell>
          <table:table-cell table:formula="of:=[.M25]-[.N25]" office:value-type="float" office:value="259.98" calcext:value-type="float">
            <text:p>259,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219203042984009" calcext:value-type="float">
            <text:p>0,021920304298401</text:p>
          </table:table-cell>
          <table:table-cell office:value-type="float" office:value="2427.73" calcext:value-type="float">
            <text:p>2427,73</text:p>
          </table:table-cell>
          <table:table-cell office:value-type="float" office:value="1799" calcext:value-type="float">
            <text:p>1799</text:p>
          </table:table-cell>
          <table:table-cell office:value-type="float" office:value="0.100426678657532" calcext:value-type="float">
            <text:p>0,100426678657532</text:p>
          </table:table-cell>
          <table:table-cell office:value-type="float" office:value="1221.72" calcext:value-type="float">
            <text:p>1221,72</text:p>
          </table:table-cell>
          <table:table-cell office:value-type="float" office:value="1032" calcext:value-type="float">
            <text:p>1032</text:p>
          </table:table-cell>
          <table:table-cell office:value-type="float" office:value="1.00060147047043" calcext:value-type="float">
            <text:p>1,00060147047043</text:p>
          </table:table-cell>
          <table:table-cell office:value-type="float" office:value="994.78" calcext:value-type="float">
            <text:p>994,78</text:p>
          </table:table-cell>
          <table:table-cell office:value-type="float" office:value="890" calcext:value-type="float">
            <text:p>890</text:p>
          </table:table-cell>
          <table:table-cell office:value-type="float" office:value="1.00915724992752" calcext:value-type="float">
            <text:p>1,00915724992752</text:p>
          </table:table-cell>
          <table:table-cell office:value-type="float" office:value="1707.54" calcext:value-type="float">
            <text:p>1707,54</text:p>
          </table:table-cell>
          <table:table-cell office:value-type="float" office:value="1463" calcext:value-type="float">
            <text:p>1463</text:p>
          </table:table-cell>
          <table:table-cell table:formula="of:=[.D26]-[.E26]" office:value-type="float" office:value="628.73" calcext:value-type="float">
            <text:p>628,73</text:p>
          </table:table-cell>
          <table:table-cell table:formula="of:=[.G26]-[.H26]" office:value-type="float" office:value="189.72" calcext:value-type="float">
            <text:p>189,72</text:p>
          </table:table-cell>
          <table:table-cell table:formula="of:=[.J26]-[.K26]" office:value-type="float" office:value="104.78" calcext:value-type="float">
            <text:p>104,78</text:p>
          </table:table-cell>
          <table:table-cell table:formula="of:=[.M26]-[.N26]" office:value-type="float" office:value="244.54" calcext:value-type="float">
            <text:p>244,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69395804405212" calcext:value-type="float">
            <text:p>0,016939580440521</text:p>
          </table:table-cell>
          <table:table-cell office:value-type="float" office:value="2518.11" calcext:value-type="float">
            <text:p>2518,11</text:p>
          </table:table-cell>
          <table:table-cell office:value-type="float" office:value="1806" calcext:value-type="float">
            <text:p>1806</text:p>
          </table:table-cell>
          <table:table-cell office:value-type="float" office:value="0.106356003284454" calcext:value-type="float">
            <text:p>0,106356003284454</text:p>
          </table:table-cell>
          <table:table-cell office:value-type="float" office:value="1177.91" calcext:value-type="float">
            <text:p>1177,91</text:p>
          </table:table-cell>
          <table:table-cell office:value-type="float" office:value="944" calcext:value-type="float">
            <text:p>944</text:p>
          </table:table-cell>
          <table:table-cell office:value-type="float" office:value="1.00059969425201" calcext:value-type="float">
            <text:p>1,00059969425201</text:p>
          </table:table-cell>
          <table:table-cell office:value-type="float" office:value="997.02" calcext:value-type="float">
            <text:p>997,02</text:p>
          </table:table-cell>
          <table:table-cell office:value-type="float" office:value="906" calcext:value-type="float">
            <text:p>906</text:p>
          </table:table-cell>
          <table:table-cell office:value-type="float" office:value="1.00565987586975" calcext:value-type="float">
            <text:p>1,00565987586975</text:p>
          </table:table-cell>
          <table:table-cell office:value-type="float" office:value="1689.19" calcext:value-type="float">
            <text:p>1689,19</text:p>
          </table:table-cell>
          <table:table-cell office:value-type="float" office:value="1411" calcext:value-type="float">
            <text:p>1411</text:p>
          </table:table-cell>
          <table:table-cell table:formula="of:=[.D27]-[.E27]" office:value-type="float" office:value="712.11" calcext:value-type="float">
            <text:p>712,11</text:p>
          </table:table-cell>
          <table:table-cell table:formula="of:=[.G27]-[.H27]" office:value-type="float" office:value="233.91" calcext:value-type="float">
            <text:p>233,91</text:p>
          </table:table-cell>
          <table:table-cell table:formula="of:=[.J27]-[.K27]" office:value-type="float" office:value="91.02" calcext:value-type="float">
            <text:p>91,02</text:p>
          </table:table-cell>
          <table:table-cell table:formula="of:=[.M27]-[.N27]" office:value-type="float" office:value="278.19" calcext:value-type="float">
            <text:p>278,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177504372596741" calcext:value-type="float">
            <text:p>0,017750437259674</text:p>
          </table:table-cell>
          <table:table-cell office:value-type="float" office:value="2510.68" calcext:value-type="float">
            <text:p>2510,68</text:p>
          </table:table-cell>
          <table:table-cell office:value-type="float" office:value="1932" calcext:value-type="float">
            <text:p>1932</text:p>
          </table:table-cell>
          <table:table-cell office:value-type="float" office:value="0.10011917591095" calcext:value-type="float">
            <text:p>0,10011917591095</text:p>
          </table:table-cell>
          <table:table-cell office:value-type="float" office:value="1188.19" calcext:value-type="float">
            <text:p>1188,19</text:p>
          </table:table-cell>
          <table:table-cell office:value-type="float" office:value="1029" calcext:value-type="float">
            <text:p>1029</text:p>
          </table:table-cell>
          <table:table-cell office:value-type="float" office:value="1.00059346437454" calcext:value-type="float">
            <text:p>1,00059346437454</text:p>
          </table:table-cell>
          <table:table-cell office:value-type="float" office:value="999.31" calcext:value-type="float">
            <text:p>999,31</text:p>
          </table:table-cell>
          <table:table-cell office:value-type="float" office:value="888" calcext:value-type="float">
            <text:p>888</text:p>
          </table:table-cell>
          <table:table-cell office:value-type="float" office:value="1.00711804389954" calcext:value-type="float">
            <text:p>1,00711804389954</text:p>
          </table:table-cell>
          <table:table-cell office:value-type="float" office:value="1722.87" calcext:value-type="float">
            <text:p>1722,87</text:p>
          </table:table-cell>
          <table:table-cell office:value-type="float" office:value="1423" calcext:value-type="float">
            <text:p>1423</text:p>
          </table:table-cell>
          <table:table-cell table:formula="of:=[.D28]-[.E28]" office:value-type="float" office:value="578.68" calcext:value-type="float">
            <text:p>578,68</text:p>
          </table:table-cell>
          <table:table-cell table:formula="of:=[.G28]-[.H28]" office:value-type="float" office:value="159.19" calcext:value-type="float">
            <text:p>159,19</text:p>
          </table:table-cell>
          <table:table-cell table:formula="of:=[.J28]-[.K28]" office:value-type="float" office:value="111.31" calcext:value-type="float">
            <text:p>111,31</text:p>
          </table:table-cell>
          <table:table-cell table:formula="of:=[.M28]-[.N28]" office:value-type="float" office:value="299.87" calcext:value-type="float">
            <text:p>299,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179473328590393" calcext:value-type="float">
            <text:p>0,017947332859039</text:p>
          </table:table-cell>
          <table:table-cell office:value-type="float" office:value="2490.93" calcext:value-type="float">
            <text:p>2490,93</text:p>
          </table:table-cell>
          <table:table-cell office:value-type="float" office:value="1864" calcext:value-type="float">
            <text:p>1864</text:p>
          </table:table-cell>
          <table:table-cell office:value-type="float" office:value="0.104054379463196" calcext:value-type="float">
            <text:p>0,104054379463196</text:p>
          </table:table-cell>
          <table:table-cell office:value-type="float" office:value="1228.17" calcext:value-type="float">
            <text:p>1228,17</text:p>
          </table:table-cell>
          <table:table-cell office:value-type="float" office:value="987" calcext:value-type="float">
            <text:p>987</text:p>
          </table:table-cell>
          <table:table-cell office:value-type="float" office:value="1.000730509758" calcext:value-type="float">
            <text:p>1,000730509758</text:p>
          </table:table-cell>
          <table:table-cell office:value-type="float" office:value="1009.09" calcext:value-type="float">
            <text:p>1009,09</text:p>
          </table:table-cell>
          <table:table-cell office:value-type="float" office:value="925" calcext:value-type="float">
            <text:p>925</text:p>
          </table:table-cell>
          <table:table-cell office:value-type="float" office:value="1.00718554973602" calcext:value-type="float">
            <text:p>1,00718554973602</text:p>
          </table:table-cell>
          <table:table-cell office:value-type="float" office:value="1718.06" calcext:value-type="float">
            <text:p>1718,06</text:p>
          </table:table-cell>
          <table:table-cell office:value-type="float" office:value="1502" calcext:value-type="float">
            <text:p>1502</text:p>
          </table:table-cell>
          <table:table-cell table:formula="of:=[.D29]-[.E29]" office:value-type="float" office:value="626.93" calcext:value-type="float">
            <text:p>626,93</text:p>
          </table:table-cell>
          <table:table-cell table:formula="of:=[.G29]-[.H29]" office:value-type="float" office:value="241.17" calcext:value-type="float">
            <text:p>241,17</text:p>
          </table:table-cell>
          <table:table-cell table:formula="of:=[.J29]-[.K29]" office:value-type="float" office:value="84.09" calcext:value-type="float">
            <text:p>84,09</text:p>
          </table:table-cell>
          <table:table-cell table:formula="of:=[.M29]-[.N29]" office:value-type="float" office:value="216.06" calcext:value-type="float">
            <text:p>216,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194204425811768" calcext:value-type="float">
            <text:p>0,019420442581177</text:p>
          </table:table-cell>
          <table:table-cell office:value-type="float" office:value="2458.69" calcext:value-type="float">
            <text:p>2458,69</text:p>
          </table:table-cell>
          <table:table-cell office:value-type="float" office:value="1952" calcext:value-type="float">
            <text:p>1952</text:p>
          </table:table-cell>
          <table:table-cell office:value-type="float" office:value="0.101178939342499" calcext:value-type="float">
            <text:p>0,101178939342499</text:p>
          </table:table-cell>
          <table:table-cell office:value-type="float" office:value="1204.75" calcext:value-type="float">
            <text:p>1204,75</text:p>
          </table:table-cell>
          <table:table-cell office:value-type="float" office:value="971" calcext:value-type="float">
            <text:p>971</text:p>
          </table:table-cell>
          <table:table-cell office:value-type="float" office:value="1.00069588661194" calcext:value-type="float">
            <text:p>1,00069588661194</text:p>
          </table:table-cell>
          <table:table-cell office:value-type="float" office:value="986.46" calcext:value-type="float">
            <text:p>986,46</text:p>
          </table:table-cell>
          <table:table-cell office:value-type="float" office:value="876" calcext:value-type="float">
            <text:p>876</text:p>
          </table:table-cell>
          <table:table-cell office:value-type="float" office:value="1.0094130396843" calcext:value-type="float">
            <text:p>1,0094130396843</text:p>
          </table:table-cell>
          <table:table-cell office:value-type="float" office:value="1744.77" calcext:value-type="float">
            <text:p>1744,77</text:p>
          </table:table-cell>
          <table:table-cell office:value-type="float" office:value="1476" calcext:value-type="float">
            <text:p>1476</text:p>
          </table:table-cell>
          <table:table-cell table:formula="of:=[.D30]-[.E30]" office:value-type="float" office:value="506.69" calcext:value-type="float">
            <text:p>506,69</text:p>
          </table:table-cell>
          <table:table-cell table:formula="of:=[.G30]-[.H30]" office:value-type="float" office:value="233.75" calcext:value-type="float">
            <text:p>233,75</text:p>
          </table:table-cell>
          <table:table-cell table:formula="of:=[.J30]-[.K30]" office:value-type="float" office:value="110.46" calcext:value-type="float">
            <text:p>110,46</text:p>
          </table:table-cell>
          <table:table-cell table:formula="of:=[.M30]-[.N30]" office:value-type="float" office:value="268.77" calcext:value-type="float">
            <text:p>268,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202831935882568" calcext:value-type="float">
            <text:p>0,020283193588257</text:p>
          </table:table-cell>
          <table:table-cell office:value-type="float" office:value="2519.08" calcext:value-type="float">
            <text:p>2519,08</text:p>
          </table:table-cell>
          <table:table-cell office:value-type="float" office:value="2021" calcext:value-type="float">
            <text:p>2021</text:p>
          </table:table-cell>
          <table:table-cell office:value-type="float" office:value="0.106088964939117" calcext:value-type="float">
            <text:p>0,106088964939117</text:p>
          </table:table-cell>
          <table:table-cell office:value-type="float" office:value="1221.24" calcext:value-type="float">
            <text:p>1221,24</text:p>
          </table:table-cell>
          <table:table-cell office:value-type="float" office:value="917" calcext:value-type="float">
            <text:p>917</text:p>
          </table:table-cell>
          <table:table-cell office:value-type="float" office:value="1.00097150087357" calcext:value-type="float">
            <text:p>1,00097150087357</text:p>
          </table:table-cell>
          <table:table-cell office:value-type="float" office:value="996.39" calcext:value-type="float">
            <text:p>996,39</text:p>
          </table:table-cell>
          <table:table-cell office:value-type="float" office:value="889" calcext:value-type="float">
            <text:p>889</text:p>
          </table:table-cell>
          <table:table-cell office:value-type="float" office:value="1.00921047210693" calcext:value-type="float">
            <text:p>1,00921047210693</text:p>
          </table:table-cell>
          <table:table-cell office:value-type="float" office:value="1706.22" calcext:value-type="float">
            <text:p>1706,22</text:p>
          </table:table-cell>
          <table:table-cell office:value-type="float" office:value="1475" calcext:value-type="float">
            <text:p>1475</text:p>
          </table:table-cell>
          <table:table-cell table:formula="of:=[.D31]-[.E31]" office:value-type="float" office:value="498.08" calcext:value-type="float">
            <text:p>498,08</text:p>
          </table:table-cell>
          <table:table-cell table:formula="of:=[.G31]-[.H31]" office:value-type="float" office:value="304.24" calcext:value-type="float">
            <text:p>304,24</text:p>
          </table:table-cell>
          <table:table-cell table:formula="of:=[.J31]-[.K31]" office:value-type="float" office:value="107.39" calcext:value-type="float">
            <text:p>107,39</text:p>
          </table:table-cell>
          <table:table-cell table:formula="of:=[.M31]-[.N31]" office:value-type="float" office:value="231.22" calcext:value-type="float">
            <text:p>231,22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599891841411591" calcext:value-type="float">
            <text:p>0,599891841411591</text:p>
          </table:table-cell>
          <table:table-cell table:formula="of:=SUM([.D2:.D31])" office:value-type="float" office:value="75724.72" calcext:value-type="float">
            <text:p>75724,72</text:p>
          </table:table-cell>
          <table:table-cell table:formula="of:=SUM([.E2:.E31])" office:value-type="float" office:value="57178" calcext:value-type="float">
            <text:p>57178</text:p>
          </table:table-cell>
          <table:table-cell table:formula="of:=SUM([.F2:.F31])" office:value-type="float" office:value="3.08985543012619" calcext:value-type="float">
            <text:p>3,08985543012619</text:p>
          </table:table-cell>
          <table:table-cell table:formula="of:=SUM([.G2:.G31])" office:value-type="float" office:value="36365.33" calcext:value-type="float">
            <text:p>36365,33</text:p>
          </table:table-cell>
          <table:table-cell table:formula="of:=SUM([.H2:.H31])" office:value-type="float" office:value="30161" calcext:value-type="float">
            <text:p>30161</text:p>
          </table:table-cell>
          <table:table-cell table:formula="of:=SUM([.I2:.I31])" office:value-type="float" office:value="30.0207320213318" calcext:value-type="float">
            <text:p>30,0207320213318</text:p>
          </table:table-cell>
          <table:table-cell table:formula="of:=SUM([.J2:.J31])" office:value-type="float" office:value="30241.9" calcext:value-type="float">
            <text:p>30241,9</text:p>
          </table:table-cell>
          <table:table-cell table:formula="of:=SUM([.K2:.K31])" office:value-type="float" office:value="27250" calcext:value-type="float">
            <text:p>27250</text:p>
          </table:table-cell>
          <table:table-cell table:formula="of:=SUM([.L2:.L31])" office:value-type="float" office:value="30.2525584220886" calcext:value-type="float">
            <text:p>30,2525584220886</text:p>
          </table:table-cell>
          <table:table-cell table:formula="of:=SUM([.M2:.M31])" office:value-type="float" office:value="52021.51" calcext:value-type="float">
            <text:p>52021,51</text:p>
          </table:table-cell>
          <table:table-cell table:formula="of:=SUM([.N2:.N31])" office:value-type="float" office:value="44553" calcext:value-type="float">
            <text:p>44553</text:p>
          </table:table-cell>
          <table:table-cell table:formula="of:=SUM([.O2:.O31])/30" office:value-type="float" office:value="618.224" calcext:value-type="float">
            <text:p>618,224</text:p>
          </table:table-cell>
          <table:table-cell table:formula="of:=SUM([.P2:.P31])/30" office:value-type="float" office:value="206.811" calcext:value-type="float">
            <text:p>206,811</text:p>
          </table:table-cell>
          <table:table-cell table:formula="of:=SUM([.Q2:.Q31])/30" office:value-type="float" office:value="99.73" calcext:value-type="float">
            <text:p>99,73</text:p>
          </table:table-cell>
          <table:table-cell table:formula="of:=SUM([.R2:.R31])/30" office:value-type="float" office:value="248.950333333333" calcext:value-type="float">
            <text:p>248,950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49:50.9831480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8:31:39.212914498</meta:creation-date>
    <meta:generator>LibreOffice/6.4.6.2$Linux_X86_64 LibreOffice_project/40$Build-2</meta:generator>
    <dc:date>2020-12-29T19:02:44.673915131</dc:date>
    <meta:editing-duration>PT20M16S</meta:editing-duration>
    <meta:editing-cycles>3</meta:editing-cycles>
    <meta:document-statistic meta:table-count="7" meta:cell-count="3438" meta:object-count="4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25_maxs_1.0'.D1:'TESTBENCH_metaheu_ls_vnd_bvns_ts__niter_10_search_greedy_init_random_memory_10_times4ave_25_maxs_1.0'.D31 'TESTBENCH_metaheu_ls_vnd_bvns_ts__niter_10_search_greedy_init_random_memory_10_times4ave_25_maxs_1.0'.G1:'TESTBENCH_metaheu_ls_vnd_bvns_ts__niter_10_search_greedy_init_random_memory_10_times4ave_25_maxs_1.0'.G31 'TESTBENCH_metaheu_ls_vnd_bvns_ts__niter_10_search_greedy_init_random_memory_10_times4ave_25_maxs_1.0'.J1:'TESTBENCH_metaheu_ls_vnd_bvns_ts__niter_10_search_greedy_init_random_memory_10_times4ave_25_maxs_1.0'.J31 'TESTBENCH_metaheu_ls_vnd_bvns_ts__niter_10_search_greedy_init_random_memory_10_times4ave_25_maxs_1.0'.M1:'TESTBENCH_metaheu_ls_vnd_bvns_ts__niter_10_search_greedy_init_random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D2:'TESTBENCH_metaheu_ls_vnd_bvns_ts__niter_10_search_greedy_init_random_memory_10_times4ave_25_maxs_1.0'.D31" chart:label-cell-address="'TESTBENCH_metaheu_ls_vnd_bvns_ts__niter_10_search_greedy_init_random_memory_10_times4ave_25_maxs_1.0'.D1:'TESTBENCH_metaheu_ls_vnd_bvns_ts__niter_10_search_greedy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G2:'TESTBENCH_metaheu_ls_vnd_bvns_ts__niter_10_search_greedy_init_random_memory_10_times4ave_25_maxs_1.0'.G31" chart:label-cell-address="'TESTBENCH_metaheu_ls_vnd_bvns_ts__niter_10_search_greedy_init_random_memory_10_times4ave_25_maxs_1.0'.G1:'TESTBENCH_metaheu_ls_vnd_bvns_ts__niter_10_search_greedy_init_random_memory_10_times4ave_25_maxs_1.0'.G1" chart:class="chart:line">
            <chart:data-point chart:repeated="30"/>
          </chart:series>
          <chart:series chart:style-name="ch9" chart:values-cell-range-address="'TESTBENCH_metaheu_ls_vnd_bvns_ts__niter_10_search_greedy_init_random_memory_10_times4ave_25_maxs_1.0'.J2:'TESTBENCH_metaheu_ls_vnd_bvns_ts__niter_10_search_greedy_init_random_memory_10_times4ave_25_maxs_1.0'.J31" chart:label-cell-address="'TESTBENCH_metaheu_ls_vnd_bvns_ts__niter_10_search_greedy_init_random_memory_10_times4ave_25_maxs_1.0'.J1:'TESTBENCH_metaheu_ls_vnd_bvns_ts__niter_10_search_greedy_init_random_memory_10_times4ave_25_maxs_1.0'.J1" chart:class="chart:line">
            <chart:data-point chart:repeated="30"/>
          </chart:series>
          <chart:series chart:style-name="ch10" chart:values-cell-range-address="'TESTBENCH_metaheu_ls_vnd_bvns_ts__niter_10_search_greedy_init_random_memory_10_times4ave_25_maxs_1.0'.M2:'TESTBENCH_metaheu_ls_vnd_bvns_ts__niter_10_search_greedy_init_random_memory_10_times4ave_25_maxs_1.0'.M31" chart:label-cell-address="'TESTBENCH_metaheu_ls_vnd_bvns_ts__niter_10_search_greedy_init_random_memory_10_times4ave_25_maxs_1.0'.M1:'TESTBENCH_metaheu_ls_vnd_bvns_ts__niter_10_search_greedy_init_random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25_maxs_1.0'.D1:'TESTBENCH_metaheu_ls_vnd_bvns_ts__niter_10_search_greedy_init_random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25_maxs_1.0'.G1:'TESTBENCH_metaheu_ls_vnd_bvns_ts__niter_10_search_greedy_init_random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25_maxs_1.0'.J1:'TESTBENCH_metaheu_ls_vnd_bvns_ts__niter_10_search_greedy_init_random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25_maxs_1.0'.M1:'TESTBENCH_metaheu_ls_vnd_bvns_ts__niter_10_search_greedy_init_random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3.19">
                <text:p>2253.19</text:p>
                <draw:g>
                  <svg:desc>'TESTBENCH_metaheu_ls_vnd_bvns_ts__niter_10_search_greedy_init_random_memory_10_times4ave_25_maxs_1.0'.D2:'TESTBENCH_metaheu_ls_vnd_bvns_ts__niter_10_search_greedy_init_random_memory_10_times4ave_25_maxs_1.0'.D31</svg:desc>
                </draw:g>
              </table:table-cell>
              <table:table-cell office:value-type="float" office:value="1191.15">
                <text:p>1191.15</text:p>
                <draw:g>
                  <svg:desc>'TESTBENCH_metaheu_ls_vnd_bvns_ts__niter_10_search_greedy_init_random_memory_10_times4ave_25_maxs_1.0'.G2:'TESTBENCH_metaheu_ls_vnd_bvns_ts__niter_10_search_greedy_init_random_memory_10_times4ave_25_maxs_1.0'.G31</svg:desc>
                </draw:g>
              </table:table-cell>
              <table:table-cell office:value-type="float" office:value="995.83">
                <text:p>995.83</text:p>
                <draw:g>
                  <svg:desc>'TESTBENCH_metaheu_ls_vnd_bvns_ts__niter_10_search_greedy_init_random_memory_10_times4ave_25_maxs_1.0'.J2:'TESTBENCH_metaheu_ls_vnd_bvns_ts__niter_10_search_greedy_init_random_memory_10_times4ave_25_maxs_1.0'.J31</svg:desc>
                </draw:g>
              </table:table-cell>
              <table:table-cell office:value-type="float" office:value="1595.08">
                <text:p>1595.08</text:p>
                <draw:g>
                  <svg:desc>'TESTBENCH_metaheu_ls_vnd_bvns_ts__niter_10_search_greedy_init_random_memory_10_times4ave_25_maxs_1.0'.M2:'TESTBENCH_metaheu_ls_vnd_bvns_ts__niter_10_search_greedy_init_random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3.35">
                <text:p>2493.35</text:p>
              </table:table-cell>
              <table:table-cell office:value-type="float" office:value="1178.44">
                <text:p>1178.44</text:p>
              </table:table-cell>
              <table:table-cell office:value-type="float" office:value="992.75">
                <text:p>992.75</text:p>
              </table:table-cell>
              <table:table-cell office:value-type="float" office:value="1715.62">
                <text:p>1715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0.89">
                <text:p>2510.89</text:p>
              </table:table-cell>
              <table:table-cell office:value-type="float" office:value="1189.39">
                <text:p>1189.39</text:p>
              </table:table-cell>
              <table:table-cell office:value-type="float" office:value="970.87">
                <text:p>970.87</text:p>
              </table:table-cell>
              <table:table-cell office:value-type="float" office:value="1693.73">
                <text:p>169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.31">
                <text:p>2585.31</text:p>
              </table:table-cell>
              <table:table-cell office:value-type="float" office:value="1241.96">
                <text:p>1241.96</text:p>
              </table:table-cell>
              <table:table-cell office:value-type="float" office:value="1041.58">
                <text:p>1041.58</text:p>
              </table:table-cell>
              <table:table-cell office:value-type="float" office:value="1782.71">
                <text:p>1782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7.72">
                <text:p>2617.72</text:p>
              </table:table-cell>
              <table:table-cell office:value-type="float" office:value="1203.65">
                <text:p>1203.65</text:p>
              </table:table-cell>
              <table:table-cell office:value-type="float" office:value="1002.61">
                <text:p>1002.61</text:p>
              </table:table-cell>
              <table:table-cell office:value-type="float" office:value="1775.07">
                <text:p>1775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9.07">
                <text:p>2509.07</text:p>
              </table:table-cell>
              <table:table-cell office:value-type="float" office:value="1231.37">
                <text:p>1231.37</text:p>
              </table:table-cell>
              <table:table-cell office:value-type="float" office:value="1004.8">
                <text:p>1004.8</text:p>
              </table:table-cell>
              <table:table-cell office:value-type="float" office:value="1720.76">
                <text:p>1720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1.97">
                <text:p>2531.97</text:p>
              </table:table-cell>
              <table:table-cell office:value-type="float" office:value="1217.03">
                <text:p>1217.03</text:p>
              </table:table-cell>
              <table:table-cell office:value-type="float" office:value="1000.42">
                <text:p>1000.42</text:p>
              </table:table-cell>
              <table:table-cell office:value-type="float" office:value="1758.72">
                <text:p>1758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1.59">
                <text:p>2541.59</text:p>
              </table:table-cell>
              <table:table-cell office:value-type="float" office:value="1216.47">
                <text:p>1216.47</text:p>
              </table:table-cell>
              <table:table-cell office:value-type="float" office:value="990.49">
                <text:p>990.49</text:p>
              </table:table-cell>
              <table:table-cell office:value-type="float" office:value="1750.51">
                <text:p>1750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6.44">
                <text:p>2546.44</text:p>
              </table:table-cell>
              <table:table-cell office:value-type="float" office:value="1229.34">
                <text:p>1229.34</text:p>
              </table:table-cell>
              <table:table-cell office:value-type="float" office:value="1037.46">
                <text:p>1037.46</text:p>
              </table:table-cell>
              <table:table-cell office:value-type="float" office:value="1748.7">
                <text:p>174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7.98">
                <text:p>2587.98</text:p>
              </table:table-cell>
              <table:table-cell office:value-type="float" office:value="1189.52">
                <text:p>1189.52</text:p>
              </table:table-cell>
              <table:table-cell office:value-type="float" office:value="1022.57">
                <text:p>1022.57</text:p>
              </table:table-cell>
              <table:table-cell office:value-type="float" office:value="1747.62">
                <text:p>1747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5.59">
                <text:p>2625.59</text:p>
              </table:table-cell>
              <table:table-cell office:value-type="float" office:value="1214.4">
                <text:p>1214.4</text:p>
              </table:table-cell>
              <table:table-cell office:value-type="float" office:value="1016.1">
                <text:p>1016.1</text:p>
              </table:table-cell>
              <table:table-cell office:value-type="float" office:value="1799.38">
                <text:p>179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3.97">
                <text:p>2453.97</text:p>
              </table:table-cell>
              <table:table-cell office:value-type="float" office:value="1203.7">
                <text:p>1203.7</text:p>
              </table:table-cell>
              <table:table-cell office:value-type="float" office:value="1003.43">
                <text:p>1003.43</text:p>
              </table:table-cell>
              <table:table-cell office:value-type="float" office:value="1641.22">
                <text:p>1641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2.39">
                <text:p>2592.39</text:p>
              </table:table-cell>
              <table:table-cell office:value-type="float" office:value="1227.26">
                <text:p>1227.26</text:p>
              </table:table-cell>
              <table:table-cell office:value-type="float" office:value="1020.87">
                <text:p>1020.87</text:p>
              </table:table-cell>
              <table:table-cell office:value-type="float" office:value="1780.1">
                <text:p>17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7.78">
                <text:p>2297.78</text:p>
              </table:table-cell>
              <table:table-cell office:value-type="float" office:value="1248.38">
                <text:p>1248.38</text:p>
              </table:table-cell>
              <table:table-cell office:value-type="float" office:value="1046.59">
                <text:p>1046.59</text:p>
              </table:table-cell>
              <table:table-cell office:value-type="float" office:value="1594.58">
                <text:p>1594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.54">
                <text:p>2482.54</text:p>
              </table:table-cell>
              <table:table-cell office:value-type="float" office:value="1217.42">
                <text:p>1217.42</text:p>
              </table:table-cell>
              <table:table-cell office:value-type="float" office:value="1005.53">
                <text:p>1005.53</text:p>
              </table:table-cell>
              <table:table-cell office:value-type="float" office:value="1694.83">
                <text:p>1694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1.04">
                <text:p>2501.04</text:p>
              </table:table-cell>
              <table:table-cell office:value-type="float" office:value="1242.82">
                <text:p>1242.82</text:p>
              </table:table-cell>
              <table:table-cell office:value-type="float" office:value="1036.32">
                <text:p>1036.32</text:p>
              </table:table-cell>
              <table:table-cell office:value-type="float" office:value="1750.02">
                <text:p>175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82">
                <text:p>2544.82</text:p>
              </table:table-cell>
              <table:table-cell office:value-type="float" office:value="1180.79">
                <text:p>1180.79</text:p>
              </table:table-cell>
              <table:table-cell office:value-type="float" office:value="993.74">
                <text:p>993.74</text:p>
              </table:table-cell>
              <table:table-cell office:value-type="float" office:value="1747.48">
                <text:p>1747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.26">
                <text:p>2604.26</text:p>
              </table:table-cell>
              <table:table-cell office:value-type="float" office:value="1227.04">
                <text:p>1227.04</text:p>
              </table:table-cell>
              <table:table-cell office:value-type="float" office:value="1013.79">
                <text:p>1013.79</text:p>
              </table:table-cell>
              <table:table-cell office:value-type="float" office:value="1790.6">
                <text:p>179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4.15">
                <text:p>2464.15</text:p>
              </table:table-cell>
              <table:table-cell office:value-type="float" office:value="1209.22">
                <text:p>1209.22</text:p>
              </table:table-cell>
              <table:table-cell office:value-type="float" office:value="993.83">
                <text:p>993.83</text:p>
              </table:table-cell>
              <table:table-cell office:value-type="float" office:value="1703.01">
                <text:p>1703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2.57">
                <text:p>2682.57</text:p>
              </table:table-cell>
              <table:table-cell office:value-type="float" office:value="1212.11">
                <text:p>1212.11</text:p>
              </table:table-cell>
              <table:table-cell office:value-type="float" office:value="1022.58">
                <text:p>1022.58</text:p>
              </table:table-cell>
              <table:table-cell office:value-type="float" office:value="1828.18">
                <text:p>1828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9.9">
                <text:p>2629.9</text:p>
              </table:table-cell>
              <table:table-cell office:value-type="float" office:value="1215.7">
                <text:p>1215.7</text:p>
              </table:table-cell>
              <table:table-cell office:value-type="float" office:value="1022.46">
                <text:p>1022.46</text:p>
              </table:table-cell>
              <table:table-cell office:value-type="float" office:value="1781.9">
                <text:p>178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8.36">
                <text:p>2538.36</text:p>
              </table:table-cell>
              <table:table-cell office:value-type="float" office:value="1199.83">
                <text:p>1199.83</text:p>
              </table:table-cell>
              <table:table-cell office:value-type="float" office:value="985.8">
                <text:p>985.8</text:p>
              </table:table-cell>
              <table:table-cell office:value-type="float" office:value="1718.1">
                <text:p>171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9.08">
                <text:p>2629.08</text:p>
              </table:table-cell>
              <table:table-cell office:value-type="float" office:value="1238.86">
                <text:p>1238.86</text:p>
              </table:table-cell>
              <table:table-cell office:value-type="float" office:value="1026.7">
                <text:p>1026.7</text:p>
              </table:table-cell>
              <table:table-cell office:value-type="float" office:value="1830.96">
                <text:p>1830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5.54">
                <text:p>2575.54</text:p>
              </table:table-cell>
              <table:table-cell office:value-type="float" office:value="1197.5">
                <text:p>1197.5</text:p>
              </table:table-cell>
              <table:table-cell office:value-type="float" office:value="1011.73">
                <text:p>1011.73</text:p>
              </table:table-cell>
              <table:table-cell office:value-type="float" office:value="1783.98">
                <text:p>1783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7.73">
                <text:p>2427.73</text:p>
              </table:table-cell>
              <table:table-cell office:value-type="float" office:value="1221.72">
                <text:p>1221.72</text:p>
              </table:table-cell>
              <table:table-cell office:value-type="float" office:value="994.78">
                <text:p>994.78</text:p>
              </table:table-cell>
              <table:table-cell office:value-type="float" office:value="1707.54">
                <text:p>1707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8.11">
                <text:p>2518.11</text:p>
              </table:table-cell>
              <table:table-cell office:value-type="float" office:value="1177.91">
                <text:p>1177.91</text:p>
              </table:table-cell>
              <table:table-cell office:value-type="float" office:value="997.02">
                <text:p>997.02</text:p>
              </table:table-cell>
              <table:table-cell office:value-type="float" office:value="1689.19">
                <text:p>1689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0.68">
                <text:p>2510.68</text:p>
              </table:table-cell>
              <table:table-cell office:value-type="float" office:value="1188.19">
                <text:p>1188.19</text:p>
              </table:table-cell>
              <table:table-cell office:value-type="float" office:value="999.31">
                <text:p>999.31</text:p>
              </table:table-cell>
              <table:table-cell office:value-type="float" office:value="1722.87">
                <text:p>1722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93">
                <text:p>2490.93</text:p>
              </table:table-cell>
              <table:table-cell office:value-type="float" office:value="1228.17">
                <text:p>1228.17</text:p>
              </table:table-cell>
              <table:table-cell office:value-type="float" office:value="1009.09">
                <text:p>1009.09</text:p>
              </table:table-cell>
              <table:table-cell office:value-type="float" office:value="1718.06">
                <text:p>1718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8.69">
                <text:p>2458.69</text:p>
              </table:table-cell>
              <table:table-cell office:value-type="float" office:value="1204.75">
                <text:p>1204.75</text:p>
              </table:table-cell>
              <table:table-cell office:value-type="float" office:value="986.46">
                <text:p>986.46</text:p>
              </table:table-cell>
              <table:table-cell office:value-type="float" office:value="1744.77">
                <text:p>1744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9.08">
                <text:p>2519.08</text:p>
              </table:table-cell>
              <table:table-cell office:value-type="float" office:value="1221.24">
                <text:p>1221.24</text:p>
              </table:table-cell>
              <table:table-cell office:value-type="float" office:value="996.39">
                <text:p>996.39</text:p>
              </table:table-cell>
              <table:table-cell office:value-type="float" office:value="1706.22">
                <text:p>1706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3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25_maxs_1.0'.D1:'TESTBENCH_metaheu_ls_vnd_bvns_ts__niter_10_search_greedy_init_one2one_memory_10_times4ave_25_maxs_1.0'.E31 'TESTBENCH_metaheu_ls_vnd_bvns_ts__niter_10_search_greedy_init_one2one_memory_10_times4ave_25_maxs_1.0'.G1:'TESTBENCH_metaheu_ls_vnd_bvns_ts__niter_10_search_greedy_init_one2one_memory_10_times4ave_25_maxs_1.0'.H31 'TESTBENCH_metaheu_ls_vnd_bvns_ts__niter_10_search_greedy_init_one2one_memory_10_times4ave_25_maxs_1.0'.J1:'TESTBENCH_metaheu_ls_vnd_bvns_ts__niter_10_search_greedy_init_one2one_memory_10_times4ave_25_maxs_1.0'.K31 'TESTBENCH_metaheu_ls_vnd_bvns_ts__niter_10_search_greedy_init_one2one_memory_10_times4ave_25_maxs_1.0'.M1:'TESTBENCH_metaheu_ls_vnd_bvns_ts__niter_10_search_greedy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D2:'TESTBENCH_metaheu_ls_vnd_bvns_ts__niter_10_search_greedy_init_one2one_memory_10_times4ave_25_maxs_1.0'.D31" chart:label-cell-address="'TESTBENCH_metaheu_ls_vnd_bvns_ts__niter_10_search_greedy_init_one2one_memory_10_times4ave_25_maxs_1.0'.D1:'TESTBENCH_metaheu_ls_vnd_bvns_ts__niter_10_search_greedy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E2:'TESTBENCH_metaheu_ls_vnd_bvns_ts__niter_10_search_greedy_init_one2one_memory_10_times4ave_25_maxs_1.0'.E31" chart:label-cell-address="'TESTBENCH_metaheu_ls_vnd_bvns_ts__niter_10_search_greedy_init_one2one_memory_10_times4ave_25_maxs_1.0'.E1:'TESTBENCH_metaheu_ls_vnd_bvns_ts__niter_10_search_greedy_init_one2one_memory_10_times4ave_25_maxs_1.0'.E1" chart:class="chart:line">
            <chart:data-point chart:repeated="30"/>
          </chart:series>
          <chart:series chart:style-name="ch9" chart:values-cell-range-address="'TESTBENCH_metaheu_ls_vnd_bvns_ts__niter_10_search_greedy_init_one2one_memory_10_times4ave_25_maxs_1.0'.G2:'TESTBENCH_metaheu_ls_vnd_bvns_ts__niter_10_search_greedy_init_one2one_memory_10_times4ave_25_maxs_1.0'.G31" chart:label-cell-address="'TESTBENCH_metaheu_ls_vnd_bvns_ts__niter_10_search_greedy_init_one2one_memory_10_times4ave_25_maxs_1.0'.G1:'TESTBENCH_metaheu_ls_vnd_bvns_ts__niter_10_search_greedy_init_one2one_memory_10_times4ave_25_maxs_1.0'.G1" chart:class="chart:line">
            <chart:data-point chart:repeated="30"/>
          </chart:series>
          <chart:series chart:style-name="ch10" chart:values-cell-range-address="'TESTBENCH_metaheu_ls_vnd_bvns_ts__niter_10_search_greedy_init_one2one_memory_10_times4ave_25_maxs_1.0'.H2:'TESTBENCH_metaheu_ls_vnd_bvns_ts__niter_10_search_greedy_init_one2one_memory_10_times4ave_25_maxs_1.0'.H31" chart:label-cell-address="'TESTBENCH_metaheu_ls_vnd_bvns_ts__niter_10_search_greedy_init_one2one_memory_10_times4ave_25_maxs_1.0'.H1:'TESTBENCH_metaheu_ls_vnd_bvns_ts__niter_10_search_greedy_init_one2one_memory_10_times4ave_25_maxs_1.0'.H1" chart:class="chart:line">
            <chart:data-point chart:repeated="30"/>
          </chart:series>
          <chart:series chart:style-name="ch11" chart:values-cell-range-address="'TESTBENCH_metaheu_ls_vnd_bvns_ts__niter_10_search_greedy_init_one2one_memory_10_times4ave_25_maxs_1.0'.J2:'TESTBENCH_metaheu_ls_vnd_bvns_ts__niter_10_search_greedy_init_one2one_memory_10_times4ave_25_maxs_1.0'.J31" chart:label-cell-address="'TESTBENCH_metaheu_ls_vnd_bvns_ts__niter_10_search_greedy_init_one2one_memory_10_times4ave_25_maxs_1.0'.J1:'TESTBENCH_metaheu_ls_vnd_bvns_ts__niter_10_search_greedy_init_one2one_memory_10_times4ave_25_maxs_1.0'.J1" chart:class="chart:line">
            <chart:data-point chart:repeated="30"/>
          </chart:series>
          <chart:series chart:style-name="ch12" chart:values-cell-range-address="'TESTBENCH_metaheu_ls_vnd_bvns_ts__niter_10_search_greedy_init_one2one_memory_10_times4ave_25_maxs_1.0'.K2:'TESTBENCH_metaheu_ls_vnd_bvns_ts__niter_10_search_greedy_init_one2one_memory_10_times4ave_25_maxs_1.0'.K31" chart:label-cell-address="'TESTBENCH_metaheu_ls_vnd_bvns_ts__niter_10_search_greedy_init_one2one_memory_10_times4ave_25_maxs_1.0'.K1:'TESTBENCH_metaheu_ls_vnd_bvns_ts__niter_10_search_greedy_init_one2one_memory_10_times4ave_25_maxs_1.0'.K1" chart:class="chart:line">
            <chart:data-point chart:repeated="30"/>
          </chart:series>
          <chart:series chart:style-name="ch13" chart:values-cell-range-address="'TESTBENCH_metaheu_ls_vnd_bvns_ts__niter_10_search_greedy_init_one2one_memory_10_times4ave_25_maxs_1.0'.M2:'TESTBENCH_metaheu_ls_vnd_bvns_ts__niter_10_search_greedy_init_one2one_memory_10_times4ave_25_maxs_1.0'.M31" chart:label-cell-address="'TESTBENCH_metaheu_ls_vnd_bvns_ts__niter_10_search_greedy_init_one2one_memory_10_times4ave_25_maxs_1.0'.M1:'TESTBENCH_metaheu_ls_vnd_bvns_ts__niter_10_search_greedy_init_one2one_memory_10_times4ave_25_maxs_1.0'.M1" chart:class="chart:line">
            <chart:data-point chart:repeated="30"/>
          </chart:series>
          <chart:series chart:style-name="ch14" chart:values-cell-range-address="'TESTBENCH_metaheu_ls_vnd_bvns_ts__niter_10_search_greedy_init_one2one_memory_10_times4ave_25_maxs_1.0'.N2:'TESTBENCH_metaheu_ls_vnd_bvns_ts__niter_10_search_greedy_init_one2one_memory_10_times4ave_25_maxs_1.0'.N31" chart:label-cell-address="'TESTBENCH_metaheu_ls_vnd_bvns_ts__niter_10_search_greedy_init_one2one_memory_10_times4ave_25_maxs_1.0'.N1:'TESTBENCH_metaheu_ls_vnd_bvns_ts__niter_10_search_greedy_init_one2one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25_maxs_1.0'.D1:'TESTBENCH_metaheu_ls_vnd_bvns_ts__niter_10_search_greedy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25_maxs_1.0'.E1:'TESTBENCH_metaheu_ls_vnd_bvns_ts__niter_10_search_greedy_init_one2one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25_maxs_1.0'.G1:'TESTBENCH_metaheu_ls_vnd_bvns_ts__niter_10_search_greedy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25_maxs_1.0'.H1:'TESTBENCH_metaheu_ls_vnd_bvns_ts__niter_10_search_greedy_init_one2one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25_maxs_1.0'.J1:'TESTBENCH_metaheu_ls_vnd_bvns_ts__niter_10_search_greedy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25_maxs_1.0'.K1:'TESTBENCH_metaheu_ls_vnd_bvns_ts__niter_10_search_greedy_init_one2one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25_maxs_1.0'.M1:'TESTBENCH_metaheu_ls_vnd_bvns_ts__niter_10_search_greedy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25_maxs_1.0'.N1:'TESTBENCH_metaheu_ls_vnd_bvns_ts__niter_10_search_greedy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7.09">
                <text:p>2597.09</text:p>
                <draw:g>
                  <svg:desc>'TESTBENCH_metaheu_ls_vnd_bvns_ts__niter_10_search_greedy_init_one2one_memory_10_times4ave_25_maxs_1.0'.D2:'TESTBENCH_metaheu_ls_vnd_bvns_ts__niter_10_search_greedy_init_one2one_memory_10_times4ave_25_maxs_1.0'.D31</svg:desc>
                </draw:g>
              </table:table-cell>
              <table:table-cell office:value-type="float" office:value="1999">
                <text:p>1999</text:p>
                <draw:g>
                  <svg:desc>'TESTBENCH_metaheu_ls_vnd_bvns_ts__niter_10_search_greedy_init_one2one_memory_10_times4ave_25_maxs_1.0'.E2:'TESTBENCH_metaheu_ls_vnd_bvns_ts__niter_10_search_greedy_init_one2one_memory_10_times4ave_25_maxs_1.0'.E31</svg:desc>
                </draw:g>
              </table:table-cell>
              <table:table-cell office:value-type="float" office:value="1182.89">
                <text:p>1182.89</text:p>
                <draw:g>
                  <svg:desc>'TESTBENCH_metaheu_ls_vnd_bvns_ts__niter_10_search_greedy_init_one2one_memory_10_times4ave_25_maxs_1.0'.G2:'TESTBENCH_metaheu_ls_vnd_bvns_ts__niter_10_search_greedy_init_one2one_memory_10_times4ave_25_maxs_1.0'.G31</svg:desc>
                </draw:g>
              </table:table-cell>
              <table:table-cell office:value-type="float" office:value="964">
                <text:p>964</text:p>
                <draw:g>
                  <svg:desc>'TESTBENCH_metaheu_ls_vnd_bvns_ts__niter_10_search_greedy_init_one2one_memory_10_times4ave_25_maxs_1.0'.H2:'TESTBENCH_metaheu_ls_vnd_bvns_ts__niter_10_search_greedy_init_one2one_memory_10_times4ave_25_maxs_1.0'.H31</svg:desc>
                </draw:g>
              </table:table-cell>
              <table:table-cell office:value-type="float" office:value="1005.95">
                <text:p>1005.95</text:p>
                <draw:g>
                  <svg:desc>'TESTBENCH_metaheu_ls_vnd_bvns_ts__niter_10_search_greedy_init_one2one_memory_10_times4ave_25_maxs_1.0'.J2:'TESTBENCH_metaheu_ls_vnd_bvns_ts__niter_10_search_greedy_init_one2one_memory_10_times4ave_25_maxs_1.0'.J31</svg:desc>
                </draw:g>
              </table:table-cell>
              <table:table-cell office:value-type="float" office:value="920">
                <text:p>920</text:p>
                <draw:g>
                  <svg:desc>'TESTBENCH_metaheu_ls_vnd_bvns_ts__niter_10_search_greedy_init_one2one_memory_10_times4ave_25_maxs_1.0'.K2:'TESTBENCH_metaheu_ls_vnd_bvns_ts__niter_10_search_greedy_init_one2one_memory_10_times4ave_25_maxs_1.0'.K31</svg:desc>
                </draw:g>
              </table:table-cell>
              <table:table-cell office:value-type="float" office:value="1647.05">
                <text:p>1647.05</text:p>
                <draw:g>
                  <svg:desc>'TESTBENCH_metaheu_ls_vnd_bvns_ts__niter_10_search_greedy_init_one2one_memory_10_times4ave_25_maxs_1.0'.M2:'TESTBENCH_metaheu_ls_vnd_bvns_ts__niter_10_search_greedy_init_one2one_memory_10_times4ave_25_maxs_1.0'.M31</svg:desc>
                </draw:g>
              </table:table-cell>
              <table:table-cell office:value-type="float" office:value="1422">
                <text:p>1422</text:p>
                <draw:g>
                  <svg:desc>'TESTBENCH_metaheu_ls_vnd_bvns_ts__niter_10_search_greedy_init_one2one_memory_10_times4ave_25_maxs_1.0'.N2:'TESTBENCH_metaheu_ls_vnd_bvns_ts__niter_10_search_greedy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5.04">
                <text:p>2905.04</text:p>
              </table:table-cell>
              <table:table-cell office:value-type="float" office:value="2028">
                <text:p>2028</text:p>
              </table:table-cell>
              <table:table-cell office:value-type="float" office:value="1218.33">
                <text:p>1218.33</text:p>
              </table:table-cell>
              <table:table-cell office:value-type="float" office:value="1004">
                <text:p>1004</text:p>
              </table:table-cell>
              <table:table-cell office:value-type="float" office:value="989.17">
                <text:p>989.17</text:p>
              </table:table-cell>
              <table:table-cell office:value-type="float" office:value="866">
                <text:p>866</text:p>
              </table:table-cell>
              <table:table-cell office:value-type="float" office:value="1816.53">
                <text:p>1816.5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9.97">
                <text:p>2959.97</text:p>
              </table:table-cell>
              <table:table-cell office:value-type="float" office:value="1891">
                <text:p>1891</text:p>
              </table:table-cell>
              <table:table-cell office:value-type="float" office:value="1198.47">
                <text:p>1198.47</text:p>
              </table:table-cell>
              <table:table-cell office:value-type="float" office:value="989">
                <text:p>989</text:p>
              </table:table-cell>
              <table:table-cell office:value-type="float" office:value="982.43">
                <text:p>982.43</text:p>
              </table:table-cell>
              <table:table-cell office:value-type="float" office:value="895">
                <text:p>895</text:p>
              </table:table-cell>
              <table:table-cell office:value-type="float" office:value="1809.01">
                <text:p>1809.0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5.77">
                <text:p>3015.77</text:p>
              </table:table-cell>
              <table:table-cell office:value-type="float" office:value="2257">
                <text:p>2257</text:p>
              </table:table-cell>
              <table:table-cell office:value-type="float" office:value="1250.29">
                <text:p>1250.29</text:p>
              </table:table-cell>
              <table:table-cell office:value-type="float" office:value="1061">
                <text:p>1061</text:p>
              </table:table-cell>
              <table:table-cell office:value-type="float" office:value="1038.42">
                <text:p>1038.42</text:p>
              </table:table-cell>
              <table:table-cell office:value-type="float" office:value="929">
                <text:p>929</text:p>
              </table:table-cell>
              <table:table-cell office:value-type="float" office:value="1875.21">
                <text:p>1875.21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8.57">
                <text:p>3048.57</text:p>
              </table:table-cell>
              <table:table-cell office:value-type="float" office:value="1829">
                <text:p>1829</text:p>
              </table:table-cell>
              <table:table-cell office:value-type="float" office:value="1212.06">
                <text:p>1212.06</text:p>
              </table:table-cell>
              <table:table-cell office:value-type="float" office:value="995">
                <text:p>995</text:p>
              </table:table-cell>
              <table:table-cell office:value-type="float" office:value="1007.88">
                <text:p>1007.88</text:p>
              </table:table-cell>
              <table:table-cell office:value-type="float" office:value="912">
                <text:p>912</text:p>
              </table:table-cell>
              <table:table-cell office:value-type="float" office:value="1889.12">
                <text:p>1889.1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3.52">
                <text:p>2883.52</text:p>
              </table:table-cell>
              <table:table-cell office:value-type="float" office:value="2046">
                <text:p>2046</text:p>
              </table:table-cell>
              <table:table-cell office:value-type="float" office:value="1220.62">
                <text:p>1220.62</text:p>
              </table:table-cell>
              <table:table-cell office:value-type="float" office:value="1007">
                <text:p>1007</text:p>
              </table:table-cell>
              <table:table-cell office:value-type="float" office:value="1014.53">
                <text:p>1014.53</text:p>
              </table:table-cell>
              <table:table-cell office:value-type="float" office:value="920">
                <text:p>920</text:p>
              </table:table-cell>
              <table:table-cell office:value-type="float" office:value="1819.36">
                <text:p>1819.3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4.27">
                <text:p>3024.27</text:p>
              </table:table-cell>
              <table:table-cell office:value-type="float" office:value="2058">
                <text:p>2058</text:p>
              </table:table-cell>
              <table:table-cell office:value-type="float" office:value="1216.04">
                <text:p>1216.04</text:p>
              </table:table-cell>
              <table:table-cell office:value-type="float" office:value="1031">
                <text:p>1031</text:p>
              </table:table-cell>
              <table:table-cell office:value-type="float" office:value="1013.81">
                <text:p>1013.81</text:p>
              </table:table-cell>
              <table:table-cell office:value-type="float" office:value="910">
                <text:p>910</text:p>
              </table:table-cell>
              <table:table-cell office:value-type="float" office:value="1837.78">
                <text:p>1837.7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5.48">
                <text:p>3015.48</text:p>
              </table:table-cell>
              <table:table-cell office:value-type="float" office:value="2205">
                <text:p>2205</text:p>
              </table:table-cell>
              <table:table-cell office:value-type="float" office:value="1219.06">
                <text:p>1219.06</text:p>
              </table:table-cell>
              <table:table-cell office:value-type="float" office:value="1043">
                <text:p>1043</text:p>
              </table:table-cell>
              <table:table-cell office:value-type="float" office:value="998.07">
                <text:p>998.07</text:p>
              </table:table-cell>
              <table:table-cell office:value-type="float" office:value="917">
                <text:p>917</text:p>
              </table:table-cell>
              <table:table-cell office:value-type="float" office:value="1841.46">
                <text:p>1841.4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2.41">
                <text:p>2982.41</text:p>
              </table:table-cell>
              <table:table-cell office:value-type="float" office:value="2223">
                <text:p>2223</text:p>
              </table:table-cell>
              <table:table-cell office:value-type="float" office:value="1268.9">
                <text:p>1268.9</text:p>
              </table:table-cell>
              <table:table-cell office:value-type="float" office:value="1105">
                <text:p>1105</text:p>
              </table:table-cell>
              <table:table-cell office:value-type="float" office:value="1042.14">
                <text:p>1042.14</text:p>
              </table:table-cell>
              <table:table-cell office:value-type="float" office:value="923">
                <text:p>923</text:p>
              </table:table-cell>
              <table:table-cell office:value-type="float" office:value="1849.28">
                <text:p>1849.28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5.66">
                <text:p>3095.66</text:p>
              </table:table-cell>
              <table:table-cell office:value-type="float" office:value="2110">
                <text:p>2110</text:p>
              </table:table-cell>
              <table:table-cell office:value-type="float" office:value="1221.66">
                <text:p>1221.66</text:p>
              </table:table-cell>
              <table:table-cell office:value-type="float" office:value="1020">
                <text:p>1020</text:p>
              </table:table-cell>
              <table:table-cell office:value-type="float" office:value="1031.94">
                <text:p>1031.94</text:p>
              </table:table-cell>
              <table:table-cell office:value-type="float" office:value="952">
                <text:p>952</text:p>
              </table:table-cell>
              <table:table-cell office:value-type="float" office:value="1843.61">
                <text:p>1843.61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6.86">
                <text:p>3146.86</text:p>
              </table:table-cell>
              <table:table-cell office:value-type="float" office:value="2269">
                <text:p>2269</text:p>
              </table:table-cell>
              <table:table-cell office:value-type="float" office:value="1237.06">
                <text:p>1237.06</text:p>
              </table:table-cell>
              <table:table-cell office:value-type="float" office:value="982">
                <text:p>982</text:p>
              </table:table-cell>
              <table:table-cell office:value-type="float" office:value="1015.68">
                <text:p>1015.68</text:p>
              </table:table-cell>
              <table:table-cell office:value-type="float" office:value="913">
                <text:p>913</text:p>
              </table:table-cell>
              <table:table-cell office:value-type="float" office:value="1906.57">
                <text:p>1906.5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5.32">
                <text:p>2925.32</text:p>
              </table:table-cell>
              <table:table-cell office:value-type="float" office:value="1941">
                <text:p>1941</text:p>
              </table:table-cell>
              <table:table-cell office:value-type="float" office:value="1211.63">
                <text:p>1211.63</text:p>
              </table:table-cell>
              <table:table-cell office:value-type="float" office:value="1020">
                <text:p>1020</text:p>
              </table:table-cell>
              <table:table-cell office:value-type="float" office:value="1001.48">
                <text:p>1001.48</text:p>
              </table:table-cell>
              <table:table-cell office:value-type="float" office:value="902">
                <text:p>902</text:p>
              </table:table-cell>
              <table:table-cell office:value-type="float" office:value="1776.94">
                <text:p>1776.9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.58">
                <text:p>3100.58</text:p>
              </table:table-cell>
              <table:table-cell office:value-type="float" office:value="2062">
                <text:p>2062</text:p>
              </table:table-cell>
              <table:table-cell office:value-type="float" office:value="1239.98">
                <text:p>1239.98</text:p>
              </table:table-cell>
              <table:table-cell office:value-type="float" office:value="970">
                <text:p>970</text:p>
              </table:table-cell>
              <table:table-cell office:value-type="float" office:value="1021.01">
                <text:p>1021.01</text:p>
              </table:table-cell>
              <table:table-cell office:value-type="float" office:value="881">
                <text:p>881</text:p>
              </table:table-cell>
              <table:table-cell office:value-type="float" office:value="1856.51">
                <text:p>1856.5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6.3">
                <text:p>2736.3</text:p>
              </table:table-cell>
              <table:table-cell office:value-type="float" office:value="1816">
                <text:p>1816</text:p>
              </table:table-cell>
              <table:table-cell office:value-type="float" office:value="1244.07">
                <text:p>1244.07</text:p>
              </table:table-cell>
              <table:table-cell office:value-type="float" office:value="1014">
                <text:p>1014</text:p>
              </table:table-cell>
              <table:table-cell office:value-type="float" office:value="1050.16">
                <text:p>1050.16</text:p>
              </table:table-cell>
              <table:table-cell office:value-type="float" office:value="954">
                <text:p>954</text:p>
              </table:table-cell>
              <table:table-cell office:value-type="float" office:value="1690.56">
                <text:p>1690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7.42">
                <text:p>2867.42</text:p>
              </table:table-cell>
              <table:table-cell office:value-type="float" office:value="1887">
                <text:p>1887</text:p>
              </table:table-cell>
              <table:table-cell office:value-type="float" office:value="1229.24">
                <text:p>1229.24</text:p>
              </table:table-cell>
              <table:table-cell office:value-type="float" office:value="1008">
                <text:p>1008</text:p>
              </table:table-cell>
              <table:table-cell office:value-type="float" office:value="1009.7">
                <text:p>1009.7</text:p>
              </table:table-cell>
              <table:table-cell office:value-type="float" office:value="892">
                <text:p>892</text:p>
              </table:table-cell>
              <table:table-cell office:value-type="float" office:value="1798.58">
                <text:p>1798.58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4.37">
                <text:p>2974.37</text:p>
              </table:table-cell>
              <table:table-cell office:value-type="float" office:value="2112">
                <text:p>2112</text:p>
              </table:table-cell>
              <table:table-cell office:value-type="float" office:value="1233.39">
                <text:p>1233.39</text:p>
              </table:table-cell>
              <table:table-cell office:value-type="float" office:value="1037">
                <text:p>1037</text:p>
              </table:table-cell>
              <table:table-cell office:value-type="float" office:value="1039.02">
                <text:p>1039.02</text:p>
              </table:table-cell>
              <table:table-cell office:value-type="float" office:value="925">
                <text:p>925</text:p>
              </table:table-cell>
              <table:table-cell office:value-type="float" office:value="1849.64">
                <text:p>1849.6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7.69">
                <text:p>2927.69</text:p>
              </table:table-cell>
              <table:table-cell office:value-type="float" office:value="2051">
                <text:p>2051</text:p>
              </table:table-cell>
              <table:table-cell office:value-type="float" office:value="1175.12">
                <text:p>1175.12</text:p>
              </table:table-cell>
              <table:table-cell office:value-type="float" office:value="1011">
                <text:p>1011</text:p>
              </table:table-cell>
              <table:table-cell office:value-type="float" office:value="1002.21">
                <text:p>1002.21</text:p>
              </table:table-cell>
              <table:table-cell office:value-type="float" office:value="913">
                <text:p>913</text:p>
              </table:table-cell>
              <table:table-cell office:value-type="float" office:value="1845.46">
                <text:p>1845.4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0.12">
                <text:p>3020.12</text:p>
              </table:table-cell>
              <table:table-cell office:value-type="float" office:value="2025">
                <text:p>2025</text:p>
              </table:table-cell>
              <table:table-cell office:value-type="float" office:value="1230.07">
                <text:p>1230.07</text:p>
              </table:table-cell>
              <table:table-cell office:value-type="float" office:value="1017">
                <text:p>1017</text:p>
              </table:table-cell>
              <table:table-cell office:value-type="float" office:value="1028.73">
                <text:p>1028.73</text:p>
              </table:table-cell>
              <table:table-cell office:value-type="float" office:value="904">
                <text:p>904</text:p>
              </table:table-cell>
              <table:table-cell office:value-type="float" office:value="1918.66">
                <text:p>1918.66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9.59">
                <text:p>2939.59</text:p>
              </table:table-cell>
              <table:table-cell office:value-type="float" office:value="2202">
                <text:p>2202</text:p>
              </table:table-cell>
              <table:table-cell office:value-type="float" office:value="1209.54">
                <text:p>1209.54</text:p>
              </table:table-cell>
              <table:table-cell office:value-type="float" office:value="1040">
                <text:p>1040</text:p>
              </table:table-cell>
              <table:table-cell office:value-type="float" office:value="1008.25">
                <text:p>1008.25</text:p>
              </table:table-cell>
              <table:table-cell office:value-type="float" office:value="912">
                <text:p>912</text:p>
              </table:table-cell>
              <table:table-cell office:value-type="float" office:value="1798.13">
                <text:p>1798.1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9.36">
                <text:p>3139.36</text:p>
              </table:table-cell>
              <table:table-cell office:value-type="float" office:value="2302">
                <text:p>2302</text:p>
              </table:table-cell>
              <table:table-cell office:value-type="float" office:value="1222.93">
                <text:p>1222.93</text:p>
              </table:table-cell>
              <table:table-cell office:value-type="float" office:value="1010">
                <text:p>1010</text:p>
              </table:table-cell>
              <table:table-cell office:value-type="float" office:value="1012.92">
                <text:p>1012.92</text:p>
              </table:table-cell>
              <table:table-cell office:value-type="float" office:value="920">
                <text:p>920</text:p>
              </table:table-cell>
              <table:table-cell office:value-type="float" office:value="1939.83">
                <text:p>1939.8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4.71">
                <text:p>3014.71</text:p>
              </table:table-cell>
              <table:table-cell office:value-type="float" office:value="2118">
                <text:p>2118</text:p>
              </table:table-cell>
              <table:table-cell office:value-type="float" office:value="1240.11">
                <text:p>1240.11</text:p>
              </table:table-cell>
              <table:table-cell office:value-type="float" office:value="1032">
                <text:p>1032</text:p>
              </table:table-cell>
              <table:table-cell office:value-type="float" office:value="1028.78">
                <text:p>1028.78</text:p>
              </table:table-cell>
              <table:table-cell office:value-type="float" office:value="919">
                <text:p>919</text:p>
              </table:table-cell>
              <table:table-cell office:value-type="float" office:value="1887.66">
                <text:p>1887.6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4.34">
                <text:p>3004.34</text:p>
              </table:table-cell>
              <table:table-cell office:value-type="float" office:value="1908">
                <text:p>1908</text:p>
              </table:table-cell>
              <table:table-cell office:value-type="float" office:value="1188.59">
                <text:p>1188.59</text:p>
              </table:table-cell>
              <table:table-cell office:value-type="float" office:value="957">
                <text:p>957</text:p>
              </table:table-cell>
              <table:table-cell office:value-type="float" office:value="989.41">
                <text:p>989.41</text:p>
              </table:table-cell>
              <table:table-cell office:value-type="float" office:value="858">
                <text:p>858</text:p>
              </table:table-cell>
              <table:table-cell office:value-type="float" office:value="1828.53">
                <text:p>1828.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8.16">
                <text:p>3158.16</text:p>
              </table:table-cell>
              <table:table-cell office:value-type="float" office:value="2028">
                <text:p>2028</text:p>
              </table:table-cell>
              <table:table-cell office:value-type="float" office:value="1225.24">
                <text:p>1225.24</text:p>
              </table:table-cell>
              <table:table-cell office:value-type="float" office:value="1031">
                <text:p>1031</text:p>
              </table:table-cell>
              <table:table-cell office:value-type="float" office:value="1038.47">
                <text:p>1038.47</text:p>
              </table:table-cell>
              <table:table-cell office:value-type="float" office:value="939">
                <text:p>939</text:p>
              </table:table-cell>
              <table:table-cell office:value-type="float" office:value="1952.51">
                <text:p>1952.5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5.83">
                <text:p>3005.83</text:p>
              </table:table-cell>
              <table:table-cell office:value-type="float" office:value="2172">
                <text:p>2172</text:p>
              </table:table-cell>
              <table:table-cell office:value-type="float" office:value="1232.86">
                <text:p>1232.86</text:p>
              </table:table-cell>
              <table:table-cell office:value-type="float" office:value="1055">
                <text:p>1055</text:p>
              </table:table-cell>
              <table:table-cell office:value-type="float" office:value="1013.91">
                <text:p>1013.91</text:p>
              </table:table-cell>
              <table:table-cell office:value-type="float" office:value="902">
                <text:p>902</text:p>
              </table:table-cell>
              <table:table-cell office:value-type="float" office:value="1852.59">
                <text:p>1852.59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.23">
                <text:p>2874.23</text:p>
              </table:table-cell>
              <table:table-cell office:value-type="float" office:value="2003">
                <text:p>2003</text:p>
              </table:table-cell>
              <table:table-cell office:value-type="float" office:value="1217.44">
                <text:p>1217.44</text:p>
              </table:table-cell>
              <table:table-cell office:value-type="float" office:value="968">
                <text:p>968</text:p>
              </table:table-cell>
              <table:table-cell office:value-type="float" office:value="1003.65">
                <text:p>1003.65</text:p>
              </table:table-cell>
              <table:table-cell office:value-type="float" office:value="911">
                <text:p>911</text:p>
              </table:table-cell>
              <table:table-cell office:value-type="float" office:value="1820.39">
                <text:p>1820.3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3.99">
                <text:p>2903.99</text:p>
              </table:table-cell>
              <table:table-cell office:value-type="float" office:value="2034">
                <text:p>2034</text:p>
              </table:table-cell>
              <table:table-cell office:value-type="float" office:value="1187.26">
                <text:p>1187.26</text:p>
              </table:table-cell>
              <table:table-cell office:value-type="float" office:value="986">
                <text:p>986</text:p>
              </table:table-cell>
              <table:table-cell office:value-type="float" office:value="980.8">
                <text:p>980.8</text:p>
              </table:table-cell>
              <table:table-cell office:value-type="float" office:value="877">
                <text:p>877</text:p>
              </table:table-cell>
              <table:table-cell office:value-type="float" office:value="1781.42">
                <text:p>1781.4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9.68">
                <text:p>2949.68</text:p>
              </table:table-cell>
              <table:table-cell office:value-type="float" office:value="2175">
                <text:p>2175</text:p>
              </table:table-cell>
              <table:table-cell office:value-type="float" office:value="1193.2">
                <text:p>1193.2</text:p>
              </table:table-cell>
              <table:table-cell office:value-type="float" office:value="995">
                <text:p>995</text:p>
              </table:table-cell>
              <table:table-cell office:value-type="float" office:value="991.02">
                <text:p>991.02</text:p>
              </table:table-cell>
              <table:table-cell office:value-type="float" office:value="899">
                <text:p>899</text:p>
              </table:table-cell>
              <table:table-cell office:value-type="float" office:value="1796.09">
                <text:p>1796.0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.2">
                <text:p>2900.2</text:p>
              </table:table-cell>
              <table:table-cell office:value-type="float" office:value="2089">
                <text:p>2089</text:p>
              </table:table-cell>
              <table:table-cell office:value-type="float" office:value="1229.55">
                <text:p>1229.55</text:p>
              </table:table-cell>
              <table:table-cell office:value-type="float" office:value="1035">
                <text:p>1035</text:p>
              </table:table-cell>
              <table:table-cell office:value-type="float" office:value="1005.23">
                <text:p>1005.23</text:p>
              </table:table-cell>
              <table:table-cell office:value-type="float" office:value="877">
                <text:p>877</text:p>
              </table:table-cell>
              <table:table-cell office:value-type="float" office:value="1794.92">
                <text:p>1794.9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4.46">
                <text:p>2894.46</text:p>
              </table:table-cell>
              <table:table-cell office:value-type="float" office:value="2197">
                <text:p>2197</text:p>
              </table:table-cell>
              <table:table-cell office:value-type="float" office:value="1204.48">
                <text:p>1204.48</text:p>
              </table:table-cell>
              <table:table-cell office:value-type="float" office:value="991">
                <text:p>991</text:p>
              </table:table-cell>
              <table:table-cell office:value-type="float" office:value="1001.17">
                <text:p>1001.17</text:p>
              </table:table-cell>
              <table:table-cell office:value-type="float" office:value="914">
                <text:p>914</text:p>
              </table:table-cell>
              <table:table-cell office:value-type="float" office:value="1793.56">
                <text:p>1793.5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8.01">
                <text:p>2928.01</text:p>
              </table:table-cell>
              <table:table-cell office:value-type="float" office:value="2083">
                <text:p>2083</text:p>
              </table:table-cell>
              <table:table-cell office:value-type="float" office:value="1195.96">
                <text:p>1195.96</text:p>
              </table:table-cell>
              <table:table-cell office:value-type="float" office:value="1019">
                <text:p>1019</text:p>
              </table:table-cell>
              <table:table-cell office:value-type="float" office:value="997.01">
                <text:p>997.01</text:p>
              </table:table-cell>
              <table:table-cell office:value-type="float" office:value="866">
                <text:p>866</text:p>
              </table:table-cell>
              <table:table-cell office:value-type="float" office:value="1805.85">
                <text:p>1805.85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7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D1:'TESTBENCH_metaheu_ls_vnd_bvns_ts__niter_10_search_greedy_init_one2one_memory_10_times4ave_25_maxs_1.0'.E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D2:'TESTBENCH_metaheu_ls_vnd_bvns_ts__niter_10_search_greedy_init_one2one_memory_10_times4ave_25_maxs_1.0'.D31" chart:label-cell-address="'TESTBENCH_metaheu_ls_vnd_bvns_ts__niter_10_search_greedy_init_one2one_memory_10_times4ave_25_maxs_1.0'.D1:'TESTBENCH_metaheu_ls_vnd_bvns_ts__niter_10_search_greedy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E2:'TESTBENCH_metaheu_ls_vnd_bvns_ts__niter_10_search_greedy_init_one2one_memory_10_times4ave_25_maxs_1.0'.E31" chart:label-cell-address="'TESTBENCH_metaheu_ls_vnd_bvns_ts__niter_10_search_greedy_init_one2one_memory_10_times4ave_25_maxs_1.0'.E1:'TESTBENCH_metaheu_ls_vnd_bvns_ts__niter_10_search_greedy_init_one2one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25_maxs_1.0'.D1:'TESTBENCH_metaheu_ls_vnd_bvns_ts__niter_10_search_greedy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25_maxs_1.0'.E1:'TESTBENCH_metaheu_ls_vnd_bvns_ts__niter_10_search_greedy_init_one2one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7.09">
                <text:p>2597.09</text:p>
                <draw:g>
                  <svg:desc>'TESTBENCH_metaheu_ls_vnd_bvns_ts__niter_10_search_greedy_init_one2one_memory_10_times4ave_25_maxs_1.0'.D2:'TESTBENCH_metaheu_ls_vnd_bvns_ts__niter_10_search_greedy_init_one2one_memory_10_times4ave_25_maxs_1.0'.D31</svg:desc>
                </draw:g>
              </table:table-cell>
              <table:table-cell office:value-type="float" office:value="1999">
                <text:p>1999</text:p>
                <draw:g>
                  <svg:desc>'TESTBENCH_metaheu_ls_vnd_bvns_ts__niter_10_search_greedy_init_one2one_memory_10_times4ave_25_maxs_1.0'.E2:'TESTBENCH_metaheu_ls_vnd_bvns_ts__niter_10_search_greedy_init_one2one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5.04">
                <text:p>2905.04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9.97">
                <text:p>2959.97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5.77">
                <text:p>3015.77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8.57">
                <text:p>3048.57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3.52">
                <text:p>2883.5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4.27">
                <text:p>3024.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5.48">
                <text:p>3015.48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2.41">
                <text:p>2982.4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5.66">
                <text:p>3095.6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6.86">
                <text:p>3146.86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5.32">
                <text:p>2925.3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.58">
                <text:p>3100.58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6.3">
                <text:p>2736.3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7.42">
                <text:p>2867.42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4.37">
                <text:p>2974.37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7.69">
                <text:p>2927.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0.12">
                <text:p>3020.1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9.59">
                <text:p>2939.59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9.36">
                <text:p>3139.36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4.71">
                <text:p>3014.71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4.34">
                <text:p>3004.34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8.16">
                <text:p>3158.1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5.83">
                <text:p>3005.83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.23">
                <text:p>2874.2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3.99">
                <text:p>2903.99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9.68">
                <text:p>2949.68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.2">
                <text:p>2900.2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4.46">
                <text:p>2894.46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8.01">
                <text:p>2928.01</text:p>
              </table:table-cell>
              <table:table-cell office:value-type="float" office:value="2083">
                <text:p>20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9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G1:'TESTBENCH_metaheu_ls_vnd_bvns_ts__niter_10_search_greedy_init_one2one_memory_10_times4ave_25_maxs_1.0'.H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G2:'TESTBENCH_metaheu_ls_vnd_bvns_ts__niter_10_search_greedy_init_one2one_memory_10_times4ave_25_maxs_1.0'.G31" chart:label-cell-address="'TESTBENCH_metaheu_ls_vnd_bvns_ts__niter_10_search_greedy_init_one2one_memory_10_times4ave_25_maxs_1.0'.G1:'TESTBENCH_metaheu_ls_vnd_bvns_ts__niter_10_search_greedy_init_one2one_memory_10_times4ave_25_maxs_1.0'.G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H2:'TESTBENCH_metaheu_ls_vnd_bvns_ts__niter_10_search_greedy_init_one2one_memory_10_times4ave_25_maxs_1.0'.H31" chart:label-cell-address="'TESTBENCH_metaheu_ls_vnd_bvns_ts__niter_10_search_greedy_init_one2one_memory_10_times4ave_25_maxs_1.0'.H1:'TESTBENCH_metaheu_ls_vnd_bvns_ts__niter_10_search_greedy_init_one2one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25_maxs_1.0'.G1:'TESTBENCH_metaheu_ls_vnd_bvns_ts__niter_10_search_greedy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25_maxs_1.0'.H1:'TESTBENCH_metaheu_ls_vnd_bvns_ts__niter_10_search_greedy_init_one2one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2.89">
                <text:p>1182.89</text:p>
                <draw:g>
                  <svg:desc>'TESTBENCH_metaheu_ls_vnd_bvns_ts__niter_10_search_greedy_init_one2one_memory_10_times4ave_25_maxs_1.0'.G2:'TESTBENCH_metaheu_ls_vnd_bvns_ts__niter_10_search_greedy_init_one2one_memory_10_times4ave_25_maxs_1.0'.G31</svg:desc>
                </draw:g>
              </table:table-cell>
              <table:table-cell office:value-type="float" office:value="964">
                <text:p>964</text:p>
                <draw:g>
                  <svg:desc>'TESTBENCH_metaheu_ls_vnd_bvns_ts__niter_10_search_greedy_init_one2one_memory_10_times4ave_25_maxs_1.0'.H2:'TESTBENCH_metaheu_ls_vnd_bvns_ts__niter_10_search_greedy_init_one2one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8.33">
                <text:p>1218.3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8.47">
                <text:p>1198.4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.29">
                <text:p>1250.29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2.06">
                <text:p>1212.0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0.62">
                <text:p>1220.6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6.04">
                <text:p>1216.0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9.06">
                <text:p>1219.0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8.9">
                <text:p>1268.9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1.66">
                <text:p>1221.6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7.06">
                <text:p>1237.0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1.63">
                <text:p>1211.6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9.98">
                <text:p>1239.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4.07">
                <text:p>1244.0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9.24">
                <text:p>1229.2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3.39">
                <text:p>1233.3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5.12">
                <text:p>1175.1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0.07">
                <text:p>1230.0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9.54">
                <text:p>1209.5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2.93">
                <text:p>1222.9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0.11">
                <text:p>1240.1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8.59">
                <text:p>1188.5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5.24">
                <text:p>1225.2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2.86">
                <text:p>1232.8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7.44">
                <text:p>1217.4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7.26">
                <text:p>1187.2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3.2">
                <text:p>1193.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9.55">
                <text:p>1229.5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4.48">
                <text:p>1204.4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5.96">
                <text:p>1195.96</text:p>
              </table:table-cell>
              <table:table-cell office:value-type="float" office:value="1019">
                <text:p>10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9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J1:'TESTBENCH_metaheu_ls_vnd_bvns_ts__niter_10_search_greedy_init_one2one_memory_10_times4ave_25_maxs_1.0'.K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J2:'TESTBENCH_metaheu_ls_vnd_bvns_ts__niter_10_search_greedy_init_one2one_memory_10_times4ave_25_maxs_1.0'.J31" chart:label-cell-address="'TESTBENCH_metaheu_ls_vnd_bvns_ts__niter_10_search_greedy_init_one2one_memory_10_times4ave_25_maxs_1.0'.J1:'TESTBENCH_metaheu_ls_vnd_bvns_ts__niter_10_search_greedy_init_one2one_memory_10_times4ave_25_maxs_1.0'.J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K2:'TESTBENCH_metaheu_ls_vnd_bvns_ts__niter_10_search_greedy_init_one2one_memory_10_times4ave_25_maxs_1.0'.K31" chart:label-cell-address="'TESTBENCH_metaheu_ls_vnd_bvns_ts__niter_10_search_greedy_init_one2one_memory_10_times4ave_25_maxs_1.0'.K1:'TESTBENCH_metaheu_ls_vnd_bvns_ts__niter_10_search_greedy_init_one2one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25_maxs_1.0'.J1:'TESTBENCH_metaheu_ls_vnd_bvns_ts__niter_10_search_greedy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25_maxs_1.0'.K1:'TESTBENCH_metaheu_ls_vnd_bvns_ts__niter_10_search_greedy_init_one2one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5.95">
                <text:p>1005.95</text:p>
                <draw:g>
                  <svg:desc>'TESTBENCH_metaheu_ls_vnd_bvns_ts__niter_10_search_greedy_init_one2one_memory_10_times4ave_25_maxs_1.0'.J2:'TESTBENCH_metaheu_ls_vnd_bvns_ts__niter_10_search_greedy_init_one2one_memory_10_times4ave_25_maxs_1.0'.J31</svg:desc>
                </draw:g>
              </table:table-cell>
              <table:table-cell office:value-type="float" office:value="920">
                <text:p>920</text:p>
                <draw:g>
                  <svg:desc>'TESTBENCH_metaheu_ls_vnd_bvns_ts__niter_10_search_greedy_init_one2one_memory_10_times4ave_25_maxs_1.0'.K2:'TESTBENCH_metaheu_ls_vnd_bvns_ts__niter_10_search_greedy_init_one2one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9.17">
                <text:p>989.1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2.43">
                <text:p>982.4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8.42">
                <text:p>1038.4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7.88">
                <text:p>1007.88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4.53">
                <text:p>1014.5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3.81">
                <text:p>1013.8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.07">
                <text:p>998.0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2.14">
                <text:p>1042.1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1.94">
                <text:p>1031.9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5.68">
                <text:p>1015.6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1.48">
                <text:p>1001.4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1.01">
                <text:p>1021.0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.16">
                <text:p>1050.1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9.7">
                <text:p>1009.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9.02">
                <text:p>1039.0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2.21">
                <text:p>1002.2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8.73">
                <text:p>1028.7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8.25">
                <text:p>1008.2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2.92">
                <text:p>1012.9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8.78">
                <text:p>1028.78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9.41">
                <text:p>989.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8.47">
                <text:p>1038.4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3.91">
                <text:p>1013.9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3.65">
                <text:p>1003.6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0.8">
                <text:p>980.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1.02">
                <text:p>991.0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5.23">
                <text:p>1005.2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1.17">
                <text:p>1001.1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7.01">
                <text:p>997.01</text:p>
              </table:table-cell>
              <table:table-cell office:value-type="float" office:value="866">
                <text:p>8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8cm" svg:height="9.006cm" xlink:href=".." xlink:type="simple" chart:class="chart:line" chart:style-name="ch1">
        <chart:title svg:x="2.259cm" svg:y="0.172cm" chart:style-name="ch2">
          <text:p>						30 nodes comparison
 niter=10, greedy, initial solution=one2one, memory in TS=10</text:p>
        </chart:title>
        <chart:legend chart:legend-position="bottom" svg:x="2.384cm" svg:y="8.407cm" style:legend-expansion="custom" chartooo:width="9.977cm" chartooo:height="0.598cm" style:legend-expansion-aspect-ratio="16.6839464882943" chart:style-name="ch3"/>
        <chart:plot-area chart:style-name="ch4" table:cell-range-address="'TESTBENCH_metaheu_ls_vnd_bvns_ts__niter_10_search_greedy_init_one2one_memory_10_times4ave_25_maxs_1.0'.M1:'TESTBENCH_metaheu_ls_vnd_bvns_ts__niter_10_search_greedy_init_one2one_memory_10_times4ave_25_maxs_1.0'.N31" chart:data-source-has-labels="row" svg:x="-0.323cm" svg:y="1.751cm" svg:width="15.327cm" svg:height="6.263cm">
          <chartooo:coordinate-region svg:x="0.669cm" svg:y="1.95cm" svg:width="14.14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M2:'TESTBENCH_metaheu_ls_vnd_bvns_ts__niter_10_search_greedy_init_one2one_memory_10_times4ave_25_maxs_1.0'.M31" chart:label-cell-address="'TESTBENCH_metaheu_ls_vnd_bvns_ts__niter_10_search_greedy_init_one2one_memory_10_times4ave_25_maxs_1.0'.M1:'TESTBENCH_metaheu_ls_vnd_bvns_ts__niter_10_search_greedy_init_one2one_memory_10_times4ave_25_maxs_1.0'.M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N2:'TESTBENCH_metaheu_ls_vnd_bvns_ts__niter_10_search_greedy_init_one2one_memory_10_times4ave_25_maxs_1.0'.N31" chart:label-cell-address="'TESTBENCH_metaheu_ls_vnd_bvns_ts__niter_10_search_greedy_init_one2one_memory_10_times4ave_25_maxs_1.0'.N1:'TESTBENCH_metaheu_ls_vnd_bvns_ts__niter_10_search_greedy_init_one2one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25_maxs_1.0'.M1:'TESTBENCH_metaheu_ls_vnd_bvns_ts__niter_10_search_greedy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25_maxs_1.0'.N1:'TESTBENCH_metaheu_ls_vnd_bvns_ts__niter_10_search_greedy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.05">
                <text:p>1647.05</text:p>
                <draw:g>
                  <svg:desc>'TESTBENCH_metaheu_ls_vnd_bvns_ts__niter_10_search_greedy_init_one2one_memory_10_times4ave_25_maxs_1.0'.M2:'TESTBENCH_metaheu_ls_vnd_bvns_ts__niter_10_search_greedy_init_one2one_memory_10_times4ave_25_maxs_1.0'.M31</svg:desc>
                </draw:g>
              </table:table-cell>
              <table:table-cell office:value-type="float" office:value="1422">
                <text:p>1422</text:p>
                <draw:g>
                  <svg:desc>'TESTBENCH_metaheu_ls_vnd_bvns_ts__niter_10_search_greedy_init_one2one_memory_10_times4ave_25_maxs_1.0'.N2:'TESTBENCH_metaheu_ls_vnd_bvns_ts__niter_10_search_greedy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6.53">
                <text:p>1816.5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9.01">
                <text:p>1809.0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.21">
                <text:p>1875.21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9.12">
                <text:p>1889.1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9.36">
                <text:p>1819.3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7.78">
                <text:p>1837.78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1.46">
                <text:p>1841.4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9.28">
                <text:p>1849.28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3.61">
                <text:p>1843.61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6.57">
                <text:p>1906.5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6.94">
                <text:p>1776.9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6.51">
                <text:p>1856.5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0.56">
                <text:p>1690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98.58">
                <text:p>1798.58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9.64">
                <text:p>1849.6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5.46">
                <text:p>1845.4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8.66">
                <text:p>1918.66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8.13">
                <text:p>1798.1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9.83">
                <text:p>1939.83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7.66">
                <text:p>1887.6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8.53">
                <text:p>1828.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2.51">
                <text:p>1952.5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2.59">
                <text:p>1852.59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0.39">
                <text:p>1820.3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1.42">
                <text:p>1781.42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96.09">
                <text:p>1796.0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4.92">
                <text:p>1794.9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3.56">
                <text:p>1793.5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5.85">
                <text:p>1805.85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30 nodes comparison: LS, VND, BVNS, TS
 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25_maxs_1.0'.D1:'TESTBENCH_metaheu_ls_vnd_bvns_ts__niter_10_search_greedy_init_group_memory_10_times4ave_25_maxs_1.0'.E31 'TESTBENCH_metaheu_ls_vnd_bvns_ts__niter_10_search_greedy_init_group_memory_10_times4ave_25_maxs_1.0'.G1:'TESTBENCH_metaheu_ls_vnd_bvns_ts__niter_10_search_greedy_init_group_memory_10_times4ave_25_maxs_1.0'.H31 'TESTBENCH_metaheu_ls_vnd_bvns_ts__niter_10_search_greedy_init_group_memory_10_times4ave_25_maxs_1.0'.J1:'TESTBENCH_metaheu_ls_vnd_bvns_ts__niter_10_search_greedy_init_group_memory_10_times4ave_25_maxs_1.0'.K31 'TESTBENCH_metaheu_ls_vnd_bvns_ts__niter_10_search_greedy_init_group_memory_10_times4ave_25_maxs_1.0'.M1:'TESTBENCH_metaheu_ls_vnd_bvns_ts__niter_10_search_greedy_init_group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D2:'TESTBENCH_metaheu_ls_vnd_bvns_ts__niter_10_search_greedy_init_group_memory_10_times4ave_25_maxs_1.0'.D31" chart:label-cell-address="'TESTBENCH_metaheu_ls_vnd_bvns_ts__niter_10_search_greedy_init_group_memory_10_times4ave_25_maxs_1.0'.D1:'TESTBENCH_metaheu_ls_vnd_bvns_ts__niter_10_search_greedy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E2:'TESTBENCH_metaheu_ls_vnd_bvns_ts__niter_10_search_greedy_init_group_memory_10_times4ave_25_maxs_1.0'.E31" chart:label-cell-address="'TESTBENCH_metaheu_ls_vnd_bvns_ts__niter_10_search_greedy_init_group_memory_10_times4ave_25_maxs_1.0'.E1:'TESTBENCH_metaheu_ls_vnd_bvns_ts__niter_10_search_greedy_init_group_memory_10_times4ave_25_maxs_1.0'.E1" chart:class="chart:line">
            <chart:data-point chart:repeated="30"/>
          </chart:series>
          <chart:series chart:style-name="ch9" chart:values-cell-range-address="'TESTBENCH_metaheu_ls_vnd_bvns_ts__niter_10_search_greedy_init_group_memory_10_times4ave_25_maxs_1.0'.G2:'TESTBENCH_metaheu_ls_vnd_bvns_ts__niter_10_search_greedy_init_group_memory_10_times4ave_25_maxs_1.0'.G31" chart:label-cell-address="'TESTBENCH_metaheu_ls_vnd_bvns_ts__niter_10_search_greedy_init_group_memory_10_times4ave_25_maxs_1.0'.G1:'TESTBENCH_metaheu_ls_vnd_bvns_ts__niter_10_search_greedy_init_group_memory_10_times4ave_25_maxs_1.0'.G1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H2:'TESTBENCH_metaheu_ls_vnd_bvns_ts__niter_10_search_greedy_init_group_memory_10_times4ave_25_maxs_1.0'.H31" chart:label-cell-address="'TESTBENCH_metaheu_ls_vnd_bvns_ts__niter_10_search_greedy_init_group_memory_10_times4ave_25_maxs_1.0'.H1:'TESTBENCH_metaheu_ls_vnd_bvns_ts__niter_10_search_greedy_init_group_memory_10_times4ave_25_maxs_1.0'.H1" chart:class="chart:line">
            <chart:data-point chart:repeated="30"/>
          </chart:series>
          <chart:series chart:style-name="ch11" chart:values-cell-range-address="'TESTBENCH_metaheu_ls_vnd_bvns_ts__niter_10_search_greedy_init_group_memory_10_times4ave_25_maxs_1.0'.J2:'TESTBENCH_metaheu_ls_vnd_bvns_ts__niter_10_search_greedy_init_group_memory_10_times4ave_25_maxs_1.0'.J31" chart:label-cell-address="'TESTBENCH_metaheu_ls_vnd_bvns_ts__niter_10_search_greedy_init_group_memory_10_times4ave_25_maxs_1.0'.J1:'TESTBENCH_metaheu_ls_vnd_bvns_ts__niter_10_search_greedy_init_group_memory_10_times4ave_25_maxs_1.0'.J1" chart:class="chart:line">
            <chart:data-point chart:repeated="30"/>
          </chart:series>
          <chart:series chart:style-name="ch12" chart:values-cell-range-address="'TESTBENCH_metaheu_ls_vnd_bvns_ts__niter_10_search_greedy_init_group_memory_10_times4ave_25_maxs_1.0'.K2:'TESTBENCH_metaheu_ls_vnd_bvns_ts__niter_10_search_greedy_init_group_memory_10_times4ave_25_maxs_1.0'.K31" chart:label-cell-address="'TESTBENCH_metaheu_ls_vnd_bvns_ts__niter_10_search_greedy_init_group_memory_10_times4ave_25_maxs_1.0'.K1:'TESTBENCH_metaheu_ls_vnd_bvns_ts__niter_10_search_greedy_init_group_memory_10_times4ave_25_maxs_1.0'.K1" chart:class="chart:line">
            <chart:data-point chart:repeated="30"/>
          </chart:series>
          <chart:series chart:style-name="ch13" chart:values-cell-range-address="'TESTBENCH_metaheu_ls_vnd_bvns_ts__niter_10_search_greedy_init_group_memory_10_times4ave_25_maxs_1.0'.M2:'TESTBENCH_metaheu_ls_vnd_bvns_ts__niter_10_search_greedy_init_group_memory_10_times4ave_25_maxs_1.0'.M31" chart:label-cell-address="'TESTBENCH_metaheu_ls_vnd_bvns_ts__niter_10_search_greedy_init_group_memory_10_times4ave_25_maxs_1.0'.M1:'TESTBENCH_metaheu_ls_vnd_bvns_ts__niter_10_search_greedy_init_group_memory_10_times4ave_25_maxs_1.0'.M1" chart:class="chart:line">
            <chart:data-point chart:repeated="30"/>
          </chart:series>
          <chart:series chart:style-name="ch14" chart:values-cell-range-address="'TESTBENCH_metaheu_ls_vnd_bvns_ts__niter_10_search_greedy_init_group_memory_10_times4ave_25_maxs_1.0'.N2:'TESTBENCH_metaheu_ls_vnd_bvns_ts__niter_10_search_greedy_init_group_memory_10_times4ave_25_maxs_1.0'.N31" chart:label-cell-address="'TESTBENCH_metaheu_ls_vnd_bvns_ts__niter_10_search_greedy_init_group_memory_10_times4ave_25_maxs_1.0'.N1:'TESTBENCH_metaheu_ls_vnd_bvns_ts__niter_10_search_greedy_init_group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25_maxs_1.0'.D1:'TESTBENCH_metaheu_ls_vnd_bvns_ts__niter_10_search_greedy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25_maxs_1.0'.E1:'TESTBENCH_metaheu_ls_vnd_bvns_ts__niter_10_search_greedy_init_group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25_maxs_1.0'.G1:'TESTBENCH_metaheu_ls_vnd_bvns_ts__niter_10_search_greedy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25_maxs_1.0'.H1:'TESTBENCH_metaheu_ls_vnd_bvns_ts__niter_10_search_greedy_init_group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25_maxs_1.0'.J1:'TESTBENCH_metaheu_ls_vnd_bvns_ts__niter_10_search_greedy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25_maxs_1.0'.K1:'TESTBENCH_metaheu_ls_vnd_bvns_ts__niter_10_search_greedy_init_group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25_maxs_1.0'.M1:'TESTBENCH_metaheu_ls_vnd_bvns_ts__niter_10_search_greedy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25_maxs_1.0'.N1:'TESTBENCH_metaheu_ls_vnd_bvns_ts__niter_10_search_greedy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.12">
                <text:p>1547.12</text:p>
                <draw:g>
                  <svg:desc>'TESTBENCH_metaheu_ls_vnd_bvns_ts__niter_10_search_greedy_init_group_memory_10_times4ave_25_maxs_1.0'.D2:'TESTBENCH_metaheu_ls_vnd_bvns_ts__niter_10_search_greedy_init_group_memory_10_times4ave_25_maxs_1.0'.D31</svg:desc>
                </draw:g>
              </table:table-cell>
              <table:table-cell office:value-type="float" office:value="1267">
                <text:p>1267</text:p>
                <draw:g>
                  <svg:desc>'TESTBENCH_metaheu_ls_vnd_bvns_ts__niter_10_search_greedy_init_group_memory_10_times4ave_25_maxs_1.0'.E2:'TESTBENCH_metaheu_ls_vnd_bvns_ts__niter_10_search_greedy_init_group_memory_10_times4ave_25_maxs_1.0'.E31</svg:desc>
                </draw:g>
              </table:table-cell>
              <table:table-cell office:value-type="float" office:value="1176.7">
                <text:p>1176.7</text:p>
                <draw:g>
                  <svg:desc>'TESTBENCH_metaheu_ls_vnd_bvns_ts__niter_10_search_greedy_init_group_memory_10_times4ave_25_maxs_1.0'.G2:'TESTBENCH_metaheu_ls_vnd_bvns_ts__niter_10_search_greedy_init_group_memory_10_times4ave_25_maxs_1.0'.G31</svg:desc>
                </draw:g>
              </table:table-cell>
              <table:table-cell office:value-type="float" office:value="965">
                <text:p>965</text:p>
                <draw:g>
                  <svg:desc>'TESTBENCH_metaheu_ls_vnd_bvns_ts__niter_10_search_greedy_init_group_memory_10_times4ave_25_maxs_1.0'.H2:'TESTBENCH_metaheu_ls_vnd_bvns_ts__niter_10_search_greedy_init_group_memory_10_times4ave_25_maxs_1.0'.H31</svg:desc>
                </draw:g>
              </table:table-cell>
              <table:table-cell office:value-type="float" office:value="997.72">
                <text:p>997.72</text:p>
                <draw:g>
                  <svg:desc>'TESTBENCH_metaheu_ls_vnd_bvns_ts__niter_10_search_greedy_init_group_memory_10_times4ave_25_maxs_1.0'.J2:'TESTBENCH_metaheu_ls_vnd_bvns_ts__niter_10_search_greedy_init_group_memory_10_times4ave_25_maxs_1.0'.J31</svg:desc>
                </draw:g>
              </table:table-cell>
              <table:table-cell office:value-type="float" office:value="895">
                <text:p>895</text:p>
                <draw:g>
                  <svg:desc>'TESTBENCH_metaheu_ls_vnd_bvns_ts__niter_10_search_greedy_init_group_memory_10_times4ave_25_maxs_1.0'.K2:'TESTBENCH_metaheu_ls_vnd_bvns_ts__niter_10_search_greedy_init_group_memory_10_times4ave_25_maxs_1.0'.K31</svg:desc>
                </draw:g>
              </table:table-cell>
              <table:table-cell office:value-type="float" office:value="1249.49">
                <text:p>1249.49</text:p>
                <draw:g>
                  <svg:desc>'TESTBENCH_metaheu_ls_vnd_bvns_ts__niter_10_search_greedy_init_group_memory_10_times4ave_25_maxs_1.0'.M2:'TESTBENCH_metaheu_ls_vnd_bvns_ts__niter_10_search_greedy_init_group_memory_10_times4ave_25_maxs_1.0'.M31</svg:desc>
                </draw:g>
              </table:table-cell>
              <table:table-cell office:value-type="float" office:value="1103">
                <text:p>1103</text:p>
                <draw:g>
                  <svg:desc>'TESTBENCH_metaheu_ls_vnd_bvns_ts__niter_10_search_greedy_init_group_memory_10_times4ave_25_maxs_1.0'.N2:'TESTBENCH_metaheu_ls_vnd_bvns_ts__niter_10_search_greedy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4.67">
                <text:p>1694.67</text:p>
              </table:table-cell>
              <table:table-cell office:value-type="float" office:value="1323">
                <text:p>1323</text:p>
              </table:table-cell>
              <table:table-cell office:value-type="float" office:value="1186.73">
                <text:p>1186.73</text:p>
              </table:table-cell>
              <table:table-cell office:value-type="float" office:value="1002">
                <text:p>1002</text:p>
              </table:table-cell>
              <table:table-cell office:value-type="float" office:value="985.41">
                <text:p>985.41</text:p>
              </table:table-cell>
              <table:table-cell office:value-type="float" office:value="894">
                <text:p>894</text:p>
              </table:table-cell>
              <table:table-cell office:value-type="float" office:value="1297.66">
                <text:p>1297.6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.26">
                <text:p>1600.26</text:p>
              </table:table-cell>
              <table:table-cell office:value-type="float" office:value="1324">
                <text:p>1324</text:p>
              </table:table-cell>
              <table:table-cell office:value-type="float" office:value="1185.03">
                <text:p>1185.03</text:p>
              </table:table-cell>
              <table:table-cell office:value-type="float" office:value="949">
                <text:p>949</text:p>
              </table:table-cell>
              <table:table-cell office:value-type="float" office:value="978.98">
                <text:p>978.98</text:p>
              </table:table-cell>
              <table:table-cell office:value-type="float" office:value="916">
                <text:p>916</text:p>
              </table:table-cell>
              <table:table-cell office:value-type="float" office:value="1281.15">
                <text:p>1281.1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0.55">
                <text:p>1670.55</text:p>
              </table:table-cell>
              <table:table-cell office:value-type="float" office:value="1333">
                <text:p>1333</text:p>
              </table:table-cell>
              <table:table-cell office:value-type="float" office:value="1213.95">
                <text:p>1213.95</text:p>
              </table:table-cell>
              <table:table-cell office:value-type="float" office:value="1043">
                <text:p>1043</text:p>
              </table:table-cell>
              <table:table-cell office:value-type="float" office:value="1036.18">
                <text:p>1036.18</text:p>
              </table:table-cell>
              <table:table-cell office:value-type="float" office:value="928">
                <text:p>928</text:p>
              </table:table-cell>
              <table:table-cell office:value-type="float" office:value="1336.2">
                <text:p>1336.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4.02">
                <text:p>1674.02</text:p>
              </table:table-cell>
              <table:table-cell office:value-type="float" office:value="1401">
                <text:p>1401</text:p>
              </table:table-cell>
              <table:table-cell office:value-type="float" office:value="1189.57">
                <text:p>1189.57</text:p>
              </table:table-cell>
              <table:table-cell office:value-type="float" office:value="959">
                <text:p>959</text:p>
              </table:table-cell>
              <table:table-cell office:value-type="float" office:value="999.22">
                <text:p>999.22</text:p>
              </table:table-cell>
              <table:table-cell office:value-type="float" office:value="895">
                <text:p>895</text:p>
              </table:table-cell>
              <table:table-cell office:value-type="float" office:value="1316.16">
                <text:p>1316.1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4.77">
                <text:p>1664.77</text:p>
              </table:table-cell>
              <table:table-cell office:value-type="float" office:value="1336">
                <text:p>1336</text:p>
              </table:table-cell>
              <table:table-cell office:value-type="float" office:value="1191.55">
                <text:p>1191.55</text:p>
              </table:table-cell>
              <table:table-cell office:value-type="float" office:value="988">
                <text:p>988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1343.95">
                <text:p>1343.9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9.24">
                <text:p>1639.24</text:p>
              </table:table-cell>
              <table:table-cell office:value-type="float" office:value="1321">
                <text:p>1321</text:p>
              </table:table-cell>
              <table:table-cell office:value-type="float" office:value="1181.21">
                <text:p>1181.21</text:p>
              </table:table-cell>
              <table:table-cell office:value-type="float" office:value="1019">
                <text:p>1019</text:p>
              </table:table-cell>
              <table:table-cell office:value-type="float" office:value="1001.44">
                <text:p>1001.44</text:p>
              </table:table-cell>
              <table:table-cell office:value-type="float" office:value="913">
                <text:p>913</text:p>
              </table:table-cell>
              <table:table-cell office:value-type="float" office:value="1321.35">
                <text:p>1321.3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1.06">
                <text:p>1781.06</text:p>
              </table:table-cell>
              <table:table-cell office:value-type="float" office:value="1427">
                <text:p>1427</text:p>
              </table:table-cell>
              <table:table-cell office:value-type="float" office:value="1232.08">
                <text:p>1232.08</text:p>
              </table:table-cell>
              <table:table-cell office:value-type="float" office:value="993">
                <text:p>993</text:p>
              </table:table-cell>
              <table:table-cell office:value-type="float" office:value="989.62">
                <text:p>989.62</text:p>
              </table:table-cell>
              <table:table-cell office:value-type="float" office:value="847">
                <text:p>847</text:p>
              </table:table-cell>
              <table:table-cell office:value-type="float" office:value="1399.5">
                <text:p>1399.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.46">
                <text:p>1633.46</text:p>
              </table:table-cell>
              <table:table-cell office:value-type="float" office:value="1386">
                <text:p>1386</text:p>
              </table:table-cell>
              <table:table-cell office:value-type="float" office:value="1219.41">
                <text:p>1219.41</text:p>
              </table:table-cell>
              <table:table-cell office:value-type="float" office:value="1004">
                <text:p>1004</text:p>
              </table:table-cell>
              <table:table-cell office:value-type="float" office:value="1033.51">
                <text:p>1033.51</text:p>
              </table:table-cell>
              <table:table-cell office:value-type="float" office:value="934">
                <text:p>934</text:p>
              </table:table-cell>
              <table:table-cell office:value-type="float" office:value="1331.23">
                <text:p>1331.2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.71">
                <text:p>1635.71</text:p>
              </table:table-cell>
              <table:table-cell office:value-type="float" office:value="1300">
                <text:p>1300</text:p>
              </table:table-cell>
              <table:table-cell office:value-type="float" office:value="1222.28">
                <text:p>1222.28</text:p>
              </table:table-cell>
              <table:table-cell office:value-type="float" office:value="1035">
                <text:p>1035</text:p>
              </table:table-cell>
              <table:table-cell office:value-type="float" office:value="1022.73">
                <text:p>1022.73</text:p>
              </table:table-cell>
              <table:table-cell office:value-type="float" office:value="925">
                <text:p>925</text:p>
              </table:table-cell>
              <table:table-cell office:value-type="float" office:value="1341.35">
                <text:p>1341.3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.11">
                <text:p>1650.11</text:p>
              </table:table-cell>
              <table:table-cell office:value-type="float" office:value="1395">
                <text:p>1395</text:p>
              </table:table-cell>
              <table:table-cell office:value-type="float" office:value="1226.79">
                <text:p>1226.79</text:p>
              </table:table-cell>
              <table:table-cell office:value-type="float" office:value="1065">
                <text:p>1065</text:p>
              </table:table-cell>
              <table:table-cell office:value-type="float" office:value="1020.27">
                <text:p>1020.27</text:p>
              </table:table-cell>
              <table:table-cell office:value-type="float" office:value="938">
                <text:p>938</text:p>
              </table:table-cell>
              <table:table-cell office:value-type="float" office:value="1335.5">
                <text:p>1335.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.16">
                <text:p>1642.16</text:p>
              </table:table-cell>
              <table:table-cell office:value-type="float" office:value="1327">
                <text:p>1327</text:p>
              </table:table-cell>
              <table:table-cell office:value-type="float" office:value="1190.66">
                <text:p>1190.66</text:p>
              </table:table-cell>
              <table:table-cell office:value-type="float" office:value="1002">
                <text:p>1002</text:p>
              </table:table-cell>
              <table:table-cell office:value-type="float" office:value="999.18">
                <text:p>999.18</text:p>
              </table:table-cell>
              <table:table-cell office:value-type="float" office:value="903">
                <text:p>903</text:p>
              </table:table-cell>
              <table:table-cell office:value-type="float" office:value="1326.95">
                <text:p>1326.9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6.9">
                <text:p>1746.9</text:p>
              </table:table-cell>
              <table:table-cell office:value-type="float" office:value="1361">
                <text:p>1361</text:p>
              </table:table-cell>
              <table:table-cell office:value-type="float" office:value="1194.45">
                <text:p>1194.45</text:p>
              </table:table-cell>
              <table:table-cell office:value-type="float" office:value="1015">
                <text:p>1015</text:p>
              </table:table-cell>
              <table:table-cell office:value-type="float" office:value="1015.46">
                <text:p>1015.46</text:p>
              </table:table-cell>
              <table:table-cell office:value-type="float" office:value="915">
                <text:p>915</text:p>
              </table:table-cell>
              <table:table-cell office:value-type="float" office:value="1333.99">
                <text:p>1333.9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8.37">
                <text:p>1708.37</text:p>
              </table:table-cell>
              <table:table-cell office:value-type="float" office:value="1406">
                <text:p>1406</text:p>
              </table:table-cell>
              <table:table-cell office:value-type="float" office:value="1238.87">
                <text:p>1238.87</text:p>
              </table:table-cell>
              <table:table-cell office:value-type="float" office:value="986">
                <text:p>986</text:p>
              </table:table-cell>
              <table:table-cell office:value-type="float" office:value="1035.1">
                <text:p>1035.1</text:p>
              </table:table-cell>
              <table:table-cell office:value-type="float" office:value="946">
                <text:p>946</text:p>
              </table:table-cell>
              <table:table-cell office:value-type="float" office:value="1330.61">
                <text:p>1330.6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5.19">
                <text:p>1685.19</text:p>
              </table:table-cell>
              <table:table-cell office:value-type="float" office:value="1313">
                <text:p>1313</text:p>
              </table:table-cell>
              <table:table-cell office:value-type="float" office:value="1214.57">
                <text:p>1214.57</text:p>
              </table:table-cell>
              <table:table-cell office:value-type="float" office:value="1007">
                <text:p>1007</text:p>
              </table:table-cell>
              <table:table-cell office:value-type="float" office:value="1003.35">
                <text:p>1003.35</text:p>
              </table:table-cell>
              <table:table-cell office:value-type="float" office:value="918">
                <text:p>918</text:p>
              </table:table-cell>
              <table:table-cell office:value-type="float" office:value="1354.62">
                <text:p>1354.6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6.78">
                <text:p>1746.78</text:p>
              </table:table-cell>
              <table:table-cell office:value-type="float" office:value="1365">
                <text:p>1365</text:p>
              </table:table-cell>
              <table:table-cell office:value-type="float" office:value="1203.04">
                <text:p>1203.04</text:p>
              </table:table-cell>
              <table:table-cell office:value-type="float" office:value="1059">
                <text:p>1059</text:p>
              </table:table-cell>
              <table:table-cell office:value-type="float" office:value="1026.31">
                <text:p>1026.31</text:p>
              </table:table-cell>
              <table:table-cell office:value-type="float" office:value="936">
                <text:p>936</text:p>
              </table:table-cell>
              <table:table-cell office:value-type="float" office:value="1331.34">
                <text:p>1331.3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.01">
                <text:p>1699.01</text:p>
              </table:table-cell>
              <table:table-cell office:value-type="float" office:value="1363">
                <text:p>1363</text:p>
              </table:table-cell>
              <table:table-cell office:value-type="float" office:value="1153.98">
                <text:p>1153.98</text:p>
              </table:table-cell>
              <table:table-cell office:value-type="float" office:value="969">
                <text:p>969</text:p>
              </table:table-cell>
              <table:table-cell office:value-type="float" office:value="995.04">
                <text:p>995.04</text:p>
              </table:table-cell>
              <table:table-cell office:value-type="float" office:value="888">
                <text:p>888</text:p>
              </table:table-cell>
              <table:table-cell office:value-type="float" office:value="1294.43">
                <text:p>1294.4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2.41">
                <text:p>1752.41</text:p>
              </table:table-cell>
              <table:table-cell office:value-type="float" office:value="1393">
                <text:p>1393</text:p>
              </table:table-cell>
              <table:table-cell office:value-type="float" office:value="1214.75">
                <text:p>1214.75</text:p>
              </table:table-cell>
              <table:table-cell office:value-type="float" office:value="1017">
                <text:p>1017</text:p>
              </table:table-cell>
              <table:table-cell office:value-type="float" office:value="1018.26">
                <text:p>1018.26</text:p>
              </table:table-cell>
              <table:table-cell office:value-type="float" office:value="910">
                <text:p>910</text:p>
              </table:table-cell>
              <table:table-cell office:value-type="float" office:value="1340.5">
                <text:p>1340.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2.04">
                <text:p>1732.04</text:p>
              </table:table-cell>
              <table:table-cell office:value-type="float" office:value="1292">
                <text:p>1292</text:p>
              </table:table-cell>
              <table:table-cell office:value-type="float" office:value="1191.71">
                <text:p>1191.71</text:p>
              </table:table-cell>
              <table:table-cell office:value-type="float" office:value="968">
                <text:p>968</text:p>
              </table:table-cell>
              <table:table-cell office:value-type="float" office:value="998.61">
                <text:p>998.61</text:p>
              </table:table-cell>
              <table:table-cell office:value-type="float" office:value="874">
                <text:p>874</text:p>
              </table:table-cell>
              <table:table-cell office:value-type="float" office:value="1293.04">
                <text:p>1293.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2.09">
                <text:p>1702.09</text:p>
              </table:table-cell>
              <table:table-cell office:value-type="float" office:value="1357">
                <text:p>1357</text:p>
              </table:table-cell>
              <table:table-cell office:value-type="float" office:value="1214.87">
                <text:p>1214.87</text:p>
              </table:table-cell>
              <table:table-cell office:value-type="float" office:value="988">
                <text:p>988</text:p>
              </table:table-cell>
              <table:table-cell office:value-type="float" office:value="1007.71">
                <text:p>1007.71</text:p>
              </table:table-cell>
              <table:table-cell office:value-type="float" office:value="913">
                <text:p>913</text:p>
              </table:table-cell>
              <table:table-cell office:value-type="float" office:value="1347.55">
                <text:p>1347.5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5.01">
                <text:p>1685.01</text:p>
              </table:table-cell>
              <table:table-cell office:value-type="float" office:value="1381">
                <text:p>1381</text:p>
              </table:table-cell>
              <table:table-cell office:value-type="float" office:value="1210.02">
                <text:p>1210.02</text:p>
              </table:table-cell>
              <table:table-cell office:value-type="float" office:value="950">
                <text:p>950</text:p>
              </table:table-cell>
              <table:table-cell office:value-type="float" office:value="1020.6">
                <text:p>1020.6</text:p>
              </table:table-cell>
              <table:table-cell office:value-type="float" office:value="897">
                <text:p>897</text:p>
              </table:table-cell>
              <table:table-cell office:value-type="float" office:value="1343.63">
                <text:p>1343.63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2.19">
                <text:p>1712.19</text:p>
              </table:table-cell>
              <table:table-cell office:value-type="float" office:value="1378">
                <text:p>1378</text:p>
              </table:table-cell>
              <table:table-cell office:value-type="float" office:value="1170.81">
                <text:p>1170.81</text:p>
              </table:table-cell>
              <table:table-cell office:value-type="float" office:value="987">
                <text:p>987</text:p>
              </table:table-cell>
              <table:table-cell office:value-type="float" office:value="977.57">
                <text:p>977.57</text:p>
              </table:table-cell>
              <table:table-cell office:value-type="float" office:value="878">
                <text:p>878</text:p>
              </table:table-cell>
              <table:table-cell office:value-type="float" office:value="1295.21">
                <text:p>1295.2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5.37">
                <text:p>1735.37</text:p>
              </table:table-cell>
              <table:table-cell office:value-type="float" office:value="1379">
                <text:p>1379</text:p>
              </table:table-cell>
              <table:table-cell office:value-type="float" office:value="1226.23">
                <text:p>1226.23</text:p>
              </table:table-cell>
              <table:table-cell office:value-type="float" office:value="1053">
                <text:p>1053</text:p>
              </table:table-cell>
              <table:table-cell office:value-type="float" office:value="1030.52">
                <text:p>1030.52</text:p>
              </table:table-cell>
              <table:table-cell office:value-type="float" office:value="921">
                <text:p>921</text:p>
              </table:table-cell>
              <table:table-cell office:value-type="float" office:value="1406.24">
                <text:p>1406.2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8.49">
                <text:p>1708.49</text:p>
              </table:table-cell>
              <table:table-cell office:value-type="float" office:value="1351">
                <text:p>1351</text:p>
              </table:table-cell>
              <table:table-cell office:value-type="float" office:value="1228.87">
                <text:p>1228.87</text:p>
              </table:table-cell>
              <table:table-cell office:value-type="float" office:value="1020">
                <text:p>1020</text:p>
              </table:table-cell>
              <table:table-cell office:value-type="float" office:value="1011.13">
                <text:p>1011.13</text:p>
              </table:table-cell>
              <table:table-cell office:value-type="float" office:value="898">
                <text:p>898</text:p>
              </table:table-cell>
              <table:table-cell office:value-type="float" office:value="1396.32">
                <text:p>1396.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1.67">
                <text:p>1721.67</text:p>
              </table:table-cell>
              <table:table-cell office:value-type="float" office:value="1357">
                <text:p>1357</text:p>
              </table:table-cell>
              <table:table-cell office:value-type="float" office:value="1195.82">
                <text:p>1195.82</text:p>
              </table:table-cell>
              <table:table-cell office:value-type="float" office:value="982">
                <text:p>982</text:p>
              </table:table-cell>
              <table:table-cell office:value-type="float" office:value="998.08">
                <text:p>998.08</text:p>
              </table:table-cell>
              <table:table-cell office:value-type="float" office:value="893">
                <text:p>893</text:p>
              </table:table-cell>
              <table:table-cell office:value-type="float" office:value="1299.85">
                <text:p>1299.8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1.89">
                <text:p>1671.89</text:p>
              </table:table-cell>
              <table:table-cell office:value-type="float" office:value="1377">
                <text:p>1377</text:p>
              </table:table-cell>
              <table:table-cell office:value-type="float" office:value="1184.26">
                <text:p>1184.26</text:p>
              </table:table-cell>
              <table:table-cell office:value-type="float" office:value="958">
                <text:p>958</text:p>
              </table:table-cell>
              <table:table-cell office:value-type="float" office:value="979.02">
                <text:p>979.02</text:p>
              </table:table-cell>
              <table:table-cell office:value-type="float" office:value="899">
                <text:p>899</text:p>
              </table:table-cell>
              <table:table-cell office:value-type="float" office:value="1329.02">
                <text:p>1329.0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0.88">
                <text:p>1720.88</text:p>
              </table:table-cell>
              <table:table-cell office:value-type="float" office:value="1388">
                <text:p>1388</text:p>
              </table:table-cell>
              <table:table-cell office:value-type="float" office:value="1165.46">
                <text:p>1165.46</text:p>
              </table:table-cell>
              <table:table-cell office:value-type="float" office:value="1013">
                <text:p>1013</text:p>
              </table:table-cell>
              <table:table-cell office:value-type="float" office:value="987.23">
                <text:p>987.23</text:p>
              </table:table-cell>
              <table:table-cell office:value-type="float" office:value="892">
                <text:p>892</text:p>
              </table:table-cell>
              <table:table-cell office:value-type="float" office:value="1295.25">
                <text:p>1295.2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8.31">
                <text:p>1618.31</text:p>
              </table:table-cell>
              <table:table-cell office:value-type="float" office:value="1291">
                <text:p>1291</text:p>
              </table:table-cell>
              <table:table-cell office:value-type="float" office:value="1200.8">
                <text:p>1200.8</text:p>
              </table:table-cell>
              <table:table-cell office:value-type="float" office:value="995">
                <text:p>995</text:p>
              </table:table-cell>
              <table:table-cell office:value-type="float" office:value="996.71">
                <text:p>996.71</text:p>
              </table:table-cell>
              <table:table-cell office:value-type="float" office:value="901">
                <text:p>901</text:p>
              </table:table-cell>
              <table:table-cell office:value-type="float" office:value="1315.84">
                <text:p>1315.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0.4">
                <text:p>1590.4</text:p>
              </table:table-cell>
              <table:table-cell office:value-type="float" office:value="1282">
                <text:p>1282</text:p>
              </table:table-cell>
              <table:table-cell office:value-type="float" office:value="1182.22">
                <text:p>1182.22</text:p>
              </table:table-cell>
              <table:table-cell office:value-type="float" office:value="1023">
                <text:p>1023</text:p>
              </table:table-cell>
              <table:table-cell office:value-type="float" office:value="987.85">
                <text:p>987.85</text:p>
              </table:table-cell>
              <table:table-cell office:value-type="float" office:value="901">
                <text:p>901</text:p>
              </table:table-cell>
              <table:table-cell office:value-type="float" office:value="1286.59">
                <text:p>1286.5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2.72">
                <text:p>1702.72</text:p>
              </table:table-cell>
              <table:table-cell office:value-type="float" office:value="1395">
                <text:p>1395</text:p>
              </table:table-cell>
              <table:table-cell office:value-type="float" office:value="1195.62">
                <text:p>1195.62</text:p>
              </table:table-cell>
              <table:table-cell office:value-type="float" office:value="970">
                <text:p>970</text:p>
              </table:table-cell>
              <table:table-cell office:value-type="float" office:value="997.77">
                <text:p>997.77</text:p>
              </table:table-cell>
              <table:table-cell office:value-type="float" office:value="883">
                <text:p>883</text:p>
              </table:table-cell>
              <table:table-cell office:value-type="float" office:value="1314.26">
                <text:p>1314.26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30 nodes comparison: LS, VND, BVNS, TS
 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25_maxs_1.0'.D1:'TESTBENCH_metaheu_ls_vnd_bvns_ts__niter_10_search_greedy_init_group_memory_10_times4ave_25_maxs_1.0'.D31 'TESTBENCH_metaheu_ls_vnd_bvns_ts__niter_10_search_greedy_init_group_memory_10_times4ave_25_maxs_1.0'.G1:'TESTBENCH_metaheu_ls_vnd_bvns_ts__niter_10_search_greedy_init_group_memory_10_times4ave_25_maxs_1.0'.G31 'TESTBENCH_metaheu_ls_vnd_bvns_ts__niter_10_search_greedy_init_group_memory_10_times4ave_25_maxs_1.0'.J1:'TESTBENCH_metaheu_ls_vnd_bvns_ts__niter_10_search_greedy_init_group_memory_10_times4ave_25_maxs_1.0'.J31 'TESTBENCH_metaheu_ls_vnd_bvns_ts__niter_10_search_greedy_init_group_memory_10_times4ave_25_maxs_1.0'.M1:'TESTBENCH_metaheu_ls_vnd_bvns_ts__niter_10_search_greedy_init_group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D2:'TESTBENCH_metaheu_ls_vnd_bvns_ts__niter_10_search_greedy_init_group_memory_10_times4ave_25_maxs_1.0'.D31" chart:label-cell-address="'TESTBENCH_metaheu_ls_vnd_bvns_ts__niter_10_search_greedy_init_group_memory_10_times4ave_25_maxs_1.0'.D1:'TESTBENCH_metaheu_ls_vnd_bvns_ts__niter_10_search_greedy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G2:'TESTBENCH_metaheu_ls_vnd_bvns_ts__niter_10_search_greedy_init_group_memory_10_times4ave_25_maxs_1.0'.G31" chart:label-cell-address="'TESTBENCH_metaheu_ls_vnd_bvns_ts__niter_10_search_greedy_init_group_memory_10_times4ave_25_maxs_1.0'.G1:'TESTBENCH_metaheu_ls_vnd_bvns_ts__niter_10_search_greedy_init_group_memory_10_times4ave_25_maxs_1.0'.G1" chart:class="chart:line">
            <chart:data-point chart:repeated="30"/>
          </chart:series>
          <chart:series chart:style-name="ch9" chart:values-cell-range-address="'TESTBENCH_metaheu_ls_vnd_bvns_ts__niter_10_search_greedy_init_group_memory_10_times4ave_25_maxs_1.0'.J2:'TESTBENCH_metaheu_ls_vnd_bvns_ts__niter_10_search_greedy_init_group_memory_10_times4ave_25_maxs_1.0'.J31" chart:label-cell-address="'TESTBENCH_metaheu_ls_vnd_bvns_ts__niter_10_search_greedy_init_group_memory_10_times4ave_25_maxs_1.0'.J1:'TESTBENCH_metaheu_ls_vnd_bvns_ts__niter_10_search_greedy_init_group_memory_10_times4ave_25_maxs_1.0'.J1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M2:'TESTBENCH_metaheu_ls_vnd_bvns_ts__niter_10_search_greedy_init_group_memory_10_times4ave_25_maxs_1.0'.M31" chart:label-cell-address="'TESTBENCH_metaheu_ls_vnd_bvns_ts__niter_10_search_greedy_init_group_memory_10_times4ave_25_maxs_1.0'.M1:'TESTBENCH_metaheu_ls_vnd_bvns_ts__niter_10_search_greedy_init_group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25_maxs_1.0'.D1:'TESTBENCH_metaheu_ls_vnd_bvns_ts__niter_10_search_greedy_init_group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25_maxs_1.0'.G1:'TESTBENCH_metaheu_ls_vnd_bvns_ts__niter_10_search_greedy_init_group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25_maxs_1.0'.J1:'TESTBENCH_metaheu_ls_vnd_bvns_ts__niter_10_search_greedy_init_group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25_maxs_1.0'.M1:'TESTBENCH_metaheu_ls_vnd_bvns_ts__niter_10_search_greedy_init_group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.12">
                <text:p>1547.12</text:p>
                <draw:g>
                  <svg:desc>'TESTBENCH_metaheu_ls_vnd_bvns_ts__niter_10_search_greedy_init_group_memory_10_times4ave_25_maxs_1.0'.D2:'TESTBENCH_metaheu_ls_vnd_bvns_ts__niter_10_search_greedy_init_group_memory_10_times4ave_25_maxs_1.0'.D31</svg:desc>
                </draw:g>
              </table:table-cell>
              <table:table-cell office:value-type="float" office:value="1176.7">
                <text:p>1176.7</text:p>
                <draw:g>
                  <svg:desc>'TESTBENCH_metaheu_ls_vnd_bvns_ts__niter_10_search_greedy_init_group_memory_10_times4ave_25_maxs_1.0'.G2:'TESTBENCH_metaheu_ls_vnd_bvns_ts__niter_10_search_greedy_init_group_memory_10_times4ave_25_maxs_1.0'.G31</svg:desc>
                </draw:g>
              </table:table-cell>
              <table:table-cell office:value-type="float" office:value="997.72">
                <text:p>997.72</text:p>
                <draw:g>
                  <svg:desc>'TESTBENCH_metaheu_ls_vnd_bvns_ts__niter_10_search_greedy_init_group_memory_10_times4ave_25_maxs_1.0'.J2:'TESTBENCH_metaheu_ls_vnd_bvns_ts__niter_10_search_greedy_init_group_memory_10_times4ave_25_maxs_1.0'.J31</svg:desc>
                </draw:g>
              </table:table-cell>
              <table:table-cell office:value-type="float" office:value="1249.49">
                <text:p>1249.49</text:p>
                <draw:g>
                  <svg:desc>'TESTBENCH_metaheu_ls_vnd_bvns_ts__niter_10_search_greedy_init_group_memory_10_times4ave_25_maxs_1.0'.M2:'TESTBENCH_metaheu_ls_vnd_bvns_ts__niter_10_search_greedy_init_group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4.67">
                <text:p>1694.67</text:p>
              </table:table-cell>
              <table:table-cell office:value-type="float" office:value="1186.73">
                <text:p>1186.73</text:p>
              </table:table-cell>
              <table:table-cell office:value-type="float" office:value="985.41">
                <text:p>985.41</text:p>
              </table:table-cell>
              <table:table-cell office:value-type="float" office:value="1297.66">
                <text:p>1297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.26">
                <text:p>1600.26</text:p>
              </table:table-cell>
              <table:table-cell office:value-type="float" office:value="1185.03">
                <text:p>1185.03</text:p>
              </table:table-cell>
              <table:table-cell office:value-type="float" office:value="978.98">
                <text:p>978.98</text:p>
              </table:table-cell>
              <table:table-cell office:value-type="float" office:value="1281.15">
                <text:p>1281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0.55">
                <text:p>1670.55</text:p>
              </table:table-cell>
              <table:table-cell office:value-type="float" office:value="1213.95">
                <text:p>1213.95</text:p>
              </table:table-cell>
              <table:table-cell office:value-type="float" office:value="1036.18">
                <text:p>1036.18</text:p>
              </table:table-cell>
              <table:table-cell office:value-type="float" office:value="1336.2">
                <text:p>133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4.02">
                <text:p>1674.02</text:p>
              </table:table-cell>
              <table:table-cell office:value-type="float" office:value="1189.57">
                <text:p>1189.57</text:p>
              </table:table-cell>
              <table:table-cell office:value-type="float" office:value="999.22">
                <text:p>999.22</text:p>
              </table:table-cell>
              <table:table-cell office:value-type="float" office:value="1316.16">
                <text:p>1316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4.77">
                <text:p>1664.77</text:p>
              </table:table-cell>
              <table:table-cell office:value-type="float" office:value="1191.55">
                <text:p>1191.55</text:p>
              </table:table-cell>
              <table:table-cell office:value-type="float" office:value="1000">
                <text:p>1000</text:p>
              </table:table-cell>
              <table:table-cell office:value-type="float" office:value="1343.95">
                <text:p>1343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9.24">
                <text:p>1639.24</text:p>
              </table:table-cell>
              <table:table-cell office:value-type="float" office:value="1181.21">
                <text:p>1181.21</text:p>
              </table:table-cell>
              <table:table-cell office:value-type="float" office:value="1001.44">
                <text:p>1001.44</text:p>
              </table:table-cell>
              <table:table-cell office:value-type="float" office:value="1321.35">
                <text:p>1321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1.06">
                <text:p>1781.06</text:p>
              </table:table-cell>
              <table:table-cell office:value-type="float" office:value="1232.08">
                <text:p>1232.08</text:p>
              </table:table-cell>
              <table:table-cell office:value-type="float" office:value="989.62">
                <text:p>989.62</text:p>
              </table:table-cell>
              <table:table-cell office:value-type="float" office:value="1399.5">
                <text:p>139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.46">
                <text:p>1633.46</text:p>
              </table:table-cell>
              <table:table-cell office:value-type="float" office:value="1219.41">
                <text:p>1219.41</text:p>
              </table:table-cell>
              <table:table-cell office:value-type="float" office:value="1033.51">
                <text:p>1033.51</text:p>
              </table:table-cell>
              <table:table-cell office:value-type="float" office:value="1331.23">
                <text:p>1331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.71">
                <text:p>1635.71</text:p>
              </table:table-cell>
              <table:table-cell office:value-type="float" office:value="1222.28">
                <text:p>1222.28</text:p>
              </table:table-cell>
              <table:table-cell office:value-type="float" office:value="1022.73">
                <text:p>1022.73</text:p>
              </table:table-cell>
              <table:table-cell office:value-type="float" office:value="1341.35">
                <text:p>1341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.11">
                <text:p>1650.11</text:p>
              </table:table-cell>
              <table:table-cell office:value-type="float" office:value="1226.79">
                <text:p>1226.79</text:p>
              </table:table-cell>
              <table:table-cell office:value-type="float" office:value="1020.27">
                <text:p>1020.27</text:p>
              </table:table-cell>
              <table:table-cell office:value-type="float" office:value="1335.5">
                <text:p>133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.16">
                <text:p>1642.16</text:p>
              </table:table-cell>
              <table:table-cell office:value-type="float" office:value="1190.66">
                <text:p>1190.66</text:p>
              </table:table-cell>
              <table:table-cell office:value-type="float" office:value="999.18">
                <text:p>999.18</text:p>
              </table:table-cell>
              <table:table-cell office:value-type="float" office:value="1326.95">
                <text:p>1326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6.9">
                <text:p>1746.9</text:p>
              </table:table-cell>
              <table:table-cell office:value-type="float" office:value="1194.45">
                <text:p>1194.45</text:p>
              </table:table-cell>
              <table:table-cell office:value-type="float" office:value="1015.46">
                <text:p>1015.46</text:p>
              </table:table-cell>
              <table:table-cell office:value-type="float" office:value="1333.99">
                <text:p>1333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8.37">
                <text:p>1708.37</text:p>
              </table:table-cell>
              <table:table-cell office:value-type="float" office:value="1238.87">
                <text:p>1238.87</text:p>
              </table:table-cell>
              <table:table-cell office:value-type="float" office:value="1035.1">
                <text:p>1035.1</text:p>
              </table:table-cell>
              <table:table-cell office:value-type="float" office:value="1330.61">
                <text:p>1330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5.19">
                <text:p>1685.19</text:p>
              </table:table-cell>
              <table:table-cell office:value-type="float" office:value="1214.57">
                <text:p>1214.57</text:p>
              </table:table-cell>
              <table:table-cell office:value-type="float" office:value="1003.35">
                <text:p>1003.35</text:p>
              </table:table-cell>
              <table:table-cell office:value-type="float" office:value="1354.62">
                <text:p>1354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6.78">
                <text:p>1746.78</text:p>
              </table:table-cell>
              <table:table-cell office:value-type="float" office:value="1203.04">
                <text:p>1203.04</text:p>
              </table:table-cell>
              <table:table-cell office:value-type="float" office:value="1026.31">
                <text:p>1026.31</text:p>
              </table:table-cell>
              <table:table-cell office:value-type="float" office:value="1331.34">
                <text:p>1331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.01">
                <text:p>1699.01</text:p>
              </table:table-cell>
              <table:table-cell office:value-type="float" office:value="1153.98">
                <text:p>1153.98</text:p>
              </table:table-cell>
              <table:table-cell office:value-type="float" office:value="995.04">
                <text:p>995.04</text:p>
              </table:table-cell>
              <table:table-cell office:value-type="float" office:value="1294.43">
                <text:p>1294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2.41">
                <text:p>1752.41</text:p>
              </table:table-cell>
              <table:table-cell office:value-type="float" office:value="1214.75">
                <text:p>1214.75</text:p>
              </table:table-cell>
              <table:table-cell office:value-type="float" office:value="1018.26">
                <text:p>1018.26</text:p>
              </table:table-cell>
              <table:table-cell office:value-type="float" office:value="1340.5">
                <text:p>134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2.04">
                <text:p>1732.04</text:p>
              </table:table-cell>
              <table:table-cell office:value-type="float" office:value="1191.71">
                <text:p>1191.71</text:p>
              </table:table-cell>
              <table:table-cell office:value-type="float" office:value="998.61">
                <text:p>998.61</text:p>
              </table:table-cell>
              <table:table-cell office:value-type="float" office:value="1293.04">
                <text:p>1293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2.09">
                <text:p>1702.09</text:p>
              </table:table-cell>
              <table:table-cell office:value-type="float" office:value="1214.87">
                <text:p>1214.87</text:p>
              </table:table-cell>
              <table:table-cell office:value-type="float" office:value="1007.71">
                <text:p>1007.71</text:p>
              </table:table-cell>
              <table:table-cell office:value-type="float" office:value="1347.55">
                <text:p>1347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5.01">
                <text:p>1685.01</text:p>
              </table:table-cell>
              <table:table-cell office:value-type="float" office:value="1210.02">
                <text:p>1210.02</text:p>
              </table:table-cell>
              <table:table-cell office:value-type="float" office:value="1020.6">
                <text:p>1020.6</text:p>
              </table:table-cell>
              <table:table-cell office:value-type="float" office:value="1343.63">
                <text:p>1343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2.19">
                <text:p>1712.19</text:p>
              </table:table-cell>
              <table:table-cell office:value-type="float" office:value="1170.81">
                <text:p>1170.81</text:p>
              </table:table-cell>
              <table:table-cell office:value-type="float" office:value="977.57">
                <text:p>977.57</text:p>
              </table:table-cell>
              <table:table-cell office:value-type="float" office:value="1295.21">
                <text:p>1295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5.37">
                <text:p>1735.37</text:p>
              </table:table-cell>
              <table:table-cell office:value-type="float" office:value="1226.23">
                <text:p>1226.23</text:p>
              </table:table-cell>
              <table:table-cell office:value-type="float" office:value="1030.52">
                <text:p>1030.52</text:p>
              </table:table-cell>
              <table:table-cell office:value-type="float" office:value="1406.24">
                <text:p>1406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8.49">
                <text:p>1708.49</text:p>
              </table:table-cell>
              <table:table-cell office:value-type="float" office:value="1228.87">
                <text:p>1228.87</text:p>
              </table:table-cell>
              <table:table-cell office:value-type="float" office:value="1011.13">
                <text:p>1011.13</text:p>
              </table:table-cell>
              <table:table-cell office:value-type="float" office:value="1396.32">
                <text:p>139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1.67">
                <text:p>1721.67</text:p>
              </table:table-cell>
              <table:table-cell office:value-type="float" office:value="1195.82">
                <text:p>1195.82</text:p>
              </table:table-cell>
              <table:table-cell office:value-type="float" office:value="998.08">
                <text:p>998.08</text:p>
              </table:table-cell>
              <table:table-cell office:value-type="float" office:value="1299.85">
                <text:p>1299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1.89">
                <text:p>1671.89</text:p>
              </table:table-cell>
              <table:table-cell office:value-type="float" office:value="1184.26">
                <text:p>1184.26</text:p>
              </table:table-cell>
              <table:table-cell office:value-type="float" office:value="979.02">
                <text:p>979.02</text:p>
              </table:table-cell>
              <table:table-cell office:value-type="float" office:value="1329.02">
                <text:p>1329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0.88">
                <text:p>1720.88</text:p>
              </table:table-cell>
              <table:table-cell office:value-type="float" office:value="1165.46">
                <text:p>1165.46</text:p>
              </table:table-cell>
              <table:table-cell office:value-type="float" office:value="987.23">
                <text:p>987.23</text:p>
              </table:table-cell>
              <table:table-cell office:value-type="float" office:value="1295.25">
                <text:p>1295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8.31">
                <text:p>1618.31</text:p>
              </table:table-cell>
              <table:table-cell office:value-type="float" office:value="1200.8">
                <text:p>1200.8</text:p>
              </table:table-cell>
              <table:table-cell office:value-type="float" office:value="996.71">
                <text:p>996.71</text:p>
              </table:table-cell>
              <table:table-cell office:value-type="float" office:value="1315.84">
                <text:p>1315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0.4">
                <text:p>1590.4</text:p>
              </table:table-cell>
              <table:table-cell office:value-type="float" office:value="1182.22">
                <text:p>1182.22</text:p>
              </table:table-cell>
              <table:table-cell office:value-type="float" office:value="987.85">
                <text:p>987.85</text:p>
              </table:table-cell>
              <table:table-cell office:value-type="float" office:value="1286.59">
                <text:p>1286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2.72">
                <text:p>1702.72</text:p>
              </table:table-cell>
              <table:table-cell office:value-type="float" office:value="1195.62">
                <text:p>1195.62</text:p>
              </table:table-cell>
              <table:table-cell office:value-type="float" office:value="997.77">
                <text:p>997.77</text:p>
              </table:table-cell>
              <table:table-cell office:value-type="float" office:value="1314.26">
                <text:p>1314.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30 nodes comparison: LS, VND, BVNS, TS
 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25_maxs_1.0'.E1:'TESTBENCH_metaheu_ls_vnd_bvns_ts__niter_10_search_greedy_init_group_memory_10_times4ave_25_maxs_1.0'.E31 'TESTBENCH_metaheu_ls_vnd_bvns_ts__niter_10_search_greedy_init_group_memory_10_times4ave_25_maxs_1.0'.H1:'TESTBENCH_metaheu_ls_vnd_bvns_ts__niter_10_search_greedy_init_group_memory_10_times4ave_25_maxs_1.0'.H31 'TESTBENCH_metaheu_ls_vnd_bvns_ts__niter_10_search_greedy_init_group_memory_10_times4ave_25_maxs_1.0'.K1:'TESTBENCH_metaheu_ls_vnd_bvns_ts__niter_10_search_greedy_init_group_memory_10_times4ave_25_maxs_1.0'.K31 'TESTBENCH_metaheu_ls_vnd_bvns_ts__niter_10_search_greedy_init_group_memory_10_times4ave_25_maxs_1.0'.N1:'TESTBENCH_metaheu_ls_vnd_bvns_ts__niter_10_search_greedy_init_group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E2:'TESTBENCH_metaheu_ls_vnd_bvns_ts__niter_10_search_greedy_init_group_memory_10_times4ave_25_maxs_1.0'.E31" chart:label-cell-address="'TESTBENCH_metaheu_ls_vnd_bvns_ts__niter_10_search_greedy_init_group_memory_10_times4ave_25_maxs_1.0'.E1:'TESTBENCH_metaheu_ls_vnd_bvns_ts__niter_10_search_greedy_init_group_memory_10_times4ave_25_maxs_1.0'.E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H2:'TESTBENCH_metaheu_ls_vnd_bvns_ts__niter_10_search_greedy_init_group_memory_10_times4ave_25_maxs_1.0'.H31" chart:label-cell-address="'TESTBENCH_metaheu_ls_vnd_bvns_ts__niter_10_search_greedy_init_group_memory_10_times4ave_25_maxs_1.0'.H1:'TESTBENCH_metaheu_ls_vnd_bvns_ts__niter_10_search_greedy_init_group_memory_10_times4ave_25_maxs_1.0'.H1" chart:class="chart:line">
            <chart:data-point chart:repeated="30"/>
          </chart:series>
          <chart:series chart:style-name="ch9" chart:values-cell-range-address="'TESTBENCH_metaheu_ls_vnd_bvns_ts__niter_10_search_greedy_init_group_memory_10_times4ave_25_maxs_1.0'.K2:'TESTBENCH_metaheu_ls_vnd_bvns_ts__niter_10_search_greedy_init_group_memory_10_times4ave_25_maxs_1.0'.K31" chart:label-cell-address="'TESTBENCH_metaheu_ls_vnd_bvns_ts__niter_10_search_greedy_init_group_memory_10_times4ave_25_maxs_1.0'.K1:'TESTBENCH_metaheu_ls_vnd_bvns_ts__niter_10_search_greedy_init_group_memory_10_times4ave_25_maxs_1.0'.K1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N2:'TESTBENCH_metaheu_ls_vnd_bvns_ts__niter_10_search_greedy_init_group_memory_10_times4ave_25_maxs_1.0'.N31" chart:label-cell-address="'TESTBENCH_metaheu_ls_vnd_bvns_ts__niter_10_search_greedy_init_group_memory_10_times4ave_25_maxs_1.0'.N1:'TESTBENCH_metaheu_ls_vnd_bvns_ts__niter_10_search_greedy_init_group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25_maxs_1.0'.E1:'TESTBENCH_metaheu_ls_vnd_bvns_ts__niter_10_search_greedy_init_group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25_maxs_1.0'.H1:'TESTBENCH_metaheu_ls_vnd_bvns_ts__niter_10_search_greedy_init_group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25_maxs_1.0'.K1:'TESTBENCH_metaheu_ls_vnd_bvns_ts__niter_10_search_greedy_init_group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25_maxs_1.0'.N1:'TESTBENCH_metaheu_ls_vnd_bvns_ts__niter_10_search_greedy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7">
                <text:p>1267</text:p>
                <draw:g>
                  <svg:desc>'TESTBENCH_metaheu_ls_vnd_bvns_ts__niter_10_search_greedy_init_group_memory_10_times4ave_25_maxs_1.0'.E2:'TESTBENCH_metaheu_ls_vnd_bvns_ts__niter_10_search_greedy_init_group_memory_10_times4ave_25_maxs_1.0'.E31</svg:desc>
                </draw:g>
              </table:table-cell>
              <table:table-cell office:value-type="float" office:value="965">
                <text:p>965</text:p>
                <draw:g>
                  <svg:desc>'TESTBENCH_metaheu_ls_vnd_bvns_ts__niter_10_search_greedy_init_group_memory_10_times4ave_25_maxs_1.0'.H2:'TESTBENCH_metaheu_ls_vnd_bvns_ts__niter_10_search_greedy_init_group_memory_10_times4ave_25_maxs_1.0'.H31</svg:desc>
                </draw:g>
              </table:table-cell>
              <table:table-cell office:value-type="float" office:value="895">
                <text:p>895</text:p>
                <draw:g>
                  <svg:desc>'TESTBENCH_metaheu_ls_vnd_bvns_ts__niter_10_search_greedy_init_group_memory_10_times4ave_25_maxs_1.0'.K2:'TESTBENCH_metaheu_ls_vnd_bvns_ts__niter_10_search_greedy_init_group_memory_10_times4ave_25_maxs_1.0'.K31</svg:desc>
                </draw:g>
              </table:table-cell>
              <table:table-cell office:value-type="float" office:value="1103">
                <text:p>1103</text:p>
                <draw:g>
                  <svg:desc>'TESTBENCH_metaheu_ls_vnd_bvns_ts__niter_10_search_greedy_init_group_memory_10_times4ave_25_maxs_1.0'.N2:'TESTBENCH_metaheu_ls_vnd_bvns_ts__niter_10_search_greedy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3">
                <text:p>1323</text:p>
              </table:table-cell>
              <table:table-cell office:value-type="float" office:value="1002">
                <text:p>1002</text:p>
              </table:table-cell>
              <table:table-cell office:value-type="float" office:value="894">
                <text:p>89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4">
                <text:p>1324</text:p>
              </table:table-cell>
              <table:table-cell office:value-type="float" office:value="949">
                <text:p>949</text:p>
              </table:table-cell>
              <table:table-cell office:value-type="float" office:value="916">
                <text:p>91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3">
                <text:p>1333</text:p>
              </table:table-cell>
              <table:table-cell office:value-type="float" office:value="1043">
                <text:p>1043</text:p>
              </table:table-cell>
              <table:table-cell office:value-type="float" office:value="928">
                <text:p>92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1">
                <text:p>1401</text:p>
              </table:table-cell>
              <table:table-cell office:value-type="float" office:value="959">
                <text:p>959</text:p>
              </table:table-cell>
              <table:table-cell office:value-type="float" office:value="895">
                <text:p>89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6">
                <text:p>1336</text:p>
              </table:table-cell>
              <table:table-cell office:value-type="float" office:value="988">
                <text:p>988</text:p>
              </table:table-cell>
              <table:table-cell office:value-type="float" office:value="910">
                <text:p>91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">
                <text:p>1321</text:p>
              </table:table-cell>
              <table:table-cell office:value-type="float" office:value="1019">
                <text:p>1019</text:p>
              </table:table-cell>
              <table:table-cell office:value-type="float" office:value="913">
                <text:p>91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7">
                <text:p>1427</text:p>
              </table:table-cell>
              <table:table-cell office:value-type="float" office:value="993">
                <text:p>993</text:p>
              </table:table-cell>
              <table:table-cell office:value-type="float" office:value="847">
                <text:p>847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6">
                <text:p>1386</text:p>
              </table:table-cell>
              <table:table-cell office:value-type="float" office:value="1004">
                <text:p>1004</text:p>
              </table:table-cell>
              <table:table-cell office:value-type="float" office:value="934">
                <text:p>93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1035">
                <text:p>1035</text:p>
              </table:table-cell>
              <table:table-cell office:value-type="float" office:value="925">
                <text:p>92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5">
                <text:p>1395</text:p>
              </table:table-cell>
              <table:table-cell office:value-type="float" office:value="1065">
                <text:p>1065</text:p>
              </table:table-cell>
              <table:table-cell office:value-type="float" office:value="938">
                <text:p>938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7">
                <text:p>1327</text:p>
              </table:table-cell>
              <table:table-cell office:value-type="float" office:value="1002">
                <text:p>1002</text:p>
              </table:table-cell>
              <table:table-cell office:value-type="float" office:value="903">
                <text:p>90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1">
                <text:p>1361</text:p>
              </table:table-cell>
              <table:table-cell office:value-type="float" office:value="1015">
                <text:p>1015</text:p>
              </table:table-cell>
              <table:table-cell office:value-type="float" office:value="915">
                <text:p>91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6">
                <text:p>1406</text:p>
              </table:table-cell>
              <table:table-cell office:value-type="float" office:value="986">
                <text:p>986</text:p>
              </table:table-cell>
              <table:table-cell office:value-type="float" office:value="946">
                <text:p>9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3">
                <text:p>1313</text:p>
              </table:table-cell>
              <table:table-cell office:value-type="float" office:value="1007">
                <text:p>1007</text:p>
              </table:table-cell>
              <table:table-cell office:value-type="float" office:value="918">
                <text:p>91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5">
                <text:p>1365</text:p>
              </table:table-cell>
              <table:table-cell office:value-type="float" office:value="1059">
                <text:p>1059</text:p>
              </table:table-cell>
              <table:table-cell office:value-type="float" office:value="936">
                <text:p>93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3">
                <text:p>1363</text:p>
              </table:table-cell>
              <table:table-cell office:value-type="float" office:value="969">
                <text:p>969</text:p>
              </table:table-cell>
              <table:table-cell office:value-type="float" office:value="888">
                <text:p>88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3">
                <text:p>1393</text:p>
              </table:table-cell>
              <table:table-cell office:value-type="float" office:value="1017">
                <text:p>1017</text:p>
              </table:table-cell>
              <table:table-cell office:value-type="float" office:value="910">
                <text:p>91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2">
                <text:p>1292</text:p>
              </table:table-cell>
              <table:table-cell office:value-type="float" office:value="968">
                <text:p>968</text:p>
              </table:table-cell>
              <table:table-cell office:value-type="float" office:value="874">
                <text:p>87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7">
                <text:p>1357</text:p>
              </table:table-cell>
              <table:table-cell office:value-type="float" office:value="988">
                <text:p>988</text:p>
              </table:table-cell>
              <table:table-cell office:value-type="float" office:value="913">
                <text:p>91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1">
                <text:p>1381</text:p>
              </table:table-cell>
              <table:table-cell office:value-type="float" office:value="950">
                <text:p>950</text:p>
              </table:table-cell>
              <table:table-cell office:value-type="float" office:value="897">
                <text:p>89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8">
                <text:p>1378</text:p>
              </table:table-cell>
              <table:table-cell office:value-type="float" office:value="987">
                <text:p>987</text:p>
              </table:table-cell>
              <table:table-cell office:value-type="float" office:value="878">
                <text:p>87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9">
                <text:p>1379</text:p>
              </table:table-cell>
              <table:table-cell office:value-type="float" office:value="1053">
                <text:p>1053</text:p>
              </table:table-cell>
              <table:table-cell office:value-type="float" office:value="921">
                <text:p>9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1">
                <text:p>1351</text:p>
              </table:table-cell>
              <table:table-cell office:value-type="float" office:value="1020">
                <text:p>1020</text:p>
              </table:table-cell>
              <table:table-cell office:value-type="float" office:value="898">
                <text:p>898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7">
                <text:p>1357</text:p>
              </table:table-cell>
              <table:table-cell office:value-type="float" office:value="982">
                <text:p>982</text:p>
              </table:table-cell>
              <table:table-cell office:value-type="float" office:value="893">
                <text:p>89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7">
                <text:p>1377</text:p>
              </table:table-cell>
              <table:table-cell office:value-type="float" office:value="958">
                <text:p>958</text:p>
              </table:table-cell>
              <table:table-cell office:value-type="float" office:value="899">
                <text:p>89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">
                <text:p>1388</text:p>
              </table:table-cell>
              <table:table-cell office:value-type="float" office:value="1013">
                <text:p>1013</text:p>
              </table:table-cell>
              <table:table-cell office:value-type="float" office:value="892">
                <text:p>89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1">
                <text:p>1291</text:p>
              </table:table-cell>
              <table:table-cell office:value-type="float" office:value="995">
                <text:p>995</text:p>
              </table:table-cell>
              <table:table-cell office:value-type="float" office:value="901">
                <text:p>901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2">
                <text:p>1282</text:p>
              </table:table-cell>
              <table:table-cell office:value-type="float" office:value="1023">
                <text:p>1023</text:p>
              </table:table-cell>
              <table:table-cell office:value-type="float" office:value="901">
                <text:p>90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5">
                <text:p>1395</text:p>
              </table:table-cell>
              <table:table-cell office:value-type="float" office:value="970">
                <text:p>970</text:p>
              </table:table-cell>
              <table:table-cell office:value-type="float" office:value="883">
                <text:p>883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D1:'TESTBENCH_metaheu_ls_vnd_bvns_ts__niter_10_search_greedy_init_group_memory_10_times4ave_25_maxs_1.0'.E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D2:'TESTBENCH_metaheu_ls_vnd_bvns_ts__niter_10_search_greedy_init_group_memory_10_times4ave_25_maxs_1.0'.D31" chart:label-cell-address="'TESTBENCH_metaheu_ls_vnd_bvns_ts__niter_10_search_greedy_init_group_memory_10_times4ave_25_maxs_1.0'.D1:'TESTBENCH_metaheu_ls_vnd_bvns_ts__niter_10_search_greedy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E2:'TESTBENCH_metaheu_ls_vnd_bvns_ts__niter_10_search_greedy_init_group_memory_10_times4ave_25_maxs_1.0'.E31" chart:label-cell-address="'TESTBENCH_metaheu_ls_vnd_bvns_ts__niter_10_search_greedy_init_group_memory_10_times4ave_25_maxs_1.0'.E1:'TESTBENCH_metaheu_ls_vnd_bvns_ts__niter_10_search_greedy_init_group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25_maxs_1.0'.D1:'TESTBENCH_metaheu_ls_vnd_bvns_ts__niter_10_search_greedy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25_maxs_1.0'.E1:'TESTBENCH_metaheu_ls_vnd_bvns_ts__niter_10_search_greedy_init_group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7.12">
                <text:p>1547.12</text:p>
                <draw:g>
                  <svg:desc>'TESTBENCH_metaheu_ls_vnd_bvns_ts__niter_10_search_greedy_init_group_memory_10_times4ave_25_maxs_1.0'.D2:'TESTBENCH_metaheu_ls_vnd_bvns_ts__niter_10_search_greedy_init_group_memory_10_times4ave_25_maxs_1.0'.D31</svg:desc>
                </draw:g>
              </table:table-cell>
              <table:table-cell office:value-type="float" office:value="1267">
                <text:p>1267</text:p>
                <draw:g>
                  <svg:desc>'TESTBENCH_metaheu_ls_vnd_bvns_ts__niter_10_search_greedy_init_group_memory_10_times4ave_25_maxs_1.0'.E2:'TESTBENCH_metaheu_ls_vnd_bvns_ts__niter_10_search_greedy_init_group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4.67">
                <text:p>1694.6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.26">
                <text:p>1600.2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0.55">
                <text:p>1670.55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4.02">
                <text:p>1674.0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4.77">
                <text:p>1664.7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9.24">
                <text:p>1639.2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1.06">
                <text:p>1781.06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.46">
                <text:p>1633.46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5.71">
                <text:p>1635.7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0.11">
                <text:p>1650.1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2.16">
                <text:p>1642.16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6.9">
                <text:p>1746.9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8.37">
                <text:p>1708.37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5.19">
                <text:p>1685.1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6.78">
                <text:p>1746.7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.01">
                <text:p>1699.01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2.41">
                <text:p>1752.4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2.04">
                <text:p>1732.0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2.09">
                <text:p>1702.09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5.01">
                <text:p>1685.01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2.19">
                <text:p>1712.19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5.37">
                <text:p>1735.37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8.49">
                <text:p>1708.4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1.67">
                <text:p>1721.67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1.89">
                <text:p>1671.8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0.88">
                <text:p>1720.8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8.31">
                <text:p>1618.3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0.4">
                <text:p>1590.4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2.72">
                <text:p>1702.72</text:p>
              </table:table-cell>
              <table:table-cell office:value-type="float" office:value="1395">
                <text:p>139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G1:'TESTBENCH_metaheu_ls_vnd_bvns_ts__niter_10_search_greedy_init_group_memory_10_times4ave_25_maxs_1.0'.H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G2:'TESTBENCH_metaheu_ls_vnd_bvns_ts__niter_10_search_greedy_init_group_memory_10_times4ave_25_maxs_1.0'.G31" chart:label-cell-address="'TESTBENCH_metaheu_ls_vnd_bvns_ts__niter_10_search_greedy_init_group_memory_10_times4ave_25_maxs_1.0'.G1:'TESTBENCH_metaheu_ls_vnd_bvns_ts__niter_10_search_greedy_init_group_memory_10_times4ave_25_maxs_1.0'.G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H2:'TESTBENCH_metaheu_ls_vnd_bvns_ts__niter_10_search_greedy_init_group_memory_10_times4ave_25_maxs_1.0'.H31" chart:label-cell-address="'TESTBENCH_metaheu_ls_vnd_bvns_ts__niter_10_search_greedy_init_group_memory_10_times4ave_25_maxs_1.0'.H1:'TESTBENCH_metaheu_ls_vnd_bvns_ts__niter_10_search_greedy_init_group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25_maxs_1.0'.G1:'TESTBENCH_metaheu_ls_vnd_bvns_ts__niter_10_search_greedy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25_maxs_1.0'.H1:'TESTBENCH_metaheu_ls_vnd_bvns_ts__niter_10_search_greedy_init_group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6.7">
                <text:p>1176.7</text:p>
                <draw:g>
                  <svg:desc>'TESTBENCH_metaheu_ls_vnd_bvns_ts__niter_10_search_greedy_init_group_memory_10_times4ave_25_maxs_1.0'.G2:'TESTBENCH_metaheu_ls_vnd_bvns_ts__niter_10_search_greedy_init_group_memory_10_times4ave_25_maxs_1.0'.G31</svg:desc>
                </draw:g>
              </table:table-cell>
              <table:table-cell office:value-type="float" office:value="965">
                <text:p>965</text:p>
                <draw:g>
                  <svg:desc>'TESTBENCH_metaheu_ls_vnd_bvns_ts__niter_10_search_greedy_init_group_memory_10_times4ave_25_maxs_1.0'.H2:'TESTBENCH_metaheu_ls_vnd_bvns_ts__niter_10_search_greedy_init_group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6.73">
                <text:p>1186.7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5.03">
                <text:p>1185.0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3.95">
                <text:p>1213.9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9.57">
                <text:p>1189.5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1.55">
                <text:p>1191.5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1.21">
                <text:p>1181.2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2.08">
                <text:p>1232.0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9.41">
                <text:p>1219.4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2.28">
                <text:p>1222.2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6.79">
                <text:p>1226.7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0.66">
                <text:p>1190.6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4.45">
                <text:p>1194.4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8.87">
                <text:p>1238.8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4.57">
                <text:p>1214.5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3.04">
                <text:p>1203.04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3.98">
                <text:p>1153.9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4.75">
                <text:p>1214.7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1.71">
                <text:p>1191.7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4.87">
                <text:p>1214.8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.02">
                <text:p>1210.0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0.81">
                <text:p>1170.8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6.23">
                <text:p>1226.2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8.87">
                <text:p>1228.8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5.82">
                <text:p>1195.8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4.26">
                <text:p>1184.2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5.46">
                <text:p>1165.4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.8">
                <text:p>1200.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2.22">
                <text:p>1182.2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5.62">
                <text:p>1195.62</text:p>
              </table:table-cell>
              <table:table-cell office:value-type="float" office:value="970">
                <text:p>97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25_maxs_1.0'.D1:'TESTBENCH_metaheu_ls_vnd_bvns_ts__niter_10_search_greedy_init_random_memory_10_times4ave_25_maxs_1.0'.E31 'TESTBENCH_metaheu_ls_vnd_bvns_ts__niter_10_search_greedy_init_random_memory_10_times4ave_25_maxs_1.0'.G1:'TESTBENCH_metaheu_ls_vnd_bvns_ts__niter_10_search_greedy_init_random_memory_10_times4ave_25_maxs_1.0'.H31 'TESTBENCH_metaheu_ls_vnd_bvns_ts__niter_10_search_greedy_init_random_memory_10_times4ave_25_maxs_1.0'.J1:'TESTBENCH_metaheu_ls_vnd_bvns_ts__niter_10_search_greedy_init_random_memory_10_times4ave_25_maxs_1.0'.K31 'TESTBENCH_metaheu_ls_vnd_bvns_ts__niter_10_search_greedy_init_random_memory_10_times4ave_25_maxs_1.0'.M1:'TESTBENCH_metaheu_ls_vnd_bvns_ts__niter_10_search_greedy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D2:'TESTBENCH_metaheu_ls_vnd_bvns_ts__niter_10_search_greedy_init_random_memory_10_times4ave_25_maxs_1.0'.D31" chart:label-cell-address="'TESTBENCH_metaheu_ls_vnd_bvns_ts__niter_10_search_greedy_init_random_memory_10_times4ave_25_maxs_1.0'.D1:'TESTBENCH_metaheu_ls_vnd_bvns_ts__niter_10_search_greedy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E2:'TESTBENCH_metaheu_ls_vnd_bvns_ts__niter_10_search_greedy_init_random_memory_10_times4ave_25_maxs_1.0'.E31" chart:label-cell-address="'TESTBENCH_metaheu_ls_vnd_bvns_ts__niter_10_search_greedy_init_random_memory_10_times4ave_25_maxs_1.0'.E1:'TESTBENCH_metaheu_ls_vnd_bvns_ts__niter_10_search_greedy_init_random_memory_10_times4ave_25_maxs_1.0'.E1" chart:class="chart:line">
            <chart:data-point chart:repeated="30"/>
          </chart:series>
          <chart:series chart:style-name="ch9" chart:values-cell-range-address="'TESTBENCH_metaheu_ls_vnd_bvns_ts__niter_10_search_greedy_init_random_memory_10_times4ave_25_maxs_1.0'.G2:'TESTBENCH_metaheu_ls_vnd_bvns_ts__niter_10_search_greedy_init_random_memory_10_times4ave_25_maxs_1.0'.G31" chart:label-cell-address="'TESTBENCH_metaheu_ls_vnd_bvns_ts__niter_10_search_greedy_init_random_memory_10_times4ave_25_maxs_1.0'.G1:'TESTBENCH_metaheu_ls_vnd_bvns_ts__niter_10_search_greedy_init_random_memory_10_times4ave_25_maxs_1.0'.G1" chart:class="chart:line">
            <chart:data-point chart:repeated="30"/>
          </chart:series>
          <chart:series chart:style-name="ch10" chart:values-cell-range-address="'TESTBENCH_metaheu_ls_vnd_bvns_ts__niter_10_search_greedy_init_random_memory_10_times4ave_25_maxs_1.0'.H2:'TESTBENCH_metaheu_ls_vnd_bvns_ts__niter_10_search_greedy_init_random_memory_10_times4ave_25_maxs_1.0'.H31" chart:label-cell-address="'TESTBENCH_metaheu_ls_vnd_bvns_ts__niter_10_search_greedy_init_random_memory_10_times4ave_25_maxs_1.0'.H1:'TESTBENCH_metaheu_ls_vnd_bvns_ts__niter_10_search_greedy_init_random_memory_10_times4ave_25_maxs_1.0'.H1" chart:class="chart:line">
            <chart:data-point chart:repeated="30"/>
          </chart:series>
          <chart:series chart:style-name="ch11" chart:values-cell-range-address="'TESTBENCH_metaheu_ls_vnd_bvns_ts__niter_10_search_greedy_init_random_memory_10_times4ave_25_maxs_1.0'.J2:'TESTBENCH_metaheu_ls_vnd_bvns_ts__niter_10_search_greedy_init_random_memory_10_times4ave_25_maxs_1.0'.J31" chart:label-cell-address="'TESTBENCH_metaheu_ls_vnd_bvns_ts__niter_10_search_greedy_init_random_memory_10_times4ave_25_maxs_1.0'.J1:'TESTBENCH_metaheu_ls_vnd_bvns_ts__niter_10_search_greedy_init_random_memory_10_times4ave_25_maxs_1.0'.J1" chart:class="chart:line">
            <chart:data-point chart:repeated="30"/>
          </chart:series>
          <chart:series chart:style-name="ch12" chart:values-cell-range-address="'TESTBENCH_metaheu_ls_vnd_bvns_ts__niter_10_search_greedy_init_random_memory_10_times4ave_25_maxs_1.0'.K2:'TESTBENCH_metaheu_ls_vnd_bvns_ts__niter_10_search_greedy_init_random_memory_10_times4ave_25_maxs_1.0'.K31" chart:label-cell-address="'TESTBENCH_metaheu_ls_vnd_bvns_ts__niter_10_search_greedy_init_random_memory_10_times4ave_25_maxs_1.0'.K1:'TESTBENCH_metaheu_ls_vnd_bvns_ts__niter_10_search_greedy_init_random_memory_10_times4ave_25_maxs_1.0'.K1" chart:class="chart:line">
            <chart:data-point chart:repeated="30"/>
          </chart:series>
          <chart:series chart:style-name="ch13" chart:values-cell-range-address="'TESTBENCH_metaheu_ls_vnd_bvns_ts__niter_10_search_greedy_init_random_memory_10_times4ave_25_maxs_1.0'.M2:'TESTBENCH_metaheu_ls_vnd_bvns_ts__niter_10_search_greedy_init_random_memory_10_times4ave_25_maxs_1.0'.M31" chart:label-cell-address="'TESTBENCH_metaheu_ls_vnd_bvns_ts__niter_10_search_greedy_init_random_memory_10_times4ave_25_maxs_1.0'.M1:'TESTBENCH_metaheu_ls_vnd_bvns_ts__niter_10_search_greedy_init_random_memory_10_times4ave_25_maxs_1.0'.M1" chart:class="chart:line">
            <chart:data-point chart:repeated="30"/>
          </chart:series>
          <chart:series chart:style-name="ch14" chart:values-cell-range-address="'TESTBENCH_metaheu_ls_vnd_bvns_ts__niter_10_search_greedy_init_random_memory_10_times4ave_25_maxs_1.0'.N2:'TESTBENCH_metaheu_ls_vnd_bvns_ts__niter_10_search_greedy_init_random_memory_10_times4ave_25_maxs_1.0'.N31" chart:label-cell-address="'TESTBENCH_metaheu_ls_vnd_bvns_ts__niter_10_search_greedy_init_random_memory_10_times4ave_25_maxs_1.0'.N1:'TESTBENCH_metaheu_ls_vnd_bvns_ts__niter_10_search_greedy_init_random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25_maxs_1.0'.D1:'TESTBENCH_metaheu_ls_vnd_bvns_ts__niter_10_search_greedy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25_maxs_1.0'.E1:'TESTBENCH_metaheu_ls_vnd_bvns_ts__niter_10_search_greedy_init_random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25_maxs_1.0'.G1:'TESTBENCH_metaheu_ls_vnd_bvns_ts__niter_10_search_greedy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25_maxs_1.0'.H1:'TESTBENCH_metaheu_ls_vnd_bvns_ts__niter_10_search_greedy_init_random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25_maxs_1.0'.J1:'TESTBENCH_metaheu_ls_vnd_bvns_ts__niter_10_search_greedy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25_maxs_1.0'.K1:'TESTBENCH_metaheu_ls_vnd_bvns_ts__niter_10_search_greedy_init_random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25_maxs_1.0'.M1:'TESTBENCH_metaheu_ls_vnd_bvns_ts__niter_10_search_greedy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25_maxs_1.0'.N1:'TESTBENCH_metaheu_ls_vnd_bvns_ts__niter_10_search_greedy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3.19">
                <text:p>2253.19</text:p>
                <draw:g>
                  <svg:desc>'TESTBENCH_metaheu_ls_vnd_bvns_ts__niter_10_search_greedy_init_random_memory_10_times4ave_25_maxs_1.0'.D2:'TESTBENCH_metaheu_ls_vnd_bvns_ts__niter_10_search_greedy_init_random_memory_10_times4ave_25_maxs_1.0'.D31</svg:desc>
                </draw:g>
              </table:table-cell>
              <table:table-cell office:value-type="float" office:value="1674">
                <text:p>1674</text:p>
                <draw:g>
                  <svg:desc>'TESTBENCH_metaheu_ls_vnd_bvns_ts__niter_10_search_greedy_init_random_memory_10_times4ave_25_maxs_1.0'.E2:'TESTBENCH_metaheu_ls_vnd_bvns_ts__niter_10_search_greedy_init_random_memory_10_times4ave_25_maxs_1.0'.E31</svg:desc>
                </draw:g>
              </table:table-cell>
              <table:table-cell office:value-type="float" office:value="1191.15">
                <text:p>1191.15</text:p>
                <draw:g>
                  <svg:desc>'TESTBENCH_metaheu_ls_vnd_bvns_ts__niter_10_search_greedy_init_random_memory_10_times4ave_25_maxs_1.0'.G2:'TESTBENCH_metaheu_ls_vnd_bvns_ts__niter_10_search_greedy_init_random_memory_10_times4ave_25_maxs_1.0'.G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greedy_init_random_memory_10_times4ave_25_maxs_1.0'.H2:'TESTBENCH_metaheu_ls_vnd_bvns_ts__niter_10_search_greedy_init_random_memory_10_times4ave_25_maxs_1.0'.H31</svg:desc>
                </draw:g>
              </table:table-cell>
              <table:table-cell office:value-type="float" office:value="995.83">
                <text:p>995.83</text:p>
                <draw:g>
                  <svg:desc>'TESTBENCH_metaheu_ls_vnd_bvns_ts__niter_10_search_greedy_init_random_memory_10_times4ave_25_maxs_1.0'.J2:'TESTBENCH_metaheu_ls_vnd_bvns_ts__niter_10_search_greedy_init_random_memory_10_times4ave_25_maxs_1.0'.J31</svg:desc>
                </draw:g>
              </table:table-cell>
              <table:table-cell office:value-type="float" office:value="905">
                <text:p>905</text:p>
                <draw:g>
                  <svg:desc>'TESTBENCH_metaheu_ls_vnd_bvns_ts__niter_10_search_greedy_init_random_memory_10_times4ave_25_maxs_1.0'.K2:'TESTBENCH_metaheu_ls_vnd_bvns_ts__niter_10_search_greedy_init_random_memory_10_times4ave_25_maxs_1.0'.K31</svg:desc>
                </draw:g>
              </table:table-cell>
              <table:table-cell office:value-type="float" office:value="1595.08">
                <text:p>1595.08</text:p>
                <draw:g>
                  <svg:desc>'TESTBENCH_metaheu_ls_vnd_bvns_ts__niter_10_search_greedy_init_random_memory_10_times4ave_25_maxs_1.0'.M2:'TESTBENCH_metaheu_ls_vnd_bvns_ts__niter_10_search_greedy_init_random_memory_10_times4ave_25_maxs_1.0'.M31</svg:desc>
                </draw:g>
              </table:table-cell>
              <table:table-cell office:value-type="float" office:value="1355">
                <text:p>1355</text:p>
                <draw:g>
                  <svg:desc>'TESTBENCH_metaheu_ls_vnd_bvns_ts__niter_10_search_greedy_init_random_memory_10_times4ave_25_maxs_1.0'.N2:'TESTBENCH_metaheu_ls_vnd_bvns_ts__niter_10_search_greedy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3.35">
                <text:p>2493.35</text:p>
              </table:table-cell>
              <table:table-cell office:value-type="float" office:value="1924">
                <text:p>1924</text:p>
              </table:table-cell>
              <table:table-cell office:value-type="float" office:value="1178.44">
                <text:p>1178.44</text:p>
              </table:table-cell>
              <table:table-cell office:value-type="float" office:value="924">
                <text:p>924</text:p>
              </table:table-cell>
              <table:table-cell office:value-type="float" office:value="992.75">
                <text:p>992.75</text:p>
              </table:table-cell>
              <table:table-cell office:value-type="float" office:value="870">
                <text:p>870</text:p>
              </table:table-cell>
              <table:table-cell office:value-type="float" office:value="1715.62">
                <text:p>1715.6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0.89">
                <text:p>2510.89</text:p>
              </table:table-cell>
              <table:table-cell office:value-type="float" office:value="1907">
                <text:p>1907</text:p>
              </table:table-cell>
              <table:table-cell office:value-type="float" office:value="1189.39">
                <text:p>1189.39</text:p>
              </table:table-cell>
              <table:table-cell office:value-type="float" office:value="979">
                <text:p>979</text:p>
              </table:table-cell>
              <table:table-cell office:value-type="float" office:value="970.87">
                <text:p>970.87</text:p>
              </table:table-cell>
              <table:table-cell office:value-type="float" office:value="858">
                <text:p>858</text:p>
              </table:table-cell>
              <table:table-cell office:value-type="float" office:value="1693.73">
                <text:p>1693.7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.31">
                <text:p>2585.31</text:p>
              </table:table-cell>
              <table:table-cell office:value-type="float" office:value="1960">
                <text:p>1960</text:p>
              </table:table-cell>
              <table:table-cell office:value-type="float" office:value="1241.96">
                <text:p>1241.96</text:p>
              </table:table-cell>
              <table:table-cell office:value-type="float" office:value="1062">
                <text:p>1062</text:p>
              </table:table-cell>
              <table:table-cell office:value-type="float" office:value="1041.58">
                <text:p>1041.58</text:p>
              </table:table-cell>
              <table:table-cell office:value-type="float" office:value="938">
                <text:p>938</text:p>
              </table:table-cell>
              <table:table-cell office:value-type="float" office:value="1782.71">
                <text:p>1782.7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7.72">
                <text:p>2617.72</text:p>
              </table:table-cell>
              <table:table-cell office:value-type="float" office:value="2024">
                <text:p>2024</text:p>
              </table:table-cell>
              <table:table-cell office:value-type="float" office:value="1203.65">
                <text:p>1203.65</text:p>
              </table:table-cell>
              <table:table-cell office:value-type="float" office:value="992">
                <text:p>992</text:p>
              </table:table-cell>
              <table:table-cell office:value-type="float" office:value="1002.61">
                <text:p>1002.61</text:p>
              </table:table-cell>
              <table:table-cell office:value-type="float" office:value="911">
                <text:p>911</text:p>
              </table:table-cell>
              <table:table-cell office:value-type="float" office:value="1775.07">
                <text:p>1775.0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9.07">
                <text:p>2509.07</text:p>
              </table:table-cell>
              <table:table-cell office:value-type="float" office:value="1946">
                <text:p>1946</text:p>
              </table:table-cell>
              <table:table-cell office:value-type="float" office:value="1231.37">
                <text:p>1231.37</text:p>
              </table:table-cell>
              <table:table-cell office:value-type="float" office:value="1030">
                <text:p>1030</text:p>
              </table:table-cell>
              <table:table-cell office:value-type="float" office:value="1004.8">
                <text:p>1004.8</text:p>
              </table:table-cell>
              <table:table-cell office:value-type="float" office:value="902">
                <text:p>902</text:p>
              </table:table-cell>
              <table:table-cell office:value-type="float" office:value="1720.76">
                <text:p>1720.7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1.97">
                <text:p>2531.97</text:p>
              </table:table-cell>
              <table:table-cell office:value-type="float" office:value="1879">
                <text:p>1879</text:p>
              </table:table-cell>
              <table:table-cell office:value-type="float" office:value="1217.03">
                <text:p>1217.03</text:p>
              </table:table-cell>
              <table:table-cell office:value-type="float" office:value="1005">
                <text:p>1005</text:p>
              </table:table-cell>
              <table:table-cell office:value-type="float" office:value="1000.42">
                <text:p>1000.42</text:p>
              </table:table-cell>
              <table:table-cell office:value-type="float" office:value="914">
                <text:p>914</text:p>
              </table:table-cell>
              <table:table-cell office:value-type="float" office:value="1758.72">
                <text:p>1758.7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1.59">
                <text:p>2541.59</text:p>
              </table:table-cell>
              <table:table-cell office:value-type="float" office:value="1806">
                <text:p>1806</text:p>
              </table:table-cell>
              <table:table-cell office:value-type="float" office:value="1216.47">
                <text:p>1216.47</text:p>
              </table:table-cell>
              <table:table-cell office:value-type="float" office:value="987">
                <text:p>987</text:p>
              </table:table-cell>
              <table:table-cell office:value-type="float" office:value="990.49">
                <text:p>990.49</text:p>
              </table:table-cell>
              <table:table-cell office:value-type="float" office:value="908">
                <text:p>908</text:p>
              </table:table-cell>
              <table:table-cell office:value-type="float" office:value="1750.51">
                <text:p>1750.5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6.44">
                <text:p>2546.44</text:p>
              </table:table-cell>
              <table:table-cell office:value-type="float" office:value="1877">
                <text:p>1877</text:p>
              </table:table-cell>
              <table:table-cell office:value-type="float" office:value="1229.34">
                <text:p>1229.34</text:p>
              </table:table-cell>
              <table:table-cell office:value-type="float" office:value="1024">
                <text:p>1024</text:p>
              </table:table-cell>
              <table:table-cell office:value-type="float" office:value="1037.46">
                <text:p>1037.46</text:p>
              </table:table-cell>
              <table:table-cell office:value-type="float" office:value="948">
                <text:p>948</text:p>
              </table:table-cell>
              <table:table-cell office:value-type="float" office:value="1748.7">
                <text:p>1748.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7.98">
                <text:p>2587.98</text:p>
              </table:table-cell>
              <table:table-cell office:value-type="float" office:value="1891">
                <text:p>1891</text:p>
              </table:table-cell>
              <table:table-cell office:value-type="float" office:value="1189.52">
                <text:p>1189.52</text:p>
              </table:table-cell>
              <table:table-cell office:value-type="float" office:value="1048">
                <text:p>1048</text:p>
              </table:table-cell>
              <table:table-cell office:value-type="float" office:value="1022.57">
                <text:p>1022.57</text:p>
              </table:table-cell>
              <table:table-cell office:value-type="float" office:value="952">
                <text:p>952</text:p>
              </table:table-cell>
              <table:table-cell office:value-type="float" office:value="1747.62">
                <text:p>1747.6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5.59">
                <text:p>2625.59</text:p>
              </table:table-cell>
              <table:table-cell office:value-type="float" office:value="2010">
                <text:p>2010</text:p>
              </table:table-cell>
              <table:table-cell office:value-type="float" office:value="1214.4">
                <text:p>1214.4</text:p>
              </table:table-cell>
              <table:table-cell office:value-type="float" office:value="1023">
                <text:p>1023</text:p>
              </table:table-cell>
              <table:table-cell office:value-type="float" office:value="1016.1">
                <text:p>1016.1</text:p>
              </table:table-cell>
              <table:table-cell office:value-type="float" office:value="925">
                <text:p>925</text:p>
              </table:table-cell>
              <table:table-cell office:value-type="float" office:value="1799.38">
                <text:p>1799.3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3.97">
                <text:p>2453.97</text:p>
              </table:table-cell>
              <table:table-cell office:value-type="float" office:value="1840">
                <text:p>1840</text:p>
              </table:table-cell>
              <table:table-cell office:value-type="float" office:value="1203.7">
                <text:p>1203.7</text:p>
              </table:table-cell>
              <table:table-cell office:value-type="float" office:value="1008">
                <text:p>1008</text:p>
              </table:table-cell>
              <table:table-cell office:value-type="float" office:value="1003.43">
                <text:p>1003.43</text:p>
              </table:table-cell>
              <table:table-cell office:value-type="float" office:value="901">
                <text:p>901</text:p>
              </table:table-cell>
              <table:table-cell office:value-type="float" office:value="1641.22">
                <text:p>1641.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2.39">
                <text:p>2592.39</text:p>
              </table:table-cell>
              <table:table-cell office:value-type="float" office:value="2043">
                <text:p>2043</text:p>
              </table:table-cell>
              <table:table-cell office:value-type="float" office:value="1227.26">
                <text:p>1227.26</text:p>
              </table:table-cell>
              <table:table-cell office:value-type="float" office:value="1052">
                <text:p>1052</text:p>
              </table:table-cell>
              <table:table-cell office:value-type="float" office:value="1020.87">
                <text:p>1020.87</text:p>
              </table:table-cell>
              <table:table-cell office:value-type="float" office:value="919">
                <text:p>919</text:p>
              </table:table-cell>
              <table:table-cell office:value-type="float" office:value="1780.1">
                <text:p>1780.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7.78">
                <text:p>2297.78</text:p>
              </table:table-cell>
              <table:table-cell office:value-type="float" office:value="1749">
                <text:p>1749</text:p>
              </table:table-cell>
              <table:table-cell office:value-type="float" office:value="1248.38">
                <text:p>1248.38</text:p>
              </table:table-cell>
              <table:table-cell office:value-type="float" office:value="1062">
                <text:p>1062</text:p>
              </table:table-cell>
              <table:table-cell office:value-type="float" office:value="1046.59">
                <text:p>1046.59</text:p>
              </table:table-cell>
              <table:table-cell office:value-type="float" office:value="917">
                <text:p>917</text:p>
              </table:table-cell>
              <table:table-cell office:value-type="float" office:value="1594.58">
                <text:p>1594.5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.54">
                <text:p>2482.54</text:p>
              </table:table-cell>
              <table:table-cell office:value-type="float" office:value="1884">
                <text:p>1884</text:p>
              </table:table-cell>
              <table:table-cell office:value-type="float" office:value="1217.42">
                <text:p>1217.42</text:p>
              </table:table-cell>
              <table:table-cell office:value-type="float" office:value="993">
                <text:p>993</text:p>
              </table:table-cell>
              <table:table-cell office:value-type="float" office:value="1005.53">
                <text:p>1005.53</text:p>
              </table:table-cell>
              <table:table-cell office:value-type="float" office:value="923">
                <text:p>923</text:p>
              </table:table-cell>
              <table:table-cell office:value-type="float" office:value="1694.83">
                <text:p>1694.8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1.04">
                <text:p>2501.04</text:p>
              </table:table-cell>
              <table:table-cell office:value-type="float" office:value="1957">
                <text:p>1957</text:p>
              </table:table-cell>
              <table:table-cell office:value-type="float" office:value="1242.82">
                <text:p>1242.82</text:p>
              </table:table-cell>
              <table:table-cell office:value-type="float" office:value="1063">
                <text:p>1063</text:p>
              </table:table-cell>
              <table:table-cell office:value-type="float" office:value="1036.32">
                <text:p>1036.32</text:p>
              </table:table-cell>
              <table:table-cell office:value-type="float" office:value="957">
                <text:p>957</text:p>
              </table:table-cell>
              <table:table-cell office:value-type="float" office:value="1750.02">
                <text:p>1750.0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82">
                <text:p>2544.82</text:p>
              </table:table-cell>
              <table:table-cell office:value-type="float" office:value="1989">
                <text:p>1989</text:p>
              </table:table-cell>
              <table:table-cell office:value-type="float" office:value="1180.79">
                <text:p>1180.79</text:p>
              </table:table-cell>
              <table:table-cell office:value-type="float" office:value="1002">
                <text:p>1002</text:p>
              </table:table-cell>
              <table:table-cell office:value-type="float" office:value="993.74">
                <text:p>993.74</text:p>
              </table:table-cell>
              <table:table-cell office:value-type="float" office:value="890">
                <text:p>890</text:p>
              </table:table-cell>
              <table:table-cell office:value-type="float" office:value="1747.48">
                <text:p>1747.4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.26">
                <text:p>2604.26</text:p>
              </table:table-cell>
              <table:table-cell office:value-type="float" office:value="1993">
                <text:p>1993</text:p>
              </table:table-cell>
              <table:table-cell office:value-type="float" office:value="1227.04">
                <text:p>1227.04</text:p>
              </table:table-cell>
              <table:table-cell office:value-type="float" office:value="1039">
                <text:p>1039</text:p>
              </table:table-cell>
              <table:table-cell office:value-type="float" office:value="1013.79">
                <text:p>1013.79</text:p>
              </table:table-cell>
              <table:table-cell office:value-type="float" office:value="911">
                <text:p>911</text:p>
              </table:table-cell>
              <table:table-cell office:value-type="float" office:value="1790.6">
                <text:p>1790.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4.15">
                <text:p>2464.15</text:p>
              </table:table-cell>
              <table:table-cell office:value-type="float" office:value="1843">
                <text:p>1843</text:p>
              </table:table-cell>
              <table:table-cell office:value-type="float" office:value="1209.22">
                <text:p>1209.22</text:p>
              </table:table-cell>
              <table:table-cell office:value-type="float" office:value="1000">
                <text:p>1000</text:p>
              </table:table-cell>
              <table:table-cell office:value-type="float" office:value="993.83">
                <text:p>993.83</text:p>
              </table:table-cell>
              <table:table-cell office:value-type="float" office:value="881">
                <text:p>881</text:p>
              </table:table-cell>
              <table:table-cell office:value-type="float" office:value="1703.01">
                <text:p>1703.0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2.57">
                <text:p>2682.57</text:p>
              </table:table-cell>
              <table:table-cell office:value-type="float" office:value="1996">
                <text:p>1996</text:p>
              </table:table-cell>
              <table:table-cell office:value-type="float" office:value="1212.11">
                <text:p>1212.11</text:p>
              </table:table-cell>
              <table:table-cell office:value-type="float" office:value="1029">
                <text:p>1029</text:p>
              </table:table-cell>
              <table:table-cell office:value-type="float" office:value="1022.58">
                <text:p>1022.58</text:p>
              </table:table-cell>
              <table:table-cell office:value-type="float" office:value="908">
                <text:p>908</text:p>
              </table:table-cell>
              <table:table-cell office:value-type="float" office:value="1828.18">
                <text:p>1828.1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9.9">
                <text:p>2629.9</text:p>
              </table:table-cell>
              <table:table-cell office:value-type="float" office:value="1988">
                <text:p>1988</text:p>
              </table:table-cell>
              <table:table-cell office:value-type="float" office:value="1215.7">
                <text:p>1215.7</text:p>
              </table:table-cell>
              <table:table-cell office:value-type="float" office:value="1028">
                <text:p>1028</text:p>
              </table:table-cell>
              <table:table-cell office:value-type="float" office:value="1022.46">
                <text:p>1022.46</text:p>
              </table:table-cell>
              <table:table-cell office:value-type="float" office:value="930">
                <text:p>930</text:p>
              </table:table-cell>
              <table:table-cell office:value-type="float" office:value="1781.9">
                <text:p>1781.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8.36">
                <text:p>2538.36</text:p>
              </table:table-cell>
              <table:table-cell office:value-type="float" office:value="1822">
                <text:p>1822</text:p>
              </table:table-cell>
              <table:table-cell office:value-type="float" office:value="1199.83">
                <text:p>1199.83</text:p>
              </table:table-cell>
              <table:table-cell office:value-type="float" office:value="963">
                <text:p>963</text:p>
              </table:table-cell>
              <table:table-cell office:value-type="float" office:value="985.8">
                <text:p>985.8</text:p>
              </table:table-cell>
              <table:table-cell office:value-type="float" office:value="887">
                <text:p>887</text:p>
              </table:table-cell>
              <table:table-cell office:value-type="float" office:value="1718.1">
                <text:p>1718.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9.08">
                <text:p>2629.08</text:p>
              </table:table-cell>
              <table:table-cell office:value-type="float" office:value="1971">
                <text:p>1971</text:p>
              </table:table-cell>
              <table:table-cell office:value-type="float" office:value="1238.86">
                <text:p>1238.86</text:p>
              </table:table-cell>
              <table:table-cell office:value-type="float" office:value="995">
                <text:p>995</text:p>
              </table:table-cell>
              <table:table-cell office:value-type="float" office:value="1026.7">
                <text:p>1026.7</text:p>
              </table:table-cell>
              <table:table-cell office:value-type="float" office:value="922">
                <text:p>922</text:p>
              </table:table-cell>
              <table:table-cell office:value-type="float" office:value="1830.96">
                <text:p>1830.9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5.54">
                <text:p>2575.54</text:p>
              </table:table-cell>
              <table:table-cell office:value-type="float" office:value="1831">
                <text:p>1831</text:p>
              </table:table-cell>
              <table:table-cell office:value-type="float" office:value="1197.5">
                <text:p>1197.5</text:p>
              </table:table-cell>
              <table:table-cell office:value-type="float" office:value="996">
                <text:p>996</text:p>
              </table:table-cell>
              <table:table-cell office:value-type="float" office:value="1011.73">
                <text:p>1011.73</text:p>
              </table:table-cell>
              <table:table-cell office:value-type="float" office:value="899">
                <text:p>899</text:p>
              </table:table-cell>
              <table:table-cell office:value-type="float" office:value="1783.98">
                <text:p>1783.9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7.73">
                <text:p>2427.73</text:p>
              </table:table-cell>
              <table:table-cell office:value-type="float" office:value="1799">
                <text:p>1799</text:p>
              </table:table-cell>
              <table:table-cell office:value-type="float" office:value="1221.72">
                <text:p>1221.72</text:p>
              </table:table-cell>
              <table:table-cell office:value-type="float" office:value="1032">
                <text:p>1032</text:p>
              </table:table-cell>
              <table:table-cell office:value-type="float" office:value="994.78">
                <text:p>994.78</text:p>
              </table:table-cell>
              <table:table-cell office:value-type="float" office:value="890">
                <text:p>890</text:p>
              </table:table-cell>
              <table:table-cell office:value-type="float" office:value="1707.54">
                <text:p>1707.5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8.11">
                <text:p>2518.11</text:p>
              </table:table-cell>
              <table:table-cell office:value-type="float" office:value="1806">
                <text:p>1806</text:p>
              </table:table-cell>
              <table:table-cell office:value-type="float" office:value="1177.91">
                <text:p>1177.91</text:p>
              </table:table-cell>
              <table:table-cell office:value-type="float" office:value="944">
                <text:p>944</text:p>
              </table:table-cell>
              <table:table-cell office:value-type="float" office:value="997.02">
                <text:p>997.02</text:p>
              </table:table-cell>
              <table:table-cell office:value-type="float" office:value="906">
                <text:p>906</text:p>
              </table:table-cell>
              <table:table-cell office:value-type="float" office:value="1689.19">
                <text:p>1689.1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0.68">
                <text:p>2510.68</text:p>
              </table:table-cell>
              <table:table-cell office:value-type="float" office:value="1932">
                <text:p>1932</text:p>
              </table:table-cell>
              <table:table-cell office:value-type="float" office:value="1188.19">
                <text:p>1188.19</text:p>
              </table:table-cell>
              <table:table-cell office:value-type="float" office:value="1029">
                <text:p>1029</text:p>
              </table:table-cell>
              <table:table-cell office:value-type="float" office:value="999.31">
                <text:p>999.31</text:p>
              </table:table-cell>
              <table:table-cell office:value-type="float" office:value="888">
                <text:p>888</text:p>
              </table:table-cell>
              <table:table-cell office:value-type="float" office:value="1722.87">
                <text:p>1722.8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93">
                <text:p>2490.93</text:p>
              </table:table-cell>
              <table:table-cell office:value-type="float" office:value="1864">
                <text:p>1864</text:p>
              </table:table-cell>
              <table:table-cell office:value-type="float" office:value="1228.17">
                <text:p>1228.17</text:p>
              </table:table-cell>
              <table:table-cell office:value-type="float" office:value="987">
                <text:p>987</text:p>
              </table:table-cell>
              <table:table-cell office:value-type="float" office:value="1009.09">
                <text:p>1009.09</text:p>
              </table:table-cell>
              <table:table-cell office:value-type="float" office:value="925">
                <text:p>925</text:p>
              </table:table-cell>
              <table:table-cell office:value-type="float" office:value="1718.06">
                <text:p>1718.0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8.69">
                <text:p>2458.69</text:p>
              </table:table-cell>
              <table:table-cell office:value-type="float" office:value="1952">
                <text:p>1952</text:p>
              </table:table-cell>
              <table:table-cell office:value-type="float" office:value="1204.75">
                <text:p>1204.75</text:p>
              </table:table-cell>
              <table:table-cell office:value-type="float" office:value="971">
                <text:p>971</text:p>
              </table:table-cell>
              <table:table-cell office:value-type="float" office:value="986.46">
                <text:p>986.46</text:p>
              </table:table-cell>
              <table:table-cell office:value-type="float" office:value="876">
                <text:p>876</text:p>
              </table:table-cell>
              <table:table-cell office:value-type="float" office:value="1744.77">
                <text:p>1744.7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9.08">
                <text:p>2519.08</text:p>
              </table:table-cell>
              <table:table-cell office:value-type="float" office:value="2021">
                <text:p>2021</text:p>
              </table:table-cell>
              <table:table-cell office:value-type="float" office:value="1221.24">
                <text:p>1221.24</text:p>
              </table:table-cell>
              <table:table-cell office:value-type="float" office:value="917">
                <text:p>917</text:p>
              </table:table-cell>
              <table:table-cell office:value-type="float" office:value="996.39">
                <text:p>996.39</text:p>
              </table:table-cell>
              <table:table-cell office:value-type="float" office:value="889">
                <text:p>889</text:p>
              </table:table-cell>
              <table:table-cell office:value-type="float" office:value="1706.22">
                <text:p>1706.22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J1:'TESTBENCH_metaheu_ls_vnd_bvns_ts__niter_10_search_greedy_init_group_memory_10_times4ave_25_maxs_1.0'.K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J2:'TESTBENCH_metaheu_ls_vnd_bvns_ts__niter_10_search_greedy_init_group_memory_10_times4ave_25_maxs_1.0'.J31" chart:label-cell-address="'TESTBENCH_metaheu_ls_vnd_bvns_ts__niter_10_search_greedy_init_group_memory_10_times4ave_25_maxs_1.0'.J1:'TESTBENCH_metaheu_ls_vnd_bvns_ts__niter_10_search_greedy_init_group_memory_10_times4ave_25_maxs_1.0'.J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K2:'TESTBENCH_metaheu_ls_vnd_bvns_ts__niter_10_search_greedy_init_group_memory_10_times4ave_25_maxs_1.0'.K31" chart:label-cell-address="'TESTBENCH_metaheu_ls_vnd_bvns_ts__niter_10_search_greedy_init_group_memory_10_times4ave_25_maxs_1.0'.K1:'TESTBENCH_metaheu_ls_vnd_bvns_ts__niter_10_search_greedy_init_group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25_maxs_1.0'.J1:'TESTBENCH_metaheu_ls_vnd_bvns_ts__niter_10_search_greedy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25_maxs_1.0'.K1:'TESTBENCH_metaheu_ls_vnd_bvns_ts__niter_10_search_greedy_init_group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7.72">
                <text:p>997.72</text:p>
                <draw:g>
                  <svg:desc>'TESTBENCH_metaheu_ls_vnd_bvns_ts__niter_10_search_greedy_init_group_memory_10_times4ave_25_maxs_1.0'.J2:'TESTBENCH_metaheu_ls_vnd_bvns_ts__niter_10_search_greedy_init_group_memory_10_times4ave_25_maxs_1.0'.J31</svg:desc>
                </draw:g>
              </table:table-cell>
              <table:table-cell office:value-type="float" office:value="895">
                <text:p>895</text:p>
                <draw:g>
                  <svg:desc>'TESTBENCH_metaheu_ls_vnd_bvns_ts__niter_10_search_greedy_init_group_memory_10_times4ave_25_maxs_1.0'.K2:'TESTBENCH_metaheu_ls_vnd_bvns_ts__niter_10_search_greedy_init_group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41">
                <text:p>985.4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8.98">
                <text:p>978.9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.18">
                <text:p>1036.1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.22">
                <text:p>999.2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1.44">
                <text:p>1001.4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9.62">
                <text:p>989.6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.51">
                <text:p>1033.5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2.73">
                <text:p>1022.7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0.27">
                <text:p>1020.2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.18">
                <text:p>999.18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5.46">
                <text:p>1015.4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5.1">
                <text:p>1035.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3.35">
                <text:p>1003.35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6.31">
                <text:p>1026.31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5.04">
                <text:p>995.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8.26">
                <text:p>1018.2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8.61">
                <text:p>998.6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7.71">
                <text:p>1007.7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0.6">
                <text:p>1020.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7.57">
                <text:p>977.5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0.52">
                <text:p>1030.52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1.13">
                <text:p>1011.1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8.08">
                <text:p>998.0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9.02">
                <text:p>979.0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7.23">
                <text:p>987.23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6.71">
                <text:p>996.7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7.85">
                <text:p>987.8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7.77">
                <text:p>997.77</text:p>
              </table:table-cell>
              <table:table-cell office:value-type="float" office:value="883">
                <text:p>88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65cm" svg:height="9.006cm" xlink:href=".." xlink:type="simple" chart:class="chart:line" chart:style-name="ch1">
        <chart:title svg:x="3.946cm" svg:y="0.278cm" chart:style-name="ch2">
          <text:p>							30 nodes comparison
 niter=10, greedy, initial solution=group, memory in TS=10</text:p>
        </chart:title>
        <chart:legend chart:legend-position="bottom" svg:x="2.87cm" svg:y="8.407cm" style:legend-expansion="custom" chartooo:width="12.008cm" chartooo:height="0.598cm" style:legend-expansion-aspect-ratio="20.0802675585284" chart:style-name="ch3"/>
        <chart:plot-area chart:style-name="ch4" table:cell-range-address="'TESTBENCH_metaheu_ls_vnd_bvns_ts__niter_10_search_greedy_init_group_memory_10_times4ave_25_maxs_1.0'.M1:'TESTBENCH_metaheu_ls_vnd_bvns_ts__niter_10_search_greedy_init_group_memory_10_times4ave_25_maxs_1.0'.N31" chart:data-source-has-labels="row" svg:x="-0.186cm" svg:y="1.751cm" svg:width="18.208cm" svg:height="6.263cm">
          <chartooo:coordinate-region svg:x="0.806cm" svg:y="1.95cm" svg:width="17.029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25_maxs_1.0'.M2:'TESTBENCH_metaheu_ls_vnd_bvns_ts__niter_10_search_greedy_init_group_memory_10_times4ave_25_maxs_1.0'.M31" chart:label-cell-address="'TESTBENCH_metaheu_ls_vnd_bvns_ts__niter_10_search_greedy_init_group_memory_10_times4ave_25_maxs_1.0'.M1:'TESTBENCH_metaheu_ls_vnd_bvns_ts__niter_10_search_greedy_init_group_memory_10_times4ave_25_maxs_1.0'.M1" chart:class="chart:line">
            <chart:data-point chart:repeated="30"/>
          </chart:series>
          <chart:series chart:style-name="ch8" chart:values-cell-range-address="'TESTBENCH_metaheu_ls_vnd_bvns_ts__niter_10_search_greedy_init_group_memory_10_times4ave_25_maxs_1.0'.N2:'TESTBENCH_metaheu_ls_vnd_bvns_ts__niter_10_search_greedy_init_group_memory_10_times4ave_25_maxs_1.0'.N31" chart:label-cell-address="'TESTBENCH_metaheu_ls_vnd_bvns_ts__niter_10_search_greedy_init_group_memory_10_times4ave_25_maxs_1.0'.N1:'TESTBENCH_metaheu_ls_vnd_bvns_ts__niter_10_search_greedy_init_group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25_maxs_1.0'.M1:'TESTBENCH_metaheu_ls_vnd_bvns_ts__niter_10_search_greedy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25_maxs_1.0'.N1:'TESTBENCH_metaheu_ls_vnd_bvns_ts__niter_10_search_greedy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9.49">
                <text:p>1249.49</text:p>
                <draw:g>
                  <svg:desc>'TESTBENCH_metaheu_ls_vnd_bvns_ts__niter_10_search_greedy_init_group_memory_10_times4ave_25_maxs_1.0'.M2:'TESTBENCH_metaheu_ls_vnd_bvns_ts__niter_10_search_greedy_init_group_memory_10_times4ave_25_maxs_1.0'.M31</svg:desc>
                </draw:g>
              </table:table-cell>
              <table:table-cell office:value-type="float" office:value="1103">
                <text:p>1103</text:p>
                <draw:g>
                  <svg:desc>'TESTBENCH_metaheu_ls_vnd_bvns_ts__niter_10_search_greedy_init_group_memory_10_times4ave_25_maxs_1.0'.N2:'TESTBENCH_metaheu_ls_vnd_bvns_ts__niter_10_search_greedy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7.66">
                <text:p>1297.6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1.15">
                <text:p>1281.1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6.2">
                <text:p>1336.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16">
                <text:p>1316.1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3.95">
                <text:p>1343.9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.35">
                <text:p>1321.3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5">
                <text:p>1399.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1.23">
                <text:p>1331.23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1.35">
                <text:p>1341.35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5.5">
                <text:p>1335.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6.95">
                <text:p>1326.9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3.99">
                <text:p>1333.99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0.61">
                <text:p>1330.61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4.62">
                <text:p>1354.6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1.34">
                <text:p>1331.34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4.43">
                <text:p>1294.4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0.5">
                <text:p>1340.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3.04">
                <text:p>1293.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7.55">
                <text:p>1347.5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3.63">
                <text:p>1343.63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5.21">
                <text:p>1295.21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6.24">
                <text:p>1406.2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6.32">
                <text:p>1396.3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9.85">
                <text:p>1299.8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9.02">
                <text:p>1329.0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5.25">
                <text:p>1295.2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5.84">
                <text:p>1315.8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6.59">
                <text:p>1286.5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4.26">
                <text:p>1314.26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3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25_maxs_1.0'.D1:'TESTBENCH_metaheu_ls_vnd_bvns_ts__niter_10_search_anxious_init_random_memory_10_times4ave_25_maxs_1.0'.E31 'TESTBENCH_metaheu_ls_vnd_bvns_ts__niter_10_search_anxious_init_random_memory_10_times4ave_25_maxs_1.0'.G1:'TESTBENCH_metaheu_ls_vnd_bvns_ts__niter_10_search_anxious_init_random_memory_10_times4ave_25_maxs_1.0'.H31 'TESTBENCH_metaheu_ls_vnd_bvns_ts__niter_10_search_anxious_init_random_memory_10_times4ave_25_maxs_1.0'.J1:'TESTBENCH_metaheu_ls_vnd_bvns_ts__niter_10_search_anxious_init_random_memory_10_times4ave_25_maxs_1.0'.K31 'TESTBENCH_metaheu_ls_vnd_bvns_ts__niter_10_search_anxious_init_random_memory_10_times4ave_25_maxs_1.0'.M1:'TESTBENCH_metaheu_ls_vnd_bvns_ts__niter_10_search_anxious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D2:'TESTBENCH_metaheu_ls_vnd_bvns_ts__niter_10_search_anxious_init_random_memory_10_times4ave_25_maxs_1.0'.D31" chart:label-cell-address="'TESTBENCH_metaheu_ls_vnd_bvns_ts__niter_10_search_anxious_init_random_memory_10_times4ave_25_maxs_1.0'.D1:'TESTBENCH_metaheu_ls_vnd_bvns_ts__niter_10_search_anxious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E2:'TESTBENCH_metaheu_ls_vnd_bvns_ts__niter_10_search_anxious_init_random_memory_10_times4ave_25_maxs_1.0'.E31" chart:label-cell-address="'TESTBENCH_metaheu_ls_vnd_bvns_ts__niter_10_search_anxious_init_random_memory_10_times4ave_25_maxs_1.0'.E1:'TESTBENCH_metaheu_ls_vnd_bvns_ts__niter_10_search_anxious_init_random_memory_10_times4ave_25_maxs_1.0'.E1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G2:'TESTBENCH_metaheu_ls_vnd_bvns_ts__niter_10_search_anxious_init_random_memory_10_times4ave_25_maxs_1.0'.G31" chart:label-cell-address="'TESTBENCH_metaheu_ls_vnd_bvns_ts__niter_10_search_anxious_init_random_memory_10_times4ave_25_maxs_1.0'.G1:'TESTBENCH_metaheu_ls_vnd_bvns_ts__niter_10_search_anxious_init_random_memory_10_times4ave_25_maxs_1.0'.G1" chart:class="chart:line">
            <chart:data-point chart:repeated="30"/>
          </chart:series>
          <chart:series chart:style-name="ch10" chart:values-cell-range-address="'TESTBENCH_metaheu_ls_vnd_bvns_ts__niter_10_search_anxious_init_random_memory_10_times4ave_25_maxs_1.0'.H2:'TESTBENCH_metaheu_ls_vnd_bvns_ts__niter_10_search_anxious_init_random_memory_10_times4ave_25_maxs_1.0'.H31" chart:label-cell-address="'TESTBENCH_metaheu_ls_vnd_bvns_ts__niter_10_search_anxious_init_random_memory_10_times4ave_25_maxs_1.0'.H1:'TESTBENCH_metaheu_ls_vnd_bvns_ts__niter_10_search_anxious_init_random_memory_10_times4ave_25_maxs_1.0'.H1" chart:class="chart:line">
            <chart:data-point chart:repeated="30"/>
          </chart:series>
          <chart:series chart:style-name="ch11" chart:values-cell-range-address="'TESTBENCH_metaheu_ls_vnd_bvns_ts__niter_10_search_anxious_init_random_memory_10_times4ave_25_maxs_1.0'.J2:'TESTBENCH_metaheu_ls_vnd_bvns_ts__niter_10_search_anxious_init_random_memory_10_times4ave_25_maxs_1.0'.J31" chart:label-cell-address="'TESTBENCH_metaheu_ls_vnd_bvns_ts__niter_10_search_anxious_init_random_memory_10_times4ave_25_maxs_1.0'.J1:'TESTBENCH_metaheu_ls_vnd_bvns_ts__niter_10_search_anxious_init_random_memory_10_times4ave_25_maxs_1.0'.J1" chart:class="chart:line">
            <chart:data-point chart:repeated="30"/>
          </chart:series>
          <chart:series chart:style-name="ch12" chart:values-cell-range-address="'TESTBENCH_metaheu_ls_vnd_bvns_ts__niter_10_search_anxious_init_random_memory_10_times4ave_25_maxs_1.0'.K2:'TESTBENCH_metaheu_ls_vnd_bvns_ts__niter_10_search_anxious_init_random_memory_10_times4ave_25_maxs_1.0'.K31" chart:label-cell-address="'TESTBENCH_metaheu_ls_vnd_bvns_ts__niter_10_search_anxious_init_random_memory_10_times4ave_25_maxs_1.0'.K1:'TESTBENCH_metaheu_ls_vnd_bvns_ts__niter_10_search_anxious_init_random_memory_10_times4ave_25_maxs_1.0'.K1" chart:class="chart:line">
            <chart:data-point chart:repeated="30"/>
          </chart:series>
          <chart:series chart:style-name="ch13" chart:values-cell-range-address="'TESTBENCH_metaheu_ls_vnd_bvns_ts__niter_10_search_anxious_init_random_memory_10_times4ave_25_maxs_1.0'.M2:'TESTBENCH_metaheu_ls_vnd_bvns_ts__niter_10_search_anxious_init_random_memory_10_times4ave_25_maxs_1.0'.M31" chart:label-cell-address="'TESTBENCH_metaheu_ls_vnd_bvns_ts__niter_10_search_anxious_init_random_memory_10_times4ave_25_maxs_1.0'.M1:'TESTBENCH_metaheu_ls_vnd_bvns_ts__niter_10_search_anxious_init_random_memory_10_times4ave_25_maxs_1.0'.M1" chart:class="chart:line">
            <chart:data-point chart:repeated="30"/>
          </chart:series>
          <chart:series chart:style-name="ch14" chart:values-cell-range-address="'TESTBENCH_metaheu_ls_vnd_bvns_ts__niter_10_search_anxious_init_random_memory_10_times4ave_25_maxs_1.0'.N2:'TESTBENCH_metaheu_ls_vnd_bvns_ts__niter_10_search_anxious_init_random_memory_10_times4ave_25_maxs_1.0'.N31" chart:label-cell-address="'TESTBENCH_metaheu_ls_vnd_bvns_ts__niter_10_search_anxious_init_random_memory_10_times4ave_25_maxs_1.0'.N1:'TESTBENCH_metaheu_ls_vnd_bvns_ts__niter_10_search_anxious_init_random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25_maxs_1.0'.D1:'TESTBENCH_metaheu_ls_vnd_bvns_ts__niter_10_search_anxious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25_maxs_1.0'.E1:'TESTBENCH_metaheu_ls_vnd_bvns_ts__niter_10_search_anxious_init_random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25_maxs_1.0'.G1:'TESTBENCH_metaheu_ls_vnd_bvns_ts__niter_10_search_anxious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25_maxs_1.0'.H1:'TESTBENCH_metaheu_ls_vnd_bvns_ts__niter_10_search_anxious_init_random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25_maxs_1.0'.J1:'TESTBENCH_metaheu_ls_vnd_bvns_ts__niter_10_search_anxious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25_maxs_1.0'.K1:'TESTBENCH_metaheu_ls_vnd_bvns_ts__niter_10_search_anxious_init_random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25_maxs_1.0'.M1:'TESTBENCH_metaheu_ls_vnd_bvns_ts__niter_10_search_anxious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25_maxs_1.0'.N1:'TESTBENCH_metaheu_ls_vnd_bvns_ts__niter_10_search_anxious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2.43">
                <text:p>2382.43</text:p>
                <draw:g>
                  <svg:desc>'TESTBENCH_metaheu_ls_vnd_bvns_ts__niter_10_search_anxious_init_random_memory_10_times4ave_25_maxs_1.0'.D2:'TESTBENCH_metaheu_ls_vnd_bvns_ts__niter_10_search_anxious_init_random_memory_10_times4ave_25_maxs_1.0'.D31</svg:desc>
                </draw:g>
              </table:table-cell>
              <table:table-cell office:value-type="float" office:value="1891">
                <text:p>1891</text:p>
                <draw:g>
                  <svg:desc>'TESTBENCH_metaheu_ls_vnd_bvns_ts__niter_10_search_anxious_init_random_memory_10_times4ave_25_maxs_1.0'.E2:'TESTBENCH_metaheu_ls_vnd_bvns_ts__niter_10_search_anxious_init_random_memory_10_times4ave_25_maxs_1.0'.E31</svg:desc>
                </draw:g>
              </table:table-cell>
              <table:table-cell office:value-type="float" office:value="1188.62">
                <text:p>1188.62</text:p>
                <draw:g>
                  <svg:desc>'TESTBENCH_metaheu_ls_vnd_bvns_ts__niter_10_search_anxious_init_random_memory_10_times4ave_25_maxs_1.0'.G2:'TESTBENCH_metaheu_ls_vnd_bvns_ts__niter_10_search_anxious_init_random_memory_10_times4ave_25_maxs_1.0'.G31</svg:desc>
                </draw:g>
              </table:table-cell>
              <table:table-cell office:value-type="float" office:value="1014">
                <text:p>1014</text:p>
                <draw:g>
                  <svg:desc>'TESTBENCH_metaheu_ls_vnd_bvns_ts__niter_10_search_anxious_init_random_memory_10_times4ave_25_maxs_1.0'.H2:'TESTBENCH_metaheu_ls_vnd_bvns_ts__niter_10_search_anxious_init_random_memory_10_times4ave_25_maxs_1.0'.H31</svg:desc>
                </draw:g>
              </table:table-cell>
              <table:table-cell office:value-type="float" office:value="996.36">
                <text:p>996.36</text:p>
                <draw:g>
                  <svg:desc>'TESTBENCH_metaheu_ls_vnd_bvns_ts__niter_10_search_anxious_init_random_memory_10_times4ave_25_maxs_1.0'.J2:'TESTBENCH_metaheu_ls_vnd_bvns_ts__niter_10_search_anxious_init_random_memory_10_times4ave_25_maxs_1.0'.J31</svg:desc>
                </draw:g>
              </table:table-cell>
              <table:table-cell office:value-type="float" office:value="897">
                <text:p>897</text:p>
                <draw:g>
                  <svg:desc>'TESTBENCH_metaheu_ls_vnd_bvns_ts__niter_10_search_anxious_init_random_memory_10_times4ave_25_maxs_1.0'.K2:'TESTBENCH_metaheu_ls_vnd_bvns_ts__niter_10_search_anxious_init_random_memory_10_times4ave_25_maxs_1.0'.K31</svg:desc>
                </draw:g>
              </table:table-cell>
              <table:table-cell office:value-type="float" office:value="1542.73">
                <text:p>1542.73</text:p>
                <draw:g>
                  <svg:desc>'TESTBENCH_metaheu_ls_vnd_bvns_ts__niter_10_search_anxious_init_random_memory_10_times4ave_25_maxs_1.0'.M2:'TESTBENCH_metaheu_ls_vnd_bvns_ts__niter_10_search_anxious_init_random_memory_10_times4ave_25_maxs_1.0'.M31</svg:desc>
                </draw:g>
              </table:table-cell>
              <table:table-cell office:value-type="float" office:value="1329">
                <text:p>1329</text:p>
                <draw:g>
                  <svg:desc>'TESTBENCH_metaheu_ls_vnd_bvns_ts__niter_10_search_anxious_init_random_memory_10_times4ave_25_maxs_1.0'.N2:'TESTBENCH_metaheu_ls_vnd_bvns_ts__niter_10_search_anxious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0.14">
                <text:p>2590.14</text:p>
              </table:table-cell>
              <table:table-cell office:value-type="float" office:value="2004">
                <text:p>2004</text:p>
              </table:table-cell>
              <table:table-cell office:value-type="float" office:value="1170.6">
                <text:p>1170.6</text:p>
              </table:table-cell>
              <table:table-cell office:value-type="float" office:value="967">
                <text:p>967</text:p>
              </table:table-cell>
              <table:table-cell office:value-type="float" office:value="992.15">
                <text:p>992.15</text:p>
              </table:table-cell>
              <table:table-cell office:value-type="float" office:value="902">
                <text:p>902</text:p>
              </table:table-cell>
              <table:table-cell office:value-type="float" office:value="1649.85">
                <text:p>1649.8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2.88">
                <text:p>2572.88</text:p>
              </table:table-cell>
              <table:table-cell office:value-type="float" office:value="1820">
                <text:p>1820</text:p>
              </table:table-cell>
              <table:table-cell office:value-type="float" office:value="1172.63">
                <text:p>1172.63</text:p>
              </table:table-cell>
              <table:table-cell office:value-type="float" office:value="952">
                <text:p>952</text:p>
              </table:table-cell>
              <table:table-cell office:value-type="float" office:value="966.47">
                <text:p>966.47</text:p>
              </table:table-cell>
              <table:table-cell office:value-type="float" office:value="860">
                <text:p>860</text:p>
              </table:table-cell>
              <table:table-cell office:value-type="float" office:value="1631.96">
                <text:p>1631.9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9">
                <text:p>2639</text:p>
              </table:table-cell>
              <table:table-cell office:value-type="float" office:value="2135">
                <text:p>2135</text:p>
              </table:table-cell>
              <table:table-cell office:value-type="float" office:value="1241.27">
                <text:p>1241.27</text:p>
              </table:table-cell>
              <table:table-cell office:value-type="float" office:value="1051">
                <text:p>1051</text:p>
              </table:table-cell>
              <table:table-cell office:value-type="float" office:value="1033.53">
                <text:p>1033.53</text:p>
              </table:table-cell>
              <table:table-cell office:value-type="float" office:value="929">
                <text:p>929</text:p>
              </table:table-cell>
              <table:table-cell office:value-type="float" office:value="1745.48">
                <text:p>1745.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0.13">
                <text:p>2640.13</text:p>
              </table:table-cell>
              <table:table-cell office:value-type="float" office:value="1885">
                <text:p>1885</text:p>
              </table:table-cell>
              <table:table-cell office:value-type="float" office:value="1209.58">
                <text:p>1209.58</text:p>
              </table:table-cell>
              <table:table-cell office:value-type="float" office:value="1013">
                <text:p>1013</text:p>
              </table:table-cell>
              <table:table-cell office:value-type="float" office:value="1003.24">
                <text:p>1003.24</text:p>
              </table:table-cell>
              <table:table-cell office:value-type="float" office:value="887">
                <text:p>887</text:p>
              </table:table-cell>
              <table:table-cell office:value-type="float" office:value="1709.91">
                <text:p>1709.9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2.44">
                <text:p>2482.44</text:p>
              </table:table-cell>
              <table:table-cell office:value-type="float" office:value="2007">
                <text:p>2007</text:p>
              </table:table-cell>
              <table:table-cell office:value-type="float" office:value="1221.32">
                <text:p>1221.32</text:p>
              </table:table-cell>
              <table:table-cell office:value-type="float" office:value="1011">
                <text:p>1011</text:p>
              </table:table-cell>
              <table:table-cell office:value-type="float" office:value="1009.5">
                <text:p>1009.5</text:p>
              </table:table-cell>
              <table:table-cell office:value-type="float" office:value="897">
                <text:p>897</text:p>
              </table:table-cell>
              <table:table-cell office:value-type="float" office:value="1688.57">
                <text:p>1688.5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.11">
                <text:p>2578.11</text:p>
              </table:table-cell>
              <table:table-cell office:value-type="float" office:value="2002">
                <text:p>2002</text:p>
              </table:table-cell>
              <table:table-cell office:value-type="float" office:value="1202.84">
                <text:p>1202.84</text:p>
              </table:table-cell>
              <table:table-cell office:value-type="float" office:value="978">
                <text:p>978</text:p>
              </table:table-cell>
              <table:table-cell office:value-type="float" office:value="1007.01">
                <text:p>1007.01</text:p>
              </table:table-cell>
              <table:table-cell office:value-type="float" office:value="924">
                <text:p>924</text:p>
              </table:table-cell>
              <table:table-cell office:value-type="float" office:value="1706.49">
                <text:p>1706.4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2.27">
                <text:p>2602.27</text:p>
              </table:table-cell>
              <table:table-cell office:value-type="float" office:value="1965">
                <text:p>1965</text:p>
              </table:table-cell>
              <table:table-cell office:value-type="float" office:value="1208.06">
                <text:p>1208.06</text:p>
              </table:table-cell>
              <table:table-cell office:value-type="float" office:value="1007">
                <text:p>1007</text:p>
              </table:table-cell>
              <table:table-cell office:value-type="float" office:value="998.9">
                <text:p>998.9</text:p>
              </table:table-cell>
              <table:table-cell office:value-type="float" office:value="886">
                <text:p>886</text:p>
              </table:table-cell>
              <table:table-cell office:value-type="float" office:value="1675.96">
                <text:p>1675.9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0.44">
                <text:p>2610.44</text:p>
              </table:table-cell>
              <table:table-cell office:value-type="float" office:value="2004">
                <text:p>2004</text:p>
              </table:table-cell>
              <table:table-cell office:value-type="float" office:value="1234.35">
                <text:p>1234.35</text:p>
              </table:table-cell>
              <table:table-cell office:value-type="float" office:value="1010">
                <text:p>1010</text:p>
              </table:table-cell>
              <table:table-cell office:value-type="float" office:value="1033.42">
                <text:p>1033.42</text:p>
              </table:table-cell>
              <table:table-cell office:value-type="float" office:value="920">
                <text:p>920</text:p>
              </table:table-cell>
              <table:table-cell office:value-type="float" office:value="1689.62">
                <text:p>1689.6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.39">
                <text:p>2604.39</text:p>
              </table:table-cell>
              <table:table-cell office:value-type="float" office:value="1838">
                <text:p>1838</text:p>
              </table:table-cell>
              <table:table-cell office:value-type="float" office:value="1210.52">
                <text:p>1210.52</text:p>
              </table:table-cell>
              <table:table-cell office:value-type="float" office:value="1053">
                <text:p>1053</text:p>
              </table:table-cell>
              <table:table-cell office:value-type="float" office:value="1025.65">
                <text:p>1025.65</text:p>
              </table:table-cell>
              <table:table-cell office:value-type="float" office:value="917">
                <text:p>917</text:p>
              </table:table-cell>
              <table:table-cell office:value-type="float" office:value="1696.37">
                <text:p>1696.3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3.75">
                <text:p>2703.75</text:p>
              </table:table-cell>
              <table:table-cell office:value-type="float" office:value="2047">
                <text:p>2047</text:p>
              </table:table-cell>
              <table:table-cell office:value-type="float" office:value="1188.55">
                <text:p>1188.55</text:p>
              </table:table-cell>
              <table:table-cell office:value-type="float" office:value="1000">
                <text:p>1000</text:p>
              </table:table-cell>
              <table:table-cell office:value-type="float" office:value="1022.3">
                <text:p>1022.3</text:p>
              </table:table-cell>
              <table:table-cell office:value-type="float" office:value="938">
                <text:p>938</text:p>
              </table:table-cell>
              <table:table-cell office:value-type="float" office:value="1740.88">
                <text:p>1740.8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1.4">
                <text:p>2491.4</text:p>
              </table:table-cell>
              <table:table-cell office:value-type="float" office:value="1875">
                <text:p>1875</text:p>
              </table:table-cell>
              <table:table-cell office:value-type="float" office:value="1203.1">
                <text:p>1203.1</text:p>
              </table:table-cell>
              <table:table-cell office:value-type="float" office:value="1002">
                <text:p>1002</text:p>
              </table:table-cell>
              <table:table-cell office:value-type="float" office:value="1002.94">
                <text:p>1002.94</text:p>
              </table:table-cell>
              <table:table-cell office:value-type="float" office:value="905">
                <text:p>905</text:p>
              </table:table-cell>
              <table:table-cell office:value-type="float" office:value="1603.42">
                <text:p>1603.4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.94">
                <text:p>2615.94</text:p>
              </table:table-cell>
              <table:table-cell office:value-type="float" office:value="1933">
                <text:p>1933</text:p>
              </table:table-cell>
              <table:table-cell office:value-type="float" office:value="1221.54">
                <text:p>1221.54</text:p>
              </table:table-cell>
              <table:table-cell office:value-type="float" office:value="1005">
                <text:p>1005</text:p>
              </table:table-cell>
              <table:table-cell office:value-type="float" office:value="1004.86">
                <text:p>1004.86</text:p>
              </table:table-cell>
              <table:table-cell office:value-type="float" office:value="895">
                <text:p>895</text:p>
              </table:table-cell>
              <table:table-cell office:value-type="float" office:value="1709.54">
                <text:p>1709.5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6.73">
                <text:p>2416.73</text:p>
              </table:table-cell>
              <table:table-cell office:value-type="float" office:value="1872">
                <text:p>1872</text:p>
              </table:table-cell>
              <table:table-cell office:value-type="float" office:value="1242.5">
                <text:p>1242.5</text:p>
              </table:table-cell>
              <table:table-cell office:value-type="float" office:value="1035">
                <text:p>1035</text:p>
              </table:table-cell>
              <table:table-cell office:value-type="float" office:value="1037.47">
                <text:p>1037.47</text:p>
              </table:table-cell>
              <table:table-cell office:value-type="float" office:value="937">
                <text:p>937</text:p>
              </table:table-cell>
              <table:table-cell office:value-type="float" office:value="1560.42">
                <text:p>1560.4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2.26">
                <text:p>2592.26</text:p>
              </table:table-cell>
              <table:table-cell office:value-type="float" office:value="1949">
                <text:p>1949</text:p>
              </table:table-cell>
              <table:table-cell office:value-type="float" office:value="1231.25">
                <text:p>1231.25</text:p>
              </table:table-cell>
              <table:table-cell office:value-type="float" office:value="997">
                <text:p>997</text:p>
              </table:table-cell>
              <table:table-cell office:value-type="float" office:value="1002.11">
                <text:p>1002.11</text:p>
              </table:table-cell>
              <table:table-cell office:value-type="float" office:value="918">
                <text:p>918</text:p>
              </table:table-cell>
              <table:table-cell office:value-type="float" office:value="1632.25">
                <text:p>1632.25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3.22">
                <text:p>2573.22</text:p>
              </table:table-cell>
              <table:table-cell office:value-type="float" office:value="1836">
                <text:p>1836</text:p>
              </table:table-cell>
              <table:table-cell office:value-type="float" office:value="1228.3">
                <text:p>1228.3</text:p>
              </table:table-cell>
              <table:table-cell office:value-type="float" office:value="1032">
                <text:p>1032</text:p>
              </table:table-cell>
              <table:table-cell office:value-type="float" office:value="1022.89">
                <text:p>1022.89</text:p>
              </table:table-cell>
              <table:table-cell office:value-type="float" office:value="938">
                <text:p>938</text:p>
              </table:table-cell>
              <table:table-cell office:value-type="float" office:value="1702.27">
                <text:p>1702.2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1.57">
                <text:p>2581.57</text:p>
              </table:table-cell>
              <table:table-cell office:value-type="float" office:value="2064">
                <text:p>2064</text:p>
              </table:table-cell>
              <table:table-cell office:value-type="float" office:value="1195.35">
                <text:p>1195.35</text:p>
              </table:table-cell>
              <table:table-cell office:value-type="float" office:value="943">
                <text:p>943</text:p>
              </table:table-cell>
              <table:table-cell office:value-type="float" office:value="996.96">
                <text:p>996.96</text:p>
              </table:table-cell>
              <table:table-cell office:value-type="float" office:value="889">
                <text:p>889</text:p>
              </table:table-cell>
              <table:table-cell office:value-type="float" office:value="1671.39">
                <text:p>1671.3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6.78">
                <text:p>2666.78</text:p>
              </table:table-cell>
              <table:table-cell office:value-type="float" office:value="2054">
                <text:p>2054</text:p>
              </table:table-cell>
              <table:table-cell office:value-type="float" office:value="1203.78">
                <text:p>1203.78</text:p>
              </table:table-cell>
              <table:table-cell office:value-type="float" office:value="1027">
                <text:p>1027</text:p>
              </table:table-cell>
              <table:table-cell office:value-type="float" office:value="1022.02">
                <text:p>1022.02</text:p>
              </table:table-cell>
              <table:table-cell office:value-type="float" office:value="914">
                <text:p>914</text:p>
              </table:table-cell>
              <table:table-cell office:value-type="float" office:value="1741.34">
                <text:p>1741.3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7.24">
                <text:p>2537.24</text:p>
              </table:table-cell>
              <table:table-cell office:value-type="float" office:value="1873">
                <text:p>1873</text:p>
              </table:table-cell>
              <table:table-cell office:value-type="float" office:value="1210.84">
                <text:p>1210.84</text:p>
              </table:table-cell>
              <table:table-cell office:value-type="float" office:value="983">
                <text:p>983</text:p>
              </table:table-cell>
              <table:table-cell office:value-type="float" office:value="1000.5">
                <text:p>1000.5</text:p>
              </table:table-cell>
              <table:table-cell office:value-type="float" office:value="902">
                <text:p>902</text:p>
              </table:table-cell>
              <table:table-cell office:value-type="float" office:value="1648.39">
                <text:p>1648.39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2.45">
                <text:p>2732.45</text:p>
              </table:table-cell>
              <table:table-cell office:value-type="float" office:value="2203">
                <text:p>2203</text:p>
              </table:table-cell>
              <table:table-cell office:value-type="float" office:value="1205.54">
                <text:p>1205.54</text:p>
              </table:table-cell>
              <table:table-cell office:value-type="float" office:value="956">
                <text:p>956</text:p>
              </table:table-cell>
              <table:table-cell office:value-type="float" office:value="1011.48">
                <text:p>1011.48</text:p>
              </table:table-cell>
              <table:table-cell office:value-type="float" office:value="901">
                <text:p>901</text:p>
              </table:table-cell>
              <table:table-cell office:value-type="float" office:value="1779.56">
                <text:p>1779.5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0.36">
                <text:p>2640.36</text:p>
              </table:table-cell>
              <table:table-cell office:value-type="float" office:value="1948">
                <text:p>1948</text:p>
              </table:table-cell>
              <table:table-cell office:value-type="float" office:value="1249.43">
                <text:p>1249.43</text:p>
              </table:table-cell>
              <table:table-cell office:value-type="float" office:value="1059">
                <text:p>1059</text:p>
              </table:table-cell>
              <table:table-cell office:value-type="float" office:value="1019.93">
                <text:p>1019.93</text:p>
              </table:table-cell>
              <table:table-cell office:value-type="float" office:value="916">
                <text:p>916</text:p>
              </table:table-cell>
              <table:table-cell office:value-type="float" office:value="1739.62">
                <text:p>1739.6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2.06">
                <text:p>2622.06</text:p>
              </table:table-cell>
              <table:table-cell office:value-type="float" office:value="1842">
                <text:p>1842</text:p>
              </table:table-cell>
              <table:table-cell office:value-type="float" office:value="1181.52">
                <text:p>1181.52</text:p>
              </table:table-cell>
              <table:table-cell office:value-type="float" office:value="981">
                <text:p>981</text:p>
              </table:table-cell>
              <table:table-cell office:value-type="float" office:value="975.04">
                <text:p>975.04</text:p>
              </table:table-cell>
              <table:table-cell office:value-type="float" office:value="888">
                <text:p>888</text:p>
              </table:table-cell>
              <table:table-cell office:value-type="float" office:value="1645.57">
                <text:p>1645.57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3.95">
                <text:p>2723.95</text:p>
              </table:table-cell>
              <table:table-cell office:value-type="float" office:value="1992">
                <text:p>1992</text:p>
              </table:table-cell>
              <table:table-cell office:value-type="float" office:value="1233.87">
                <text:p>1233.87</text:p>
              </table:table-cell>
              <table:table-cell office:value-type="float" office:value="1029">
                <text:p>1029</text:p>
              </table:table-cell>
              <table:table-cell office:value-type="float" office:value="1033.34">
                <text:p>1033.34</text:p>
              </table:table-cell>
              <table:table-cell office:value-type="float" office:value="924">
                <text:p>924</text:p>
              </table:table-cell>
              <table:table-cell office:value-type="float" office:value="1758.68">
                <text:p>1758.6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3.28">
                <text:p>2643.28</text:p>
              </table:table-cell>
              <table:table-cell office:value-type="float" office:value="1932">
                <text:p>1932</text:p>
              </table:table-cell>
              <table:table-cell office:value-type="float" office:value="1210.27">
                <text:p>1210.27</text:p>
              </table:table-cell>
              <table:table-cell office:value-type="float" office:value="1031">
                <text:p>1031</text:p>
              </table:table-cell>
              <table:table-cell office:value-type="float" office:value="1006.72">
                <text:p>1006.72</text:p>
              </table:table-cell>
              <table:table-cell office:value-type="float" office:value="913">
                <text:p>913</text:p>
              </table:table-cell>
              <table:table-cell office:value-type="float" office:value="1702.22">
                <text:p>1702.22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3.86">
                <text:p>2533.86</text:p>
              </table:table-cell>
              <table:table-cell office:value-type="float" office:value="1965">
                <text:p>1965</text:p>
              </table:table-cell>
              <table:table-cell office:value-type="float" office:value="1176.53">
                <text:p>1176.53</text:p>
              </table:table-cell>
              <table:table-cell office:value-type="float" office:value="1034">
                <text:p>1034</text:p>
              </table:table-cell>
              <table:table-cell office:value-type="float" office:value="991.02">
                <text:p>991.02</text:p>
              </table:table-cell>
              <table:table-cell office:value-type="float" office:value="887">
                <text:p>887</text:p>
              </table:table-cell>
              <table:table-cell office:value-type="float" office:value="1654.13">
                <text:p>1654.1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3.98">
                <text:p>2523.98</text:p>
              </table:table-cell>
              <table:table-cell office:value-type="float" office:value="1735">
                <text:p>1735</text:p>
              </table:table-cell>
              <table:table-cell office:value-type="float" office:value="1189.87">
                <text:p>1189.87</text:p>
              </table:table-cell>
              <table:table-cell office:value-type="float" office:value="1004">
                <text:p>1004</text:p>
              </table:table-cell>
              <table:table-cell office:value-type="float" office:value="978.01">
                <text:p>978.01</text:p>
              </table:table-cell>
              <table:table-cell office:value-type="float" office:value="888">
                <text:p>888</text:p>
              </table:table-cell>
              <table:table-cell office:value-type="float" office:value="1648.01">
                <text:p>1648.01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3.2">
                <text:p>2583.2</text:p>
              </table:table-cell>
              <table:table-cell office:value-type="float" office:value="1914">
                <text:p>1914</text:p>
              </table:table-cell>
              <table:table-cell office:value-type="float" office:value="1182.71">
                <text:p>1182.71</text:p>
              </table:table-cell>
              <table:table-cell office:value-type="float" office:value="1004">
                <text:p>1004</text:p>
              </table:table-cell>
              <table:table-cell office:value-type="float" office:value="991.87">
                <text:p>991.87</text:p>
              </table:table-cell>
              <table:table-cell office:value-type="float" office:value="923">
                <text:p>923</text:p>
              </table:table-cell>
              <table:table-cell office:value-type="float" office:value="1667.95">
                <text:p>1667.9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1.21">
                <text:p>2541.21</text:p>
              </table:table-cell>
              <table:table-cell office:value-type="float" office:value="1905">
                <text:p>1905</text:p>
              </table:table-cell>
              <table:table-cell office:value-type="float" office:value="1222.2">
                <text:p>1222.2</text:p>
              </table:table-cell>
              <table:table-cell office:value-type="float" office:value="967">
                <text:p>967</text:p>
              </table:table-cell>
              <table:table-cell office:value-type="float" office:value="993.34">
                <text:p>993.34</text:p>
              </table:table-cell>
              <table:table-cell office:value-type="float" office:value="906">
                <text:p>906</text:p>
              </table:table-cell>
              <table:table-cell office:value-type="float" office:value="1657.55">
                <text:p>1657.5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2.83">
                <text:p>2542.83</text:p>
              </table:table-cell>
              <table:table-cell office:value-type="float" office:value="1823">
                <text:p>1823</text:p>
              </table:table-cell>
              <table:table-cell office:value-type="float" office:value="1188.15">
                <text:p>1188.15</text:p>
              </table:table-cell>
              <table:table-cell office:value-type="float" office:value="944">
                <text:p>944</text:p>
              </table:table-cell>
              <table:table-cell office:value-type="float" office:value="1001.42">
                <text:p>1001.42</text:p>
              </table:table-cell>
              <table:table-cell office:value-type="float" office:value="897">
                <text:p>897</text:p>
              </table:table-cell>
              <table:table-cell office:value-type="float" office:value="1654.9">
                <text:p>1654.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0.04">
                <text:p>2570.04</text:p>
              </table:table-cell>
              <table:table-cell office:value-type="float" office:value="2093">
                <text:p>2093</text:p>
              </table:table-cell>
              <table:table-cell office:value-type="float" office:value="1197.59">
                <text:p>1197.59</text:p>
              </table:table-cell>
              <table:table-cell office:value-type="float" office:value="1008">
                <text:p>1008</text:p>
              </table:table-cell>
              <table:table-cell office:value-type="float" office:value="985.97">
                <text:p>985.97</text:p>
              </table:table-cell>
              <table:table-cell office:value-type="float" office:value="866">
                <text:p>866</text:p>
              </table:table-cell>
              <table:table-cell office:value-type="float" office:value="1640.26">
                <text:p>1640.26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3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25_maxs_1.0'.E1:'TESTBENCH_metaheu_ls_vnd_bvns_ts__niter_10_search_anxious_init_random_memory_10_times4ave_25_maxs_1.0'.E31 'TESTBENCH_metaheu_ls_vnd_bvns_ts__niter_10_search_anxious_init_random_memory_10_times4ave_25_maxs_1.0'.H1:'TESTBENCH_metaheu_ls_vnd_bvns_ts__niter_10_search_anxious_init_random_memory_10_times4ave_25_maxs_1.0'.H31 'TESTBENCH_metaheu_ls_vnd_bvns_ts__niter_10_search_anxious_init_random_memory_10_times4ave_25_maxs_1.0'.K1:'TESTBENCH_metaheu_ls_vnd_bvns_ts__niter_10_search_anxious_init_random_memory_10_times4ave_25_maxs_1.0'.K31 'TESTBENCH_metaheu_ls_vnd_bvns_ts__niter_10_search_anxious_init_random_memory_10_times4ave_25_maxs_1.0'.N1:'TESTBENCH_metaheu_ls_vnd_bvns_ts__niter_10_search_anxious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E2:'TESTBENCH_metaheu_ls_vnd_bvns_ts__niter_10_search_anxious_init_random_memory_10_times4ave_25_maxs_1.0'.E31" chart:label-cell-address="'TESTBENCH_metaheu_ls_vnd_bvns_ts__niter_10_search_anxious_init_random_memory_10_times4ave_25_maxs_1.0'.E1:'TESTBENCH_metaheu_ls_vnd_bvns_ts__niter_10_search_anxious_init_random_memory_10_times4ave_25_maxs_1.0'.E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H2:'TESTBENCH_metaheu_ls_vnd_bvns_ts__niter_10_search_anxious_init_random_memory_10_times4ave_25_maxs_1.0'.H31" chart:label-cell-address="'TESTBENCH_metaheu_ls_vnd_bvns_ts__niter_10_search_anxious_init_random_memory_10_times4ave_25_maxs_1.0'.H1:'TESTBENCH_metaheu_ls_vnd_bvns_ts__niter_10_search_anxious_init_random_memory_10_times4ave_25_maxs_1.0'.H1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K2:'TESTBENCH_metaheu_ls_vnd_bvns_ts__niter_10_search_anxious_init_random_memory_10_times4ave_25_maxs_1.0'.K31" chart:label-cell-address="'TESTBENCH_metaheu_ls_vnd_bvns_ts__niter_10_search_anxious_init_random_memory_10_times4ave_25_maxs_1.0'.K1:'TESTBENCH_metaheu_ls_vnd_bvns_ts__niter_10_search_anxious_init_random_memory_10_times4ave_25_maxs_1.0'.K1" chart:class="chart:line">
            <chart:data-point chart:repeated="30"/>
          </chart:series>
          <chart:series chart:style-name="ch10" chart:values-cell-range-address="'TESTBENCH_metaheu_ls_vnd_bvns_ts__niter_10_search_anxious_init_random_memory_10_times4ave_25_maxs_1.0'.N2:'TESTBENCH_metaheu_ls_vnd_bvns_ts__niter_10_search_anxious_init_random_memory_10_times4ave_25_maxs_1.0'.N31" chart:label-cell-address="'TESTBENCH_metaheu_ls_vnd_bvns_ts__niter_10_search_anxious_init_random_memory_10_times4ave_25_maxs_1.0'.N1:'TESTBENCH_metaheu_ls_vnd_bvns_ts__niter_10_search_anxious_init_random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25_maxs_1.0'.E1:'TESTBENCH_metaheu_ls_vnd_bvns_ts__niter_10_search_anxious_init_random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25_maxs_1.0'.H1:'TESTBENCH_metaheu_ls_vnd_bvns_ts__niter_10_search_anxious_init_random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25_maxs_1.0'.K1:'TESTBENCH_metaheu_ls_vnd_bvns_ts__niter_10_search_anxious_init_random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25_maxs_1.0'.N1:'TESTBENCH_metaheu_ls_vnd_bvns_ts__niter_10_search_anxious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1">
                <text:p>1891</text:p>
                <draw:g>
                  <svg:desc>'TESTBENCH_metaheu_ls_vnd_bvns_ts__niter_10_search_anxious_init_random_memory_10_times4ave_25_maxs_1.0'.E2:'TESTBENCH_metaheu_ls_vnd_bvns_ts__niter_10_search_anxious_init_random_memory_10_times4ave_25_maxs_1.0'.E31</svg:desc>
                </draw:g>
              </table:table-cell>
              <table:table-cell office:value-type="float" office:value="1014">
                <text:p>1014</text:p>
                <draw:g>
                  <svg:desc>'TESTBENCH_metaheu_ls_vnd_bvns_ts__niter_10_search_anxious_init_random_memory_10_times4ave_25_maxs_1.0'.H2:'TESTBENCH_metaheu_ls_vnd_bvns_ts__niter_10_search_anxious_init_random_memory_10_times4ave_25_maxs_1.0'.H31</svg:desc>
                </draw:g>
              </table:table-cell>
              <table:table-cell office:value-type="float" office:value="897">
                <text:p>897</text:p>
                <draw:g>
                  <svg:desc>'TESTBENCH_metaheu_ls_vnd_bvns_ts__niter_10_search_anxious_init_random_memory_10_times4ave_25_maxs_1.0'.K2:'TESTBENCH_metaheu_ls_vnd_bvns_ts__niter_10_search_anxious_init_random_memory_10_times4ave_25_maxs_1.0'.K31</svg:desc>
                </draw:g>
              </table:table-cell>
              <table:table-cell office:value-type="float" office:value="1329">
                <text:p>1329</text:p>
                <draw:g>
                  <svg:desc>'TESTBENCH_metaheu_ls_vnd_bvns_ts__niter_10_search_anxious_init_random_memory_10_times4ave_25_maxs_1.0'.N2:'TESTBENCH_metaheu_ls_vnd_bvns_ts__niter_10_search_anxious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4">
                <text:p>2004</text:p>
              </table:table-cell>
              <table:table-cell office:value-type="float" office:value="967">
                <text:p>967</text:p>
              </table:table-cell>
              <table:table-cell office:value-type="float" office:value="902">
                <text:p>902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0">
                <text:p>1820</text:p>
              </table:table-cell>
              <table:table-cell office:value-type="float" office:value="952">
                <text:p>952</text:p>
              </table:table-cell>
              <table:table-cell office:value-type="float" office:value="860">
                <text:p>86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5">
                <text:p>2135</text:p>
              </table:table-cell>
              <table:table-cell office:value-type="float" office:value="1051">
                <text:p>1051</text:p>
              </table:table-cell>
              <table:table-cell office:value-type="float" office:value="929">
                <text:p>92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5">
                <text:p>1885</text:p>
              </table:table-cell>
              <table:table-cell office:value-type="float" office:value="1013">
                <text:p>1013</text:p>
              </table:table-cell>
              <table:table-cell office:value-type="float" office:value="887">
                <text:p>88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7">
                <text:p>2007</text:p>
              </table:table-cell>
              <table:table-cell office:value-type="float" office:value="1011">
                <text:p>1011</text:p>
              </table:table-cell>
              <table:table-cell office:value-type="float" office:value="897">
                <text:p>89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2">
                <text:p>2002</text:p>
              </table:table-cell>
              <table:table-cell office:value-type="float" office:value="978">
                <text:p>978</text:p>
              </table:table-cell>
              <table:table-cell office:value-type="float" office:value="924">
                <text:p>92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5">
                <text:p>1965</text:p>
              </table:table-cell>
              <table:table-cell office:value-type="float" office:value="1007">
                <text:p>1007</text:p>
              </table:table-cell>
              <table:table-cell office:value-type="float" office:value="886">
                <text:p>88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4">
                <text:p>2004</text:p>
              </table:table-cell>
              <table:table-cell office:value-type="float" office:value="1010">
                <text:p>1010</text:p>
              </table:table-cell>
              <table:table-cell office:value-type="float" office:value="920">
                <text:p>92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8">
                <text:p>1838</text:p>
              </table:table-cell>
              <table:table-cell office:value-type="float" office:value="1053">
                <text:p>1053</text:p>
              </table:table-cell>
              <table:table-cell office:value-type="float" office:value="917">
                <text:p>91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">
                <text:p>2047</text:p>
              </table:table-cell>
              <table:table-cell office:value-type="float" office:value="1000">
                <text:p>1000</text:p>
              </table:table-cell>
              <table:table-cell office:value-type="float" office:value="938">
                <text:p>93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5">
                <text:p>1875</text:p>
              </table:table-cell>
              <table:table-cell office:value-type="float" office:value="1002">
                <text:p>1002</text:p>
              </table:table-cell>
              <table:table-cell office:value-type="float" office:value="905">
                <text:p>90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1005">
                <text:p>1005</text:p>
              </table:table-cell>
              <table:table-cell office:value-type="float" office:value="895">
                <text:p>89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2">
                <text:p>1872</text:p>
              </table:table-cell>
              <table:table-cell office:value-type="float" office:value="1035">
                <text:p>1035</text:p>
              </table:table-cell>
              <table:table-cell office:value-type="float" office:value="937">
                <text:p>93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9">
                <text:p>1949</text:p>
              </table:table-cell>
              <table:table-cell office:value-type="float" office:value="997">
                <text:p>997</text:p>
              </table:table-cell>
              <table:table-cell office:value-type="float" office:value="918">
                <text:p>918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6">
                <text:p>1836</text:p>
              </table:table-cell>
              <table:table-cell office:value-type="float" office:value="1032">
                <text:p>1032</text:p>
              </table:table-cell>
              <table:table-cell office:value-type="float" office:value="938">
                <text:p>93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4">
                <text:p>2064</text:p>
              </table:table-cell>
              <table:table-cell office:value-type="float" office:value="943">
                <text:p>943</text:p>
              </table:table-cell>
              <table:table-cell office:value-type="float" office:value="889">
                <text:p>88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54">
                <text:p>2054</text:p>
              </table:table-cell>
              <table:table-cell office:value-type="float" office:value="1027">
                <text:p>1027</text:p>
              </table:table-cell>
              <table:table-cell office:value-type="float" office:value="914">
                <text:p>91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73">
                <text:p>1873</text:p>
              </table:table-cell>
              <table:table-cell office:value-type="float" office:value="983">
                <text:p>983</text:p>
              </table:table-cell>
              <table:table-cell office:value-type="float" office:value="902">
                <text:p>90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3">
                <text:p>2203</text:p>
              </table:table-cell>
              <table:table-cell office:value-type="float" office:value="956">
                <text:p>956</text:p>
              </table:table-cell>
              <table:table-cell office:value-type="float" office:value="901">
                <text:p>90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8">
                <text:p>1948</text:p>
              </table:table-cell>
              <table:table-cell office:value-type="float" office:value="1059">
                <text:p>1059</text:p>
              </table:table-cell>
              <table:table-cell office:value-type="float" office:value="916">
                <text:p>91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2">
                <text:p>1842</text:p>
              </table:table-cell>
              <table:table-cell office:value-type="float" office:value="981">
                <text:p>981</text:p>
              </table:table-cell>
              <table:table-cell office:value-type="float" office:value="888">
                <text:p>888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2">
                <text:p>1992</text:p>
              </table:table-cell>
              <table:table-cell office:value-type="float" office:value="1029">
                <text:p>1029</text:p>
              </table:table-cell>
              <table:table-cell office:value-type="float" office:value="924">
                <text:p>924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32">
                <text:p>1932</text:p>
              </table:table-cell>
              <table:table-cell office:value-type="float" office:value="1031">
                <text:p>1031</text:p>
              </table:table-cell>
              <table:table-cell office:value-type="float" office:value="913">
                <text:p>91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5">
                <text:p>1965</text:p>
              </table:table-cell>
              <table:table-cell office:value-type="float" office:value="1034">
                <text:p>1034</text:p>
              </table:table-cell>
              <table:table-cell office:value-type="float" office:value="887">
                <text:p>887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5">
                <text:p>1735</text:p>
              </table:table-cell>
              <table:table-cell office:value-type="float" office:value="1004">
                <text:p>1004</text:p>
              </table:table-cell>
              <table:table-cell office:value-type="float" office:value="888">
                <text:p>888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1004">
                <text:p>1004</text:p>
              </table:table-cell>
              <table:table-cell office:value-type="float" office:value="923">
                <text:p>923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5">
                <text:p>1905</text:p>
              </table:table-cell>
              <table:table-cell office:value-type="float" office:value="967">
                <text:p>967</text:p>
              </table:table-cell>
              <table:table-cell office:value-type="float" office:value="906">
                <text:p>906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3">
                <text:p>1823</text:p>
              </table:table-cell>
              <table:table-cell office:value-type="float" office:value="944">
                <text:p>944</text:p>
              </table:table-cell>
              <table:table-cell office:value-type="float" office:value="897">
                <text:p>89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3">
                <text:p>2093</text:p>
              </table:table-cell>
              <table:table-cell office:value-type="float" office:value="1008">
                <text:p>1008</text:p>
              </table:table-cell>
              <table:table-cell office:value-type="float" office:value="866">
                <text:p>866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3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25_maxs_1.0'.D1:'TESTBENCH_metaheu_ls_vnd_bvns_ts__niter_10_search_anxious_init_random_memory_10_times4ave_25_maxs_1.0'.D31 'TESTBENCH_metaheu_ls_vnd_bvns_ts__niter_10_search_anxious_init_random_memory_10_times4ave_25_maxs_1.0'.G1:'TESTBENCH_metaheu_ls_vnd_bvns_ts__niter_10_search_anxious_init_random_memory_10_times4ave_25_maxs_1.0'.G31 'TESTBENCH_metaheu_ls_vnd_bvns_ts__niter_10_search_anxious_init_random_memory_10_times4ave_25_maxs_1.0'.J1:'TESTBENCH_metaheu_ls_vnd_bvns_ts__niter_10_search_anxious_init_random_memory_10_times4ave_25_maxs_1.0'.J31 'TESTBENCH_metaheu_ls_vnd_bvns_ts__niter_10_search_anxious_init_random_memory_10_times4ave_25_maxs_1.0'.M1:'TESTBENCH_metaheu_ls_vnd_bvns_ts__niter_10_search_anxious_init_random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D2:'TESTBENCH_metaheu_ls_vnd_bvns_ts__niter_10_search_anxious_init_random_memory_10_times4ave_25_maxs_1.0'.D31" chart:label-cell-address="'TESTBENCH_metaheu_ls_vnd_bvns_ts__niter_10_search_anxious_init_random_memory_10_times4ave_25_maxs_1.0'.D1:'TESTBENCH_metaheu_ls_vnd_bvns_ts__niter_10_search_anxious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G2:'TESTBENCH_metaheu_ls_vnd_bvns_ts__niter_10_search_anxious_init_random_memory_10_times4ave_25_maxs_1.0'.G31" chart:label-cell-address="'TESTBENCH_metaheu_ls_vnd_bvns_ts__niter_10_search_anxious_init_random_memory_10_times4ave_25_maxs_1.0'.G1:'TESTBENCH_metaheu_ls_vnd_bvns_ts__niter_10_search_anxious_init_random_memory_10_times4ave_25_maxs_1.0'.G1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J2:'TESTBENCH_metaheu_ls_vnd_bvns_ts__niter_10_search_anxious_init_random_memory_10_times4ave_25_maxs_1.0'.J31" chart:label-cell-address="'TESTBENCH_metaheu_ls_vnd_bvns_ts__niter_10_search_anxious_init_random_memory_10_times4ave_25_maxs_1.0'.J1:'TESTBENCH_metaheu_ls_vnd_bvns_ts__niter_10_search_anxious_init_random_memory_10_times4ave_25_maxs_1.0'.J1" chart:class="chart:line">
            <chart:data-point chart:repeated="30"/>
          </chart:series>
          <chart:series chart:style-name="ch10" chart:values-cell-range-address="'TESTBENCH_metaheu_ls_vnd_bvns_ts__niter_10_search_anxious_init_random_memory_10_times4ave_25_maxs_1.0'.M2:'TESTBENCH_metaheu_ls_vnd_bvns_ts__niter_10_search_anxious_init_random_memory_10_times4ave_25_maxs_1.0'.M31" chart:label-cell-address="'TESTBENCH_metaheu_ls_vnd_bvns_ts__niter_10_search_anxious_init_random_memory_10_times4ave_25_maxs_1.0'.M1:'TESTBENCH_metaheu_ls_vnd_bvns_ts__niter_10_search_anxious_init_random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25_maxs_1.0'.D1:'TESTBENCH_metaheu_ls_vnd_bvns_ts__niter_10_search_anxious_init_random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25_maxs_1.0'.G1:'TESTBENCH_metaheu_ls_vnd_bvns_ts__niter_10_search_anxious_init_random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25_maxs_1.0'.J1:'TESTBENCH_metaheu_ls_vnd_bvns_ts__niter_10_search_anxious_init_random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25_maxs_1.0'.M1:'TESTBENCH_metaheu_ls_vnd_bvns_ts__niter_10_search_anxious_init_random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2.43">
                <text:p>2382.43</text:p>
                <draw:g>
                  <svg:desc>'TESTBENCH_metaheu_ls_vnd_bvns_ts__niter_10_search_anxious_init_random_memory_10_times4ave_25_maxs_1.0'.D2:'TESTBENCH_metaheu_ls_vnd_bvns_ts__niter_10_search_anxious_init_random_memory_10_times4ave_25_maxs_1.0'.D31</svg:desc>
                </draw:g>
              </table:table-cell>
              <table:table-cell office:value-type="float" office:value="1188.62">
                <text:p>1188.62</text:p>
                <draw:g>
                  <svg:desc>'TESTBENCH_metaheu_ls_vnd_bvns_ts__niter_10_search_anxious_init_random_memory_10_times4ave_25_maxs_1.0'.G2:'TESTBENCH_metaheu_ls_vnd_bvns_ts__niter_10_search_anxious_init_random_memory_10_times4ave_25_maxs_1.0'.G31</svg:desc>
                </draw:g>
              </table:table-cell>
              <table:table-cell office:value-type="float" office:value="996.36">
                <text:p>996.36</text:p>
                <draw:g>
                  <svg:desc>'TESTBENCH_metaheu_ls_vnd_bvns_ts__niter_10_search_anxious_init_random_memory_10_times4ave_25_maxs_1.0'.J2:'TESTBENCH_metaheu_ls_vnd_bvns_ts__niter_10_search_anxious_init_random_memory_10_times4ave_25_maxs_1.0'.J31</svg:desc>
                </draw:g>
              </table:table-cell>
              <table:table-cell office:value-type="float" office:value="1542.73">
                <text:p>1542.73</text:p>
                <draw:g>
                  <svg:desc>'TESTBENCH_metaheu_ls_vnd_bvns_ts__niter_10_search_anxious_init_random_memory_10_times4ave_25_maxs_1.0'.M2:'TESTBENCH_metaheu_ls_vnd_bvns_ts__niter_10_search_anxious_init_random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0.14">
                <text:p>2590.14</text:p>
              </table:table-cell>
              <table:table-cell office:value-type="float" office:value="1170.6">
                <text:p>1170.6</text:p>
              </table:table-cell>
              <table:table-cell office:value-type="float" office:value="992.15">
                <text:p>992.15</text:p>
              </table:table-cell>
              <table:table-cell office:value-type="float" office:value="1649.85">
                <text:p>1649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2.88">
                <text:p>2572.88</text:p>
              </table:table-cell>
              <table:table-cell office:value-type="float" office:value="1172.63">
                <text:p>1172.63</text:p>
              </table:table-cell>
              <table:table-cell office:value-type="float" office:value="966.47">
                <text:p>966.47</text:p>
              </table:table-cell>
              <table:table-cell office:value-type="float" office:value="1631.96">
                <text:p>163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9">
                <text:p>2639</text:p>
              </table:table-cell>
              <table:table-cell office:value-type="float" office:value="1241.27">
                <text:p>1241.27</text:p>
              </table:table-cell>
              <table:table-cell office:value-type="float" office:value="1033.53">
                <text:p>1033.53</text:p>
              </table:table-cell>
              <table:table-cell office:value-type="float" office:value="1745.48">
                <text:p>174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0.13">
                <text:p>2640.13</text:p>
              </table:table-cell>
              <table:table-cell office:value-type="float" office:value="1209.58">
                <text:p>1209.58</text:p>
              </table:table-cell>
              <table:table-cell office:value-type="float" office:value="1003.24">
                <text:p>1003.24</text:p>
              </table:table-cell>
              <table:table-cell office:value-type="float" office:value="1709.91">
                <text:p>1709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2.44">
                <text:p>2482.44</text:p>
              </table:table-cell>
              <table:table-cell office:value-type="float" office:value="1221.32">
                <text:p>1221.32</text:p>
              </table:table-cell>
              <table:table-cell office:value-type="float" office:value="1009.5">
                <text:p>1009.5</text:p>
              </table:table-cell>
              <table:table-cell office:value-type="float" office:value="1688.57">
                <text:p>1688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.11">
                <text:p>2578.11</text:p>
              </table:table-cell>
              <table:table-cell office:value-type="float" office:value="1202.84">
                <text:p>1202.84</text:p>
              </table:table-cell>
              <table:table-cell office:value-type="float" office:value="1007.01">
                <text:p>1007.01</text:p>
              </table:table-cell>
              <table:table-cell office:value-type="float" office:value="1706.49">
                <text:p>1706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2.27">
                <text:p>2602.27</text:p>
              </table:table-cell>
              <table:table-cell office:value-type="float" office:value="1208.06">
                <text:p>1208.06</text:p>
              </table:table-cell>
              <table:table-cell office:value-type="float" office:value="998.9">
                <text:p>998.9</text:p>
              </table:table-cell>
              <table:table-cell office:value-type="float" office:value="1675.96">
                <text:p>1675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0.44">
                <text:p>2610.44</text:p>
              </table:table-cell>
              <table:table-cell office:value-type="float" office:value="1234.35">
                <text:p>1234.35</text:p>
              </table:table-cell>
              <table:table-cell office:value-type="float" office:value="1033.42">
                <text:p>1033.42</text:p>
              </table:table-cell>
              <table:table-cell office:value-type="float" office:value="1689.62">
                <text:p>1689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.39">
                <text:p>2604.39</text:p>
              </table:table-cell>
              <table:table-cell office:value-type="float" office:value="1210.52">
                <text:p>1210.52</text:p>
              </table:table-cell>
              <table:table-cell office:value-type="float" office:value="1025.65">
                <text:p>1025.65</text:p>
              </table:table-cell>
              <table:table-cell office:value-type="float" office:value="1696.37">
                <text:p>1696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3.75">
                <text:p>2703.75</text:p>
              </table:table-cell>
              <table:table-cell office:value-type="float" office:value="1188.55">
                <text:p>1188.55</text:p>
              </table:table-cell>
              <table:table-cell office:value-type="float" office:value="1022.3">
                <text:p>1022.3</text:p>
              </table:table-cell>
              <table:table-cell office:value-type="float" office:value="1740.88">
                <text:p>174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1.4">
                <text:p>2491.4</text:p>
              </table:table-cell>
              <table:table-cell office:value-type="float" office:value="1203.1">
                <text:p>1203.1</text:p>
              </table:table-cell>
              <table:table-cell office:value-type="float" office:value="1002.94">
                <text:p>1002.94</text:p>
              </table:table-cell>
              <table:table-cell office:value-type="float" office:value="1603.42">
                <text:p>1603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.94">
                <text:p>2615.94</text:p>
              </table:table-cell>
              <table:table-cell office:value-type="float" office:value="1221.54">
                <text:p>1221.54</text:p>
              </table:table-cell>
              <table:table-cell office:value-type="float" office:value="1004.86">
                <text:p>1004.86</text:p>
              </table:table-cell>
              <table:table-cell office:value-type="float" office:value="1709.54">
                <text:p>1709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6.73">
                <text:p>2416.73</text:p>
              </table:table-cell>
              <table:table-cell office:value-type="float" office:value="1242.5">
                <text:p>1242.5</text:p>
              </table:table-cell>
              <table:table-cell office:value-type="float" office:value="1037.47">
                <text:p>1037.47</text:p>
              </table:table-cell>
              <table:table-cell office:value-type="float" office:value="1560.42">
                <text:p>1560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2.26">
                <text:p>2592.26</text:p>
              </table:table-cell>
              <table:table-cell office:value-type="float" office:value="1231.25">
                <text:p>1231.25</text:p>
              </table:table-cell>
              <table:table-cell office:value-type="float" office:value="1002.11">
                <text:p>1002.11</text:p>
              </table:table-cell>
              <table:table-cell office:value-type="float" office:value="1632.25">
                <text:p>1632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3.22">
                <text:p>2573.22</text:p>
              </table:table-cell>
              <table:table-cell office:value-type="float" office:value="1228.3">
                <text:p>1228.3</text:p>
              </table:table-cell>
              <table:table-cell office:value-type="float" office:value="1022.89">
                <text:p>1022.89</text:p>
              </table:table-cell>
              <table:table-cell office:value-type="float" office:value="1702.27">
                <text:p>1702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1.57">
                <text:p>2581.57</text:p>
              </table:table-cell>
              <table:table-cell office:value-type="float" office:value="1195.35">
                <text:p>1195.35</text:p>
              </table:table-cell>
              <table:table-cell office:value-type="float" office:value="996.96">
                <text:p>996.96</text:p>
              </table:table-cell>
              <table:table-cell office:value-type="float" office:value="1671.39">
                <text:p>1671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6.78">
                <text:p>2666.78</text:p>
              </table:table-cell>
              <table:table-cell office:value-type="float" office:value="1203.78">
                <text:p>1203.78</text:p>
              </table:table-cell>
              <table:table-cell office:value-type="float" office:value="1022.02">
                <text:p>1022.02</text:p>
              </table:table-cell>
              <table:table-cell office:value-type="float" office:value="1741.34">
                <text:p>1741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7.24">
                <text:p>2537.24</text:p>
              </table:table-cell>
              <table:table-cell office:value-type="float" office:value="1210.84">
                <text:p>1210.84</text:p>
              </table:table-cell>
              <table:table-cell office:value-type="float" office:value="1000.5">
                <text:p>1000.5</text:p>
              </table:table-cell>
              <table:table-cell office:value-type="float" office:value="1648.39">
                <text:p>1648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2.45">
                <text:p>2732.45</text:p>
              </table:table-cell>
              <table:table-cell office:value-type="float" office:value="1205.54">
                <text:p>1205.54</text:p>
              </table:table-cell>
              <table:table-cell office:value-type="float" office:value="1011.48">
                <text:p>1011.48</text:p>
              </table:table-cell>
              <table:table-cell office:value-type="float" office:value="1779.56">
                <text:p>1779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0.36">
                <text:p>2640.36</text:p>
              </table:table-cell>
              <table:table-cell office:value-type="float" office:value="1249.43">
                <text:p>1249.43</text:p>
              </table:table-cell>
              <table:table-cell office:value-type="float" office:value="1019.93">
                <text:p>1019.93</text:p>
              </table:table-cell>
              <table:table-cell office:value-type="float" office:value="1739.62">
                <text:p>1739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2.06">
                <text:p>2622.06</text:p>
              </table:table-cell>
              <table:table-cell office:value-type="float" office:value="1181.52">
                <text:p>1181.52</text:p>
              </table:table-cell>
              <table:table-cell office:value-type="float" office:value="975.04">
                <text:p>975.04</text:p>
              </table:table-cell>
              <table:table-cell office:value-type="float" office:value="1645.57">
                <text:p>1645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3.95">
                <text:p>2723.95</text:p>
              </table:table-cell>
              <table:table-cell office:value-type="float" office:value="1233.87">
                <text:p>1233.87</text:p>
              </table:table-cell>
              <table:table-cell office:value-type="float" office:value="1033.34">
                <text:p>1033.34</text:p>
              </table:table-cell>
              <table:table-cell office:value-type="float" office:value="1758.68">
                <text:p>1758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3.28">
                <text:p>2643.28</text:p>
              </table:table-cell>
              <table:table-cell office:value-type="float" office:value="1210.27">
                <text:p>1210.27</text:p>
              </table:table-cell>
              <table:table-cell office:value-type="float" office:value="1006.72">
                <text:p>1006.72</text:p>
              </table:table-cell>
              <table:table-cell office:value-type="float" office:value="1702.22">
                <text:p>1702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3.86">
                <text:p>2533.86</text:p>
              </table:table-cell>
              <table:table-cell office:value-type="float" office:value="1176.53">
                <text:p>1176.53</text:p>
              </table:table-cell>
              <table:table-cell office:value-type="float" office:value="991.02">
                <text:p>991.02</text:p>
              </table:table-cell>
              <table:table-cell office:value-type="float" office:value="1654.13">
                <text:p>1654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3.98">
                <text:p>2523.98</text:p>
              </table:table-cell>
              <table:table-cell office:value-type="float" office:value="1189.87">
                <text:p>1189.87</text:p>
              </table:table-cell>
              <table:table-cell office:value-type="float" office:value="978.01">
                <text:p>978.01</text:p>
              </table:table-cell>
              <table:table-cell office:value-type="float" office:value="1648.01">
                <text:p>1648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3.2">
                <text:p>2583.2</text:p>
              </table:table-cell>
              <table:table-cell office:value-type="float" office:value="1182.71">
                <text:p>1182.71</text:p>
              </table:table-cell>
              <table:table-cell office:value-type="float" office:value="991.87">
                <text:p>991.87</text:p>
              </table:table-cell>
              <table:table-cell office:value-type="float" office:value="1667.95">
                <text:p>1667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1.21">
                <text:p>2541.21</text:p>
              </table:table-cell>
              <table:table-cell office:value-type="float" office:value="1222.2">
                <text:p>1222.2</text:p>
              </table:table-cell>
              <table:table-cell office:value-type="float" office:value="993.34">
                <text:p>993.34</text:p>
              </table:table-cell>
              <table:table-cell office:value-type="float" office:value="1657.55">
                <text:p>1657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2.83">
                <text:p>2542.83</text:p>
              </table:table-cell>
              <table:table-cell office:value-type="float" office:value="1188.15">
                <text:p>1188.15</text:p>
              </table:table-cell>
              <table:table-cell office:value-type="float" office:value="1001.42">
                <text:p>1001.42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0.04">
                <text:p>2570.04</text:p>
              </table:table-cell>
              <table:table-cell office:value-type="float" office:value="1197.59">
                <text:p>1197.59</text:p>
              </table:table-cell>
              <table:table-cell office:value-type="float" office:value="985.97">
                <text:p>985.97</text:p>
              </table:table-cell>
              <table:table-cell office:value-type="float" office:value="1640.26">
                <text:p>1640.2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08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D1:'TESTBENCH_metaheu_ls_vnd_bvns_ts__niter_10_search_anxious_init_random_memory_10_times4ave_25_maxs_1.0'.E31" chart:data-source-has-labels="row" svg:x="-0.243cm" svg:y="1.751cm" svg:width="17.002cm" svg:height="6.263cm">
          <chartooo:coordinate-region svg:x="0.749cm" svg:y="1.95cm" svg:width="15.823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D2:'TESTBENCH_metaheu_ls_vnd_bvns_ts__niter_10_search_anxious_init_random_memory_10_times4ave_25_maxs_1.0'.D31" chart:label-cell-address="'TESTBENCH_metaheu_ls_vnd_bvns_ts__niter_10_search_anxious_init_random_memory_10_times4ave_25_maxs_1.0'.D1:'TESTBENCH_metaheu_ls_vnd_bvns_ts__niter_10_search_anxious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E2:'TESTBENCH_metaheu_ls_vnd_bvns_ts__niter_10_search_anxious_init_random_memory_10_times4ave_25_maxs_1.0'.E31" chart:label-cell-address="'TESTBENCH_metaheu_ls_vnd_bvns_ts__niter_10_search_anxious_init_random_memory_10_times4ave_25_maxs_1.0'.E1:'TESTBENCH_metaheu_ls_vnd_bvns_ts__niter_10_search_anxious_init_random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25_maxs_1.0'.D1:'TESTBENCH_metaheu_ls_vnd_bvns_ts__niter_10_search_anxious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25_maxs_1.0'.E1:'TESTBENCH_metaheu_ls_vnd_bvns_ts__niter_10_search_anxious_init_random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2.43">
                <text:p>2382.43</text:p>
                <draw:g>
                  <svg:desc>'TESTBENCH_metaheu_ls_vnd_bvns_ts__niter_10_search_anxious_init_random_memory_10_times4ave_25_maxs_1.0'.D2:'TESTBENCH_metaheu_ls_vnd_bvns_ts__niter_10_search_anxious_init_random_memory_10_times4ave_25_maxs_1.0'.D31</svg:desc>
                </draw:g>
              </table:table-cell>
              <table:table-cell office:value-type="float" office:value="1891">
                <text:p>1891</text:p>
                <draw:g>
                  <svg:desc>'TESTBENCH_metaheu_ls_vnd_bvns_ts__niter_10_search_anxious_init_random_memory_10_times4ave_25_maxs_1.0'.E2:'TESTBENCH_metaheu_ls_vnd_bvns_ts__niter_10_search_anxious_init_random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90.14">
                <text:p>2590.1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2.88">
                <text:p>2572.88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39">
                <text:p>2639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0.13">
                <text:p>2640.13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2.44">
                <text:p>2482.4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8.11">
                <text:p>2578.11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2.27">
                <text:p>2602.27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0.44">
                <text:p>2610.4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4.39">
                <text:p>2604.39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03.75">
                <text:p>2703.7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1.4">
                <text:p>2491.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5.94">
                <text:p>2615.94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6.73">
                <text:p>2416.7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2.26">
                <text:p>2592.2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3.22">
                <text:p>2573.2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1.57">
                <text:p>2581.5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6.78">
                <text:p>2666.7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7.24">
                <text:p>2537.24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2.45">
                <text:p>2732.45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0.36">
                <text:p>2640.36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22.06">
                <text:p>2622.06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23.95">
                <text:p>2723.9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3.28">
                <text:p>2643.2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33.86">
                <text:p>2533.86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3.98">
                <text:p>2523.9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3.2">
                <text:p>2583.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1.21">
                <text:p>2541.21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2.83">
                <text:p>2542.8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70.04">
                <text:p>2570.04</text:p>
              </table:table-cell>
              <table:table-cell office:value-type="float" office:value="2093">
                <text:p>209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1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G1:'TESTBENCH_metaheu_ls_vnd_bvns_ts__niter_10_search_anxious_init_random_memory_10_times4ave_25_maxs_1.0'.H31" chart:data-source-has-labels="row" svg:x="-0.243cm" svg:y="1.751cm" svg:width="17.002cm" svg:height="6.263cm">
          <chartooo:coordinate-region svg:x="0.749cm" svg:y="1.95cm" svg:width="15.823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G2:'TESTBENCH_metaheu_ls_vnd_bvns_ts__niter_10_search_anxious_init_random_memory_10_times4ave_25_maxs_1.0'.G31" chart:label-cell-address="'TESTBENCH_metaheu_ls_vnd_bvns_ts__niter_10_search_anxious_init_random_memory_10_times4ave_25_maxs_1.0'.G1:'TESTBENCH_metaheu_ls_vnd_bvns_ts__niter_10_search_anxious_init_random_memory_10_times4ave_25_maxs_1.0'.G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H2:'TESTBENCH_metaheu_ls_vnd_bvns_ts__niter_10_search_anxious_init_random_memory_10_times4ave_25_maxs_1.0'.H31" chart:label-cell-address="'TESTBENCH_metaheu_ls_vnd_bvns_ts__niter_10_search_anxious_init_random_memory_10_times4ave_25_maxs_1.0'.H1:'TESTBENCH_metaheu_ls_vnd_bvns_ts__niter_10_search_anxious_init_random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25_maxs_1.0'.G1:'TESTBENCH_metaheu_ls_vnd_bvns_ts__niter_10_search_anxious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25_maxs_1.0'.H1:'TESTBENCH_metaheu_ls_vnd_bvns_ts__niter_10_search_anxious_init_random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.62">
                <text:p>1188.62</text:p>
                <draw:g>
                  <svg:desc>'TESTBENCH_metaheu_ls_vnd_bvns_ts__niter_10_search_anxious_init_random_memory_10_times4ave_25_maxs_1.0'.G2:'TESTBENCH_metaheu_ls_vnd_bvns_ts__niter_10_search_anxious_init_random_memory_10_times4ave_25_maxs_1.0'.G31</svg:desc>
                </draw:g>
              </table:table-cell>
              <table:table-cell office:value-type="float" office:value="1014">
                <text:p>1014</text:p>
                <draw:g>
                  <svg:desc>'TESTBENCH_metaheu_ls_vnd_bvns_ts__niter_10_search_anxious_init_random_memory_10_times4ave_25_maxs_1.0'.H2:'TESTBENCH_metaheu_ls_vnd_bvns_ts__niter_10_search_anxious_init_random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0.6">
                <text:p>1170.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2.63">
                <text:p>1172.6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1.27">
                <text:p>1241.2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9.58">
                <text:p>1209.5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1.32">
                <text:p>1221.3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2.84">
                <text:p>1202.8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8.06">
                <text:p>1208.0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4.35">
                <text:p>1234.3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0.52">
                <text:p>1210.5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8.55">
                <text:p>1188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3.1">
                <text:p>1203.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1.54">
                <text:p>1221.5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2.5">
                <text:p>1242.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1.25">
                <text:p>1231.2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8.3">
                <text:p>1228.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5.35">
                <text:p>1195.3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3.78">
                <text:p>1203.7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10.84">
                <text:p>1210.8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5.54">
                <text:p>1205.5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9.43">
                <text:p>1249.4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1.52">
                <text:p>1181.5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3.87">
                <text:p>1233.8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0.27">
                <text:p>1210.2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6.53">
                <text:p>1176.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9.87">
                <text:p>1189.8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2.71">
                <text:p>1182.7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2.2">
                <text:p>1222.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8.15">
                <text:p>1188.1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59">
                <text:p>1197.59</text:p>
              </table:table-cell>
              <table:table-cell office:value-type="float" office:value="1008">
                <text:p>100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1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J1:'TESTBENCH_metaheu_ls_vnd_bvns_ts__niter_10_search_anxious_init_random_memory_10_times4ave_25_maxs_1.0'.K31" chart:data-source-has-labels="row" svg:x="-0.188cm" svg:y="1.777cm" svg:width="17cm" svg:height="6.262cm">
          <chartooo:coordinate-region svg:x="0.804cm" svg:y="1.976cm" svg:width="15.82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J2:'TESTBENCH_metaheu_ls_vnd_bvns_ts__niter_10_search_anxious_init_random_memory_10_times4ave_25_maxs_1.0'.J31" chart:label-cell-address="'TESTBENCH_metaheu_ls_vnd_bvns_ts__niter_10_search_anxious_init_random_memory_10_times4ave_25_maxs_1.0'.J1:'TESTBENCH_metaheu_ls_vnd_bvns_ts__niter_10_search_anxious_init_random_memory_10_times4ave_25_maxs_1.0'.J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K2:'TESTBENCH_metaheu_ls_vnd_bvns_ts__niter_10_search_anxious_init_random_memory_10_times4ave_25_maxs_1.0'.K31" chart:label-cell-address="'TESTBENCH_metaheu_ls_vnd_bvns_ts__niter_10_search_anxious_init_random_memory_10_times4ave_25_maxs_1.0'.K1:'TESTBENCH_metaheu_ls_vnd_bvns_ts__niter_10_search_anxious_init_random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25_maxs_1.0'.J1:'TESTBENCH_metaheu_ls_vnd_bvns_ts__niter_10_search_anxious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25_maxs_1.0'.K1:'TESTBENCH_metaheu_ls_vnd_bvns_ts__niter_10_search_anxious_init_random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.36">
                <text:p>996.36</text:p>
                <draw:g>
                  <svg:desc>'TESTBENCH_metaheu_ls_vnd_bvns_ts__niter_10_search_anxious_init_random_memory_10_times4ave_25_maxs_1.0'.J2:'TESTBENCH_metaheu_ls_vnd_bvns_ts__niter_10_search_anxious_init_random_memory_10_times4ave_25_maxs_1.0'.J31</svg:desc>
                </draw:g>
              </table:table-cell>
              <table:table-cell office:value-type="float" office:value="897">
                <text:p>897</text:p>
                <draw:g>
                  <svg:desc>'TESTBENCH_metaheu_ls_vnd_bvns_ts__niter_10_search_anxious_init_random_memory_10_times4ave_25_maxs_1.0'.K2:'TESTBENCH_metaheu_ls_vnd_bvns_ts__niter_10_search_anxious_init_random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.15">
                <text:p>992.1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6.47">
                <text:p>966.47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3.53">
                <text:p>1033.53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3.24">
                <text:p>1003.2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9.5">
                <text:p>1009.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7.01">
                <text:p>1007.0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.9">
                <text:p>998.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.42">
                <text:p>1033.4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5.65">
                <text:p>1025.6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2.3">
                <text:p>1022.3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2.94">
                <text:p>1002.94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4.86">
                <text:p>1004.8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7.47">
                <text:p>1037.4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2.11">
                <text:p>1002.1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2.89">
                <text:p>1022.8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6.96">
                <text:p>996.9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2.02">
                <text:p>1022.0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.5">
                <text:p>1000.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1.48">
                <text:p>1011.4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9.93">
                <text:p>1019.9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5.04">
                <text:p>975.0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3.34">
                <text:p>1033.3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6.72">
                <text:p>1006.7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1.02">
                <text:p>991.0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8.01">
                <text:p>978.0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1.87">
                <text:p>991.8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3.34">
                <text:p>993.3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1.42">
                <text:p>1001.4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5.97">
                <text:p>985.97</text:p>
              </table:table-cell>
              <table:table-cell office:value-type="float" office:value="866">
                <text:p>86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64cm" svg:height="9.006cm" xlink:href=".." xlink:type="simple" chart:class="chart:line" chart:style-name="ch1">
        <chart:title svg:x="3.111cm" svg:y="0.305cm" chart:style-name="ch2">
          <text:p>					30 nodes comparison
 niter=10, anxious, initial solution=random, memory in TS=10</text:p>
        </chart:title>
        <chart:legend chart:legend-position="bottom" svg:x="2.667cm" svg:y="8.407cm" style:legend-expansion="custom" chartooo:width="11.158cm" chartooo:height="0.598cm" style:legend-expansion-aspect-ratio="18.6588628762542" chart:style-name="ch3"/>
        <chart:plot-area chart:style-name="ch4" table:cell-range-address="'TESTBENCH_metaheu_ls_vnd_bvns_ts__niter_10_search_anxious_init_random_memory_10_times4ave_25_maxs_1.0'.M1:'TESTBENCH_metaheu_ls_vnd_bvns_ts__niter_10_search_anxious_init_random_memory_10_times4ave_25_maxs_1.0'.N31" chart:data-source-has-labels="row" svg:x="-0.243cm" svg:y="1.751cm" svg:width="17.002cm" svg:height="6.263cm">
          <chartooo:coordinate-region svg:x="0.749cm" svg:y="1.95cm" svg:width="15.823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25_maxs_1.0'.M2:'TESTBENCH_metaheu_ls_vnd_bvns_ts__niter_10_search_anxious_init_random_memory_10_times4ave_25_maxs_1.0'.M31" chart:label-cell-address="'TESTBENCH_metaheu_ls_vnd_bvns_ts__niter_10_search_anxious_init_random_memory_10_times4ave_25_maxs_1.0'.M1:'TESTBENCH_metaheu_ls_vnd_bvns_ts__niter_10_search_anxious_init_random_memory_10_times4ave_25_maxs_1.0'.M1" chart:class="chart:line">
            <chart:data-point chart:repeated="30"/>
          </chart:series>
          <chart:series chart:style-name="ch8" chart:values-cell-range-address="'TESTBENCH_metaheu_ls_vnd_bvns_ts__niter_10_search_anxious_init_random_memory_10_times4ave_25_maxs_1.0'.N2:'TESTBENCH_metaheu_ls_vnd_bvns_ts__niter_10_search_anxious_init_random_memory_10_times4ave_25_maxs_1.0'.N31" chart:label-cell-address="'TESTBENCH_metaheu_ls_vnd_bvns_ts__niter_10_search_anxious_init_random_memory_10_times4ave_25_maxs_1.0'.N1:'TESTBENCH_metaheu_ls_vnd_bvns_ts__niter_10_search_anxious_init_random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25_maxs_1.0'.M1:'TESTBENCH_metaheu_ls_vnd_bvns_ts__niter_10_search_anxious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25_maxs_1.0'.N1:'TESTBENCH_metaheu_ls_vnd_bvns_ts__niter_10_search_anxious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2.73">
                <text:p>1542.73</text:p>
                <draw:g>
                  <svg:desc>'TESTBENCH_metaheu_ls_vnd_bvns_ts__niter_10_search_anxious_init_random_memory_10_times4ave_25_maxs_1.0'.M2:'TESTBENCH_metaheu_ls_vnd_bvns_ts__niter_10_search_anxious_init_random_memory_10_times4ave_25_maxs_1.0'.M31</svg:desc>
                </draw:g>
              </table:table-cell>
              <table:table-cell office:value-type="float" office:value="1329">
                <text:p>1329</text:p>
                <draw:g>
                  <svg:desc>'TESTBENCH_metaheu_ls_vnd_bvns_ts__niter_10_search_anxious_init_random_memory_10_times4ave_25_maxs_1.0'.N2:'TESTBENCH_metaheu_ls_vnd_bvns_ts__niter_10_search_anxious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9.85">
                <text:p>1649.8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1.96">
                <text:p>1631.9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5.48">
                <text:p>1745.48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9.91">
                <text:p>1709.9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8.57">
                <text:p>1688.5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6.49">
                <text:p>1706.4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5.96">
                <text:p>1675.9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9.62">
                <text:p>1689.6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6.37">
                <text:p>1696.3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40.88">
                <text:p>1740.8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3.42">
                <text:p>1603.4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9.54">
                <text:p>1709.5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0.42">
                <text:p>1560.4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2.25">
                <text:p>1632.25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2.27">
                <text:p>1702.27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1.39">
                <text:p>1671.3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1.34">
                <text:p>1741.3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8.39">
                <text:p>1648.39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9.56">
                <text:p>1779.5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9.62">
                <text:p>1739.6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.57">
                <text:p>1645.57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8.68">
                <text:p>1758.68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2.22">
                <text:p>1702.22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4.13">
                <text:p>1654.1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8.01">
                <text:p>1648.01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7.95">
                <text:p>1667.9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7.55">
                <text:p>1657.55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4.9">
                <text:p>1654.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0.26">
                <text:p>1640.26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25_maxs_1.0'.D1:'TESTBENCH_metaheu_ls_vnd_bvns_ts__niter_10_search_anxious_init_one2one_memory_10_times4ave_25_maxs_1.0'.E31 'TESTBENCH_metaheu_ls_vnd_bvns_ts__niter_10_search_anxious_init_one2one_memory_10_times4ave_25_maxs_1.0'.G1:'TESTBENCH_metaheu_ls_vnd_bvns_ts__niter_10_search_anxious_init_one2one_memory_10_times4ave_25_maxs_1.0'.H31 'TESTBENCH_metaheu_ls_vnd_bvns_ts__niter_10_search_anxious_init_one2one_memory_10_times4ave_25_maxs_1.0'.J1:'TESTBENCH_metaheu_ls_vnd_bvns_ts__niter_10_search_anxious_init_one2one_memory_10_times4ave_25_maxs_1.0'.K31 'TESTBENCH_metaheu_ls_vnd_bvns_ts__niter_10_search_anxious_init_one2one_memory_10_times4ave_25_maxs_1.0'.M1:'TESTBENCH_metaheu_ls_vnd_bvns_ts__niter_10_search_anxious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D2:'TESTBENCH_metaheu_ls_vnd_bvns_ts__niter_10_search_anxious_init_one2one_memory_10_times4ave_25_maxs_1.0'.D31" chart:label-cell-address="'TESTBENCH_metaheu_ls_vnd_bvns_ts__niter_10_search_anxious_init_one2one_memory_10_times4ave_25_maxs_1.0'.D1:'TESTBENCH_metaheu_ls_vnd_bvns_ts__niter_10_search_anxious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E2:'TESTBENCH_metaheu_ls_vnd_bvns_ts__niter_10_search_anxious_init_one2one_memory_10_times4ave_25_maxs_1.0'.E31" chart:label-cell-address="'TESTBENCH_metaheu_ls_vnd_bvns_ts__niter_10_search_anxious_init_one2one_memory_10_times4ave_25_maxs_1.0'.E1:'TESTBENCH_metaheu_ls_vnd_bvns_ts__niter_10_search_anxious_init_one2one_memory_10_times4ave_25_maxs_1.0'.E1" chart:class="chart:line">
            <chart:data-point chart:repeated="30"/>
          </chart:series>
          <chart:series chart:style-name="ch9" chart:values-cell-range-address="'TESTBENCH_metaheu_ls_vnd_bvns_ts__niter_10_search_anxious_init_one2one_memory_10_times4ave_25_maxs_1.0'.G2:'TESTBENCH_metaheu_ls_vnd_bvns_ts__niter_10_search_anxious_init_one2one_memory_10_times4ave_25_maxs_1.0'.G31" chart:label-cell-address="'TESTBENCH_metaheu_ls_vnd_bvns_ts__niter_10_search_anxious_init_one2one_memory_10_times4ave_25_maxs_1.0'.G1:'TESTBENCH_metaheu_ls_vnd_bvns_ts__niter_10_search_anxious_init_one2one_memory_10_times4ave_25_maxs_1.0'.G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25_maxs_1.0'.H2:'TESTBENCH_metaheu_ls_vnd_bvns_ts__niter_10_search_anxious_init_one2one_memory_10_times4ave_25_maxs_1.0'.H31" chart:label-cell-address="'TESTBENCH_metaheu_ls_vnd_bvns_ts__niter_10_search_anxious_init_one2one_memory_10_times4ave_25_maxs_1.0'.H1:'TESTBENCH_metaheu_ls_vnd_bvns_ts__niter_10_search_anxious_init_one2one_memory_10_times4ave_25_maxs_1.0'.H1" chart:class="chart:line">
            <chart:data-point chart:repeated="30"/>
          </chart:series>
          <chart:series chart:style-name="ch11" chart:values-cell-range-address="'TESTBENCH_metaheu_ls_vnd_bvns_ts__niter_10_search_anxious_init_one2one_memory_10_times4ave_25_maxs_1.0'.J2:'TESTBENCH_metaheu_ls_vnd_bvns_ts__niter_10_search_anxious_init_one2one_memory_10_times4ave_25_maxs_1.0'.J31" chart:label-cell-address="'TESTBENCH_metaheu_ls_vnd_bvns_ts__niter_10_search_anxious_init_one2one_memory_10_times4ave_25_maxs_1.0'.J1:'TESTBENCH_metaheu_ls_vnd_bvns_ts__niter_10_search_anxious_init_one2one_memory_10_times4ave_25_maxs_1.0'.J1" chart:class="chart:line">
            <chart:data-point chart:repeated="9"/>
            <chart:data-point chart:style-name="ch12"/>
            <chart:data-point chart:repeated="20"/>
          </chart:series>
          <chart:series chart:style-name="ch13" chart:values-cell-range-address="'TESTBENCH_metaheu_ls_vnd_bvns_ts__niter_10_search_anxious_init_one2one_memory_10_times4ave_25_maxs_1.0'.K2:'TESTBENCH_metaheu_ls_vnd_bvns_ts__niter_10_search_anxious_init_one2one_memory_10_times4ave_25_maxs_1.0'.K31" chart:label-cell-address="'TESTBENCH_metaheu_ls_vnd_bvns_ts__niter_10_search_anxious_init_one2one_memory_10_times4ave_25_maxs_1.0'.K1:'TESTBENCH_metaheu_ls_vnd_bvns_ts__niter_10_search_anxious_init_one2one_memory_10_times4ave_25_maxs_1.0'.K1" chart:class="chart:line">
            <chart:data-point chart:repeated="30"/>
          </chart:series>
          <chart:series chart:style-name="ch14" chart:values-cell-range-address="'TESTBENCH_metaheu_ls_vnd_bvns_ts__niter_10_search_anxious_init_one2one_memory_10_times4ave_25_maxs_1.0'.M2:'TESTBENCH_metaheu_ls_vnd_bvns_ts__niter_10_search_anxious_init_one2one_memory_10_times4ave_25_maxs_1.0'.M31" chart:label-cell-address="'TESTBENCH_metaheu_ls_vnd_bvns_ts__niter_10_search_anxious_init_one2one_memory_10_times4ave_25_maxs_1.0'.M1:'TESTBENCH_metaheu_ls_vnd_bvns_ts__niter_10_search_anxious_init_one2one_memory_10_times4ave_25_maxs_1.0'.M1" chart:class="chart:line">
            <chart:data-point chart:repeated="30"/>
          </chart:series>
          <chart:series chart:style-name="ch15" chart:values-cell-range-address="'TESTBENCH_metaheu_ls_vnd_bvns_ts__niter_10_search_anxious_init_one2one_memory_10_times4ave_25_maxs_1.0'.N2:'TESTBENCH_metaheu_ls_vnd_bvns_ts__niter_10_search_anxious_init_one2one_memory_10_times4ave_25_maxs_1.0'.N31" chart:label-cell-address="'TESTBENCH_metaheu_ls_vnd_bvns_ts__niter_10_search_anxious_init_one2one_memory_10_times4ave_25_maxs_1.0'.N1:'TESTBENCH_metaheu_ls_vnd_bvns_ts__niter_10_search_anxious_init_one2one_memory_10_times4ave_25_maxs_1.0'.N1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25_maxs_1.0'.D1:'TESTBENCH_metaheu_ls_vnd_bvns_ts__niter_10_search_anxious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25_maxs_1.0'.E1:'TESTBENCH_metaheu_ls_vnd_bvns_ts__niter_10_search_anxious_init_one2one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25_maxs_1.0'.G1:'TESTBENCH_metaheu_ls_vnd_bvns_ts__niter_10_search_anxious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25_maxs_1.0'.H1:'TESTBENCH_metaheu_ls_vnd_bvns_ts__niter_10_search_anxious_init_one2one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25_maxs_1.0'.J1:'TESTBENCH_metaheu_ls_vnd_bvns_ts__niter_10_search_anxious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25_maxs_1.0'.K1:'TESTBENCH_metaheu_ls_vnd_bvns_ts__niter_10_search_anxious_init_one2one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25_maxs_1.0'.M1:'TESTBENCH_metaheu_ls_vnd_bvns_ts__niter_10_search_anxious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25_maxs_1.0'.N1:'TESTBENCH_metaheu_ls_vnd_bvns_ts__niter_10_search_anxious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2.31">
                <text:p>2732.31</text:p>
                <draw:g>
                  <svg:desc>'TESTBENCH_metaheu_ls_vnd_bvns_ts__niter_10_search_anxious_init_one2one_memory_10_times4ave_25_maxs_1.0'.D2:'TESTBENCH_metaheu_ls_vnd_bvns_ts__niter_10_search_anxious_init_one2one_memory_10_times4ave_25_maxs_1.0'.D31</svg:desc>
                </draw:g>
              </table:table-cell>
              <table:table-cell office:value-type="float" office:value="1822">
                <text:p>1822</text:p>
                <draw:g>
                  <svg:desc>'TESTBENCH_metaheu_ls_vnd_bvns_ts__niter_10_search_anxious_init_one2one_memory_10_times4ave_25_maxs_1.0'.E2:'TESTBENCH_metaheu_ls_vnd_bvns_ts__niter_10_search_anxious_init_one2one_memory_10_times4ave_25_maxs_1.0'.E31</svg:desc>
                </draw:g>
              </table:table-cell>
              <table:table-cell office:value-type="float" office:value="1214.43">
                <text:p>1214.43</text:p>
                <draw:g>
                  <svg:desc>'TESTBENCH_metaheu_ls_vnd_bvns_ts__niter_10_search_anxious_init_one2one_memory_10_times4ave_25_maxs_1.0'.G2:'TESTBENCH_metaheu_ls_vnd_bvns_ts__niter_10_search_anxious_init_one2one_memory_10_times4ave_25_maxs_1.0'.G31</svg:desc>
                </draw:g>
              </table:table-cell>
              <table:table-cell office:value-type="float" office:value="1056">
                <text:p>1056</text:p>
                <draw:g>
                  <svg:desc>'TESTBENCH_metaheu_ls_vnd_bvns_ts__niter_10_search_anxious_init_one2one_memory_10_times4ave_25_maxs_1.0'.H2:'TESTBENCH_metaheu_ls_vnd_bvns_ts__niter_10_search_anxious_init_one2one_memory_10_times4ave_25_maxs_1.0'.H31</svg:desc>
                </draw:g>
              </table:table-cell>
              <table:table-cell office:value-type="float" office:value="999.14">
                <text:p>999.14</text:p>
                <draw:g>
                  <svg:desc>'TESTBENCH_metaheu_ls_vnd_bvns_ts__niter_10_search_anxious_init_one2one_memory_10_times4ave_25_maxs_1.0'.J2:'TESTBENCH_metaheu_ls_vnd_bvns_ts__niter_10_search_anxious_init_one2one_memory_10_times4ave_25_maxs_1.0'.J31</svg:desc>
                </draw:g>
              </table:table-cell>
              <table:table-cell office:value-type="float" office:value="928">
                <text:p>928</text:p>
                <draw:g>
                  <svg:desc>'TESTBENCH_metaheu_ls_vnd_bvns_ts__niter_10_search_anxious_init_one2one_memory_10_times4ave_25_maxs_1.0'.K2:'TESTBENCH_metaheu_ls_vnd_bvns_ts__niter_10_search_anxious_init_one2one_memory_10_times4ave_25_maxs_1.0'.K31</svg:desc>
                </draw:g>
              </table:table-cell>
              <table:table-cell office:value-type="float" office:value="1577.65">
                <text:p>1577.65</text:p>
                <draw:g>
                  <svg:desc>'TESTBENCH_metaheu_ls_vnd_bvns_ts__niter_10_search_anxious_init_one2one_memory_10_times4ave_25_maxs_1.0'.M2:'TESTBENCH_metaheu_ls_vnd_bvns_ts__niter_10_search_anxious_init_one2one_memory_10_times4ave_25_maxs_1.0'.M31</svg:desc>
                </draw:g>
              </table:table-cell>
              <table:table-cell office:value-type="float" office:value="1296">
                <text:p>1296</text:p>
                <draw:g>
                  <svg:desc>'TESTBENCH_metaheu_ls_vnd_bvns_ts__niter_10_search_anxious_init_one2one_memory_10_times4ave_25_maxs_1.0'.N2:'TESTBENCH_metaheu_ls_vnd_bvns_ts__niter_10_search_anxious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8.83">
                <text:p>2988.83</text:p>
              </table:table-cell>
              <table:table-cell office:value-type="float" office:value="2147">
                <text:p>2147</text:p>
              </table:table-cell>
              <table:table-cell office:value-type="float" office:value="1198.05">
                <text:p>1198.05</text:p>
              </table:table-cell>
              <table:table-cell office:value-type="float" office:value="1012">
                <text:p>1012</text:p>
              </table:table-cell>
              <table:table-cell office:value-type="float" office:value="985.39">
                <text:p>985.39</text:p>
              </table:table-cell>
              <table:table-cell office:value-type="float" office:value="887">
                <text:p>887</text:p>
              </table:table-cell>
              <table:table-cell office:value-type="float" office:value="1714.6">
                <text:p>1714.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0.67">
                <text:p>3050.67</text:p>
              </table:table-cell>
              <table:table-cell office:value-type="float" office:value="2058">
                <text:p>2058</text:p>
              </table:table-cell>
              <table:table-cell office:value-type="float" office:value="1191.79">
                <text:p>1191.79</text:p>
              </table:table-cell>
              <table:table-cell office:value-type="float" office:value="987">
                <text:p>987</text:p>
              </table:table-cell>
              <table:table-cell office:value-type="float" office:value="970.22">
                <text:p>970.22</text:p>
              </table:table-cell>
              <table:table-cell office:value-type="float" office:value="889">
                <text:p>889</text:p>
              </table:table-cell>
              <table:table-cell office:value-type="float" office:value="1694.56">
                <text:p>1694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0.66">
                <text:p>3020.66</text:p>
              </table:table-cell>
              <table:table-cell office:value-type="float" office:value="2111">
                <text:p>2111</text:p>
              </table:table-cell>
              <table:table-cell office:value-type="float" office:value="1249.54">
                <text:p>1249.54</text:p>
              </table:table-cell>
              <table:table-cell office:value-type="float" office:value="1034">
                <text:p>1034</text:p>
              </table:table-cell>
              <table:table-cell office:value-type="float" office:value="1036.56">
                <text:p>1036.56</text:p>
              </table:table-cell>
              <table:table-cell office:value-type="float" office:value="893">
                <text:p>893</text:p>
              </table:table-cell>
              <table:table-cell office:value-type="float" office:value="1796.39">
                <text:p>1796.3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5.32">
                <text:p>3115.32</text:p>
              </table:table-cell>
              <table:table-cell office:value-type="float" office:value="2349">
                <text:p>2349</text:p>
              </table:table-cell>
              <table:table-cell office:value-type="float" office:value="1199.29">
                <text:p>1199.29</text:p>
              </table:table-cell>
              <table:table-cell office:value-type="float" office:value="1008">
                <text:p>1008</text:p>
              </table:table-cell>
              <table:table-cell office:value-type="float" office:value="1001.98">
                <text:p>1001.98</text:p>
              </table:table-cell>
              <table:table-cell office:value-type="float" office:value="896">
                <text:p>896</text:p>
              </table:table-cell>
              <table:table-cell office:value-type="float" office:value="1761.03">
                <text:p>1761.0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1">
                <text:p>2941</text:p>
              </table:table-cell>
              <table:table-cell office:value-type="float" office:value="2072">
                <text:p>2072</text:p>
              </table:table-cell>
              <table:table-cell office:value-type="float" office:value="1221.81">
                <text:p>1221.81</text:p>
              </table:table-cell>
              <table:table-cell office:value-type="float" office:value="985">
                <text:p>985</text:p>
              </table:table-cell>
              <table:table-cell office:value-type="float" office:value="1011.11">
                <text:p>1011.11</text:p>
              </table:table-cell>
              <table:table-cell office:value-type="float" office:value="871">
                <text:p>871</text:p>
              </table:table-cell>
              <table:table-cell office:value-type="float" office:value="1729.01">
                <text:p>1729.0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63">
                <text:p>3089.63</text:p>
              </table:table-cell>
              <table:table-cell office:value-type="float" office:value="2029">
                <text:p>2029</text:p>
              </table:table-cell>
              <table:table-cell office:value-type="float" office:value="1212.98">
                <text:p>1212.98</text:p>
              </table:table-cell>
              <table:table-cell office:value-type="float" office:value="951">
                <text:p>951</text:p>
              </table:table-cell>
              <table:table-cell office:value-type="float" office:value="1004.46">
                <text:p>1004.46</text:p>
              </table:table-cell>
              <table:table-cell office:value-type="float" office:value="878">
                <text:p>878</text:p>
              </table:table-cell>
              <table:table-cell office:value-type="float" office:value="1748.41">
                <text:p>1748.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5.99">
                <text:p>3005.99</text:p>
              </table:table-cell>
              <table:table-cell office:value-type="float" office:value="2087">
                <text:p>2087</text:p>
              </table:table-cell>
              <table:table-cell office:value-type="float" office:value="1204.5">
                <text:p>1204.5</text:p>
              </table:table-cell>
              <table:table-cell office:value-type="float" office:value="998">
                <text:p>998</text:p>
              </table:table-cell>
              <table:table-cell office:value-type="float" office:value="995.74">
                <text:p>995.74</text:p>
              </table:table-cell>
              <table:table-cell office:value-type="float" office:value="884">
                <text:p>884</text:p>
              </table:table-cell>
              <table:table-cell office:value-type="float" office:value="1731.03">
                <text:p>1731.0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.2">
                <text:p>3000.2</text:p>
              </table:table-cell>
              <table:table-cell office:value-type="float" office:value="1970">
                <text:p>1970</text:p>
              </table:table-cell>
              <table:table-cell office:value-type="float" office:value="1254.62">
                <text:p>1254.62</text:p>
              </table:table-cell>
              <table:table-cell office:value-type="float" office:value="1015">
                <text:p>1015</text:p>
              </table:table-cell>
              <table:table-cell office:value-type="float" office:value="1039.57">
                <text:p>1039.57</text:p>
              </table:table-cell>
              <table:table-cell office:value-type="float" office:value="946">
                <text:p>946</text:p>
              </table:table-cell>
              <table:table-cell office:value-type="float" office:value="1740.25">
                <text:p>1740.2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3.38">
                <text:p>3103.38</text:p>
              </table:table-cell>
              <table:table-cell office:value-type="float" office:value="2189">
                <text:p>2189</text:p>
              </table:table-cell>
              <table:table-cell office:value-type="float" office:value="1248.4">
                <text:p>1248.4</text:p>
              </table:table-cell>
              <table:table-cell office:value-type="float" office:value="1083">
                <text:p>1083</text:p>
              </table:table-cell>
              <table:table-cell office:value-type="float" office:value="1027.1">
                <text:p>1027.1</text:p>
              </table:table-cell>
              <table:table-cell office:value-type="float" office:value="887">
                <text:p>887</text:p>
              </table:table-cell>
              <table:table-cell office:value-type="float" office:value="1721.83">
                <text:p>1721.8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9.66">
                <text:p>3249.66</text:p>
              </table:table-cell>
              <table:table-cell office:value-type="float" office:value="2289">
                <text:p>2289</text:p>
              </table:table-cell>
              <table:table-cell office:value-type="float" office:value="1224.55">
                <text:p>1224.55</text:p>
              </table:table-cell>
              <table:table-cell office:value-type="float" office:value="1019">
                <text:p>1019</text:p>
              </table:table-cell>
              <table:table-cell office:value-type="float" office:value="1017.5">
                <text:p>1017.5</text:p>
              </table:table-cell>
              <table:table-cell office:value-type="float" office:value="909">
                <text:p>909</text:p>
              </table:table-cell>
              <table:table-cell office:value-type="float" office:value="1791.72">
                <text:p>1791.7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5.04">
                <text:p>2975.04</text:p>
              </table:table-cell>
              <table:table-cell office:value-type="float" office:value="2081">
                <text:p>2081</text:p>
              </table:table-cell>
              <table:table-cell office:value-type="float" office:value="1213.11">
                <text:p>1213.11</text:p>
              </table:table-cell>
              <table:table-cell office:value-type="float" office:value="995">
                <text:p>995</text:p>
              </table:table-cell>
              <table:table-cell office:value-type="float" office:value="994.48">
                <text:p>994.48</text:p>
              </table:table-cell>
              <table:table-cell office:value-type="float" office:value="907">
                <text:p>907</text:p>
              </table:table-cell>
              <table:table-cell office:value-type="float" office:value="1645.84">
                <text:p>1645.8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73.56">
                <text:p>3173.56</text:p>
              </table:table-cell>
              <table:table-cell office:value-type="float" office:value="2230">
                <text:p>2230</text:p>
              </table:table-cell>
              <table:table-cell office:value-type="float" office:value="1251.68">
                <text:p>1251.68</text:p>
              </table:table-cell>
              <table:table-cell office:value-type="float" office:value="1036">
                <text:p>1036</text:p>
              </table:table-cell>
              <table:table-cell office:value-type="float" office:value="1018.93">
                <text:p>1018.93</text:p>
              </table:table-cell>
              <table:table-cell office:value-type="float" office:value="927">
                <text:p>927</text:p>
              </table:table-cell>
              <table:table-cell office:value-type="float" office:value="1776.97">
                <text:p>1776.9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3.69">
                <text:p>2743.69</text:p>
              </table:table-cell>
              <table:table-cell office:value-type="float" office:value="1845">
                <text:p>1845</text:p>
              </table:table-cell>
              <table:table-cell office:value-type="float" office:value="1260.43">
                <text:p>1260.43</text:p>
              </table:table-cell>
              <table:table-cell office:value-type="float" office:value="1028">
                <text:p>1028</text:p>
              </table:table-cell>
              <table:table-cell office:value-type="float" office:value="1037.09">
                <text:p>1037.09</text:p>
              </table:table-cell>
              <table:table-cell office:value-type="float" office:value="948">
                <text:p>948</text:p>
              </table:table-cell>
              <table:table-cell office:value-type="float" office:value="1609.95">
                <text:p>1609.95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4.37">
                <text:p>3024.37</text:p>
              </table:table-cell>
              <table:table-cell office:value-type="float" office:value="2104">
                <text:p>2104</text:p>
              </table:table-cell>
              <table:table-cell office:value-type="float" office:value="1222.48">
                <text:p>1222.48</text:p>
              </table:table-cell>
              <table:table-cell office:value-type="float" office:value="1013">
                <text:p>1013</text:p>
              </table:table-cell>
              <table:table-cell office:value-type="float" office:value="1011.16">
                <text:p>1011.16</text:p>
              </table:table-cell>
              <table:table-cell office:value-type="float" office:value="928">
                <text:p>928</text:p>
              </table:table-cell>
              <table:table-cell office:value-type="float" office:value="1694.15">
                <text:p>1694.1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2.79">
                <text:p>3032.79</text:p>
              </table:table-cell>
              <table:table-cell office:value-type="float" office:value="2237">
                <text:p>2237</text:p>
              </table:table-cell>
              <table:table-cell office:value-type="float" office:value="1262.01">
                <text:p>1262.01</text:p>
              </table:table-cell>
              <table:table-cell office:value-type="float" office:value="1055">
                <text:p>1055</text:p>
              </table:table-cell>
              <table:table-cell office:value-type="float" office:value="1030.96">
                <text:p>1030.96</text:p>
              </table:table-cell>
              <table:table-cell office:value-type="float" office:value="959">
                <text:p>959</text:p>
              </table:table-cell>
              <table:table-cell office:value-type="float" office:value="1762.59">
                <text:p>1762.5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8.22">
                <text:p>2958.22</text:p>
              </table:table-cell>
              <table:table-cell office:value-type="float" office:value="1966">
                <text:p>1966</text:p>
              </table:table-cell>
              <table:table-cell office:value-type="float" office:value="1192.09">
                <text:p>1192.09</text:p>
              </table:table-cell>
              <table:table-cell office:value-type="float" office:value="935">
                <text:p>935</text:p>
              </table:table-cell>
              <table:table-cell office:value-type="float" office:value="1001.2">
                <text:p>1001.2</text:p>
              </table:table-cell>
              <table:table-cell office:value-type="float" office:value="899">
                <text:p>899</text:p>
              </table:table-cell>
              <table:table-cell office:value-type="float" office:value="1731.73">
                <text:p>1731.7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0.29">
                <text:p>3140.29</text:p>
              </table:table-cell>
              <table:table-cell office:value-type="float" office:value="2165">
                <text:p>2165</text:p>
              </table:table-cell>
              <table:table-cell office:value-type="float" office:value="1232.94">
                <text:p>1232.94</text:p>
              </table:table-cell>
              <table:table-cell office:value-type="float" office:value="1040">
                <text:p>1040</text:p>
              </table:table-cell>
              <table:table-cell office:value-type="float" office:value="1016.72">
                <text:p>1016.72</text:p>
              </table:table-cell>
              <table:table-cell office:value-type="float" office:value="891">
                <text:p>891</text:p>
              </table:table-cell>
              <table:table-cell office:value-type="float" office:value="1792.93">
                <text:p>1792.9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1.01">
                <text:p>2961.01</text:p>
              </table:table-cell>
              <table:table-cell office:value-type="float" office:value="1977">
                <text:p>1977</text:p>
              </table:table-cell>
              <table:table-cell office:value-type="float" office:value="1228.9">
                <text:p>1228.9</text:p>
              </table:table-cell>
              <table:table-cell office:value-type="float" office:value="1018">
                <text:p>1018</text:p>
              </table:table-cell>
              <table:table-cell office:value-type="float" office:value="1000.38">
                <text:p>1000.38</text:p>
              </table:table-cell>
              <table:table-cell office:value-type="float" office:value="923">
                <text:p>923</text:p>
              </table:table-cell>
              <table:table-cell office:value-type="float" office:value="1687.51">
                <text:p>1687.5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4.07">
                <text:p>3274.07</text:p>
              </table:table-cell>
              <table:table-cell office:value-type="float" office:value="2495">
                <text:p>2495</text:p>
              </table:table-cell>
              <table:table-cell office:value-type="float" office:value="1237.56">
                <text:p>1237.56</text:p>
              </table:table-cell>
              <table:table-cell office:value-type="float" office:value="1051">
                <text:p>1051</text:p>
              </table:table-cell>
              <table:table-cell office:value-type="float" office:value="1014.7">
                <text:p>1014.7</text:p>
              </table:table-cell>
              <table:table-cell office:value-type="float" office:value="896">
                <text:p>896</text:p>
              </table:table-cell>
              <table:table-cell office:value-type="float" office:value="1849.59">
                <text:p>1849.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7.82">
                <text:p>3097.82</text:p>
              </table:table-cell>
              <table:table-cell office:value-type="float" office:value="2270">
                <text:p>2270</text:p>
              </table:table-cell>
              <table:table-cell office:value-type="float" office:value="1239.93">
                <text:p>1239.93</text:p>
              </table:table-cell>
              <table:table-cell office:value-type="float" office:value="1020">
                <text:p>1020</text:p>
              </table:table-cell>
              <table:table-cell office:value-type="float" office:value="1021.92">
                <text:p>1021.92</text:p>
              </table:table-cell>
              <table:table-cell office:value-type="float" office:value="880">
                <text:p>880</text:p>
              </table:table-cell>
              <table:table-cell office:value-type="float" office:value="1775.47">
                <text:p>1775.4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9.88">
                <text:p>3019.88</text:p>
              </table:table-cell>
              <table:table-cell office:value-type="float" office:value="2107">
                <text:p>2107</text:p>
              </table:table-cell>
              <table:table-cell office:value-type="float" office:value="1198.29">
                <text:p>1198.29</text:p>
              </table:table-cell>
              <table:table-cell office:value-type="float" office:value="991">
                <text:p>991</text:p>
              </table:table-cell>
              <table:table-cell office:value-type="float" office:value="974.29">
                <text:p>974.29</text:p>
              </table:table-cell>
              <table:table-cell office:value-type="float" office:value="871">
                <text:p>871</text:p>
              </table:table-cell>
              <table:table-cell office:value-type="float" office:value="1707.77">
                <text:p>1707.7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1.74">
                <text:p>3191.74</text:p>
              </table:table-cell>
              <table:table-cell office:value-type="float" office:value="2220">
                <text:p>2220</text:p>
              </table:table-cell>
              <table:table-cell office:value-type="float" office:value="1239.02">
                <text:p>1239.02</text:p>
              </table:table-cell>
              <table:table-cell office:value-type="float" office:value="1022">
                <text:p>1022</text:p>
              </table:table-cell>
              <table:table-cell office:value-type="float" office:value="1025.74">
                <text:p>1025.74</text:p>
              </table:table-cell>
              <table:table-cell office:value-type="float" office:value="923">
                <text:p>923</text:p>
              </table:table-cell>
              <table:table-cell office:value-type="float" office:value="1816.67">
                <text:p>1816.6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1.15">
                <text:p>3101.15</text:p>
              </table:table-cell>
              <table:table-cell office:value-type="float" office:value="2233">
                <text:p>2233</text:p>
              </table:table-cell>
              <table:table-cell office:value-type="float" office:value="1206.56">
                <text:p>1206.56</text:p>
              </table:table-cell>
              <table:table-cell office:value-type="float" office:value="1030">
                <text:p>1030</text:p>
              </table:table-cell>
              <table:table-cell office:value-type="float" office:value="1010.74">
                <text:p>1010.74</text:p>
              </table:table-cell>
              <table:table-cell office:value-type="float" office:value="927">
                <text:p>927</text:p>
              </table:table-cell>
              <table:table-cell office:value-type="float" office:value="1742.84">
                <text:p>1742.8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0.07">
                <text:p>2920.07</text:p>
              </table:table-cell>
              <table:table-cell office:value-type="float" office:value="2059">
                <text:p>2059</text:p>
              </table:table-cell>
              <table:table-cell office:value-type="float" office:value="1228.75">
                <text:p>1228.75</text:p>
              </table:table-cell>
              <table:table-cell office:value-type="float" office:value="1019">
                <text:p>1019</text:p>
              </table:table-cell>
              <table:table-cell office:value-type="float" office:value="995.03">
                <text:p>995.03</text:p>
              </table:table-cell>
              <table:table-cell office:value-type="float" office:value="894">
                <text:p>894</text:p>
              </table:table-cell>
              <table:table-cell office:value-type="float" office:value="1702.84">
                <text:p>1702.8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.76">
                <text:p>3000.76</text:p>
              </table:table-cell>
              <table:table-cell office:value-type="float" office:value="2031">
                <text:p>2031</text:p>
              </table:table-cell>
              <table:table-cell office:value-type="float" office:value="1193.53">
                <text:p>1193.53</text:p>
              </table:table-cell>
              <table:table-cell office:value-type="float" office:value="1029">
                <text:p>1029</text:p>
              </table:table-cell>
              <table:table-cell office:value-type="float" office:value="986.7">
                <text:p>986.7</text:p>
              </table:table-cell>
              <table:table-cell office:value-type="float" office:value="868">
                <text:p>868</text:p>
              </table:table-cell>
              <table:table-cell office:value-type="float" office:value="1692.62">
                <text:p>1692.6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.42">
                <text:p>3012.42</text:p>
              </table:table-cell>
              <table:table-cell office:value-type="float" office:value="1919">
                <text:p>1919</text:p>
              </table:table-cell>
              <table:table-cell office:value-type="float" office:value="1185.1">
                <text:p>1185.1</text:p>
              </table:table-cell>
              <table:table-cell office:value-type="float" office:value="1013">
                <text:p>1013</text:p>
              </table:table-cell>
              <table:table-cell office:value-type="float" office:value="989.63">
                <text:p>989.63</text:p>
              </table:table-cell>
              <table:table-cell office:value-type="float" office:value="891">
                <text:p>891</text:p>
              </table:table-cell>
              <table:table-cell office:value-type="float" office:value="1719.22">
                <text:p>1719.2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5.59">
                <text:p>2935.59</text:p>
              </table:table-cell>
              <table:table-cell office:value-type="float" office:value="1997">
                <text:p>1997</text:p>
              </table:table-cell>
              <table:table-cell office:value-type="float" office:value="1210.33">
                <text:p>1210.33</text:p>
              </table:table-cell>
              <table:table-cell office:value-type="float" office:value="1006">
                <text:p>1006</text:p>
              </table:table-cell>
              <table:table-cell office:value-type="float" office:value="1002.6">
                <text:p>1002.6</text:p>
              </table:table-cell>
              <table:table-cell office:value-type="float" office:value="906">
                <text:p>906</text:p>
              </table:table-cell>
              <table:table-cell office:value-type="float" office:value="1693.58">
                <text:p>1693.58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3.24">
                <text:p>3023.24</text:p>
              </table:table-cell>
              <table:table-cell office:value-type="float" office:value="2166">
                <text:p>2166</text:p>
              </table:table-cell>
              <table:table-cell office:value-type="float" office:value="1186.07">
                <text:p>1186.07</text:p>
              </table:table-cell>
              <table:table-cell office:value-type="float" office:value="980">
                <text:p>980</text:p>
              </table:table-cell>
              <table:table-cell office:value-type="float" office:value="988.53">
                <text:p>988.53</text:p>
              </table:table-cell>
              <table:table-cell office:value-type="float" office:value="881">
                <text:p>881</text:p>
              </table:table-cell>
              <table:table-cell office:value-type="float" office:value="1707.39">
                <text:p>1707.3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0.93">
                <text:p>2940.93</text:p>
              </table:table-cell>
              <table:table-cell office:value-type="float" office:value="1970">
                <text:p>1970</text:p>
              </table:table-cell>
              <table:table-cell office:value-type="float" office:value="1209.6">
                <text:p>1209.6</text:p>
              </table:table-cell>
              <table:table-cell office:value-type="float" office:value="969">
                <text:p>969</text:p>
              </table:table-cell>
              <table:table-cell office:value-type="float" office:value="989.01">
                <text:p>989.01</text:p>
              </table:table-cell>
              <table:table-cell office:value-type="float" office:value="880">
                <text:p>880</text:p>
              </table:table-cell>
              <table:table-cell office:value-type="float" office:value="1706.88">
                <text:p>1706.88</text:p>
              </table:table-cell>
              <table:table-cell office:value-type="float" office:value="1402">
                <text:p>140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25_maxs_1.0'.E1:'TESTBENCH_metaheu_ls_vnd_bvns_ts__niter_10_search_greedy_init_random_memory_10_times4ave_25_maxs_1.0'.E31 'TESTBENCH_metaheu_ls_vnd_bvns_ts__niter_10_search_greedy_init_random_memory_10_times4ave_25_maxs_1.0'.H1:'TESTBENCH_metaheu_ls_vnd_bvns_ts__niter_10_search_greedy_init_random_memory_10_times4ave_25_maxs_1.0'.H31 'TESTBENCH_metaheu_ls_vnd_bvns_ts__niter_10_search_greedy_init_random_memory_10_times4ave_25_maxs_1.0'.K1:'TESTBENCH_metaheu_ls_vnd_bvns_ts__niter_10_search_greedy_init_random_memory_10_times4ave_25_maxs_1.0'.K31 'TESTBENCH_metaheu_ls_vnd_bvns_ts__niter_10_search_greedy_init_random_memory_10_times4ave_25_maxs_1.0'.N1:'TESTBENCH_metaheu_ls_vnd_bvns_ts__niter_10_search_greedy_init_random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E2:'TESTBENCH_metaheu_ls_vnd_bvns_ts__niter_10_search_greedy_init_random_memory_10_times4ave_25_maxs_1.0'.E31" chart:label-cell-address="'TESTBENCH_metaheu_ls_vnd_bvns_ts__niter_10_search_greedy_init_random_memory_10_times4ave_25_maxs_1.0'.E1:'TESTBENCH_metaheu_ls_vnd_bvns_ts__niter_10_search_greedy_init_random_memory_10_times4ave_25_maxs_1.0'.E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H2:'TESTBENCH_metaheu_ls_vnd_bvns_ts__niter_10_search_greedy_init_random_memory_10_times4ave_25_maxs_1.0'.H31" chart:label-cell-address="'TESTBENCH_metaheu_ls_vnd_bvns_ts__niter_10_search_greedy_init_random_memory_10_times4ave_25_maxs_1.0'.H1:'TESTBENCH_metaheu_ls_vnd_bvns_ts__niter_10_search_greedy_init_random_memory_10_times4ave_25_maxs_1.0'.H1" chart:class="chart:line">
            <chart:data-point chart:repeated="30"/>
          </chart:series>
          <chart:series chart:style-name="ch9" chart:values-cell-range-address="'TESTBENCH_metaheu_ls_vnd_bvns_ts__niter_10_search_greedy_init_random_memory_10_times4ave_25_maxs_1.0'.K2:'TESTBENCH_metaheu_ls_vnd_bvns_ts__niter_10_search_greedy_init_random_memory_10_times4ave_25_maxs_1.0'.K31" chart:label-cell-address="'TESTBENCH_metaheu_ls_vnd_bvns_ts__niter_10_search_greedy_init_random_memory_10_times4ave_25_maxs_1.0'.K1:'TESTBENCH_metaheu_ls_vnd_bvns_ts__niter_10_search_greedy_init_random_memory_10_times4ave_25_maxs_1.0'.K1" chart:class="chart:line">
            <chart:data-point chart:repeated="30"/>
          </chart:series>
          <chart:series chart:style-name="ch10" chart:values-cell-range-address="'TESTBENCH_metaheu_ls_vnd_bvns_ts__niter_10_search_greedy_init_random_memory_10_times4ave_25_maxs_1.0'.N2:'TESTBENCH_metaheu_ls_vnd_bvns_ts__niter_10_search_greedy_init_random_memory_10_times4ave_25_maxs_1.0'.N31" chart:label-cell-address="'TESTBENCH_metaheu_ls_vnd_bvns_ts__niter_10_search_greedy_init_random_memory_10_times4ave_25_maxs_1.0'.N1:'TESTBENCH_metaheu_ls_vnd_bvns_ts__niter_10_search_greedy_init_random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25_maxs_1.0'.E1:'TESTBENCH_metaheu_ls_vnd_bvns_ts__niter_10_search_greedy_init_random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25_maxs_1.0'.H1:'TESTBENCH_metaheu_ls_vnd_bvns_ts__niter_10_search_greedy_init_random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25_maxs_1.0'.K1:'TESTBENCH_metaheu_ls_vnd_bvns_ts__niter_10_search_greedy_init_random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25_maxs_1.0'.N1:'TESTBENCH_metaheu_ls_vnd_bvns_ts__niter_10_search_greedy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4">
                <text:p>1674</text:p>
                <draw:g>
                  <svg:desc>'TESTBENCH_metaheu_ls_vnd_bvns_ts__niter_10_search_greedy_init_random_memory_10_times4ave_25_maxs_1.0'.E2:'TESTBENCH_metaheu_ls_vnd_bvns_ts__niter_10_search_greedy_init_random_memory_10_times4ave_25_maxs_1.0'.E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greedy_init_random_memory_10_times4ave_25_maxs_1.0'.H2:'TESTBENCH_metaheu_ls_vnd_bvns_ts__niter_10_search_greedy_init_random_memory_10_times4ave_25_maxs_1.0'.H31</svg:desc>
                </draw:g>
              </table:table-cell>
              <table:table-cell office:value-type="float" office:value="905">
                <text:p>905</text:p>
                <draw:g>
                  <svg:desc>'TESTBENCH_metaheu_ls_vnd_bvns_ts__niter_10_search_greedy_init_random_memory_10_times4ave_25_maxs_1.0'.K2:'TESTBENCH_metaheu_ls_vnd_bvns_ts__niter_10_search_greedy_init_random_memory_10_times4ave_25_maxs_1.0'.K31</svg:desc>
                </draw:g>
              </table:table-cell>
              <table:table-cell office:value-type="float" office:value="1355">
                <text:p>1355</text:p>
                <draw:g>
                  <svg:desc>'TESTBENCH_metaheu_ls_vnd_bvns_ts__niter_10_search_greedy_init_random_memory_10_times4ave_25_maxs_1.0'.N2:'TESTBENCH_metaheu_ls_vnd_bvns_ts__niter_10_search_greedy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4">
                <text:p>1924</text:p>
              </table:table-cell>
              <table:table-cell office:value-type="float" office:value="924">
                <text:p>924</text:p>
              </table:table-cell>
              <table:table-cell office:value-type="float" office:value="870">
                <text:p>87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7">
                <text:p>1907</text:p>
              </table:table-cell>
              <table:table-cell office:value-type="float" office:value="979">
                <text:p>979</text:p>
              </table:table-cell>
              <table:table-cell office:value-type="float" office:value="858">
                <text:p>85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0">
                <text:p>1960</text:p>
              </table:table-cell>
              <table:table-cell office:value-type="float" office:value="1062">
                <text:p>1062</text:p>
              </table:table-cell>
              <table:table-cell office:value-type="float" office:value="938">
                <text:p>93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4">
                <text:p>2024</text:p>
              </table:table-cell>
              <table:table-cell office:value-type="float" office:value="992">
                <text:p>992</text:p>
              </table:table-cell>
              <table:table-cell office:value-type="float" office:value="911">
                <text:p>911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6">
                <text:p>1946</text:p>
              </table:table-cell>
              <table:table-cell office:value-type="float" office:value="1030">
                <text:p>1030</text:p>
              </table:table-cell>
              <table:table-cell office:value-type="float" office:value="902">
                <text:p>90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9">
                <text:p>1879</text:p>
              </table:table-cell>
              <table:table-cell office:value-type="float" office:value="1005">
                <text:p>1005</text:p>
              </table:table-cell>
              <table:table-cell office:value-type="float" office:value="914">
                <text:p>91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6">
                <text:p>1806</text:p>
              </table:table-cell>
              <table:table-cell office:value-type="float" office:value="987">
                <text:p>987</text:p>
              </table:table-cell>
              <table:table-cell office:value-type="float" office:value="908">
                <text:p>90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7">
                <text:p>1877</text:p>
              </table:table-cell>
              <table:table-cell office:value-type="float" office:value="1024">
                <text:p>1024</text:p>
              </table:table-cell>
              <table:table-cell office:value-type="float" office:value="948">
                <text:p>9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1">
                <text:p>1891</text:p>
              </table:table-cell>
              <table:table-cell office:value-type="float" office:value="1048">
                <text:p>1048</text:p>
              </table:table-cell>
              <table:table-cell office:value-type="float" office:value="952">
                <text:p>9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1023">
                <text:p>1023</text:p>
              </table:table-cell>
              <table:table-cell office:value-type="float" office:value="925">
                <text:p>92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0">
                <text:p>1840</text:p>
              </table:table-cell>
              <table:table-cell office:value-type="float" office:value="1008">
                <text:p>1008</text:p>
              </table:table-cell>
              <table:table-cell office:value-type="float" office:value="901">
                <text:p>901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3">
                <text:p>2043</text:p>
              </table:table-cell>
              <table:table-cell office:value-type="float" office:value="1052">
                <text:p>1052</text:p>
              </table:table-cell>
              <table:table-cell office:value-type="float" office:value="919">
                <text:p>919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9">
                <text:p>1749</text:p>
              </table:table-cell>
              <table:table-cell office:value-type="float" office:value="1062">
                <text:p>1062</text:p>
              </table:table-cell>
              <table:table-cell office:value-type="float" office:value="917">
                <text:p>917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">
                <text:p>1884</text:p>
              </table:table-cell>
              <table:table-cell office:value-type="float" office:value="993">
                <text:p>993</text:p>
              </table:table-cell>
              <table:table-cell office:value-type="float" office:value="923">
                <text:p>92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7">
                <text:p>1957</text:p>
              </table:table-cell>
              <table:table-cell office:value-type="float" office:value="1063">
                <text:p>1063</text:p>
              </table:table-cell>
              <table:table-cell office:value-type="float" office:value="957">
                <text:p>95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9">
                <text:p>1989</text:p>
              </table:table-cell>
              <table:table-cell office:value-type="float" office:value="1002">
                <text:p>1002</text:p>
              </table:table-cell>
              <table:table-cell office:value-type="float" office:value="890">
                <text:p>89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3">
                <text:p>1993</text:p>
              </table:table-cell>
              <table:table-cell office:value-type="float" office:value="1039">
                <text:p>1039</text:p>
              </table:table-cell>
              <table:table-cell office:value-type="float" office:value="911">
                <text:p>91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3">
                <text:p>1843</text:p>
              </table:table-cell>
              <table:table-cell office:value-type="float" office:value="1000">
                <text:p>1000</text:p>
              </table:table-cell>
              <table:table-cell office:value-type="float" office:value="881">
                <text:p>88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6">
                <text:p>1996</text:p>
              </table:table-cell>
              <table:table-cell office:value-type="float" office:value="1029">
                <text:p>1029</text:p>
              </table:table-cell>
              <table:table-cell office:value-type="float" office:value="908">
                <text:p>9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8">
                <text:p>1988</text:p>
              </table:table-cell>
              <table:table-cell office:value-type="float" office:value="1028">
                <text:p>1028</text:p>
              </table:table-cell>
              <table:table-cell office:value-type="float" office:value="930">
                <text:p>93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2">
                <text:p>1822</text:p>
              </table:table-cell>
              <table:table-cell office:value-type="float" office:value="963">
                <text:p>963</text:p>
              </table:table-cell>
              <table:table-cell office:value-type="float" office:value="887">
                <text:p>88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1">
                <text:p>1971</text:p>
              </table:table-cell>
              <table:table-cell office:value-type="float" office:value="995">
                <text:p>995</text:p>
              </table:table-cell>
              <table:table-cell office:value-type="float" office:value="922">
                <text:p>922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1">
                <text:p>1831</text:p>
              </table:table-cell>
              <table:table-cell office:value-type="float" office:value="996">
                <text:p>996</text:p>
              </table:table-cell>
              <table:table-cell office:value-type="float" office:value="899">
                <text:p>89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9">
                <text:p>1799</text:p>
              </table:table-cell>
              <table:table-cell office:value-type="float" office:value="1032">
                <text:p>1032</text:p>
              </table:table-cell>
              <table:table-cell office:value-type="float" office:value="890">
                <text:p>89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6">
                <text:p>1806</text:p>
              </table:table-cell>
              <table:table-cell office:value-type="float" office:value="944">
                <text:p>944</text:p>
              </table:table-cell>
              <table:table-cell office:value-type="float" office:value="906">
                <text:p>906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2">
                <text:p>1932</text:p>
              </table:table-cell>
              <table:table-cell office:value-type="float" office:value="1029">
                <text:p>1029</text:p>
              </table:table-cell>
              <table:table-cell office:value-type="float" office:value="888">
                <text:p>888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">
                <text:p>1864</text:p>
              </table:table-cell>
              <table:table-cell office:value-type="float" office:value="987">
                <text:p>987</text:p>
              </table:table-cell>
              <table:table-cell office:value-type="float" office:value="925">
                <text:p>925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2">
                <text:p>1952</text:p>
              </table:table-cell>
              <table:table-cell office:value-type="float" office:value="971">
                <text:p>971</text:p>
              </table:table-cell>
              <table:table-cell office:value-type="float" office:value="876">
                <text:p>876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1">
                <text:p>2021</text:p>
              </table:table-cell>
              <table:table-cell office:value-type="float" office:value="917">
                <text:p>917</text:p>
              </table:table-cell>
              <table:table-cell office:value-type="float" office:value="889">
                <text:p>889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x" chart:symbol-width="0.25cm" chart:symbol-height="0.25cm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25_maxs_1.0'.D1:'TESTBENCH_metaheu_ls_vnd_bvns_ts__niter_10_search_anxious_init_one2one_memory_10_times4ave_25_maxs_1.0'.D31 'TESTBENCH_metaheu_ls_vnd_bvns_ts__niter_10_search_anxious_init_one2one_memory_10_times4ave_25_maxs_1.0'.G1:'TESTBENCH_metaheu_ls_vnd_bvns_ts__niter_10_search_anxious_init_one2one_memory_10_times4ave_25_maxs_1.0'.G31 'TESTBENCH_metaheu_ls_vnd_bvns_ts__niter_10_search_anxious_init_one2one_memory_10_times4ave_25_maxs_1.0'.J1:'TESTBENCH_metaheu_ls_vnd_bvns_ts__niter_10_search_anxious_init_one2one_memory_10_times4ave_25_maxs_1.0'.J31 'TESTBENCH_metaheu_ls_vnd_bvns_ts__niter_10_search_anxious_init_one2one_memory_10_times4ave_25_maxs_1.0'.M1:'TESTBENCH_metaheu_ls_vnd_bvns_ts__niter_10_search_anxious_init_one2one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D2:'TESTBENCH_metaheu_ls_vnd_bvns_ts__niter_10_search_anxious_init_one2one_memory_10_times4ave_25_maxs_1.0'.D31" chart:label-cell-address="'TESTBENCH_metaheu_ls_vnd_bvns_ts__niter_10_search_anxious_init_one2one_memory_10_times4ave_25_maxs_1.0'.D1:'TESTBENCH_metaheu_ls_vnd_bvns_ts__niter_10_search_anxious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G2:'TESTBENCH_metaheu_ls_vnd_bvns_ts__niter_10_search_anxious_init_one2one_memory_10_times4ave_25_maxs_1.0'.G31" chart:label-cell-address="'TESTBENCH_metaheu_ls_vnd_bvns_ts__niter_10_search_anxious_init_one2one_memory_10_times4ave_25_maxs_1.0'.G1:'TESTBENCH_metaheu_ls_vnd_bvns_ts__niter_10_search_anxious_init_one2one_memory_10_times4ave_25_maxs_1.0'.G1" chart:class="chart:line">
            <chart:data-point chart:repeated="30"/>
          </chart:series>
          <chart:series chart:style-name="ch9" chart:values-cell-range-address="'TESTBENCH_metaheu_ls_vnd_bvns_ts__niter_10_search_anxious_init_one2one_memory_10_times4ave_25_maxs_1.0'.J2:'TESTBENCH_metaheu_ls_vnd_bvns_ts__niter_10_search_anxious_init_one2one_memory_10_times4ave_25_maxs_1.0'.J31" chart:label-cell-address="'TESTBENCH_metaheu_ls_vnd_bvns_ts__niter_10_search_anxious_init_one2one_memory_10_times4ave_25_maxs_1.0'.J1:'TESTBENCH_metaheu_ls_vnd_bvns_ts__niter_10_search_anxious_init_one2one_memory_10_times4ave_25_maxs_1.0'.J1" chart:class="chart:line">
            <chart:data-point chart:repeated="9"/>
            <chart:data-point chart:style-name="ch10"/>
            <chart:data-point chart:repeated="20"/>
          </chart:series>
          <chart:series chart:style-name="ch11" chart:values-cell-range-address="'TESTBENCH_metaheu_ls_vnd_bvns_ts__niter_10_search_anxious_init_one2one_memory_10_times4ave_25_maxs_1.0'.M2:'TESTBENCH_metaheu_ls_vnd_bvns_ts__niter_10_search_anxious_init_one2one_memory_10_times4ave_25_maxs_1.0'.M31" chart:label-cell-address="'TESTBENCH_metaheu_ls_vnd_bvns_ts__niter_10_search_anxious_init_one2one_memory_10_times4ave_25_maxs_1.0'.M1:'TESTBENCH_metaheu_ls_vnd_bvns_ts__niter_10_search_anxious_init_one2one_memory_10_times4ave_25_maxs_1.0'.M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25_maxs_1.0'.D1:'TESTBENCH_metaheu_ls_vnd_bvns_ts__niter_10_search_anxious_init_one2one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25_maxs_1.0'.G1:'TESTBENCH_metaheu_ls_vnd_bvns_ts__niter_10_search_anxious_init_one2one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25_maxs_1.0'.J1:'TESTBENCH_metaheu_ls_vnd_bvns_ts__niter_10_search_anxious_init_one2one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25_maxs_1.0'.M1:'TESTBENCH_metaheu_ls_vnd_bvns_ts__niter_10_search_anxious_init_one2one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2.31">
                <text:p>2732.31</text:p>
                <draw:g>
                  <svg:desc>'TESTBENCH_metaheu_ls_vnd_bvns_ts__niter_10_search_anxious_init_one2one_memory_10_times4ave_25_maxs_1.0'.D2:'TESTBENCH_metaheu_ls_vnd_bvns_ts__niter_10_search_anxious_init_one2one_memory_10_times4ave_25_maxs_1.0'.D31</svg:desc>
                </draw:g>
              </table:table-cell>
              <table:table-cell office:value-type="float" office:value="1214.43">
                <text:p>1214.43</text:p>
                <draw:g>
                  <svg:desc>'TESTBENCH_metaheu_ls_vnd_bvns_ts__niter_10_search_anxious_init_one2one_memory_10_times4ave_25_maxs_1.0'.G2:'TESTBENCH_metaheu_ls_vnd_bvns_ts__niter_10_search_anxious_init_one2one_memory_10_times4ave_25_maxs_1.0'.G31</svg:desc>
                </draw:g>
              </table:table-cell>
              <table:table-cell office:value-type="float" office:value="999.14">
                <text:p>999.14</text:p>
                <draw:g>
                  <svg:desc>'TESTBENCH_metaheu_ls_vnd_bvns_ts__niter_10_search_anxious_init_one2one_memory_10_times4ave_25_maxs_1.0'.J2:'TESTBENCH_metaheu_ls_vnd_bvns_ts__niter_10_search_anxious_init_one2one_memory_10_times4ave_25_maxs_1.0'.J31</svg:desc>
                </draw:g>
              </table:table-cell>
              <table:table-cell office:value-type="float" office:value="1577.65">
                <text:p>1577.65</text:p>
                <draw:g>
                  <svg:desc>'TESTBENCH_metaheu_ls_vnd_bvns_ts__niter_10_search_anxious_init_one2one_memory_10_times4ave_25_maxs_1.0'.M2:'TESTBENCH_metaheu_ls_vnd_bvns_ts__niter_10_search_anxious_init_one2one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8.83">
                <text:p>2988.83</text:p>
              </table:table-cell>
              <table:table-cell office:value-type="float" office:value="1198.05">
                <text:p>1198.05</text:p>
              </table:table-cell>
              <table:table-cell office:value-type="float" office:value="985.39">
                <text:p>985.39</text:p>
              </table:table-cell>
              <table:table-cell office:value-type="float" office:value="1714.6">
                <text:p>17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0.67">
                <text:p>3050.67</text:p>
              </table:table-cell>
              <table:table-cell office:value-type="float" office:value="1191.79">
                <text:p>1191.79</text:p>
              </table:table-cell>
              <table:table-cell office:value-type="float" office:value="970.22">
                <text:p>970.22</text:p>
              </table:table-cell>
              <table:table-cell office:value-type="float" office:value="1694.56">
                <text:p>169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0.66">
                <text:p>3020.66</text:p>
              </table:table-cell>
              <table:table-cell office:value-type="float" office:value="1249.54">
                <text:p>1249.54</text:p>
              </table:table-cell>
              <table:table-cell office:value-type="float" office:value="1036.56">
                <text:p>1036.56</text:p>
              </table:table-cell>
              <table:table-cell office:value-type="float" office:value="1796.39">
                <text:p>179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5.32">
                <text:p>3115.32</text:p>
              </table:table-cell>
              <table:table-cell office:value-type="float" office:value="1199.29">
                <text:p>1199.29</text:p>
              </table:table-cell>
              <table:table-cell office:value-type="float" office:value="1001.98">
                <text:p>1001.98</text:p>
              </table:table-cell>
              <table:table-cell office:value-type="float" office:value="1761.03">
                <text:p>176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1">
                <text:p>2941</text:p>
              </table:table-cell>
              <table:table-cell office:value-type="float" office:value="1221.81">
                <text:p>1221.81</text:p>
              </table:table-cell>
              <table:table-cell office:value-type="float" office:value="1011.11">
                <text:p>1011.11</text:p>
              </table:table-cell>
              <table:table-cell office:value-type="float" office:value="1729.01">
                <text:p>1729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63">
                <text:p>3089.63</text:p>
              </table:table-cell>
              <table:table-cell office:value-type="float" office:value="1212.98">
                <text:p>1212.98</text:p>
              </table:table-cell>
              <table:table-cell office:value-type="float" office:value="1004.46">
                <text:p>1004.46</text:p>
              </table:table-cell>
              <table:table-cell office:value-type="float" office:value="1748.41">
                <text:p>1748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5.99">
                <text:p>3005.99</text:p>
              </table:table-cell>
              <table:table-cell office:value-type="float" office:value="1204.5">
                <text:p>1204.5</text:p>
              </table:table-cell>
              <table:table-cell office:value-type="float" office:value="995.74">
                <text:p>995.74</text:p>
              </table:table-cell>
              <table:table-cell office:value-type="float" office:value="1731.03">
                <text:p>1731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.2">
                <text:p>3000.2</text:p>
              </table:table-cell>
              <table:table-cell office:value-type="float" office:value="1254.62">
                <text:p>1254.62</text:p>
              </table:table-cell>
              <table:table-cell office:value-type="float" office:value="1039.57">
                <text:p>1039.57</text:p>
              </table:table-cell>
              <table:table-cell office:value-type="float" office:value="1740.25">
                <text:p>174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3.38">
                <text:p>3103.38</text:p>
              </table:table-cell>
              <table:table-cell office:value-type="float" office:value="1248.4">
                <text:p>1248.4</text:p>
              </table:table-cell>
              <table:table-cell office:value-type="float" office:value="1027.1">
                <text:p>1027.1</text:p>
              </table:table-cell>
              <table:table-cell office:value-type="float" office:value="1721.83">
                <text:p>1721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9.66">
                <text:p>3249.66</text:p>
              </table:table-cell>
              <table:table-cell office:value-type="float" office:value="1224.55">
                <text:p>1224.55</text:p>
              </table:table-cell>
              <table:table-cell office:value-type="float" office:value="1017.5">
                <text:p>1017.5</text:p>
              </table:table-cell>
              <table:table-cell office:value-type="float" office:value="1791.72">
                <text:p>1791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5.04">
                <text:p>2975.04</text:p>
              </table:table-cell>
              <table:table-cell office:value-type="float" office:value="1213.11">
                <text:p>1213.11</text:p>
              </table:table-cell>
              <table:table-cell office:value-type="float" office:value="994.48">
                <text:p>994.48</text:p>
              </table:table-cell>
              <table:table-cell office:value-type="float" office:value="1645.84">
                <text:p>1645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73.56">
                <text:p>3173.56</text:p>
              </table:table-cell>
              <table:table-cell office:value-type="float" office:value="1251.68">
                <text:p>1251.68</text:p>
              </table:table-cell>
              <table:table-cell office:value-type="float" office:value="1018.93">
                <text:p>1018.93</text:p>
              </table:table-cell>
              <table:table-cell office:value-type="float" office:value="1776.97">
                <text:p>1776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3.69">
                <text:p>2743.69</text:p>
              </table:table-cell>
              <table:table-cell office:value-type="float" office:value="1260.43">
                <text:p>1260.43</text:p>
              </table:table-cell>
              <table:table-cell office:value-type="float" office:value="1037.09">
                <text:p>1037.09</text:p>
              </table:table-cell>
              <table:table-cell office:value-type="float" office:value="1609.95">
                <text:p>1609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4.37">
                <text:p>3024.37</text:p>
              </table:table-cell>
              <table:table-cell office:value-type="float" office:value="1222.48">
                <text:p>1222.48</text:p>
              </table:table-cell>
              <table:table-cell office:value-type="float" office:value="1011.16">
                <text:p>1011.16</text:p>
              </table:table-cell>
              <table:table-cell office:value-type="float" office:value="1694.15">
                <text:p>1694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2.79">
                <text:p>3032.79</text:p>
              </table:table-cell>
              <table:table-cell office:value-type="float" office:value="1262.01">
                <text:p>1262.01</text:p>
              </table:table-cell>
              <table:table-cell office:value-type="float" office:value="1030.96">
                <text:p>1030.96</text:p>
              </table:table-cell>
              <table:table-cell office:value-type="float" office:value="1762.59">
                <text:p>1762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8.22">
                <text:p>2958.22</text:p>
              </table:table-cell>
              <table:table-cell office:value-type="float" office:value="1192.09">
                <text:p>1192.09</text:p>
              </table:table-cell>
              <table:table-cell office:value-type="float" office:value="1001.2">
                <text:p>1001.2</text:p>
              </table:table-cell>
              <table:table-cell office:value-type="float" office:value="1731.73">
                <text:p>173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0.29">
                <text:p>3140.29</text:p>
              </table:table-cell>
              <table:table-cell office:value-type="float" office:value="1232.94">
                <text:p>1232.94</text:p>
              </table:table-cell>
              <table:table-cell office:value-type="float" office:value="1016.72">
                <text:p>1016.72</text:p>
              </table:table-cell>
              <table:table-cell office:value-type="float" office:value="1792.93">
                <text:p>179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1.01">
                <text:p>2961.01</text:p>
              </table:table-cell>
              <table:table-cell office:value-type="float" office:value="1228.9">
                <text:p>1228.9</text:p>
              </table:table-cell>
              <table:table-cell office:value-type="float" office:value="1000.38">
                <text:p>1000.38</text:p>
              </table:table-cell>
              <table:table-cell office:value-type="float" office:value="1687.51">
                <text:p>1687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4.07">
                <text:p>3274.07</text:p>
              </table:table-cell>
              <table:table-cell office:value-type="float" office:value="1237.56">
                <text:p>1237.56</text:p>
              </table:table-cell>
              <table:table-cell office:value-type="float" office:value="1014.7">
                <text:p>1014.7</text:p>
              </table:table-cell>
              <table:table-cell office:value-type="float" office:value="1849.59">
                <text:p>1849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7.82">
                <text:p>3097.82</text:p>
              </table:table-cell>
              <table:table-cell office:value-type="float" office:value="1239.93">
                <text:p>1239.93</text:p>
              </table:table-cell>
              <table:table-cell office:value-type="float" office:value="1021.92">
                <text:p>1021.92</text:p>
              </table:table-cell>
              <table:table-cell office:value-type="float" office:value="1775.47">
                <text:p>1775.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9.88">
                <text:p>3019.88</text:p>
              </table:table-cell>
              <table:table-cell office:value-type="float" office:value="1198.29">
                <text:p>1198.29</text:p>
              </table:table-cell>
              <table:table-cell office:value-type="float" office:value="974.29">
                <text:p>974.29</text:p>
              </table:table-cell>
              <table:table-cell office:value-type="float" office:value="1707.77">
                <text:p>1707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1.74">
                <text:p>3191.74</text:p>
              </table:table-cell>
              <table:table-cell office:value-type="float" office:value="1239.02">
                <text:p>1239.02</text:p>
              </table:table-cell>
              <table:table-cell office:value-type="float" office:value="1025.74">
                <text:p>1025.74</text:p>
              </table:table-cell>
              <table:table-cell office:value-type="float" office:value="1816.67">
                <text:p>1816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1.15">
                <text:p>3101.15</text:p>
              </table:table-cell>
              <table:table-cell office:value-type="float" office:value="1206.56">
                <text:p>1206.56</text:p>
              </table:table-cell>
              <table:table-cell office:value-type="float" office:value="1010.74">
                <text:p>1010.74</text:p>
              </table:table-cell>
              <table:table-cell office:value-type="float" office:value="1742.84">
                <text:p>1742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0.07">
                <text:p>2920.07</text:p>
              </table:table-cell>
              <table:table-cell office:value-type="float" office:value="1228.75">
                <text:p>1228.75</text:p>
              </table:table-cell>
              <table:table-cell office:value-type="float" office:value="995.03">
                <text:p>995.03</text:p>
              </table:table-cell>
              <table:table-cell office:value-type="float" office:value="1702.84">
                <text:p>1702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.76">
                <text:p>3000.76</text:p>
              </table:table-cell>
              <table:table-cell office:value-type="float" office:value="1193.53">
                <text:p>1193.53</text:p>
              </table:table-cell>
              <table:table-cell office:value-type="float" office:value="986.7">
                <text:p>986.7</text:p>
              </table:table-cell>
              <table:table-cell office:value-type="float" office:value="1692.62">
                <text:p>1692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.42">
                <text:p>3012.42</text:p>
              </table:table-cell>
              <table:table-cell office:value-type="float" office:value="1185.1">
                <text:p>1185.1</text:p>
              </table:table-cell>
              <table:table-cell office:value-type="float" office:value="989.63">
                <text:p>989.63</text:p>
              </table:table-cell>
              <table:table-cell office:value-type="float" office:value="1719.22">
                <text:p>1719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5.59">
                <text:p>2935.59</text:p>
              </table:table-cell>
              <table:table-cell office:value-type="float" office:value="1210.33">
                <text:p>1210.33</text:p>
              </table:table-cell>
              <table:table-cell office:value-type="float" office:value="1002.6">
                <text:p>1002.6</text:p>
              </table:table-cell>
              <table:table-cell office:value-type="float" office:value="1693.58">
                <text:p>1693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3.24">
                <text:p>3023.24</text:p>
              </table:table-cell>
              <table:table-cell office:value-type="float" office:value="1186.07">
                <text:p>1186.07</text:p>
              </table:table-cell>
              <table:table-cell office:value-type="float" office:value="988.53">
                <text:p>988.53</text:p>
              </table:table-cell>
              <table:table-cell office:value-type="float" office:value="1707.39">
                <text:p>1707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0.93">
                <text:p>2940.93</text:p>
              </table:table-cell>
              <table:table-cell office:value-type="float" office:value="1209.6">
                <text:p>1209.6</text:p>
              </table:table-cell>
              <table:table-cell office:value-type="float" office:value="989.01">
                <text:p>989.01</text:p>
              </table:table-cell>
              <table:table-cell office:value-type="float" office:value="1706.88">
                <text:p>1706.8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25_maxs_1.0'.E1:'TESTBENCH_metaheu_ls_vnd_bvns_ts__niter_10_search_anxious_init_one2one_memory_10_times4ave_25_maxs_1.0'.E31 'TESTBENCH_metaheu_ls_vnd_bvns_ts__niter_10_search_anxious_init_one2one_memory_10_times4ave_25_maxs_1.0'.H1:'TESTBENCH_metaheu_ls_vnd_bvns_ts__niter_10_search_anxious_init_one2one_memory_10_times4ave_25_maxs_1.0'.H31 'TESTBENCH_metaheu_ls_vnd_bvns_ts__niter_10_search_anxious_init_one2one_memory_10_times4ave_25_maxs_1.0'.K1:'TESTBENCH_metaheu_ls_vnd_bvns_ts__niter_10_search_anxious_init_one2one_memory_10_times4ave_25_maxs_1.0'.K31 'TESTBENCH_metaheu_ls_vnd_bvns_ts__niter_10_search_anxious_init_one2one_memory_10_times4ave_25_maxs_1.0'.N1:'TESTBENCH_metaheu_ls_vnd_bvns_ts__niter_10_search_anxious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E2:'TESTBENCH_metaheu_ls_vnd_bvns_ts__niter_10_search_anxious_init_one2one_memory_10_times4ave_25_maxs_1.0'.E31" chart:label-cell-address="'TESTBENCH_metaheu_ls_vnd_bvns_ts__niter_10_search_anxious_init_one2one_memory_10_times4ave_25_maxs_1.0'.E1:'TESTBENCH_metaheu_ls_vnd_bvns_ts__niter_10_search_anxious_init_one2one_memory_10_times4ave_25_maxs_1.0'.E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H2:'TESTBENCH_metaheu_ls_vnd_bvns_ts__niter_10_search_anxious_init_one2one_memory_10_times4ave_25_maxs_1.0'.H31" chart:label-cell-address="'TESTBENCH_metaheu_ls_vnd_bvns_ts__niter_10_search_anxious_init_one2one_memory_10_times4ave_25_maxs_1.0'.H1:'TESTBENCH_metaheu_ls_vnd_bvns_ts__niter_10_search_anxious_init_one2one_memory_10_times4ave_25_maxs_1.0'.H1" chart:class="chart:line">
            <chart:data-point chart:repeated="30"/>
          </chart:series>
          <chart:series chart:style-name="ch9" chart:values-cell-range-address="'TESTBENCH_metaheu_ls_vnd_bvns_ts__niter_10_search_anxious_init_one2one_memory_10_times4ave_25_maxs_1.0'.K2:'TESTBENCH_metaheu_ls_vnd_bvns_ts__niter_10_search_anxious_init_one2one_memory_10_times4ave_25_maxs_1.0'.K31" chart:label-cell-address="'TESTBENCH_metaheu_ls_vnd_bvns_ts__niter_10_search_anxious_init_one2one_memory_10_times4ave_25_maxs_1.0'.K1:'TESTBENCH_metaheu_ls_vnd_bvns_ts__niter_10_search_anxious_init_one2one_memory_10_times4ave_25_maxs_1.0'.K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25_maxs_1.0'.N2:'TESTBENCH_metaheu_ls_vnd_bvns_ts__niter_10_search_anxious_init_one2one_memory_10_times4ave_25_maxs_1.0'.N31" chart:label-cell-address="'TESTBENCH_metaheu_ls_vnd_bvns_ts__niter_10_search_anxious_init_one2one_memory_10_times4ave_25_maxs_1.0'.N1:'TESTBENCH_metaheu_ls_vnd_bvns_ts__niter_10_search_anxious_init_one2one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25_maxs_1.0'.E1:'TESTBENCH_metaheu_ls_vnd_bvns_ts__niter_10_search_anxious_init_one2one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25_maxs_1.0'.H1:'TESTBENCH_metaheu_ls_vnd_bvns_ts__niter_10_search_anxious_init_one2one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25_maxs_1.0'.K1:'TESTBENCH_metaheu_ls_vnd_bvns_ts__niter_10_search_anxious_init_one2one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25_maxs_1.0'.N1:'TESTBENCH_metaheu_ls_vnd_bvns_ts__niter_10_search_anxious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2">
                <text:p>1822</text:p>
                <draw:g>
                  <svg:desc>'TESTBENCH_metaheu_ls_vnd_bvns_ts__niter_10_search_anxious_init_one2one_memory_10_times4ave_25_maxs_1.0'.E2:'TESTBENCH_metaheu_ls_vnd_bvns_ts__niter_10_search_anxious_init_one2one_memory_10_times4ave_25_maxs_1.0'.E31</svg:desc>
                </draw:g>
              </table:table-cell>
              <table:table-cell office:value-type="float" office:value="1056">
                <text:p>1056</text:p>
                <draw:g>
                  <svg:desc>'TESTBENCH_metaheu_ls_vnd_bvns_ts__niter_10_search_anxious_init_one2one_memory_10_times4ave_25_maxs_1.0'.H2:'TESTBENCH_metaheu_ls_vnd_bvns_ts__niter_10_search_anxious_init_one2one_memory_10_times4ave_25_maxs_1.0'.H31</svg:desc>
                </draw:g>
              </table:table-cell>
              <table:table-cell office:value-type="float" office:value="928">
                <text:p>928</text:p>
                <draw:g>
                  <svg:desc>'TESTBENCH_metaheu_ls_vnd_bvns_ts__niter_10_search_anxious_init_one2one_memory_10_times4ave_25_maxs_1.0'.K2:'TESTBENCH_metaheu_ls_vnd_bvns_ts__niter_10_search_anxious_init_one2one_memory_10_times4ave_25_maxs_1.0'.K31</svg:desc>
                </draw:g>
              </table:table-cell>
              <table:table-cell office:value-type="float" office:value="1296">
                <text:p>1296</text:p>
                <draw:g>
                  <svg:desc>'TESTBENCH_metaheu_ls_vnd_bvns_ts__niter_10_search_anxious_init_one2one_memory_10_times4ave_25_maxs_1.0'.N2:'TESTBENCH_metaheu_ls_vnd_bvns_ts__niter_10_search_anxious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7">
                <text:p>2147</text:p>
              </table:table-cell>
              <table:table-cell office:value-type="float" office:value="1012">
                <text:p>1012</text:p>
              </table:table-cell>
              <table:table-cell office:value-type="float" office:value="887">
                <text:p>88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8">
                <text:p>2058</text:p>
              </table:table-cell>
              <table:table-cell office:value-type="float" office:value="987">
                <text:p>987</text:p>
              </table:table-cell>
              <table:table-cell office:value-type="float" office:value="889">
                <text:p>88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1">
                <text:p>2111</text:p>
              </table:table-cell>
              <table:table-cell office:value-type="float" office:value="1034">
                <text:p>1034</text:p>
              </table:table-cell>
              <table:table-cell office:value-type="float" office:value="893">
                <text:p>89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9">
                <text:p>2349</text:p>
              </table:table-cell>
              <table:table-cell office:value-type="float" office:value="1008">
                <text:p>1008</text:p>
              </table:table-cell>
              <table:table-cell office:value-type="float" office:value="896">
                <text:p>896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2">
                <text:p>2072</text:p>
              </table:table-cell>
              <table:table-cell office:value-type="float" office:value="985">
                <text:p>985</text:p>
              </table:table-cell>
              <table:table-cell office:value-type="float" office:value="871">
                <text:p>87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9">
                <text:p>2029</text:p>
              </table:table-cell>
              <table:table-cell office:value-type="float" office:value="951">
                <text:p>951</text:p>
              </table:table-cell>
              <table:table-cell office:value-type="float" office:value="878">
                <text:p>87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7">
                <text:p>2087</text:p>
              </table:table-cell>
              <table:table-cell office:value-type="float" office:value="998">
                <text:p>998</text:p>
              </table:table-cell>
              <table:table-cell office:value-type="float" office:value="884">
                <text:p>88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0">
                <text:p>1970</text:p>
              </table:table-cell>
              <table:table-cell office:value-type="float" office:value="1015">
                <text:p>1015</text:p>
              </table:table-cell>
              <table:table-cell office:value-type="float" office:value="946">
                <text:p>94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9">
                <text:p>2189</text:p>
              </table:table-cell>
              <table:table-cell office:value-type="float" office:value="1083">
                <text:p>1083</text:p>
              </table:table-cell>
              <table:table-cell office:value-type="float" office:value="887">
                <text:p>88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9">
                <text:p>2289</text:p>
              </table:table-cell>
              <table:table-cell office:value-type="float" office:value="1019">
                <text:p>1019</text:p>
              </table:table-cell>
              <table:table-cell office:value-type="float" office:value="909">
                <text:p>90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1">
                <text:p>2081</text:p>
              </table:table-cell>
              <table:table-cell office:value-type="float" office:value="995">
                <text:p>995</text:p>
              </table:table-cell>
              <table:table-cell office:value-type="float" office:value="907">
                <text:p>90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0">
                <text:p>2230</text:p>
              </table:table-cell>
              <table:table-cell office:value-type="float" office:value="1036">
                <text:p>1036</text:p>
              </table:table-cell>
              <table:table-cell office:value-type="float" office:value="927">
                <text:p>92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5">
                <text:p>1845</text:p>
              </table:table-cell>
              <table:table-cell office:value-type="float" office:value="1028">
                <text:p>1028</text:p>
              </table:table-cell>
              <table:table-cell office:value-type="float" office:value="948">
                <text:p>94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4">
                <text:p>2104</text:p>
              </table:table-cell>
              <table:table-cell office:value-type="float" office:value="1013">
                <text:p>1013</text:p>
              </table:table-cell>
              <table:table-cell office:value-type="float" office:value="928">
                <text:p>92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7">
                <text:p>2237</text:p>
              </table:table-cell>
              <table:table-cell office:value-type="float" office:value="1055">
                <text:p>1055</text:p>
              </table:table-cell>
              <table:table-cell office:value-type="float" office:value="959">
                <text:p>95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935">
                <text:p>935</text:p>
              </table:table-cell>
              <table:table-cell office:value-type="float" office:value="899">
                <text:p>89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5">
                <text:p>2165</text:p>
              </table:table-cell>
              <table:table-cell office:value-type="float" office:value="1040">
                <text:p>1040</text:p>
              </table:table-cell>
              <table:table-cell office:value-type="float" office:value="891">
                <text:p>89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7">
                <text:p>1977</text:p>
              </table:table-cell>
              <table:table-cell office:value-type="float" office:value="1018">
                <text:p>1018</text:p>
              </table:table-cell>
              <table:table-cell office:value-type="float" office:value="923">
                <text:p>923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5">
                <text:p>2495</text:p>
              </table:table-cell>
              <table:table-cell office:value-type="float" office:value="1051">
                <text:p>1051</text:p>
              </table:table-cell>
              <table:table-cell office:value-type="float" office:value="896">
                <text:p>89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70">
                <text:p>2270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7">
                <text:p>2107</text:p>
              </table:table-cell>
              <table:table-cell office:value-type="float" office:value="991">
                <text:p>991</text:p>
              </table:table-cell>
              <table:table-cell office:value-type="float" office:value="871">
                <text:p>87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0">
                <text:p>2220</text:p>
              </table:table-cell>
              <table:table-cell office:value-type="float" office:value="1022">
                <text:p>1022</text:p>
              </table:table-cell>
              <table:table-cell office:value-type="float" office:value="923">
                <text:p>92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3">
                <text:p>2233</text:p>
              </table:table-cell>
              <table:table-cell office:value-type="float" office:value="1030">
                <text:p>1030</text:p>
              </table:table-cell>
              <table:table-cell office:value-type="float" office:value="927">
                <text:p>92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9">
                <text:p>2059</text:p>
              </table:table-cell>
              <table:table-cell office:value-type="float" office:value="1019">
                <text:p>1019</text:p>
              </table:table-cell>
              <table:table-cell office:value-type="float" office:value="894">
                <text:p>89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1">
                <text:p>2031</text:p>
              </table:table-cell>
              <table:table-cell office:value-type="float" office:value="1029">
                <text:p>1029</text:p>
              </table:table-cell>
              <table:table-cell office:value-type="float" office:value="868">
                <text:p>86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9">
                <text:p>1919</text:p>
              </table:table-cell>
              <table:table-cell office:value-type="float" office:value="1013">
                <text:p>1013</text:p>
              </table:table-cell>
              <table:table-cell office:value-type="float" office:value="891">
                <text:p>891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7">
                <text:p>1997</text:p>
              </table:table-cell>
              <table:table-cell office:value-type="float" office:value="1006">
                <text:p>1006</text:p>
              </table:table-cell>
              <table:table-cell office:value-type="float" office:value="906">
                <text:p>90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66">
                <text:p>2166</text:p>
              </table:table-cell>
              <table:table-cell office:value-type="float" office:value="980">
                <text:p>980</text:p>
              </table:table-cell>
              <table:table-cell office:value-type="float" office:value="881">
                <text:p>88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0">
                <text:p>1970</text:p>
              </table:table-cell>
              <table:table-cell office:value-type="float" office:value="969">
                <text:p>969</text:p>
              </table:table-cell>
              <table:table-cell office:value-type="float" office:value="880">
                <text:p>880</text:p>
              </table:table-cell>
              <table:table-cell office:value-type="float" office:value="1402">
                <text:p>140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D1:'TESTBENCH_metaheu_ls_vnd_bvns_ts__niter_10_search_anxious_init_one2one_memory_10_times4ave_25_maxs_1.0'.E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D2:'TESTBENCH_metaheu_ls_vnd_bvns_ts__niter_10_search_anxious_init_one2one_memory_10_times4ave_25_maxs_1.0'.D31" chart:label-cell-address="'TESTBENCH_metaheu_ls_vnd_bvns_ts__niter_10_search_anxious_init_one2one_memory_10_times4ave_25_maxs_1.0'.D1:'TESTBENCH_metaheu_ls_vnd_bvns_ts__niter_10_search_anxious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E2:'TESTBENCH_metaheu_ls_vnd_bvns_ts__niter_10_search_anxious_init_one2one_memory_10_times4ave_25_maxs_1.0'.E31" chart:label-cell-address="'TESTBENCH_metaheu_ls_vnd_bvns_ts__niter_10_search_anxious_init_one2one_memory_10_times4ave_25_maxs_1.0'.E1:'TESTBENCH_metaheu_ls_vnd_bvns_ts__niter_10_search_anxious_init_one2one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25_maxs_1.0'.D1:'TESTBENCH_metaheu_ls_vnd_bvns_ts__niter_10_search_anxious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25_maxs_1.0'.E1:'TESTBENCH_metaheu_ls_vnd_bvns_ts__niter_10_search_anxious_init_one2one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2.31">
                <text:p>2732.31</text:p>
                <draw:g>
                  <svg:desc>'TESTBENCH_metaheu_ls_vnd_bvns_ts__niter_10_search_anxious_init_one2one_memory_10_times4ave_25_maxs_1.0'.D2:'TESTBENCH_metaheu_ls_vnd_bvns_ts__niter_10_search_anxious_init_one2one_memory_10_times4ave_25_maxs_1.0'.D31</svg:desc>
                </draw:g>
              </table:table-cell>
              <table:table-cell office:value-type="float" office:value="1822">
                <text:p>1822</text:p>
                <draw:g>
                  <svg:desc>'TESTBENCH_metaheu_ls_vnd_bvns_ts__niter_10_search_anxious_init_one2one_memory_10_times4ave_25_maxs_1.0'.E2:'TESTBENCH_metaheu_ls_vnd_bvns_ts__niter_10_search_anxious_init_one2one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8.83">
                <text:p>2988.8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0.67">
                <text:p>3050.6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0.66">
                <text:p>3020.6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5.32">
                <text:p>3115.32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1">
                <text:p>294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63">
                <text:p>3089.63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5.99">
                <text:p>3005.99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.2">
                <text:p>3000.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3.38">
                <text:p>3103.38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9.66">
                <text:p>3249.66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5.04">
                <text:p>2975.0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73.56">
                <text:p>3173.56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3.69">
                <text:p>2743.6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4.37">
                <text:p>3024.3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2.79">
                <text:p>3032.79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8.22">
                <text:p>2958.2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0.29">
                <text:p>3140.29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1.01">
                <text:p>2961.01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4.07">
                <text:p>3274.0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7.82">
                <text:p>3097.8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9.88">
                <text:p>3019.8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1.74">
                <text:p>3191.7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1.15">
                <text:p>3101.1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0.07">
                <text:p>2920.0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.76">
                <text:p>3000.76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.42">
                <text:p>3012.42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5.59">
                <text:p>2935.59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3.24">
                <text:p>3023.2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0.93">
                <text:p>2940.93</text:p>
              </table:table-cell>
              <table:table-cell office:value-type="float" office:value="1970">
                <text:p>197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G1:'TESTBENCH_metaheu_ls_vnd_bvns_ts__niter_10_search_anxious_init_one2one_memory_10_times4ave_25_maxs_1.0'.H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G2:'TESTBENCH_metaheu_ls_vnd_bvns_ts__niter_10_search_anxious_init_one2one_memory_10_times4ave_25_maxs_1.0'.G31" chart:label-cell-address="'TESTBENCH_metaheu_ls_vnd_bvns_ts__niter_10_search_anxious_init_one2one_memory_10_times4ave_25_maxs_1.0'.G1:'TESTBENCH_metaheu_ls_vnd_bvns_ts__niter_10_search_anxious_init_one2one_memory_10_times4ave_25_maxs_1.0'.G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H2:'TESTBENCH_metaheu_ls_vnd_bvns_ts__niter_10_search_anxious_init_one2one_memory_10_times4ave_25_maxs_1.0'.H31" chart:label-cell-address="'TESTBENCH_metaheu_ls_vnd_bvns_ts__niter_10_search_anxious_init_one2one_memory_10_times4ave_25_maxs_1.0'.H1:'TESTBENCH_metaheu_ls_vnd_bvns_ts__niter_10_search_anxious_init_one2one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25_maxs_1.0'.G1:'TESTBENCH_metaheu_ls_vnd_bvns_ts__niter_10_search_anxious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25_maxs_1.0'.H1:'TESTBENCH_metaheu_ls_vnd_bvns_ts__niter_10_search_anxious_init_one2one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4.43">
                <text:p>1214.43</text:p>
                <draw:g>
                  <svg:desc>'TESTBENCH_metaheu_ls_vnd_bvns_ts__niter_10_search_anxious_init_one2one_memory_10_times4ave_25_maxs_1.0'.G2:'TESTBENCH_metaheu_ls_vnd_bvns_ts__niter_10_search_anxious_init_one2one_memory_10_times4ave_25_maxs_1.0'.G31</svg:desc>
                </draw:g>
              </table:table-cell>
              <table:table-cell office:value-type="float" office:value="1056">
                <text:p>1056</text:p>
                <draw:g>
                  <svg:desc>'TESTBENCH_metaheu_ls_vnd_bvns_ts__niter_10_search_anxious_init_one2one_memory_10_times4ave_25_maxs_1.0'.H2:'TESTBENCH_metaheu_ls_vnd_bvns_ts__niter_10_search_anxious_init_one2one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8.05">
                <text:p>1198.0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.79">
                <text:p>1191.7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9.54">
                <text:p>1249.5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9.29">
                <text:p>1199.2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1.81">
                <text:p>1221.8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2.98">
                <text:p>1212.9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4.5">
                <text:p>1204.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4.62">
                <text:p>1254.6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8.4">
                <text:p>1248.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4.55">
                <text:p>1224.5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3.11">
                <text:p>1213.1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1.68">
                <text:p>1251.6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0.43">
                <text:p>1260.4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2.48">
                <text:p>1222.4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2.01">
                <text:p>1262.0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2.09">
                <text:p>1192.09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.94">
                <text:p>1232.9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8.9">
                <text:p>1228.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7.56">
                <text:p>1237.5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9.93">
                <text:p>1239.9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8.29">
                <text:p>1198.2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9.02">
                <text:p>1239.0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6.56">
                <text:p>1206.5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8.75">
                <text:p>1228.7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3.53">
                <text:p>1193.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.1">
                <text:p>1185.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0.33">
                <text:p>1210.3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6.07">
                <text:p>1186.0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9.6">
                <text:p>1209.6</text:p>
              </table:table-cell>
              <table:table-cell office:value-type="float" office:value="969">
                <text:p>96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J1:'TESTBENCH_metaheu_ls_vnd_bvns_ts__niter_10_search_anxious_init_one2one_memory_10_times4ave_25_maxs_1.0'.K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J2:'TESTBENCH_metaheu_ls_vnd_bvns_ts__niter_10_search_anxious_init_one2one_memory_10_times4ave_25_maxs_1.0'.J31" chart:label-cell-address="'TESTBENCH_metaheu_ls_vnd_bvns_ts__niter_10_search_anxious_init_one2one_memory_10_times4ave_25_maxs_1.0'.J1:'TESTBENCH_metaheu_ls_vnd_bvns_ts__niter_10_search_anxious_init_one2one_memory_10_times4ave_25_maxs_1.0'.J1" chart:class="chart:line">
            <chart:data-point chart:repeated="9"/>
            <chart:data-point chart:style-name="ch8"/>
            <chart:data-point chart:repeated="20"/>
          </chart:series>
          <chart:series chart:style-name="ch9" chart:values-cell-range-address="'TESTBENCH_metaheu_ls_vnd_bvns_ts__niter_10_search_anxious_init_one2one_memory_10_times4ave_25_maxs_1.0'.K2:'TESTBENCH_metaheu_ls_vnd_bvns_ts__niter_10_search_anxious_init_one2one_memory_10_times4ave_25_maxs_1.0'.K31" chart:label-cell-address="'TESTBENCH_metaheu_ls_vnd_bvns_ts__niter_10_search_anxious_init_one2one_memory_10_times4ave_25_maxs_1.0'.K1:'TESTBENCH_metaheu_ls_vnd_bvns_ts__niter_10_search_anxious_init_one2one_memory_10_times4ave_25_maxs_1.0'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25_maxs_1.0'.J1:'TESTBENCH_metaheu_ls_vnd_bvns_ts__niter_10_search_anxious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25_maxs_1.0'.K1:'TESTBENCH_metaheu_ls_vnd_bvns_ts__niter_10_search_anxious_init_one2one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.14">
                <text:p>999.14</text:p>
                <draw:g>
                  <svg:desc>'TESTBENCH_metaheu_ls_vnd_bvns_ts__niter_10_search_anxious_init_one2one_memory_10_times4ave_25_maxs_1.0'.J2:'TESTBENCH_metaheu_ls_vnd_bvns_ts__niter_10_search_anxious_init_one2one_memory_10_times4ave_25_maxs_1.0'.J31</svg:desc>
                </draw:g>
              </table:table-cell>
              <table:table-cell office:value-type="float" office:value="928">
                <text:p>928</text:p>
                <draw:g>
                  <svg:desc>'TESTBENCH_metaheu_ls_vnd_bvns_ts__niter_10_search_anxious_init_one2one_memory_10_times4ave_25_maxs_1.0'.K2:'TESTBENCH_metaheu_ls_vnd_bvns_ts__niter_10_search_anxious_init_one2one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39">
                <text:p>985.3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0.22">
                <text:p>970.2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.56">
                <text:p>1036.5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.98">
                <text:p>1001.9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1.11">
                <text:p>1011.1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4.46">
                <text:p>1004.4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5.74">
                <text:p>995.7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9.57">
                <text:p>1039.5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7.1">
                <text:p>1027.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7.5">
                <text:p>1017.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4.48">
                <text:p>994.4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8.93">
                <text:p>1018.9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7.09">
                <text:p>1037.0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1.16">
                <text:p>1011.1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96">
                <text:p>1030.9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1.2">
                <text:p>1001.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6.72">
                <text:p>1016.7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.38">
                <text:p>1000.38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4.7">
                <text:p>1014.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1.92">
                <text:p>1021.9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4.29">
                <text:p>974.2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5.74">
                <text:p>1025.7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0.74">
                <text:p>1010.74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.03">
                <text:p>995.0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6.7">
                <text:p>986.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9.63">
                <text:p>989.6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2.6">
                <text:p>1002.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8.53">
                <text:p>988.5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9.01">
                <text:p>989.01</text:p>
              </table:table-cell>
              <table:table-cell office:value-type="float" office:value="880">
                <text:p>88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M1:'TESTBENCH_metaheu_ls_vnd_bvns_ts__niter_10_search_anxious_init_one2one_memory_10_times4ave_25_maxs_1.0'.N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M2:'TESTBENCH_metaheu_ls_vnd_bvns_ts__niter_10_search_anxious_init_one2one_memory_10_times4ave_25_maxs_1.0'.M31" chart:label-cell-address="'TESTBENCH_metaheu_ls_vnd_bvns_ts__niter_10_search_anxious_init_one2one_memory_10_times4ave_25_maxs_1.0'.M1:'TESTBENCH_metaheu_ls_vnd_bvns_ts__niter_10_search_anxious_init_one2one_memory_10_times4ave_25_maxs_1.0'.M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N2:'TESTBENCH_metaheu_ls_vnd_bvns_ts__niter_10_search_anxious_init_one2one_memory_10_times4ave_25_maxs_1.0'.N31" chart:label-cell-address="'TESTBENCH_metaheu_ls_vnd_bvns_ts__niter_10_search_anxious_init_one2one_memory_10_times4ave_25_maxs_1.0'.N1:'TESTBENCH_metaheu_ls_vnd_bvns_ts__niter_10_search_anxious_init_one2one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25_maxs_1.0'.M1:'TESTBENCH_metaheu_ls_vnd_bvns_ts__niter_10_search_anxious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25_maxs_1.0'.N1:'TESTBENCH_metaheu_ls_vnd_bvns_ts__niter_10_search_anxious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7.65">
                <text:p>1577.65</text:p>
                <draw:g>
                  <svg:desc>'TESTBENCH_metaheu_ls_vnd_bvns_ts__niter_10_search_anxious_init_one2one_memory_10_times4ave_25_maxs_1.0'.M2:'TESTBENCH_metaheu_ls_vnd_bvns_ts__niter_10_search_anxious_init_one2one_memory_10_times4ave_25_maxs_1.0'.M31</svg:desc>
                </draw:g>
              </table:table-cell>
              <table:table-cell office:value-type="float" office:value="1296">
                <text:p>1296</text:p>
                <draw:g>
                  <svg:desc>'TESTBENCH_metaheu_ls_vnd_bvns_ts__niter_10_search_anxious_init_one2one_memory_10_times4ave_25_maxs_1.0'.N2:'TESTBENCH_metaheu_ls_vnd_bvns_ts__niter_10_search_anxious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4.6">
                <text:p>1714.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4.56">
                <text:p>1694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6.39">
                <text:p>1796.3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1.03">
                <text:p>1761.0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9.01">
                <text:p>1729.0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8.41">
                <text:p>1748.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1.03">
                <text:p>1731.0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0.25">
                <text:p>1740.2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1.83">
                <text:p>1721.8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1.72">
                <text:p>1791.7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.84">
                <text:p>1645.8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6.97">
                <text:p>1776.9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9.95">
                <text:p>1609.95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4.15">
                <text:p>1694.1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.59">
                <text:p>1762.5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1.73">
                <text:p>1731.7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2.93">
                <text:p>1792.9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7.51">
                <text:p>1687.5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9.59">
                <text:p>1849.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5.47">
                <text:p>1775.4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7.77">
                <text:p>1707.7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6.67">
                <text:p>1816.6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2.84">
                <text:p>1742.8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2.84">
                <text:p>1702.8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2.62">
                <text:p>1692.6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9.22">
                <text:p>1719.2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3.58">
                <text:p>1693.58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7.39">
                <text:p>1707.3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6.88">
                <text:p>1706.88</text:p>
              </table:table-cell>
              <table:table-cell office:value-type="float" office:value="1402">
                <text:p>140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6cm" svg:y="0.172cm" chart:style-name="ch2">
          <text:p>3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D1:'TESTBENCH_metaheu_ls_vnd_bvns_ts__niter_10_search_anxious_init_group_memory_10_times4ave_25_maxs_1.0'.E31 'TESTBENCH_metaheu_ls_vnd_bvns_ts__niter_10_search_anxious_init_group_memory_10_times4ave_25_maxs_1.0'.G1:'TESTBENCH_metaheu_ls_vnd_bvns_ts__niter_10_search_anxious_init_group_memory_10_times4ave_25_maxs_1.0'.H31 'TESTBENCH_metaheu_ls_vnd_bvns_ts__niter_10_search_anxious_init_group_memory_10_times4ave_25_maxs_1.0'.J1:'TESTBENCH_metaheu_ls_vnd_bvns_ts__niter_10_search_anxious_init_group_memory_10_times4ave_25_maxs_1.0'.K31 'TESTBENCH_metaheu_ls_vnd_bvns_ts__niter_10_search_anxious_init_group_memory_10_times4ave_25_maxs_1.0'.M1:'TESTBENCH_metaheu_ls_vnd_bvns_ts__niter_10_search_anxious_init_group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D2:'TESTBENCH_metaheu_ls_vnd_bvns_ts__niter_10_search_anxious_init_group_memory_10_times4ave_25_maxs_1.0'.D31" chart:label-cell-address="'TESTBENCH_metaheu_ls_vnd_bvns_ts__niter_10_search_anxious_init_group_memory_10_times4ave_25_maxs_1.0'.D1:'TESTBENCH_metaheu_ls_vnd_bvns_ts__niter_10_search_anxious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E2:'TESTBENCH_metaheu_ls_vnd_bvns_ts__niter_10_search_anxious_init_group_memory_10_times4ave_25_maxs_1.0'.E31" chart:label-cell-address="'TESTBENCH_metaheu_ls_vnd_bvns_ts__niter_10_search_anxious_init_group_memory_10_times4ave_25_maxs_1.0'.E1:'TESTBENCH_metaheu_ls_vnd_bvns_ts__niter_10_search_anxious_init_group_memory_10_times4ave_25_maxs_1.0'.E1" chart:class="chart:line">
            <chart:data-point chart:repeated="30"/>
          </chart:series>
          <chart:series chart:style-name="ch9" chart:values-cell-range-address="'TESTBENCH_metaheu_ls_vnd_bvns_ts__niter_10_search_anxious_init_group_memory_10_times4ave_25_maxs_1.0'.G2:'TESTBENCH_metaheu_ls_vnd_bvns_ts__niter_10_search_anxious_init_group_memory_10_times4ave_25_maxs_1.0'.G31" chart:label-cell-address="'TESTBENCH_metaheu_ls_vnd_bvns_ts__niter_10_search_anxious_init_group_memory_10_times4ave_25_maxs_1.0'.G1:'TESTBENCH_metaheu_ls_vnd_bvns_ts__niter_10_search_anxious_init_group_memory_10_times4ave_25_maxs_1.0'.G1" chart:class="chart:line">
            <chart:data-point chart:repeated="30"/>
          </chart:series>
          <chart:series chart:style-name="ch10" chart:values-cell-range-address="'TESTBENCH_metaheu_ls_vnd_bvns_ts__niter_10_search_anxious_init_group_memory_10_times4ave_25_maxs_1.0'.H2:'TESTBENCH_metaheu_ls_vnd_bvns_ts__niter_10_search_anxious_init_group_memory_10_times4ave_25_maxs_1.0'.H31" chart:label-cell-address="'TESTBENCH_metaheu_ls_vnd_bvns_ts__niter_10_search_anxious_init_group_memory_10_times4ave_25_maxs_1.0'.H1:'TESTBENCH_metaheu_ls_vnd_bvns_ts__niter_10_search_anxious_init_group_memory_10_times4ave_25_maxs_1.0'.H1" chart:class="chart:line">
            <chart:data-point chart:repeated="30"/>
          </chart:series>
          <chart:series chart:style-name="ch11" chart:values-cell-range-address="'TESTBENCH_metaheu_ls_vnd_bvns_ts__niter_10_search_anxious_init_group_memory_10_times4ave_25_maxs_1.0'.J2:'TESTBENCH_metaheu_ls_vnd_bvns_ts__niter_10_search_anxious_init_group_memory_10_times4ave_25_maxs_1.0'.J31" chart:label-cell-address="'TESTBENCH_metaheu_ls_vnd_bvns_ts__niter_10_search_anxious_init_group_memory_10_times4ave_25_maxs_1.0'.J1:'TESTBENCH_metaheu_ls_vnd_bvns_ts__niter_10_search_anxious_init_group_memory_10_times4ave_25_maxs_1.0'.J1" chart:class="chart:line">
            <chart:data-point chart:repeated="30"/>
          </chart:series>
          <chart:series chart:style-name="ch12" chart:values-cell-range-address="'TESTBENCH_metaheu_ls_vnd_bvns_ts__niter_10_search_anxious_init_group_memory_10_times4ave_25_maxs_1.0'.K2:'TESTBENCH_metaheu_ls_vnd_bvns_ts__niter_10_search_anxious_init_group_memory_10_times4ave_25_maxs_1.0'.K31" chart:label-cell-address="'TESTBENCH_metaheu_ls_vnd_bvns_ts__niter_10_search_anxious_init_group_memory_10_times4ave_25_maxs_1.0'.K1:'TESTBENCH_metaheu_ls_vnd_bvns_ts__niter_10_search_anxious_init_group_memory_10_times4ave_25_maxs_1.0'.K1" chart:class="chart:line">
            <chart:data-point chart:repeated="30"/>
          </chart:series>
          <chart:series chart:style-name="ch13" chart:values-cell-range-address="'TESTBENCH_metaheu_ls_vnd_bvns_ts__niter_10_search_anxious_init_group_memory_10_times4ave_25_maxs_1.0'.M2:'TESTBENCH_metaheu_ls_vnd_bvns_ts__niter_10_search_anxious_init_group_memory_10_times4ave_25_maxs_1.0'.M31" chart:label-cell-address="'TESTBENCH_metaheu_ls_vnd_bvns_ts__niter_10_search_anxious_init_group_memory_10_times4ave_25_maxs_1.0'.M1:'TESTBENCH_metaheu_ls_vnd_bvns_ts__niter_10_search_anxious_init_group_memory_10_times4ave_25_maxs_1.0'.M1" chart:class="chart:line">
            <chart:data-point chart:repeated="30"/>
          </chart:series>
          <chart:series chart:style-name="ch14" chart:values-cell-range-address="'TESTBENCH_metaheu_ls_vnd_bvns_ts__niter_10_search_anxious_init_group_memory_10_times4ave_25_maxs_1.0'.N2:'TESTBENCH_metaheu_ls_vnd_bvns_ts__niter_10_search_anxious_init_group_memory_10_times4ave_25_maxs_1.0'.N31" chart:label-cell-address="'TESTBENCH_metaheu_ls_vnd_bvns_ts__niter_10_search_anxious_init_group_memory_10_times4ave_25_maxs_1.0'.N1:'TESTBENCH_metaheu_ls_vnd_bvns_ts__niter_10_search_anxious_init_group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25_maxs_1.0'.D1:'TESTBENCH_metaheu_ls_vnd_bvns_ts__niter_10_search_anxious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25_maxs_1.0'.E1:'TESTBENCH_metaheu_ls_vnd_bvns_ts__niter_10_search_anxious_init_group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25_maxs_1.0'.G1:'TESTBENCH_metaheu_ls_vnd_bvns_ts__niter_10_search_anxious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25_maxs_1.0'.H1:'TESTBENCH_metaheu_ls_vnd_bvns_ts__niter_10_search_anxious_init_group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25_maxs_1.0'.J1:'TESTBENCH_metaheu_ls_vnd_bvns_ts__niter_10_search_anxious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25_maxs_1.0'.K1:'TESTBENCH_metaheu_ls_vnd_bvns_ts__niter_10_search_anxious_init_group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25_maxs_1.0'.M1:'TESTBENCH_metaheu_ls_vnd_bvns_ts__niter_10_search_anxious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25_maxs_1.0'.N1:'TESTBENCH_metaheu_ls_vnd_bvns_ts__niter_10_search_anxious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.31">
                <text:p>1630.31</text:p>
                <draw:g>
                  <svg:desc>'TESTBENCH_metaheu_ls_vnd_bvns_ts__niter_10_search_anxious_init_group_memory_10_times4ave_25_maxs_1.0'.D2:'TESTBENCH_metaheu_ls_vnd_bvns_ts__niter_10_search_anxious_init_group_memory_10_times4ave_25_maxs_1.0'.D31</svg:desc>
                </draw:g>
              </table:table-cell>
              <table:table-cell office:value-type="float" office:value="1290">
                <text:p>1290</text:p>
                <draw:g>
                  <svg:desc>'TESTBENCH_metaheu_ls_vnd_bvns_ts__niter_10_search_anxious_init_group_memory_10_times4ave_25_maxs_1.0'.E2:'TESTBENCH_metaheu_ls_vnd_bvns_ts__niter_10_search_anxious_init_group_memory_10_times4ave_25_maxs_1.0'.E31</svg:desc>
                </draw:g>
              </table:table-cell>
              <table:table-cell office:value-type="float" office:value="1204.19">
                <text:p>1204.19</text:p>
                <draw:g>
                  <svg:desc>'TESTBENCH_metaheu_ls_vnd_bvns_ts__niter_10_search_anxious_init_group_memory_10_times4ave_25_maxs_1.0'.G2:'TESTBENCH_metaheu_ls_vnd_bvns_ts__niter_10_search_anxious_init_group_memory_10_times4ave_25_maxs_1.0'.G31</svg:desc>
                </draw:g>
              </table:table-cell>
              <table:table-cell office:value-type="float" office:value="983">
                <text:p>983</text:p>
                <draw:g>
                  <svg:desc>'TESTBENCH_metaheu_ls_vnd_bvns_ts__niter_10_search_anxious_init_group_memory_10_times4ave_25_maxs_1.0'.H2:'TESTBENCH_metaheu_ls_vnd_bvns_ts__niter_10_search_anxious_init_group_memory_10_times4ave_25_maxs_1.0'.H31</svg:desc>
                </draw:g>
              </table:table-cell>
              <table:table-cell office:value-type="float" office:value="996.29">
                <text:p>996.29</text:p>
                <draw:g>
                  <svg:desc>'TESTBENCH_metaheu_ls_vnd_bvns_ts__niter_10_search_anxious_init_group_memory_10_times4ave_25_maxs_1.0'.J2:'TESTBENCH_metaheu_ls_vnd_bvns_ts__niter_10_search_anxious_init_group_memory_10_times4ave_25_maxs_1.0'.J31</svg:desc>
                </draw:g>
              </table:table-cell>
              <table:table-cell office:value-type="float" office:value="908">
                <text:p>908</text:p>
                <draw:g>
                  <svg:desc>'TESTBENCH_metaheu_ls_vnd_bvns_ts__niter_10_search_anxious_init_group_memory_10_times4ave_25_maxs_1.0'.K2:'TESTBENCH_metaheu_ls_vnd_bvns_ts__niter_10_search_anxious_init_group_memory_10_times4ave_25_maxs_1.0'.K31</svg:desc>
                </draw:g>
              </table:table-cell>
              <table:table-cell office:value-type="float" office:value="1280.71">
                <text:p>1280.71</text:p>
                <draw:g>
                  <svg:desc>'TESTBENCH_metaheu_ls_vnd_bvns_ts__niter_10_search_anxious_init_group_memory_10_times4ave_25_maxs_1.0'.M2:'TESTBENCH_metaheu_ls_vnd_bvns_ts__niter_10_search_anxious_init_group_memory_10_times4ave_25_maxs_1.0'.M31</svg:desc>
                </draw:g>
              </table:table-cell>
              <table:table-cell office:value-type="float" office:value="1116">
                <text:p>1116</text:p>
                <draw:g>
                  <svg:desc>'TESTBENCH_metaheu_ls_vnd_bvns_ts__niter_10_search_anxious_init_group_memory_10_times4ave_25_maxs_1.0'.N2:'TESTBENCH_metaheu_ls_vnd_bvns_ts__niter_10_search_anxious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0.69">
                <text:p>1710.69</text:p>
              </table:table-cell>
              <table:table-cell office:value-type="float" office:value="1457">
                <text:p>1457</text:p>
              </table:table-cell>
              <table:table-cell office:value-type="float" office:value="1165.47">
                <text:p>1165.47</text:p>
              </table:table-cell>
              <table:table-cell office:value-type="float" office:value="972">
                <text:p>972</text:p>
              </table:table-cell>
              <table:table-cell office:value-type="float" office:value="981.26">
                <text:p>981.26</text:p>
              </table:table-cell>
              <table:table-cell office:value-type="float" office:value="877">
                <text:p>877</text:p>
              </table:table-cell>
              <table:table-cell office:value-type="float" office:value="1305.09">
                <text:p>1305.0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.04">
                <text:p>1653.04</text:p>
              </table:table-cell>
              <table:table-cell office:value-type="float" office:value="1267">
                <text:p>1267</text:p>
              </table:table-cell>
              <table:table-cell office:value-type="float" office:value="1165.2">
                <text:p>1165.2</text:p>
              </table:table-cell>
              <table:table-cell office:value-type="float" office:value="969">
                <text:p>969</text:p>
              </table:table-cell>
              <table:table-cell office:value-type="float" office:value="966.68">
                <text:p>966.68</text:p>
              </table:table-cell>
              <table:table-cell office:value-type="float" office:value="870">
                <text:p>870</text:p>
              </table:table-cell>
              <table:table-cell office:value-type="float" office:value="1304.74">
                <text:p>1304.7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5.39">
                <text:p>1725.39</text:p>
              </table:table-cell>
              <table:table-cell office:value-type="float" office:value="1411">
                <text:p>1411</text:p>
              </table:table-cell>
              <table:table-cell office:value-type="float" office:value="1221.88">
                <text:p>1221.88</text:p>
              </table:table-cell>
              <table:table-cell office:value-type="float" office:value="1039">
                <text:p>1039</text:p>
              </table:table-cell>
              <table:table-cell office:value-type="float" office:value="1032.53">
                <text:p>1032.53</text:p>
              </table:table-cell>
              <table:table-cell office:value-type="float" office:value="927">
                <text:p>927</text:p>
              </table:table-cell>
              <table:table-cell office:value-type="float" office:value="1361.33">
                <text:p>1361.3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2.31">
                <text:p>1712.31</text:p>
              </table:table-cell>
              <table:table-cell office:value-type="float" office:value="1436">
                <text:p>1436</text:p>
              </table:table-cell>
              <table:table-cell office:value-type="float" office:value="1176.65">
                <text:p>1176.65</text:p>
              </table:table-cell>
              <table:table-cell office:value-type="float" office:value="986">
                <text:p>986</text:p>
              </table:table-cell>
              <table:table-cell office:value-type="float" office:value="999.15">
                <text:p>999.15</text:p>
              </table:table-cell>
              <table:table-cell office:value-type="float" office:value="886">
                <text:p>886</text:p>
              </table:table-cell>
              <table:table-cell office:value-type="float" office:value="1321.91">
                <text:p>1321.9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.27">
                <text:p>1748.27</text:p>
              </table:table-cell>
              <table:table-cell office:value-type="float" office:value="1345">
                <text:p>1345</text:p>
              </table:table-cell>
              <table:table-cell office:value-type="float" office:value="1200.22">
                <text:p>1200.22</text:p>
              </table:table-cell>
              <table:table-cell office:value-type="float" office:value="984">
                <text:p>984</text:p>
              </table:table-cell>
              <table:table-cell office:value-type="float" office:value="1011.37">
                <text:p>1011.37</text:p>
              </table:table-cell>
              <table:table-cell office:value-type="float" office:value="900">
                <text:p>900</text:p>
              </table:table-cell>
              <table:table-cell office:value-type="float" office:value="1345.65">
                <text:p>1345.6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69">
                <text:p>1657.69</text:p>
              </table:table-cell>
              <table:table-cell office:value-type="float" office:value="1364">
                <text:p>1364</text:p>
              </table:table-cell>
              <table:table-cell office:value-type="float" office:value="1180.57">
                <text:p>1180.57</text:p>
              </table:table-cell>
              <table:table-cell office:value-type="float" office:value="992">
                <text:p>992</text:p>
              </table:table-cell>
              <table:table-cell office:value-type="float" office:value="999.87">
                <text:p>999.87</text:p>
              </table:table-cell>
              <table:table-cell office:value-type="float" office:value="915">
                <text:p>915</text:p>
              </table:table-cell>
              <table:table-cell office:value-type="float" office:value="1333.04">
                <text:p>1333.0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9.17">
                <text:p>1799.17</text:p>
              </table:table-cell>
              <table:table-cell office:value-type="float" office:value="1447">
                <text:p>1447</text:p>
              </table:table-cell>
              <table:table-cell office:value-type="float" office:value="1225.29">
                <text:p>1225.29</text:p>
              </table:table-cell>
              <table:table-cell office:value-type="float" office:value="1028">
                <text:p>1028</text:p>
              </table:table-cell>
              <table:table-cell office:value-type="float" office:value="991.6">
                <text:p>991.6</text:p>
              </table:table-cell>
              <table:table-cell office:value-type="float" office:value="900">
                <text:p>900</text:p>
              </table:table-cell>
              <table:table-cell office:value-type="float" office:value="1404.64">
                <text:p>1404.6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.23">
                <text:p>1652.23</text:p>
              </table:table-cell>
              <table:table-cell office:value-type="float" office:value="1348">
                <text:p>1348</text:p>
              </table:table-cell>
              <table:table-cell office:value-type="float" office:value="1222.31">
                <text:p>1222.31</text:p>
              </table:table-cell>
              <table:table-cell office:value-type="float" office:value="1062">
                <text:p>1062</text:p>
              </table:table-cell>
              <table:table-cell office:value-type="float" office:value="1029.33">
                <text:p>1029.33</text:p>
              </table:table-cell>
              <table:table-cell office:value-type="float" office:value="935">
                <text:p>935</text:p>
              </table:table-cell>
              <table:table-cell office:value-type="float" office:value="1362.27">
                <text:p>1362.2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87">
                <text:p>1673.87</text:p>
              </table:table-cell>
              <table:table-cell office:value-type="float" office:value="1287">
                <text:p>1287</text:p>
              </table:table-cell>
              <table:table-cell office:value-type="float" office:value="1224.93">
                <text:p>1224.93</text:p>
              </table:table-cell>
              <table:table-cell office:value-type="float" office:value="1017">
                <text:p>1017</text:p>
              </table:table-cell>
              <table:table-cell office:value-type="float" office:value="1021.98">
                <text:p>1021.98</text:p>
              </table:table-cell>
              <table:table-cell office:value-type="float" office:value="911">
                <text:p>911</text:p>
              </table:table-cell>
              <table:table-cell office:value-type="float" office:value="1346.1">
                <text:p>1346.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4.76">
                <text:p>1694.76</text:p>
              </table:table-cell>
              <table:table-cell office:value-type="float" office:value="1340">
                <text:p>1340</text:p>
              </table:table-cell>
              <table:table-cell office:value-type="float" office:value="1206.2">
                <text:p>1206.2</text:p>
              </table:table-cell>
              <table:table-cell office:value-type="float" office:value="1006">
                <text:p>1006</text:p>
              </table:table-cell>
              <table:table-cell office:value-type="float" office:value="1018.52">
                <text:p>1018.52</text:p>
              </table:table-cell>
              <table:table-cell office:value-type="float" office:value="913">
                <text:p>913</text:p>
              </table:table-cell>
              <table:table-cell office:value-type="float" office:value="1358.19">
                <text:p>1358.1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1">
                <text:p>1725.1</text:p>
              </table:table-cell>
              <table:table-cell office:value-type="float" office:value="1466">
                <text:p>1466</text:p>
              </table:table-cell>
              <table:table-cell office:value-type="float" office:value="1193.06">
                <text:p>1193.06</text:p>
              </table:table-cell>
              <table:table-cell office:value-type="float" office:value="995">
                <text:p>995</text:p>
              </table:table-cell>
              <table:table-cell office:value-type="float" office:value="995.55">
                <text:p>995.55</text:p>
              </table:table-cell>
              <table:table-cell office:value-type="float" office:value="927">
                <text:p>927</text:p>
              </table:table-cell>
              <table:table-cell office:value-type="float" office:value="1351.11">
                <text:p>1351.1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.67">
                <text:p>1790.67</text:p>
              </table:table-cell>
              <table:table-cell office:value-type="float" office:value="1460">
                <text:p>1460</text:p>
              </table:table-cell>
              <table:table-cell office:value-type="float" office:value="1192.97">
                <text:p>1192.97</text:p>
              </table:table-cell>
              <table:table-cell office:value-type="float" office:value="984">
                <text:p>984</text:p>
              </table:table-cell>
              <table:table-cell office:value-type="float" office:value="1010.64">
                <text:p>1010.64</text:p>
              </table:table-cell>
              <table:table-cell office:value-type="float" office:value="851">
                <text:p>851</text:p>
              </table:table-cell>
              <table:table-cell office:value-type="float" office:value="1344.78">
                <text:p>1344.7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.73">
                <text:p>1740.73</text:p>
              </table:table-cell>
              <table:table-cell office:value-type="float" office:value="1426">
                <text:p>1426</text:p>
              </table:table-cell>
              <table:table-cell office:value-type="float" office:value="1261.55">
                <text:p>1261.55</text:p>
              </table:table-cell>
              <table:table-cell office:value-type="float" office:value="983">
                <text:p>983</text:p>
              </table:table-cell>
              <table:table-cell office:value-type="float" office:value="1033.19">
                <text:p>1033.19</text:p>
              </table:table-cell>
              <table:table-cell office:value-type="float" office:value="917">
                <text:p>917</text:p>
              </table:table-cell>
              <table:table-cell office:value-type="float" office:value="1329.8">
                <text:p>1329.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.22">
                <text:p>1740.22</text:p>
              </table:table-cell>
              <table:table-cell office:value-type="float" office:value="1401">
                <text:p>1401</text:p>
              </table:table-cell>
              <table:table-cell office:value-type="float" office:value="1217.79">
                <text:p>1217.79</text:p>
              </table:table-cell>
              <table:table-cell office:value-type="float" office:value="1057">
                <text:p>1057</text:p>
              </table:table-cell>
              <table:table-cell office:value-type="float" office:value="1006.6">
                <text:p>1006.6</text:p>
              </table:table-cell>
              <table:table-cell office:value-type="float" office:value="896">
                <text:p>896</text:p>
              </table:table-cell>
              <table:table-cell office:value-type="float" office:value="1346.19">
                <text:p>1346.1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9.26">
                <text:p>1739.26</text:p>
              </table:table-cell>
              <table:table-cell office:value-type="float" office:value="1383">
                <text:p>1383</text:p>
              </table:table-cell>
              <table:table-cell office:value-type="float" office:value="1214.24">
                <text:p>1214.24</text:p>
              </table:table-cell>
              <table:table-cell office:value-type="float" office:value="1042">
                <text:p>1042</text:p>
              </table:table-cell>
              <table:table-cell office:value-type="float" office:value="1026.08">
                <text:p>1026.08</text:p>
              </table:table-cell>
              <table:table-cell office:value-type="float" office:value="917">
                <text:p>917</text:p>
              </table:table-cell>
              <table:table-cell office:value-type="float" office:value="1348.62">
                <text:p>1348.6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.93">
                <text:p>1705.93</text:p>
              </table:table-cell>
              <table:table-cell office:value-type="float" office:value="1331">
                <text:p>1331</text:p>
              </table:table-cell>
              <table:table-cell office:value-type="float" office:value="1162.76">
                <text:p>1162.76</text:p>
              </table:table-cell>
              <table:table-cell office:value-type="float" office:value="964">
                <text:p>964</text:p>
              </table:table-cell>
              <table:table-cell office:value-type="float" office:value="998.94">
                <text:p>998.94</text:p>
              </table:table-cell>
              <table:table-cell office:value-type="float" office:value="914">
                <text:p>914</text:p>
              </table:table-cell>
              <table:table-cell office:value-type="float" office:value="1304.44">
                <text:p>1304.4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4.94">
                <text:p>1774.94</text:p>
              </table:table-cell>
              <table:table-cell office:value-type="float" office:value="1349">
                <text:p>1349</text:p>
              </table:table-cell>
              <table:table-cell office:value-type="float" office:value="1226.65">
                <text:p>1226.65</text:p>
              </table:table-cell>
              <table:table-cell office:value-type="float" office:value="1012">
                <text:p>1012</text:p>
              </table:table-cell>
              <table:table-cell office:value-type="float" office:value="1017.34">
                <text:p>1017.34</text:p>
              </table:table-cell>
              <table:table-cell office:value-type="float" office:value="930">
                <text:p>930</text:p>
              </table:table-cell>
              <table:table-cell office:value-type="float" office:value="1347.15">
                <text:p>1347.1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.7">
                <text:p>1740.7</text:p>
              </table:table-cell>
              <table:table-cell office:value-type="float" office:value="1453">
                <text:p>1453</text:p>
              </table:table-cell>
              <table:table-cell office:value-type="float" office:value="1172.08">
                <text:p>1172.08</text:p>
              </table:table-cell>
              <table:table-cell office:value-type="float" office:value="950">
                <text:p>950</text:p>
              </table:table-cell>
              <table:table-cell office:value-type="float" office:value="994.2">
                <text:p>994.2</text:p>
              </table:table-cell>
              <table:table-cell office:value-type="float" office:value="904">
                <text:p>904</text:p>
              </table:table-cell>
              <table:table-cell office:value-type="float" office:value="1312.64">
                <text:p>1312.6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.35">
                <text:p>1742.35</text:p>
              </table:table-cell>
              <table:table-cell office:value-type="float" office:value="1477">
                <text:p>1477</text:p>
              </table:table-cell>
              <table:table-cell office:value-type="float" office:value="1204.21">
                <text:p>1204.21</text:p>
              </table:table-cell>
              <table:table-cell office:value-type="float" office:value="993">
                <text:p>993</text:p>
              </table:table-cell>
              <table:table-cell office:value-type="float" office:value="1006.35">
                <text:p>1006.35</text:p>
              </table:table-cell>
              <table:table-cell office:value-type="float" office:value="915">
                <text:p>915</text:p>
              </table:table-cell>
              <table:table-cell office:value-type="float" office:value="1367.77">
                <text:p>1367.7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8.29">
                <text:p>1718.29</text:p>
              </table:table-cell>
              <table:table-cell office:value-type="float" office:value="1358">
                <text:p>1358</text:p>
              </table:table-cell>
              <table:table-cell office:value-type="float" office:value="1210.12">
                <text:p>1210.12</text:p>
              </table:table-cell>
              <table:table-cell office:value-type="float" office:value="1014">
                <text:p>1014</text:p>
              </table:table-cell>
              <table:table-cell office:value-type="float" office:value="1019.81">
                <text:p>1019.81</text:p>
              </table:table-cell>
              <table:table-cell office:value-type="float" office:value="937">
                <text:p>937</text:p>
              </table:table-cell>
              <table:table-cell office:value-type="float" office:value="1360.38">
                <text:p>1360.3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8.65">
                <text:p>1748.65</text:p>
              </table:table-cell>
              <table:table-cell office:value-type="float" office:value="1492">
                <text:p>1492</text:p>
              </table:table-cell>
              <table:table-cell office:value-type="float" office:value="1187.41">
                <text:p>1187.41</text:p>
              </table:table-cell>
              <table:table-cell office:value-type="float" office:value="995">
                <text:p>995</text:p>
              </table:table-cell>
              <table:table-cell office:value-type="float" office:value="976.09">
                <text:p>976.09</text:p>
              </table:table-cell>
              <table:table-cell office:value-type="float" office:value="896">
                <text:p>896</text:p>
              </table:table-cell>
              <table:table-cell office:value-type="float" office:value="1285.64">
                <text:p>1285.6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7.8">
                <text:p>1797.8</text:p>
              </table:table-cell>
              <table:table-cell office:value-type="float" office:value="1486">
                <text:p>1486</text:p>
              </table:table-cell>
              <table:table-cell office:value-type="float" office:value="1230.33">
                <text:p>1230.33</text:p>
              </table:table-cell>
              <table:table-cell office:value-type="float" office:value="1009">
                <text:p>1009</text:p>
              </table:table-cell>
              <table:table-cell office:value-type="float" office:value="1028.71">
                <text:p>1028.71</text:p>
              </table:table-cell>
              <table:table-cell office:value-type="float" office:value="944">
                <text:p>944</text:p>
              </table:table-cell>
              <table:table-cell office:value-type="float" office:value="1418.67">
                <text:p>1418.6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.42">
                <text:p>1789.42</text:p>
              </table:table-cell>
              <table:table-cell office:value-type="float" office:value="1454">
                <text:p>1454</text:p>
              </table:table-cell>
              <table:table-cell office:value-type="float" office:value="1195.81">
                <text:p>1195.81</text:p>
              </table:table-cell>
              <table:table-cell office:value-type="float" office:value="1001">
                <text:p>1001</text:p>
              </table:table-cell>
              <table:table-cell office:value-type="float" office:value="1005.33">
                <text:p>1005.33</text:p>
              </table:table-cell>
              <table:table-cell office:value-type="float" office:value="851">
                <text:p>851</text:p>
              </table:table-cell>
              <table:table-cell office:value-type="float" office:value="1393.56">
                <text:p>1393.5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6.39">
                <text:p>1746.39</text:p>
              </table:table-cell>
              <table:table-cell office:value-type="float" office:value="1436">
                <text:p>1436</text:p>
              </table:table-cell>
              <table:table-cell office:value-type="float" office:value="1185.76">
                <text:p>1185.76</text:p>
              </table:table-cell>
              <table:table-cell office:value-type="float" office:value="978">
                <text:p>978</text:p>
              </table:table-cell>
              <table:table-cell office:value-type="float" office:value="995.58">
                <text:p>995.58</text:p>
              </table:table-cell>
              <table:table-cell office:value-type="float" office:value="906">
                <text:p>906</text:p>
              </table:table-cell>
              <table:table-cell office:value-type="float" office:value="1305.65">
                <text:p>1305.6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.63">
                <text:p>1708.63</text:p>
              </table:table-cell>
              <table:table-cell office:value-type="float" office:value="1356">
                <text:p>1356</text:p>
              </table:table-cell>
              <table:table-cell office:value-type="float" office:value="1200.1">
                <text:p>1200.1</text:p>
              </table:table-cell>
              <table:table-cell office:value-type="float" office:value="1012">
                <text:p>1012</text:p>
              </table:table-cell>
              <table:table-cell office:value-type="float" office:value="978.62">
                <text:p>978.62</text:p>
              </table:table-cell>
              <table:table-cell office:value-type="float" office:value="891">
                <text:p>891</text:p>
              </table:table-cell>
              <table:table-cell office:value-type="float" office:value="1326.78">
                <text:p>1326.7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8.04">
                <text:p>1718.04</text:p>
              </table:table-cell>
              <table:table-cell office:value-type="float" office:value="1411">
                <text:p>1411</text:p>
              </table:table-cell>
              <table:table-cell office:value-type="float" office:value="1152.14">
                <text:p>1152.14</text:p>
              </table:table-cell>
              <table:table-cell office:value-type="float" office:value="996">
                <text:p>996</text:p>
              </table:table-cell>
              <table:table-cell office:value-type="float" office:value="993.7">
                <text:p>993.7</text:p>
              </table:table-cell>
              <table:table-cell office:value-type="float" office:value="936">
                <text:p>936</text:p>
              </table:table-cell>
              <table:table-cell office:value-type="float" office:value="1277.06">
                <text:p>1277.0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.14">
                <text:p>1660.14</text:p>
              </table:table-cell>
              <table:table-cell office:value-type="float" office:value="1405">
                <text:p>1405</text:p>
              </table:table-cell>
              <table:table-cell office:value-type="float" office:value="1195.24">
                <text:p>1195.24</text:p>
              </table:table-cell>
              <table:table-cell office:value-type="float" office:value="968">
                <text:p>968</text:p>
              </table:table-cell>
              <table:table-cell office:value-type="float" office:value="992.63">
                <text:p>992.63</text:p>
              </table:table-cell>
              <table:table-cell office:value-type="float" office:value="902">
                <text:p>902</text:p>
              </table:table-cell>
              <table:table-cell office:value-type="float" office:value="1320.07">
                <text:p>1320.0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.9">
                <text:p>1661.9</text:p>
              </table:table-cell>
              <table:table-cell office:value-type="float" office:value="1320">
                <text:p>1320</text:p>
              </table:table-cell>
              <table:table-cell office:value-type="float" office:value="1171.25">
                <text:p>1171.25</text:p>
              </table:table-cell>
              <table:table-cell office:value-type="float" office:value="991">
                <text:p>991</text:p>
              </table:table-cell>
              <table:table-cell office:value-type="float" office:value="985.33">
                <text:p>985.33</text:p>
              </table:table-cell>
              <table:table-cell office:value-type="float" office:value="894">
                <text:p>894</text:p>
              </table:table-cell>
              <table:table-cell office:value-type="float" office:value="1320.34">
                <text:p>1320.3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2.62">
                <text:p>1722.62</text:p>
              </table:table-cell>
              <table:table-cell office:value-type="float" office:value="1362">
                <text:p>1362</text:p>
              </table:table-cell>
              <table:table-cell office:value-type="float" office:value="1191.59">
                <text:p>1191.59</text:p>
              </table:table-cell>
              <table:table-cell office:value-type="float" office:value="1026">
                <text:p>1026</text:p>
              </table:table-cell>
              <table:table-cell office:value-type="float" office:value="986.87">
                <text:p>986.87</text:p>
              </table:table-cell>
              <table:table-cell office:value-type="float" office:value="873">
                <text:p>873</text:p>
              </table:table-cell>
              <table:table-cell office:value-type="float" office:value="1308.04">
                <text:p>1308.04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8cm" svg:y="0.172cm" chart:style-name="ch2">
          <text:p>3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D1:'TESTBENCH_metaheu_ls_vnd_bvns_ts__niter_10_search_anxious_init_group_memory_10_times4ave_25_maxs_1.0'.D31 'TESTBENCH_metaheu_ls_vnd_bvns_ts__niter_10_search_anxious_init_group_memory_10_times4ave_25_maxs_1.0'.G1:'TESTBENCH_metaheu_ls_vnd_bvns_ts__niter_10_search_anxious_init_group_memory_10_times4ave_25_maxs_1.0'.G31 'TESTBENCH_metaheu_ls_vnd_bvns_ts__niter_10_search_anxious_init_group_memory_10_times4ave_25_maxs_1.0'.J1:'TESTBENCH_metaheu_ls_vnd_bvns_ts__niter_10_search_anxious_init_group_memory_10_times4ave_25_maxs_1.0'.J31 'TESTBENCH_metaheu_ls_vnd_bvns_ts__niter_10_search_anxious_init_group_memory_10_times4ave_25_maxs_1.0'.M1:'TESTBENCH_metaheu_ls_vnd_bvns_ts__niter_10_search_anxious_init_group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D2:'TESTBENCH_metaheu_ls_vnd_bvns_ts__niter_10_search_anxious_init_group_memory_10_times4ave_25_maxs_1.0'.D31" chart:label-cell-address="'TESTBENCH_metaheu_ls_vnd_bvns_ts__niter_10_search_anxious_init_group_memory_10_times4ave_25_maxs_1.0'.D1:'TESTBENCH_metaheu_ls_vnd_bvns_ts__niter_10_search_anxious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G2:'TESTBENCH_metaheu_ls_vnd_bvns_ts__niter_10_search_anxious_init_group_memory_10_times4ave_25_maxs_1.0'.G31" chart:label-cell-address="'TESTBENCH_metaheu_ls_vnd_bvns_ts__niter_10_search_anxious_init_group_memory_10_times4ave_25_maxs_1.0'.G1:'TESTBENCH_metaheu_ls_vnd_bvns_ts__niter_10_search_anxious_init_group_memory_10_times4ave_25_maxs_1.0'.G1" chart:class="chart:line">
            <chart:data-point chart:repeated="30"/>
          </chart:series>
          <chart:series chart:style-name="ch9" chart:values-cell-range-address="'TESTBENCH_metaheu_ls_vnd_bvns_ts__niter_10_search_anxious_init_group_memory_10_times4ave_25_maxs_1.0'.J2:'TESTBENCH_metaheu_ls_vnd_bvns_ts__niter_10_search_anxious_init_group_memory_10_times4ave_25_maxs_1.0'.J31" chart:label-cell-address="'TESTBENCH_metaheu_ls_vnd_bvns_ts__niter_10_search_anxious_init_group_memory_10_times4ave_25_maxs_1.0'.J1:'TESTBENCH_metaheu_ls_vnd_bvns_ts__niter_10_search_anxious_init_group_memory_10_times4ave_25_maxs_1.0'.J1" chart:class="chart:line">
            <chart:data-point chart:repeated="30"/>
          </chart:series>
          <chart:series chart:style-name="ch10" chart:values-cell-range-address="'TESTBENCH_metaheu_ls_vnd_bvns_ts__niter_10_search_anxious_init_group_memory_10_times4ave_25_maxs_1.0'.M2:'TESTBENCH_metaheu_ls_vnd_bvns_ts__niter_10_search_anxious_init_group_memory_10_times4ave_25_maxs_1.0'.M31" chart:label-cell-address="'TESTBENCH_metaheu_ls_vnd_bvns_ts__niter_10_search_anxious_init_group_memory_10_times4ave_25_maxs_1.0'.M1:'TESTBENCH_metaheu_ls_vnd_bvns_ts__niter_10_search_anxious_init_group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25_maxs_1.0'.D1:'TESTBENCH_metaheu_ls_vnd_bvns_ts__niter_10_search_anxious_init_group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25_maxs_1.0'.G1:'TESTBENCH_metaheu_ls_vnd_bvns_ts__niter_10_search_anxious_init_group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25_maxs_1.0'.J1:'TESTBENCH_metaheu_ls_vnd_bvns_ts__niter_10_search_anxious_init_group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25_maxs_1.0'.M1:'TESTBENCH_metaheu_ls_vnd_bvns_ts__niter_10_search_anxious_init_group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.31">
                <text:p>1630.31</text:p>
                <draw:g>
                  <svg:desc>'TESTBENCH_metaheu_ls_vnd_bvns_ts__niter_10_search_anxious_init_group_memory_10_times4ave_25_maxs_1.0'.D2:'TESTBENCH_metaheu_ls_vnd_bvns_ts__niter_10_search_anxious_init_group_memory_10_times4ave_25_maxs_1.0'.D31</svg:desc>
                </draw:g>
              </table:table-cell>
              <table:table-cell office:value-type="float" office:value="1204.19">
                <text:p>1204.19</text:p>
                <draw:g>
                  <svg:desc>'TESTBENCH_metaheu_ls_vnd_bvns_ts__niter_10_search_anxious_init_group_memory_10_times4ave_25_maxs_1.0'.G2:'TESTBENCH_metaheu_ls_vnd_bvns_ts__niter_10_search_anxious_init_group_memory_10_times4ave_25_maxs_1.0'.G31</svg:desc>
                </draw:g>
              </table:table-cell>
              <table:table-cell office:value-type="float" office:value="996.29">
                <text:p>996.29</text:p>
                <draw:g>
                  <svg:desc>'TESTBENCH_metaheu_ls_vnd_bvns_ts__niter_10_search_anxious_init_group_memory_10_times4ave_25_maxs_1.0'.J2:'TESTBENCH_metaheu_ls_vnd_bvns_ts__niter_10_search_anxious_init_group_memory_10_times4ave_25_maxs_1.0'.J31</svg:desc>
                </draw:g>
              </table:table-cell>
              <table:table-cell office:value-type="float" office:value="1280.71">
                <text:p>1280.71</text:p>
                <draw:g>
                  <svg:desc>'TESTBENCH_metaheu_ls_vnd_bvns_ts__niter_10_search_anxious_init_group_memory_10_times4ave_25_maxs_1.0'.M2:'TESTBENCH_metaheu_ls_vnd_bvns_ts__niter_10_search_anxious_init_group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0.69">
                <text:p>1710.69</text:p>
              </table:table-cell>
              <table:table-cell office:value-type="float" office:value="1165.47">
                <text:p>1165.47</text:p>
              </table:table-cell>
              <table:table-cell office:value-type="float" office:value="981.26">
                <text:p>981.26</text:p>
              </table:table-cell>
              <table:table-cell office:value-type="float" office:value="1305.09">
                <text:p>1305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.04">
                <text:p>1653.04</text:p>
              </table:table-cell>
              <table:table-cell office:value-type="float" office:value="1165.2">
                <text:p>1165.2</text:p>
              </table:table-cell>
              <table:table-cell office:value-type="float" office:value="966.68">
                <text:p>966.68</text:p>
              </table:table-cell>
              <table:table-cell office:value-type="float" office:value="1304.74">
                <text:p>130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5.39">
                <text:p>1725.39</text:p>
              </table:table-cell>
              <table:table-cell office:value-type="float" office:value="1221.88">
                <text:p>1221.88</text:p>
              </table:table-cell>
              <table:table-cell office:value-type="float" office:value="1032.53">
                <text:p>1032.53</text:p>
              </table:table-cell>
              <table:table-cell office:value-type="float" office:value="1361.33">
                <text:p>1361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2.31">
                <text:p>1712.31</text:p>
              </table:table-cell>
              <table:table-cell office:value-type="float" office:value="1176.65">
                <text:p>1176.65</text:p>
              </table:table-cell>
              <table:table-cell office:value-type="float" office:value="999.15">
                <text:p>999.15</text:p>
              </table:table-cell>
              <table:table-cell office:value-type="float" office:value="1321.91">
                <text:p>1321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.27">
                <text:p>1748.27</text:p>
              </table:table-cell>
              <table:table-cell office:value-type="float" office:value="1200.22">
                <text:p>1200.22</text:p>
              </table:table-cell>
              <table:table-cell office:value-type="float" office:value="1011.37">
                <text:p>1011.37</text:p>
              </table:table-cell>
              <table:table-cell office:value-type="float" office:value="1345.65">
                <text:p>1345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69">
                <text:p>1657.69</text:p>
              </table:table-cell>
              <table:table-cell office:value-type="float" office:value="1180.57">
                <text:p>1180.57</text:p>
              </table:table-cell>
              <table:table-cell office:value-type="float" office:value="999.87">
                <text:p>999.87</text:p>
              </table:table-cell>
              <table:table-cell office:value-type="float" office:value="1333.04">
                <text:p>1333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9.17">
                <text:p>1799.17</text:p>
              </table:table-cell>
              <table:table-cell office:value-type="float" office:value="1225.29">
                <text:p>1225.29</text:p>
              </table:table-cell>
              <table:table-cell office:value-type="float" office:value="991.6">
                <text:p>991.6</text:p>
              </table:table-cell>
              <table:table-cell office:value-type="float" office:value="1404.64">
                <text:p>1404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.23">
                <text:p>1652.23</text:p>
              </table:table-cell>
              <table:table-cell office:value-type="float" office:value="1222.31">
                <text:p>1222.31</text:p>
              </table:table-cell>
              <table:table-cell office:value-type="float" office:value="1029.33">
                <text:p>1029.33</text:p>
              </table:table-cell>
              <table:table-cell office:value-type="float" office:value="1362.27">
                <text:p>1362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87">
                <text:p>1673.87</text:p>
              </table:table-cell>
              <table:table-cell office:value-type="float" office:value="1224.93">
                <text:p>1224.93</text:p>
              </table:table-cell>
              <table:table-cell office:value-type="float" office:value="1021.98">
                <text:p>1021.98</text:p>
              </table:table-cell>
              <table:table-cell office:value-type="float" office:value="1346.1">
                <text:p>13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4.76">
                <text:p>1694.76</text:p>
              </table:table-cell>
              <table:table-cell office:value-type="float" office:value="1206.2">
                <text:p>1206.2</text:p>
              </table:table-cell>
              <table:table-cell office:value-type="float" office:value="1018.52">
                <text:p>1018.52</text:p>
              </table:table-cell>
              <table:table-cell office:value-type="float" office:value="1358.19">
                <text:p>1358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1">
                <text:p>1725.1</text:p>
              </table:table-cell>
              <table:table-cell office:value-type="float" office:value="1193.06">
                <text:p>1193.06</text:p>
              </table:table-cell>
              <table:table-cell office:value-type="float" office:value="995.55">
                <text:p>995.55</text:p>
              </table:table-cell>
              <table:table-cell office:value-type="float" office:value="1351.11">
                <text:p>135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.67">
                <text:p>1790.67</text:p>
              </table:table-cell>
              <table:table-cell office:value-type="float" office:value="1192.97">
                <text:p>1192.97</text:p>
              </table:table-cell>
              <table:table-cell office:value-type="float" office:value="1010.64">
                <text:p>1010.64</text:p>
              </table:table-cell>
              <table:table-cell office:value-type="float" office:value="1344.78">
                <text:p>1344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.73">
                <text:p>1740.73</text:p>
              </table:table-cell>
              <table:table-cell office:value-type="float" office:value="1261.55">
                <text:p>1261.55</text:p>
              </table:table-cell>
              <table:table-cell office:value-type="float" office:value="1033.19">
                <text:p>1033.19</text:p>
              </table:table-cell>
              <table:table-cell office:value-type="float" office:value="1329.8">
                <text:p>132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.22">
                <text:p>1740.22</text:p>
              </table:table-cell>
              <table:table-cell office:value-type="float" office:value="1217.79">
                <text:p>1217.79</text:p>
              </table:table-cell>
              <table:table-cell office:value-type="float" office:value="1006.6">
                <text:p>1006.6</text:p>
              </table:table-cell>
              <table:table-cell office:value-type="float" office:value="1346.19">
                <text:p>1346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9.26">
                <text:p>1739.26</text:p>
              </table:table-cell>
              <table:table-cell office:value-type="float" office:value="1214.24">
                <text:p>1214.24</text:p>
              </table:table-cell>
              <table:table-cell office:value-type="float" office:value="1026.08">
                <text:p>1026.08</text:p>
              </table:table-cell>
              <table:table-cell office:value-type="float" office:value="1348.62">
                <text:p>1348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.93">
                <text:p>1705.93</text:p>
              </table:table-cell>
              <table:table-cell office:value-type="float" office:value="1162.76">
                <text:p>1162.76</text:p>
              </table:table-cell>
              <table:table-cell office:value-type="float" office:value="998.94">
                <text:p>998.94</text:p>
              </table:table-cell>
              <table:table-cell office:value-type="float" office:value="1304.44">
                <text:p>1304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4.94">
                <text:p>1774.94</text:p>
              </table:table-cell>
              <table:table-cell office:value-type="float" office:value="1226.65">
                <text:p>1226.65</text:p>
              </table:table-cell>
              <table:table-cell office:value-type="float" office:value="1017.34">
                <text:p>1017.34</text:p>
              </table:table-cell>
              <table:table-cell office:value-type="float" office:value="1347.15">
                <text:p>1347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.7">
                <text:p>1740.7</text:p>
              </table:table-cell>
              <table:table-cell office:value-type="float" office:value="1172.08">
                <text:p>1172.08</text:p>
              </table:table-cell>
              <table:table-cell office:value-type="float" office:value="994.2">
                <text:p>994.2</text:p>
              </table:table-cell>
              <table:table-cell office:value-type="float" office:value="1312.64">
                <text:p>1312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.35">
                <text:p>1742.35</text:p>
              </table:table-cell>
              <table:table-cell office:value-type="float" office:value="1204.21">
                <text:p>1204.21</text:p>
              </table:table-cell>
              <table:table-cell office:value-type="float" office:value="1006.35">
                <text:p>1006.35</text:p>
              </table:table-cell>
              <table:table-cell office:value-type="float" office:value="1367.77">
                <text:p>1367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8.29">
                <text:p>1718.29</text:p>
              </table:table-cell>
              <table:table-cell office:value-type="float" office:value="1210.12">
                <text:p>1210.12</text:p>
              </table:table-cell>
              <table:table-cell office:value-type="float" office:value="1019.81">
                <text:p>1019.81</text:p>
              </table:table-cell>
              <table:table-cell office:value-type="float" office:value="1360.38">
                <text:p>1360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8.65">
                <text:p>1748.65</text:p>
              </table:table-cell>
              <table:table-cell office:value-type="float" office:value="1187.41">
                <text:p>1187.41</text:p>
              </table:table-cell>
              <table:table-cell office:value-type="float" office:value="976.09">
                <text:p>976.09</text:p>
              </table:table-cell>
              <table:table-cell office:value-type="float" office:value="1285.64">
                <text:p>1285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7.8">
                <text:p>1797.8</text:p>
              </table:table-cell>
              <table:table-cell office:value-type="float" office:value="1230.33">
                <text:p>1230.33</text:p>
              </table:table-cell>
              <table:table-cell office:value-type="float" office:value="1028.71">
                <text:p>1028.71</text:p>
              </table:table-cell>
              <table:table-cell office:value-type="float" office:value="1418.67">
                <text:p>141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.42">
                <text:p>1789.42</text:p>
              </table:table-cell>
              <table:table-cell office:value-type="float" office:value="1195.81">
                <text:p>1195.81</text:p>
              </table:table-cell>
              <table:table-cell office:value-type="float" office:value="1005.33">
                <text:p>1005.33</text:p>
              </table:table-cell>
              <table:table-cell office:value-type="float" office:value="1393.56">
                <text:p>1393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6.39">
                <text:p>1746.39</text:p>
              </table:table-cell>
              <table:table-cell office:value-type="float" office:value="1185.76">
                <text:p>1185.76</text:p>
              </table:table-cell>
              <table:table-cell office:value-type="float" office:value="995.58">
                <text:p>995.58</text:p>
              </table:table-cell>
              <table:table-cell office:value-type="float" office:value="1305.65">
                <text:p>1305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.63">
                <text:p>1708.63</text:p>
              </table:table-cell>
              <table:table-cell office:value-type="float" office:value="1200.1">
                <text:p>1200.1</text:p>
              </table:table-cell>
              <table:table-cell office:value-type="float" office:value="978.62">
                <text:p>978.62</text:p>
              </table:table-cell>
              <table:table-cell office:value-type="float" office:value="1326.78">
                <text:p>1326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8.04">
                <text:p>1718.04</text:p>
              </table:table-cell>
              <table:table-cell office:value-type="float" office:value="1152.14">
                <text:p>1152.14</text:p>
              </table:table-cell>
              <table:table-cell office:value-type="float" office:value="993.7">
                <text:p>993.7</text:p>
              </table:table-cell>
              <table:table-cell office:value-type="float" office:value="1277.06">
                <text:p>1277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.14">
                <text:p>1660.14</text:p>
              </table:table-cell>
              <table:table-cell office:value-type="float" office:value="1195.24">
                <text:p>1195.24</text:p>
              </table:table-cell>
              <table:table-cell office:value-type="float" office:value="992.63">
                <text:p>992.63</text:p>
              </table:table-cell>
              <table:table-cell office:value-type="float" office:value="1320.07">
                <text:p>1320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.9">
                <text:p>1661.9</text:p>
              </table:table-cell>
              <table:table-cell office:value-type="float" office:value="1171.25">
                <text:p>1171.25</text:p>
              </table:table-cell>
              <table:table-cell office:value-type="float" office:value="985.33">
                <text:p>985.33</text:p>
              </table:table-cell>
              <table:table-cell office:value-type="float" office:value="1320.34">
                <text:p>1320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2.62">
                <text:p>1722.62</text:p>
              </table:table-cell>
              <table:table-cell office:value-type="float" office:value="1191.59">
                <text:p>1191.59</text:p>
              </table:table-cell>
              <table:table-cell office:value-type="float" office:value="986.87">
                <text:p>986.87</text:p>
              </table:table-cell>
              <table:table-cell office:value-type="float" office:value="1308.04">
                <text:p>1308.0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963cm" svg:height="9.005cm" xlink:href=".." xlink:type="simple" chart:class="chart:line" chart:style-name="ch1">
        <chart:title svg:x="12.63cm" svg:y="0.17cm" chart:style-name="ch2">
          <text:p>30 nodes comparison: LS, VND, BVNS, TS
 niter=10, anxious, initial solution=group, memory in TS=10</text:p>
        </chart:title>
        <chart:legend chart:legend-position="bottom" svg:x="5.62cm" svg:y="8.406cm" style:legend-expansion="custom" chartooo:width="23.515cm" chartooo:height="0.597cm" style:legend-expansion-aspect-ratio="39.3886097152429" chart:style-name="ch3"/>
        <chart:plot-area chart:style-name="ch4" table:cell-range-address="'TESTBENCH_metaheu_ls_vnd_bvns_ts__niter_10_search_anxious_init_group_memory_10_times4ave_25_maxs_1.0'.E1:'TESTBENCH_metaheu_ls_vnd_bvns_ts__niter_10_search_anxious_init_group_memory_10_times4ave_25_maxs_1.0'.E31 'TESTBENCH_metaheu_ls_vnd_bvns_ts__niter_10_search_anxious_init_group_memory_10_times4ave_25_maxs_1.0'.H1:'TESTBENCH_metaheu_ls_vnd_bvns_ts__niter_10_search_anxious_init_group_memory_10_times4ave_25_maxs_1.0'.H31 'TESTBENCH_metaheu_ls_vnd_bvns_ts__niter_10_search_anxious_init_group_memory_10_times4ave_25_maxs_1.0'.K1:'TESTBENCH_metaheu_ls_vnd_bvns_ts__niter_10_search_anxious_init_group_memory_10_times4ave_25_maxs_1.0'.K31 'TESTBENCH_metaheu_ls_vnd_bvns_ts__niter_10_search_anxious_init_group_memory_10_times4ave_25_maxs_1.0'.N1:'TESTBENCH_metaheu_ls_vnd_bvns_ts__niter_10_search_anxious_init_group_memory_10_times4ave_25_maxs_1.0'.N31" chart:data-source-has-labels="row" svg:x="0.586cm" svg:y="1.75cm" svg:width="34.527cm" svg:height="6.262cm">
          <chartooo:coordinate-region svg:x="1.578cm" svg:y="1.949cm" svg:width="33.348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E2:'TESTBENCH_metaheu_ls_vnd_bvns_ts__niter_10_search_anxious_init_group_memory_10_times4ave_25_maxs_1.0'.E31" chart:label-cell-address="'TESTBENCH_metaheu_ls_vnd_bvns_ts__niter_10_search_anxious_init_group_memory_10_times4ave_25_maxs_1.0'.E1:'TESTBENCH_metaheu_ls_vnd_bvns_ts__niter_10_search_anxious_init_group_memory_10_times4ave_25_maxs_1.0'.E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H2:'TESTBENCH_metaheu_ls_vnd_bvns_ts__niter_10_search_anxious_init_group_memory_10_times4ave_25_maxs_1.0'.H31" chart:label-cell-address="'TESTBENCH_metaheu_ls_vnd_bvns_ts__niter_10_search_anxious_init_group_memory_10_times4ave_25_maxs_1.0'.H1:'TESTBENCH_metaheu_ls_vnd_bvns_ts__niter_10_search_anxious_init_group_memory_10_times4ave_25_maxs_1.0'.H1" chart:class="chart:line">
            <chart:data-point chart:repeated="30"/>
          </chart:series>
          <chart:series chart:style-name="ch9" chart:values-cell-range-address="'TESTBENCH_metaheu_ls_vnd_bvns_ts__niter_10_search_anxious_init_group_memory_10_times4ave_25_maxs_1.0'.K2:'TESTBENCH_metaheu_ls_vnd_bvns_ts__niter_10_search_anxious_init_group_memory_10_times4ave_25_maxs_1.0'.K31" chart:label-cell-address="'TESTBENCH_metaheu_ls_vnd_bvns_ts__niter_10_search_anxious_init_group_memory_10_times4ave_25_maxs_1.0'.K1:'TESTBENCH_metaheu_ls_vnd_bvns_ts__niter_10_search_anxious_init_group_memory_10_times4ave_25_maxs_1.0'.K1" chart:class="chart:line">
            <chart:data-point chart:repeated="30"/>
          </chart:series>
          <chart:series chart:style-name="ch10" chart:values-cell-range-address="'TESTBENCH_metaheu_ls_vnd_bvns_ts__niter_10_search_anxious_init_group_memory_10_times4ave_25_maxs_1.0'.N2:'TESTBENCH_metaheu_ls_vnd_bvns_ts__niter_10_search_anxious_init_group_memory_10_times4ave_25_maxs_1.0'.N31" chart:label-cell-address="'TESTBENCH_metaheu_ls_vnd_bvns_ts__niter_10_search_anxious_init_group_memory_10_times4ave_25_maxs_1.0'.N1:'TESTBENCH_metaheu_ls_vnd_bvns_ts__niter_10_search_anxious_init_group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25_maxs_1.0'.E1:'TESTBENCH_metaheu_ls_vnd_bvns_ts__niter_10_search_anxious_init_group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25_maxs_1.0'.H1:'TESTBENCH_metaheu_ls_vnd_bvns_ts__niter_10_search_anxious_init_group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25_maxs_1.0'.K1:'TESTBENCH_metaheu_ls_vnd_bvns_ts__niter_10_search_anxious_init_group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25_maxs_1.0'.N1:'TESTBENCH_metaheu_ls_vnd_bvns_ts__niter_10_search_anxious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0">
                <text:p>1290</text:p>
                <draw:g>
                  <svg:desc>'TESTBENCH_metaheu_ls_vnd_bvns_ts__niter_10_search_anxious_init_group_memory_10_times4ave_25_maxs_1.0'.E2:'TESTBENCH_metaheu_ls_vnd_bvns_ts__niter_10_search_anxious_init_group_memory_10_times4ave_25_maxs_1.0'.E31</svg:desc>
                </draw:g>
              </table:table-cell>
              <table:table-cell office:value-type="float" office:value="983">
                <text:p>983</text:p>
                <draw:g>
                  <svg:desc>'TESTBENCH_metaheu_ls_vnd_bvns_ts__niter_10_search_anxious_init_group_memory_10_times4ave_25_maxs_1.0'.H2:'TESTBENCH_metaheu_ls_vnd_bvns_ts__niter_10_search_anxious_init_group_memory_10_times4ave_25_maxs_1.0'.H31</svg:desc>
                </draw:g>
              </table:table-cell>
              <table:table-cell office:value-type="float" office:value="908">
                <text:p>908</text:p>
                <draw:g>
                  <svg:desc>'TESTBENCH_metaheu_ls_vnd_bvns_ts__niter_10_search_anxious_init_group_memory_10_times4ave_25_maxs_1.0'.K2:'TESTBENCH_metaheu_ls_vnd_bvns_ts__niter_10_search_anxious_init_group_memory_10_times4ave_25_maxs_1.0'.K31</svg:desc>
                </draw:g>
              </table:table-cell>
              <table:table-cell office:value-type="float" office:value="1116">
                <text:p>1116</text:p>
                <draw:g>
                  <svg:desc>'TESTBENCH_metaheu_ls_vnd_bvns_ts__niter_10_search_anxious_init_group_memory_10_times4ave_25_maxs_1.0'.N2:'TESTBENCH_metaheu_ls_vnd_bvns_ts__niter_10_search_anxious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7">
                <text:p>1457</text:p>
              </table:table-cell>
              <table:table-cell office:value-type="float" office:value="972">
                <text:p>972</text:p>
              </table:table-cell>
              <table:table-cell office:value-type="float" office:value="877">
                <text:p>87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7">
                <text:p>1267</text:p>
              </table:table-cell>
              <table:table-cell office:value-type="float" office:value="969">
                <text:p>969</text:p>
              </table:table-cell>
              <table:table-cell office:value-type="float" office:value="870">
                <text:p>87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1">
                <text:p>1411</text:p>
              </table:table-cell>
              <table:table-cell office:value-type="float" office:value="1039">
                <text:p>1039</text:p>
              </table:table-cell>
              <table:table-cell office:value-type="float" office:value="927">
                <text:p>92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6">
                <text:p>1436</text:p>
              </table:table-cell>
              <table:table-cell office:value-type="float" office:value="986">
                <text:p>986</text:p>
              </table:table-cell>
              <table:table-cell office:value-type="float" office:value="886">
                <text:p>88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5">
                <text:p>1345</text:p>
              </table:table-cell>
              <table:table-cell office:value-type="float" office:value="984">
                <text:p>984</text:p>
              </table:table-cell>
              <table:table-cell office:value-type="float" office:value="900">
                <text:p>90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4">
                <text:p>1364</text:p>
              </table:table-cell>
              <table:table-cell office:value-type="float" office:value="992">
                <text:p>992</text:p>
              </table:table-cell>
              <table:table-cell office:value-type="float" office:value="915">
                <text:p>91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7">
                <text:p>1447</text:p>
              </table:table-cell>
              <table:table-cell office:value-type="float" office:value="1028">
                <text:p>1028</text:p>
              </table:table-cell>
              <table:table-cell office:value-type="float" office:value="900">
                <text:p>90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8">
                <text:p>1348</text:p>
              </table:table-cell>
              <table:table-cell office:value-type="float" office:value="1062">
                <text:p>1062</text:p>
              </table:table-cell>
              <table:table-cell office:value-type="float" office:value="935">
                <text:p>93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7">
                <text:p>1287</text:p>
              </table:table-cell>
              <table:table-cell office:value-type="float" office:value="1017">
                <text:p>1017</text:p>
              </table:table-cell>
              <table:table-cell office:value-type="float" office:value="911">
                <text:p>91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0">
                <text:p>1340</text:p>
              </table:table-cell>
              <table:table-cell office:value-type="float" office:value="1006">
                <text:p>1006</text:p>
              </table:table-cell>
              <table:table-cell office:value-type="float" office:value="913">
                <text:p>91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6">
                <text:p>1466</text:p>
              </table:table-cell>
              <table:table-cell office:value-type="float" office:value="995">
                <text:p>995</text:p>
              </table:table-cell>
              <table:table-cell office:value-type="float" office:value="927">
                <text:p>92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0">
                <text:p>1460</text:p>
              </table:table-cell>
              <table:table-cell office:value-type="float" office:value="984">
                <text:p>984</text:p>
              </table:table-cell>
              <table:table-cell office:value-type="float" office:value="851">
                <text:p>85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6">
                <text:p>1426</text:p>
              </table:table-cell>
              <table:table-cell office:value-type="float" office:value="983">
                <text:p>983</text:p>
              </table:table-cell>
              <table:table-cell office:value-type="float" office:value="917">
                <text:p>91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1057">
                <text:p>1057</text:p>
              </table:table-cell>
              <table:table-cell office:value-type="float" office:value="896">
                <text:p>89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3">
                <text:p>1383</text:p>
              </table:table-cell>
              <table:table-cell office:value-type="float" office:value="1042">
                <text:p>1042</text:p>
              </table:table-cell>
              <table:table-cell office:value-type="float" office:value="917">
                <text:p>91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1">
                <text:p>1331</text:p>
              </table:table-cell>
              <table:table-cell office:value-type="float" office:value="964">
                <text:p>964</text:p>
              </table:table-cell>
              <table:table-cell office:value-type="float" office:value="914">
                <text:p>91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9">
                <text:p>1349</text:p>
              </table:table-cell>
              <table:table-cell office:value-type="float" office:value="1012">
                <text:p>1012</text:p>
              </table:table-cell>
              <table:table-cell office:value-type="float" office:value="930">
                <text:p>93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3">
                <text:p>1453</text:p>
              </table:table-cell>
              <table:table-cell office:value-type="float" office:value="950">
                <text:p>950</text:p>
              </table:table-cell>
              <table:table-cell office:value-type="float" office:value="904">
                <text:p>90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">
                <text:p>1477</text:p>
              </table:table-cell>
              <table:table-cell office:value-type="float" office:value="993">
                <text:p>993</text:p>
              </table:table-cell>
              <table:table-cell office:value-type="float" office:value="915">
                <text:p>91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8">
                <text:p>1358</text:p>
              </table:table-cell>
              <table:table-cell office:value-type="float" office:value="1014">
                <text:p>1014</text:p>
              </table:table-cell>
              <table:table-cell office:value-type="float" office:value="937">
                <text:p>93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2">
                <text:p>1492</text:p>
              </table:table-cell>
              <table:table-cell office:value-type="float" office:value="995">
                <text:p>995</text:p>
              </table:table-cell>
              <table:table-cell office:value-type="float" office:value="896">
                <text:p>89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6">
                <text:p>1486</text:p>
              </table:table-cell>
              <table:table-cell office:value-type="float" office:value="1009">
                <text:p>1009</text:p>
              </table:table-cell>
              <table:table-cell office:value-type="float" office:value="944">
                <text:p>9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4">
                <text:p>1454</text:p>
              </table:table-cell>
              <table:table-cell office:value-type="float" office:value="1001">
                <text:p>1001</text:p>
              </table:table-cell>
              <table:table-cell office:value-type="float" office:value="851">
                <text:p>85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6">
                <text:p>1436</text:p>
              </table:table-cell>
              <table:table-cell office:value-type="float" office:value="978">
                <text:p>978</text:p>
              </table:table-cell>
              <table:table-cell office:value-type="float" office:value="906">
                <text:p>90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6">
                <text:p>1356</text:p>
              </table:table-cell>
              <table:table-cell office:value-type="float" office:value="1012">
                <text:p>1012</text:p>
              </table:table-cell>
              <table:table-cell office:value-type="float" office:value="891">
                <text:p>891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11">
                <text:p>1411</text:p>
              </table:table-cell>
              <table:table-cell office:value-type="float" office:value="996">
                <text:p>996</text:p>
              </table:table-cell>
              <table:table-cell office:value-type="float" office:value="936">
                <text:p>93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5">
                <text:p>1405</text:p>
              </table:table-cell>
              <table:table-cell office:value-type="float" office:value="968">
                <text:p>968</text:p>
              </table:table-cell>
              <table:table-cell office:value-type="float" office:value="902">
                <text:p>902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0">
                <text:p>1320</text:p>
              </table:table-cell>
              <table:table-cell office:value-type="float" office:value="991">
                <text:p>991</text:p>
              </table:table-cell>
              <table:table-cell office:value-type="float" office:value="894">
                <text:p>89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2">
                <text:p>1362</text:p>
              </table:table-cell>
              <table:table-cell office:value-type="float" office:value="1026">
                <text:p>1026</text:p>
              </table:table-cell>
              <table:table-cell office:value-type="float" office:value="873">
                <text:p>873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09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D1:'TESTBENCH_metaheu_ls_vnd_bvns_ts__niter_10_search_anxious_init_group_memory_10_times4ave_25_maxs_1.0'.E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D2:'TESTBENCH_metaheu_ls_vnd_bvns_ts__niter_10_search_anxious_init_group_memory_10_times4ave_25_maxs_1.0'.D31" chart:label-cell-address="'TESTBENCH_metaheu_ls_vnd_bvns_ts__niter_10_search_anxious_init_group_memory_10_times4ave_25_maxs_1.0'.D1:'TESTBENCH_metaheu_ls_vnd_bvns_ts__niter_10_search_anxious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E2:'TESTBENCH_metaheu_ls_vnd_bvns_ts__niter_10_search_anxious_init_group_memory_10_times4ave_25_maxs_1.0'.E31" chart:label-cell-address="'TESTBENCH_metaheu_ls_vnd_bvns_ts__niter_10_search_anxious_init_group_memory_10_times4ave_25_maxs_1.0'.E1:'TESTBENCH_metaheu_ls_vnd_bvns_ts__niter_10_search_anxious_init_group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25_maxs_1.0'.D1:'TESTBENCH_metaheu_ls_vnd_bvns_ts__niter_10_search_anxious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25_maxs_1.0'.E1:'TESTBENCH_metaheu_ls_vnd_bvns_ts__niter_10_search_anxious_init_group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.31">
                <text:p>1630.31</text:p>
                <draw:g>
                  <svg:desc>'TESTBENCH_metaheu_ls_vnd_bvns_ts__niter_10_search_anxious_init_group_memory_10_times4ave_25_maxs_1.0'.D2:'TESTBENCH_metaheu_ls_vnd_bvns_ts__niter_10_search_anxious_init_group_memory_10_times4ave_25_maxs_1.0'.D31</svg:desc>
                </draw:g>
              </table:table-cell>
              <table:table-cell office:value-type="float" office:value="1290">
                <text:p>1290</text:p>
                <draw:g>
                  <svg:desc>'TESTBENCH_metaheu_ls_vnd_bvns_ts__niter_10_search_anxious_init_group_memory_10_times4ave_25_maxs_1.0'.E2:'TESTBENCH_metaheu_ls_vnd_bvns_ts__niter_10_search_anxious_init_group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0.69">
                <text:p>1710.6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.04">
                <text:p>1653.0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5.39">
                <text:p>1725.3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2.31">
                <text:p>1712.31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.27">
                <text:p>1748.2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69">
                <text:p>1657.6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9.17">
                <text:p>1799.1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.23">
                <text:p>1652.2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87">
                <text:p>1673.8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4.76">
                <text:p>1694.7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1">
                <text:p>1725.1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.67">
                <text:p>1790.6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.73">
                <text:p>1740.73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.22">
                <text:p>1740.2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9.26">
                <text:p>1739.26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.93">
                <text:p>1705.9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4.94">
                <text:p>1774.94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.7">
                <text:p>1740.7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.35">
                <text:p>1742.3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8.29">
                <text:p>1718.29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8.65">
                <text:p>1748.6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7.8">
                <text:p>1797.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.42">
                <text:p>1789.4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6.39">
                <text:p>1746.39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.63">
                <text:p>1708.63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8.04">
                <text:p>1718.04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.14">
                <text:p>1660.14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.9">
                <text:p>1661.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2.62">
                <text:p>1722.62</text:p>
              </table:table-cell>
              <table:table-cell office:value-type="float" office:value="1362">
                <text:p>136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D1:'TESTBENCH_metaheu_ls_vnd_bvns_ts__niter_10_search_greedy_init_random_memory_10_times4ave_25_maxs_1.0'.E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D2:'TESTBENCH_metaheu_ls_vnd_bvns_ts__niter_10_search_greedy_init_random_memory_10_times4ave_25_maxs_1.0'.D31" chart:label-cell-address="'TESTBENCH_metaheu_ls_vnd_bvns_ts__niter_10_search_greedy_init_random_memory_10_times4ave_25_maxs_1.0'.D1:'TESTBENCH_metaheu_ls_vnd_bvns_ts__niter_10_search_greedy_init_random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E2:'TESTBENCH_metaheu_ls_vnd_bvns_ts__niter_10_search_greedy_init_random_memory_10_times4ave_25_maxs_1.0'.E31" chart:label-cell-address="'TESTBENCH_metaheu_ls_vnd_bvns_ts__niter_10_search_greedy_init_random_memory_10_times4ave_25_maxs_1.0'.E1:'TESTBENCH_metaheu_ls_vnd_bvns_ts__niter_10_search_greedy_init_random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25_maxs_1.0'.D1:'TESTBENCH_metaheu_ls_vnd_bvns_ts__niter_10_search_greedy_init_random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25_maxs_1.0'.E1:'TESTBENCH_metaheu_ls_vnd_bvns_ts__niter_10_search_greedy_init_random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3.19">
                <text:p>2253.19</text:p>
                <draw:g>
                  <svg:desc>'TESTBENCH_metaheu_ls_vnd_bvns_ts__niter_10_search_greedy_init_random_memory_10_times4ave_25_maxs_1.0'.D2:'TESTBENCH_metaheu_ls_vnd_bvns_ts__niter_10_search_greedy_init_random_memory_10_times4ave_25_maxs_1.0'.D31</svg:desc>
                </draw:g>
              </table:table-cell>
              <table:table-cell office:value-type="float" office:value="1674">
                <text:p>1674</text:p>
                <draw:g>
                  <svg:desc>'TESTBENCH_metaheu_ls_vnd_bvns_ts__niter_10_search_greedy_init_random_memory_10_times4ave_25_maxs_1.0'.E2:'TESTBENCH_metaheu_ls_vnd_bvns_ts__niter_10_search_greedy_init_random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3.35">
                <text:p>2493.3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0.89">
                <text:p>2510.89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.31">
                <text:p>2585.31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7.72">
                <text:p>2617.7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9.07">
                <text:p>2509.0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31.97">
                <text:p>2531.97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41.59">
                <text:p>2541.59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6.44">
                <text:p>2546.44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7.98">
                <text:p>2587.98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25.59">
                <text:p>2625.59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3.97">
                <text:p>2453.97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2.39">
                <text:p>2592.3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7.78">
                <text:p>2297.78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2.54">
                <text:p>2482.54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1.04">
                <text:p>2501.04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44.82">
                <text:p>2544.82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4.26">
                <text:p>2604.26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4.15">
                <text:p>2464.15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2.57">
                <text:p>2682.57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29.9">
                <text:p>2629.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8.36">
                <text:p>2538.3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29.08">
                <text:p>2629.0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5.54">
                <text:p>2575.54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7.73">
                <text:p>2427.7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8.11">
                <text:p>2518.1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0.68">
                <text:p>2510.6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0.93">
                <text:p>2490.9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8.69">
                <text:p>2458.69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9.08">
                <text:p>2519.08</text:p>
              </table:table-cell>
              <table:table-cell office:value-type="float" office:value="2021">
                <text:p>2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11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G1:'TESTBENCH_metaheu_ls_vnd_bvns_ts__niter_10_search_anxious_init_group_memory_10_times4ave_25_maxs_1.0'.H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G2:'TESTBENCH_metaheu_ls_vnd_bvns_ts__niter_10_search_anxious_init_group_memory_10_times4ave_25_maxs_1.0'.G31" chart:label-cell-address="'TESTBENCH_metaheu_ls_vnd_bvns_ts__niter_10_search_anxious_init_group_memory_10_times4ave_25_maxs_1.0'.G1:'TESTBENCH_metaheu_ls_vnd_bvns_ts__niter_10_search_anxious_init_group_memory_10_times4ave_25_maxs_1.0'.G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H2:'TESTBENCH_metaheu_ls_vnd_bvns_ts__niter_10_search_anxious_init_group_memory_10_times4ave_25_maxs_1.0'.H31" chart:label-cell-address="'TESTBENCH_metaheu_ls_vnd_bvns_ts__niter_10_search_anxious_init_group_memory_10_times4ave_25_maxs_1.0'.H1:'TESTBENCH_metaheu_ls_vnd_bvns_ts__niter_10_search_anxious_init_group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25_maxs_1.0'.G1:'TESTBENCH_metaheu_ls_vnd_bvns_ts__niter_10_search_anxious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25_maxs_1.0'.H1:'TESTBENCH_metaheu_ls_vnd_bvns_ts__niter_10_search_anxious_init_group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4.19">
                <text:p>1204.19</text:p>
                <draw:g>
                  <svg:desc>'TESTBENCH_metaheu_ls_vnd_bvns_ts__niter_10_search_anxious_init_group_memory_10_times4ave_25_maxs_1.0'.G2:'TESTBENCH_metaheu_ls_vnd_bvns_ts__niter_10_search_anxious_init_group_memory_10_times4ave_25_maxs_1.0'.G31</svg:desc>
                </draw:g>
              </table:table-cell>
              <table:table-cell office:value-type="float" office:value="983">
                <text:p>983</text:p>
                <draw:g>
                  <svg:desc>'TESTBENCH_metaheu_ls_vnd_bvns_ts__niter_10_search_anxious_init_group_memory_10_times4ave_25_maxs_1.0'.H2:'TESTBENCH_metaheu_ls_vnd_bvns_ts__niter_10_search_anxious_init_group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5.47">
                <text:p>1165.4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5.2">
                <text:p>1165.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1.88">
                <text:p>1221.8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6.65">
                <text:p>1176.6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.22">
                <text:p>1200.2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0.57">
                <text:p>1180.5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.29">
                <text:p>1225.2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2.31">
                <text:p>1222.3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4.93">
                <text:p>1224.9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6.2">
                <text:p>1206.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3.06">
                <text:p>1193.0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2.97">
                <text:p>1192.9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55">
                <text:p>1261.5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7.79">
                <text:p>1217.7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4.24">
                <text:p>1214.2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2.76">
                <text:p>1162.7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6.65">
                <text:p>1226.6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2.08">
                <text:p>1172.0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4.21">
                <text:p>1204.2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.12">
                <text:p>1210.1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7.41">
                <text:p>1187.4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0.33">
                <text:p>1230.3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.81">
                <text:p>1195.8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5.76">
                <text:p>1185.7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.1">
                <text:p>1200.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2.14">
                <text:p>1152.1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5.24">
                <text:p>1195.2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1.25">
                <text:p>1171.2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1.59">
                <text:p>1191.59</text:p>
              </table:table-cell>
              <table:table-cell office:value-type="float" office:value="1026">
                <text:p>1026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11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J1:'TESTBENCH_metaheu_ls_vnd_bvns_ts__niter_10_search_anxious_init_group_memory_10_times4ave_25_maxs_1.0'.K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J2:'TESTBENCH_metaheu_ls_vnd_bvns_ts__niter_10_search_anxious_init_group_memory_10_times4ave_25_maxs_1.0'.J31" chart:label-cell-address="'TESTBENCH_metaheu_ls_vnd_bvns_ts__niter_10_search_anxious_init_group_memory_10_times4ave_25_maxs_1.0'.J1:'TESTBENCH_metaheu_ls_vnd_bvns_ts__niter_10_search_anxious_init_group_memory_10_times4ave_25_maxs_1.0'.J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K2:'TESTBENCH_metaheu_ls_vnd_bvns_ts__niter_10_search_anxious_init_group_memory_10_times4ave_25_maxs_1.0'.K31" chart:label-cell-address="'TESTBENCH_metaheu_ls_vnd_bvns_ts__niter_10_search_anxious_init_group_memory_10_times4ave_25_maxs_1.0'.K1:'TESTBENCH_metaheu_ls_vnd_bvns_ts__niter_10_search_anxious_init_group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25_maxs_1.0'.J1:'TESTBENCH_metaheu_ls_vnd_bvns_ts__niter_10_search_anxious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25_maxs_1.0'.K1:'TESTBENCH_metaheu_ls_vnd_bvns_ts__niter_10_search_anxious_init_group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.29">
                <text:p>996.29</text:p>
                <draw:g>
                  <svg:desc>'TESTBENCH_metaheu_ls_vnd_bvns_ts__niter_10_search_anxious_init_group_memory_10_times4ave_25_maxs_1.0'.J2:'TESTBENCH_metaheu_ls_vnd_bvns_ts__niter_10_search_anxious_init_group_memory_10_times4ave_25_maxs_1.0'.J31</svg:desc>
                </draw:g>
              </table:table-cell>
              <table:table-cell office:value-type="float" office:value="908">
                <text:p>908</text:p>
                <draw:g>
                  <svg:desc>'TESTBENCH_metaheu_ls_vnd_bvns_ts__niter_10_search_anxious_init_group_memory_10_times4ave_25_maxs_1.0'.K2:'TESTBENCH_metaheu_ls_vnd_bvns_ts__niter_10_search_anxious_init_group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1.26">
                <text:p>981.2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6.68">
                <text:p>966.6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.53">
                <text:p>1032.5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.15">
                <text:p>999.1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1.37">
                <text:p>1011.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.87">
                <text:p>999.8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1.6">
                <text:p>991.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9.33">
                <text:p>1029.3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1.98">
                <text:p>1021.98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.52">
                <text:p>1018.5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.55">
                <text:p>995.5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0.64">
                <text:p>1010.6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3.19">
                <text:p>1033.19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6.6">
                <text:p>1006.6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6.08">
                <text:p>1026.0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8.94">
                <text:p>998.9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.34">
                <text:p>1017.3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4.2">
                <text:p>994.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6.35">
                <text:p>1006.3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9.81">
                <text:p>1019.8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6.09">
                <text:p>976.0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8.71">
                <text:p>1028.7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5.33">
                <text:p>1005.33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.58">
                <text:p>995.5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8.62">
                <text:p>978.6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3.7">
                <text:p>993.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2.63">
                <text:p>992.6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5.33">
                <text:p>985.3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6.87">
                <text:p>986.87</text:p>
              </table:table-cell>
              <table:table-cell office:value-type="float" office:value="873">
                <text:p>87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12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M1:'TESTBENCH_metaheu_ls_vnd_bvns_ts__niter_10_search_anxious_init_group_memory_10_times4ave_25_maxs_1.0'.N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M2:'TESTBENCH_metaheu_ls_vnd_bvns_ts__niter_10_search_anxious_init_group_memory_10_times4ave_25_maxs_1.0'.M31" chart:label-cell-address="'TESTBENCH_metaheu_ls_vnd_bvns_ts__niter_10_search_anxious_init_group_memory_10_times4ave_25_maxs_1.0'.M1:'TESTBENCH_metaheu_ls_vnd_bvns_ts__niter_10_search_anxious_init_group_memory_10_times4ave_25_maxs_1.0'.M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N2:'TESTBENCH_metaheu_ls_vnd_bvns_ts__niter_10_search_anxious_init_group_memory_10_times4ave_25_maxs_1.0'.N31" chart:label-cell-address="'TESTBENCH_metaheu_ls_vnd_bvns_ts__niter_10_search_anxious_init_group_memory_10_times4ave_25_maxs_1.0'.N1:'TESTBENCH_metaheu_ls_vnd_bvns_ts__niter_10_search_anxious_init_group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25_maxs_1.0'.M1:'TESTBENCH_metaheu_ls_vnd_bvns_ts__niter_10_search_anxious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25_maxs_1.0'.N1:'TESTBENCH_metaheu_ls_vnd_bvns_ts__niter_10_search_anxious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0.71">
                <text:p>1280.71</text:p>
                <draw:g>
                  <svg:desc>'TESTBENCH_metaheu_ls_vnd_bvns_ts__niter_10_search_anxious_init_group_memory_10_times4ave_25_maxs_1.0'.M2:'TESTBENCH_metaheu_ls_vnd_bvns_ts__niter_10_search_anxious_init_group_memory_10_times4ave_25_maxs_1.0'.M31</svg:desc>
                </draw:g>
              </table:table-cell>
              <table:table-cell office:value-type="float" office:value="1116">
                <text:p>1116</text:p>
                <draw:g>
                  <svg:desc>'TESTBENCH_metaheu_ls_vnd_bvns_ts__niter_10_search_anxious_init_group_memory_10_times4ave_25_maxs_1.0'.N2:'TESTBENCH_metaheu_ls_vnd_bvns_ts__niter_10_search_anxious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5.09">
                <text:p>1305.0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4.74">
                <text:p>1304.7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1.33">
                <text:p>1361.3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1.91">
                <text:p>1321.9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5.65">
                <text:p>1345.6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3.04">
                <text:p>1333.0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4.64">
                <text:p>1404.6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2.27">
                <text:p>1362.2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6.1">
                <text:p>1346.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8.19">
                <text:p>1358.1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1.11">
                <text:p>1351.1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4.78">
                <text:p>1344.7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9.8">
                <text:p>1329.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6.19">
                <text:p>1346.1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8.62">
                <text:p>1348.6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4.44">
                <text:p>1304.4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7.15">
                <text:p>1347.1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.64">
                <text:p>1312.6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7.77">
                <text:p>1367.7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0.38">
                <text:p>1360.3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5.64">
                <text:p>1285.6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8.67">
                <text:p>1418.6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3.56">
                <text:p>1393.5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5.65">
                <text:p>1305.6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6.78">
                <text:p>1326.7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7.06">
                <text:p>1277.0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0.07">
                <text:p>1320.0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0.34">
                <text:p>1320.3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8.04">
                <text:p>1308.04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7cm" svg:y="0.173cm" chart:style-name="ch2">
          <text:p>30 nodes comparison: L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D2:'TESTBENCH_metaheu_ls_vnd_bvns_ts__niter_10_search_anxious_init_group_memory_10_times4ave_25_maxs_1.0'.D3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random_memory_10_times4ave_25_maxs_1.0'.D2:'TESTBENCH_metaheu_ls_vnd_bvns_ts__niter_10_search_anxious_init_random_memory_10_times4ave_25_maxs_1.0'.D31 'TESTBENCH_metaheu_ls_vnd_bvns_ts__niter_10_search_greedy_init_group_memory_10_times4ave_25_maxs_1.0'.D2:'TESTBENCH_metaheu_ls_vnd_bvns_ts__niter_10_search_greedy_init_group_memory_10_times4ave_25_maxs_1.0'.D31 'TESTBENCH_metaheu_ls_vnd_bvns_ts__niter_10_search_greedy_init_one2one_memory_10_times4ave_25_maxs_1.0'.D2:'TESTBENCH_metaheu_ls_vnd_bvns_ts__niter_10_search_greedy_init_one2one_memory_10_times4ave_25_maxs_1.0'.D31 'TESTBENCH_metaheu_ls_vnd_bvns_ts__niter_10_search_greedy_init_random_memory_10_times4ave_25_maxs_1.0'.D2:'TESTBENCH_metaheu_ls_vnd_bvns_ts__niter_10_search_greedy_init_random_memory_10_times4ave_25_maxs_1.0'.D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D2:'TESTBENCH_metaheu_ls_vnd_bvns_ts__niter_10_search_anxious_init_group_memory_10_times4ave_25_maxs_1.0'.D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D2:'TESTBENCH_metaheu_ls_vnd_bvns_ts__niter_10_search_anxious_init_one2one_memory_10_times4ave_25_maxs_1.0'.D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D2:'TESTBENCH_metaheu_ls_vnd_bvns_ts__niter_10_search_anxious_init_random_memory_10_times4ave_25_maxs_1.0'.D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D2:'TESTBENCH_metaheu_ls_vnd_bvns_ts__niter_10_search_greedy_init_group_memory_10_times4ave_25_maxs_1.0'.D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25_maxs_1.0'.D2:'TESTBENCH_metaheu_ls_vnd_bvns_ts__niter_10_search_greedy_init_one2one_memory_10_times4ave_25_maxs_1.0'.D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25_maxs_1.0'.D2:'TESTBENCH_metaheu_ls_vnd_bvns_ts__niter_10_search_greedy_init_random_memory_10_times4ave_25_maxs_1.0'.D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.31">
                <text:p>1630.31</text:p>
                <draw:g>
                  <svg:desc>'TESTBENCH_metaheu_ls_vnd_bvns_ts__niter_10_search_anxious_init_group_memory_10_times4ave_25_maxs_1.0'.D2:'TESTBENCH_metaheu_ls_vnd_bvns_ts__niter_10_search_anxious_init_group_memory_10_times4ave_25_maxs_1.0'.D31</svg:desc>
                </draw:g>
              </table:table-cell>
              <table:table-cell office:value-type="float" office:value="2732.31">
                <text:p>2732.31</text:p>
                <draw:g>
                  <svg:desc>'TESTBENCH_metaheu_ls_vnd_bvns_ts__niter_10_search_anxious_init_one2one_memory_10_times4ave_25_maxs_1.0'.D2:'TESTBENCH_metaheu_ls_vnd_bvns_ts__niter_10_search_anxious_init_one2one_memory_10_times4ave_25_maxs_1.0'.D31</svg:desc>
                </draw:g>
              </table:table-cell>
              <table:table-cell office:value-type="float" office:value="2382.43">
                <text:p>2382.43</text:p>
                <draw:g>
                  <svg:desc>'TESTBENCH_metaheu_ls_vnd_bvns_ts__niter_10_search_anxious_init_random_memory_10_times4ave_25_maxs_1.0'.D2:'TESTBENCH_metaheu_ls_vnd_bvns_ts__niter_10_search_anxious_init_random_memory_10_times4ave_25_maxs_1.0'.D31</svg:desc>
                </draw:g>
              </table:table-cell>
              <table:table-cell office:value-type="float" office:value="1547.12">
                <text:p>1547.12</text:p>
                <draw:g>
                  <svg:desc>'TESTBENCH_metaheu_ls_vnd_bvns_ts__niter_10_search_greedy_init_group_memory_10_times4ave_25_maxs_1.0'.D2:'TESTBENCH_metaheu_ls_vnd_bvns_ts__niter_10_search_greedy_init_group_memory_10_times4ave_25_maxs_1.0'.D31</svg:desc>
                </draw:g>
              </table:table-cell>
              <table:table-cell office:value-type="float" office:value="2597.09">
                <text:p>2597.09</text:p>
                <draw:g>
                  <svg:desc>'TESTBENCH_metaheu_ls_vnd_bvns_ts__niter_10_search_greedy_init_one2one_memory_10_times4ave_25_maxs_1.0'.D2:'TESTBENCH_metaheu_ls_vnd_bvns_ts__niter_10_search_greedy_init_one2one_memory_10_times4ave_25_maxs_1.0'.D31</svg:desc>
                </draw:g>
              </table:table-cell>
              <table:table-cell office:value-type="float" office:value="2253.19">
                <text:p>2253.19</text:p>
                <draw:g>
                  <svg:desc>'TESTBENCH_metaheu_ls_vnd_bvns_ts__niter_10_search_greedy_init_random_memory_10_times4ave_25_maxs_1.0'.D2:'TESTBENCH_metaheu_ls_vnd_bvns_ts__niter_10_search_greedy_init_random_memory_10_times4ave_25_maxs_1.0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0.69">
                <text:p>1710.69</text:p>
              </table:table-cell>
              <table:table-cell office:value-type="float" office:value="2988.83">
                <text:p>2988.83</text:p>
              </table:table-cell>
              <table:table-cell office:value-type="float" office:value="2590.14">
                <text:p>2590.14</text:p>
              </table:table-cell>
              <table:table-cell office:value-type="float" office:value="1694.67">
                <text:p>1694.67</text:p>
              </table:table-cell>
              <table:table-cell office:value-type="float" office:value="2905.04">
                <text:p>2905.04</text:p>
              </table:table-cell>
              <table:table-cell office:value-type="float" office:value="2493.35">
                <text:p>249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.04">
                <text:p>1653.04</text:p>
              </table:table-cell>
              <table:table-cell office:value-type="float" office:value="3050.67">
                <text:p>3050.67</text:p>
              </table:table-cell>
              <table:table-cell office:value-type="float" office:value="2572.88">
                <text:p>2572.88</text:p>
              </table:table-cell>
              <table:table-cell office:value-type="float" office:value="1600.26">
                <text:p>1600.26</text:p>
              </table:table-cell>
              <table:table-cell office:value-type="float" office:value="2959.97">
                <text:p>2959.97</text:p>
              </table:table-cell>
              <table:table-cell office:value-type="float" office:value="2510.89">
                <text:p>251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5.39">
                <text:p>1725.39</text:p>
              </table:table-cell>
              <table:table-cell office:value-type="float" office:value="3020.66">
                <text:p>3020.66</text:p>
              </table:table-cell>
              <table:table-cell office:value-type="float" office:value="2639">
                <text:p>2639</text:p>
              </table:table-cell>
              <table:table-cell office:value-type="float" office:value="1670.55">
                <text:p>1670.55</text:p>
              </table:table-cell>
              <table:table-cell office:value-type="float" office:value="3015.77">
                <text:p>3015.77</text:p>
              </table:table-cell>
              <table:table-cell office:value-type="float" office:value="2585.31">
                <text:p>2585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2.31">
                <text:p>1712.31</text:p>
              </table:table-cell>
              <table:table-cell office:value-type="float" office:value="3115.32">
                <text:p>3115.32</text:p>
              </table:table-cell>
              <table:table-cell office:value-type="float" office:value="2640.13">
                <text:p>2640.13</text:p>
              </table:table-cell>
              <table:table-cell office:value-type="float" office:value="1674.02">
                <text:p>1674.02</text:p>
              </table:table-cell>
              <table:table-cell office:value-type="float" office:value="3048.57">
                <text:p>3048.57</text:p>
              </table:table-cell>
              <table:table-cell office:value-type="float" office:value="2617.72">
                <text:p>2617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.27">
                <text:p>1748.27</text:p>
              </table:table-cell>
              <table:table-cell office:value-type="float" office:value="2941">
                <text:p>2941</text:p>
              </table:table-cell>
              <table:table-cell office:value-type="float" office:value="2482.44">
                <text:p>2482.44</text:p>
              </table:table-cell>
              <table:table-cell office:value-type="float" office:value="1664.77">
                <text:p>1664.77</text:p>
              </table:table-cell>
              <table:table-cell office:value-type="float" office:value="2883.52">
                <text:p>2883.52</text:p>
              </table:table-cell>
              <table:table-cell office:value-type="float" office:value="2509.07">
                <text:p>2509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69">
                <text:p>1657.69</text:p>
              </table:table-cell>
              <table:table-cell office:value-type="float" office:value="3089.63">
                <text:p>3089.63</text:p>
              </table:table-cell>
              <table:table-cell office:value-type="float" office:value="2578.11">
                <text:p>2578.11</text:p>
              </table:table-cell>
              <table:table-cell office:value-type="float" office:value="1639.24">
                <text:p>1639.24</text:p>
              </table:table-cell>
              <table:table-cell office:value-type="float" office:value="3024.27">
                <text:p>3024.27</text:p>
              </table:table-cell>
              <table:table-cell office:value-type="float" office:value="2531.97">
                <text:p>2531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9.17">
                <text:p>1799.17</text:p>
              </table:table-cell>
              <table:table-cell office:value-type="float" office:value="3005.99">
                <text:p>3005.99</text:p>
              </table:table-cell>
              <table:table-cell office:value-type="float" office:value="2602.27">
                <text:p>2602.27</text:p>
              </table:table-cell>
              <table:table-cell office:value-type="float" office:value="1781.06">
                <text:p>1781.06</text:p>
              </table:table-cell>
              <table:table-cell office:value-type="float" office:value="3015.48">
                <text:p>3015.48</text:p>
              </table:table-cell>
              <table:table-cell office:value-type="float" office:value="2541.59">
                <text:p>2541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.23">
                <text:p>1652.23</text:p>
              </table:table-cell>
              <table:table-cell office:value-type="float" office:value="3000.2">
                <text:p>3000.2</text:p>
              </table:table-cell>
              <table:table-cell office:value-type="float" office:value="2610.44">
                <text:p>2610.44</text:p>
              </table:table-cell>
              <table:table-cell office:value-type="float" office:value="1633.46">
                <text:p>1633.46</text:p>
              </table:table-cell>
              <table:table-cell office:value-type="float" office:value="2982.41">
                <text:p>2982.41</text:p>
              </table:table-cell>
              <table:table-cell office:value-type="float" office:value="2546.44">
                <text:p>2546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87">
                <text:p>1673.87</text:p>
              </table:table-cell>
              <table:table-cell office:value-type="float" office:value="3103.38">
                <text:p>3103.38</text:p>
              </table:table-cell>
              <table:table-cell office:value-type="float" office:value="2604.39">
                <text:p>2604.39</text:p>
              </table:table-cell>
              <table:table-cell office:value-type="float" office:value="1635.71">
                <text:p>1635.71</text:p>
              </table:table-cell>
              <table:table-cell office:value-type="float" office:value="3095.66">
                <text:p>3095.66</text:p>
              </table:table-cell>
              <table:table-cell office:value-type="float" office:value="2587.98">
                <text:p>2587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4.76">
                <text:p>1694.76</text:p>
              </table:table-cell>
              <table:table-cell office:value-type="float" office:value="3249.66">
                <text:p>3249.66</text:p>
              </table:table-cell>
              <table:table-cell office:value-type="float" office:value="2703.75">
                <text:p>2703.75</text:p>
              </table:table-cell>
              <table:table-cell office:value-type="float" office:value="1650.11">
                <text:p>1650.11</text:p>
              </table:table-cell>
              <table:table-cell office:value-type="float" office:value="3146.86">
                <text:p>3146.86</text:p>
              </table:table-cell>
              <table:table-cell office:value-type="float" office:value="2625.59">
                <text:p>2625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1">
                <text:p>1725.1</text:p>
              </table:table-cell>
              <table:table-cell office:value-type="float" office:value="2975.04">
                <text:p>2975.04</text:p>
              </table:table-cell>
              <table:table-cell office:value-type="float" office:value="2491.4">
                <text:p>2491.4</text:p>
              </table:table-cell>
              <table:table-cell office:value-type="float" office:value="1642.16">
                <text:p>1642.16</text:p>
              </table:table-cell>
              <table:table-cell office:value-type="float" office:value="2925.32">
                <text:p>2925.32</text:p>
              </table:table-cell>
              <table:table-cell office:value-type="float" office:value="2453.97">
                <text:p>2453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.67">
                <text:p>1790.67</text:p>
              </table:table-cell>
              <table:table-cell office:value-type="float" office:value="3173.56">
                <text:p>3173.56</text:p>
              </table:table-cell>
              <table:table-cell office:value-type="float" office:value="2615.94">
                <text:p>2615.94</text:p>
              </table:table-cell>
              <table:table-cell office:value-type="float" office:value="1746.9">
                <text:p>1746.9</text:p>
              </table:table-cell>
              <table:table-cell office:value-type="float" office:value="3100.58">
                <text:p>3100.58</text:p>
              </table:table-cell>
              <table:table-cell office:value-type="float" office:value="2592.39">
                <text:p>2592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.73">
                <text:p>1740.73</text:p>
              </table:table-cell>
              <table:table-cell office:value-type="float" office:value="2743.69">
                <text:p>2743.69</text:p>
              </table:table-cell>
              <table:table-cell office:value-type="float" office:value="2416.73">
                <text:p>2416.73</text:p>
              </table:table-cell>
              <table:table-cell office:value-type="float" office:value="1708.37">
                <text:p>1708.37</text:p>
              </table:table-cell>
              <table:table-cell office:value-type="float" office:value="2736.3">
                <text:p>2736.3</text:p>
              </table:table-cell>
              <table:table-cell office:value-type="float" office:value="2297.78">
                <text:p>2297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.22">
                <text:p>1740.22</text:p>
              </table:table-cell>
              <table:table-cell office:value-type="float" office:value="3024.37">
                <text:p>3024.37</text:p>
              </table:table-cell>
              <table:table-cell office:value-type="float" office:value="2592.26">
                <text:p>2592.26</text:p>
              </table:table-cell>
              <table:table-cell office:value-type="float" office:value="1685.19">
                <text:p>1685.19</text:p>
              </table:table-cell>
              <table:table-cell office:value-type="float" office:value="2867.42">
                <text:p>2867.42</text:p>
              </table:table-cell>
              <table:table-cell office:value-type="float" office:value="2482.54">
                <text:p>2482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9.26">
                <text:p>1739.26</text:p>
              </table:table-cell>
              <table:table-cell office:value-type="float" office:value="3032.79">
                <text:p>3032.79</text:p>
              </table:table-cell>
              <table:table-cell office:value-type="float" office:value="2573.22">
                <text:p>2573.22</text:p>
              </table:table-cell>
              <table:table-cell office:value-type="float" office:value="1746.78">
                <text:p>1746.78</text:p>
              </table:table-cell>
              <table:table-cell office:value-type="float" office:value="2974.37">
                <text:p>2974.37</text:p>
              </table:table-cell>
              <table:table-cell office:value-type="float" office:value="2501.04">
                <text:p>2501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.93">
                <text:p>1705.93</text:p>
              </table:table-cell>
              <table:table-cell office:value-type="float" office:value="2958.22">
                <text:p>2958.22</text:p>
              </table:table-cell>
              <table:table-cell office:value-type="float" office:value="2581.57">
                <text:p>2581.57</text:p>
              </table:table-cell>
              <table:table-cell office:value-type="float" office:value="1699.01">
                <text:p>1699.01</text:p>
              </table:table-cell>
              <table:table-cell office:value-type="float" office:value="2927.69">
                <text:p>2927.69</text:p>
              </table:table-cell>
              <table:table-cell office:value-type="float" office:value="2544.82">
                <text:p>2544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4.94">
                <text:p>1774.94</text:p>
              </table:table-cell>
              <table:table-cell office:value-type="float" office:value="3140.29">
                <text:p>3140.29</text:p>
              </table:table-cell>
              <table:table-cell office:value-type="float" office:value="2666.78">
                <text:p>2666.78</text:p>
              </table:table-cell>
              <table:table-cell office:value-type="float" office:value="1752.41">
                <text:p>1752.41</text:p>
              </table:table-cell>
              <table:table-cell office:value-type="float" office:value="3020.12">
                <text:p>3020.12</text:p>
              </table:table-cell>
              <table:table-cell office:value-type="float" office:value="2604.26">
                <text:p>2604.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.7">
                <text:p>1740.7</text:p>
              </table:table-cell>
              <table:table-cell office:value-type="float" office:value="2961.01">
                <text:p>2961.01</text:p>
              </table:table-cell>
              <table:table-cell office:value-type="float" office:value="2537.24">
                <text:p>2537.24</text:p>
              </table:table-cell>
              <table:table-cell office:value-type="float" office:value="1732.04">
                <text:p>1732.04</text:p>
              </table:table-cell>
              <table:table-cell office:value-type="float" office:value="2939.59">
                <text:p>2939.59</text:p>
              </table:table-cell>
              <table:table-cell office:value-type="float" office:value="2464.15">
                <text:p>2464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.35">
                <text:p>1742.35</text:p>
              </table:table-cell>
              <table:table-cell office:value-type="float" office:value="3274.07">
                <text:p>3274.07</text:p>
              </table:table-cell>
              <table:table-cell office:value-type="float" office:value="2732.45">
                <text:p>2732.45</text:p>
              </table:table-cell>
              <table:table-cell office:value-type="float" office:value="1702.09">
                <text:p>1702.09</text:p>
              </table:table-cell>
              <table:table-cell office:value-type="float" office:value="3139.36">
                <text:p>3139.36</text:p>
              </table:table-cell>
              <table:table-cell office:value-type="float" office:value="2682.57">
                <text:p>2682.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8.29">
                <text:p>1718.29</text:p>
              </table:table-cell>
              <table:table-cell office:value-type="float" office:value="3097.82">
                <text:p>3097.82</text:p>
              </table:table-cell>
              <table:table-cell office:value-type="float" office:value="2640.36">
                <text:p>2640.36</text:p>
              </table:table-cell>
              <table:table-cell office:value-type="float" office:value="1685.01">
                <text:p>1685.01</text:p>
              </table:table-cell>
              <table:table-cell office:value-type="float" office:value="3014.71">
                <text:p>3014.71</text:p>
              </table:table-cell>
              <table:table-cell office:value-type="float" office:value="2629.9">
                <text:p>262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8.65">
                <text:p>1748.65</text:p>
              </table:table-cell>
              <table:table-cell office:value-type="float" office:value="3019.88">
                <text:p>3019.88</text:p>
              </table:table-cell>
              <table:table-cell office:value-type="float" office:value="2622.06">
                <text:p>2622.06</text:p>
              </table:table-cell>
              <table:table-cell office:value-type="float" office:value="1712.19">
                <text:p>1712.19</text:p>
              </table:table-cell>
              <table:table-cell office:value-type="float" office:value="3004.34">
                <text:p>3004.34</text:p>
              </table:table-cell>
              <table:table-cell office:value-type="float" office:value="2538.36">
                <text:p>2538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7.8">
                <text:p>1797.8</text:p>
              </table:table-cell>
              <table:table-cell office:value-type="float" office:value="3191.74">
                <text:p>3191.74</text:p>
              </table:table-cell>
              <table:table-cell office:value-type="float" office:value="2723.95">
                <text:p>2723.95</text:p>
              </table:table-cell>
              <table:table-cell office:value-type="float" office:value="1735.37">
                <text:p>1735.37</text:p>
              </table:table-cell>
              <table:table-cell office:value-type="float" office:value="3158.16">
                <text:p>3158.16</text:p>
              </table:table-cell>
              <table:table-cell office:value-type="float" office:value="2629.08">
                <text:p>2629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.42">
                <text:p>1789.42</text:p>
              </table:table-cell>
              <table:table-cell office:value-type="float" office:value="3101.15">
                <text:p>3101.15</text:p>
              </table:table-cell>
              <table:table-cell office:value-type="float" office:value="2643.28">
                <text:p>2643.28</text:p>
              </table:table-cell>
              <table:table-cell office:value-type="float" office:value="1708.49">
                <text:p>1708.49</text:p>
              </table:table-cell>
              <table:table-cell office:value-type="float" office:value="3005.83">
                <text:p>3005.83</text:p>
              </table:table-cell>
              <table:table-cell office:value-type="float" office:value="2575.54">
                <text:p>2575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6.39">
                <text:p>1746.39</text:p>
              </table:table-cell>
              <table:table-cell office:value-type="float" office:value="2920.07">
                <text:p>2920.07</text:p>
              </table:table-cell>
              <table:table-cell office:value-type="float" office:value="2533.86">
                <text:p>2533.86</text:p>
              </table:table-cell>
              <table:table-cell office:value-type="float" office:value="1721.67">
                <text:p>1721.67</text:p>
              </table:table-cell>
              <table:table-cell office:value-type="float" office:value="2874.23">
                <text:p>2874.23</text:p>
              </table:table-cell>
              <table:table-cell office:value-type="float" office:value="2427.73">
                <text:p>2427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.63">
                <text:p>1708.63</text:p>
              </table:table-cell>
              <table:table-cell office:value-type="float" office:value="3000.76">
                <text:p>3000.76</text:p>
              </table:table-cell>
              <table:table-cell office:value-type="float" office:value="2523.98">
                <text:p>2523.98</text:p>
              </table:table-cell>
              <table:table-cell office:value-type="float" office:value="1671.89">
                <text:p>1671.89</text:p>
              </table:table-cell>
              <table:table-cell office:value-type="float" office:value="2903.99">
                <text:p>2903.99</text:p>
              </table:table-cell>
              <table:table-cell office:value-type="float" office:value="2518.11">
                <text:p>2518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8.04">
                <text:p>1718.04</text:p>
              </table:table-cell>
              <table:table-cell office:value-type="float" office:value="3012.42">
                <text:p>3012.42</text:p>
              </table:table-cell>
              <table:table-cell office:value-type="float" office:value="2583.2">
                <text:p>2583.2</text:p>
              </table:table-cell>
              <table:table-cell office:value-type="float" office:value="1720.88">
                <text:p>1720.88</text:p>
              </table:table-cell>
              <table:table-cell office:value-type="float" office:value="2949.68">
                <text:p>2949.68</text:p>
              </table:table-cell>
              <table:table-cell office:value-type="float" office:value="2510.68">
                <text:p>2510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.14">
                <text:p>1660.14</text:p>
              </table:table-cell>
              <table:table-cell office:value-type="float" office:value="2935.59">
                <text:p>2935.59</text:p>
              </table:table-cell>
              <table:table-cell office:value-type="float" office:value="2541.21">
                <text:p>2541.21</text:p>
              </table:table-cell>
              <table:table-cell office:value-type="float" office:value="1618.31">
                <text:p>1618.31</text:p>
              </table:table-cell>
              <table:table-cell office:value-type="float" office:value="2900.2">
                <text:p>2900.2</text:p>
              </table:table-cell>
              <table:table-cell office:value-type="float" office:value="2490.93">
                <text:p>2490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.9">
                <text:p>1661.9</text:p>
              </table:table-cell>
              <table:table-cell office:value-type="float" office:value="3023.24">
                <text:p>3023.24</text:p>
              </table:table-cell>
              <table:table-cell office:value-type="float" office:value="2542.83">
                <text:p>2542.83</text:p>
              </table:table-cell>
              <table:table-cell office:value-type="float" office:value="1590.4">
                <text:p>1590.4</text:p>
              </table:table-cell>
              <table:table-cell office:value-type="float" office:value="2894.46">
                <text:p>2894.46</text:p>
              </table:table-cell>
              <table:table-cell office:value-type="float" office:value="2458.69">
                <text:p>2458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2.62">
                <text:p>1722.62</text:p>
              </table:table-cell>
              <table:table-cell office:value-type="float" office:value="2940.93">
                <text:p>2940.93</text:p>
              </table:table-cell>
              <table:table-cell office:value-type="float" office:value="2570.04">
                <text:p>2570.04</text:p>
              </table:table-cell>
              <table:table-cell office:value-type="float" office:value="1702.72">
                <text:p>1702.72</text:p>
              </table:table-cell>
              <table:table-cell office:value-type="float" office:value="2928.01">
                <text:p>2928.01</text:p>
              </table:table-cell>
              <table:table-cell office:value-type="float" office:value="2519.08">
                <text:p>2519.08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8cm" svg:y="0.173cm" chart:style-name="ch2">
          <text:p>30 nodes comparison: VND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G2:'TESTBENCH_metaheu_ls_vnd_bvns_ts__niter_10_search_anxious_init_group_memory_10_times4ave_25_maxs_1.0'.G3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random_memory_10_times4ave_25_maxs_1.0'.G2:'TESTBENCH_metaheu_ls_vnd_bvns_ts__niter_10_search_anxious_init_random_memory_10_times4ave_25_maxs_1.0'.G31 'TESTBENCH_metaheu_ls_vnd_bvns_ts__niter_10_search_greedy_init_group_memory_10_times4ave_25_maxs_1.0'.G2:'TESTBENCH_metaheu_ls_vnd_bvns_ts__niter_10_search_greedy_init_group_memory_10_times4ave_25_maxs_1.0'.G31 'TESTBENCH_metaheu_ls_vnd_bvns_ts__niter_10_search_greedy_init_one2one_memory_10_times4ave_25_maxs_1.0'.G2:'TESTBENCH_metaheu_ls_vnd_bvns_ts__niter_10_search_greedy_init_one2one_memory_10_times4ave_25_maxs_1.0'.G31 'TESTBENCH_metaheu_ls_vnd_bvns_ts__niter_10_search_greedy_init_random_memory_10_times4ave_25_maxs_1.0'.G2:'TESTBENCH_metaheu_ls_vnd_bvns_ts__niter_10_search_greedy_init_random_memory_10_times4ave_25_maxs_1.0'.G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G2:'TESTBENCH_metaheu_ls_vnd_bvns_ts__niter_10_search_anxious_init_group_memory_10_times4ave_25_maxs_1.0'.G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G2:'TESTBENCH_metaheu_ls_vnd_bvns_ts__niter_10_search_anxious_init_one2one_memory_10_times4ave_25_maxs_1.0'.G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G2:'TESTBENCH_metaheu_ls_vnd_bvns_ts__niter_10_search_anxious_init_random_memory_10_times4ave_25_maxs_1.0'.G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G2:'TESTBENCH_metaheu_ls_vnd_bvns_ts__niter_10_search_greedy_init_group_memory_10_times4ave_25_maxs_1.0'.G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25_maxs_1.0'.G2:'TESTBENCH_metaheu_ls_vnd_bvns_ts__niter_10_search_greedy_init_one2one_memory_10_times4ave_25_maxs_1.0'.G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25_maxs_1.0'.G2:'TESTBENCH_metaheu_ls_vnd_bvns_ts__niter_10_search_greedy_init_random_memory_10_times4ave_25_maxs_1.0'.G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4.19">
                <text:p>1204.19</text:p>
                <draw:g>
                  <svg:desc>'TESTBENCH_metaheu_ls_vnd_bvns_ts__niter_10_search_anxious_init_group_memory_10_times4ave_25_maxs_1.0'.G2:'TESTBENCH_metaheu_ls_vnd_bvns_ts__niter_10_search_anxious_init_group_memory_10_times4ave_25_maxs_1.0'.G31</svg:desc>
                </draw:g>
              </table:table-cell>
              <table:table-cell office:value-type="float" office:value="1214.43">
                <text:p>1214.43</text:p>
                <draw:g>
                  <svg:desc>'TESTBENCH_metaheu_ls_vnd_bvns_ts__niter_10_search_anxious_init_one2one_memory_10_times4ave_25_maxs_1.0'.G2:'TESTBENCH_metaheu_ls_vnd_bvns_ts__niter_10_search_anxious_init_one2one_memory_10_times4ave_25_maxs_1.0'.G31</svg:desc>
                </draw:g>
              </table:table-cell>
              <table:table-cell office:value-type="float" office:value="1188.62">
                <text:p>1188.62</text:p>
                <draw:g>
                  <svg:desc>'TESTBENCH_metaheu_ls_vnd_bvns_ts__niter_10_search_anxious_init_random_memory_10_times4ave_25_maxs_1.0'.G2:'TESTBENCH_metaheu_ls_vnd_bvns_ts__niter_10_search_anxious_init_random_memory_10_times4ave_25_maxs_1.0'.G31</svg:desc>
                </draw:g>
              </table:table-cell>
              <table:table-cell office:value-type="float" office:value="1176.7">
                <text:p>1176.7</text:p>
                <draw:g>
                  <svg:desc>'TESTBENCH_metaheu_ls_vnd_bvns_ts__niter_10_search_greedy_init_group_memory_10_times4ave_25_maxs_1.0'.G2:'TESTBENCH_metaheu_ls_vnd_bvns_ts__niter_10_search_greedy_init_group_memory_10_times4ave_25_maxs_1.0'.G31</svg:desc>
                </draw:g>
              </table:table-cell>
              <table:table-cell office:value-type="float" office:value="1182.89">
                <text:p>1182.89</text:p>
                <draw:g>
                  <svg:desc>'TESTBENCH_metaheu_ls_vnd_bvns_ts__niter_10_search_greedy_init_one2one_memory_10_times4ave_25_maxs_1.0'.G2:'TESTBENCH_metaheu_ls_vnd_bvns_ts__niter_10_search_greedy_init_one2one_memory_10_times4ave_25_maxs_1.0'.G31</svg:desc>
                </draw:g>
              </table:table-cell>
              <table:table-cell office:value-type="float" office:value="1191.15">
                <text:p>1191.15</text:p>
                <draw:g>
                  <svg:desc>'TESTBENCH_metaheu_ls_vnd_bvns_ts__niter_10_search_greedy_init_random_memory_10_times4ave_25_maxs_1.0'.G2:'TESTBENCH_metaheu_ls_vnd_bvns_ts__niter_10_search_greedy_init_random_memory_10_times4ave_25_maxs_1.0'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5.47">
                <text:p>1165.47</text:p>
              </table:table-cell>
              <table:table-cell office:value-type="float" office:value="1198.05">
                <text:p>1198.05</text:p>
              </table:table-cell>
              <table:table-cell office:value-type="float" office:value="1170.6">
                <text:p>1170.6</text:p>
              </table:table-cell>
              <table:table-cell office:value-type="float" office:value="1186.73">
                <text:p>1186.73</text:p>
              </table:table-cell>
              <table:table-cell office:value-type="float" office:value="1218.33">
                <text:p>1218.33</text:p>
              </table:table-cell>
              <table:table-cell office:value-type="float" office:value="1178.44">
                <text:p>117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5.2">
                <text:p>1165.2</text:p>
              </table:table-cell>
              <table:table-cell office:value-type="float" office:value="1191.79">
                <text:p>1191.79</text:p>
              </table:table-cell>
              <table:table-cell office:value-type="float" office:value="1172.63">
                <text:p>1172.63</text:p>
              </table:table-cell>
              <table:table-cell office:value-type="float" office:value="1185.03">
                <text:p>1185.03</text:p>
              </table:table-cell>
              <table:table-cell office:value-type="float" office:value="1198.47">
                <text:p>1198.47</text:p>
              </table:table-cell>
              <table:table-cell office:value-type="float" office:value="1189.39">
                <text:p>118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1.88">
                <text:p>1221.88</text:p>
              </table:table-cell>
              <table:table-cell office:value-type="float" office:value="1249.54">
                <text:p>1249.54</text:p>
              </table:table-cell>
              <table:table-cell office:value-type="float" office:value="1241.27">
                <text:p>1241.27</text:p>
              </table:table-cell>
              <table:table-cell office:value-type="float" office:value="1213.95">
                <text:p>1213.95</text:p>
              </table:table-cell>
              <table:table-cell office:value-type="float" office:value="1250.29">
                <text:p>1250.29</text:p>
              </table:table-cell>
              <table:table-cell office:value-type="float" office:value="1241.96">
                <text:p>1241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6.65">
                <text:p>1176.65</text:p>
              </table:table-cell>
              <table:table-cell office:value-type="float" office:value="1199.29">
                <text:p>1199.29</text:p>
              </table:table-cell>
              <table:table-cell office:value-type="float" office:value="1209.58">
                <text:p>1209.58</text:p>
              </table:table-cell>
              <table:table-cell office:value-type="float" office:value="1189.57">
                <text:p>1189.57</text:p>
              </table:table-cell>
              <table:table-cell office:value-type="float" office:value="1212.06">
                <text:p>1212.06</text:p>
              </table:table-cell>
              <table:table-cell office:value-type="float" office:value="1203.65">
                <text:p>1203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.22">
                <text:p>1200.22</text:p>
              </table:table-cell>
              <table:table-cell office:value-type="float" office:value="1221.81">
                <text:p>1221.81</text:p>
              </table:table-cell>
              <table:table-cell office:value-type="float" office:value="1221.32">
                <text:p>1221.32</text:p>
              </table:table-cell>
              <table:table-cell office:value-type="float" office:value="1191.55">
                <text:p>1191.55</text:p>
              </table:table-cell>
              <table:table-cell office:value-type="float" office:value="1220.62">
                <text:p>1220.62</text:p>
              </table:table-cell>
              <table:table-cell office:value-type="float" office:value="1231.37">
                <text:p>1231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0.57">
                <text:p>1180.57</text:p>
              </table:table-cell>
              <table:table-cell office:value-type="float" office:value="1212.98">
                <text:p>1212.98</text:p>
              </table:table-cell>
              <table:table-cell office:value-type="float" office:value="1202.84">
                <text:p>1202.84</text:p>
              </table:table-cell>
              <table:table-cell office:value-type="float" office:value="1181.21">
                <text:p>1181.21</text:p>
              </table:table-cell>
              <table:table-cell office:value-type="float" office:value="1216.04">
                <text:p>1216.04</text:p>
              </table:table-cell>
              <table:table-cell office:value-type="float" office:value="1217.03">
                <text:p>1217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.29">
                <text:p>1225.29</text:p>
              </table:table-cell>
              <table:table-cell office:value-type="float" office:value="1204.5">
                <text:p>1204.5</text:p>
              </table:table-cell>
              <table:table-cell office:value-type="float" office:value="1208.06">
                <text:p>1208.06</text:p>
              </table:table-cell>
              <table:table-cell office:value-type="float" office:value="1232.08">
                <text:p>1232.08</text:p>
              </table:table-cell>
              <table:table-cell office:value-type="float" office:value="1219.06">
                <text:p>1219.06</text:p>
              </table:table-cell>
              <table:table-cell office:value-type="float" office:value="1216.47">
                <text:p>1216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2.31">
                <text:p>1222.31</text:p>
              </table:table-cell>
              <table:table-cell office:value-type="float" office:value="1254.62">
                <text:p>1254.62</text:p>
              </table:table-cell>
              <table:table-cell office:value-type="float" office:value="1234.35">
                <text:p>1234.35</text:p>
              </table:table-cell>
              <table:table-cell office:value-type="float" office:value="1219.41">
                <text:p>1219.41</text:p>
              </table:table-cell>
              <table:table-cell office:value-type="float" office:value="1268.9">
                <text:p>1268.9</text:p>
              </table:table-cell>
              <table:table-cell office:value-type="float" office:value="1229.34">
                <text:p>122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4.93">
                <text:p>1224.93</text:p>
              </table:table-cell>
              <table:table-cell office:value-type="float" office:value="1248.4">
                <text:p>1248.4</text:p>
              </table:table-cell>
              <table:table-cell office:value-type="float" office:value="1210.52">
                <text:p>1210.52</text:p>
              </table:table-cell>
              <table:table-cell office:value-type="float" office:value="1222.28">
                <text:p>1222.28</text:p>
              </table:table-cell>
              <table:table-cell office:value-type="float" office:value="1221.66">
                <text:p>1221.66</text:p>
              </table:table-cell>
              <table:table-cell office:value-type="float" office:value="1189.52">
                <text:p>1189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6.2">
                <text:p>1206.2</text:p>
              </table:table-cell>
              <table:table-cell office:value-type="float" office:value="1224.55">
                <text:p>1224.55</text:p>
              </table:table-cell>
              <table:table-cell office:value-type="float" office:value="1188.55">
                <text:p>1188.55</text:p>
              </table:table-cell>
              <table:table-cell office:value-type="float" office:value="1226.79">
                <text:p>1226.79</text:p>
              </table:table-cell>
              <table:table-cell office:value-type="float" office:value="1237.06">
                <text:p>1237.06</text:p>
              </table:table-cell>
              <table:table-cell office:value-type="float" office:value="1214.4">
                <text:p>121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3.06">
                <text:p>1193.06</text:p>
              </table:table-cell>
              <table:table-cell office:value-type="float" office:value="1213.11">
                <text:p>1213.11</text:p>
              </table:table-cell>
              <table:table-cell office:value-type="float" office:value="1203.1">
                <text:p>1203.1</text:p>
              </table:table-cell>
              <table:table-cell office:value-type="float" office:value="1190.66">
                <text:p>1190.66</text:p>
              </table:table-cell>
              <table:table-cell office:value-type="float" office:value="1211.63">
                <text:p>1211.63</text:p>
              </table:table-cell>
              <table:table-cell office:value-type="float" office:value="1203.7">
                <text:p>1203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2.97">
                <text:p>1192.97</text:p>
              </table:table-cell>
              <table:table-cell office:value-type="float" office:value="1251.68">
                <text:p>1251.68</text:p>
              </table:table-cell>
              <table:table-cell office:value-type="float" office:value="1221.54">
                <text:p>1221.54</text:p>
              </table:table-cell>
              <table:table-cell office:value-type="float" office:value="1194.45">
                <text:p>1194.45</text:p>
              </table:table-cell>
              <table:table-cell office:value-type="float" office:value="1239.98">
                <text:p>1239.98</text:p>
              </table:table-cell>
              <table:table-cell office:value-type="float" office:value="1227.26">
                <text:p>1227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55">
                <text:p>1261.55</text:p>
              </table:table-cell>
              <table:table-cell office:value-type="float" office:value="1260.43">
                <text:p>1260.43</text:p>
              </table:table-cell>
              <table:table-cell office:value-type="float" office:value="1242.5">
                <text:p>1242.5</text:p>
              </table:table-cell>
              <table:table-cell office:value-type="float" office:value="1238.87">
                <text:p>1238.87</text:p>
              </table:table-cell>
              <table:table-cell office:value-type="float" office:value="1244.07">
                <text:p>1244.07</text:p>
              </table:table-cell>
              <table:table-cell office:value-type="float" office:value="1248.38">
                <text:p>1248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7.79">
                <text:p>1217.79</text:p>
              </table:table-cell>
              <table:table-cell office:value-type="float" office:value="1222.48">
                <text:p>1222.48</text:p>
              </table:table-cell>
              <table:table-cell office:value-type="float" office:value="1231.25">
                <text:p>1231.25</text:p>
              </table:table-cell>
              <table:table-cell office:value-type="float" office:value="1214.57">
                <text:p>1214.57</text:p>
              </table:table-cell>
              <table:table-cell office:value-type="float" office:value="1229.24">
                <text:p>1229.24</text:p>
              </table:table-cell>
              <table:table-cell office:value-type="float" office:value="1217.42">
                <text:p>1217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4.24">
                <text:p>1214.24</text:p>
              </table:table-cell>
              <table:table-cell office:value-type="float" office:value="1262.01">
                <text:p>1262.01</text:p>
              </table:table-cell>
              <table:table-cell office:value-type="float" office:value="1228.3">
                <text:p>1228.3</text:p>
              </table:table-cell>
              <table:table-cell office:value-type="float" office:value="1203.04">
                <text:p>1203.04</text:p>
              </table:table-cell>
              <table:table-cell office:value-type="float" office:value="1233.39">
                <text:p>1233.39</text:p>
              </table:table-cell>
              <table:table-cell office:value-type="float" office:value="1242.82">
                <text:p>1242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2.76">
                <text:p>1162.76</text:p>
              </table:table-cell>
              <table:table-cell office:value-type="float" office:value="1192.09">
                <text:p>1192.09</text:p>
              </table:table-cell>
              <table:table-cell office:value-type="float" office:value="1195.35">
                <text:p>1195.35</text:p>
              </table:table-cell>
              <table:table-cell office:value-type="float" office:value="1153.98">
                <text:p>1153.98</text:p>
              </table:table-cell>
              <table:table-cell office:value-type="float" office:value="1175.12">
                <text:p>1175.12</text:p>
              </table:table-cell>
              <table:table-cell office:value-type="float" office:value="1180.79">
                <text:p>118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6.65">
                <text:p>1226.65</text:p>
              </table:table-cell>
              <table:table-cell office:value-type="float" office:value="1232.94">
                <text:p>1232.94</text:p>
              </table:table-cell>
              <table:table-cell office:value-type="float" office:value="1203.78">
                <text:p>1203.78</text:p>
              </table:table-cell>
              <table:table-cell office:value-type="float" office:value="1214.75">
                <text:p>1214.75</text:p>
              </table:table-cell>
              <table:table-cell office:value-type="float" office:value="1230.07">
                <text:p>1230.07</text:p>
              </table:table-cell>
              <table:table-cell office:value-type="float" office:value="1227.04">
                <text:p>1227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2.08">
                <text:p>1172.08</text:p>
              </table:table-cell>
              <table:table-cell office:value-type="float" office:value="1228.9">
                <text:p>1228.9</text:p>
              </table:table-cell>
              <table:table-cell office:value-type="float" office:value="1210.84">
                <text:p>1210.84</text:p>
              </table:table-cell>
              <table:table-cell office:value-type="float" office:value="1191.71">
                <text:p>1191.71</text:p>
              </table:table-cell>
              <table:table-cell office:value-type="float" office:value="1209.54">
                <text:p>1209.54</text:p>
              </table:table-cell>
              <table:table-cell office:value-type="float" office:value="1209.22">
                <text:p>1209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4.21">
                <text:p>1204.21</text:p>
              </table:table-cell>
              <table:table-cell office:value-type="float" office:value="1237.56">
                <text:p>1237.56</text:p>
              </table:table-cell>
              <table:table-cell office:value-type="float" office:value="1205.54">
                <text:p>1205.54</text:p>
              </table:table-cell>
              <table:table-cell office:value-type="float" office:value="1214.87">
                <text:p>1214.87</text:p>
              </table:table-cell>
              <table:table-cell office:value-type="float" office:value="1222.93">
                <text:p>1222.93</text:p>
              </table:table-cell>
              <table:table-cell office:value-type="float" office:value="1212.11">
                <text:p>1212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.12">
                <text:p>1210.12</text:p>
              </table:table-cell>
              <table:table-cell office:value-type="float" office:value="1239.93">
                <text:p>1239.93</text:p>
              </table:table-cell>
              <table:table-cell office:value-type="float" office:value="1249.43">
                <text:p>1249.43</text:p>
              </table:table-cell>
              <table:table-cell office:value-type="float" office:value="1210.02">
                <text:p>1210.02</text:p>
              </table:table-cell>
              <table:table-cell office:value-type="float" office:value="1240.11">
                <text:p>1240.11</text:p>
              </table:table-cell>
              <table:table-cell office:value-type="float" office:value="1215.7">
                <text:p>1215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7.41">
                <text:p>1187.41</text:p>
              </table:table-cell>
              <table:table-cell office:value-type="float" office:value="1198.29">
                <text:p>1198.29</text:p>
              </table:table-cell>
              <table:table-cell office:value-type="float" office:value="1181.52">
                <text:p>1181.52</text:p>
              </table:table-cell>
              <table:table-cell office:value-type="float" office:value="1170.81">
                <text:p>1170.81</text:p>
              </table:table-cell>
              <table:table-cell office:value-type="float" office:value="1188.59">
                <text:p>1188.59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0.33">
                <text:p>1230.33</text:p>
              </table:table-cell>
              <table:table-cell office:value-type="float" office:value="1239.02">
                <text:p>1239.02</text:p>
              </table:table-cell>
              <table:table-cell office:value-type="float" office:value="1233.87">
                <text:p>1233.87</text:p>
              </table:table-cell>
              <table:table-cell office:value-type="float" office:value="1226.23">
                <text:p>1226.23</text:p>
              </table:table-cell>
              <table:table-cell office:value-type="float" office:value="1225.24">
                <text:p>1225.24</text:p>
              </table:table-cell>
              <table:table-cell office:value-type="float" office:value="1238.86">
                <text:p>1238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.81">
                <text:p>1195.81</text:p>
              </table:table-cell>
              <table:table-cell office:value-type="float" office:value="1206.56">
                <text:p>1206.56</text:p>
              </table:table-cell>
              <table:table-cell office:value-type="float" office:value="1210.27">
                <text:p>1210.27</text:p>
              </table:table-cell>
              <table:table-cell office:value-type="float" office:value="1228.87">
                <text:p>1228.87</text:p>
              </table:table-cell>
              <table:table-cell office:value-type="float" office:value="1232.86">
                <text:p>1232.86</text:p>
              </table:table-cell>
              <table:table-cell office:value-type="float" office:value="1197.5">
                <text:p>119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5.76">
                <text:p>1185.76</text:p>
              </table:table-cell>
              <table:table-cell office:value-type="float" office:value="1228.75">
                <text:p>1228.75</text:p>
              </table:table-cell>
              <table:table-cell office:value-type="float" office:value="1176.53">
                <text:p>1176.53</text:p>
              </table:table-cell>
              <table:table-cell office:value-type="float" office:value="1195.82">
                <text:p>1195.82</text:p>
              </table:table-cell>
              <table:table-cell office:value-type="float" office:value="1217.44">
                <text:p>1217.44</text:p>
              </table:table-cell>
              <table:table-cell office:value-type="float" office:value="1221.72">
                <text:p>1221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.1">
                <text:p>1200.1</text:p>
              </table:table-cell>
              <table:table-cell office:value-type="float" office:value="1193.53">
                <text:p>1193.53</text:p>
              </table:table-cell>
              <table:table-cell office:value-type="float" office:value="1189.87">
                <text:p>1189.87</text:p>
              </table:table-cell>
              <table:table-cell office:value-type="float" office:value="1184.26">
                <text:p>1184.26</text:p>
              </table:table-cell>
              <table:table-cell office:value-type="float" office:value="1187.26">
                <text:p>1187.26</text:p>
              </table:table-cell>
              <table:table-cell office:value-type="float" office:value="1177.91">
                <text:p>1177.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2.14">
                <text:p>1152.14</text:p>
              </table:table-cell>
              <table:table-cell office:value-type="float" office:value="1185.1">
                <text:p>1185.1</text:p>
              </table:table-cell>
              <table:table-cell office:value-type="float" office:value="1182.71">
                <text:p>1182.71</text:p>
              </table:table-cell>
              <table:table-cell office:value-type="float" office:value="1165.46">
                <text:p>1165.46</text:p>
              </table:table-cell>
              <table:table-cell office:value-type="float" office:value="1193.2">
                <text:p>1193.2</text:p>
              </table:table-cell>
              <table:table-cell office:value-type="float" office:value="1188.19">
                <text:p>1188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5.24">
                <text:p>1195.24</text:p>
              </table:table-cell>
              <table:table-cell office:value-type="float" office:value="1210.33">
                <text:p>1210.33</text:p>
              </table:table-cell>
              <table:table-cell office:value-type="float" office:value="1222.2">
                <text:p>1222.2</text:p>
              </table:table-cell>
              <table:table-cell office:value-type="float" office:value="1200.8">
                <text:p>1200.8</text:p>
              </table:table-cell>
              <table:table-cell office:value-type="float" office:value="1229.55">
                <text:p>1229.55</text:p>
              </table:table-cell>
              <table:table-cell office:value-type="float" office:value="1228.17">
                <text:p>1228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1.25">
                <text:p>1171.25</text:p>
              </table:table-cell>
              <table:table-cell office:value-type="float" office:value="1186.07">
                <text:p>1186.07</text:p>
              </table:table-cell>
              <table:table-cell office:value-type="float" office:value="1188.15">
                <text:p>1188.15</text:p>
              </table:table-cell>
              <table:table-cell office:value-type="float" office:value="1182.22">
                <text:p>1182.22</text:p>
              </table:table-cell>
              <table:table-cell office:value-type="float" office:value="1204.48">
                <text:p>1204.48</text:p>
              </table:table-cell>
              <table:table-cell office:value-type="float" office:value="1204.75">
                <text:p>1204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1.59">
                <text:p>1191.59</text:p>
              </table:table-cell>
              <table:table-cell office:value-type="float" office:value="1209.6">
                <text:p>1209.6</text:p>
              </table:table-cell>
              <table:table-cell office:value-type="float" office:value="1197.59">
                <text:p>1197.59</text:p>
              </table:table-cell>
              <table:table-cell office:value-type="float" office:value="1195.62">
                <text:p>1195.62</text:p>
              </table:table-cell>
              <table:table-cell office:value-type="float" office:value="1195.96">
                <text:p>1195.96</text:p>
              </table:table-cell>
              <table:table-cell office:value-type="float" office:value="1221.24">
                <text:p>1221.24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582cm" svg:y="0.173cm" chart:style-name="ch2">
          <text:p>30 nodes comparison: BVN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J2:'TESTBENCH_metaheu_ls_vnd_bvns_ts__niter_10_search_anxious_init_group_memory_10_times4ave_25_maxs_1.0'.J3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random_memory_10_times4ave_25_maxs_1.0'.J2:'TESTBENCH_metaheu_ls_vnd_bvns_ts__niter_10_search_anxious_init_random_memory_10_times4ave_25_maxs_1.0'.J31 'TESTBENCH_metaheu_ls_vnd_bvns_ts__niter_10_search_greedy_init_group_memory_10_times4ave_25_maxs_1.0'.J2:'TESTBENCH_metaheu_ls_vnd_bvns_ts__niter_10_search_greedy_init_group_memory_10_times4ave_25_maxs_1.0'.J31 'TESTBENCH_metaheu_ls_vnd_bvns_ts__niter_10_search_greedy_init_one2one_memory_10_times4ave_25_maxs_1.0'.J2:'TESTBENCH_metaheu_ls_vnd_bvns_ts__niter_10_search_greedy_init_one2one_memory_10_times4ave_25_maxs_1.0'.J31 'TESTBENCH_metaheu_ls_vnd_bvns_ts__niter_10_search_greedy_init_random_memory_10_times4ave_25_maxs_1.0'.J2:'TESTBENCH_metaheu_ls_vnd_bvns_ts__niter_10_search_greedy_init_random_memory_10_times4ave_25_maxs_1.0'.J31" chart:data-source-has-labels="row" svg:x="0.59cm" svg:y="1.75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J2:'TESTBENCH_metaheu_ls_vnd_bvns_ts__niter_10_search_anxious_init_group_memory_10_times4ave_25_maxs_1.0'.J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J2:'TESTBENCH_metaheu_ls_vnd_bvns_ts__niter_10_search_anxious_init_one2one_memory_10_times4ave_25_maxs_1.0'.J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J2:'TESTBENCH_metaheu_ls_vnd_bvns_ts__niter_10_search_anxious_init_random_memory_10_times4ave_25_maxs_1.0'.J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J2:'TESTBENCH_metaheu_ls_vnd_bvns_ts__niter_10_search_greedy_init_group_memory_10_times4ave_25_maxs_1.0'.J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25_maxs_1.0'.J2:'TESTBENCH_metaheu_ls_vnd_bvns_ts__niter_10_search_greedy_init_one2one_memory_10_times4ave_25_maxs_1.0'.J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25_maxs_1.0'.J2:'TESTBENCH_metaheu_ls_vnd_bvns_ts__niter_10_search_greedy_init_random_memory_10_times4ave_25_maxs_1.0'.J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.29">
                <text:p>996.29</text:p>
                <draw:g>
                  <svg:desc>'TESTBENCH_metaheu_ls_vnd_bvns_ts__niter_10_search_anxious_init_group_memory_10_times4ave_25_maxs_1.0'.J2:'TESTBENCH_metaheu_ls_vnd_bvns_ts__niter_10_search_anxious_init_group_memory_10_times4ave_25_maxs_1.0'.J31</svg:desc>
                </draw:g>
              </table:table-cell>
              <table:table-cell office:value-type="float" office:value="999.14">
                <text:p>999.14</text:p>
                <draw:g>
                  <svg:desc>'TESTBENCH_metaheu_ls_vnd_bvns_ts__niter_10_search_anxious_init_one2one_memory_10_times4ave_25_maxs_1.0'.J2:'TESTBENCH_metaheu_ls_vnd_bvns_ts__niter_10_search_anxious_init_one2one_memory_10_times4ave_25_maxs_1.0'.J31</svg:desc>
                </draw:g>
              </table:table-cell>
              <table:table-cell office:value-type="float" office:value="996.36">
                <text:p>996.36</text:p>
                <draw:g>
                  <svg:desc>'TESTBENCH_metaheu_ls_vnd_bvns_ts__niter_10_search_anxious_init_random_memory_10_times4ave_25_maxs_1.0'.J2:'TESTBENCH_metaheu_ls_vnd_bvns_ts__niter_10_search_anxious_init_random_memory_10_times4ave_25_maxs_1.0'.J31</svg:desc>
                </draw:g>
              </table:table-cell>
              <table:table-cell office:value-type="float" office:value="997.72">
                <text:p>997.72</text:p>
                <draw:g>
                  <svg:desc>'TESTBENCH_metaheu_ls_vnd_bvns_ts__niter_10_search_greedy_init_group_memory_10_times4ave_25_maxs_1.0'.J2:'TESTBENCH_metaheu_ls_vnd_bvns_ts__niter_10_search_greedy_init_group_memory_10_times4ave_25_maxs_1.0'.J31</svg:desc>
                </draw:g>
              </table:table-cell>
              <table:table-cell office:value-type="float" office:value="1005.95">
                <text:p>1005.95</text:p>
                <draw:g>
                  <svg:desc>'TESTBENCH_metaheu_ls_vnd_bvns_ts__niter_10_search_greedy_init_one2one_memory_10_times4ave_25_maxs_1.0'.J2:'TESTBENCH_metaheu_ls_vnd_bvns_ts__niter_10_search_greedy_init_one2one_memory_10_times4ave_25_maxs_1.0'.J31</svg:desc>
                </draw:g>
              </table:table-cell>
              <table:table-cell office:value-type="float" office:value="995.83">
                <text:p>995.83</text:p>
                <draw:g>
                  <svg:desc>'TESTBENCH_metaheu_ls_vnd_bvns_ts__niter_10_search_greedy_init_random_memory_10_times4ave_25_maxs_1.0'.J2:'TESTBENCH_metaheu_ls_vnd_bvns_ts__niter_10_search_greedy_init_random_memory_10_times4ave_25_maxs_1.0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1.26">
                <text:p>981.26</text:p>
              </table:table-cell>
              <table:table-cell office:value-type="float" office:value="985.39">
                <text:p>985.39</text:p>
              </table:table-cell>
              <table:table-cell office:value-type="float" office:value="992.15">
                <text:p>992.15</text:p>
              </table:table-cell>
              <table:table-cell office:value-type="float" office:value="985.41">
                <text:p>985.41</text:p>
              </table:table-cell>
              <table:table-cell office:value-type="float" office:value="989.17">
                <text:p>989.17</text:p>
              </table:table-cell>
              <table:table-cell office:value-type="float" office:value="992.75">
                <text:p>99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6.68">
                <text:p>966.68</text:p>
              </table:table-cell>
              <table:table-cell office:value-type="float" office:value="970.22">
                <text:p>970.22</text:p>
              </table:table-cell>
              <table:table-cell office:value-type="float" office:value="966.47">
                <text:p>966.47</text:p>
              </table:table-cell>
              <table:table-cell office:value-type="float" office:value="978.98">
                <text:p>978.98</text:p>
              </table:table-cell>
              <table:table-cell office:value-type="float" office:value="982.43">
                <text:p>982.43</text:p>
              </table:table-cell>
              <table:table-cell office:value-type="float" office:value="970.87">
                <text:p>97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.53">
                <text:p>1032.53</text:p>
              </table:table-cell>
              <table:table-cell office:value-type="float" office:value="1036.56">
                <text:p>1036.56</text:p>
              </table:table-cell>
              <table:table-cell office:value-type="float" office:value="1033.53">
                <text:p>1033.53</text:p>
              </table:table-cell>
              <table:table-cell office:value-type="float" office:value="1036.18">
                <text:p>1036.18</text:p>
              </table:table-cell>
              <table:table-cell office:value-type="float" office:value="1038.42">
                <text:p>1038.42</text:p>
              </table:table-cell>
              <table:table-cell office:value-type="float" office:value="1041.58">
                <text:p>1041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.15">
                <text:p>999.15</text:p>
              </table:table-cell>
              <table:table-cell office:value-type="float" office:value="1001.98">
                <text:p>1001.98</text:p>
              </table:table-cell>
              <table:table-cell office:value-type="float" office:value="1003.24">
                <text:p>1003.24</text:p>
              </table:table-cell>
              <table:table-cell office:value-type="float" office:value="999.22">
                <text:p>999.22</text:p>
              </table:table-cell>
              <table:table-cell office:value-type="float" office:value="1007.88">
                <text:p>1007.88</text:p>
              </table:table-cell>
              <table:table-cell office:value-type="float" office:value="1002.61">
                <text:p>1002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1.37">
                <text:p>1011.37</text:p>
              </table:table-cell>
              <table:table-cell office:value-type="float" office:value="1011.11">
                <text:p>1011.11</text:p>
              </table:table-cell>
              <table:table-cell office:value-type="float" office:value="1009.5">
                <text:p>1009.5</text:p>
              </table:table-cell>
              <table:table-cell office:value-type="float" office:value="1000">
                <text:p>1000</text:p>
              </table:table-cell>
              <table:table-cell office:value-type="float" office:value="1014.53">
                <text:p>1014.53</text:p>
              </table:table-cell>
              <table:table-cell office:value-type="float" office:value="1004.8">
                <text:p>100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.87">
                <text:p>999.87</text:p>
              </table:table-cell>
              <table:table-cell office:value-type="float" office:value="1004.46">
                <text:p>1004.46</text:p>
              </table:table-cell>
              <table:table-cell office:value-type="float" office:value="1007.01">
                <text:p>1007.01</text:p>
              </table:table-cell>
              <table:table-cell office:value-type="float" office:value="1001.44">
                <text:p>1001.44</text:p>
              </table:table-cell>
              <table:table-cell office:value-type="float" office:value="1013.81">
                <text:p>1013.81</text:p>
              </table:table-cell>
              <table:table-cell office:value-type="float" office:value="1000.42">
                <text:p>1000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1.6">
                <text:p>991.6</text:p>
              </table:table-cell>
              <table:table-cell office:value-type="float" office:value="995.74">
                <text:p>995.74</text:p>
              </table:table-cell>
              <table:table-cell office:value-type="float" office:value="998.9">
                <text:p>998.9</text:p>
              </table:table-cell>
              <table:table-cell office:value-type="float" office:value="989.62">
                <text:p>989.62</text:p>
              </table:table-cell>
              <table:table-cell office:value-type="float" office:value="998.07">
                <text:p>998.07</text:p>
              </table:table-cell>
              <table:table-cell office:value-type="float" office:value="990.49">
                <text:p>990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9.33">
                <text:p>1029.33</text:p>
              </table:table-cell>
              <table:table-cell office:value-type="float" office:value="1039.57">
                <text:p>1039.57</text:p>
              </table:table-cell>
              <table:table-cell office:value-type="float" office:value="1033.42">
                <text:p>1033.42</text:p>
              </table:table-cell>
              <table:table-cell office:value-type="float" office:value="1033.51">
                <text:p>1033.51</text:p>
              </table:table-cell>
              <table:table-cell office:value-type="float" office:value="1042.14">
                <text:p>1042.14</text:p>
              </table:table-cell>
              <table:table-cell office:value-type="float" office:value="1037.46">
                <text:p>1037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1.98">
                <text:p>1021.98</text:p>
              </table:table-cell>
              <table:table-cell office:value-type="float" office:value="1027.1">
                <text:p>1027.1</text:p>
              </table:table-cell>
              <table:table-cell office:value-type="float" office:value="1025.65">
                <text:p>1025.65</text:p>
              </table:table-cell>
              <table:table-cell office:value-type="float" office:value="1022.73">
                <text:p>1022.73</text:p>
              </table:table-cell>
              <table:table-cell office:value-type="float" office:value="1031.94">
                <text:p>1031.94</text:p>
              </table:table-cell>
              <table:table-cell office:value-type="float" office:value="1022.57">
                <text:p>1022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.52">
                <text:p>1018.52</text:p>
              </table:table-cell>
              <table:table-cell office:value-type="float" office:value="1017.5">
                <text:p>1017.5</text:p>
              </table:table-cell>
              <table:table-cell office:value-type="float" office:value="1022.3">
                <text:p>1022.3</text:p>
              </table:table-cell>
              <table:table-cell office:value-type="float" office:value="1020.27">
                <text:p>1020.27</text:p>
              </table:table-cell>
              <table:table-cell office:value-type="float" office:value="1015.68">
                <text:p>1015.68</text:p>
              </table:table-cell>
              <table:table-cell office:value-type="float" office:value="1016.1">
                <text:p>101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.55">
                <text:p>995.55</text:p>
              </table:table-cell>
              <table:table-cell office:value-type="float" office:value="994.48">
                <text:p>994.48</text:p>
              </table:table-cell>
              <table:table-cell office:value-type="float" office:value="1002.94">
                <text:p>1002.94</text:p>
              </table:table-cell>
              <table:table-cell office:value-type="float" office:value="999.18">
                <text:p>999.18</text:p>
              </table:table-cell>
              <table:table-cell office:value-type="float" office:value="1001.48">
                <text:p>1001.48</text:p>
              </table:table-cell>
              <table:table-cell office:value-type="float" office:value="1003.43">
                <text:p>1003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0.64">
                <text:p>1010.64</text:p>
              </table:table-cell>
              <table:table-cell office:value-type="float" office:value="1018.93">
                <text:p>1018.93</text:p>
              </table:table-cell>
              <table:table-cell office:value-type="float" office:value="1004.86">
                <text:p>1004.86</text:p>
              </table:table-cell>
              <table:table-cell office:value-type="float" office:value="1015.46">
                <text:p>1015.46</text:p>
              </table:table-cell>
              <table:table-cell office:value-type="float" office:value="1021.01">
                <text:p>1021.01</text:p>
              </table:table-cell>
              <table:table-cell office:value-type="float" office:value="1020.87">
                <text:p>1020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3.19">
                <text:p>1033.19</text:p>
              </table:table-cell>
              <table:table-cell office:value-type="float" office:value="1037.09">
                <text:p>1037.09</text:p>
              </table:table-cell>
              <table:table-cell office:value-type="float" office:value="1037.47">
                <text:p>1037.47</text:p>
              </table:table-cell>
              <table:table-cell office:value-type="float" office:value="1035.1">
                <text:p>1035.1</text:p>
              </table:table-cell>
              <table:table-cell office:value-type="float" office:value="1050.16">
                <text:p>1050.16</text:p>
              </table:table-cell>
              <table:table-cell office:value-type="float" office:value="1046.59">
                <text:p>1046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6.6">
                <text:p>1006.6</text:p>
              </table:table-cell>
              <table:table-cell office:value-type="float" office:value="1011.16">
                <text:p>1011.16</text:p>
              </table:table-cell>
              <table:table-cell office:value-type="float" office:value="1002.11">
                <text:p>1002.11</text:p>
              </table:table-cell>
              <table:table-cell office:value-type="float" office:value="1003.35">
                <text:p>1003.35</text:p>
              </table:table-cell>
              <table:table-cell office:value-type="float" office:value="1009.7">
                <text:p>1009.7</text:p>
              </table:table-cell>
              <table:table-cell office:value-type="float" office:value="1005.53">
                <text:p>1005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6.08">
                <text:p>1026.08</text:p>
              </table:table-cell>
              <table:table-cell office:value-type="float" office:value="1030.96">
                <text:p>1030.96</text:p>
              </table:table-cell>
              <table:table-cell office:value-type="float" office:value="1022.89">
                <text:p>1022.89</text:p>
              </table:table-cell>
              <table:table-cell office:value-type="float" office:value="1026.31">
                <text:p>1026.31</text:p>
              </table:table-cell>
              <table:table-cell office:value-type="float" office:value="1039.02">
                <text:p>1039.02</text:p>
              </table:table-cell>
              <table:table-cell office:value-type="float" office:value="1036.32">
                <text:p>1036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8.94">
                <text:p>998.94</text:p>
              </table:table-cell>
              <table:table-cell office:value-type="float" office:value="1001.2">
                <text:p>1001.2</text:p>
              </table:table-cell>
              <table:table-cell office:value-type="float" office:value="996.96">
                <text:p>996.96</text:p>
              </table:table-cell>
              <table:table-cell office:value-type="float" office:value="995.04">
                <text:p>995.04</text:p>
              </table:table-cell>
              <table:table-cell office:value-type="float" office:value="1002.21">
                <text:p>1002.21</text:p>
              </table:table-cell>
              <table:table-cell office:value-type="float" office:value="993.74">
                <text:p>993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.34">
                <text:p>1017.34</text:p>
              </table:table-cell>
              <table:table-cell office:value-type="float" office:value="1016.72">
                <text:p>1016.72</text:p>
              </table:table-cell>
              <table:table-cell office:value-type="float" office:value="1022.02">
                <text:p>1022.02</text:p>
              </table:table-cell>
              <table:table-cell office:value-type="float" office:value="1018.26">
                <text:p>1018.26</text:p>
              </table:table-cell>
              <table:table-cell office:value-type="float" office:value="1028.73">
                <text:p>1028.73</text:p>
              </table:table-cell>
              <table:table-cell office:value-type="float" office:value="1013.79">
                <text:p>101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4.2">
                <text:p>994.2</text:p>
              </table:table-cell>
              <table:table-cell office:value-type="float" office:value="1000.38">
                <text:p>1000.38</text:p>
              </table:table-cell>
              <table:table-cell office:value-type="float" office:value="1000.5">
                <text:p>1000.5</text:p>
              </table:table-cell>
              <table:table-cell office:value-type="float" office:value="998.61">
                <text:p>998.61</text:p>
              </table:table-cell>
              <table:table-cell office:value-type="float" office:value="1008.25">
                <text:p>1008.25</text:p>
              </table:table-cell>
              <table:table-cell office:value-type="float" office:value="993.83">
                <text:p>993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6.35">
                <text:p>1006.35</text:p>
              </table:table-cell>
              <table:table-cell office:value-type="float" office:value="1014.7">
                <text:p>1014.7</text:p>
              </table:table-cell>
              <table:table-cell office:value-type="float" office:value="1011.48">
                <text:p>1011.48</text:p>
              </table:table-cell>
              <table:table-cell office:value-type="float" office:value="1007.71">
                <text:p>1007.71</text:p>
              </table:table-cell>
              <table:table-cell office:value-type="float" office:value="1012.92">
                <text:p>1012.92</text:p>
              </table:table-cell>
              <table:table-cell office:value-type="float" office:value="1022.58">
                <text:p>1022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9.81">
                <text:p>1019.81</text:p>
              </table:table-cell>
              <table:table-cell office:value-type="float" office:value="1021.92">
                <text:p>1021.92</text:p>
              </table:table-cell>
              <table:table-cell office:value-type="float" office:value="1019.93">
                <text:p>1019.93</text:p>
              </table:table-cell>
              <table:table-cell office:value-type="float" office:value="1020.6">
                <text:p>1020.6</text:p>
              </table:table-cell>
              <table:table-cell office:value-type="float" office:value="1028.78">
                <text:p>1028.78</text:p>
              </table:table-cell>
              <table:table-cell office:value-type="float" office:value="1022.46">
                <text:p>1022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6.09">
                <text:p>976.09</text:p>
              </table:table-cell>
              <table:table-cell office:value-type="float" office:value="974.29">
                <text:p>974.29</text:p>
              </table:table-cell>
              <table:table-cell office:value-type="float" office:value="975.04">
                <text:p>975.04</text:p>
              </table:table-cell>
              <table:table-cell office:value-type="float" office:value="977.57">
                <text:p>977.57</text:p>
              </table:table-cell>
              <table:table-cell office:value-type="float" office:value="989.41">
                <text:p>989.41</text:p>
              </table:table-cell>
              <table:table-cell office:value-type="float" office:value="985.8">
                <text:p>98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8.71">
                <text:p>1028.71</text:p>
              </table:table-cell>
              <table:table-cell office:value-type="float" office:value="1025.74">
                <text:p>1025.74</text:p>
              </table:table-cell>
              <table:table-cell office:value-type="float" office:value="1033.34">
                <text:p>1033.34</text:p>
              </table:table-cell>
              <table:table-cell office:value-type="float" office:value="1030.52">
                <text:p>1030.52</text:p>
              </table:table-cell>
              <table:table-cell office:value-type="float" office:value="1038.47">
                <text:p>1038.47</text:p>
              </table:table-cell>
              <table:table-cell office:value-type="float" office:value="1026.7">
                <text:p>102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5.33">
                <text:p>1005.33</text:p>
              </table:table-cell>
              <table:table-cell office:value-type="float" office:value="1010.74">
                <text:p>1010.74</text:p>
              </table:table-cell>
              <table:table-cell office:value-type="float" office:value="1006.72">
                <text:p>1006.72</text:p>
              </table:table-cell>
              <table:table-cell office:value-type="float" office:value="1011.13">
                <text:p>1011.13</text:p>
              </table:table-cell>
              <table:table-cell office:value-type="float" office:value="1013.91">
                <text:p>1013.91</text:p>
              </table:table-cell>
              <table:table-cell office:value-type="float" office:value="1011.73">
                <text:p>1011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.58">
                <text:p>995.58</text:p>
              </table:table-cell>
              <table:table-cell office:value-type="float" office:value="995.03">
                <text:p>995.03</text:p>
              </table:table-cell>
              <table:table-cell office:value-type="float" office:value="991.02">
                <text:p>991.02</text:p>
              </table:table-cell>
              <table:table-cell office:value-type="float" office:value="998.08">
                <text:p>998.08</text:p>
              </table:table-cell>
              <table:table-cell office:value-type="float" office:value="1003.65">
                <text:p>1003.65</text:p>
              </table:table-cell>
              <table:table-cell office:value-type="float" office:value="994.78">
                <text:p>99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8.62">
                <text:p>978.62</text:p>
              </table:table-cell>
              <table:table-cell office:value-type="float" office:value="986.7">
                <text:p>986.7</text:p>
              </table:table-cell>
              <table:table-cell office:value-type="float" office:value="978.01">
                <text:p>978.01</text:p>
              </table:table-cell>
              <table:table-cell office:value-type="float" office:value="979.02">
                <text:p>979.02</text:p>
              </table:table-cell>
              <table:table-cell office:value-type="float" office:value="980.8">
                <text:p>980.8</text:p>
              </table:table-cell>
              <table:table-cell office:value-type="float" office:value="997.02">
                <text:p>997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3.7">
                <text:p>993.7</text:p>
              </table:table-cell>
              <table:table-cell office:value-type="float" office:value="989.63">
                <text:p>989.63</text:p>
              </table:table-cell>
              <table:table-cell office:value-type="float" office:value="991.87">
                <text:p>991.87</text:p>
              </table:table-cell>
              <table:table-cell office:value-type="float" office:value="987.23">
                <text:p>987.23</text:p>
              </table:table-cell>
              <table:table-cell office:value-type="float" office:value="991.02">
                <text:p>991.02</text:p>
              </table:table-cell>
              <table:table-cell office:value-type="float" office:value="999.31">
                <text:p>999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2.63">
                <text:p>992.63</text:p>
              </table:table-cell>
              <table:table-cell office:value-type="float" office:value="1002.6">
                <text:p>1002.6</text:p>
              </table:table-cell>
              <table:table-cell office:value-type="float" office:value="993.34">
                <text:p>993.34</text:p>
              </table:table-cell>
              <table:table-cell office:value-type="float" office:value="996.71">
                <text:p>996.71</text:p>
              </table:table-cell>
              <table:table-cell office:value-type="float" office:value="1005.23">
                <text:p>1005.23</text:p>
              </table:table-cell>
              <table:table-cell office:value-type="float" office:value="1009.09">
                <text:p>1009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5.33">
                <text:p>985.33</text:p>
              </table:table-cell>
              <table:table-cell office:value-type="float" office:value="988.53">
                <text:p>988.53</text:p>
              </table:table-cell>
              <table:table-cell office:value-type="float" office:value="1001.42">
                <text:p>1001.42</text:p>
              </table:table-cell>
              <table:table-cell office:value-type="float" office:value="987.85">
                <text:p>987.85</text:p>
              </table:table-cell>
              <table:table-cell office:value-type="float" office:value="1001.17">
                <text:p>1001.17</text:p>
              </table:table-cell>
              <table:table-cell office:value-type="float" office:value="986.46">
                <text:p>986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6.87">
                <text:p>986.87</text:p>
              </table:table-cell>
              <table:table-cell office:value-type="float" office:value="989.01">
                <text:p>989.01</text:p>
              </table:table-cell>
              <table:table-cell office:value-type="float" office:value="985.97">
                <text:p>985.97</text:p>
              </table:table-cell>
              <table:table-cell office:value-type="float" office:value="997.77">
                <text:p>997.77</text:p>
              </table:table-cell>
              <table:table-cell office:value-type="float" office:value="997.01">
                <text:p>997.01</text:p>
              </table:table-cell>
              <table:table-cell office:value-type="float" office:value="996.39">
                <text:p>996.39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9cm" svg:y="0.173cm" chart:style-name="ch2">
          <text:p>30 nodes comparison: T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M2:'TESTBENCH_metaheu_ls_vnd_bvns_ts__niter_10_search_anxious_init_group_memory_10_times4ave_25_maxs_1.0'.M31 'TESTBENCH_metaheu_ls_vnd_bvns_ts__niter_10_search_anxious_init_one2one_memory_10_times4ave_25_maxs_1.0'.M2:'TESTBENCH_metaheu_ls_vnd_bvns_ts__niter_10_search_anxious_init_one2one_memory_10_times4ave_25_maxs_1.0'.M31 'TESTBENCH_metaheu_ls_vnd_bvns_ts__niter_10_search_anxious_init_random_memory_10_times4ave_25_maxs_1.0'.M2:'TESTBENCH_metaheu_ls_vnd_bvns_ts__niter_10_search_anxious_init_random_memory_10_times4ave_25_maxs_1.0'.M31 'TESTBENCH_metaheu_ls_vnd_bvns_ts__niter_10_search_greedy_init_group_memory_10_times4ave_25_maxs_1.0'.M2:'TESTBENCH_metaheu_ls_vnd_bvns_ts__niter_10_search_greedy_init_group_memory_10_times4ave_25_maxs_1.0'.M31 'TESTBENCH_metaheu_ls_vnd_bvns_ts__niter_10_search_greedy_init_one2one_memory_10_times4ave_25_maxs_1.0'.M2:'TESTBENCH_metaheu_ls_vnd_bvns_ts__niter_10_search_greedy_init_one2one_memory_10_times4ave_25_maxs_1.0'.M31 'TESTBENCH_metaheu_ls_vnd_bvns_ts__niter_10_search_greedy_init_random_memory_10_times4ave_25_maxs_1.0'.M2:'TESTBENCH_metaheu_ls_vnd_bvns_ts__niter_10_search_greedy_init_random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M2:'TESTBENCH_metaheu_ls_vnd_bvns_ts__niter_10_search_anxious_init_group_memory_10_times4ave_25_maxs_1.0'.M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M2:'TESTBENCH_metaheu_ls_vnd_bvns_ts__niter_10_search_anxious_init_one2one_memory_10_times4ave_25_maxs_1.0'.M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25_maxs_1.0'.M2:'TESTBENCH_metaheu_ls_vnd_bvns_ts__niter_10_search_anxious_init_random_memory_10_times4ave_25_maxs_1.0'.M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25_maxs_1.0'.M2:'TESTBENCH_metaheu_ls_vnd_bvns_ts__niter_10_search_greedy_init_group_memory_10_times4ave_25_maxs_1.0'.M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25_maxs_1.0'.M2:'TESTBENCH_metaheu_ls_vnd_bvns_ts__niter_10_search_greedy_init_one2one_memory_10_times4ave_25_maxs_1.0'.M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25_maxs_1.0'.M2:'TESTBENCH_metaheu_ls_vnd_bvns_ts__niter_10_search_greedy_init_random_memory_10_times4ave_25_maxs_1.0'.M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0.71">
                <text:p>1280.71</text:p>
                <draw:g>
                  <svg:desc>'TESTBENCH_metaheu_ls_vnd_bvns_ts__niter_10_search_anxious_init_group_memory_10_times4ave_25_maxs_1.0'.M2:'TESTBENCH_metaheu_ls_vnd_bvns_ts__niter_10_search_anxious_init_group_memory_10_times4ave_25_maxs_1.0'.M31</svg:desc>
                </draw:g>
              </table:table-cell>
              <table:table-cell office:value-type="float" office:value="1577.65">
                <text:p>1577.65</text:p>
                <draw:g>
                  <svg:desc>'TESTBENCH_metaheu_ls_vnd_bvns_ts__niter_10_search_anxious_init_one2one_memory_10_times4ave_25_maxs_1.0'.M2:'TESTBENCH_metaheu_ls_vnd_bvns_ts__niter_10_search_anxious_init_one2one_memory_10_times4ave_25_maxs_1.0'.M31</svg:desc>
                </draw:g>
              </table:table-cell>
              <table:table-cell office:value-type="float" office:value="1542.73">
                <text:p>1542.73</text:p>
                <draw:g>
                  <svg:desc>'TESTBENCH_metaheu_ls_vnd_bvns_ts__niter_10_search_anxious_init_random_memory_10_times4ave_25_maxs_1.0'.M2:'TESTBENCH_metaheu_ls_vnd_bvns_ts__niter_10_search_anxious_init_random_memory_10_times4ave_25_maxs_1.0'.M31</svg:desc>
                </draw:g>
              </table:table-cell>
              <table:table-cell office:value-type="float" office:value="1249.49">
                <text:p>1249.49</text:p>
                <draw:g>
                  <svg:desc>'TESTBENCH_metaheu_ls_vnd_bvns_ts__niter_10_search_greedy_init_group_memory_10_times4ave_25_maxs_1.0'.M2:'TESTBENCH_metaheu_ls_vnd_bvns_ts__niter_10_search_greedy_init_group_memory_10_times4ave_25_maxs_1.0'.M31</svg:desc>
                </draw:g>
              </table:table-cell>
              <table:table-cell office:value-type="float" office:value="1647.05">
                <text:p>1647.05</text:p>
                <draw:g>
                  <svg:desc>'TESTBENCH_metaheu_ls_vnd_bvns_ts__niter_10_search_greedy_init_one2one_memory_10_times4ave_25_maxs_1.0'.M2:'TESTBENCH_metaheu_ls_vnd_bvns_ts__niter_10_search_greedy_init_one2one_memory_10_times4ave_25_maxs_1.0'.M31</svg:desc>
                </draw:g>
              </table:table-cell>
              <table:table-cell office:value-type="float" office:value="1595.08">
                <text:p>1595.08</text:p>
                <draw:g>
                  <svg:desc>'TESTBENCH_metaheu_ls_vnd_bvns_ts__niter_10_search_greedy_init_random_memory_10_times4ave_25_maxs_1.0'.M2:'TESTBENCH_metaheu_ls_vnd_bvns_ts__niter_10_search_greedy_init_random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5.09">
                <text:p>1305.09</text:p>
              </table:table-cell>
              <table:table-cell office:value-type="float" office:value="1714.6">
                <text:p>1714.6</text:p>
              </table:table-cell>
              <table:table-cell office:value-type="float" office:value="1649.85">
                <text:p>1649.85</text:p>
              </table:table-cell>
              <table:table-cell office:value-type="float" office:value="1297.66">
                <text:p>1297.66</text:p>
              </table:table-cell>
              <table:table-cell office:value-type="float" office:value="1816.53">
                <text:p>1816.53</text:p>
              </table:table-cell>
              <table:table-cell office:value-type="float" office:value="1715.62">
                <text:p>1715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4.74">
                <text:p>1304.74</text:p>
              </table:table-cell>
              <table:table-cell office:value-type="float" office:value="1694.56">
                <text:p>1694.56</text:p>
              </table:table-cell>
              <table:table-cell office:value-type="float" office:value="1631.96">
                <text:p>1631.96</text:p>
              </table:table-cell>
              <table:table-cell office:value-type="float" office:value="1281.15">
                <text:p>1281.15</text:p>
              </table:table-cell>
              <table:table-cell office:value-type="float" office:value="1809.01">
                <text:p>1809.01</text:p>
              </table:table-cell>
              <table:table-cell office:value-type="float" office:value="1693.73">
                <text:p>169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1.33">
                <text:p>1361.33</text:p>
              </table:table-cell>
              <table:table-cell office:value-type="float" office:value="1796.39">
                <text:p>1796.39</text:p>
              </table:table-cell>
              <table:table-cell office:value-type="float" office:value="1745.48">
                <text:p>1745.48</text:p>
              </table:table-cell>
              <table:table-cell office:value-type="float" office:value="1336.2">
                <text:p>1336.2</text:p>
              </table:table-cell>
              <table:table-cell office:value-type="float" office:value="1875.21">
                <text:p>1875.21</text:p>
              </table:table-cell>
              <table:table-cell office:value-type="float" office:value="1782.71">
                <text:p>1782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1.91">
                <text:p>1321.91</text:p>
              </table:table-cell>
              <table:table-cell office:value-type="float" office:value="1761.03">
                <text:p>1761.03</text:p>
              </table:table-cell>
              <table:table-cell office:value-type="float" office:value="1709.91">
                <text:p>1709.91</text:p>
              </table:table-cell>
              <table:table-cell office:value-type="float" office:value="1316.16">
                <text:p>1316.16</text:p>
              </table:table-cell>
              <table:table-cell office:value-type="float" office:value="1889.12">
                <text:p>1889.12</text:p>
              </table:table-cell>
              <table:table-cell office:value-type="float" office:value="1775.07">
                <text:p>1775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5.65">
                <text:p>1345.65</text:p>
              </table:table-cell>
              <table:table-cell office:value-type="float" office:value="1729.01">
                <text:p>1729.01</text:p>
              </table:table-cell>
              <table:table-cell office:value-type="float" office:value="1688.57">
                <text:p>1688.57</text:p>
              </table:table-cell>
              <table:table-cell office:value-type="float" office:value="1343.95">
                <text:p>1343.95</text:p>
              </table:table-cell>
              <table:table-cell office:value-type="float" office:value="1819.36">
                <text:p>1819.36</text:p>
              </table:table-cell>
              <table:table-cell office:value-type="float" office:value="1720.76">
                <text:p>1720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3.04">
                <text:p>1333.04</text:p>
              </table:table-cell>
              <table:table-cell office:value-type="float" office:value="1748.41">
                <text:p>1748.41</text:p>
              </table:table-cell>
              <table:table-cell office:value-type="float" office:value="1706.49">
                <text:p>1706.49</text:p>
              </table:table-cell>
              <table:table-cell office:value-type="float" office:value="1321.35">
                <text:p>1321.35</text:p>
              </table:table-cell>
              <table:table-cell office:value-type="float" office:value="1837.78">
                <text:p>1837.78</text:p>
              </table:table-cell>
              <table:table-cell office:value-type="float" office:value="1758.72">
                <text:p>1758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4.64">
                <text:p>1404.64</text:p>
              </table:table-cell>
              <table:table-cell office:value-type="float" office:value="1731.03">
                <text:p>1731.03</text:p>
              </table:table-cell>
              <table:table-cell office:value-type="float" office:value="1675.96">
                <text:p>1675.96</text:p>
              </table:table-cell>
              <table:table-cell office:value-type="float" office:value="1399.5">
                <text:p>1399.5</text:p>
              </table:table-cell>
              <table:table-cell office:value-type="float" office:value="1841.46">
                <text:p>1841.46</text:p>
              </table:table-cell>
              <table:table-cell office:value-type="float" office:value="1750.51">
                <text:p>1750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2.27">
                <text:p>1362.27</text:p>
              </table:table-cell>
              <table:table-cell office:value-type="float" office:value="1740.25">
                <text:p>1740.25</text:p>
              </table:table-cell>
              <table:table-cell office:value-type="float" office:value="1689.62">
                <text:p>1689.62</text:p>
              </table:table-cell>
              <table:table-cell office:value-type="float" office:value="1331.23">
                <text:p>1331.23</text:p>
              </table:table-cell>
              <table:table-cell office:value-type="float" office:value="1849.28">
                <text:p>1849.28</text:p>
              </table:table-cell>
              <table:table-cell office:value-type="float" office:value="1748.7">
                <text:p>174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6.1">
                <text:p>1346.1</text:p>
              </table:table-cell>
              <table:table-cell office:value-type="float" office:value="1721.83">
                <text:p>1721.83</text:p>
              </table:table-cell>
              <table:table-cell office:value-type="float" office:value="1696.37">
                <text:p>1696.37</text:p>
              </table:table-cell>
              <table:table-cell office:value-type="float" office:value="1341.35">
                <text:p>1341.35</text:p>
              </table:table-cell>
              <table:table-cell office:value-type="float" office:value="1843.61">
                <text:p>1843.61</text:p>
              </table:table-cell>
              <table:table-cell office:value-type="float" office:value="1747.62">
                <text:p>1747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8.19">
                <text:p>1358.19</text:p>
              </table:table-cell>
              <table:table-cell office:value-type="float" office:value="1791.72">
                <text:p>1791.72</text:p>
              </table:table-cell>
              <table:table-cell office:value-type="float" office:value="1740.88">
                <text:p>1740.88</text:p>
              </table:table-cell>
              <table:table-cell office:value-type="float" office:value="1335.5">
                <text:p>1335.5</text:p>
              </table:table-cell>
              <table:table-cell office:value-type="float" office:value="1906.57">
                <text:p>1906.57</text:p>
              </table:table-cell>
              <table:table-cell office:value-type="float" office:value="1799.38">
                <text:p>179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1.11">
                <text:p>1351.11</text:p>
              </table:table-cell>
              <table:table-cell office:value-type="float" office:value="1645.84">
                <text:p>1645.84</text:p>
              </table:table-cell>
              <table:table-cell office:value-type="float" office:value="1603.42">
                <text:p>1603.42</text:p>
              </table:table-cell>
              <table:table-cell office:value-type="float" office:value="1326.95">
                <text:p>1326.95</text:p>
              </table:table-cell>
              <table:table-cell office:value-type="float" office:value="1776.94">
                <text:p>1776.94</text:p>
              </table:table-cell>
              <table:table-cell office:value-type="float" office:value="1641.22">
                <text:p>1641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4.78">
                <text:p>1344.78</text:p>
              </table:table-cell>
              <table:table-cell office:value-type="float" office:value="1776.97">
                <text:p>1776.97</text:p>
              </table:table-cell>
              <table:table-cell office:value-type="float" office:value="1709.54">
                <text:p>1709.54</text:p>
              </table:table-cell>
              <table:table-cell office:value-type="float" office:value="1333.99">
                <text:p>1333.99</text:p>
              </table:table-cell>
              <table:table-cell office:value-type="float" office:value="1856.51">
                <text:p>1856.51</text:p>
              </table:table-cell>
              <table:table-cell office:value-type="float" office:value="1780.1">
                <text:p>178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9.8">
                <text:p>1329.8</text:p>
              </table:table-cell>
              <table:table-cell office:value-type="float" office:value="1609.95">
                <text:p>1609.95</text:p>
              </table:table-cell>
              <table:table-cell office:value-type="float" office:value="1560.42">
                <text:p>1560.42</text:p>
              </table:table-cell>
              <table:table-cell office:value-type="float" office:value="1330.61">
                <text:p>1330.61</text:p>
              </table:table-cell>
              <table:table-cell office:value-type="float" office:value="1690.56">
                <text:p>1690.56</text:p>
              </table:table-cell>
              <table:table-cell office:value-type="float" office:value="1594.58">
                <text:p>1594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6.19">
                <text:p>1346.19</text:p>
              </table:table-cell>
              <table:table-cell office:value-type="float" office:value="1694.15">
                <text:p>1694.15</text:p>
              </table:table-cell>
              <table:table-cell office:value-type="float" office:value="1632.25">
                <text:p>1632.25</text:p>
              </table:table-cell>
              <table:table-cell office:value-type="float" office:value="1354.62">
                <text:p>1354.62</text:p>
              </table:table-cell>
              <table:table-cell office:value-type="float" office:value="1798.58">
                <text:p>1798.58</text:p>
              </table:table-cell>
              <table:table-cell office:value-type="float" office:value="1694.83">
                <text:p>1694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8.62">
                <text:p>1348.62</text:p>
              </table:table-cell>
              <table:table-cell office:value-type="float" office:value="1762.59">
                <text:p>1762.59</text:p>
              </table:table-cell>
              <table:table-cell office:value-type="float" office:value="1702.27">
                <text:p>1702.27</text:p>
              </table:table-cell>
              <table:table-cell office:value-type="float" office:value="1331.34">
                <text:p>1331.34</text:p>
              </table:table-cell>
              <table:table-cell office:value-type="float" office:value="1849.64">
                <text:p>1849.64</text:p>
              </table:table-cell>
              <table:table-cell office:value-type="float" office:value="1750.02">
                <text:p>175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4.44">
                <text:p>1304.44</text:p>
              </table:table-cell>
              <table:table-cell office:value-type="float" office:value="1731.73">
                <text:p>1731.73</text:p>
              </table:table-cell>
              <table:table-cell office:value-type="float" office:value="1671.39">
                <text:p>1671.39</text:p>
              </table:table-cell>
              <table:table-cell office:value-type="float" office:value="1294.43">
                <text:p>1294.43</text:p>
              </table:table-cell>
              <table:table-cell office:value-type="float" office:value="1845.46">
                <text:p>1845.46</text:p>
              </table:table-cell>
              <table:table-cell office:value-type="float" office:value="1747.48">
                <text:p>1747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7.15">
                <text:p>1347.15</text:p>
              </table:table-cell>
              <table:table-cell office:value-type="float" office:value="1792.93">
                <text:p>1792.93</text:p>
              </table:table-cell>
              <table:table-cell office:value-type="float" office:value="1741.34">
                <text:p>1741.34</text:p>
              </table:table-cell>
              <table:table-cell office:value-type="float" office:value="1340.5">
                <text:p>1340.5</text:p>
              </table:table-cell>
              <table:table-cell office:value-type="float" office:value="1918.66">
                <text:p>1918.66</text:p>
              </table:table-cell>
              <table:table-cell office:value-type="float" office:value="1790.6">
                <text:p>179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.64">
                <text:p>1312.64</text:p>
              </table:table-cell>
              <table:table-cell office:value-type="float" office:value="1687.51">
                <text:p>1687.51</text:p>
              </table:table-cell>
              <table:table-cell office:value-type="float" office:value="1648.39">
                <text:p>1648.39</text:p>
              </table:table-cell>
              <table:table-cell office:value-type="float" office:value="1293.04">
                <text:p>1293.04</text:p>
              </table:table-cell>
              <table:table-cell office:value-type="float" office:value="1798.13">
                <text:p>1798.13</text:p>
              </table:table-cell>
              <table:table-cell office:value-type="float" office:value="1703.01">
                <text:p>1703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7.77">
                <text:p>1367.77</text:p>
              </table:table-cell>
              <table:table-cell office:value-type="float" office:value="1849.59">
                <text:p>1849.59</text:p>
              </table:table-cell>
              <table:table-cell office:value-type="float" office:value="1779.56">
                <text:p>1779.56</text:p>
              </table:table-cell>
              <table:table-cell office:value-type="float" office:value="1347.55">
                <text:p>1347.55</text:p>
              </table:table-cell>
              <table:table-cell office:value-type="float" office:value="1939.83">
                <text:p>1939.83</text:p>
              </table:table-cell>
              <table:table-cell office:value-type="float" office:value="1828.18">
                <text:p>1828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0.38">
                <text:p>1360.38</text:p>
              </table:table-cell>
              <table:table-cell office:value-type="float" office:value="1775.47">
                <text:p>1775.47</text:p>
              </table:table-cell>
              <table:table-cell office:value-type="float" office:value="1739.62">
                <text:p>1739.62</text:p>
              </table:table-cell>
              <table:table-cell office:value-type="float" office:value="1343.63">
                <text:p>1343.63</text:p>
              </table:table-cell>
              <table:table-cell office:value-type="float" office:value="1887.66">
                <text:p>1887.66</text:p>
              </table:table-cell>
              <table:table-cell office:value-type="float" office:value="1781.9">
                <text:p>178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5.64">
                <text:p>1285.64</text:p>
              </table:table-cell>
              <table:table-cell office:value-type="float" office:value="1707.77">
                <text:p>1707.77</text:p>
              </table:table-cell>
              <table:table-cell office:value-type="float" office:value="1645.57">
                <text:p>1645.57</text:p>
              </table:table-cell>
              <table:table-cell office:value-type="float" office:value="1295.21">
                <text:p>1295.21</text:p>
              </table:table-cell>
              <table:table-cell office:value-type="float" office:value="1828.53">
                <text:p>1828.53</text:p>
              </table:table-cell>
              <table:table-cell office:value-type="float" office:value="1718.1">
                <text:p>171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8.67">
                <text:p>1418.67</text:p>
              </table:table-cell>
              <table:table-cell office:value-type="float" office:value="1816.67">
                <text:p>1816.67</text:p>
              </table:table-cell>
              <table:table-cell office:value-type="float" office:value="1758.68">
                <text:p>1758.68</text:p>
              </table:table-cell>
              <table:table-cell office:value-type="float" office:value="1406.24">
                <text:p>1406.24</text:p>
              </table:table-cell>
              <table:table-cell office:value-type="float" office:value="1952.51">
                <text:p>1952.51</text:p>
              </table:table-cell>
              <table:table-cell office:value-type="float" office:value="1830.96">
                <text:p>1830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3.56">
                <text:p>1393.56</text:p>
              </table:table-cell>
              <table:table-cell office:value-type="float" office:value="1742.84">
                <text:p>1742.84</text:p>
              </table:table-cell>
              <table:table-cell office:value-type="float" office:value="1702.22">
                <text:p>1702.22</text:p>
              </table:table-cell>
              <table:table-cell office:value-type="float" office:value="1396.32">
                <text:p>1396.32</text:p>
              </table:table-cell>
              <table:table-cell office:value-type="float" office:value="1852.59">
                <text:p>1852.59</text:p>
              </table:table-cell>
              <table:table-cell office:value-type="float" office:value="1783.98">
                <text:p>1783.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5.65">
                <text:p>1305.65</text:p>
              </table:table-cell>
              <table:table-cell office:value-type="float" office:value="1702.84">
                <text:p>1702.84</text:p>
              </table:table-cell>
              <table:table-cell office:value-type="float" office:value="1654.13">
                <text:p>1654.13</text:p>
              </table:table-cell>
              <table:table-cell office:value-type="float" office:value="1299.85">
                <text:p>1299.85</text:p>
              </table:table-cell>
              <table:table-cell office:value-type="float" office:value="1820.39">
                <text:p>1820.39</text:p>
              </table:table-cell>
              <table:table-cell office:value-type="float" office:value="1707.54">
                <text:p>1707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6.78">
                <text:p>1326.78</text:p>
              </table:table-cell>
              <table:table-cell office:value-type="float" office:value="1692.62">
                <text:p>1692.62</text:p>
              </table:table-cell>
              <table:table-cell office:value-type="float" office:value="1648.01">
                <text:p>1648.01</text:p>
              </table:table-cell>
              <table:table-cell office:value-type="float" office:value="1329.02">
                <text:p>1329.02</text:p>
              </table:table-cell>
              <table:table-cell office:value-type="float" office:value="1781.42">
                <text:p>1781.42</text:p>
              </table:table-cell>
              <table:table-cell office:value-type="float" office:value="1689.19">
                <text:p>1689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7.06">
                <text:p>1277.06</text:p>
              </table:table-cell>
              <table:table-cell office:value-type="float" office:value="1719.22">
                <text:p>1719.22</text:p>
              </table:table-cell>
              <table:table-cell office:value-type="float" office:value="1667.95">
                <text:p>1667.95</text:p>
              </table:table-cell>
              <table:table-cell office:value-type="float" office:value="1295.25">
                <text:p>1295.25</text:p>
              </table:table-cell>
              <table:table-cell office:value-type="float" office:value="1796.09">
                <text:p>1796.09</text:p>
              </table:table-cell>
              <table:table-cell office:value-type="float" office:value="1722.87">
                <text:p>1722.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0.07">
                <text:p>1320.07</text:p>
              </table:table-cell>
              <table:table-cell office:value-type="float" office:value="1693.58">
                <text:p>1693.58</text:p>
              </table:table-cell>
              <table:table-cell office:value-type="float" office:value="1657.55">
                <text:p>1657.55</text:p>
              </table:table-cell>
              <table:table-cell office:value-type="float" office:value="1315.84">
                <text:p>1315.84</text:p>
              </table:table-cell>
              <table:table-cell office:value-type="float" office:value="1794.92">
                <text:p>1794.92</text:p>
              </table:table-cell>
              <table:table-cell office:value-type="float" office:value="1718.06">
                <text:p>1718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0.34">
                <text:p>1320.34</text:p>
              </table:table-cell>
              <table:table-cell office:value-type="float" office:value="1707.39">
                <text:p>1707.39</text:p>
              </table:table-cell>
              <table:table-cell office:value-type="float" office:value="1654.9">
                <text:p>1654.9</text:p>
              </table:table-cell>
              <table:table-cell office:value-type="float" office:value="1286.59">
                <text:p>1286.59</text:p>
              </table:table-cell>
              <table:table-cell office:value-type="float" office:value="1793.56">
                <text:p>1793.56</text:p>
              </table:table-cell>
              <table:table-cell office:value-type="float" office:value="1744.77">
                <text:p>1744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8.04">
                <text:p>1308.04</text:p>
              </table:table-cell>
              <table:table-cell office:value-type="float" office:value="1706.88">
                <text:p>1706.88</text:p>
              </table:table-cell>
              <table:table-cell office:value-type="float" office:value="1640.26">
                <text:p>1640.26</text:p>
              </table:table-cell>
              <table:table-cell office:value-type="float" office:value="1314.26">
                <text:p>1314.26</text:p>
              </table:table-cell>
              <table:table-cell office:value-type="float" office:value="1805.85">
                <text:p>1805.85</text:p>
              </table:table-cell>
              <table:table-cell office:value-type="float" office:value="1706.22">
                <text:p>1706.2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G1:'TESTBENCH_metaheu_ls_vnd_bvns_ts__niter_10_search_greedy_init_random_memory_10_times4ave_25_maxs_1.0'.H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G2:'TESTBENCH_metaheu_ls_vnd_bvns_ts__niter_10_search_greedy_init_random_memory_10_times4ave_25_maxs_1.0'.G31" chart:label-cell-address="'TESTBENCH_metaheu_ls_vnd_bvns_ts__niter_10_search_greedy_init_random_memory_10_times4ave_25_maxs_1.0'.G1:'TESTBENCH_metaheu_ls_vnd_bvns_ts__niter_10_search_greedy_init_random_memory_10_times4ave_25_maxs_1.0'.G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H2:'TESTBENCH_metaheu_ls_vnd_bvns_ts__niter_10_search_greedy_init_random_memory_10_times4ave_25_maxs_1.0'.H31" chart:label-cell-address="'TESTBENCH_metaheu_ls_vnd_bvns_ts__niter_10_search_greedy_init_random_memory_10_times4ave_25_maxs_1.0'.H1:'TESTBENCH_metaheu_ls_vnd_bvns_ts__niter_10_search_greedy_init_random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25_maxs_1.0'.G1:'TESTBENCH_metaheu_ls_vnd_bvns_ts__niter_10_search_greedy_init_random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25_maxs_1.0'.H1:'TESTBENCH_metaheu_ls_vnd_bvns_ts__niter_10_search_greedy_init_random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1.15">
                <text:p>1191.15</text:p>
                <draw:g>
                  <svg:desc>'TESTBENCH_metaheu_ls_vnd_bvns_ts__niter_10_search_greedy_init_random_memory_10_times4ave_25_maxs_1.0'.G2:'TESTBENCH_metaheu_ls_vnd_bvns_ts__niter_10_search_greedy_init_random_memory_10_times4ave_25_maxs_1.0'.G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greedy_init_random_memory_10_times4ave_25_maxs_1.0'.H2:'TESTBENCH_metaheu_ls_vnd_bvns_ts__niter_10_search_greedy_init_random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8.44">
                <text:p>1178.4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9.39">
                <text:p>1189.3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1.96">
                <text:p>1241.9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3.65">
                <text:p>1203.6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1.37">
                <text:p>1231.3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7.03">
                <text:p>1217.0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6.47">
                <text:p>1216.4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9.34">
                <text:p>1229.3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9.52">
                <text:p>1189.5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4.4">
                <text:p>1214.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3.7">
                <text:p>1203.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7.26">
                <text:p>1227.2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8.38">
                <text:p>1248.3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7.42">
                <text:p>1217.4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2.82">
                <text:p>1242.82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0.79">
                <text:p>1180.79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7.04">
                <text:p>1227.0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9.22">
                <text:p>1209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.11">
                <text:p>1212.1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5.7">
                <text:p>1215.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9.83">
                <text:p>1199.8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8.86">
                <text:p>1238.8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7.5">
                <text:p>1197.5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1.72">
                <text:p>1221.7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7.91">
                <text:p>1177.9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8.19">
                <text:p>1188.1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28.17">
                <text:p>1228.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4.75">
                <text:p>1204.7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1.24">
                <text:p>1221.24</text:p>
              </table:table-cell>
              <table:table-cell office:value-type="float" office:value="917">
                <text:p>9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J1:'TESTBENCH_metaheu_ls_vnd_bvns_ts__niter_10_search_greedy_init_random_memory_10_times4ave_25_maxs_1.0'.K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J2:'TESTBENCH_metaheu_ls_vnd_bvns_ts__niter_10_search_greedy_init_random_memory_10_times4ave_25_maxs_1.0'.J31" chart:label-cell-address="'TESTBENCH_metaheu_ls_vnd_bvns_ts__niter_10_search_greedy_init_random_memory_10_times4ave_25_maxs_1.0'.J1:'TESTBENCH_metaheu_ls_vnd_bvns_ts__niter_10_search_greedy_init_random_memory_10_times4ave_25_maxs_1.0'.J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K2:'TESTBENCH_metaheu_ls_vnd_bvns_ts__niter_10_search_greedy_init_random_memory_10_times4ave_25_maxs_1.0'.K31" chart:label-cell-address="'TESTBENCH_metaheu_ls_vnd_bvns_ts__niter_10_search_greedy_init_random_memory_10_times4ave_25_maxs_1.0'.K1:'TESTBENCH_metaheu_ls_vnd_bvns_ts__niter_10_search_greedy_init_random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25_maxs_1.0'.J1:'TESTBENCH_metaheu_ls_vnd_bvns_ts__niter_10_search_greedy_init_random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25_maxs_1.0'.K1:'TESTBENCH_metaheu_ls_vnd_bvns_ts__niter_10_search_greedy_init_random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83">
                <text:p>995.83</text:p>
                <draw:g>
                  <svg:desc>'TESTBENCH_metaheu_ls_vnd_bvns_ts__niter_10_search_greedy_init_random_memory_10_times4ave_25_maxs_1.0'.J2:'TESTBENCH_metaheu_ls_vnd_bvns_ts__niter_10_search_greedy_init_random_memory_10_times4ave_25_maxs_1.0'.J31</svg:desc>
                </draw:g>
              </table:table-cell>
              <table:table-cell office:value-type="float" office:value="905">
                <text:p>905</text:p>
                <draw:g>
                  <svg:desc>'TESTBENCH_metaheu_ls_vnd_bvns_ts__niter_10_search_greedy_init_random_memory_10_times4ave_25_maxs_1.0'.K2:'TESTBENCH_metaheu_ls_vnd_bvns_ts__niter_10_search_greedy_init_random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.75">
                <text:p>992.7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0.87">
                <text:p>970.8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1.58">
                <text:p>1041.5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2.61">
                <text:p>1002.6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4.8">
                <text:p>1004.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.42">
                <text:p>1000.4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.49">
                <text:p>990.4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7.46">
                <text:p>1037.4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2.57">
                <text:p>1022.5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6.1">
                <text:p>1016.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3.43">
                <text:p>1003.43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0.87">
                <text:p>1020.8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6.59">
                <text:p>1046.59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5.53">
                <text:p>1005.5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6.32">
                <text:p>1036.3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3.74">
                <text:p>993.7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3.79">
                <text:p>1013.7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83">
                <text:p>993.8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2.58">
                <text:p>1022.5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2.46">
                <text:p>1022.4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5.8">
                <text:p>985.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6.7">
                <text:p>1026.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1.73">
                <text:p>1011.7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4.78">
                <text:p>994.78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7.02">
                <text:p>997.0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9.31">
                <text:p>999.3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9.09">
                <text:p>1009.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.46">
                <text:p>986.4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6.39">
                <text:p>996.39</text:p>
              </table:table-cell>
              <table:table-cell office:value-type="float" office:value="889">
                <text:p>8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3cm" svg:height="9.006cm" xlink:href=".." xlink:type="simple" chart:class="chart:line" chart:style-name="ch1">
        <chart:title svg:x="1.43cm" svg:y="0.225cm" chart:style-name="ch2">
          <text:p>						30 nodes comparison
 niter=10, greedy, initial solution=random, memory in TS=10</text:p>
        </chart:title>
        <chart:legend chart:legend-position="bottom" svg:x="2.192cm" svg:y="8.407cm" style:legend-expansion="custom" chartooo:width="9.174cm" chartooo:height="0.598cm" style:legend-expansion-aspect-ratio="15.3411371237458" chart:style-name="ch3"/>
        <chart:plot-area chart:style-name="ch4" table:cell-range-address="'TESTBENCH_metaheu_ls_vnd_bvns_ts__niter_10_search_greedy_init_random_memory_10_times4ave_25_maxs_1.0'.M1:'TESTBENCH_metaheu_ls_vnd_bvns_ts__niter_10_search_greedy_init_random_memory_10_times4ave_25_maxs_1.0'.N31" chart:data-source-has-labels="row" svg:x="-0.377cm" svg:y="1.751cm" svg:width="14.189cm" svg:height="6.263cm">
          <chartooo:coordinate-region svg:x="0.615cm" svg:y="1.95cm" svg:width="13.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25_maxs_1.0'.M2:'TESTBENCH_metaheu_ls_vnd_bvns_ts__niter_10_search_greedy_init_random_memory_10_times4ave_25_maxs_1.0'.M31" chart:label-cell-address="'TESTBENCH_metaheu_ls_vnd_bvns_ts__niter_10_search_greedy_init_random_memory_10_times4ave_25_maxs_1.0'.M1:'TESTBENCH_metaheu_ls_vnd_bvns_ts__niter_10_search_greedy_init_random_memory_10_times4ave_25_maxs_1.0'.M1" chart:class="chart:line">
            <chart:data-point chart:repeated="30"/>
          </chart:series>
          <chart:series chart:style-name="ch8" chart:values-cell-range-address="'TESTBENCH_metaheu_ls_vnd_bvns_ts__niter_10_search_greedy_init_random_memory_10_times4ave_25_maxs_1.0'.N2:'TESTBENCH_metaheu_ls_vnd_bvns_ts__niter_10_search_greedy_init_random_memory_10_times4ave_25_maxs_1.0'.N31" chart:label-cell-address="'TESTBENCH_metaheu_ls_vnd_bvns_ts__niter_10_search_greedy_init_random_memory_10_times4ave_25_maxs_1.0'.N1:'TESTBENCH_metaheu_ls_vnd_bvns_ts__niter_10_search_greedy_init_random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25_maxs_1.0'.M1:'TESTBENCH_metaheu_ls_vnd_bvns_ts__niter_10_search_greedy_init_random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25_maxs_1.0'.N1:'TESTBENCH_metaheu_ls_vnd_bvns_ts__niter_10_search_greedy_init_random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5.08">
                <text:p>1595.08</text:p>
                <draw:g>
                  <svg:desc>'TESTBENCH_metaheu_ls_vnd_bvns_ts__niter_10_search_greedy_init_random_memory_10_times4ave_25_maxs_1.0'.M2:'TESTBENCH_metaheu_ls_vnd_bvns_ts__niter_10_search_greedy_init_random_memory_10_times4ave_25_maxs_1.0'.M31</svg:desc>
                </draw:g>
              </table:table-cell>
              <table:table-cell office:value-type="float" office:value="1355">
                <text:p>1355</text:p>
                <draw:g>
                  <svg:desc>'TESTBENCH_metaheu_ls_vnd_bvns_ts__niter_10_search_greedy_init_random_memory_10_times4ave_25_maxs_1.0'.N2:'TESTBENCH_metaheu_ls_vnd_bvns_ts__niter_10_search_greedy_init_random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5.62">
                <text:p>1715.6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3.73">
                <text:p>1693.7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.71">
                <text:p>1782.7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5.07">
                <text:p>1775.0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0.76">
                <text:p>1720.7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8.72">
                <text:p>1758.7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.51">
                <text:p>1750.5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8.7">
                <text:p>1748.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7.62">
                <text:p>1747.6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9.38">
                <text:p>1799.38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1.22">
                <text:p>1641.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0.1">
                <text:p>1780.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4.58">
                <text:p>1594.58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4.83">
                <text:p>1694.8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.02">
                <text:p>1750.02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7.48">
                <text:p>1747.48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0.6">
                <text:p>1790.6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3.01">
                <text:p>1703.0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8.18">
                <text:p>1828.1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1.9">
                <text:p>1781.9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8.1">
                <text:p>1718.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0.96">
                <text:p>1830.9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3.98">
                <text:p>1783.98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7.54">
                <text:p>1707.54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9.19">
                <text:p>1689.1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22.87">
                <text:p>1722.87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18.06">
                <text:p>1718.06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44.77">
                <text:p>1744.77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6.22">
                <text:p>1706.22</text:p>
              </table:table-cell>
              <table:table-cell office:value-type="float" office:value="1475">
                <text:p>14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3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25_maxs_1.0'.D1:'TESTBENCH_metaheu_ls_vnd_bvns_ts__niter_10_search_greedy_init_one2one_memory_10_times4ave_25_maxs_1.0'.D31 'TESTBENCH_metaheu_ls_vnd_bvns_ts__niter_10_search_greedy_init_one2one_memory_10_times4ave_25_maxs_1.0'.G1:'TESTBENCH_metaheu_ls_vnd_bvns_ts__niter_10_search_greedy_init_one2one_memory_10_times4ave_25_maxs_1.0'.G31 'TESTBENCH_metaheu_ls_vnd_bvns_ts__niter_10_search_greedy_init_one2one_memory_10_times4ave_25_maxs_1.0'.J1:'TESTBENCH_metaheu_ls_vnd_bvns_ts__niter_10_search_greedy_init_one2one_memory_10_times4ave_25_maxs_1.0'.J31 'TESTBENCH_metaheu_ls_vnd_bvns_ts__niter_10_search_greedy_init_one2one_memory_10_times4ave_25_maxs_1.0'.M1:'TESTBENCH_metaheu_ls_vnd_bvns_ts__niter_10_search_greedy_init_one2one_memory_10_times4ave_25_maxs_1.0'.M31" chart:data-source-has-labels="row" svg:x="0.644cm" svg:y="1.751cm" svg:width="34.598cm" svg:height="6.262cm">
          <chartooo:coordinate-region svg:x="1.636cm" svg:y="1.95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D2:'TESTBENCH_metaheu_ls_vnd_bvns_ts__niter_10_search_greedy_init_one2one_memory_10_times4ave_25_maxs_1.0'.D31" chart:label-cell-address="'TESTBENCH_metaheu_ls_vnd_bvns_ts__niter_10_search_greedy_init_one2one_memory_10_times4ave_25_maxs_1.0'.D1:'TESTBENCH_metaheu_ls_vnd_bvns_ts__niter_10_search_greedy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G2:'TESTBENCH_metaheu_ls_vnd_bvns_ts__niter_10_search_greedy_init_one2one_memory_10_times4ave_25_maxs_1.0'.G31" chart:label-cell-address="'TESTBENCH_metaheu_ls_vnd_bvns_ts__niter_10_search_greedy_init_one2one_memory_10_times4ave_25_maxs_1.0'.G1:'TESTBENCH_metaheu_ls_vnd_bvns_ts__niter_10_search_greedy_init_one2one_memory_10_times4ave_25_maxs_1.0'.G1" chart:class="chart:line">
            <chart:data-point chart:repeated="30"/>
          </chart:series>
          <chart:series chart:style-name="ch9" chart:values-cell-range-address="'TESTBENCH_metaheu_ls_vnd_bvns_ts__niter_10_search_greedy_init_one2one_memory_10_times4ave_25_maxs_1.0'.J2:'TESTBENCH_metaheu_ls_vnd_bvns_ts__niter_10_search_greedy_init_one2one_memory_10_times4ave_25_maxs_1.0'.J31" chart:label-cell-address="'TESTBENCH_metaheu_ls_vnd_bvns_ts__niter_10_search_greedy_init_one2one_memory_10_times4ave_25_maxs_1.0'.J1:'TESTBENCH_metaheu_ls_vnd_bvns_ts__niter_10_search_greedy_init_one2one_memory_10_times4ave_25_maxs_1.0'.J1" chart:class="chart:line">
            <chart:data-point chart:repeated="30"/>
          </chart:series>
          <chart:series chart:style-name="ch10" chart:values-cell-range-address="'TESTBENCH_metaheu_ls_vnd_bvns_ts__niter_10_search_greedy_init_one2one_memory_10_times4ave_25_maxs_1.0'.M2:'TESTBENCH_metaheu_ls_vnd_bvns_ts__niter_10_search_greedy_init_one2one_memory_10_times4ave_25_maxs_1.0'.M31" chart:label-cell-address="'TESTBENCH_metaheu_ls_vnd_bvns_ts__niter_10_search_greedy_init_one2one_memory_10_times4ave_25_maxs_1.0'.M1:'TESTBENCH_metaheu_ls_vnd_bvns_ts__niter_10_search_greedy_init_one2one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25_maxs_1.0'.D1:'TESTBENCH_metaheu_ls_vnd_bvns_ts__niter_10_search_greedy_init_one2one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25_maxs_1.0'.G1:'TESTBENCH_metaheu_ls_vnd_bvns_ts__niter_10_search_greedy_init_one2one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25_maxs_1.0'.J1:'TESTBENCH_metaheu_ls_vnd_bvns_ts__niter_10_search_greedy_init_one2one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25_maxs_1.0'.M1:'TESTBENCH_metaheu_ls_vnd_bvns_ts__niter_10_search_greedy_init_one2one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7.09">
                <text:p>2597.09</text:p>
                <draw:g>
                  <svg:desc>'TESTBENCH_metaheu_ls_vnd_bvns_ts__niter_10_search_greedy_init_one2one_memory_10_times4ave_25_maxs_1.0'.D2:'TESTBENCH_metaheu_ls_vnd_bvns_ts__niter_10_search_greedy_init_one2one_memory_10_times4ave_25_maxs_1.0'.D31</svg:desc>
                </draw:g>
              </table:table-cell>
              <table:table-cell office:value-type="float" office:value="1182.89">
                <text:p>1182.89</text:p>
                <draw:g>
                  <svg:desc>'TESTBENCH_metaheu_ls_vnd_bvns_ts__niter_10_search_greedy_init_one2one_memory_10_times4ave_25_maxs_1.0'.G2:'TESTBENCH_metaheu_ls_vnd_bvns_ts__niter_10_search_greedy_init_one2one_memory_10_times4ave_25_maxs_1.0'.G31</svg:desc>
                </draw:g>
              </table:table-cell>
              <table:table-cell office:value-type="float" office:value="1005.95">
                <text:p>1005.95</text:p>
                <draw:g>
                  <svg:desc>'TESTBENCH_metaheu_ls_vnd_bvns_ts__niter_10_search_greedy_init_one2one_memory_10_times4ave_25_maxs_1.0'.J2:'TESTBENCH_metaheu_ls_vnd_bvns_ts__niter_10_search_greedy_init_one2one_memory_10_times4ave_25_maxs_1.0'.J31</svg:desc>
                </draw:g>
              </table:table-cell>
              <table:table-cell office:value-type="float" office:value="1647.05">
                <text:p>1647.05</text:p>
                <draw:g>
                  <svg:desc>'TESTBENCH_metaheu_ls_vnd_bvns_ts__niter_10_search_greedy_init_one2one_memory_10_times4ave_25_maxs_1.0'.M2:'TESTBENCH_metaheu_ls_vnd_bvns_ts__niter_10_search_greedy_init_one2one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5.04">
                <text:p>2905.04</text:p>
              </table:table-cell>
              <table:table-cell office:value-type="float" office:value="1218.33">
                <text:p>1218.33</text:p>
              </table:table-cell>
              <table:table-cell office:value-type="float" office:value="989.17">
                <text:p>989.17</text:p>
              </table:table-cell>
              <table:table-cell office:value-type="float" office:value="1816.53">
                <text:p>1816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59.97">
                <text:p>2959.97</text:p>
              </table:table-cell>
              <table:table-cell office:value-type="float" office:value="1198.47">
                <text:p>1198.47</text:p>
              </table:table-cell>
              <table:table-cell office:value-type="float" office:value="982.43">
                <text:p>982.43</text:p>
              </table:table-cell>
              <table:table-cell office:value-type="float" office:value="1809.01">
                <text:p>1809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5.77">
                <text:p>3015.77</text:p>
              </table:table-cell>
              <table:table-cell office:value-type="float" office:value="1250.29">
                <text:p>1250.29</text:p>
              </table:table-cell>
              <table:table-cell office:value-type="float" office:value="1038.42">
                <text:p>1038.42</text:p>
              </table:table-cell>
              <table:table-cell office:value-type="float" office:value="1875.21">
                <text:p>1875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8.57">
                <text:p>3048.57</text:p>
              </table:table-cell>
              <table:table-cell office:value-type="float" office:value="1212.06">
                <text:p>1212.06</text:p>
              </table:table-cell>
              <table:table-cell office:value-type="float" office:value="1007.88">
                <text:p>1007.88</text:p>
              </table:table-cell>
              <table:table-cell office:value-type="float" office:value="1889.12">
                <text:p>1889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3.52">
                <text:p>2883.52</text:p>
              </table:table-cell>
              <table:table-cell office:value-type="float" office:value="1220.62">
                <text:p>1220.62</text:p>
              </table:table-cell>
              <table:table-cell office:value-type="float" office:value="1014.53">
                <text:p>1014.53</text:p>
              </table:table-cell>
              <table:table-cell office:value-type="float" office:value="1819.36">
                <text:p>1819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4.27">
                <text:p>3024.27</text:p>
              </table:table-cell>
              <table:table-cell office:value-type="float" office:value="1216.04">
                <text:p>1216.04</text:p>
              </table:table-cell>
              <table:table-cell office:value-type="float" office:value="1013.81">
                <text:p>1013.81</text:p>
              </table:table-cell>
              <table:table-cell office:value-type="float" office:value="1837.78">
                <text:p>1837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5.48">
                <text:p>3015.48</text:p>
              </table:table-cell>
              <table:table-cell office:value-type="float" office:value="1219.06">
                <text:p>1219.06</text:p>
              </table:table-cell>
              <table:table-cell office:value-type="float" office:value="998.07">
                <text:p>998.07</text:p>
              </table:table-cell>
              <table:table-cell office:value-type="float" office:value="1841.46">
                <text:p>1841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2.41">
                <text:p>2982.41</text:p>
              </table:table-cell>
              <table:table-cell office:value-type="float" office:value="1268.9">
                <text:p>1268.9</text:p>
              </table:table-cell>
              <table:table-cell office:value-type="float" office:value="1042.14">
                <text:p>1042.14</text:p>
              </table:table-cell>
              <table:table-cell office:value-type="float" office:value="1849.28">
                <text:p>1849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5.66">
                <text:p>3095.66</text:p>
              </table:table-cell>
              <table:table-cell office:value-type="float" office:value="1221.66">
                <text:p>1221.66</text:p>
              </table:table-cell>
              <table:table-cell office:value-type="float" office:value="1031.94">
                <text:p>1031.94</text:p>
              </table:table-cell>
              <table:table-cell office:value-type="float" office:value="1843.61">
                <text:p>1843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46.86">
                <text:p>3146.86</text:p>
              </table:table-cell>
              <table:table-cell office:value-type="float" office:value="1237.06">
                <text:p>1237.06</text:p>
              </table:table-cell>
              <table:table-cell office:value-type="float" office:value="1015.68">
                <text:p>1015.68</text:p>
              </table:table-cell>
              <table:table-cell office:value-type="float" office:value="1906.57">
                <text:p>1906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25.32">
                <text:p>2925.32</text:p>
              </table:table-cell>
              <table:table-cell office:value-type="float" office:value="1211.63">
                <text:p>1211.63</text:p>
              </table:table-cell>
              <table:table-cell office:value-type="float" office:value="1001.48">
                <text:p>1001.48</text:p>
              </table:table-cell>
              <table:table-cell office:value-type="float" office:value="1776.94">
                <text:p>1776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.58">
                <text:p>3100.58</text:p>
              </table:table-cell>
              <table:table-cell office:value-type="float" office:value="1239.98">
                <text:p>1239.98</text:p>
              </table:table-cell>
              <table:table-cell office:value-type="float" office:value="1021.01">
                <text:p>1021.01</text:p>
              </table:table-cell>
              <table:table-cell office:value-type="float" office:value="1856.51">
                <text:p>1856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6.3">
                <text:p>2736.3</text:p>
              </table:table-cell>
              <table:table-cell office:value-type="float" office:value="1244.07">
                <text:p>1244.07</text:p>
              </table:table-cell>
              <table:table-cell office:value-type="float" office:value="1050.16">
                <text:p>1050.16</text:p>
              </table:table-cell>
              <table:table-cell office:value-type="float" office:value="1690.56">
                <text:p>1690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7.42">
                <text:p>2867.42</text:p>
              </table:table-cell>
              <table:table-cell office:value-type="float" office:value="1229.24">
                <text:p>1229.24</text:p>
              </table:table-cell>
              <table:table-cell office:value-type="float" office:value="1009.7">
                <text:p>1009.7</text:p>
              </table:table-cell>
              <table:table-cell office:value-type="float" office:value="1798.58">
                <text:p>1798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74.37">
                <text:p>2974.37</text:p>
              </table:table-cell>
              <table:table-cell office:value-type="float" office:value="1233.39">
                <text:p>1233.39</text:p>
              </table:table-cell>
              <table:table-cell office:value-type="float" office:value="1039.02">
                <text:p>1039.02</text:p>
              </table:table-cell>
              <table:table-cell office:value-type="float" office:value="1849.64">
                <text:p>1849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7.69">
                <text:p>2927.69</text:p>
              </table:table-cell>
              <table:table-cell office:value-type="float" office:value="1175.12">
                <text:p>1175.12</text:p>
              </table:table-cell>
              <table:table-cell office:value-type="float" office:value="1002.21">
                <text:p>1002.21</text:p>
              </table:table-cell>
              <table:table-cell office:value-type="float" office:value="1845.46">
                <text:p>1845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0.12">
                <text:p>3020.12</text:p>
              </table:table-cell>
              <table:table-cell office:value-type="float" office:value="1230.07">
                <text:p>1230.07</text:p>
              </table:table-cell>
              <table:table-cell office:value-type="float" office:value="1028.73">
                <text:p>1028.73</text:p>
              </table:table-cell>
              <table:table-cell office:value-type="float" office:value="1918.66">
                <text:p>191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9.59">
                <text:p>2939.59</text:p>
              </table:table-cell>
              <table:table-cell office:value-type="float" office:value="1209.54">
                <text:p>1209.54</text:p>
              </table:table-cell>
              <table:table-cell office:value-type="float" office:value="1008.25">
                <text:p>1008.25</text:p>
              </table:table-cell>
              <table:table-cell office:value-type="float" office:value="1798.13">
                <text:p>1798.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39.36">
                <text:p>3139.36</text:p>
              </table:table-cell>
              <table:table-cell office:value-type="float" office:value="1222.93">
                <text:p>1222.93</text:p>
              </table:table-cell>
              <table:table-cell office:value-type="float" office:value="1012.92">
                <text:p>1012.92</text:p>
              </table:table-cell>
              <table:table-cell office:value-type="float" office:value="1939.83">
                <text:p>1939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4.71">
                <text:p>3014.71</text:p>
              </table:table-cell>
              <table:table-cell office:value-type="float" office:value="1240.11">
                <text:p>1240.11</text:p>
              </table:table-cell>
              <table:table-cell office:value-type="float" office:value="1028.78">
                <text:p>1028.78</text:p>
              </table:table-cell>
              <table:table-cell office:value-type="float" office:value="1887.66">
                <text:p>1887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4.34">
                <text:p>3004.34</text:p>
              </table:table-cell>
              <table:table-cell office:value-type="float" office:value="1188.59">
                <text:p>1188.59</text:p>
              </table:table-cell>
              <table:table-cell office:value-type="float" office:value="989.41">
                <text:p>989.41</text:p>
              </table:table-cell>
              <table:table-cell office:value-type="float" office:value="1828.53">
                <text:p>1828.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8.16">
                <text:p>3158.16</text:p>
              </table:table-cell>
              <table:table-cell office:value-type="float" office:value="1225.24">
                <text:p>1225.24</text:p>
              </table:table-cell>
              <table:table-cell office:value-type="float" office:value="1038.47">
                <text:p>1038.47</text:p>
              </table:table-cell>
              <table:table-cell office:value-type="float" office:value="1952.51">
                <text:p>1952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5.83">
                <text:p>3005.83</text:p>
              </table:table-cell>
              <table:table-cell office:value-type="float" office:value="1232.86">
                <text:p>1232.86</text:p>
              </table:table-cell>
              <table:table-cell office:value-type="float" office:value="1013.91">
                <text:p>1013.91</text:p>
              </table:table-cell>
              <table:table-cell office:value-type="float" office:value="1852.59">
                <text:p>1852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4.23">
                <text:p>2874.23</text:p>
              </table:table-cell>
              <table:table-cell office:value-type="float" office:value="1217.44">
                <text:p>1217.44</text:p>
              </table:table-cell>
              <table:table-cell office:value-type="float" office:value="1003.65">
                <text:p>1003.65</text:p>
              </table:table-cell>
              <table:table-cell office:value-type="float" office:value="1820.39">
                <text:p>1820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3.99">
                <text:p>2903.99</text:p>
              </table:table-cell>
              <table:table-cell office:value-type="float" office:value="1187.26">
                <text:p>1187.26</text:p>
              </table:table-cell>
              <table:table-cell office:value-type="float" office:value="980.8">
                <text:p>980.8</text:p>
              </table:table-cell>
              <table:table-cell office:value-type="float" office:value="1781.42">
                <text:p>1781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9.68">
                <text:p>2949.68</text:p>
              </table:table-cell>
              <table:table-cell office:value-type="float" office:value="1193.2">
                <text:p>1193.2</text:p>
              </table:table-cell>
              <table:table-cell office:value-type="float" office:value="991.02">
                <text:p>991.02</text:p>
              </table:table-cell>
              <table:table-cell office:value-type="float" office:value="1796.09">
                <text:p>1796.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.2">
                <text:p>2900.2</text:p>
              </table:table-cell>
              <table:table-cell office:value-type="float" office:value="1229.55">
                <text:p>1229.55</text:p>
              </table:table-cell>
              <table:table-cell office:value-type="float" office:value="1005.23">
                <text:p>1005.23</text:p>
              </table:table-cell>
              <table:table-cell office:value-type="float" office:value="1794.92">
                <text:p>1794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4.46">
                <text:p>2894.46</text:p>
              </table:table-cell>
              <table:table-cell office:value-type="float" office:value="1204.48">
                <text:p>1204.48</text:p>
              </table:table-cell>
              <table:table-cell office:value-type="float" office:value="1001.17">
                <text:p>1001.17</text:p>
              </table:table-cell>
              <table:table-cell office:value-type="float" office:value="1793.56">
                <text:p>1793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28.01">
                <text:p>2928.01</text:p>
              </table:table-cell>
              <table:table-cell office:value-type="float" office:value="1195.96">
                <text:p>1195.96</text:p>
              </table:table-cell>
              <table:table-cell office:value-type="float" office:value="997.01">
                <text:p>997.01</text:p>
              </table:table-cell>
              <table:table-cell office:value-type="float" office:value="1805.85">
                <text:p>1805.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3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25_maxs_1.0'.E1:'TESTBENCH_metaheu_ls_vnd_bvns_ts__niter_10_search_greedy_init_one2one_memory_10_times4ave_25_maxs_1.0'.E31 'TESTBENCH_metaheu_ls_vnd_bvns_ts__niter_10_search_greedy_init_one2one_memory_10_times4ave_25_maxs_1.0'.H1:'TESTBENCH_metaheu_ls_vnd_bvns_ts__niter_10_search_greedy_init_one2one_memory_10_times4ave_25_maxs_1.0'.H31 'TESTBENCH_metaheu_ls_vnd_bvns_ts__niter_10_search_greedy_init_one2one_memory_10_times4ave_25_maxs_1.0'.K1:'TESTBENCH_metaheu_ls_vnd_bvns_ts__niter_10_search_greedy_init_one2one_memory_10_times4ave_25_maxs_1.0'.K31 'TESTBENCH_metaheu_ls_vnd_bvns_ts__niter_10_search_greedy_init_one2one_memory_10_times4ave_25_maxs_1.0'.N1:'TESTBENCH_metaheu_ls_vnd_bvns_ts__niter_10_search_greedy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25_maxs_1.0'.E2:'TESTBENCH_metaheu_ls_vnd_bvns_ts__niter_10_search_greedy_init_one2one_memory_10_times4ave_25_maxs_1.0'.E31" chart:label-cell-address="'TESTBENCH_metaheu_ls_vnd_bvns_ts__niter_10_search_greedy_init_one2one_memory_10_times4ave_25_maxs_1.0'.E1:'TESTBENCH_metaheu_ls_vnd_bvns_ts__niter_10_search_greedy_init_one2one_memory_10_times4ave_25_maxs_1.0'.E1" chart:class="chart:line">
            <chart:data-point chart:repeated="30"/>
          </chart:series>
          <chart:series chart:style-name="ch8" chart:values-cell-range-address="'TESTBENCH_metaheu_ls_vnd_bvns_ts__niter_10_search_greedy_init_one2one_memory_10_times4ave_25_maxs_1.0'.H2:'TESTBENCH_metaheu_ls_vnd_bvns_ts__niter_10_search_greedy_init_one2one_memory_10_times4ave_25_maxs_1.0'.H31" chart:label-cell-address="'TESTBENCH_metaheu_ls_vnd_bvns_ts__niter_10_search_greedy_init_one2one_memory_10_times4ave_25_maxs_1.0'.H1:'TESTBENCH_metaheu_ls_vnd_bvns_ts__niter_10_search_greedy_init_one2one_memory_10_times4ave_25_maxs_1.0'.H1" chart:class="chart:line">
            <chart:data-point chart:repeated="30"/>
          </chart:series>
          <chart:series chart:style-name="ch9" chart:values-cell-range-address="'TESTBENCH_metaheu_ls_vnd_bvns_ts__niter_10_search_greedy_init_one2one_memory_10_times4ave_25_maxs_1.0'.K2:'TESTBENCH_metaheu_ls_vnd_bvns_ts__niter_10_search_greedy_init_one2one_memory_10_times4ave_25_maxs_1.0'.K31" chart:label-cell-address="'TESTBENCH_metaheu_ls_vnd_bvns_ts__niter_10_search_greedy_init_one2one_memory_10_times4ave_25_maxs_1.0'.K1:'TESTBENCH_metaheu_ls_vnd_bvns_ts__niter_10_search_greedy_init_one2one_memory_10_times4ave_25_maxs_1.0'.K1" chart:class="chart:line">
            <chart:data-point chart:repeated="30"/>
          </chart:series>
          <chart:series chart:style-name="ch10" chart:values-cell-range-address="'TESTBENCH_metaheu_ls_vnd_bvns_ts__niter_10_search_greedy_init_one2one_memory_10_times4ave_25_maxs_1.0'.N2:'TESTBENCH_metaheu_ls_vnd_bvns_ts__niter_10_search_greedy_init_one2one_memory_10_times4ave_25_maxs_1.0'.N31" chart:label-cell-address="'TESTBENCH_metaheu_ls_vnd_bvns_ts__niter_10_search_greedy_init_one2one_memory_10_times4ave_25_maxs_1.0'.N1:'TESTBENCH_metaheu_ls_vnd_bvns_ts__niter_10_search_greedy_init_one2one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25_maxs_1.0'.E1:'TESTBENCH_metaheu_ls_vnd_bvns_ts__niter_10_search_greedy_init_one2one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25_maxs_1.0'.H1:'TESTBENCH_metaheu_ls_vnd_bvns_ts__niter_10_search_greedy_init_one2one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25_maxs_1.0'.K1:'TESTBENCH_metaheu_ls_vnd_bvns_ts__niter_10_search_greedy_init_one2one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25_maxs_1.0'.N1:'TESTBENCH_metaheu_ls_vnd_bvns_ts__niter_10_search_greedy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">
                <text:p>1999</text:p>
                <draw:g>
                  <svg:desc>'TESTBENCH_metaheu_ls_vnd_bvns_ts__niter_10_search_greedy_init_one2one_memory_10_times4ave_25_maxs_1.0'.E2:'TESTBENCH_metaheu_ls_vnd_bvns_ts__niter_10_search_greedy_init_one2one_memory_10_times4ave_25_maxs_1.0'.E31</svg:desc>
                </draw:g>
              </table:table-cell>
              <table:table-cell office:value-type="float" office:value="964">
                <text:p>964</text:p>
                <draw:g>
                  <svg:desc>'TESTBENCH_metaheu_ls_vnd_bvns_ts__niter_10_search_greedy_init_one2one_memory_10_times4ave_25_maxs_1.0'.H2:'TESTBENCH_metaheu_ls_vnd_bvns_ts__niter_10_search_greedy_init_one2one_memory_10_times4ave_25_maxs_1.0'.H31</svg:desc>
                </draw:g>
              </table:table-cell>
              <table:table-cell office:value-type="float" office:value="920">
                <text:p>920</text:p>
                <draw:g>
                  <svg:desc>'TESTBENCH_metaheu_ls_vnd_bvns_ts__niter_10_search_greedy_init_one2one_memory_10_times4ave_25_maxs_1.0'.K2:'TESTBENCH_metaheu_ls_vnd_bvns_ts__niter_10_search_greedy_init_one2one_memory_10_times4ave_25_maxs_1.0'.K31</svg:desc>
                </draw:g>
              </table:table-cell>
              <table:table-cell office:value-type="float" office:value="1422">
                <text:p>1422</text:p>
                <draw:g>
                  <svg:desc>'TESTBENCH_metaheu_ls_vnd_bvns_ts__niter_10_search_greedy_init_one2one_memory_10_times4ave_25_maxs_1.0'.N2:'TESTBENCH_metaheu_ls_vnd_bvns_ts__niter_10_search_greedy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8">
                <text:p>2028</text:p>
              </table:table-cell>
              <table:table-cell office:value-type="float" office:value="1004">
                <text:p>1004</text:p>
              </table:table-cell>
              <table:table-cell office:value-type="float" office:value="866">
                <text:p>866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1">
                <text:p>1891</text:p>
              </table:table-cell>
              <table:table-cell office:value-type="float" office:value="989">
                <text:p>989</text:p>
              </table:table-cell>
              <table:table-cell office:value-type="float" office:value="895">
                <text:p>895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7">
                <text:p>2257</text:p>
              </table:table-cell>
              <table:table-cell office:value-type="float" office:value="1061">
                <text:p>1061</text:p>
              </table:table-cell>
              <table:table-cell office:value-type="float" office:value="929">
                <text:p>929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29">
                <text:p>1829</text:p>
              </table:table-cell>
              <table:table-cell office:value-type="float" office:value="995">
                <text:p>995</text:p>
              </table:table-cell>
              <table:table-cell office:value-type="float" office:value="912">
                <text:p>912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6">
                <text:p>2046</text:p>
              </table:table-cell>
              <table:table-cell office:value-type="float" office:value="1007">
                <text:p>1007</text:p>
              </table:table-cell>
              <table:table-cell office:value-type="float" office:value="920">
                <text:p>920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8">
                <text:p>2058</text:p>
              </table:table-cell>
              <table:table-cell office:value-type="float" office:value="1031">
                <text:p>1031</text:p>
              </table:table-cell>
              <table:table-cell office:value-type="float" office:value="910">
                <text:p>910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5">
                <text:p>2205</text:p>
              </table:table-cell>
              <table:table-cell office:value-type="float" office:value="1043">
                <text:p>1043</text:p>
              </table:table-cell>
              <table:table-cell office:value-type="float" office:value="917">
                <text:p>91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3">
                <text:p>2223</text:p>
              </table:table-cell>
              <table:table-cell office:value-type="float" office:value="1105">
                <text:p>1105</text:p>
              </table:table-cell>
              <table:table-cell office:value-type="float" office:value="923">
                <text:p>92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10">
                <text:p>2110</text:p>
              </table:table-cell>
              <table:table-cell office:value-type="float" office:value="1020">
                <text:p>1020</text:p>
              </table:table-cell>
              <table:table-cell office:value-type="float" office:value="952">
                <text:p>952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69">
                <text:p>2269</text:p>
              </table:table-cell>
              <table:table-cell office:value-type="float" office:value="982">
                <text:p>982</text:p>
              </table:table-cell>
              <table:table-cell office:value-type="float" office:value="913">
                <text:p>913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1">
                <text:p>1941</text:p>
              </table:table-cell>
              <table:table-cell office:value-type="float" office:value="1020">
                <text:p>1020</text:p>
              </table:table-cell>
              <table:table-cell office:value-type="float" office:value="902">
                <text:p>90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2">
                <text:p>2062</text:p>
              </table:table-cell>
              <table:table-cell office:value-type="float" office:value="970">
                <text:p>970</text:p>
              </table:table-cell>
              <table:table-cell office:value-type="float" office:value="881">
                <text:p>88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6">
                <text:p>1816</text:p>
              </table:table-cell>
              <table:table-cell office:value-type="float" office:value="1014">
                <text:p>1014</text:p>
              </table:table-cell>
              <table:table-cell office:value-type="float" office:value="954">
                <text:p>95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7">
                <text:p>1887</text:p>
              </table:table-cell>
              <table:table-cell office:value-type="float" office:value="1008">
                <text:p>1008</text:p>
              </table:table-cell>
              <table:table-cell office:value-type="float" office:value="892">
                <text:p>89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12">
                <text:p>2112</text:p>
              </table:table-cell>
              <table:table-cell office:value-type="float" office:value="1037">
                <text:p>1037</text:p>
              </table:table-cell>
              <table:table-cell office:value-type="float" office:value="925">
                <text:p>925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1">
                <text:p>2051</text:p>
              </table:table-cell>
              <table:table-cell office:value-type="float" office:value="1011">
                <text:p>1011</text:p>
              </table:table-cell>
              <table:table-cell office:value-type="float" office:value="913">
                <text:p>913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5">
                <text:p>2025</text:p>
              </table:table-cell>
              <table:table-cell office:value-type="float" office:value="1017">
                <text:p>1017</text:p>
              </table:table-cell>
              <table:table-cell office:value-type="float" office:value="904">
                <text:p>904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2">
                <text:p>2202</text:p>
              </table:table-cell>
              <table:table-cell office:value-type="float" office:value="1040">
                <text:p>1040</text:p>
              </table:table-cell>
              <table:table-cell office:value-type="float" office:value="912">
                <text:p>91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2">
                <text:p>2302</text:p>
              </table:table-cell>
              <table:table-cell office:value-type="float" office:value="1010">
                <text:p>1010</text:p>
              </table:table-cell>
              <table:table-cell office:value-type="float" office:value="920">
                <text:p>9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18">
                <text:p>2118</text:p>
              </table:table-cell>
              <table:table-cell office:value-type="float" office:value="1032">
                <text:p>1032</text:p>
              </table:table-cell>
              <table:table-cell office:value-type="float" office:value="919">
                <text:p>919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8">
                <text:p>1908</text:p>
              </table:table-cell>
              <table:table-cell office:value-type="float" office:value="957">
                <text:p>957</text:p>
              </table:table-cell>
              <table:table-cell office:value-type="float" office:value="858">
                <text:p>85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8">
                <text:p>2028</text:p>
              </table:table-cell>
              <table:table-cell office:value-type="float" office:value="1031">
                <text:p>1031</text:p>
              </table:table-cell>
              <table:table-cell office:value-type="float" office:value="939">
                <text:p>939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2">
                <text:p>2172</text:p>
              </table:table-cell>
              <table:table-cell office:value-type="float" office:value="1055">
                <text:p>1055</text:p>
              </table:table-cell>
              <table:table-cell office:value-type="float" office:value="902">
                <text:p>902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968">
                <text:p>968</text:p>
              </table:table-cell>
              <table:table-cell office:value-type="float" office:value="911">
                <text:p>91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4">
                <text:p>2034</text:p>
              </table:table-cell>
              <table:table-cell office:value-type="float" office:value="986">
                <text:p>986</text:p>
              </table:table-cell>
              <table:table-cell office:value-type="float" office:value="877">
                <text:p>877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5">
                <text:p>2175</text:p>
              </table:table-cell>
              <table:table-cell office:value-type="float" office:value="995">
                <text:p>995</text:p>
              </table:table-cell>
              <table:table-cell office:value-type="float" office:value="899">
                <text:p>89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9">
                <text:p>2089</text:p>
              </table:table-cell>
              <table:table-cell office:value-type="float" office:value="1035">
                <text:p>1035</text:p>
              </table:table-cell>
              <table:table-cell office:value-type="float" office:value="877">
                <text:p>877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97">
                <text:p>2197</text:p>
              </table:table-cell>
              <table:table-cell office:value-type="float" office:value="991">
                <text:p>991</text:p>
              </table:table-cell>
              <table:table-cell office:value-type="float" office:value="914">
                <text:p>914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3">
                <text:p>2083</text:p>
              </table:table-cell>
              <table:table-cell office:value-type="float" office:value="1019">
                <text:p>1019</text:p>
              </table:table-cell>
              <table:table-cell office:value-type="float" office:value="866">
                <text:p>86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